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fo:color="#FF0000"/>
    </style:style>
    <style:style style:name="ce3" style:family="table-cell" style:parent-style-name="Default" style:data-style-name="N0">
      <style:text-properties fo:color="#000000" style:font-name="Courier New" style:font-name-asian="Courier New" style:font-name-complex="Courier New" fo:font-size="9pt" style:font-size-asian="9pt" style:font-size-complex="9pt" fo:font-style="italic" style:font-style-asian="italic" style:font-style-complex="italic" style:font-family-generic="modern"/>
    </style:style>
    <style:style style:name="ce4" style:family="table-cell" style:parent-style-name="Default" style:data-style-name="N0">
      <style:text-properties fo:color="#000000" style:font-name="Courier New" style:font-name-asian="Courier New" style:font-name-complex="Courier New" fo:font-size="9pt" style:font-size-asian="9pt" style:font-size-complex="9pt" style:font-family-generic="modern"/>
    </style:style>
    <style:style style:name="T1" style:family="text" style:parent-style-name="Default">
      <style:text-properties fo:color="#000000" style:text-line-through-style="none" style:font-name="Courier New" style:font-name-asian="Courier New" style:font-name-complex="Courier Ne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00" style:text-line-through-style="none" style:font-name="Courier New" style:font-name-asian="Courier New" style:font-name-complex="Courier Ne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2017-11-24 17:36:07.962</text:p>
          </table:table-cell>
          <table:table-cell office:value-type="string" table:style-name="ce1">
            <text:p>2017-11-24 18:07:21.602</text:p>
          </table:table-cell>
          <table:table-cell table:number-columns-repeated="2" table:style-name="ce1"/>
          <table:table-cell office:value-type="string" table:style-name="ce3">
            <text:p>printLevenshteinDistanceSimilarity<text:span text:style-name="T1">(levenshteinDistance,<text:s/></text:span><text:span text:style-name="T2">"</text:span></text:p>
          </table:table-cell>
          <table:table-cell office:value-type="string" table:style-name="ce4">
            <text:p><text:span text:style-name="T2">"</text:span>,<text:s/><text:span text:style-name="T2">"</text:span></text:p>
          </table:table-cell>
          <table:table-cell office:value-type="string" table:style-name="ce4">
            <text:p><text:span text:style-name="T2">"</text:span>);</text:p>
          </table:table-cell>
          <table:table-cell office:value-type="string" office:string-value="AMT" table:formula="msoxl:=B13" table:style-name="ce3">
            <text:p>AMT</text:p>
          </table:table-cell>
          <table:table-cell table:number-columns-repeated="8" table:style-name="ce3"/>
          <table:table-cell table:number-columns-repeated="16365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1111, rue Saint-Urbain, bureau 111, H2Z 1Y6</text:p>
          </table:table-cell>
          <table:table-cell table:style-name="ce1"/>
          <table:table-cell office:value-type="string" table:style-name="ce1">
            <text:p>2017-11-24 17:51:41.644</text:p>
          </table:table-cell>
          <table:table-cell office:value-type="string" table:style-name="ce1">
            <text:p>2017-11-24 17:51:57.94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1111, rue Saint-Urbain, bureau 111, H2Z 1Y6&quot;);" table:formula="msoxl:=$H$1&amp;$K$1&amp;$I$1&amp;B2&amp;$J$1" table:style-name="ce1">
            <text:p>printLevenshteinDistanceSimilarity(levenshteinDistance, "AMT", "1111, rue Saint-Urbain, bureau 111, H2Z 1Y6");</text:p>
          </table:table-cell>
          <table:table-cell table:number-columns-repeated="16376" table:style-name="ce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123 Front St West</text:p>
          </table:table-cell>
          <table:table-cell table:style-name="ce1"/>
          <table:table-cell office:value-type="string" table:style-name="ce1">
            <text:p>2017-11-24 18:04:19.595</text:p>
          </table:table-cell>
          <table:table-cell office:value-type="string" table:style-name="ce1">
            <text:p>2017-11-24 18:04:19.60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123 Front St West&quot;);" table:formula="msoxl:=$H$1&amp;$K$1&amp;$I$1&amp;B3&amp;$J$1" table:style-name="ce1">
            <text:p>printLevenshteinDistanceSimilarity(levenshteinDistance, "AMT", "123 Front St West");</text:p>
          </table:table-cell>
          <table:table-cell table:number-columns-repeated="16376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1074" table:style-name="ce1">
            <text:p>41074</text:p>
          </table:table-cell>
          <table:table-cell table:style-name="ce1"/>
          <table:table-cell office:value-type="string" table:style-name="ce1">
            <text:p>2017-11-24 17:38:59.529</text:p>
          </table:table-cell>
          <table:table-cell office:value-type="string" table:style-name="ce1">
            <text:p>2017-11-24 17:38:59.54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41074&quot;);" table:formula="msoxl:=$H$1&amp;$K$1&amp;$I$1&amp;B4&amp;$J$1" table:style-name="ce1">
            <text:p>printLevenshteinDistanceSimilarity(levenshteinDistance, "AMT", "41074");</text:p>
          </table:table-cell>
          <table:table-cell table:number-columns-repeated="16376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1078" table:style-name="ce1">
            <text:p>41078</text:p>
          </table:table-cell>
          <table:table-cell table:style-name="ce1"/>
          <table:table-cell office:value-type="string" table:style-name="ce1">
            <text:p>2017-11-24 17:39:00.565</text:p>
          </table:table-cell>
          <table:table-cell office:value-type="string" table:style-name="ce1">
            <text:p>2017-11-24 17:39:00.59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41078&quot;);" table:formula="msoxl:=$H$1&amp;$K$1&amp;$I$1&amp;B5&amp;$J$1" table:style-name="ce1">
            <text:p>printLevenshteinDistanceSimilarity(levenshteinDistance, "AMT", "41078");</text:p>
          </table:table-cell>
          <table:table-cell table:number-columns-repeated="16376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1080" table:style-name="ce1">
            <text:p>41080</text:p>
          </table:table-cell>
          <table:table-cell table:style-name="ce1"/>
          <table:table-cell office:value-type="string" table:style-name="ce1">
            <text:p>2017-11-24 17:39:00.813</text:p>
          </table:table-cell>
          <table:table-cell office:value-type="string" table:style-name="ce1">
            <text:p>2017-11-24 17:39:00.81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41080&quot;);" table:formula="msoxl:=$H$1&amp;$K$1&amp;$I$1&amp;B6&amp;$J$1" table:style-name="ce1">
            <text:p>printLevenshteinDistanceSimilarity(levenshteinDistance, "AMT", "41080");</text:p>
          </table:table-cell>
          <table:table-cell table:number-columns-repeated="16376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1085" table:style-name="ce1">
            <text:p>41085</text:p>
          </table:table-cell>
          <table:table-cell table:style-name="ce1"/>
          <table:table-cell office:value-type="string" table:style-name="ce1">
            <text:p>2017-11-24 17:39:01.709</text:p>
          </table:table-cell>
          <table:table-cell office:value-type="string" table:style-name="ce1">
            <text:p>2017-11-24 17:39:01.7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41085&quot;);" table:formula="msoxl:=$H$1&amp;$K$1&amp;$I$1&amp;B7&amp;$J$1" table:style-name="ce1">
            <text:p>printLevenshteinDistanceSimilarity(levenshteinDistance, "AMT", "41085");</text:p>
          </table:table-cell>
          <table:table-cell table:number-columns-repeated="16376" table:style-name="ce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8000 ch de la Savane J3Y 8Y9</text:p>
          </table:table-cell>
          <table:table-cell table:style-name="ce1"/>
          <table:table-cell office:value-type="string" table:style-name="ce1">
            <text:p>2017-11-24 18:06:02.249</text:p>
          </table:table-cell>
          <table:table-cell office:value-type="string" table:style-name="ce1">
            <text:p>2017-11-24 18:06:37.75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8000 ch de la Savane J3Y 8Y9&quot;);" table:formula="msoxl:=$H$1&amp;$K$1&amp;$I$1&amp;B8&amp;$J$1" table:style-name="ce1">
            <text:p>printLevenshteinDistanceSimilarity(levenshteinDistance, "AMT", "8000 ch de la Savane J3Y 8Y9");</text:p>
          </table:table-cell>
          <table:table-cell table:number-columns-repeated="16376" table:style-name="ce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A Votre Sante</text:p>
          </table:table-cell>
          <table:table-cell table:style-name="ce1"/>
          <table:table-cell office:value-type="string" table:style-name="ce1">
            <text:p>2017-11-24 17:47:16.202</text:p>
          </table:table-cell>
          <table:table-cell office:value-type="string" table:style-name="ce1">
            <text:p>2017-11-24 17:51:02.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 Votre Sante&quot;);" table:formula="msoxl:=$H$1&amp;$K$1&amp;$I$1&amp;B9&amp;$J$1" table:style-name="ce1">
            <text:p>printLevenshteinDistanceSimilarity(levenshteinDistance, "AMT", "A Votre Sante");</text:p>
          </table:table-cell>
          <table:table-cell table:number-columns-repeated="16376" table:style-name="ce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A&amp;W</text:p>
          </table:table-cell>
          <table:table-cell table:style-name="ce1"/>
          <table:table-cell office:value-type="string" table:style-name="ce1">
            <text:p>2017-11-24 17:44:46.869</text:p>
          </table:table-cell>
          <table:table-cell office:value-type="string" table:style-name="ce1">
            <text:p>2017-11-24 18:03:16.89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&amp;W&quot;);" table:formula="msoxl:=$H$1&amp;$K$1&amp;$I$1&amp;B10&amp;$J$1" table:style-name="ce1">
            <text:p>printLevenshteinDistanceSimilarity(levenshteinDistance, "AMT", "A&amp;W");</text:p>
          </table:table-cell>
          <table:table-cell table:number-columns-repeated="16376" table:style-name="ce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ADESA</text:p>
          </table:table-cell>
          <table:table-cell table:style-name="ce1"/>
          <table:table-cell office:value-type="string" table:style-name="ce1">
            <text:p>2017-11-24 17:38:35.345</text:p>
          </table:table-cell>
          <table:table-cell office:value-type="string" table:style-name="ce1">
            <text:p>2017-11-24 17:38:35.51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DESA&quot;);" table:formula="msoxl:=$H$1&amp;$K$1&amp;$I$1&amp;B11&amp;$J$1" table:style-name="ce1">
            <text:p>printLevenshteinDistanceSimilarity(levenshteinDistance, "AMT", "ADESA");</text:p>
          </table:table-cell>
          <table:table-cell table:number-columns-repeated="16376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MR Fruterie</text:p>
          </table:table-cell>
          <table:table-cell table:style-name="ce1"/>
          <table:table-cell office:value-type="string" table:style-name="ce1">
            <text:p>2017-11-24 17:36:27.028</text:p>
          </table:table-cell>
          <table:table-cell office:value-type="string" table:style-name="ce1">
            <text:p>2017-11-24 17:37:08.1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MR Fruterie&quot;);" table:formula="msoxl:=$H$1&amp;$K$1&amp;$I$1&amp;B12&amp;$J$1" table:style-name="ce1">
            <text:p>printLevenshteinDistanceSimilarity(levenshteinDistance, "AMT", "AMR Fruterie");</text:p>
          </table:table-cell>
          <table:table-cell table:number-columns-repeated="16376" table:style-name="ce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2">
            <text:p>AMT</text:p>
          </table:table-cell>
          <table:table-cell table:style-name="ce1"/>
          <table:table-cell office:value-type="string" table:style-name="ce1">
            <text:p>2017-11-24 17:51:38.965</text:p>
          </table:table-cell>
          <table:table-cell office:value-type="string" table:style-name="ce1">
            <text:p>2017-11-24 17:51:38.99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MT&quot;);" table:formula="msoxl:=$H$1&amp;$K$1&amp;$I$1&amp;B13&amp;$J$1" table:style-name="ce1">
            <text:p>printLevenshteinDistanceSimilarity(levenshteinDistance, "AMT", "AMT");</text:p>
          </table:table-cell>
          <table:table-cell table:number-columns-repeated="16376" table:style-name="ce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ATM</text:p>
          </table:table-cell>
          <table:table-cell table:style-name="ce1"/>
          <table:table-cell office:value-type="string" table:style-name="ce1">
            <text:p>2017-11-24 17:39:15.468</text:p>
          </table:table-cell>
          <table:table-cell office:value-type="string" table:style-name="ce1">
            <text:p>2017-11-24 17:39:15.49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TM&quot;);" table:formula="msoxl:=$H$1&amp;$K$1&amp;$I$1&amp;B14&amp;$J$1" table:style-name="ce1">
            <text:p>printLevenshteinDistanceSimilarity(levenshteinDistance, "AMT", "ATM");</text:p>
          </table:table-cell>
          <table:table-cell table:number-columns-repeated="16376" table:style-name="ce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Abbaye de St-Benoit du Lac</text:p>
          </table:table-cell>
          <table:table-cell table:style-name="ce1"/>
          <table:table-cell office:value-type="string" table:style-name="ce1">
            <text:p>2017-11-24 17:47:32.52</text:p>
          </table:table-cell>
          <table:table-cell office:value-type="string" table:style-name="ce1">
            <text:p>2017-11-24 17:47:32.5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bbaye de St-Benoit du Lac&quot;);" table:formula="msoxl:=$H$1&amp;$K$1&amp;$I$1&amp;B15&amp;$J$1" table:style-name="ce1">
            <text:p>printLevenshteinDistanceSimilarity(levenshteinDistance, "AMT", "Abbaye de St-Benoit du Lac");</text:p>
          </table:table-cell>
          <table:table-cell table:number-columns-repeated="16376" table:style-name="ce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Academie</text:p>
          </table:table-cell>
          <table:table-cell table:style-name="ce1"/>
          <table:table-cell office:value-type="string" table:style-name="ce1">
            <text:p>2017-11-24 17:57:09.686</text:p>
          </table:table-cell>
          <table:table-cell office:value-type="string" table:style-name="ce1">
            <text:p>2017-11-24 17:57:09.69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cademie&quot;);" table:formula="msoxl:=$H$1&amp;$K$1&amp;$I$1&amp;B16&amp;$J$1" table:style-name="ce1">
            <text:p>printLevenshteinDistanceSimilarity(levenshteinDistance, "AMT", "Academie");</text:p>
          </table:table-cell>
          <table:table-cell table:number-columns-repeated="16376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canac</text:p>
          </table:table-cell>
          <table:table-cell table:style-name="ce1"/>
          <table:table-cell office:value-type="string" table:style-name="ce1">
            <text:p>2017-11-24 17:36:16.464</text:p>
          </table:table-cell>
          <table:table-cell office:value-type="string" table:style-name="ce1">
            <text:p>2017-11-24 17:46:25.16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canac&quot;);" table:formula="msoxl:=$H$1&amp;$K$1&amp;$I$1&amp;B17&amp;$J$1" table:style-name="ce1">
            <text:p>printLevenshteinDistanceSimilarity(levenshteinDistance, "AMT", "Acanac");</text:p>
          </table:table-cell>
          <table:table-cell table:number-columns-repeated="16376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Accueil ile Bonaventure</text:p>
          </table:table-cell>
          <table:table-cell table:style-name="ce1"/>
          <table:table-cell office:value-type="string" table:style-name="ce1">
            <text:p>2017-11-24 17:47:00.136</text:p>
          </table:table-cell>
          <table:table-cell office:value-type="string" table:style-name="ce1">
            <text:p>2017-11-24 17:47:00.14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ccueil ile Bonaventure&quot;);" table:formula="msoxl:=$H$1&amp;$K$1&amp;$I$1&amp;B18&amp;$J$1" table:style-name="ce1">
            <text:p>printLevenshteinDistanceSimilarity(levenshteinDistance, "AMT", "Accueil ile Bonaventure");</text:p>
          </table:table-cell>
          <table:table-cell table:number-columns-repeated="16376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Acquisio</text:p>
          </table:table-cell>
          <table:table-cell table:style-name="ce1"/>
          <table:table-cell office:value-type="string" table:style-name="ce1">
            <text:p>2017-11-24 17:51:16.456</text:p>
          </table:table-cell>
          <table:table-cell office:value-type="string" table:style-name="ce1">
            <text:p>2017-11-24 18:07:21.07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cquisio&quot;);" table:formula="msoxl:=$H$1&amp;$K$1&amp;$I$1&amp;B19&amp;$J$1" table:style-name="ce1">
            <text:p>printLevenshteinDistanceSimilarity(levenshteinDistance, "AMT", "Acquisio");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Adonis</text:p>
          </table:table-cell>
          <table:table-cell table:style-name="ce1"/>
          <table:table-cell office:value-type="string" table:style-name="ce1">
            <text:p>2017-11-24 17:44:33.881</text:p>
          </table:table-cell>
          <table:table-cell office:value-type="string" table:style-name="ce1">
            <text:p>2017-11-24 17:46:41.37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donis&quot;);" table:formula="msoxl:=$H$1&amp;$K$1&amp;$I$1&amp;B20&amp;$J$1" table:style-name="ce1">
            <text:p>printLevenshteinDistanceSimilarity(levenshteinDistance, "AMT", "Adonis");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Aeroports de Montreal</text:p>
          </table:table-cell>
          <table:table-cell table:style-name="ce1"/>
          <table:table-cell office:value-type="string" table:style-name="ce1">
            <text:p>2017-11-24 17:39:37.742</text:p>
          </table:table-cell>
          <table:table-cell office:value-type="string" table:style-name="ce1">
            <text:p>2017-11-24 17:44:25.56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eroports de Montreal&quot;);" table:formula="msoxl:=$H$1&amp;$K$1&amp;$I$1&amp;B21&amp;$J$1" table:style-name="ce1">
            <text:p>printLevenshteinDistanceSimilarity(levenshteinDistance, "AMT", "Aeroports de Montreal");</text:p>
          </table:table-cell>
          <table:table-cell table:number-columns-repeated="16376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Ailes</text:p>
          </table:table-cell>
          <table:table-cell table:style-name="ce1"/>
          <table:table-cell office:value-type="string" table:style-name="ce1">
            <text:p>2017-11-24 17:59:47.534</text:p>
          </table:table-cell>
          <table:table-cell office:value-type="string" table:style-name="ce1">
            <text:p>2017-11-24 17:59:47.54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iles&quot;);" table:formula="msoxl:=$H$1&amp;$K$1&amp;$I$1&amp;B22&amp;$J$1" table:style-name="ce1">
            <text:p>printLevenshteinDistanceSimilarity(levenshteinDistance, "AMT", "Ailes");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Akhavan</text:p>
          </table:table-cell>
          <table:table-cell table:style-name="ce1"/>
          <table:table-cell office:value-type="string" table:style-name="ce1">
            <text:p>2017-11-24 17:43:23.819</text:p>
          </table:table-cell>
          <table:table-cell office:value-type="string" table:style-name="ce1">
            <text:p>2017-11-24 17:43:49.47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khavan&quot;);" table:formula="msoxl:=$H$1&amp;$K$1&amp;$I$1&amp;B23&amp;$J$1" table:style-name="ce1">
            <text:p>printLevenshteinDistanceSimilarity(levenshteinDistance, "AMT", "Akhavan");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Al Wadi</text:p>
          </table:table-cell>
          <table:table-cell table:style-name="ce1"/>
          <table:table-cell office:value-type="string" table:style-name="ce1">
            <text:p>2017-11-24 17:37:51.01</text:p>
          </table:table-cell>
          <table:table-cell office:value-type="string" table:style-name="ce1">
            <text:p>2017-11-24 17:37:51.1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l Wadi&quot;);" table:formula="msoxl:=$H$1&amp;$K$1&amp;$I$1&amp;B24&amp;$J$1" table:style-name="ce1">
            <text:p>printLevenshteinDistanceSimilarity(levenshteinDistance, "AMT", "Al Wadi");</text:p>
          </table:table-cell>
          <table:table-cell table:number-columns-repeated="16376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Alex Kovalev</text:p>
          </table:table-cell>
          <table:table-cell table:style-name="ce1"/>
          <table:table-cell office:value-type="string" table:style-name="ce1">
            <text:p>2017-11-24 18:01:14.635</text:p>
          </table:table-cell>
          <table:table-cell office:value-type="string" table:style-name="ce1">
            <text:p>2017-11-24 18:01:14.64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lex Kovalev&quot;);" table:formula="msoxl:=$H$1&amp;$K$1&amp;$I$1&amp;B25&amp;$J$1" table:style-name="ce1">
            <text:p>printLevenshteinDistanceSimilarity(levenshteinDistance, "AMT", "Alex Kovalev");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Alex Nihon</text:p>
          </table:table-cell>
          <table:table-cell table:style-name="ce1"/>
          <table:table-cell office:value-type="string" table:style-name="ce1">
            <text:p>2017-11-24 17:39:11.213</text:p>
          </table:table-cell>
          <table:table-cell office:value-type="string" table:style-name="ce1">
            <text:p>2017-11-24 17:39:11.28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lex Nihon&quot;);" table:formula="msoxl:=$H$1&amp;$K$1&amp;$I$1&amp;B26&amp;$J$1" table:style-name="ce1">
            <text:p>printLevenshteinDistanceSimilarity(levenshteinDistance, "AMT", "Alex Nihon");</text:p>
          </table:table-cell>
          <table:table-cell table:number-columns-repeated="16376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Alina Seremet</text:p>
          </table:table-cell>
          <table:table-cell table:style-name="ce1"/>
          <table:table-cell office:value-type="string" table:style-name="ce1">
            <text:p>2017-11-24 17:45:57.742</text:p>
          </table:table-cell>
          <table:table-cell office:value-type="string" table:style-name="ce1">
            <text:p>2017-11-24 18:00:14.85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lina Seremet&quot;);" table:formula="msoxl:=$H$1&amp;$K$1&amp;$I$1&amp;B27&amp;$J$1" table:style-name="ce1">
            <text:p>printLevenshteinDistanceSimilarity(levenshteinDistance, "AMT", "Alina Seremet");</text:p>
          </table:table-cell>
          <table:table-cell table:number-columns-repeated="16376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Altima Telecom</text:p>
          </table:table-cell>
          <table:table-cell table:style-name="ce1"/>
          <table:table-cell office:value-type="string" table:style-name="ce1">
            <text:p>2017-11-24 17:46:25.106</text:p>
          </table:table-cell>
          <table:table-cell office:value-type="string" table:style-name="ce1">
            <text:p>2017-11-24 18:07:20.6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ltima Telecom&quot;);" table:formula="msoxl:=$H$1&amp;$K$1&amp;$I$1&amp;B28&amp;$J$1" table:style-name="ce1">
            <text:p>printLevenshteinDistanceSimilarity(levenshteinDistance, "AMT", "Altima Telecom");</text:p>
          </table:table-cell>
          <table:table-cell table:number-columns-repeated="16376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Amazon</text:p>
          </table:table-cell>
          <table:table-cell table:style-name="ce1"/>
          <table:table-cell office:value-type="string" table:style-name="ce1">
            <text:p>2017-11-24 17:51:38.018</text:p>
          </table:table-cell>
          <table:table-cell office:value-type="string" table:style-name="ce1">
            <text:p>2017-11-24 17:51:56.49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mazon&quot;);" table:formula="msoxl:=$H$1&amp;$K$1&amp;$I$1&amp;B29&amp;$J$1" table:style-name="ce1">
            <text:p>printLevenshteinDistanceSimilarity(levenshteinDistance, "AMT", "Amazon");</text:p>
          </table:table-cell>
          <table:table-cell table:number-columns-repeated="16376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Amazon.ca</text:p>
          </table:table-cell>
          <table:table-cell table:style-name="ce1"/>
          <table:table-cell office:value-type="string" table:style-name="ce1">
            <text:p>2017-11-24 17:45:56.275</text:p>
          </table:table-cell>
          <table:table-cell office:value-type="string" table:style-name="ce1">
            <text:p>2017-11-24 18:00:21.13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mazon.ca&quot;);" table:formula="msoxl:=$H$1&amp;$K$1&amp;$I$1&amp;B30&amp;$J$1" table:style-name="ce1">
            <text:p>printLevenshteinDistanceSimilarity(levenshteinDistance, "AMT", "Amazon.ca");</text:p>
          </table:table-cell>
          <table:table-cell table:number-columns-repeated="16376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Amco Ovia Petroleum Ltd</text:p>
          </table:table-cell>
          <table:table-cell table:style-name="ce1"/>
          <table:table-cell office:value-type="string" table:style-name="ce1">
            <text:p>2017-11-24 18:04:19.304</text:p>
          </table:table-cell>
          <table:table-cell office:value-type="string" table:style-name="ce1">
            <text:p>2017-11-24 18:04:19.31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mco Ovia Petroleum Ltd&quot;);" table:formula="msoxl:=$H$1&amp;$K$1&amp;$I$1&amp;B31&amp;$J$1" table:style-name="ce1">
            <text:p>printLevenshteinDistanceSimilarity(levenshteinDistance, "AMT", "Amco Ovia Petroleum Ltd");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American Express Costco</text:p>
          </table:table-cell>
          <table:table-cell table:style-name="ce1"/>
          <table:table-cell office:value-type="string" table:style-name="ce1">
            <text:p>2017-11-24 17:44:36.636</text:p>
          </table:table-cell>
          <table:table-cell office:value-type="string" table:style-name="ce1">
            <text:p>2017-11-24 17:44:36.66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merican Express Costco&quot;);" table:formula="msoxl:=$H$1&amp;$K$1&amp;$I$1&amp;B32&amp;$J$1" table:style-name="ce1">
            <text:p>printLevenshteinDistanceSimilarity(levenshteinDistance, "AMT", "American Express Costco");</text:p>
          </table:table-cell>
          <table:table-cell table:number-columns-repeated="16376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Amir</text:p>
          </table:table-cell>
          <table:table-cell table:style-name="ce1"/>
          <table:table-cell office:value-type="string" table:style-name="ce1">
            <text:p>2017-11-24 17:46:14.91</text:p>
          </table:table-cell>
          <table:table-cell office:value-type="string" table:style-name="ce1">
            <text:p>2017-11-24 17:51:35.70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mir&quot;);" table:formula="msoxl:=$H$1&amp;$K$1&amp;$I$1&amp;B33&amp;$J$1" table:style-name="ce1">
            <text:p>printLevenshteinDistanceSimilarity(levenshteinDistance, "AMT", "Amir");</text:p>
          </table:table-cell>
          <table:table-cell table:number-columns-repeated="16376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Amos Pewterers Limited</text:p>
          </table:table-cell>
          <table:table-cell table:style-name="ce1"/>
          <table:table-cell office:value-type="string" table:style-name="ce1">
            <text:p>2017-11-24 17:47:10.969</text:p>
          </table:table-cell>
          <table:table-cell office:value-type="string" table:style-name="ce1">
            <text:p>2017-11-24 17:47:10.97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mos Pewterers Limited&quot;);" table:formula="msoxl:=$H$1&amp;$K$1&amp;$I$1&amp;B34&amp;$J$1" table:style-name="ce1">
            <text:p>printLevenshteinDistanceSimilarity(levenshteinDistance, "AMT", "Amos Pewterers Limited");</text:p>
          </table:table-cell>
          <table:table-cell table:number-columns-repeated="16376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Amour Du Pain</text:p>
          </table:table-cell>
          <table:table-cell table:style-name="ce1"/>
          <table:table-cell office:value-type="string" table:style-name="ce1">
            <text:p>2017-11-24 18:01:45.991</text:p>
          </table:table-cell>
          <table:table-cell office:value-type="string" table:style-name="ce1">
            <text:p>2017-11-24 18:01:46.00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mour Du Pain&quot;);" table:formula="msoxl:=$H$1&amp;$K$1&amp;$I$1&amp;B35&amp;$J$1" table:style-name="ce1">
            <text:p>printLevenshteinDistanceSimilarity(levenshteinDistance, "AMT", "Amour Du Pain");</text:p>
          </table:table-cell>
          <table:table-cell table:number-columns-repeated="16376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Andre Joseph Abattage <text:s/>Pro</text:p>
          </table:table-cell>
          <table:table-cell table:style-name="ce1"/>
          <table:table-cell office:value-type="string" table:style-name="ce1">
            <text:p>2017-11-24 17:53:02.363</text:p>
          </table:table-cell>
          <table:table-cell office:value-type="string" table:style-name="ce1">
            <text:p>2017-11-24 17:53:02.44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ndre Joseph Abattage  Pro&quot;);" table:formula="msoxl:=$H$1&amp;$K$1&amp;$I$1&amp;B36&amp;$J$1" table:style-name="ce1">
            <text:p>printLevenshteinDistanceSimilarity(levenshteinDistance, "AMT", "Andre Joseph Abattage <text:s/>Pro");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Angrignon</text:p>
          </table:table-cell>
          <table:table-cell table:style-name="ce1"/>
          <table:table-cell office:value-type="string" table:style-name="ce1">
            <text:p>2017-11-24 17:38:57.646</text:p>
          </table:table-cell>
          <table:table-cell office:value-type="string" table:style-name="ce1">
            <text:p>2017-11-24 17:38:58.8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ngrignon&quot;);" table:formula="msoxl:=$H$1&amp;$K$1&amp;$I$1&amp;B37&amp;$J$1" table:style-name="ce1">
            <text:p>printLevenshteinDistanceSimilarity(levenshteinDistance, "AMT", "Angrignon");</text:p>
          </table:table-cell>
          <table:table-cell table:number-columns-repeated="16376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Animal Expert</text:p>
          </table:table-cell>
          <table:table-cell table:style-name="ce1"/>
          <table:table-cell office:value-type="string" table:style-name="ce1">
            <text:p>2017-11-24 17:52:17.525</text:p>
          </table:table-cell>
          <table:table-cell office:value-type="string" table:style-name="ce1">
            <text:p>2017-11-24 17:59:50.5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nimal Expert&quot;);" table:formula="msoxl:=$H$1&amp;$K$1&amp;$I$1&amp;B38&amp;$J$1" table:style-name="ce1">
            <text:p>printLevenshteinDistanceSimilarity(levenshteinDistance, "AMT", "Animal Expert");</text:p>
          </table:table-cell>
          <table:table-cell table:number-columns-repeated="16376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Anna Chertkov</text:p>
          </table:table-cell>
          <table:table-cell table:style-name="ce1"/>
          <table:table-cell office:value-type="string" table:style-name="ce1">
            <text:p>2017-11-24 17:53:17.215</text:p>
          </table:table-cell>
          <table:table-cell office:value-type="string" table:style-name="ce1">
            <text:p>2017-11-24 17:53:17.32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nna Chertkov&quot;);" table:formula="msoxl:=$H$1&amp;$K$1&amp;$I$1&amp;B39&amp;$J$1" table:style-name="ce1">
            <text:p>printLevenshteinDistanceSimilarity(levenshteinDistance, "AMT", "Anna Chertkov");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Antirouille Metropolitain</text:p>
          </table:table-cell>
          <table:table-cell table:style-name="ce1"/>
          <table:table-cell office:value-type="string" table:style-name="ce1">
            <text:p>2017-11-24 17:39:36.888</text:p>
          </table:table-cell>
          <table:table-cell office:value-type="string" table:style-name="ce1">
            <text:p>2017-11-24 18:01:45.98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ntirouille Metropolitain&quot;);" table:formula="msoxl:=$H$1&amp;$K$1&amp;$I$1&amp;B40&amp;$J$1" table:style-name="ce1">
            <text:p>printLevenshteinDistanceSimilarity(levenshteinDistance, "AMT", "Antirouille Metropolitain");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qua</text:p>
          </table:table-cell>
          <table:table-cell table:style-name="ce1"/>
          <table:table-cell office:value-type="string" table:style-name="ce1">
            <text:p>2017-11-24 17:36:58.267</text:p>
          </table:table-cell>
          <table:table-cell office:value-type="string" table:style-name="ce1">
            <text:p>2017-11-24 17:36:58.27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qua&quot;);" table:formula="msoxl:=$H$1&amp;$K$1&amp;$I$1&amp;B41&amp;$J$1" table:style-name="ce1">
            <text:p>printLevenshteinDistanceSimilarity(levenshteinDistance, "AMT", "Aqua");</text:p>
          </table:table-cell>
          <table:table-cell table:number-columns-repeated="16376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Archambault Brossard</text:p>
          </table:table-cell>
          <table:table-cell table:style-name="ce1"/>
          <table:table-cell office:value-type="string" table:style-name="ce1">
            <text:p>2017-11-24 18:02:16.588</text:p>
          </table:table-cell>
          <table:table-cell office:value-type="string" table:style-name="ce1">
            <text:p>2017-11-24 18:02:16.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rchambault Brossard&quot;);" table:formula="msoxl:=$H$1&amp;$K$1&amp;$I$1&amp;B42&amp;$J$1" table:style-name="ce1">
            <text:p>printLevenshteinDistanceSimilarity(levenshteinDistance, "AMT", "Archambault Brossard");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Ardene</text:p>
          </table:table-cell>
          <table:table-cell table:style-name="ce1"/>
          <table:table-cell office:value-type="string" table:style-name="ce1">
            <text:p>2017-11-24 17:39:16.001</text:p>
          </table:table-cell>
          <table:table-cell office:value-type="string" table:style-name="ce1">
            <text:p>2017-11-24 17:46:24.31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rdene&quot;);" table:formula="msoxl:=$H$1&amp;$K$1&amp;$I$1&amp;B43&amp;$J$1" table:style-name="ce1">
            <text:p>printLevenshteinDistanceSimilarity(levenshteinDistance, "AMT", "Ardene");</text:p>
          </table:table-cell>
          <table:table-cell table:number-columns-repeated="16376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Armee De Salut</text:p>
          </table:table-cell>
          <table:table-cell table:style-name="ce1"/>
          <table:table-cell office:value-type="string" table:style-name="ce1">
            <text:p>2017-11-24 17:47:47.316</text:p>
          </table:table-cell>
          <table:table-cell office:value-type="string" table:style-name="ce1">
            <text:p>2017-11-24 17:47:47.3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rmee De Salut&quot;);" table:formula="msoxl:=$H$1&amp;$K$1&amp;$I$1&amp;B44&amp;$J$1" table:style-name="ce1">
            <text:p>printLevenshteinDistanceSimilarity(levenshteinDistance, "AMT", "Armee De Salut");</text:p>
          </table:table-cell>
          <table:table-cell table:number-columns-repeated="16376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Atlantic Superstore</text:p>
          </table:table-cell>
          <table:table-cell table:style-name="ce1"/>
          <table:table-cell office:value-type="string" table:style-name="ce1">
            <text:p>2017-11-24 17:47:11.002</text:p>
          </table:table-cell>
          <table:table-cell office:value-type="string" table:style-name="ce1">
            <text:p>2017-11-24 17:47:11.11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tlantic Superstore&quot;);" table:formula="msoxl:=$H$1&amp;$K$1&amp;$I$1&amp;B45&amp;$J$1" table:style-name="ce1">
            <text:p>printLevenshteinDistanceSimilarity(levenshteinDistance, "AMT", "Atlantic Superstore");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Atlas-taxi 514-485-4888</text:p>
          </table:table-cell>
          <table:table-cell table:style-name="ce1"/>
          <table:table-cell office:value-type="string" table:style-name="ce1">
            <text:p>2017-11-24 17:38:24.217</text:p>
          </table:table-cell>
          <table:table-cell office:value-type="string" table:style-name="ce1">
            <text:p>2017-11-24 17:38:27.51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tlas-taxi 514-485-4888&quot;);" table:formula="msoxl:=$H$1&amp;$K$1&amp;$I$1&amp;B46&amp;$J$1" table:style-name="ce1">
            <text:p>printLevenshteinDistanceSimilarity(levenshteinDistance, "AMT", "Atlas-taxi 514-485-4888");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twater</text:p>
          </table:table-cell>
          <table:table-cell table:style-name="ce1"/>
          <table:table-cell office:value-type="string" table:style-name="ce1">
            <text:p>2017-11-24 17:38:05.857</text:p>
          </table:table-cell>
          <table:table-cell office:value-type="string" table:style-name="ce1">
            <text:p>2017-11-24 17:50:37.76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twater&quot;);" table:formula="msoxl:=$H$1&amp;$K$1&amp;$I$1&amp;B47&amp;$J$1" table:style-name="ce1">
            <text:p>printLevenshteinDistanceSimilarity(levenshteinDistance, "AMT", "Atwater");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Au Pain Dore</text:p>
          </table:table-cell>
          <table:table-cell table:style-name="ce1"/>
          <table:table-cell office:value-type="string" table:style-name="ce1">
            <text:p>2017-11-24 17:39:28.048</text:p>
          </table:table-cell>
          <table:table-cell office:value-type="string" table:style-name="ce1">
            <text:p>2017-11-24 17:39:28.05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u Pain Dore&quot;);" table:formula="msoxl:=$H$1&amp;$K$1&amp;$I$1&amp;B48&amp;$J$1" table:style-name="ce1">
            <text:p>printLevenshteinDistanceSimilarity(levenshteinDistance, "AMT", "Au Pain Dore");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Auberge Dragon Rouge</text:p>
          </table:table-cell>
          <table:table-cell table:style-name="ce1"/>
          <table:table-cell office:value-type="string" table:style-name="ce1">
            <text:p>2017-11-24 17:37:52.761</text:p>
          </table:table-cell>
          <table:table-cell office:value-type="string" table:style-name="ce1">
            <text:p>2017-11-24 17:37:52.76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uberge Dragon Rouge&quot;);" table:formula="msoxl:=$H$1&amp;$K$1&amp;$I$1&amp;B49&amp;$J$1" table:style-name="ce1">
            <text:p>printLevenshteinDistanceSimilarity(levenshteinDistance, "AMT", "Auberge Dragon Rouge");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Auberge Le Campagnard</text:p>
          </table:table-cell>
          <table:table-cell table:style-name="ce1"/>
          <table:table-cell office:value-type="string" table:style-name="ce1">
            <text:p>2017-11-24 17:44:21.355</text:p>
          </table:table-cell>
          <table:table-cell office:value-type="string" table:style-name="ce1">
            <text:p>2017-11-24 17:44:21.4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uberge Le Campagnard&quot;);" table:formula="msoxl:=$H$1&amp;$K$1&amp;$I$1&amp;B50&amp;$J$1" table:style-name="ce1">
            <text:p>printLevenshteinDistanceSimilarity(levenshteinDistance, "AMT", "Auberge Le Campagnard");</text:p>
          </table:table-cell>
          <table:table-cell table:number-columns-repeated="16376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Audiologle centre ouest</text:p>
          </table:table-cell>
          <table:table-cell table:style-name="ce1"/>
          <table:table-cell office:value-type="string" table:style-name="ce1">
            <text:p>2017-11-24 17:47:48.596</text:p>
          </table:table-cell>
          <table:table-cell office:value-type="string" table:style-name="ce1">
            <text:p>2017-11-24 17:59:51.39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udiologle centre ouest&quot;);" table:formula="msoxl:=$H$1&amp;$K$1&amp;$I$1&amp;B51&amp;$J$1" table:style-name="ce1">
            <text:p>printLevenshteinDistanceSimilarity(levenshteinDistance, "AMT", "Audiologle centre ouest");</text:p>
          </table:table-cell>
          <table:table-cell table:number-columns-repeated="16376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AutomotiveTouchup.com</text:p>
          </table:table-cell>
          <table:table-cell table:style-name="ce1"/>
          <table:table-cell office:value-type="string" table:style-name="ce1">
            <text:p>2017-11-24 17:47:30.033</text:p>
          </table:table-cell>
          <table:table-cell office:value-type="string" table:style-name="ce1">
            <text:p>2017-11-24 17:47:30.0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utomotiveTouchup.com&quot;);" table:formula="msoxl:=$H$1&amp;$K$1&amp;$I$1&amp;B52&amp;$J$1" table:style-name="ce1">
            <text:p>printLevenshteinDistanceSimilarity(levenshteinDistance, "AMT", "AutomotiveTouchup.com");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vant Garde Solution Inc.</text:p>
          </table:table-cell>
          <table:table-cell table:style-name="ce1"/>
          <table:table-cell office:value-type="string" table:style-name="ce1">
            <text:p>2017-11-24 17:37:28.985</text:p>
          </table:table-cell>
          <table:table-cell office:value-type="string" table:style-name="ce1">
            <text:p>2017-11-24 17:45:02.59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vant Garde Solution Inc.&quot;);" table:formula="msoxl:=$H$1&amp;$K$1&amp;$I$1&amp;B53&amp;$J$1" table:style-name="ce1">
            <text:p>printLevenshteinDistanceSimilarity(levenshteinDistance, "AMT", "Avant Garde Solution Inc.");</text:p>
          </table:table-cell>
          <table:table-cell table:number-columns-repeated="16376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Aeroport de Montreal</text:p>
          </table:table-cell>
          <table:table-cell table:style-name="ce1"/>
          <table:table-cell office:value-type="string" table:style-name="ce1">
            <text:p>2017-11-24 17:47:33.496</text:p>
          </table:table-cell>
          <table:table-cell office:value-type="string" table:style-name="ce1">
            <text:p>2017-11-24 17:53:20.39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eroport de Montreal&quot;);" table:formula="msoxl:=$H$1&amp;$K$1&amp;$I$1&amp;B54&amp;$J$1" table:style-name="ce1">
            <text:p>printLevenshteinDistanceSimilarity(levenshteinDistance, "AMT", "Aeroport de Montreal");</text:p>
          </table:table-cell>
          <table:table-cell table:number-columns-repeated="16376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Aeroports de Montreal</text:p>
          </table:table-cell>
          <table:table-cell table:style-name="ce1"/>
          <table:table-cell office:value-type="string" table:style-name="ce1">
            <text:p>2017-11-24 17:58:52.384</text:p>
          </table:table-cell>
          <table:table-cell office:value-type="string" table:style-name="ce1">
            <text:p>2017-11-24 18:04:51.67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eroports de Montreal&quot;);" table:formula="msoxl:=$H$1&amp;$K$1&amp;$I$1&amp;B55&amp;$J$1" table:style-name="ce1">
            <text:p>printLevenshteinDistanceSimilarity(levenshteinDistance, "AMT", "Aeroports de Montreal");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Bad Idea T-Shirt</text:p>
          </table:table-cell>
          <table:table-cell table:style-name="ce1"/>
          <table:table-cell office:value-type="string" table:style-name="ce1">
            <text:p>2017-11-24 17:42:58.495</text:p>
          </table:table-cell>
          <table:table-cell office:value-type="string" table:style-name="ce1">
            <text:p>2017-11-24 17:42:58.5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ad Idea T-Shirt&quot;);" table:formula="msoxl:=$H$1&amp;$K$1&amp;$I$1&amp;B56&amp;$J$1" table:style-name="ce1">
            <text:p>printLevenshteinDistanceSimilarity(levenshteinDistance, "AMT", "Bad Idea T-Shirt");</text:p>
          </table:table-cell>
          <table:table-cell table:number-columns-repeated="16376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Balkani</text:p>
          </table:table-cell>
          <table:table-cell table:style-name="ce1"/>
          <table:table-cell office:value-type="string" table:style-name="ce1">
            <text:p>2017-11-24 18:00:14.447</text:p>
          </table:table-cell>
          <table:table-cell office:value-type="string" table:style-name="ce1">
            <text:p>2017-11-24 18:00:14.45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alkani&quot;);" table:formula="msoxl:=$H$1&amp;$K$1&amp;$I$1&amp;B57&amp;$J$1" table:style-name="ce1">
            <text:p>printLevenshteinDistanceSimilarity(levenshteinDistance, "AMT", "Balkani");</text:p>
          </table:table-cell>
          <table:table-cell table:number-columns-repeated="16376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Bar</text:p>
          </table:table-cell>
          <table:table-cell table:style-name="ce1"/>
          <table:table-cell office:value-type="string" table:style-name="ce1">
            <text:p>2017-11-24 17:48:18.554</text:p>
          </table:table-cell>
          <table:table-cell office:value-type="string" table:style-name="ce1">
            <text:p>2017-11-24 17:48:18.63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ar&quot;);" table:formula="msoxl:=$H$1&amp;$K$1&amp;$I$1&amp;B58&amp;$J$1" table:style-name="ce1">
            <text:p>printLevenshteinDistanceSimilarity(levenshteinDistance, "AMT", "Bar");</text:p>
          </table:table-cell>
          <table:table-cell table:number-columns-repeated="16376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Bar Laitier du Rocher</text:p>
          </table:table-cell>
          <table:table-cell table:style-name="ce1"/>
          <table:table-cell office:value-type="string" table:style-name="ce1">
            <text:p>2017-11-24 17:47:00.255</text:p>
          </table:table-cell>
          <table:table-cell office:value-type="string" table:style-name="ce1">
            <text:p>2017-11-24 17:47:00.37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ar Laitier du Rocher&quot;);" table:formula="msoxl:=$H$1&amp;$K$1&amp;$I$1&amp;B59&amp;$J$1" table:style-name="ce1">
            <text:p>printLevenshteinDistanceSimilarity(levenshteinDistance, "AMT", "Bar Laitier du Rocher");</text:p>
          </table:table-cell>
          <table:table-cell table:number-columns-repeated="16376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Bar Populaire</text:p>
          </table:table-cell>
          <table:table-cell table:style-name="ce1"/>
          <table:table-cell office:value-type="string" table:style-name="ce1">
            <text:p>2017-11-24 17:45:26.154</text:p>
          </table:table-cell>
          <table:table-cell office:value-type="string" table:style-name="ce1">
            <text:p>2017-11-24 17:51:02.0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ar Populaire&quot;);" table:formula="msoxl:=$H$1&amp;$K$1&amp;$I$1&amp;B60&amp;$J$1" table:style-name="ce1">
            <text:p>printLevenshteinDistanceSimilarity(levenshteinDistance, "AMT", "Bar Populaire");</text:p>
          </table:table-cell>
          <table:table-cell table:number-columns-repeated="16376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Bar populaire</text:p>
          </table:table-cell>
          <table:table-cell table:style-name="ce1"/>
          <table:table-cell office:value-type="string" table:style-name="ce1">
            <text:p>2017-11-24 17:46:10.47</text:p>
          </table:table-cell>
          <table:table-cell office:value-type="string" table:style-name="ce1">
            <text:p>2017-11-24 17:46:10.59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ar populaire&quot;);" table:formula="msoxl:=$H$1&amp;$K$1&amp;$I$1&amp;B61&amp;$J$1" table:style-name="ce1">
            <text:p>printLevenshteinDistanceSimilarity(levenshteinDistance, "AMT", "Bar populaire");</text:p>
          </table:table-cell>
          <table:table-cell table:number-columns-repeated="16376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Baskin Robbins</text:p>
          </table:table-cell>
          <table:table-cell table:style-name="ce1"/>
          <table:table-cell office:value-type="string" table:style-name="ce1">
            <text:p>2017-11-24 17:53:00.731</text:p>
          </table:table-cell>
          <table:table-cell office:value-type="string" table:style-name="ce1">
            <text:p>2017-11-24 17:53:00.7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askin Robbins&quot;);" table:formula="msoxl:=$H$1&amp;$K$1&amp;$I$1&amp;B62&amp;$J$1" table:style-name="ce1">
            <text:p>printLevenshteinDistanceSimilarity(levenshteinDistance, "AMT", "Baskin Robbins");</text:p>
          </table:table-cell>
          <table:table-cell table:number-columns-repeated="16376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Bateau Electrique</text:p>
          </table:table-cell>
          <table:table-cell table:style-name="ce1"/>
          <table:table-cell office:value-type="string" table:style-name="ce1">
            <text:p>2017-11-24 17:53:18.152</text:p>
          </table:table-cell>
          <table:table-cell office:value-type="string" table:style-name="ce1">
            <text:p>2017-11-24 17:53:18.16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ateau Electrique&quot;);" table:formula="msoxl:=$H$1&amp;$K$1&amp;$I$1&amp;B63&amp;$J$1" table:style-name="ce1">
            <text:p>printLevenshteinDistanceSimilarity(levenshteinDistance, "AMT", "Bateau Electrique");</text:p>
          </table:table-cell>
          <table:table-cell table:number-columns-repeated="16376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Bateaux Crois J Cloutier</text:p>
          </table:table-cell>
          <table:table-cell table:style-name="ce1"/>
          <table:table-cell office:value-type="string" table:style-name="ce1">
            <text:p>2017-11-24 17:47:00.117</text:p>
          </table:table-cell>
          <table:table-cell office:value-type="string" table:style-name="ce1">
            <text:p>2017-11-24 17:47:00.12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ateaux Crois J Cloutier&quot;);" table:formula="msoxl:=$H$1&amp;$K$1&amp;$I$1&amp;B64&amp;$J$1" table:style-name="ce1">
            <text:p>printLevenshteinDistanceSimilarity(levenshteinDistance, "AMT", "Bateaux Crois J Cloutier");</text:p>
          </table:table-cell>
          <table:table-cell table:number-columns-repeated="16376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Beauce Carnaval Inc</text:p>
          </table:table-cell>
          <table:table-cell table:style-name="ce1"/>
          <table:table-cell office:value-type="string" table:style-name="ce1">
            <text:p>2017-11-24 18:00:21.205</text:p>
          </table:table-cell>
          <table:table-cell office:value-type="string" table:style-name="ce1">
            <text:p>2017-11-24 18:00:21.31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eauce Carnaval Inc&quot;);" table:formula="msoxl:=$H$1&amp;$K$1&amp;$I$1&amp;B65&amp;$J$1" table:style-name="ce1">
            <text:p>printLevenshteinDistanceSimilarity(levenshteinDistance, "AMT", "Beauce Carnaval Inc");</text:p>
          </table:table-cell>
          <table:table-cell table:number-columns-repeated="16376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Bebe Depot Plus</text:p>
          </table:table-cell>
          <table:table-cell table:style-name="ce1"/>
          <table:table-cell office:value-type="string" table:style-name="ce1">
            <text:p>2017-11-24 17:47:16.136</text:p>
          </table:table-cell>
          <table:table-cell office:value-type="string" table:style-name="ce1">
            <text:p>2017-11-24 17:47:16.14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ebe Depot Plus&quot;);" table:formula="msoxl:=$H$1&amp;$K$1&amp;$I$1&amp;B66&amp;$J$1" table:style-name="ce1">
            <text:p>printLevenshteinDistanceSimilarity(levenshteinDistance, "AMT", "Bebe Depot Plus");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ell</text:p>
          </table:table-cell>
          <table:table-cell table:style-name="ce1"/>
          <table:table-cell office:value-type="string" table:style-name="ce1">
            <text:p>2017-11-24 17:36:12.334</text:p>
          </table:table-cell>
          <table:table-cell office:value-type="string" table:style-name="ce1">
            <text:p>2017-11-24 17:47:15.9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ell&quot;);" table:formula="msoxl:=$H$1&amp;$K$1&amp;$I$1&amp;B67&amp;$J$1" table:style-name="ce1">
            <text:p>printLevenshteinDistanceSimilarity(levenshteinDistance, "AMT", "Bell");</text:p>
          </table:table-cell>
          <table:table-cell table:number-columns-repeated="16376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Bellevue Ophtalmologie</text:p>
          </table:table-cell>
          <table:table-cell table:style-name="ce1"/>
          <table:table-cell office:value-type="string" table:style-name="ce1">
            <text:p>2017-11-24 18:07:21.361</text:p>
          </table:table-cell>
          <table:table-cell office:value-type="string" table:style-name="ce1">
            <text:p>2017-11-24 18:07:21.3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ellevue Ophtalmologie&quot;);" table:formula="msoxl:=$H$1&amp;$K$1&amp;$I$1&amp;B68&amp;$J$1" table:style-name="ce1">
            <text:p>printLevenshteinDistanceSimilarity(levenshteinDistance, "AMT", "Bellevue Ophtalmologie");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Bentley</text:p>
          </table:table-cell>
          <table:table-cell table:style-name="ce1"/>
          <table:table-cell office:value-type="string" table:style-name="ce1">
            <text:p>2017-11-24 17:37:27.372</text:p>
          </table:table-cell>
          <table:table-cell office:value-type="string" table:style-name="ce1">
            <text:p>2017-11-24 18:03:50.5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entley&quot;);" table:formula="msoxl:=$H$1&amp;$K$1&amp;$I$1&amp;B69&amp;$J$1" table:style-name="ce1">
            <text:p>printLevenshteinDistanceSimilarity(levenshteinDistance, "AMT", "Bentley");</text:p>
          </table:table-cell>
          <table:table-cell table:number-columns-repeated="16376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Bently</text:p>
          </table:table-cell>
          <table:table-cell table:style-name="ce1"/>
          <table:table-cell office:value-type="string" table:style-name="ce1">
            <text:p>2017-11-24 17:54:30.064</text:p>
          </table:table-cell>
          <table:table-cell office:value-type="string" table:style-name="ce1">
            <text:p>2017-11-24 17:54:30.07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ently&quot;);" table:formula="msoxl:=$H$1&amp;$K$1&amp;$I$1&amp;B70&amp;$J$1" table:style-name="ce1">
            <text:p>printLevenshteinDistanceSimilarity(levenshteinDistance, "AMT", "Bently");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Bertrand Allain</text:p>
          </table:table-cell>
          <table:table-cell table:style-name="ce1"/>
          <table:table-cell office:value-type="string" table:style-name="ce1">
            <text:p>2017-11-24 17:44:08.293</text:p>
          </table:table-cell>
          <table:table-cell office:value-type="string" table:style-name="ce1">
            <text:p>2017-11-24 17:44:08.3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ertrand Allain&quot;);" table:formula="msoxl:=$H$1&amp;$K$1&amp;$I$1&amp;B71&amp;$J$1" table:style-name="ce1">
            <text:p>printLevenshteinDistanceSimilarity(levenshteinDistance, "AMT", "Bertrand Allain");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Best Buy</text:p>
          </table:table-cell>
          <table:table-cell table:style-name="ce1"/>
          <table:table-cell office:value-type="string" table:style-name="ce1">
            <text:p>2017-11-24 17:36:12.59</text:p>
          </table:table-cell>
          <table:table-cell office:value-type="string" table:style-name="ce1">
            <text:p>2017-11-24 18:06:01.23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est Buy&quot;);" table:formula="msoxl:=$H$1&amp;$K$1&amp;$I$1&amp;B72&amp;$J$1" table:style-name="ce1">
            <text:p>printLevenshteinDistanceSimilarity(levenshteinDistance, "AMT", "Best Buy");</text:p>
          </table:table-cell>
          <table:table-cell table:number-columns-repeated="16376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Best Western Gregory Hotel: 8315 4th Avenue, Brooklyn, NY 11209, USA</text:p>
          </table:table-cell>
          <table:table-cell table:style-name="ce1"/>
          <table:table-cell office:value-type="string" table:style-name="ce1">
            <text:p>2017-11-24 18:06:43.233</text:p>
          </table:table-cell>
          <table:table-cell office:value-type="string" table:style-name="ce1">
            <text:p>2017-11-24 18:06:43.24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est Western Gregory Hotel: 8315 4th Avenue, Brooklyn, NY 11209, USA&quot;);" table:formula="msoxl:=$H$1&amp;$K$1&amp;$I$1&amp;B73&amp;$J$1" table:style-name="ce1">
            <text:p>printLevenshteinDistanceSimilarity(levenshteinDistance, "AMT", "Best Western Gregory Hotel: 8315 4th Avenue, Brooklyn, NY 11209, USA");</text:p>
          </table:table-cell>
          <table:table-cell table:number-columns-repeated="16376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Betonel</text:p>
          </table:table-cell>
          <table:table-cell table:style-name="ce1"/>
          <table:table-cell office:value-type="string" table:style-name="ce1">
            <text:p>2017-11-24 17:51:56.203</text:p>
          </table:table-cell>
          <table:table-cell office:value-type="string" table:style-name="ce1">
            <text:p>2017-11-24 17:53:01.45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etonel&quot;);" table:formula="msoxl:=$H$1&amp;$K$1&amp;$I$1&amp;B74&amp;$J$1" table:style-name="ce1">
            <text:p>printLevenshteinDistanceSimilarity(levenshteinDistance, "AMT", "Betonel");</text:p>
          </table:table-cell>
          <table:table-cell table:number-columns-repeated="16376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Betonel Dulux</text:p>
          </table:table-cell>
          <table:table-cell table:style-name="ce1"/>
          <table:table-cell office:value-type="string" table:style-name="ce1">
            <text:p>2017-11-24 17:53:38.984</text:p>
          </table:table-cell>
          <table:table-cell office:value-type="string" table:style-name="ce1">
            <text:p>2017-11-24 18:06:40.6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etonel Dulux&quot;);" table:formula="msoxl:=$H$1&amp;$K$1&amp;$I$1&amp;B75&amp;$J$1" table:style-name="ce1">
            <text:p>printLevenshteinDistanceSimilarity(levenshteinDistance, "AMT", "Betonel Dulux");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Bijou-Cree</text:p>
          </table:table-cell>
          <table:table-cell table:style-name="ce1"/>
          <table:table-cell office:value-type="string" table:style-name="ce1">
            <text:p>2017-11-24 17:36:29.324</text:p>
          </table:table-cell>
          <table:table-cell office:value-type="string" table:style-name="ce1">
            <text:p>2017-11-24 17:36:29.37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ijou-Cree&quot;);" table:formula="msoxl:=$H$1&amp;$K$1&amp;$I$1&amp;B76&amp;$J$1" table:style-name="ce1">
            <text:p>printLevenshteinDistanceSimilarity(levenshteinDistance, "AMT", "Bijou-Cree");</text:p>
          </table:table-cell>
          <table:table-cell table:number-columns-repeated="16376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Bijouterie Bartier</text:p>
          </table:table-cell>
          <table:table-cell table:style-name="ce1"/>
          <table:table-cell office:value-type="string" table:style-name="ce1">
            <text:p>2017-11-24 17:50:40.709</text:p>
          </table:table-cell>
          <table:table-cell office:value-type="string" table:style-name="ce1">
            <text:p>2017-11-24 17:51:56.52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ijouterie Bartier&quot;);" table:formula="msoxl:=$H$1&amp;$K$1&amp;$I$1&amp;B77&amp;$J$1" table:style-name="ce1">
            <text:p>printLevenshteinDistanceSimilarity(levenshteinDistance, "AMT", "Bijouterie Bartier");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Bijouterie Cathy</text:p>
          </table:table-cell>
          <table:table-cell table:style-name="ce1"/>
          <table:table-cell office:value-type="string" table:style-name="ce1">
            <text:p>2017-11-24 17:37:28.46</text:p>
          </table:table-cell>
          <table:table-cell office:value-type="string" table:style-name="ce1">
            <text:p>2017-11-24 17:37:28.46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ijouterie Cathy&quot;);" table:formula="msoxl:=$H$1&amp;$K$1&amp;$I$1&amp;B78&amp;$J$1" table:style-name="ce1">
            <text:p>printLevenshteinDistanceSimilarity(levenshteinDistance, "AMT", "Bijouterie Cathy");</text:p>
          </table:table-cell>
          <table:table-cell table:number-columns-repeated="16376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Bijouterie Monaco</text:p>
          </table:table-cell>
          <table:table-cell table:style-name="ce1"/>
          <table:table-cell office:value-type="string" table:style-name="ce1">
            <text:p>2017-11-24 17:52:59.004</text:p>
          </table:table-cell>
          <table:table-cell office:value-type="string" table:style-name="ce1">
            <text:p>2017-11-24 17:52:59.01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ijouterie Monaco&quot;);" table:formula="msoxl:=$H$1&amp;$K$1&amp;$I$1&amp;B79&amp;$J$1" table:style-name="ce1">
            <text:p>printLevenshteinDistanceSimilarity(levenshteinDistance, "AMT", "Bijouterie Monaco");</text:p>
          </table:table-cell>
          <table:table-cell table:number-columns-repeated="16376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Biodome</text:p>
          </table:table-cell>
          <table:table-cell table:style-name="ce1"/>
          <table:table-cell office:value-type="string" table:style-name="ce1">
            <text:p>2017-11-24 17:51:39.285</text:p>
          </table:table-cell>
          <table:table-cell office:value-type="string" table:style-name="ce1">
            <text:p>2017-11-24 17:51:39.57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iodome&quot;);" table:formula="msoxl:=$H$1&amp;$K$1&amp;$I$1&amp;B80&amp;$J$1" table:style-name="ce1">
            <text:p>printLevenshteinDistanceSimilarity(levenshteinDistance, "AMT", "Biodome");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Bizou</text:p>
          </table:table-cell>
          <table:table-cell table:style-name="ce1"/>
          <table:table-cell office:value-type="string" table:style-name="ce1">
            <text:p>2017-11-24 17:37:28.488</text:p>
          </table:table-cell>
          <table:table-cell office:value-type="string" table:style-name="ce1">
            <text:p>2017-11-24 17:37:28.60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izou&quot;);" table:formula="msoxl:=$H$1&amp;$K$1&amp;$I$1&amp;B81&amp;$J$1" table:style-name="ce1">
            <text:p>printLevenshteinDistanceSimilarity(levenshteinDistance, "AMT", "Bizou");</text:p>
          </table:table-cell>
          <table:table-cell table:number-columns-repeated="16376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Blue Cross</text:p>
          </table:table-cell>
          <table:table-cell table:style-name="ce1"/>
          <table:table-cell office:value-type="string" table:style-name="ce1">
            <text:p>2017-11-24 17:48:02.515</text:p>
          </table:table-cell>
          <table:table-cell office:value-type="string" table:style-name="ce1">
            <text:p>2017-11-24 18:04:22.91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lue Cross&quot;);" table:formula="msoxl:=$H$1&amp;$K$1&amp;$I$1&amp;B82&amp;$J$1" table:style-name="ce1">
            <text:p>printLevenshteinDistanceSimilarity(levenshteinDistance, "AMT", "Blue Cross");</text:p>
          </table:table-cell>
          <table:table-cell table:number-columns-repeated="16376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Blue cross</text:p>
          </table:table-cell>
          <table:table-cell table:style-name="ce1"/>
          <table:table-cell office:value-type="string" table:style-name="ce1">
            <text:p>2017-11-24 17:57:40.929</text:p>
          </table:table-cell>
          <table:table-cell office:value-type="string" table:style-name="ce1">
            <text:p>2017-11-24 18:01:14.89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lue cross&quot;);" table:formula="msoxl:=$H$1&amp;$K$1&amp;$I$1&amp;B83&amp;$J$1" table:style-name="ce1">
            <text:p>printLevenshteinDistanceSimilarity(levenshteinDistance, "AMT", "Blue cross");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Bobebe</text:p>
          </table:table-cell>
          <table:table-cell table:style-name="ce1"/>
          <table:table-cell office:value-type="string" table:style-name="ce1">
            <text:p>2017-11-24 17:37:52.007</text:p>
          </table:table-cell>
          <table:table-cell office:value-type="string" table:style-name="ce1">
            <text:p>2017-11-24 17:43:52.43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obebe&quot;);" table:formula="msoxl:=$H$1&amp;$K$1&amp;$I$1&amp;B84&amp;$J$1" table:style-name="ce1">
            <text:p>printLevenshteinDistanceSimilarity(levenshteinDistance, "AMT", "Bobebe");</text:p>
          </table:table-cell>
          <table:table-cell table:number-columns-repeated="16376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Bol de fruits de qualite</text:p>
          </table:table-cell>
          <table:table-cell table:style-name="ce1"/>
          <table:table-cell office:value-type="string" table:style-name="ce1">
            <text:p>2017-11-24 17:46:54.893</text:p>
          </table:table-cell>
          <table:table-cell office:value-type="string" table:style-name="ce1">
            <text:p>2017-11-24 17:46:57.60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ol de fruits de qualite&quot;);" table:formula="msoxl:=$H$1&amp;$K$1&amp;$I$1&amp;B85&amp;$J$1" table:style-name="ce1">
            <text:p>printLevenshteinDistanceSimilarity(levenshteinDistance, "AMT", "Bol de fruits de qualite");</text:p>
          </table:table-cell>
          <table:table-cell table:number-columns-repeated="16376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Boulangerie La Midore</text:p>
          </table:table-cell>
          <table:table-cell table:style-name="ce1"/>
          <table:table-cell office:value-type="string" table:style-name="ce1">
            <text:p>2017-11-24 17:58:02.841</text:p>
          </table:table-cell>
          <table:table-cell office:value-type="string" table:style-name="ce1">
            <text:p>2017-11-24 17:58:02.98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oulangerie La Midore&quot;);" table:formula="msoxl:=$H$1&amp;$K$1&amp;$I$1&amp;B86&amp;$J$1" table:style-name="ce1">
            <text:p>printLevenshteinDistanceSimilarity(levenshteinDistance, "AMT", "Boulangerie La Midore");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Boulangerie Snowdon</text:p>
          </table:table-cell>
          <table:table-cell table:style-name="ce1"/>
          <table:table-cell office:value-type="string" table:style-name="ce1">
            <text:p>2017-11-24 17:43:10.806</text:p>
          </table:table-cell>
          <table:table-cell office:value-type="string" table:style-name="ce1">
            <text:p>2017-11-24 18:06:42.31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oulangerie Snowdon&quot;);" table:formula="msoxl:=$H$1&amp;$K$1&amp;$I$1&amp;B87&amp;$J$1" table:style-name="ce1">
            <text:p>printLevenshteinDistanceSimilarity(levenshteinDistance, "AMT", "Boulangerie Snowdon");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Boutique Eclipse</text:p>
          </table:table-cell>
          <table:table-cell table:style-name="ce1"/>
          <table:table-cell office:value-type="string" table:style-name="ce1">
            <text:p>2017-11-24 17:37:50.979</text:p>
          </table:table-cell>
          <table:table-cell office:value-type="string" table:style-name="ce1">
            <text:p>2017-11-24 17:37:50.98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outique Eclipse&quot;);" table:formula="msoxl:=$H$1&amp;$K$1&amp;$I$1&amp;B88&amp;$J$1" table:style-name="ce1">
            <text:p>printLevenshteinDistanceSimilarity(levenshteinDistance, "AMT", "Boutique Eclipse");</text:p>
          </table:table-cell>
          <table:table-cell table:number-columns-repeated="16376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Boutique Le Macareux</text:p>
          </table:table-cell>
          <table:table-cell table:style-name="ce1"/>
          <table:table-cell office:value-type="string" table:style-name="ce1">
            <text:p>2017-11-24 17:47:00.236</text:p>
          </table:table-cell>
          <table:table-cell office:value-type="string" table:style-name="ce1">
            <text:p>2017-11-24 17:47:00.24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outique Le Macareux&quot;);" table:formula="msoxl:=$H$1&amp;$K$1&amp;$I$1&amp;B89&amp;$J$1" table:style-name="ce1">
            <text:p>printLevenshteinDistanceSimilarity(levenshteinDistance, "AMT", "Boutique Le Macareux");</text:p>
          </table:table-cell>
          <table:table-cell table:number-columns-repeated="16376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Brasserie Dieu Du Ciel</text:p>
          </table:table-cell>
          <table:table-cell table:style-name="ce1"/>
          <table:table-cell office:value-type="string" table:style-name="ce1">
            <text:p>2017-11-24 18:00:46.427</text:p>
          </table:table-cell>
          <table:table-cell office:value-type="string" table:style-name="ce1">
            <text:p>2017-11-24 18:00:46.43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rasserie Dieu Du Ciel&quot;);" table:formula="msoxl:=$H$1&amp;$K$1&amp;$I$1&amp;B90&amp;$J$1" table:style-name="ce1">
            <text:p>printLevenshteinDistanceSimilarity(levenshteinDistance, "AMT", "Brasserie Dieu Du Ciel");</text:p>
          </table:table-cell>
          <table:table-cell table:number-columns-repeated="16376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Brault &amp; Martineau</text:p>
          </table:table-cell>
          <table:table-cell table:style-name="ce1"/>
          <table:table-cell office:value-type="string" table:style-name="ce1">
            <text:p>2017-11-24 17:43:49.059</text:p>
          </table:table-cell>
          <table:table-cell office:value-type="string" table:style-name="ce1">
            <text:p>2017-11-24 17:43:49.3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rault &amp; Martineau&quot;);" table:formula="msoxl:=$H$1&amp;$K$1&amp;$I$1&amp;B91&amp;$J$1" table:style-name="ce1">
            <text:p>printLevenshteinDistanceSimilarity(levenshteinDistance, "AMT", "Brault &amp; Martineau");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Brault &amp; Matineau</text:p>
          </table:table-cell>
          <table:table-cell table:style-name="ce1"/>
          <table:table-cell office:value-type="string" table:style-name="ce1">
            <text:p>2017-11-24 17:40:08.654</text:p>
          </table:table-cell>
          <table:table-cell office:value-type="string" table:style-name="ce1">
            <text:p>2017-11-24 17:40:10.79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rault &amp; Matineau&quot;);" table:formula="msoxl:=$H$1&amp;$K$1&amp;$I$1&amp;B92&amp;$J$1" table:style-name="ce1">
            <text:p>printLevenshteinDistanceSimilarity(levenshteinDistance, "AMT", "Brault &amp; Matineau");</text:p>
          </table:table-cell>
          <table:table-cell table:number-columns-repeated="16376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Breault Serrurier Securete</text:p>
          </table:table-cell>
          <table:table-cell table:style-name="ce1"/>
          <table:table-cell office:value-type="string" table:style-name="ce1">
            <text:p>2017-11-24 17:52:17.227</text:p>
          </table:table-cell>
          <table:table-cell office:value-type="string" table:style-name="ce1">
            <text:p>2017-11-24 17:52:17.23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reault Serrurier Securete&quot;);" table:formula="msoxl:=$H$1&amp;$K$1&amp;$I$1&amp;B93&amp;$J$1" table:style-name="ce1">
            <text:p>printLevenshteinDistanceSimilarity(levenshteinDistance, "AMT", "Breault Serrurier Securete");</text:p>
          </table:table-cell>
          <table:table-cell table:number-columns-repeated="16376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Brulerie St-Denis</text:p>
          </table:table-cell>
          <table:table-cell table:style-name="ce1"/>
          <table:table-cell office:value-type="string" table:style-name="ce1">
            <text:p>2017-11-24 17:53:18.203</text:p>
          </table:table-cell>
          <table:table-cell office:value-type="string" table:style-name="ce1">
            <text:p>2017-11-24 17:53:18.21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rulerie St-Denis&quot;);" table:formula="msoxl:=$H$1&amp;$K$1&amp;$I$1&amp;B94&amp;$J$1" table:style-name="ce1">
            <text:p>printLevenshteinDistanceSimilarity(levenshteinDistance, "AMT", "Brulerie St-Denis");</text:p>
          </table:table-cell>
          <table:table-cell table:number-columns-repeated="16376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Btq Florale Marie Eve</text:p>
          </table:table-cell>
          <table:table-cell table:style-name="ce1"/>
          <table:table-cell office:value-type="string" table:style-name="ce1">
            <text:p>2017-11-24 17:58:27.391</text:p>
          </table:table-cell>
          <table:table-cell office:value-type="string" table:style-name="ce1">
            <text:p>2017-11-24 17:58:27.4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tq Florale Marie Eve&quot;);" table:formula="msoxl:=$H$1&amp;$K$1&amp;$I$1&amp;B95&amp;$J$1" table:style-name="ce1">
            <text:p>printLevenshteinDistanceSimilarity(levenshteinDistance, "AMT", "Btq Florale Marie Eve");</text:p>
          </table:table-cell>
          <table:table-cell table:number-columns-repeated="16376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Buffet Des Continents</text:p>
          </table:table-cell>
          <table:table-cell table:style-name="ce1"/>
          <table:table-cell office:value-type="string" table:style-name="ce1">
            <text:p>2017-11-24 17:47:11.761</text:p>
          </table:table-cell>
          <table:table-cell office:value-type="string" table:style-name="ce1">
            <text:p>2017-11-24 17:59:23.98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uffet Des Continents&quot;);" table:formula="msoxl:=$H$1&amp;$K$1&amp;$I$1&amp;B96&amp;$J$1" table:style-name="ce1">
            <text:p>printLevenshteinDistanceSimilarity(levenshteinDistance, "AMT", "Buffet Des Continents");</text:p>
          </table:table-cell>
          <table:table-cell table:number-columns-repeated="16376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Buffet Fu Lam</text:p>
          </table:table-cell>
          <table:table-cell table:style-name="ce1"/>
          <table:table-cell office:value-type="string" table:style-name="ce1">
            <text:p>2017-11-24 17:48:20.719</text:p>
          </table:table-cell>
          <table:table-cell office:value-type="string" table:style-name="ce1">
            <text:p>2017-11-24 18:05:28.65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uffet Fu Lam&quot;);" table:formula="msoxl:=$H$1&amp;$K$1&amp;$I$1&amp;B97&amp;$J$1" table:style-name="ce1">
            <text:p>printLevenshteinDistanceSimilarity(levenshteinDistance, "AMT", "Buffet Fu Lam");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Buffet Oriental</text:p>
          </table:table-cell>
          <table:table-cell table:style-name="ce1"/>
          <table:table-cell office:value-type="string" table:style-name="ce1">
            <text:p>2017-11-24 17:36:15.746</text:p>
          </table:table-cell>
          <table:table-cell office:value-type="string" table:style-name="ce1">
            <text:p>2017-11-24 17:43:53.45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uffet Oriental&quot;);" table:formula="msoxl:=$H$1&amp;$K$1&amp;$I$1&amp;B98&amp;$J$1" table:style-name="ce1">
            <text:p>printLevenshteinDistanceSimilarity(levenshteinDistance, "AMT", "Buffet Oriental");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Bureau En Gros</text:p>
          </table:table-cell>
          <table:table-cell table:style-name="ce1"/>
          <table:table-cell office:value-type="string" table:style-name="ce1">
            <text:p>2017-11-24 17:44:49.73</text:p>
          </table:table-cell>
          <table:table-cell office:value-type="string" table:style-name="ce1">
            <text:p>2017-11-24 18:07:16.37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ureau En Gros&quot;);" table:formula="msoxl:=$H$1&amp;$K$1&amp;$I$1&amp;B99&amp;$J$1" table:style-name="ce1">
            <text:p>printLevenshteinDistanceSimilarity(levenshteinDistance, "AMT", "Bureau En Gros");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Bureau en Gros</text:p>
          </table:table-cell>
          <table:table-cell table:style-name="ce1"/>
          <table:table-cell office:value-type="string" table:style-name="ce1">
            <text:p>2017-11-24 17:37:16.073</text:p>
          </table:table-cell>
          <table:table-cell office:value-type="string" table:style-name="ce1">
            <text:p>2017-11-24 17:43:09.6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ureau en Gros&quot;);" table:formula="msoxl:=$H$1&amp;$K$1&amp;$I$1&amp;B100&amp;$J$1" table:style-name="ce1">
            <text:p>printLevenshteinDistanceSimilarity(levenshteinDistance, "AMT", "Bureau en Gros");</text:p>
          </table:table-cell>
          <table:table-cell table:number-columns-repeated="16376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Burger King</text:p>
          </table:table-cell>
          <table:table-cell table:style-name="ce1"/>
          <table:table-cell office:value-type="string" table:style-name="ce1">
            <text:p>2017-11-24 17:50:44.004</text:p>
          </table:table-cell>
          <table:table-cell office:value-type="string" table:style-name="ce1">
            <text:p>2017-11-24 17:54:24.0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urger King&quot;);" table:formula="msoxl:=$H$1&amp;$K$1&amp;$I$1&amp;B101&amp;$J$1" table:style-name="ce1">
            <text:p>printLevenshteinDistanceSimilarity(levenshteinDistance, "AMT", "Burger King");</text:p>
          </table:table-cell>
          <table:table-cell table:number-columns-repeated="16376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CAA</text:p>
          </table:table-cell>
          <table:table-cell table:style-name="ce1"/>
          <table:table-cell office:value-type="string" table:style-name="ce1">
            <text:p>2017-11-24 17:46:58.736</text:p>
          </table:table-cell>
          <table:table-cell office:value-type="string" table:style-name="ce1">
            <text:p>2017-11-24 17:52:22.37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A&quot;);" table:formula="msoxl:=$H$1&amp;$K$1&amp;$I$1&amp;B102&amp;$J$1" table:style-name="ce1">
            <text:p>printLevenshteinDistanceSimilarity(levenshteinDistance, "AMT", "CAA");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CCTB/PFCE</text:p>
          </table:table-cell>
          <table:table-cell table:style-name="ce1"/>
          <table:table-cell office:value-type="string" table:style-name="ce1">
            <text:p>2017-11-24 17:38:49.776</text:p>
          </table:table-cell>
          <table:table-cell office:value-type="string" table:style-name="ce1">
            <text:p>2017-11-24 18:07:19.90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CTB/PFCE&quot;);" table:formula="msoxl:=$H$1&amp;$K$1&amp;$I$1&amp;B103&amp;$J$1" table:style-name="ce1">
            <text:p>printLevenshteinDistanceSimilarity(levenshteinDistance, "AMT", "CCTB/PFCE");</text:p>
          </table:table-cell>
          <table:table-cell table:number-columns-repeated="16376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CENTRE DENTAIRE CENTRALE LASALLE QC</text:p>
          </table:table-cell>
          <table:table-cell table:style-name="ce1"/>
          <table:table-cell office:value-type="string" table:style-name="ce1">
            <text:p>2017-11-24 18:04:20.41</text:p>
          </table:table-cell>
          <table:table-cell office:value-type="string" table:style-name="ce1">
            <text:p>2017-11-24 18:06:05.12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NTRE DENTAIRE CENTRALE LASALLE QC&quot;);" table:formula="msoxl:=$H$1&amp;$K$1&amp;$I$1&amp;B104&amp;$J$1" table:style-name="ce1">
            <text:p>printLevenshteinDistanceSimilarity(levenshteinDistance, "AMT", "CENTRE DENTAIRE CENTRALE LASALLE QC");</text:p>
          </table:table-cell>
          <table:table-cell table:number-columns-repeated="16376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CLUB DE SOCCER ST HUBERT SAINT-HUBERT QC</text:p>
          </table:table-cell>
          <table:table-cell table:style-name="ce1"/>
          <table:table-cell office:value-type="string" table:style-name="ce1">
            <text:p>2017-11-24 18:05:25.867</text:p>
          </table:table-cell>
          <table:table-cell office:value-type="string" table:style-name="ce1">
            <text:p>2017-11-24 18:05:25.8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LUB DE SOCCER ST HUBERT SAINT-HUBERT QC&quot;);" table:formula="msoxl:=$H$1&amp;$K$1&amp;$I$1&amp;B105&amp;$J$1" table:style-name="ce1">
            <text:p>printLevenshteinDistanceSimilarity(levenshteinDistance, "AMT", "CLUB DE SOCCER ST HUBERT SAINT-HUBERT QC");</text:p>
          </table:table-cell>
          <table:table-cell table:number-columns-repeated="16376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CMR</text:p>
          </table:table-cell>
          <table:table-cell table:style-name="ce1"/>
          <table:table-cell office:value-type="string" table:style-name="ce1">
            <text:p>2017-11-24 18:03:45.76</text:p>
          </table:table-cell>
          <table:table-cell office:value-type="string" table:style-name="ce1">
            <text:p>2017-11-24 18:03:45.86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MR&quot;);" table:formula="msoxl:=$H$1&amp;$K$1&amp;$I$1&amp;B106&amp;$J$1" table:style-name="ce1">
            <text:p>printLevenshteinDistanceSimilarity(levenshteinDistance, "AMT", "CMR");</text:p>
          </table:table-cell>
          <table:table-cell table:number-columns-repeated="16376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COMM.SCOLAIRE MVICTORIN TAXE</text:p>
          </table:table-cell>
          <table:table-cell table:style-name="ce1"/>
          <table:table-cell office:value-type="string" table:style-name="ce1">
            <text:p>2017-11-24 17:52:40.59</text:p>
          </table:table-cell>
          <table:table-cell office:value-type="string" table:style-name="ce1">
            <text:p>2017-11-24 18:06:36.91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MM.SCOLAIRE MVICTORIN TAXE&quot;);" table:formula="msoxl:=$H$1&amp;$K$1&amp;$I$1&amp;B107&amp;$J$1" table:style-name="ce1">
            <text:p>printLevenshteinDistanceSimilarity(levenshteinDistance, "AMT", "COMM.SCOLAIRE MVICTORIN TAXE");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CRA</text:p>
          </table:table-cell>
          <table:table-cell table:style-name="ce1"/>
          <table:table-cell office:value-type="string" table:style-name="ce1">
            <text:p>2017-11-24 17:39:10.672</text:p>
          </table:table-cell>
          <table:table-cell office:value-type="string" table:style-name="ce1">
            <text:p>2017-11-24 18:05:25.57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RA&quot;);" table:formula="msoxl:=$H$1&amp;$K$1&amp;$I$1&amp;B108&amp;$J$1" table:style-name="ce1">
            <text:p>printLevenshteinDistanceSimilarity(levenshteinDistance, "AMT", "CRA");</text:p>
          </table:table-cell>
          <table:table-cell table:number-columns-repeated="16376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CSC*US EMBASSY MRV FEE 703-889-2611 QC</text:p>
          </table:table-cell>
          <table:table-cell table:style-name="ce1"/>
          <table:table-cell office:value-type="string" table:style-name="ce1">
            <text:p>2017-11-24 18:04:52.921</text:p>
          </table:table-cell>
          <table:table-cell office:value-type="string" table:style-name="ce1">
            <text:p>2017-11-24 18:04:52.93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SC*US EMBASSY MRV FEE 703-889-2611 QC&quot;);" table:formula="msoxl:=$H$1&amp;$K$1&amp;$I$1&amp;B109&amp;$J$1" table:style-name="ce1">
            <text:p>printLevenshteinDistanceSimilarity(levenshteinDistance, "AMT", "CSC*US EMBASSY MRV FEE 703-889-2611 QC");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CSST</text:p>
          </table:table-cell>
          <table:table-cell table:style-name="ce1"/>
          <table:table-cell office:value-type="string" table:style-name="ce1">
            <text:p>2017-11-24 17:38:06.01</text:p>
          </table:table-cell>
          <table:table-cell office:value-type="string" table:style-name="ce1">
            <text:p>2017-11-24 17:48:03.19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SST&quot;);" table:formula="msoxl:=$H$1&amp;$K$1&amp;$I$1&amp;B110&amp;$J$1" table:style-name="ce1">
            <text:p>printLevenshteinDistanceSimilarity(levenshteinDistance, "AMT", "CSST");</text:p>
          </table:table-cell>
          <table:table-cell table:number-columns-repeated="16376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CTC/Fuelco</text:p>
          </table:table-cell>
          <table:table-cell table:style-name="ce1"/>
          <table:table-cell office:value-type="string" table:style-name="ce1">
            <text:p>2017-11-24 17:45:30.404</text:p>
          </table:table-cell>
          <table:table-cell office:value-type="string" table:style-name="ce1">
            <text:p>2017-11-24 17:45:31.09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TC/Fuelco&quot;);" table:formula="msoxl:=$H$1&amp;$K$1&amp;$I$1&amp;B111&amp;$J$1" table:style-name="ce1">
            <text:p>printLevenshteinDistanceSimilarity(levenshteinDistance, "AMT", "CTC/Fuelco");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aban</text:p>
          </table:table-cell>
          <table:table-cell table:style-name="ce1"/>
          <table:table-cell office:value-type="string" table:style-name="ce1">
            <text:p>2017-11-24 17:36:28.513</text:p>
          </table:table-cell>
          <table:table-cell office:value-type="string" table:style-name="ce1">
            <text:p>2017-11-24 17:36:28.53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ban&quot;);" table:formula="msoxl:=$H$1&amp;$K$1&amp;$I$1&amp;B112&amp;$J$1" table:style-name="ce1">
            <text:p>printLevenshteinDistanceSimilarity(levenshteinDistance, "AMT", "Caban");</text:p>
          </table:table-cell>
          <table:table-cell table:number-columns-repeated="16376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Cafe 92</text:p>
          </table:table-cell>
          <table:table-cell table:style-name="ce1"/>
          <table:table-cell office:value-type="string" table:style-name="ce1">
            <text:p>2017-11-24 17:48:21.34</text:p>
          </table:table-cell>
          <table:table-cell office:value-type="string" table:style-name="ce1">
            <text:p>2017-11-24 17:48:21.34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fe 92&quot;);" table:formula="msoxl:=$H$1&amp;$K$1&amp;$I$1&amp;B113&amp;$J$1" table:style-name="ce1">
            <text:p>printLevenshteinDistanceSimilarity(levenshteinDistance, "AMT", "Cafe 92");</text:p>
          </table:table-cell>
          <table:table-cell table:number-columns-repeated="16376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Cafe Cito 92</text:p>
          </table:table-cell>
          <table:table-cell table:style-name="ce1"/>
          <table:table-cell office:value-type="string" table:style-name="ce1">
            <text:p>2017-11-24 17:51:56.225</text:p>
          </table:table-cell>
          <table:table-cell office:value-type="string" table:style-name="ce1">
            <text:p>2017-11-24 17:51:56.23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fe Cito 92&quot;);" table:formula="msoxl:=$H$1&amp;$K$1&amp;$I$1&amp;B114&amp;$J$1" table:style-name="ce1">
            <text:p>printLevenshteinDistanceSimilarity(levenshteinDistance, "AMT", "Cafe Cito 92");</text:p>
          </table:table-cell>
          <table:table-cell table:number-columns-repeated="16376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Cafe Depot</text:p>
          </table:table-cell>
          <table:table-cell table:style-name="ce1"/>
          <table:table-cell office:value-type="string" table:style-name="ce1">
            <text:p>2017-11-24 17:50:37.68</text:p>
          </table:table-cell>
          <table:table-cell office:value-type="string" table:style-name="ce1">
            <text:p>2017-11-24 18:02:14.66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fe Depot&quot;);" table:formula="msoxl:=$H$1&amp;$K$1&amp;$I$1&amp;B115&amp;$J$1" table:style-name="ce1">
            <text:p>printLevenshteinDistanceSimilarity(levenshteinDistance, "AMT", "Cafe Depot");</text:p>
          </table:table-cell>
          <table:table-cell table:number-columns-repeated="16376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Cafe St-Paul</text:p>
          </table:table-cell>
          <table:table-cell table:style-name="ce1"/>
          <table:table-cell office:value-type="string" table:style-name="ce1">
            <text:p>2017-11-24 18:06:37.475</text:p>
          </table:table-cell>
          <table:table-cell office:value-type="string" table:style-name="ce1">
            <text:p>2017-11-24 18:06:37.48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fe St-Paul&quot;);" table:formula="msoxl:=$H$1&amp;$K$1&amp;$I$1&amp;B116&amp;$J$1" table:style-name="ce1">
            <text:p>printLevenshteinDistanceSimilarity(levenshteinDistance, "AMT", "Cafe St-Paul");</text:p>
          </table:table-cell>
          <table:table-cell table:number-columns-repeated="16376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Cafe Starbucks</text:p>
          </table:table-cell>
          <table:table-cell table:style-name="ce1"/>
          <table:table-cell office:value-type="string" table:style-name="ce1">
            <text:p>2017-11-24 17:48:03.493</text:p>
          </table:table-cell>
          <table:table-cell office:value-type="string" table:style-name="ce1">
            <text:p>2017-11-24 17:48:03.58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fe Starbucks&quot;);" table:formula="msoxl:=$H$1&amp;$K$1&amp;$I$1&amp;B117&amp;$J$1" table:style-name="ce1">
            <text:p>printLevenshteinDistanceSimilarity(levenshteinDistance, "AMT", "Cafe Starbucks");</text:p>
          </table:table-cell>
          <table:table-cell table:number-columns-repeated="16376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Cafe Vienne</text:p>
          </table:table-cell>
          <table:table-cell table:style-name="ce1"/>
          <table:table-cell office:value-type="string" table:style-name="ce1">
            <text:p>2017-11-24 17:46:58.836</text:p>
          </table:table-cell>
          <table:table-cell office:value-type="string" table:style-name="ce1">
            <text:p>2017-11-24 17:46:58.84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fe Vienne&quot;);" table:formula="msoxl:=$H$1&amp;$K$1&amp;$I$1&amp;B118&amp;$J$1" table:style-name="ce1">
            <text:p>printLevenshteinDistanceSimilarity(levenshteinDistance, "AMT", "Cafe Vienne");</text:p>
          </table:table-cell>
          <table:table-cell table:number-columns-repeated="16376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Cafeden</text:p>
          </table:table-cell>
          <table:table-cell table:style-name="ce1"/>
          <table:table-cell office:value-type="string" table:style-name="ce1">
            <text:p>2017-11-24 17:51:01.92</text:p>
          </table:table-cell>
          <table:table-cell office:value-type="string" table:style-name="ce1">
            <text:p>2017-11-24 17:51:01.93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feden&quot;);" table:formula="msoxl:=$H$1&amp;$K$1&amp;$I$1&amp;B119&amp;$J$1" table:style-name="ce1">
            <text:p>printLevenshteinDistanceSimilarity(levenshteinDistance, "AMT", "Cafeden");</text:p>
          </table:table-cell>
          <table:table-cell table:number-columns-repeated="16376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Cafeteria Cegep</text:p>
          </table:table-cell>
          <table:table-cell table:style-name="ce1"/>
          <table:table-cell office:value-type="string" table:style-name="ce1">
            <text:p>2017-11-24 18:01:49.199</text:p>
          </table:table-cell>
          <table:table-cell office:value-type="string" table:style-name="ce1">
            <text:p>2017-11-24 18:06:36.71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feteria Cegep&quot;);" table:formula="msoxl:=$H$1&amp;$K$1&amp;$I$1&amp;B120&amp;$J$1" table:style-name="ce1">
            <text:p>printLevenshteinDistanceSimilarity(levenshteinDistance, "AMT", "Cafeteria Cegep");</text:p>
          </table:table-cell>
          <table:table-cell table:number-columns-repeated="16376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Cafe 92</text:p>
          </table:table-cell>
          <table:table-cell table:style-name="ce1"/>
          <table:table-cell office:value-type="string" table:style-name="ce1">
            <text:p>2017-11-24 17:48:00.808</text:p>
          </table:table-cell>
          <table:table-cell office:value-type="string" table:style-name="ce1">
            <text:p>2017-11-24 17:48:04.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fe 92&quot;);" table:formula="msoxl:=$H$1&amp;$K$1&amp;$I$1&amp;B121&amp;$J$1" table:style-name="ce1">
            <text:p>printLevenshteinDistanceSimilarity(levenshteinDistance, "AMT", "Cafe 92");</text:p>
          </table:table-cell>
          <table:table-cell table:number-columns-repeated="16376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Cafe Epoca</text:p>
          </table:table-cell>
          <table:table-cell table:style-name="ce1"/>
          <table:table-cell office:value-type="string" table:style-name="ce1">
            <text:p>2017-11-24 17:47:31.988</text:p>
          </table:table-cell>
          <table:table-cell office:value-type="string" table:style-name="ce1">
            <text:p>2017-11-24 17:47:32.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fe Epoca&quot;);" table:formula="msoxl:=$H$1&amp;$K$1&amp;$I$1&amp;B122&amp;$J$1" table:style-name="ce1">
            <text:p>printLevenshteinDistanceSimilarity(levenshteinDistance, "AMT", "Cafe Epoca");</text:p>
          </table:table-cell>
          <table:table-cell table:number-columns-repeated="16376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Canada</text:p>
          </table:table-cell>
          <table:table-cell table:style-name="ce1"/>
          <table:table-cell office:value-type="string" table:style-name="ce1">
            <text:p>2017-11-24 17:46:14.182</text:p>
          </table:table-cell>
          <table:table-cell office:value-type="string" table:style-name="ce1">
            <text:p>2017-11-24 17:46:42.22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nada&quot;);" table:formula="msoxl:=$H$1&amp;$K$1&amp;$I$1&amp;B123&amp;$J$1" table:style-name="ce1">
            <text:p>printLevenshteinDistanceSimilarity(levenshteinDistance, "AMT", "Canada");</text:p>
          </table:table-cell>
          <table:table-cell table:number-columns-repeated="16376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Canada Computers</text:p>
          </table:table-cell>
          <table:table-cell table:style-name="ce1"/>
          <table:table-cell office:value-type="string" table:style-name="ce1">
            <text:p>2017-11-24 17:46:59.312</text:p>
          </table:table-cell>
          <table:table-cell office:value-type="string" table:style-name="ce1">
            <text:p>2017-11-24 17:59:24.53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nada Computers&quot;);" table:formula="msoxl:=$H$1&amp;$K$1&amp;$I$1&amp;B124&amp;$J$1" table:style-name="ce1">
            <text:p>printLevenshteinDistanceSimilarity(levenshteinDistance, "AMT", "Canada Computers");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Canada Foreign Affaires</text:p>
          </table:table-cell>
          <table:table-cell table:style-name="ce1"/>
          <table:table-cell office:value-type="string" table:style-name="ce1">
            <text:p>2017-11-24 17:39:13.293</text:p>
          </table:table-cell>
          <table:table-cell office:value-type="string" table:style-name="ce1">
            <text:p>2017-11-24 17:39:13.29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nada Foreign Affaires&quot;);" table:formula="msoxl:=$H$1&amp;$K$1&amp;$I$1&amp;B125&amp;$J$1" table:style-name="ce1">
            <text:p>printLevenshteinDistanceSimilarity(levenshteinDistance, "AMT", "Canada Foreign Affaires");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anada Post</text:p>
          </table:table-cell>
          <table:table-cell table:style-name="ce1"/>
          <table:table-cell office:value-type="string" table:style-name="ce1">
            <text:p>2017-11-24 17:36:14.496</text:p>
          </table:table-cell>
          <table:table-cell office:value-type="string" table:style-name="ce1">
            <text:p>2017-11-24 17:52:42.14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nada Post&quot;);" table:formula="msoxl:=$H$1&amp;$K$1&amp;$I$1&amp;B126&amp;$J$1" table:style-name="ce1">
            <text:p>printLevenshteinDistanceSimilarity(levenshteinDistance, "AMT", "Canada Post");</text:p>
          </table:table-cell>
          <table:table-cell table:number-columns-repeated="16376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Canadian Museum of Civilization</text:p>
          </table:table-cell>
          <table:table-cell table:style-name="ce1"/>
          <table:table-cell office:value-type="string" table:style-name="ce1">
            <text:p>2017-11-24 17:43:50.787</text:p>
          </table:table-cell>
          <table:table-cell office:value-type="string" table:style-name="ce1">
            <text:p>2017-11-24 17:43:50.81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nadian Museum of Civilization&quot;);" table:formula="msoxl:=$H$1&amp;$K$1&amp;$I$1&amp;B127&amp;$J$1" table:style-name="ce1">
            <text:p>printLevenshteinDistanceSimilarity(levenshteinDistance, "AMT", "Canadian Museum of Civilization");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anadian Tire</text:p>
          </table:table-cell>
          <table:table-cell table:style-name="ce1"/>
          <table:table-cell office:value-type="string" table:style-name="ce1">
            <text:p>2017-11-24 17:36:13.961</text:p>
          </table:table-cell>
          <table:table-cell office:value-type="string" table:style-name="ce1">
            <text:p>2017-11-24 18:06:38.3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nadian Tire&quot;);" table:formula="msoxl:=$H$1&amp;$K$1&amp;$I$1&amp;B128&amp;$J$1" table:style-name="ce1">
            <text:p>printLevenshteinDistanceSimilarity(levenshteinDistance, "AMT", "Canadian Tire");</text:p>
          </table:table-cell>
          <table:table-cell table:number-columns-repeated="16376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Capital One</text:p>
          </table:table-cell>
          <table:table-cell table:style-name="ce1"/>
          <table:table-cell office:value-type="string" table:style-name="ce1">
            <text:p>2017-11-24 17:48:20.376</text:p>
          </table:table-cell>
          <table:table-cell office:value-type="string" table:style-name="ce1">
            <text:p>2017-11-24 17:53:21.01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pital One&quot;);" table:formula="msoxl:=$H$1&amp;$K$1&amp;$I$1&amp;B129&amp;$J$1" table:style-name="ce1">
            <text:p>printLevenshteinDistanceSimilarity(levenshteinDistance, "AMT", "Capital One");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Cardon</text:p>
          </table:table-cell>
          <table:table-cell table:style-name="ce1"/>
          <table:table-cell office:value-type="string" table:style-name="ce1">
            <text:p>2017-11-24 17:38:47.125</text:p>
          </table:table-cell>
          <table:table-cell office:value-type="string" table:style-name="ce1">
            <text:p>2017-11-24 17:38:47.1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rdon&quot;);" table:formula="msoxl:=$H$1&amp;$K$1&amp;$I$1&amp;B130&amp;$J$1" table:style-name="ce1">
            <text:p>printLevenshteinDistanceSimilarity(levenshteinDistance, "AMT", "Cardon");</text:p>
          </table:table-cell>
          <table:table-cell table:number-columns-repeated="16376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Carina Petrosian</text:p>
          </table:table-cell>
          <table:table-cell table:style-name="ce1"/>
          <table:table-cell office:value-type="string" table:style-name="ce1">
            <text:p>2017-11-24 17:48:35.417</text:p>
          </table:table-cell>
          <table:table-cell office:value-type="string" table:style-name="ce1">
            <text:p>2017-11-24 17:51:37.68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rina Petrosian&quot;);" table:formula="msoxl:=$H$1&amp;$K$1&amp;$I$1&amp;B131&amp;$J$1" table:style-name="ce1">
            <text:p>printLevenshteinDistanceSimilarity(levenshteinDistance, "AMT", "Carina Petrosian");</text:p>
          </table:table-cell>
          <table:table-cell table:number-columns-repeated="16376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Casey's Mont-Tremblant</text:p>
          </table:table-cell>
          <table:table-cell table:style-name="ce1"/>
          <table:table-cell office:value-type="string" table:style-name="ce1">
            <text:p>2017-11-24 17:47:48.866</text:p>
          </table:table-cell>
          <table:table-cell office:value-type="string" table:style-name="ce1">
            <text:p>2017-11-24 17:47:48.8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sey's Mont-Tremblant&quot;);" table:formula="msoxl:=$H$1&amp;$K$1&amp;$I$1&amp;B132&amp;$J$1" table:style-name="ce1">
            <text:p>printLevenshteinDistanceSimilarity(levenshteinDistance, "AMT", "Casey's Mont-Tremblant");</text:p>
          </table:table-cell>
          <table:table-cell table:number-columns-repeated="16376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Cegep Saint-Jean-sur-Richelieu</text:p>
          </table:table-cell>
          <table:table-cell table:style-name="ce1"/>
          <table:table-cell office:value-type="string" table:style-name="ce1">
            <text:p>2017-11-24 17:53:02.746</text:p>
          </table:table-cell>
          <table:table-cell office:value-type="string" table:style-name="ce1">
            <text:p>2017-11-24 18:01:16.99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gep Saint-Jean-sur-Richelieu&quot;);" table:formula="msoxl:=$H$1&amp;$K$1&amp;$I$1&amp;B133&amp;$J$1" table:style-name="ce1">
            <text:p>printLevenshteinDistanceSimilarity(levenshteinDistance, "AMT", "Cegep Saint-Jean-sur-Richelieu");</text:p>
          </table:table-cell>
          <table:table-cell table:number-columns-repeated="16376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Cegep St-Jean</text:p>
          </table:table-cell>
          <table:table-cell table:style-name="ce1"/>
          <table:table-cell office:value-type="string" table:style-name="ce1">
            <text:p>2017-11-24 18:04:55.592</text:p>
          </table:table-cell>
          <table:table-cell office:value-type="string" table:style-name="ce1">
            <text:p>2017-11-24 18:05:24.48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gep St-Jean&quot;);" table:formula="msoxl:=$H$1&amp;$K$1&amp;$I$1&amp;B134&amp;$J$1" table:style-name="ce1">
            <text:p>printLevenshteinDistanceSimilarity(levenshteinDistance, "AMT", "Cegep St-Jean");</text:p>
          </table:table-cell>
          <table:table-cell table:number-columns-repeated="16376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Centre Bell</text:p>
          </table:table-cell>
          <table:table-cell table:style-name="ce1"/>
          <table:table-cell office:value-type="string" table:style-name="ce1">
            <text:p>2017-11-24 17:46:24.727</text:p>
          </table:table-cell>
          <table:table-cell office:value-type="string" table:style-name="ce1">
            <text:p>2017-11-24 18:04:55.9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ntre Bell&quot;);" table:formula="msoxl:=$H$1&amp;$K$1&amp;$I$1&amp;B135&amp;$J$1" table:style-name="ce1">
            <text:p>printLevenshteinDistanceSimilarity(levenshteinDistance, "AMT", "Centre Bell");</text:p>
          </table:table-cell>
          <table:table-cell table:number-columns-repeated="16376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Centre De Jardin</text:p>
          </table:table-cell>
          <table:table-cell table:style-name="ce1"/>
          <table:table-cell office:value-type="string" table:style-name="ce1">
            <text:p>2017-11-24 17:53:01.086</text:p>
          </table:table-cell>
          <table:table-cell office:value-type="string" table:style-name="ce1">
            <text:p>2017-11-24 18:05:57.21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ntre De Jardin&quot;);" table:formula="msoxl:=$H$1&amp;$K$1&amp;$I$1&amp;B136&amp;$J$1" table:style-name="ce1">
            <text:p>printLevenshteinDistanceSimilarity(levenshteinDistance, "AMT", "Centre De Jardin");</text:p>
          </table:table-cell>
          <table:table-cell table:number-columns-repeated="16376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Centre Dentair Letourn: 1100 av Beaumont, H3P 3E5</text:p>
          </table:table-cell>
          <table:table-cell table:style-name="ce1"/>
          <table:table-cell office:value-type="string" table:style-name="ce1">
            <text:p>2017-11-24 17:51:56.91</text:p>
          </table:table-cell>
          <table:table-cell office:value-type="string" table:style-name="ce1">
            <text:p>2017-11-24 17:51:56.91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ntre Dentair Letourn: 1100 av Beaumont, H3P 3E5&quot;);" table:formula="msoxl:=$H$1&amp;$K$1&amp;$I$1&amp;B137&amp;$J$1" table:style-name="ce1">
            <text:p>printLevenshteinDistanceSimilarity(levenshteinDistance, "AMT", "Centre Dentair Letourn: 1100 av Beaumont, H3P 3E5");</text:p>
          </table:table-cell>
          <table:table-cell table:number-columns-repeated="16376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Centre Dentair: 7584 rCentrale ste2 H8P 1K5</text:p>
          </table:table-cell>
          <table:table-cell table:style-name="ce1"/>
          <table:table-cell office:value-type="string" table:style-name="ce1">
            <text:p>2017-11-24 17:51:38.361</text:p>
          </table:table-cell>
          <table:table-cell office:value-type="string" table:style-name="ce1">
            <text:p>2017-11-24 17:58:00.62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ntre Dentair: 7584 rCentrale ste2 H8P 1K5&quot;);" table:formula="msoxl:=$H$1&amp;$K$1&amp;$I$1&amp;B138&amp;$J$1" table:style-name="ce1">
            <text:p>printLevenshteinDistanceSimilarity(levenshteinDistance, "AMT", "Centre Dentair: 7584 rCentrale ste2 H8P 1K5");</text:p>
          </table:table-cell>
          <table:table-cell table:number-columns-repeated="16376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Centre Dentaire Centrale</text:p>
          </table:table-cell>
          <table:table-cell table:style-name="ce1"/>
          <table:table-cell office:value-type="string" table:style-name="ce1">
            <text:p>2017-11-24 18:07:18.384</text:p>
          </table:table-cell>
          <table:table-cell office:value-type="string" table:style-name="ce1">
            <text:p>2017-11-24 18:07:18.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ntre Dentaire Centrale&quot;);" table:formula="msoxl:=$H$1&amp;$K$1&amp;$I$1&amp;B139&amp;$J$1" table:style-name="ce1">
            <text:p>printLevenshteinDistanceSimilarity(levenshteinDistance, "AMT", "Centre Dentaire Centrale");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Centre Hi-Fi</text:p>
          </table:table-cell>
          <table:table-cell table:style-name="ce1"/>
          <table:table-cell office:value-type="string" table:style-name="ce1">
            <text:p>2017-11-24 17:43:53.695</text:p>
          </table:table-cell>
          <table:table-cell office:value-type="string" table:style-name="ce1">
            <text:p>2017-11-24 17:43:53.7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ntre Hi-Fi&quot;);" table:formula="msoxl:=$H$1&amp;$K$1&amp;$I$1&amp;B140&amp;$J$1" table:style-name="ce1">
            <text:p>printLevenshteinDistanceSimilarity(levenshteinDistance, "AMT", "Centre Hi-Fi");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entre Saint-Paul</text:p>
          </table:table-cell>
          <table:table-cell table:style-name="ce1"/>
          <table:table-cell office:value-type="string" table:style-name="ce1">
            <text:p>2017-11-24 17:36:14.768</text:p>
          </table:table-cell>
          <table:table-cell office:value-type="string" table:style-name="ce1">
            <text:p>2017-11-24 17:36:14.82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ntre Saint-Paul&quot;);" table:formula="msoxl:=$H$1&amp;$K$1&amp;$I$1&amp;B141&amp;$J$1" table:style-name="ce1">
            <text:p>printLevenshteinDistanceSimilarity(levenshteinDistance, "AMT", "Centre Saint-Paul");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Centre Sportif</text:p>
          </table:table-cell>
          <table:table-cell table:style-name="ce1"/>
          <table:table-cell office:value-type="string" table:style-name="ce1">
            <text:p>2017-11-24 17:39:13.102</text:p>
          </table:table-cell>
          <table:table-cell office:value-type="string" table:style-name="ce1">
            <text:p>2017-11-24 17:39:23.93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ntre Sportif&quot;);" table:formula="msoxl:=$H$1&amp;$K$1&amp;$I$1&amp;B142&amp;$J$1" table:style-name="ce1">
            <text:p>printLevenshteinDistanceSimilarity(levenshteinDistance, "AMT", "Centre Sportif");</text:p>
          </table:table-cell>
          <table:table-cell table:number-columns-repeated="16376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Centre Sportif Notre-Dame-De-Grace</text:p>
          </table:table-cell>
          <table:table-cell table:style-name="ce1"/>
          <table:table-cell office:value-type="string" table:style-name="ce1">
            <text:p>2017-11-24 17:46:55.971</text:p>
          </table:table-cell>
          <table:table-cell office:value-type="string" table:style-name="ce1">
            <text:p>2017-11-24 17:46:55.9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ntre Sportif Notre-Dame-De-Grace&quot;);" table:formula="msoxl:=$H$1&amp;$K$1&amp;$I$1&amp;B143&amp;$J$1" table:style-name="ce1">
            <text:p>printLevenshteinDistanceSimilarity(levenshteinDistance, "AMT", "Centre Sportif Notre-Dame-De-Grace");</text:p>
          </table:table-cell>
          <table:table-cell table:number-columns-repeated="16376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Centre de Jardin Brossard</text:p>
          </table:table-cell>
          <table:table-cell table:style-name="ce1"/>
          <table:table-cell office:value-type="string" table:style-name="ce1">
            <text:p>2017-11-24 17:53:45.671</text:p>
          </table:table-cell>
          <table:table-cell office:value-type="string" table:style-name="ce1">
            <text:p>2017-11-24 17:53:45.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ntre de Jardin Brossard&quot;);" table:formula="msoxl:=$H$1&amp;$K$1&amp;$I$1&amp;B144&amp;$J$1" table:style-name="ce1">
            <text:p>printLevenshteinDistanceSimilarity(levenshteinDistance, "AMT", "Centre de Jardin Brossard");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Centre des science de Montreal</text:p>
          </table:table-cell>
          <table:table-cell table:style-name="ce1"/>
          <table:table-cell office:value-type="string" table:style-name="ce1">
            <text:p>2017-11-24 17:44:44.776</text:p>
          </table:table-cell>
          <table:table-cell office:value-type="string" table:style-name="ce1">
            <text:p>2017-11-24 17:44:44.78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ntre des science de Montreal&quot;);" table:formula="msoxl:=$H$1&amp;$K$1&amp;$I$1&amp;B145&amp;$J$1" table:style-name="ce1">
            <text:p>printLevenshteinDistanceSimilarity(levenshteinDistance, "AMT", "Centre des science de Montreal");</text:p>
          </table:table-cell>
          <table:table-cell table:number-columns-repeated="16376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Centre sportif Rosanne-Laflamme</text:p>
          </table:table-cell>
          <table:table-cell table:style-name="ce1"/>
          <table:table-cell office:value-type="string" table:style-name="ce1">
            <text:p>2017-11-24 18:00:48.276</text:p>
          </table:table-cell>
          <table:table-cell office:value-type="string" table:style-name="ce1">
            <text:p>2017-11-24 18:00:48.54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entre sportif Rosanne-Laflamme&quot;);" table:formula="msoxl:=$H$1&amp;$K$1&amp;$I$1&amp;B146&amp;$J$1" table:style-name="ce1">
            <text:p>printLevenshteinDistanceSimilarity(levenshteinDistance, "AMT", "Centre sportif Rosanne-Laflamme");</text:p>
          </table:table-cell>
          <table:table-cell table:number-columns-repeated="16376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Champion Lanes</text:p>
          </table:table-cell>
          <table:table-cell table:style-name="ce1"/>
          <table:table-cell office:value-type="string" table:style-name="ce1">
            <text:p>2017-11-24 18:03:50.27</text:p>
          </table:table-cell>
          <table:table-cell office:value-type="string" table:style-name="ce1">
            <text:p>2017-11-24 18:03:51.28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hampion Lanes&quot;);" table:formula="msoxl:=$H$1&amp;$K$1&amp;$I$1&amp;B147&amp;$J$1" table:style-name="ce1">
            <text:p>printLevenshteinDistanceSimilarity(levenshteinDistance, "AMT", "Champion Lanes");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ChannelMasterStore.com</text:p>
          </table:table-cell>
          <table:table-cell table:style-name="ce1"/>
          <table:table-cell office:value-type="string" table:style-name="ce1">
            <text:p>2017-11-24 17:43:54.317</text:p>
          </table:table-cell>
          <table:table-cell office:value-type="string" table:style-name="ce1">
            <text:p>2017-11-24 17:43:54.32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hannelMasterStore.com&quot;);" table:formula="msoxl:=$H$1&amp;$K$1&amp;$I$1&amp;B148&amp;$J$1" table:style-name="ce1">
            <text:p>printLevenshteinDistanceSimilarity(levenshteinDistance, "AMT", "ChannelMasterStore.com");</text:p>
          </table:table-cell>
          <table:table-cell table:number-columns-repeated="16376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Charbonneau Claude</text:p>
          </table:table-cell>
          <table:table-cell table:style-name="ce1"/>
          <table:table-cell office:value-type="string" table:style-name="ce1">
            <text:p>2017-11-24 18:00:50.133</text:p>
          </table:table-cell>
          <table:table-cell office:value-type="string" table:style-name="ce1">
            <text:p>2017-11-24 18:00:50.14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harbonneau Claude&quot;);" table:formula="msoxl:=$H$1&amp;$K$1&amp;$I$1&amp;B149&amp;$J$1" table:style-name="ce1">
            <text:p>printLevenshteinDistanceSimilarity(levenshteinDistance, "AMT", "Charbonneau Claude");</text:p>
          </table:table-cell>
          <table:table-cell table:number-columns-repeated="16376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Charcuterie Transilvania</text:p>
          </table:table-cell>
          <table:table-cell table:style-name="ce1"/>
          <table:table-cell office:value-type="string" table:style-name="ce1">
            <text:p>2017-11-24 17:51:37.594</text:p>
          </table:table-cell>
          <table:table-cell office:value-type="string" table:style-name="ce1">
            <text:p>2017-11-24 17:51:37.7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harcuterie Transilvania&quot;);" table:formula="msoxl:=$H$1&amp;$K$1&amp;$I$1&amp;B150&amp;$J$1" table:style-name="ce1">
            <text:p>printLevenshteinDistanceSimilarity(levenshteinDistance, "AMT", "Charcuterie Transilvania");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Chateau Rouge</text:p>
          </table:table-cell>
          <table:table-cell table:style-name="ce1"/>
          <table:table-cell office:value-type="string" table:style-name="ce1">
            <text:p>2017-11-24 17:37:42.281</text:p>
          </table:table-cell>
          <table:table-cell office:value-type="string" table:style-name="ce1">
            <text:p>2017-11-24 17:37:42.3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hateau Rouge&quot;);" table:formula="msoxl:=$H$1&amp;$K$1&amp;$I$1&amp;B151&amp;$J$1" table:style-name="ce1">
            <text:p>printLevenshteinDistanceSimilarity(levenshteinDistance, "AMT", "Chateau Rouge");</text:p>
          </table:table-cell>
          <table:table-cell table:number-columns-repeated="16376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Chatr</text:p>
          </table:table-cell>
          <table:table-cell table:style-name="ce1"/>
          <table:table-cell office:value-type="string" table:style-name="ce1">
            <text:p>2017-11-24 17:48:36.148</text:p>
          </table:table-cell>
          <table:table-cell office:value-type="string" table:style-name="ce1">
            <text:p>2017-11-24 18:07:21.03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hatr&quot;);" table:formula="msoxl:=$H$1&amp;$K$1&amp;$I$1&amp;B152&amp;$J$1" table:style-name="ce1">
            <text:p>printLevenshteinDistanceSimilarity(levenshteinDistance, "AMT", "Chatr");</text:p>
          </table:table-cell>
          <table:table-cell table:number-columns-repeated="16376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Chezticlaude</text:p>
          </table:table-cell>
          <table:table-cell table:style-name="ce1"/>
          <table:table-cell office:value-type="string" table:style-name="ce1">
            <text:p>2017-11-24 18:00:50.123</text:p>
          </table:table-cell>
          <table:table-cell office:value-type="string" table:style-name="ce1">
            <text:p>2017-11-24 18:00:50.1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hezticlaude&quot;);" table:formula="msoxl:=$H$1&amp;$K$1&amp;$I$1&amp;B153&amp;$J$1" table:style-name="ce1">
            <text:p>printLevenshteinDistanceSimilarity(levenshteinDistance, "AMT", "Chezticlaude");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China Garden</text:p>
          </table:table-cell>
          <table:table-cell table:style-name="ce1"/>
          <table:table-cell office:value-type="string" table:style-name="ce1">
            <text:p>2017-11-24 17:44:08.556</text:p>
          </table:table-cell>
          <table:table-cell office:value-type="string" table:style-name="ce1">
            <text:p>2017-11-24 17:44:08.63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hina Garden&quot;);" table:formula="msoxl:=$H$1&amp;$K$1&amp;$I$1&amp;B154&amp;$J$1" table:style-name="ce1">
            <text:p>printLevenshteinDistanceSimilarity(levenshteinDistance, "AMT", "China Garden");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Cineplex</text:p>
          </table:table-cell>
          <table:table-cell table:style-name="ce1"/>
          <table:table-cell office:value-type="string" table:style-name="ce1">
            <text:p>2017-11-24 17:36:39.101</text:p>
          </table:table-cell>
          <table:table-cell office:value-type="string" table:style-name="ce1">
            <text:p>2017-11-24 18:02:15.68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ineplex&quot;);" table:formula="msoxl:=$H$1&amp;$K$1&amp;$I$1&amp;B155&amp;$J$1" table:style-name="ce1">
            <text:p>printLevenshteinDistanceSimilarity(levenshteinDistance, "AMT", "Cineplex");</text:p>
          </table:table-cell>
          <table:table-cell table:number-columns-repeated="16376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Cinq-a-sept</text:p>
          </table:table-cell>
          <table:table-cell table:style-name="ce1"/>
          <table:table-cell office:value-type="string" table:style-name="ce1">
            <text:p>2017-11-24 17:45:14.059</text:p>
          </table:table-cell>
          <table:table-cell office:value-type="string" table:style-name="ce1">
            <text:p>2017-11-24 17:45:14.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inq-a-sept&quot;);" table:formula="msoxl:=$H$1&amp;$K$1&amp;$I$1&amp;B156&amp;$J$1" table:style-name="ce1">
            <text:p>printLevenshteinDistanceSimilarity(levenshteinDistance, "AMT", "Cinq-a-sept");</text:p>
          </table:table-cell>
          <table:table-cell table:number-columns-repeated="16376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Cirque de Soleil</text:p>
          </table:table-cell>
          <table:table-cell table:style-name="ce1"/>
          <table:table-cell office:value-type="string" table:style-name="ce1">
            <text:p>2017-11-24 17:46:42.56</text:p>
          </table:table-cell>
          <table:table-cell office:value-type="string" table:style-name="ce1">
            <text:p>2017-11-24 17:46:54.24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irque de Soleil&quot;);" table:formula="msoxl:=$H$1&amp;$K$1&amp;$I$1&amp;B157&amp;$J$1" table:style-name="ce1">
            <text:p>printLevenshteinDistanceSimilarity(levenshteinDistance, "AMT", "Cirque de Soleil");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Cirque du Soleil</text:p>
          </table:table-cell>
          <table:table-cell table:style-name="ce1"/>
          <table:table-cell office:value-type="string" table:style-name="ce1">
            <text:p>2017-11-24 17:38:47.542</text:p>
          </table:table-cell>
          <table:table-cell office:value-type="string" table:style-name="ce1">
            <text:p>2017-11-24 17:38:49.03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irque du Soleil&quot;);" table:formula="msoxl:=$H$1&amp;$K$1&amp;$I$1&amp;B158&amp;$J$1" table:style-name="ce1">
            <text:p>printLevenshteinDistanceSimilarity(levenshteinDistance, "AMT", "Cirque du Soleil");</text:p>
          </table:table-cell>
          <table:table-cell table:number-columns-repeated="16376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Clarke Medical Imaging</text:p>
          </table:table-cell>
          <table:table-cell table:style-name="ce1"/>
          <table:table-cell office:value-type="string" table:style-name="ce1">
            <text:p>2017-11-24 17:45:58.948</text:p>
          </table:table-cell>
          <table:table-cell office:value-type="string" table:style-name="ce1">
            <text:p>2017-11-24 17:51:21.88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larke Medical Imaging&quot;);" table:formula="msoxl:=$H$1&amp;$K$1&amp;$I$1&amp;B159&amp;$J$1" table:style-name="ce1">
            <text:p>printLevenshteinDistanceSimilarity(levenshteinDistance, "AMT", "Clarke Medical Imaging");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Clinic Medic Elle</text:p>
          </table:table-cell>
          <table:table-cell table:style-name="ce1"/>
          <table:table-cell office:value-type="string" table:style-name="ce1">
            <text:p>2017-11-24 17:43:35.623</text:p>
          </table:table-cell>
          <table:table-cell office:value-type="string" table:style-name="ce1">
            <text:p>2017-11-24 17:43:35.6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linic Medic Elle&quot;);" table:formula="msoxl:=$H$1&amp;$K$1&amp;$I$1&amp;B160&amp;$J$1" table:style-name="ce1">
            <text:p>printLevenshteinDistanceSimilarity(levenshteinDistance, "AMT", "Clinic Medic Elle");</text:p>
          </table:table-cell>
          <table:table-cell table:number-columns-repeated="16376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Club Piscine</text:p>
          </table:table-cell>
          <table:table-cell table:style-name="ce1"/>
          <table:table-cell office:value-type="string" table:style-name="ce1">
            <text:p>2017-11-24 17:52:22.079</text:p>
          </table:table-cell>
          <table:table-cell office:value-type="string" table:style-name="ce1">
            <text:p>2017-11-24 17:53:22.32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lub Piscine&quot;);" table:formula="msoxl:=$H$1&amp;$K$1&amp;$I$1&amp;B161&amp;$J$1" table:style-name="ce1">
            <text:p>printLevenshteinDistanceSimilarity(levenshteinDistance, "AMT", "Club Piscine");</text:p>
          </table:table-cell>
          <table:table-cell table:number-columns-repeated="16376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Club Piscine Plus</text:p>
          </table:table-cell>
          <table:table-cell table:style-name="ce1"/>
          <table:table-cell office:value-type="string" table:style-name="ce1">
            <text:p>2017-11-24 17:58:28.848</text:p>
          </table:table-cell>
          <table:table-cell office:value-type="string" table:style-name="ce1">
            <text:p>2017-11-24 18:00:51.2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lub Piscine Plus&quot;);" table:formula="msoxl:=$H$1&amp;$K$1&amp;$I$1&amp;B162&amp;$J$1" table:style-name="ce1">
            <text:p>printLevenshteinDistanceSimilarity(levenshteinDistance, "AMT", "Club Piscine Plus");</text:p>
          </table:table-cell>
          <table:table-cell table:number-columns-repeated="16376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Club Tissus</text:p>
          </table:table-cell>
          <table:table-cell table:style-name="ce1"/>
          <table:table-cell office:value-type="string" table:style-name="ce1">
            <text:p>2017-11-24 18:06:37.638</text:p>
          </table:table-cell>
          <table:table-cell office:value-type="string" table:style-name="ce1">
            <text:p>2017-11-24 18:06:37.6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lub Tissus&quot;);" table:formula="msoxl:=$H$1&amp;$K$1&amp;$I$1&amp;B163&amp;$J$1" table:style-name="ce1">
            <text:p>printLevenshteinDistanceSimilarity(levenshteinDistance, "AMT", "Club Tissus");</text:p>
          </table:table-cell>
          <table:table-cell table:number-columns-repeated="16376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Coastal Inn Dartmouth (379 Windmill Road, B3A 1J6 Dartmouth)</text:p>
          </table:table-cell>
          <table:table-cell table:style-name="ce1"/>
          <table:table-cell office:value-type="string" table:style-name="ce1">
            <text:p>2017-11-24 17:47:10.587</text:p>
          </table:table-cell>
          <table:table-cell office:value-type="string" table:style-name="ce1">
            <text:p>2017-11-24 17:47:10.59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astal Inn Dartmouth (379 Windmill Road, B3A 1J6 Dartmouth)&quot;);" table:formula="msoxl:=$H$1&amp;$K$1&amp;$I$1&amp;B164&amp;$J$1" table:style-name="ce1">
            <text:p>printLevenshteinDistanceSimilarity(levenshteinDistance, "AMT", "Coastal Inn Dartmouth (379 Windmill Road, B3A 1J6 Dartmouth)");</text:p>
          </table:table-cell>
          <table:table-cell table:number-columns-repeated="16376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Coco Bon</text:p>
          </table:table-cell>
          <table:table-cell table:style-name="ce1"/>
          <table:table-cell office:value-type="string" table:style-name="ce1">
            <text:p>2017-11-24 17:45:59.561</text:p>
          </table:table-cell>
          <table:table-cell office:value-type="string" table:style-name="ce1">
            <text:p>2017-11-24 17:46:40.20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co Bon&quot;);" table:formula="msoxl:=$H$1&amp;$K$1&amp;$I$1&amp;B165&amp;$J$1" table:style-name="ce1">
            <text:p>printLevenshteinDistanceSimilarity(levenshteinDistance, "AMT", "Coco Bon");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Coco Pazzo Boutique</text:p>
          </table:table-cell>
          <table:table-cell table:style-name="ce1"/>
          <table:table-cell office:value-type="string" table:style-name="ce1">
            <text:p>2017-11-24 17:43:25.409</text:p>
          </table:table-cell>
          <table:table-cell office:value-type="string" table:style-name="ce1">
            <text:p>2017-11-24 17:43:25.4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co Pazzo Boutique&quot;);" table:formula="msoxl:=$H$1&amp;$K$1&amp;$I$1&amp;B166&amp;$J$1" table:style-name="ce1">
            <text:p>printLevenshteinDistanceSimilarity(levenshteinDistance, "AMT", "Coco Pazzo Boutique");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CocoBon</text:p>
          </table:table-cell>
          <table:table-cell table:style-name="ce1"/>
          <table:table-cell office:value-type="string" table:style-name="ce1">
            <text:p>2017-11-24 17:44:34.193</text:p>
          </table:table-cell>
          <table:table-cell office:value-type="string" table:style-name="ce1">
            <text:p>2017-11-24 17:44:34.27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coBon&quot;);" table:formula="msoxl:=$H$1&amp;$K$1&amp;$I$1&amp;B167&amp;$J$1" table:style-name="ce1">
            <text:p>printLevenshteinDistanceSimilarity(levenshteinDistance, "AMT", "CocoBon");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Cocobun</text:p>
          </table:table-cell>
          <table:table-cell table:style-name="ce1"/>
          <table:table-cell office:value-type="string" table:style-name="ce1">
            <text:p>2017-11-24 17:39:26.095</text:p>
          </table:table-cell>
          <table:table-cell office:value-type="string" table:style-name="ce1">
            <text:p>2017-11-24 17:39:26.15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cobun&quot;);" table:formula="msoxl:=$H$1&amp;$K$1&amp;$I$1&amp;B168&amp;$J$1" table:style-name="ce1">
            <text:p>printLevenshteinDistanceSimilarity(levenshteinDistance, "AMT", "Cocobun");</text:p>
          </table:table-cell>
          <table:table-cell table:number-columns-repeated="16376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Coffee</text:p>
          </table:table-cell>
          <table:table-cell table:style-name="ce1"/>
          <table:table-cell office:value-type="string" table:style-name="ce1">
            <text:p>2017-11-24 17:53:42.016</text:p>
          </table:table-cell>
          <table:table-cell office:value-type="string" table:style-name="ce1">
            <text:p>2017-11-24 17:53:42.2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ffee&quot;);" table:formula="msoxl:=$H$1&amp;$K$1&amp;$I$1&amp;B169&amp;$J$1" table:style-name="ce1">
            <text:p>printLevenshteinDistanceSimilarity(levenshteinDistance, "AMT", "Coffee");</text:p>
          </table:table-cell>
          <table:table-cell table:number-columns-repeated="16376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Coiffure Belle Angelique</text:p>
          </table:table-cell>
          <table:table-cell table:style-name="ce1"/>
          <table:table-cell office:value-type="string" table:style-name="ce1">
            <text:p>2017-11-24 17:53:01.492</text:p>
          </table:table-cell>
          <table:table-cell office:value-type="string" table:style-name="ce1">
            <text:p>2017-11-24 17:53:02.20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iffure Belle Angelique&quot;);" table:formula="msoxl:=$H$1&amp;$K$1&amp;$I$1&amp;B170&amp;$J$1" table:style-name="ce1">
            <text:p>printLevenshteinDistanceSimilarity(levenshteinDistance, "AMT", "Coiffure Belle Angelique");</text:p>
          </table:table-cell>
          <table:table-cell table:number-columns-repeated="16376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College Saint-Jean-Sur-Richelieu</text:p>
          </table:table-cell>
          <table:table-cell table:style-name="ce1"/>
          <table:table-cell office:value-type="string" table:style-name="ce1">
            <text:p>2017-11-24 17:53:39.424</text:p>
          </table:table-cell>
          <table:table-cell office:value-type="string" table:style-name="ce1">
            <text:p>2017-11-24 17:57:37.36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llege Saint-Jean-Sur-Richelieu&quot;);" table:formula="msoxl:=$H$1&amp;$K$1&amp;$I$1&amp;B171&amp;$J$1" table:style-name="ce1">
            <text:p>printLevenshteinDistanceSimilarity(levenshteinDistance, "AMT", "College Saint-Jean-Sur-Richelieu");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Complex les Ailes</text:p>
          </table:table-cell>
          <table:table-cell table:style-name="ce1"/>
          <table:table-cell office:value-type="string" table:style-name="ce1">
            <text:p>2017-11-24 17:37:43.033</text:p>
          </table:table-cell>
          <table:table-cell office:value-type="string" table:style-name="ce1">
            <text:p>2017-11-24 17:37:43.07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mplex les Ailes&quot;);" table:formula="msoxl:=$H$1&amp;$K$1&amp;$I$1&amp;B172&amp;$J$1" table:style-name="ce1">
            <text:p>printLevenshteinDistanceSimilarity(levenshteinDistance, "AMT", "Complex les Ailes");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Concordia University</text:p>
          </table:table-cell>
          <table:table-cell table:style-name="ce1"/>
          <table:table-cell office:value-type="string" table:style-name="ce1">
            <text:p>2017-11-24 17:44:22.436</text:p>
          </table:table-cell>
          <table:table-cell office:value-type="string" table:style-name="ce1">
            <text:p>2017-11-24 17:44:22.52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ncordia University&quot;);" table:formula="msoxl:=$H$1&amp;$K$1&amp;$I$1&amp;B173&amp;$J$1" table:style-name="ce1">
            <text:p>printLevenshteinDistanceSimilarity(levenshteinDistance, "AMT", "Concordia University");</text:p>
          </table:table-cell>
          <table:table-cell table:number-columns-repeated="16376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Continental Place Alexis Nihon</text:p>
          </table:table-cell>
          <table:table-cell table:style-name="ce1"/>
          <table:table-cell office:value-type="string" table:style-name="ce1">
            <text:p>2017-11-24 17:46:28.649</text:p>
          </table:table-cell>
          <table:table-cell office:value-type="string" table:style-name="ce1">
            <text:p>2017-11-24 17:46:28.7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ntinental Place Alexis Nihon&quot;);" table:formula="msoxl:=$H$1&amp;$K$1&amp;$I$1&amp;B174&amp;$J$1" table:style-name="ce1">
            <text:p>printLevenshteinDistanceSimilarity(levenshteinDistance, "AMT", "Continental Place Alexis Nihon");</text:p>
          </table:table-cell>
          <table:table-cell table:number-columns-repeated="16376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Cool As A Moose</text:p>
          </table:table-cell>
          <table:table-cell table:style-name="ce1"/>
          <table:table-cell office:value-type="string" table:style-name="ce1">
            <text:p>2017-11-24 17:47:10.951</text:p>
          </table:table-cell>
          <table:table-cell office:value-type="string" table:style-name="ce1">
            <text:p>2017-11-24 17:47:10.95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ol As A Moose&quot;);" table:formula="msoxl:=$H$1&amp;$K$1&amp;$I$1&amp;B175&amp;$J$1" table:style-name="ce1">
            <text:p>printLevenshteinDistanceSimilarity(levenshteinDistance, "AMT", "Cool As A Moose");</text:p>
          </table:table-cell>
          <table:table-cell table:number-columns-repeated="16376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Coopsco St-Jean</text:p>
          </table:table-cell>
          <table:table-cell table:style-name="ce1"/>
          <table:table-cell office:value-type="string" table:style-name="ce1">
            <text:p>2017-11-24 18:00:50.749</text:p>
          </table:table-cell>
          <table:table-cell office:value-type="string" table:style-name="ce1">
            <text:p>2017-11-24 18:05:23.78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opsco St-Jean&quot;);" table:formula="msoxl:=$H$1&amp;$K$1&amp;$I$1&amp;B176&amp;$J$1" table:style-name="ce1">
            <text:p>printLevenshteinDistanceSimilarity(levenshteinDistance, "AMT", "Coopsco St-Jean");</text:p>
          </table:table-cell>
          <table:table-cell table:number-columns-repeated="16376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Coopsco-St-Jean</text:p>
          </table:table-cell>
          <table:table-cell table:style-name="ce1"/>
          <table:table-cell office:value-type="string" table:style-name="ce1">
            <text:p>2017-11-24 17:58:02.729</text:p>
          </table:table-cell>
          <table:table-cell office:value-type="string" table:style-name="ce1">
            <text:p>2017-11-24 18:00:19.95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opsco-St-Jean&quot;);" table:formula="msoxl:=$H$1&amp;$K$1&amp;$I$1&amp;B177&amp;$J$1" table:style-name="ce1">
            <text:p>printLevenshteinDistanceSimilarity(levenshteinDistance, "AMT", "Coopsco-St-Jean");</text:p>
          </table:table-cell>
          <table:table-cell table:number-columns-repeated="16376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Coopso St-Jean</text:p>
          </table:table-cell>
          <table:table-cell table:style-name="ce1"/>
          <table:table-cell office:value-type="string" table:style-name="ce1">
            <text:p>2017-11-24 18:01:19.032</text:p>
          </table:table-cell>
          <table:table-cell office:value-type="string" table:style-name="ce1">
            <text:p>2017-11-24 18:01:19.04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opso St-Jean&quot;);" table:formula="msoxl:=$H$1&amp;$K$1&amp;$I$1&amp;B178&amp;$J$1" table:style-name="ce1">
            <text:p>printLevenshteinDistanceSimilarity(levenshteinDistance, "AMT", "Coopso St-Jean");</text:p>
          </table:table-cell>
          <table:table-cell table:number-columns-repeated="16376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Copoli Restaurant</text:p>
          </table:table-cell>
          <table:table-cell table:style-name="ce1"/>
          <table:table-cell office:value-type="string" table:style-name="ce1">
            <text:p>2017-11-24 17:48:34.219</text:p>
          </table:table-cell>
          <table:table-cell office:value-type="string" table:style-name="ce1">
            <text:p>2017-11-24 17:48:34.22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poli Restaurant&quot;);" table:formula="msoxl:=$H$1&amp;$K$1&amp;$I$1&amp;B179&amp;$J$1" table:style-name="ce1">
            <text:p>printLevenshteinDistanceSimilarity(levenshteinDistance, "AMT", "Copoli Restaurant");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Costco</text:p>
          </table:table-cell>
          <table:table-cell table:style-name="ce1"/>
          <table:table-cell office:value-type="string" table:style-name="ce1">
            <text:p>2017-11-24 17:44:06.84</text:p>
          </table:table-cell>
          <table:table-cell office:value-type="string" table:style-name="ce1">
            <text:p>2017-11-24 18:07:22.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stco&quot;);" table:formula="msoxl:=$H$1&amp;$K$1&amp;$I$1&amp;B180&amp;$J$1" table:style-name="ce1">
            <text:p>printLevenshteinDistanceSimilarity(levenshteinDistance, "AMT", "Costco");</text:p>
          </table:table-cell>
          <table:table-cell table:number-columns-repeated="16376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Couche Tard</text:p>
          </table:table-cell>
          <table:table-cell table:style-name="ce1"/>
          <table:table-cell office:value-type="string" table:style-name="ce1">
            <text:p>2017-11-24 17:47:11.671</text:p>
          </table:table-cell>
          <table:table-cell office:value-type="string" table:style-name="ce1">
            <text:p>2017-11-24 17:53:01.35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uche Tard&quot;);" table:formula="msoxl:=$H$1&amp;$K$1&amp;$I$1&amp;B181&amp;$J$1" table:style-name="ce1">
            <text:p>printLevenshteinDistanceSimilarity(levenshteinDistance, "AMT", "Couche Tard");</text:p>
          </table:table-cell>
          <table:table-cell table:number-columns-repeated="16376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Couche Tard Inc</text:p>
          </table:table-cell>
          <table:table-cell table:style-name="ce1"/>
          <table:table-cell office:value-type="string" table:style-name="ce1">
            <text:p>2017-11-24 17:57:10.509</text:p>
          </table:table-cell>
          <table:table-cell office:value-type="string" table:style-name="ce1">
            <text:p>2017-11-24 17:57:10.52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uche Tard Inc&quot;);" table:formula="msoxl:=$H$1&amp;$K$1&amp;$I$1&amp;B182&amp;$J$1" table:style-name="ce1">
            <text:p>printLevenshteinDistanceSimilarity(levenshteinDistance, "AMT", "Couche Tard Inc");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Crazy Cmak</text:p>
          </table:table-cell>
          <table:table-cell table:style-name="ce1"/>
          <table:table-cell office:value-type="string" table:style-name="ce1">
            <text:p>2017-11-24 17:38:02.96</text:p>
          </table:table-cell>
          <table:table-cell office:value-type="string" table:style-name="ce1">
            <text:p>2017-11-24 17:45:42.44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razy Cmak&quot;);" table:formula="msoxl:=$H$1&amp;$K$1&amp;$I$1&amp;B183&amp;$J$1" table:style-name="ce1">
            <text:p>printLevenshteinDistanceSimilarity(levenshteinDistance, "AMT", "Crazy Cmak");</text:p>
          </table:table-cell>
          <table:table-cell table:number-columns-repeated="16376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Cremazie</text:p>
          </table:table-cell>
          <table:table-cell table:style-name="ce1"/>
          <table:table-cell office:value-type="string" table:style-name="ce1">
            <text:p>2017-11-24 17:47:12.02</text:p>
          </table:table-cell>
          <table:table-cell office:value-type="string" table:style-name="ce1">
            <text:p>2017-11-24 17:47:12.17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remazie&quot;);" table:formula="msoxl:=$H$1&amp;$K$1&amp;$I$1&amp;B184&amp;$J$1" table:style-name="ce1">
            <text:p>printLevenshteinDistanceSimilarity(levenshteinDistance, "AMT", "Cremazie");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Croisiere AML</text:p>
          </table:table-cell>
          <table:table-cell table:style-name="ce1"/>
          <table:table-cell office:value-type="string" table:style-name="ce1">
            <text:p>2017-11-24 17:44:21.287</text:p>
          </table:table-cell>
          <table:table-cell office:value-type="string" table:style-name="ce1">
            <text:p>2017-11-24 17:44:21.34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roisiere AML&quot;);" table:formula="msoxl:=$H$1&amp;$K$1&amp;$I$1&amp;B185&amp;$J$1" table:style-name="ce1">
            <text:p>printLevenshteinDistanceSimilarity(levenshteinDistance, "AMT", "Croisiere AML");</text:p>
          </table:table-cell>
          <table:table-cell table:number-columns-repeated="16376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Croix Blue</text:p>
          </table:table-cell>
          <table:table-cell table:style-name="ce1"/>
          <table:table-cell office:value-type="string" table:style-name="ce1">
            <text:p>2017-11-24 18:05:59.773</text:p>
          </table:table-cell>
          <table:table-cell office:value-type="string" table:style-name="ce1">
            <text:p>2017-11-24 18:06:00.2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roix Blue&quot;);" table:formula="msoxl:=$H$1&amp;$K$1&amp;$I$1&amp;B186&amp;$J$1" table:style-name="ce1">
            <text:p>printLevenshteinDistanceSimilarity(levenshteinDistance, "AMT", "Croix Blue");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ultures</text:p>
          </table:table-cell>
          <table:table-cell table:style-name="ce1"/>
          <table:table-cell office:value-type="string" table:style-name="ce1">
            <text:p>2017-11-24 17:36:07.395</text:p>
          </table:table-cell>
          <table:table-cell office:value-type="string" table:style-name="ce1">
            <text:p>2017-11-24 17:50:37.66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ultures&quot;);" table:formula="msoxl:=$H$1&amp;$K$1&amp;$I$1&amp;B187&amp;$J$1" table:style-name="ce1">
            <text:p>printLevenshteinDistanceSimilarity(levenshteinDistance, "AMT", "Cultures");</text:p>
          </table:table-cell>
          <table:table-cell table:number-columns-repeated="16376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Cyclorama</text:p>
          </table:table-cell>
          <table:table-cell table:style-name="ce1"/>
          <table:table-cell office:value-type="string" table:style-name="ce1">
            <text:p>2017-11-24 17:47:11.729</text:p>
          </table:table-cell>
          <table:table-cell office:value-type="string" table:style-name="ce1">
            <text:p>2017-11-24 17:47:11.78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yclorama&quot;);" table:formula="msoxl:=$H$1&amp;$K$1&amp;$I$1&amp;B188&amp;$J$1" table:style-name="ce1">
            <text:p>printLevenshteinDistanceSimilarity(levenshteinDistance, "AMT", "Cyclorama");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Dad's Bagels</text:p>
          </table:table-cell>
          <table:table-cell table:style-name="ce1"/>
          <table:table-cell office:value-type="string" table:style-name="ce1">
            <text:p>2017-11-24 17:38:14.828</text:p>
          </table:table-cell>
          <table:table-cell office:value-type="string" table:style-name="ce1">
            <text:p>2017-11-24 17:38:14.83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ad's Bagels&quot;);" table:formula="msoxl:=$H$1&amp;$K$1&amp;$I$1&amp;B189&amp;$J$1" table:style-name="ce1">
            <text:p>printLevenshteinDistanceSimilarity(levenshteinDistance, "AMT", "Dad's Bagels");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Dairy Queen</text:p>
          </table:table-cell>
          <table:table-cell table:style-name="ce1"/>
          <table:table-cell office:value-type="string" table:style-name="ce1">
            <text:p>2017-11-24 17:38:49.877</text:p>
          </table:table-cell>
          <table:table-cell office:value-type="string" table:style-name="ce1">
            <text:p>2017-11-24 18:06:04.6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airy Queen&quot;);" table:formula="msoxl:=$H$1&amp;$K$1&amp;$I$1&amp;B190&amp;$J$1" table:style-name="ce1">
            <text:p>printLevenshteinDistanceSimilarity(levenshteinDistance, "AMT", "Dairy Queen");</text:p>
          </table:table-cell>
          <table:table-cell table:number-columns-repeated="16376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David's Tea</text:p>
          </table:table-cell>
          <table:table-cell table:style-name="ce1"/>
          <table:table-cell office:value-type="string" table:style-name="ce1">
            <text:p>2017-11-24 17:51:40.208</text:p>
          </table:table-cell>
          <table:table-cell office:value-type="string" table:style-name="ce1">
            <text:p>2017-11-24 17:51:40.21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avid's Tea&quot;);" table:formula="msoxl:=$H$1&amp;$K$1&amp;$I$1&amp;B191&amp;$J$1" table:style-name="ce1">
            <text:p>printLevenshteinDistanceSimilarity(levenshteinDistance, "AMT", "David's Tea");</text:p>
          </table:table-cell>
          <table:table-cell table:number-columns-repeated="16376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Davids Tea</text:p>
          </table:table-cell>
          <table:table-cell table:style-name="ce1"/>
          <table:table-cell office:value-type="string" table:style-name="ce1">
            <text:p>2017-11-24 17:48:35.382</text:p>
          </table:table-cell>
          <table:table-cell office:value-type="string" table:style-name="ce1">
            <text:p>2017-11-24 17:48:35.39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avids Tea&quot;);" table:formula="msoxl:=$H$1&amp;$K$1&amp;$I$1&amp;B192&amp;$J$1" table:style-name="ce1">
            <text:p>printLevenshteinDistanceSimilarity(levenshteinDistance, "AMT", "Davids Tea");</text:p>
          </table:table-cell>
          <table:table-cell table:number-columns-repeated="16376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DeSerres</text:p>
          </table:table-cell>
          <table:table-cell table:style-name="ce1"/>
          <table:table-cell office:value-type="string" table:style-name="ce1">
            <text:p>2017-11-24 18:02:16.841</text:p>
          </table:table-cell>
          <table:table-cell office:value-type="string" table:style-name="ce1">
            <text:p>2017-11-24 18:02:16.85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eSerres&quot;);" table:formula="msoxl:=$H$1&amp;$K$1&amp;$I$1&amp;B193&amp;$J$1" table:style-name="ce1">
            <text:p>printLevenshteinDistanceSimilarity(levenshteinDistance, "AMT", "DeSerres");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Delilah</text:p>
          </table:table-cell>
          <table:table-cell table:style-name="ce1"/>
          <table:table-cell office:value-type="string" table:style-name="ce1">
            <text:p>2017-11-24 17:39:26.075</text:p>
          </table:table-cell>
          <table:table-cell office:value-type="string" table:style-name="ce1">
            <text:p>2017-11-24 17:39:26.08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elilah&quot;);" table:formula="msoxl:=$H$1&amp;$K$1&amp;$I$1&amp;B194&amp;$J$1" table:style-name="ce1">
            <text:p>printLevenshteinDistanceSimilarity(levenshteinDistance, "AMT", "Delilah");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Dell</text:p>
          </table:table-cell>
          <table:table-cell table:style-name="ce1"/>
          <table:table-cell office:value-type="string" table:style-name="ce1">
            <text:p>2017-11-24 17:37:37.558</text:p>
          </table:table-cell>
          <table:table-cell office:value-type="string" table:style-name="ce1">
            <text:p>2017-11-24 17:37:37.56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ell&quot;);" table:formula="msoxl:=$H$1&amp;$K$1&amp;$I$1&amp;B195&amp;$J$1" table:style-name="ce1">
            <text:p>printLevenshteinDistanceSimilarity(levenshteinDistance, "AMT", "Dell");</text:p>
          </table:table-cell>
          <table:table-cell table:number-columns-repeated="16376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Dell.ca</text:p>
          </table:table-cell>
          <table:table-cell table:style-name="ce1"/>
          <table:table-cell office:value-type="string" table:style-name="ce1">
            <text:p>2017-11-24 17:45:12.155</text:p>
          </table:table-cell>
          <table:table-cell office:value-type="string" table:style-name="ce1">
            <text:p>2017-11-24 17:45:12.16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ell.ca&quot;);" table:formula="msoxl:=$H$1&amp;$K$1&amp;$I$1&amp;B196&amp;$J$1" table:style-name="ce1">
            <text:p>printLevenshteinDistanceSimilarity(levenshteinDistance, "AMT", "Dell.ca");</text:p>
          </table:table-cell>
          <table:table-cell table:number-columns-repeated="16376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Depanneur Despres et Desp</text:p>
          </table:table-cell>
          <table:table-cell table:style-name="ce1"/>
          <table:table-cell office:value-type="string" table:style-name="ce1">
            <text:p>2017-11-24 17:47:10.198</text:p>
          </table:table-cell>
          <table:table-cell office:value-type="string" table:style-name="ce1">
            <text:p>2017-11-24 17:47:10.2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epanneur Despres et Desp&quot;);" table:formula="msoxl:=$H$1&amp;$K$1&amp;$I$1&amp;B197&amp;$J$1" table:style-name="ce1">
            <text:p>printLevenshteinDistanceSimilarity(levenshteinDistance, "AMT", "Depanneur Despres et Desp");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Desjardins</text:p>
          </table:table-cell>
          <table:table-cell table:style-name="ce1"/>
          <table:table-cell office:value-type="string" table:style-name="ce1">
            <text:p>2017-11-24 17:43:39.301</text:p>
          </table:table-cell>
          <table:table-cell office:value-type="string" table:style-name="ce1">
            <text:p>2017-11-24 17:43:39.4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esjardins&quot;);" table:formula="msoxl:=$H$1&amp;$K$1&amp;$I$1&amp;B198&amp;$J$1" table:style-name="ce1">
            <text:p>printLevenshteinDistanceSimilarity(levenshteinDistance, "AMT", "Desjardins");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Desjardins Auto Insurance</text:p>
          </table:table-cell>
          <table:table-cell table:style-name="ce1"/>
          <table:table-cell office:value-type="string" table:style-name="ce1">
            <text:p>2017-11-24 17:38:49.424</text:p>
          </table:table-cell>
          <table:table-cell office:value-type="string" table:style-name="ce1">
            <text:p>2017-11-24 18:07:19.0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esjardins Auto Insurance&quot;);" table:formula="msoxl:=$H$1&amp;$K$1&amp;$I$1&amp;B199&amp;$J$1" table:style-name="ce1">
            <text:p>printLevenshteinDistanceSimilarity(levenshteinDistance, "AMT", "Desjardins Auto Insurance");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Desjardins Property Insurance</text:p>
          </table:table-cell>
          <table:table-cell table:style-name="ce1"/>
          <table:table-cell office:value-type="string" table:style-name="ce1">
            <text:p>2017-11-24 17:43:36.803</text:p>
          </table:table-cell>
          <table:table-cell office:value-type="string" table:style-name="ce1">
            <text:p>2017-11-24 18:07:19.07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esjardins Property Insurance&quot;);" table:formula="msoxl:=$H$1&amp;$K$1&amp;$I$1&amp;B200&amp;$J$1" table:style-name="ce1">
            <text:p>printLevenshteinDistanceSimilarity(levenshteinDistance, "AMT", "Desjardins Property Insurance");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Destinatin Dollar</text:p>
          </table:table-cell>
          <table:table-cell table:style-name="ce1"/>
          <table:table-cell office:value-type="string" table:style-name="ce1">
            <text:p>2017-11-24 17:44:09.663</text:p>
          </table:table-cell>
          <table:table-cell office:value-type="string" table:style-name="ce1">
            <text:p>2017-11-24 17:44:10.08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estinatin Dollar&quot;);" table:formula="msoxl:=$H$1&amp;$K$1&amp;$I$1&amp;B201&amp;$J$1" table:style-name="ce1">
            <text:p>printLevenshteinDistanceSimilarity(levenshteinDistance, "AMT", "Destinatin Dollar");</text:p>
          </table:table-cell>
          <table:table-cell table:number-columns-repeated="16376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Dollar Ann Fang Depot</text:p>
          </table:table-cell>
          <table:table-cell table:style-name="ce1"/>
          <table:table-cell office:value-type="string" table:style-name="ce1">
            <text:p>2017-11-24 17:59:46.979</text:p>
          </table:table-cell>
          <table:table-cell office:value-type="string" table:style-name="ce1">
            <text:p>2017-11-24 17:59:47.0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ollar Ann Fang Depot&quot;);" table:formula="msoxl:=$H$1&amp;$K$1&amp;$I$1&amp;B202&amp;$J$1" table:style-name="ce1">
            <text:p>printLevenshteinDistanceSimilarity(levenshteinDistance, "AMT", "Dollar Ann Fang Depot");</text:p>
          </table:table-cell>
          <table:table-cell table:number-columns-repeated="16376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Dollar Store</text:p>
          </table:table-cell>
          <table:table-cell table:style-name="ce1"/>
          <table:table-cell office:value-type="string" table:style-name="ce1">
            <text:p>2017-11-24 18:00:17.653</text:p>
          </table:table-cell>
          <table:table-cell office:value-type="string" table:style-name="ce1">
            <text:p>2017-11-24 18:00:17.72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ollar Store&quot;);" table:formula="msoxl:=$H$1&amp;$K$1&amp;$I$1&amp;B203&amp;$J$1" table:style-name="ce1">
            <text:p>printLevenshteinDistanceSimilarity(levenshteinDistance, "AMT", "Dollar Store");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Dollar Ville</text:p>
          </table:table-cell>
          <table:table-cell table:style-name="ce1"/>
          <table:table-cell office:value-type="string" table:style-name="ce1">
            <text:p>2017-11-24 17:36:46.322</text:p>
          </table:table-cell>
          <table:table-cell office:value-type="string" table:style-name="ce1">
            <text:p>2017-11-24 17:36:46.4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ollar Ville&quot;);" table:formula="msoxl:=$H$1&amp;$K$1&amp;$I$1&amp;B204&amp;$J$1" table:style-name="ce1">
            <text:p>printLevenshteinDistanceSimilarity(levenshteinDistance, "AMT", "Dollar Ville");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ollarama</text:p>
          </table:table-cell>
          <table:table-cell table:style-name="ce1"/>
          <table:table-cell office:value-type="string" table:style-name="ce1">
            <text:p>2017-11-24 17:36:07.7</text:p>
          </table:table-cell>
          <table:table-cell office:value-type="string" table:style-name="ce1">
            <text:p>2017-11-24 18:07:22.19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ollarama&quot;);" table:formula="msoxl:=$H$1&amp;$K$1&amp;$I$1&amp;B205&amp;$J$1" table:style-name="ce1">
            <text:p>printLevenshteinDistanceSimilarity(levenshteinDistance, "AMT", "Dollarama");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Dollarama to Industrielle Alliance</text:p>
          </table:table-cell>
          <table:table-cell table:style-name="ce1"/>
          <table:table-cell office:value-type="string" table:style-name="ce1">
            <text:p>2017-11-24 17:38:13.841</text:p>
          </table:table-cell>
          <table:table-cell office:value-type="string" table:style-name="ce1">
            <text:p>2017-11-24 17:43:01.5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ollarama to Industrielle Alliance&quot;);" table:formula="msoxl:=$H$1&amp;$K$1&amp;$I$1&amp;B206&amp;$J$1" table:style-name="ce1">
            <text:p>printLevenshteinDistanceSimilarity(levenshteinDistance, "AMT", "Dollarama to Industrielle Alliance");</text:p>
          </table:table-cell>
          <table:table-cell table:number-columns-repeated="16376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Dollarama гречанка</text:p>
          </table:table-cell>
          <table:table-cell table:style-name="ce1"/>
          <table:table-cell office:value-type="string" table:style-name="ce1">
            <text:p>2017-11-24 17:45:44.746</text:p>
          </table:table-cell>
          <table:table-cell office:value-type="string" table:style-name="ce1">
            <text:p>2017-11-24 17:45:44.8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ollarama гречанка&quot;);" table:formula="msoxl:=$H$1&amp;$K$1&amp;$I$1&amp;B207&amp;$J$1" table:style-name="ce1">
            <text:p>printLevenshteinDistanceSimilarity(levenshteinDistance, "AMT", "Dollarama гречанка");</text:p>
          </table:table-cell>
          <table:table-cell table:number-columns-repeated="16376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Dominique Voyer</text:p>
          </table:table-cell>
          <table:table-cell table:style-name="ce1"/>
          <table:table-cell office:value-type="string" table:style-name="ce1">
            <text:p>2017-11-24 17:50:42.61</text:p>
          </table:table-cell>
          <table:table-cell office:value-type="string" table:style-name="ce1">
            <text:p>2017-11-24 17:50:42.61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ominique Voyer&quot;);" table:formula="msoxl:=$H$1&amp;$K$1&amp;$I$1&amp;B208&amp;$J$1" table:style-name="ce1">
            <text:p>printLevenshteinDistanceSimilarity(levenshteinDistance, "AMT", "Dominique Voyer");</text:p>
          </table:table-cell>
          <table:table-cell table:number-columns-repeated="16376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Domino's Pizza</text:p>
          </table:table-cell>
          <table:table-cell table:style-name="ce1"/>
          <table:table-cell office:value-type="string" table:style-name="ce1">
            <text:p>2017-11-24 17:43:39.383</text:p>
          </table:table-cell>
          <table:table-cell office:value-type="string" table:style-name="ce1">
            <text:p>2017-11-24 17:48:36.33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omino's Pizza&quot;);" table:formula="msoxl:=$H$1&amp;$K$1&amp;$I$1&amp;B209&amp;$J$1" table:style-name="ce1">
            <text:p>printLevenshteinDistanceSimilarity(levenshteinDistance, "AMT", "Domino's Pizza");</text:p>
          </table:table-cell>
          <table:table-cell table:number-columns-repeated="16376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Double Pizza</text:p>
          </table:table-cell>
          <table:table-cell table:style-name="ce1"/>
          <table:table-cell office:value-type="string" table:style-name="ce1">
            <text:p>2017-11-24 18:04:20.908</text:p>
          </table:table-cell>
          <table:table-cell office:value-type="string" table:style-name="ce1">
            <text:p>2017-11-24 18:07:20.82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ouble Pizza&quot;);" table:formula="msoxl:=$H$1&amp;$K$1&amp;$I$1&amp;B210&amp;$J$1" table:style-name="ce1">
            <text:p>printLevenshteinDistanceSimilarity(levenshteinDistance, "AMT", "Double Pizza");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Dunkin Donut</text:p>
          </table:table-cell>
          <table:table-cell table:style-name="ce1"/>
          <table:table-cell office:value-type="string" table:style-name="ce1">
            <text:p>2017-11-24 17:37:26.866</text:p>
          </table:table-cell>
          <table:table-cell office:value-type="string" table:style-name="ce1">
            <text:p>2017-11-24 17:38:04.69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unkin Donut&quot;);" table:formula="msoxl:=$H$1&amp;$K$1&amp;$I$1&amp;B211&amp;$J$1" table:style-name="ce1">
            <text:p>printLevenshteinDistanceSimilarity(levenshteinDistance, "AMT", "Dunkin Donut");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epanneur</text:p>
          </table:table-cell>
          <table:table-cell table:style-name="ce1"/>
          <table:table-cell office:value-type="string" table:style-name="ce1">
            <text:p>2017-11-24 17:36:11.072</text:p>
          </table:table-cell>
          <table:table-cell office:value-type="string" table:style-name="ce1">
            <text:p>2017-11-24 17:39:38.6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epanneur&quot;);" table:formula="msoxl:=$H$1&amp;$K$1&amp;$I$1&amp;B212&amp;$J$1" table:style-name="ce1">
            <text:p>printLevenshteinDistanceSimilarity(levenshteinDistance, "AMT", "Depanneur");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Ecco</text:p>
          </table:table-cell>
          <table:table-cell table:style-name="ce1"/>
          <table:table-cell office:value-type="string" table:style-name="ce1">
            <text:p>2017-11-24 17:45:01.111</text:p>
          </table:table-cell>
          <table:table-cell office:value-type="string" table:style-name="ce1">
            <text:p>2017-11-24 17:47:30.35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cco&quot;);" table:formula="msoxl:=$H$1&amp;$K$1&amp;$I$1&amp;B213&amp;$J$1" table:style-name="ce1">
            <text:p>printLevenshteinDistanceSimilarity(levenshteinDistance, "AMT", "Ecco");</text:p>
          </table:table-cell>
          <table:table-cell table:number-columns-repeated="16376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Econolodge Miramichi (365 Pleasant Street, E1V 1X4 Miramichi)</text:p>
          </table:table-cell>
          <table:table-cell table:style-name="ce1"/>
          <table:table-cell office:value-type="string" table:style-name="ce1">
            <text:p>2017-11-24 17:47:10.29</text:p>
          </table:table-cell>
          <table:table-cell office:value-type="string" table:style-name="ce1">
            <text:p>2017-11-24 17:47:10.29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conolodge Miramichi (365 Pleasant Street, E1V 1X4 Miramichi)&quot;);" table:formula="msoxl:=$H$1&amp;$K$1&amp;$I$1&amp;B214&amp;$J$1" table:style-name="ce1">
            <text:p>printLevenshteinDistanceSimilarity(levenshteinDistance, "AMT", "Econolodge Miramichi (365 Pleasant Street, E1V 1X4 Miramichi)");</text:p>
          </table:table-cell>
          <table:table-cell table:number-columns-repeated="16376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Eko Rimouski</text:p>
          </table:table-cell>
          <table:table-cell table:style-name="ce1"/>
          <table:table-cell office:value-type="string" table:style-name="ce1">
            <text:p>2017-11-24 17:46:59.945</text:p>
          </table:table-cell>
          <table:table-cell office:value-type="string" table:style-name="ce1">
            <text:p>2017-11-24 17:46:59.95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ko Rimouski&quot;);" table:formula="msoxl:=$H$1&amp;$K$1&amp;$I$1&amp;B215&amp;$J$1" table:style-name="ce1">
            <text:p>printLevenshteinDistanceSimilarity(levenshteinDistance, "AMT", "Eko Rimouski");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Eldorado Import</text:p>
          </table:table-cell>
          <table:table-cell table:style-name="ce1"/>
          <table:table-cell office:value-type="string" table:style-name="ce1">
            <text:p>2017-11-24 17:39:26.032</text:p>
          </table:table-cell>
          <table:table-cell office:value-type="string" table:style-name="ce1">
            <text:p>2017-11-24 17:39:26.06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ldorado Import&quot;);" table:formula="msoxl:=$H$1&amp;$K$1&amp;$I$1&amp;B216&amp;$J$1" table:style-name="ce1">
            <text:p>printLevenshteinDistanceSimilarity(levenshteinDistance, "AMT", "Eldorado Import");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Ella's Deli</text:p>
          </table:table-cell>
          <table:table-cell table:style-name="ce1"/>
          <table:table-cell office:value-type="string" table:style-name="ce1">
            <text:p>2017-11-24 17:37:27.419</text:p>
          </table:table-cell>
          <table:table-cell office:value-type="string" table:style-name="ce1">
            <text:p>2017-11-24 18:05:29.11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lla's Deli&quot;);" table:formula="msoxl:=$H$1&amp;$K$1&amp;$I$1&amp;B217&amp;$J$1" table:style-name="ce1">
            <text:p>printLevenshteinDistanceSimilarity(levenshteinDistance, "AMT", "Ella's Deli");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Employment Insurance</text:p>
          </table:table-cell>
          <table:table-cell table:style-name="ce1"/>
          <table:table-cell office:value-type="string" table:style-name="ce1">
            <text:p>2017-11-24 17:44:45.517</text:p>
          </table:table-cell>
          <table:table-cell office:value-type="string" table:style-name="ce1">
            <text:p>2017-11-24 17:45:01.6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mployment Insurance&quot;);" table:formula="msoxl:=$H$1&amp;$K$1&amp;$I$1&amp;B218&amp;$J$1" table:style-name="ce1">
            <text:p>printLevenshteinDistanceSimilarity(levenshteinDistance, "AMT", "Employment Insurance");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En Gros</text:p>
          </table:table-cell>
          <table:table-cell table:style-name="ce1"/>
          <table:table-cell office:value-type="string" table:style-name="ce1">
            <text:p>2017-11-24 17:36:17.594</text:p>
          </table:table-cell>
          <table:table-cell office:value-type="string" table:style-name="ce1">
            <text:p>2017-11-24 17:36:17.69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n Gros&quot;);" table:formula="msoxl:=$H$1&amp;$K$1&amp;$I$1&amp;B219&amp;$J$1" table:style-name="ce1">
            <text:p>printLevenshteinDistanceSimilarity(levenshteinDistance, "AMT", "En Gros");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Energie Cardio</text:p>
          </table:table-cell>
          <table:table-cell table:style-name="ce1"/>
          <table:table-cell office:value-type="string" table:style-name="ce1">
            <text:p>2017-11-24 17:43:35.074</text:p>
          </table:table-cell>
          <table:table-cell office:value-type="string" table:style-name="ce1">
            <text:p>2017-11-24 17:44:21.81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nergie Cardio&quot;);" table:formula="msoxl:=$H$1&amp;$K$1&amp;$I$1&amp;B220&amp;$J$1" table:style-name="ce1">
            <text:p>printLevenshteinDistanceSimilarity(levenshteinDistance, "AMT", "Energie Cardio");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Epicerie chez Paul</text:p>
          </table:table-cell>
          <table:table-cell table:style-name="ce1"/>
          <table:table-cell office:value-type="string" table:style-name="ce1">
            <text:p>2017-11-24 17:44:08.547</text:p>
          </table:table-cell>
          <table:table-cell office:value-type="string" table:style-name="ce1">
            <text:p>2017-11-24 17:44:08.57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picerie chez Paul&quot;);" table:formula="msoxl:=$H$1&amp;$K$1&amp;$I$1&amp;B221&amp;$J$1" table:style-name="ce1">
            <text:p>printLevenshteinDistanceSimilarity(levenshteinDistance, "AMT", "Epicerie chez Paul");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Epicerie du vieux Quebec</text:p>
          </table:table-cell>
          <table:table-cell table:style-name="ce1"/>
          <table:table-cell office:value-type="string" table:style-name="ce1">
            <text:p>2017-11-24 17:37:51.023</text:p>
          </table:table-cell>
          <table:table-cell office:value-type="string" table:style-name="ce1">
            <text:p>2017-11-24 17:37:51.02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picerie du vieux Quebec&quot;);" table:formula="msoxl:=$H$1&amp;$K$1&amp;$I$1&amp;B222&amp;$J$1" table:style-name="ce1">
            <text:p>printLevenshteinDistanceSimilarity(levenshteinDistance, "AMT", "Epicerie du vieux Quebec");</text:p>
          </table:table-cell>
          <table:table-cell table:number-columns-repeated="16376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Espace pour la vie</text:p>
          </table:table-cell>
          <table:table-cell table:style-name="ce1"/>
          <table:table-cell office:value-type="string" table:style-name="ce1">
            <text:p>2017-11-24 17:46:55.515</text:p>
          </table:table-cell>
          <table:table-cell office:value-type="string" table:style-name="ce1">
            <text:p>2017-11-24 17:46:55.66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space pour la vie&quot;);" table:formula="msoxl:=$H$1&amp;$K$1&amp;$I$1&amp;B223&amp;$J$1" table:style-name="ce1">
            <text:p>printLevenshteinDistanceSimilarity(levenshteinDistance, "AMT", "Espace pour la vie");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Esposito</text:p>
          </table:table-cell>
          <table:table-cell table:style-name="ce1"/>
          <table:table-cell office:value-type="string" table:style-name="ce1">
            <text:p>2017-11-24 17:36:13.357</text:p>
          </table:table-cell>
          <table:table-cell office:value-type="string" table:style-name="ce1">
            <text:p>2017-11-24 17:47:32.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sposito&quot;);" table:formula="msoxl:=$H$1&amp;$K$1&amp;$I$1&amp;B224&amp;$J$1" table:style-name="ce1">
            <text:p>printLevenshteinDistanceSimilarity(levenshteinDistance, "AMT", "Esposito");</text:p>
          </table:table-cell>
          <table:table-cell table:number-columns-repeated="16376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Esso</text:p>
          </table:table-cell>
          <table:table-cell table:style-name="ce1"/>
          <table:table-cell office:value-type="string" table:style-name="ce1">
            <text:p>2017-11-24 17:51:00.258</text:p>
          </table:table-cell>
          <table:table-cell office:value-type="string" table:style-name="ce1">
            <text:p>2017-11-24 18:04:19.2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sso&quot;);" table:formula="msoxl:=$H$1&amp;$K$1&amp;$I$1&amp;B225&amp;$J$1" table:style-name="ce1">
            <text:p>printLevenshteinDistanceSimilarity(levenshteinDistance, "AMT", "Esso");</text:p>
          </table:table-cell>
          <table:table-cell table:number-columns-repeated="16376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Evenko.ca</text:p>
          </table:table-cell>
          <table:table-cell table:style-name="ce1"/>
          <table:table-cell office:value-type="string" table:style-name="ce1">
            <text:p>2017-11-24 18:05:25.891</text:p>
          </table:table-cell>
          <table:table-cell office:value-type="string" table:style-name="ce1">
            <text:p>2017-11-24 18:07:16.0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venko.ca&quot;);" table:formula="msoxl:=$H$1&amp;$K$1&amp;$I$1&amp;B226&amp;$J$1" table:style-name="ce1">
            <text:p>printLevenshteinDistanceSimilarity(levenshteinDistance, "AMT", "Evenko.ca");</text:p>
          </table:table-cell>
          <table:table-cell table:number-columns-repeated="16376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Exo Fruits</text:p>
          </table:table-cell>
          <table:table-cell table:style-name="ce1"/>
          <table:table-cell office:value-type="string" table:style-name="ce1">
            <text:p>2017-11-24 17:47:30.105</text:p>
          </table:table-cell>
          <table:table-cell office:value-type="string" table:style-name="ce1">
            <text:p>2017-11-24 17:47:30.11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xo Fruits&quot;);" table:formula="msoxl:=$H$1&amp;$K$1&amp;$I$1&amp;B227&amp;$J$1" table:style-name="ce1">
            <text:p>printLevenshteinDistanceSimilarity(levenshteinDistance, "AMT", "Exo Fruits");</text:p>
          </table:table-cell>
          <table:table-cell table:number-columns-repeated="16376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FTQ</text:p>
          </table:table-cell>
          <table:table-cell table:style-name="ce1"/>
          <table:table-cell office:value-type="string" table:style-name="ce1">
            <text:p>2017-11-24 18:04:54.897</text:p>
          </table:table-cell>
          <table:table-cell office:value-type="string" table:style-name="ce1">
            <text:p>2017-11-24 18:04:54.98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TQ&quot;);" table:formula="msoxl:=$H$1&amp;$K$1&amp;$I$1&amp;B228&amp;$J$1" table:style-name="ce1">
            <text:p>printLevenshteinDistanceSimilarity(levenshteinDistance, "AMT", "FTQ");</text:p>
          </table:table-cell>
          <table:table-cell table:number-columns-repeated="16376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Fabricville</text:p>
          </table:table-cell>
          <table:table-cell table:style-name="ce1"/>
          <table:table-cell office:value-type="string" table:style-name="ce1">
            <text:p>2017-11-24 17:53:01.516</text:p>
          </table:table-cell>
          <table:table-cell office:value-type="string" table:style-name="ce1">
            <text:p>2017-11-24 17:53:02.07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abricville&quot;);" table:formula="msoxl:=$H$1&amp;$K$1&amp;$I$1&amp;B229&amp;$J$1" table:style-name="ce1">
            <text:p>printLevenshteinDistanceSimilarity(levenshteinDistance, "AMT", "Fabricville");</text:p>
          </table:table-cell>
          <table:table-cell table:number-columns-repeated="16376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Falls Parking</text:p>
          </table:table-cell>
          <table:table-cell table:style-name="ce1"/>
          <table:table-cell office:value-type="string" table:style-name="ce1">
            <text:p>2017-11-24 18:04:19.371</text:p>
          </table:table-cell>
          <table:table-cell office:value-type="string" table:style-name="ce1">
            <text:p>2017-11-24 18:04:19.38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alls Parking&quot;);" table:formula="msoxl:=$H$1&amp;$K$1&amp;$I$1&amp;B230&amp;$J$1" table:style-name="ce1">
            <text:p>printLevenshteinDistanceSimilarity(levenshteinDistance, "AMT", "Falls Parking");</text:p>
          </table:table-cell>
          <table:table-cell table:number-columns-repeated="16376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Familiprix</text:p>
          </table:table-cell>
          <table:table-cell table:style-name="ce1"/>
          <table:table-cell office:value-type="string" table:style-name="ce1">
            <text:p>2017-11-24 17:53:01.47</text:p>
          </table:table-cell>
          <table:table-cell office:value-type="string" table:style-name="ce1">
            <text:p>2017-11-24 17:53:22.70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amiliprix&quot;);" table:formula="msoxl:=$H$1&amp;$K$1&amp;$I$1&amp;B231&amp;$J$1" table:style-name="ce1">
            <text:p>printLevenshteinDistanceSimilarity(levenshteinDistance, "AMT", "Familiprix");</text:p>
          </table:table-cell>
          <table:table-cell table:number-columns-repeated="16376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Fan's Restaurant</text:p>
          </table:table-cell>
          <table:table-cell table:style-name="ce1"/>
          <table:table-cell office:value-type="string" table:style-name="ce1">
            <text:p>2017-11-24 17:47:10.566</text:p>
          </table:table-cell>
          <table:table-cell office:value-type="string" table:style-name="ce1">
            <text:p>2017-11-24 17:47:10.57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an's Restaurant&quot;);" table:formula="msoxl:=$H$1&amp;$K$1&amp;$I$1&amp;B232&amp;$J$1" table:style-name="ce1">
            <text:p>printLevenshteinDistanceSimilarity(levenshteinDistance, "AMT", "Fan's Restaurant");</text:p>
          </table:table-cell>
          <table:table-cell table:number-columns-repeated="16376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Ferme Quinn</text:p>
          </table:table-cell>
          <table:table-cell table:style-name="ce1"/>
          <table:table-cell office:value-type="string" table:style-name="ce1">
            <text:p>2017-11-24 17:47:14.599</text:p>
          </table:table-cell>
          <table:table-cell office:value-type="string" table:style-name="ce1">
            <text:p>2017-11-24 17:47:14.75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erme Quinn&quot;);" table:formula="msoxl:=$H$1&amp;$K$1&amp;$I$1&amp;B233&amp;$J$1" table:style-name="ce1">
            <text:p>printLevenshteinDistanceSimilarity(levenshteinDistance, "AMT", "Ferme Quinn");</text:p>
          </table:table-cell>
          <table:table-cell table:number-columns-repeated="16376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Festijets</text:p>
          </table:table-cell>
          <table:table-cell table:style-name="ce1"/>
          <table:table-cell office:value-type="string" table:style-name="ce1">
            <text:p>2017-11-24 18:02:13.27</text:p>
          </table:table-cell>
          <table:table-cell office:value-type="string" table:style-name="ce1">
            <text:p>2017-11-24 18:02:13.43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estijets&quot;);" table:formula="msoxl:=$H$1&amp;$K$1&amp;$I$1&amp;B234&amp;$J$1" table:style-name="ce1">
            <text:p>printLevenshteinDistanceSimilarity(levenshteinDistance, "AMT", "Festijets");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do</text:p>
          </table:table-cell>
          <table:table-cell table:style-name="ce1"/>
          <table:table-cell office:value-type="string" table:style-name="ce1">
            <text:p>2017-11-24 17:36:16.981</text:p>
          </table:table-cell>
          <table:table-cell office:value-type="string" table:style-name="ce1">
            <text:p>2017-11-24 17:48:21.07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ido&quot;);" table:formula="msoxl:=$H$1&amp;$K$1&amp;$I$1&amp;B235&amp;$J$1" table:style-name="ce1">
            <text:p>printLevenshteinDistanceSimilarity(levenshteinDistance, "AMT", "Fido");</text:p>
          </table:table-cell>
          <table:table-cell table:number-columns-repeated="16376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Fleuriste Tigon</text:p>
          </table:table-cell>
          <table:table-cell table:style-name="ce1"/>
          <table:table-cell office:value-type="string" table:style-name="ce1">
            <text:p>2017-11-24 17:46:10.461</text:p>
          </table:table-cell>
          <table:table-cell office:value-type="string" table:style-name="ce1">
            <text:p>2017-11-24 17:46:10.59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leuriste Tigon&quot;);" table:formula="msoxl:=$H$1&amp;$K$1&amp;$I$1&amp;B236&amp;$J$1" table:style-name="ce1">
            <text:p>printLevenshteinDistanceSimilarity(levenshteinDistance, "AMT", "Fleuriste Tigon");</text:p>
          </table:table-cell>
          <table:table-cell table:number-columns-repeated="16376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Fleuriste de L'Aeroport DFL Inc</text:p>
          </table:table-cell>
          <table:table-cell table:style-name="ce1"/>
          <table:table-cell office:value-type="string" table:style-name="ce1">
            <text:p>2017-11-24 17:48:05.973</text:p>
          </table:table-cell>
          <table:table-cell office:value-type="string" table:style-name="ce1">
            <text:p>2017-11-24 17:48:06.0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leuriste de L'Aeroport DFL Inc&quot;);" table:formula="msoxl:=$H$1&amp;$K$1&amp;$I$1&amp;B237&amp;$J$1" table:style-name="ce1">
            <text:p>printLevenshteinDistanceSimilarity(levenshteinDistance, "AMT", "Fleuriste de L'Aeroport DFL Inc");</text:p>
          </table:table-cell>
          <table:table-cell table:number-columns-repeated="16376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Fleuriste de l'Aeroport</text:p>
          </table:table-cell>
          <table:table-cell table:style-name="ce1"/>
          <table:table-cell office:value-type="string" table:style-name="ce1">
            <text:p>2017-11-24 17:53:20.36</text:p>
          </table:table-cell>
          <table:table-cell office:value-type="string" table:style-name="ce1">
            <text:p>2017-11-24 17:53:20.3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leuriste de l'Aeroport&quot;);" table:formula="msoxl:=$H$1&amp;$K$1&amp;$I$1&amp;B238&amp;$J$1" table:style-name="ce1">
            <text:p>printLevenshteinDistanceSimilarity(levenshteinDistance, "AMT", "Fleuriste de l'Aeroport");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Flex</text:p>
          </table:table-cell>
          <table:table-cell table:style-name="ce1"/>
          <table:table-cell office:value-type="string" table:style-name="ce1">
            <text:p>2017-11-24 17:39:49.497</text:p>
          </table:table-cell>
          <table:table-cell office:value-type="string" table:style-name="ce1">
            <text:p>2017-11-24 17:39:49.50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lex&quot;);" table:formula="msoxl:=$H$1&amp;$K$1&amp;$I$1&amp;B239&amp;$J$1" table:style-name="ce1">
            <text:p>printLevenshteinDistanceSimilarity(levenshteinDistance, "AMT", "Flex");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Florist West</text:p>
          </table:table-cell>
          <table:table-cell table:style-name="ce1"/>
          <table:table-cell office:value-type="string" table:style-name="ce1">
            <text:p>2017-11-24 17:43:21.347</text:p>
          </table:table-cell>
          <table:table-cell office:value-type="string" table:style-name="ce1">
            <text:p>2017-11-24 17:43:21.4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lorist West&quot;);" table:formula="msoxl:=$H$1&amp;$K$1&amp;$I$1&amp;B240&amp;$J$1" table:style-name="ce1">
            <text:p>printLevenshteinDistanceSimilarity(levenshteinDistance, "AMT", "Florist West");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Flying J</text:p>
          </table:table-cell>
          <table:table-cell table:style-name="ce1"/>
          <table:table-cell office:value-type="string" table:style-name="ce1">
            <text:p>2017-11-24 17:44:08.47</text:p>
          </table:table-cell>
          <table:table-cell office:value-type="string" table:style-name="ce1">
            <text:p>2017-11-24 17:44:20.80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lying J&quot;);" table:formula="msoxl:=$H$1&amp;$K$1&amp;$I$1&amp;B241&amp;$J$1" table:style-name="ce1">
            <text:p>printLevenshteinDistanceSimilarity(levenshteinDistance, "AMT", "Flying J");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Foot Locker</text:p>
          </table:table-cell>
          <table:table-cell table:style-name="ce1"/>
          <table:table-cell office:value-type="string" table:style-name="ce1">
            <text:p>2017-11-24 17:39:55.132</text:p>
          </table:table-cell>
          <table:table-cell office:value-type="string" table:style-name="ce1">
            <text:p>2017-11-24 17:39:55.13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oot Locker&quot;);" table:formula="msoxl:=$H$1&amp;$K$1&amp;$I$1&amp;B242&amp;$J$1" table:style-name="ce1">
            <text:p>printLevenshteinDistanceSimilarity(levenshteinDistance, "AMT", "Foot Locker");</text:p>
          </table:table-cell>
          <table:table-cell table:number-columns-repeated="16376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Forever 21</text:p>
          </table:table-cell>
          <table:table-cell table:style-name="ce1"/>
          <table:table-cell office:value-type="string" table:style-name="ce1">
            <text:p>2017-11-24 18:03:51.124</text:p>
          </table:table-cell>
          <table:table-cell office:value-type="string" table:style-name="ce1">
            <text:p>2017-11-24 18:03:51.13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orever 21&quot;);" table:formula="msoxl:=$H$1&amp;$K$1&amp;$I$1&amp;B243&amp;$J$1" table:style-name="ce1">
            <text:p>printLevenshteinDistanceSimilarity(levenshteinDistance, "AMT", "Forever 21");</text:p>
          </table:table-cell>
          <table:table-cell table:number-columns-repeated="16376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Forever21</text:p>
          </table:table-cell>
          <table:table-cell table:style-name="ce1"/>
          <table:table-cell office:value-type="string" table:style-name="ce1">
            <text:p>2017-11-24 17:50:37.63</text:p>
          </table:table-cell>
          <table:table-cell office:value-type="string" table:style-name="ce1">
            <text:p>2017-11-24 17:50:37.64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orever21&quot;);" table:formula="msoxl:=$H$1&amp;$K$1&amp;$I$1&amp;B244&amp;$J$1" table:style-name="ce1">
            <text:p>printLevenshteinDistanceSimilarity(levenshteinDistance, "AMT", "Forever21");</text:p>
          </table:table-cell>
          <table:table-cell table:number-columns-repeated="16376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Frechette Fruits Et Legumes</text:p>
          </table:table-cell>
          <table:table-cell table:style-name="ce1"/>
          <table:table-cell office:value-type="string" table:style-name="ce1">
            <text:p>2017-11-24 17:53:02.153</text:p>
          </table:table-cell>
          <table:table-cell office:value-type="string" table:style-name="ce1">
            <text:p>2017-11-24 17:53:02.16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rechette Fruits Et Legumes&quot;);" table:formula="msoxl:=$H$1&amp;$K$1&amp;$I$1&amp;B245&amp;$J$1" table:style-name="ce1">
            <text:p>printLevenshteinDistanceSimilarity(levenshteinDistance, "AMT", "Frechette Fruits Et Legumes");</text:p>
          </table:table-cell>
          <table:table-cell table:number-columns-repeated="16376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French</text:p>
          </table:table-cell>
          <table:table-cell table:style-name="ce1"/>
          <table:table-cell office:value-type="string" table:style-name="ce1">
            <text:p>2017-11-24 17:45:13.595</text:p>
          </table:table-cell>
          <table:table-cell office:value-type="string" table:style-name="ce1">
            <text:p>2017-11-24 17:45:13.6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rench&quot;);" table:formula="msoxl:=$H$1&amp;$K$1&amp;$I$1&amp;B246&amp;$J$1" table:style-name="ce1">
            <text:p>printLevenshteinDistanceSimilarity(levenshteinDistance, "AMT", "French");</text:p>
          </table:table-cell>
          <table:table-cell table:number-columns-repeated="16376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Fruiterie 440</text:p>
          </table:table-cell>
          <table:table-cell table:style-name="ce1"/>
          <table:table-cell office:value-type="string" table:style-name="ce1">
            <text:p>2017-11-24 17:52:21.822</text:p>
          </table:table-cell>
          <table:table-cell office:value-type="string" table:style-name="ce1">
            <text:p>2017-11-24 18:07:21.86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ruiterie 440&quot;);" table:formula="msoxl:=$H$1&amp;$K$1&amp;$I$1&amp;B247&amp;$J$1" table:style-name="ce1">
            <text:p>printLevenshteinDistanceSimilarity(levenshteinDistance, "AMT", "Fruiterie 440");</text:p>
          </table:table-cell>
          <table:table-cell table:number-columns-repeated="16376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Fruiterie Inc.</text:p>
          </table:table-cell>
          <table:table-cell table:style-name="ce1"/>
          <table:table-cell office:value-type="string" table:style-name="ce1">
            <text:p>2017-11-24 18:00:50.171</text:p>
          </table:table-cell>
          <table:table-cell office:value-type="string" table:style-name="ce1">
            <text:p>2017-11-24 18:00:50.2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ruiterie Inc.&quot;);" table:formula="msoxl:=$H$1&amp;$K$1&amp;$I$1&amp;B248&amp;$J$1" table:style-name="ce1">
            <text:p>printLevenshteinDistanceSimilarity(levenshteinDistance, "AMT", "Fruiterie Inc.");</text:p>
          </table:table-cell>
          <table:table-cell table:number-columns-repeated="16376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Fruits &amp; Legumes Grande</text:p>
          </table:table-cell>
          <table:table-cell table:style-name="ce1"/>
          <table:table-cell office:value-type="string" table:style-name="ce1">
            <text:p>2017-11-24 17:52:21.835</text:p>
          </table:table-cell>
          <table:table-cell office:value-type="string" table:style-name="ce1">
            <text:p>2017-11-24 17:52:21.84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ruits &amp; Legumes Grande&quot;);" table:formula="msoxl:=$H$1&amp;$K$1&amp;$I$1&amp;B249&amp;$J$1" table:style-name="ce1">
            <text:p>printLevenshteinDistanceSimilarity(levenshteinDistance, "AMT", "Fruits &amp; Legumes Grande");</text:p>
          </table:table-cell>
          <table:table-cell table:number-columns-repeated="16376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Fruitterie 440</text:p>
          </table:table-cell>
          <table:table-cell table:style-name="ce1"/>
          <table:table-cell office:value-type="string" table:style-name="ce1">
            <text:p>2017-11-24 18:02:16.638</text:p>
          </table:table-cell>
          <table:table-cell office:value-type="string" table:style-name="ce1">
            <text:p>2017-11-24 18:06:01.45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ruitterie 440&quot;);" table:formula="msoxl:=$H$1&amp;$K$1&amp;$I$1&amp;B250&amp;$J$1" table:style-name="ce1">
            <text:p>printLevenshteinDistanceSimilarity(levenshteinDistance, "AMT", "Fruitterie 440");</text:p>
          </table:table-cell>
          <table:table-cell table:number-columns-repeated="16376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Frutta Si</text:p>
          </table:table-cell>
          <table:table-cell table:style-name="ce1"/>
          <table:table-cell office:value-type="string" table:style-name="ce1">
            <text:p>2017-11-24 18:04:52.955</text:p>
          </table:table-cell>
          <table:table-cell office:value-type="string" table:style-name="ce1">
            <text:p>2017-11-24 18:04:52.9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rutta Si&quot;);" table:formula="msoxl:=$H$1&amp;$K$1&amp;$I$1&amp;B251&amp;$J$1" table:style-name="ce1">
            <text:p>printLevenshteinDistanceSimilarity(levenshteinDistance, "AMT", "Frutta Si");</text:p>
          </table:table-cell>
          <table:table-cell table:number-columns-repeated="16376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Fuel Station Unknown</text:p>
          </table:table-cell>
          <table:table-cell table:style-name="ce1"/>
          <table:table-cell office:value-type="string" table:style-name="ce1">
            <text:p>2017-11-24 18:06:42.956</text:p>
          </table:table-cell>
          <table:table-cell office:value-type="string" table:style-name="ce1">
            <text:p>2017-11-24 18:06:43.2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uel Station Unknown&quot;);" table:formula="msoxl:=$H$1&amp;$K$1&amp;$I$1&amp;B252&amp;$J$1" table:style-name="ce1">
            <text:p>printLevenshteinDistanceSimilarity(levenshteinDistance, "AMT", "Fuel Station Unknown");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Fusee</text:p>
          </table:table-cell>
          <table:table-cell table:style-name="ce1"/>
          <table:table-cell office:value-type="string" table:style-name="ce1">
            <text:p>2017-11-24 17:40:09.709</text:p>
          </table:table-cell>
          <table:table-cell office:value-type="string" table:style-name="ce1">
            <text:p>2017-11-24 17:40:09.71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usee&quot;);" table:formula="msoxl:=$H$1&amp;$K$1&amp;$I$1&amp;B253&amp;$J$1" table:style-name="ce1">
            <text:p>printLevenshteinDistanceSimilarity(levenshteinDistance, "AMT", "Fusee");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Future Shop</text:p>
          </table:table-cell>
          <table:table-cell table:style-name="ce1"/>
          <table:table-cell office:value-type="string" table:style-name="ce1">
            <text:p>2017-11-24 17:36:46.28</text:p>
          </table:table-cell>
          <table:table-cell office:value-type="string" table:style-name="ce1">
            <text:p>2017-11-24 17:50:58.74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uture Shop&quot;);" table:formula="msoxl:=$H$1&amp;$K$1&amp;$I$1&amp;B254&amp;$J$1" table:style-name="ce1">
            <text:p>printLevenshteinDistanceSimilarity(levenshteinDistance, "AMT", "Future Shop");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Gap</text:p>
          </table:table-cell>
          <table:table-cell table:style-name="ce1"/>
          <table:table-cell office:value-type="string" table:style-name="ce1">
            <text:p>2017-11-24 17:43:51.005</text:p>
          </table:table-cell>
          <table:table-cell office:value-type="string" table:style-name="ce1">
            <text:p>2017-11-24 17:43:51.01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ap&quot;);" table:formula="msoxl:=$H$1&amp;$K$1&amp;$I$1&amp;B255&amp;$J$1" table:style-name="ce1">
            <text:p>printLevenshteinDistanceSimilarity(levenshteinDistance, "AMT", "Gap");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Garage Jos Perron</text:p>
          </table:table-cell>
          <table:table-cell table:style-name="ce1"/>
          <table:table-cell office:value-type="string" table:style-name="ce1">
            <text:p>2017-11-24 17:44:21.175</text:p>
          </table:table-cell>
          <table:table-cell office:value-type="string" table:style-name="ce1">
            <text:p>2017-11-24 17:44:21.4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arage Jos Perron&quot;);" table:formula="msoxl:=$H$1&amp;$K$1&amp;$I$1&amp;B256&amp;$J$1" table:style-name="ce1">
            <text:p>printLevenshteinDistanceSimilarity(levenshteinDistance, "AMT", "Garage Jos Perron");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Garage Sale</text:p>
          </table:table-cell>
          <table:table-cell table:style-name="ce1"/>
          <table:table-cell office:value-type="string" table:style-name="ce1">
            <text:p>2017-11-24 17:38:58.563</text:p>
          </table:table-cell>
          <table:table-cell office:value-type="string" table:style-name="ce1">
            <text:p>2017-11-24 17:51:58.2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arage Sale&quot;);" table:formula="msoxl:=$H$1&amp;$K$1&amp;$I$1&amp;B257&amp;$J$1" table:style-name="ce1">
            <text:p>printLevenshteinDistanceSimilarity(levenshteinDistance, "AMT", "Garage Sale");</text:p>
          </table:table-cell>
          <table:table-cell table:number-columns-repeated="16376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Garage Sale Yen 514 823 8355</text:p>
          </table:table-cell>
          <table:table-cell table:style-name="ce1"/>
          <table:table-cell office:value-type="string" table:style-name="ce1">
            <text:p>2017-11-24 17:51:59.555</text:p>
          </table:table-cell>
          <table:table-cell office:value-type="string" table:style-name="ce1">
            <text:p>2017-11-24 17:51:59.73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arage Sale Yen 514 823 8355&quot;);" table:formula="msoxl:=$H$1&amp;$K$1&amp;$I$1&amp;B258&amp;$J$1" table:style-name="ce1">
            <text:p>printLevenshteinDistanceSimilarity(levenshteinDistance, "AMT", "Garage Sale Yen 514 823 8355");</text:p>
          </table:table-cell>
          <table:table-cell table:number-columns-repeated="16376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Garderie Academie Kinder</text:p>
          </table:table-cell>
          <table:table-cell table:style-name="ce1"/>
          <table:table-cell office:value-type="string" table:style-name="ce1">
            <text:p>2017-11-24 17:50:38.636</text:p>
          </table:table-cell>
          <table:table-cell office:value-type="string" table:style-name="ce1">
            <text:p>2017-11-24 17:51:41.90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arderie Academie Kinder&quot;);" table:formula="msoxl:=$H$1&amp;$K$1&amp;$I$1&amp;B259&amp;$J$1" table:style-name="ce1">
            <text:p>printLevenshteinDistanceSimilarity(levenshteinDistance, "AMT", "Garderie Academie Kinder");</text:p>
          </table:table-cell>
          <table:table-cell table:number-columns-repeated="16376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Garderie Educative Les Belles Frimousses</text:p>
          </table:table-cell>
          <table:table-cell table:style-name="ce1"/>
          <table:table-cell office:value-type="string" table:style-name="ce1">
            <text:p>2017-11-24 17:51:58.934</text:p>
          </table:table-cell>
          <table:table-cell office:value-type="string" table:style-name="ce1">
            <text:p>2017-11-24 18:07:21.14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arderie Educative Les Belles Frimousses&quot;);" table:formula="msoxl:=$H$1&amp;$K$1&amp;$I$1&amp;B260&amp;$J$1" table:style-name="ce1">
            <text:p>printLevenshteinDistanceSimilarity(levenshteinDistance, "AMT", "Garderie Educative Les Belles Frimousses");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Gare Centrale</text:p>
          </table:table-cell>
          <table:table-cell table:style-name="ce1"/>
          <table:table-cell office:value-type="string" table:style-name="ce1">
            <text:p>2017-11-24 17:37:50.712</text:p>
          </table:table-cell>
          <table:table-cell office:value-type="string" table:style-name="ce1">
            <text:p>2017-11-24 17:37:50.75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are Centrale&quot;);" table:formula="msoxl:=$H$1&amp;$K$1&amp;$I$1&amp;B261&amp;$J$1" table:style-name="ce1">
            <text:p>printLevenshteinDistanceSimilarity(levenshteinDistance, "AMT", "Gare Centrale");</text:p>
          </table:table-cell>
          <table:table-cell table:number-columns-repeated="16376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Globex2000</text:p>
          </table:table-cell>
          <table:table-cell table:style-name="ce1"/>
          <table:table-cell office:value-type="string" table:style-name="ce1">
            <text:p>2017-11-24 17:51:39.885</text:p>
          </table:table-cell>
          <table:table-cell office:value-type="string" table:style-name="ce1">
            <text:p>2017-11-24 17:51:40.00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lobex2000&quot;);" table:formula="msoxl:=$H$1&amp;$K$1&amp;$I$1&amp;B262&amp;$J$1" table:style-name="ce1">
            <text:p>printLevenshteinDistanceSimilarity(levenshteinDistance, "AMT", "Globex2000");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Globo</text:p>
          </table:table-cell>
          <table:table-cell table:style-name="ce1"/>
          <table:table-cell office:value-type="string" table:style-name="ce1">
            <text:p>2017-11-24 17:37:28.272</text:p>
          </table:table-cell>
          <table:table-cell office:value-type="string" table:style-name="ce1">
            <text:p>2017-11-24 17:37:28.27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lobo&quot;);" table:formula="msoxl:=$H$1&amp;$K$1&amp;$I$1&amp;B263&amp;$J$1" table:style-name="ce1">
            <text:p>printLevenshteinDistanceSimilarity(levenshteinDistance, "AMT", "Globo");</text:p>
          </table:table-cell>
          <table:table-cell table:number-columns-repeated="16376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Google</text:p>
          </table:table-cell>
          <table:table-cell table:style-name="ce1"/>
          <table:table-cell office:value-type="string" table:style-name="ce1">
            <text:p>2017-11-24 17:46:25.146</text:p>
          </table:table-cell>
          <table:table-cell office:value-type="string" table:style-name="ce1">
            <text:p>2017-11-24 17:46:25.15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oogle&quot;);" table:formula="msoxl:=$H$1&amp;$K$1&amp;$I$1&amp;B264&amp;$J$1" table:style-name="ce1">
            <text:p>printLevenshteinDistanceSimilarity(levenshteinDistance, "AMT", "Google");</text:p>
          </table:table-cell>
          <table:table-cell table:number-columns-repeated="16376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Google Play</text:p>
          </table:table-cell>
          <table:table-cell table:style-name="ce1"/>
          <table:table-cell office:value-type="string" table:style-name="ce1">
            <text:p>2017-11-24 17:45:03.359</text:p>
          </table:table-cell>
          <table:table-cell office:value-type="string" table:style-name="ce1">
            <text:p>2017-11-24 17:45:03.36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oogle Play&quot;);" table:formula="msoxl:=$H$1&amp;$K$1&amp;$I$1&amp;B265&amp;$J$1" table:style-name="ce1">
            <text:p>printLevenshteinDistanceSimilarity(levenshteinDistance, "AMT", "Google Play");</text:p>
          </table:table-cell>
          <table:table-cell table:number-columns-repeated="16376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GoogleApps</text:p>
          </table:table-cell>
          <table:table-cell table:style-name="ce1"/>
          <table:table-cell office:value-type="string" table:style-name="ce1">
            <text:p>2017-11-24 17:47:30.702</text:p>
          </table:table-cell>
          <table:table-cell office:value-type="string" table:style-name="ce1">
            <text:p>2017-11-24 17:47:30.7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oogleApps&quot;);" table:formula="msoxl:=$H$1&amp;$K$1&amp;$I$1&amp;B266&amp;$J$1" table:style-name="ce1">
            <text:p>printLevenshteinDistanceSimilarity(levenshteinDistance, "AMT", "GoogleApps");</text:p>
          </table:table-cell>
          <table:table-cell table:number-columns-repeated="16376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Gouttieres Monteregie.com RBQ; 5649-7662-01</text:p>
          </table:table-cell>
          <table:table-cell table:style-name="ce1"/>
          <table:table-cell office:value-type="string" table:style-name="ce1">
            <text:p>2017-11-24 17:52:39.188</text:p>
          </table:table-cell>
          <table:table-cell office:value-type="string" table:style-name="ce1">
            <text:p>2017-11-24 17:52:39.29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outtieres Monteregie.com RBQ; 5649-7662-01&quot;);" table:formula="msoxl:=$H$1&amp;$K$1&amp;$I$1&amp;B267&amp;$J$1" table:style-name="ce1">
            <text:p>printLevenshteinDistanceSimilarity(levenshteinDistance, "AMT", "Gouttieres Monteregie.com RBQ; 5649-7662-01");</text:p>
          </table:table-cell>
          <table:table-cell table:number-columns-repeated="16376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Great-West</text:p>
          </table:table-cell>
          <table:table-cell table:style-name="ce1"/>
          <table:table-cell office:value-type="string" table:style-name="ce1">
            <text:p>2017-11-24 17:51:41.448</text:p>
          </table:table-cell>
          <table:table-cell office:value-type="string" table:style-name="ce1">
            <text:p>2017-11-24 17:51:41.5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reat-West&quot;);" table:formula="msoxl:=$H$1&amp;$K$1&amp;$I$1&amp;B268&amp;$J$1" table:style-name="ce1">
            <text:p>printLevenshteinDistanceSimilarity(levenshteinDistance, "AMT", "Great-West");</text:p>
          </table:table-cell>
          <table:table-cell table:number-columns-repeated="16376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Great-West Life</text:p>
          </table:table-cell>
          <table:table-cell table:style-name="ce1"/>
          <table:table-cell office:value-type="string" table:style-name="ce1">
            <text:p>2017-11-24 17:52:39.441</text:p>
          </table:table-cell>
          <table:table-cell office:value-type="string" table:style-name="ce1">
            <text:p>2017-11-24 17:52:41.60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reat-West Life&quot;);" table:formula="msoxl:=$H$1&amp;$K$1&amp;$I$1&amp;B269&amp;$J$1" table:style-name="ce1">
            <text:p>printLevenshteinDistanceSimilarity(levenshteinDistance, "AMT", "Great-West Life");</text:p>
          </table:table-cell>
          <table:table-cell table:number-columns-repeated="16376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Greich &amp; Scaff</text:p>
          </table:table-cell>
          <table:table-cell table:style-name="ce1"/>
          <table:table-cell office:value-type="string" table:style-name="ce1">
            <text:p>2017-11-24 18:05:57.678</text:p>
          </table:table-cell>
          <table:table-cell office:value-type="string" table:style-name="ce1">
            <text:p>2017-11-24 18:06:00.19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reich &amp; Scaff&quot;);" table:formula="msoxl:=$H$1&amp;$K$1&amp;$I$1&amp;B270&amp;$J$1" table:style-name="ce1">
            <text:p>printLevenshteinDistanceSimilarity(levenshteinDistance, "AMT", "Greich &amp; Scaff");</text:p>
          </table:table-cell>
          <table:table-cell table:number-columns-repeated="16376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Grossery Store</text:p>
          </table:table-cell>
          <table:table-cell table:style-name="ce1"/>
          <table:table-cell office:value-type="string" table:style-name="ce1">
            <text:p>2017-11-24 17:47:10.557</text:p>
          </table:table-cell>
          <table:table-cell office:value-type="string" table:style-name="ce1">
            <text:p>2017-11-24 17:47:10.69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rossery Store&quot;);" table:formula="msoxl:=$H$1&amp;$K$1&amp;$I$1&amp;B271&amp;$J$1" table:style-name="ce1">
            <text:p>printLevenshteinDistanceSimilarity(levenshteinDistance, "AMT", "Grossery Store");</text:p>
          </table:table-cell>
          <table:table-cell table:number-columns-repeated="16376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GroupOn</text:p>
          </table:table-cell>
          <table:table-cell table:style-name="ce1"/>
          <table:table-cell office:value-type="string" table:style-name="ce1">
            <text:p>2017-11-24 18:04:17.274</text:p>
          </table:table-cell>
          <table:table-cell office:value-type="string" table:style-name="ce1">
            <text:p>2017-11-24 18:04:17.28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roupOn&quot;);" table:formula="msoxl:=$H$1&amp;$K$1&amp;$I$1&amp;B272&amp;$J$1" table:style-name="ce1">
            <text:p>printLevenshteinDistanceSimilarity(levenshteinDistance, "AMT", "GroupOn");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Groupon</text:p>
          </table:table-cell>
          <table:table-cell table:style-name="ce1"/>
          <table:table-cell office:value-type="string" table:style-name="ce1">
            <text:p>2017-11-24 17:44:03.58</text:p>
          </table:table-cell>
          <table:table-cell office:value-type="string" table:style-name="ce1">
            <text:p>2017-11-24 17:51:41.46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roupon&quot;);" table:formula="msoxl:=$H$1&amp;$K$1&amp;$I$1&amp;B273&amp;$J$1" table:style-name="ce1">
            <text:p>printLevenshteinDistanceSimilarity(levenshteinDistance, "AMT", "Groupon");</text:p>
          </table:table-cell>
          <table:table-cell table:number-columns-repeated="16376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Groupon.ca</text:p>
          </table:table-cell>
          <table:table-cell table:style-name="ce1"/>
          <table:table-cell office:value-type="string" table:style-name="ce1">
            <text:p>2017-11-24 17:53:17.481</text:p>
          </table:table-cell>
          <table:table-cell office:value-type="string" table:style-name="ce1">
            <text:p>2017-11-24 17:53:43.83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Groupon.ca&quot;);" table:formula="msoxl:=$H$1&amp;$K$1&amp;$I$1&amp;B274&amp;$J$1" table:style-name="ce1">
            <text:p>printLevenshteinDistanceSimilarity(levenshteinDistance, "AMT", "Groupon.ca");</text:p>
          </table:table-cell>
          <table:table-cell table:number-columns-repeated="16376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H&amp;M</text:p>
          </table:table-cell>
          <table:table-cell table:style-name="ce1"/>
          <table:table-cell office:value-type="string" table:style-name="ce1">
            <text:p>2017-11-24 17:58:58.848</text:p>
          </table:table-cell>
          <table:table-cell office:value-type="string" table:style-name="ce1">
            <text:p>2017-11-24 18:03:51.08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&amp;M&quot;);" table:formula="msoxl:=$H$1&amp;$K$1&amp;$I$1&amp;B275&amp;$J$1" table:style-name="ce1">
            <text:p>printLevenshteinDistanceSimilarity(levenshteinDistance, "AMT", "H&amp;M");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HS Realties</text:p>
          </table:table-cell>
          <table:table-cell table:style-name="ce1"/>
          <table:table-cell office:value-type="string" table:style-name="ce1">
            <text:p>2017-11-24 17:39:36.392</text:p>
          </table:table-cell>
          <table:table-cell office:value-type="string" table:style-name="ce1">
            <text:p>2017-11-24 17:39:40.91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S Realties&quot;);" table:formula="msoxl:=$H$1&amp;$K$1&amp;$I$1&amp;B276&amp;$J$1" table:style-name="ce1">
            <text:p>printLevenshteinDistanceSimilarity(levenshteinDistance, "AMT", "HS Realties");</text:p>
          </table:table-cell>
          <table:table-cell table:number-columns-repeated="16376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Hair World</text:p>
          </table:table-cell>
          <table:table-cell table:style-name="ce1"/>
          <table:table-cell office:value-type="string" table:style-name="ce1">
            <text:p>2017-11-24 17:45:29.256</text:p>
          </table:table-cell>
          <table:table-cell office:value-type="string" table:style-name="ce1">
            <text:p>2017-11-24 17:45:29.26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air World&quot;);" table:formula="msoxl:=$H$1&amp;$K$1&amp;$I$1&amp;B277&amp;$J$1" table:style-name="ce1">
            <text:p>printLevenshteinDistanceSimilarity(levenshteinDistance, "AMT", "Hair World");</text:p>
          </table:table-cell>
          <table:table-cell table:number-columns-repeated="16376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Halifax</text:p>
          </table:table-cell>
          <table:table-cell table:style-name="ce1"/>
          <table:table-cell office:value-type="string" table:style-name="ce1">
            <text:p>2017-11-24 17:47:10.85</text:p>
          </table:table-cell>
          <table:table-cell office:value-type="string" table:style-name="ce1">
            <text:p>2017-11-24 17:47:11.04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alifax&quot;);" table:formula="msoxl:=$H$1&amp;$K$1&amp;$I$1&amp;B278&amp;$J$1" table:style-name="ce1">
            <text:p>printLevenshteinDistanceSimilarity(levenshteinDistance, "AMT", "Halifax");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Hartman's Independent</text:p>
          </table:table-cell>
          <table:table-cell table:style-name="ce1"/>
          <table:table-cell office:value-type="string" table:style-name="ce1">
            <text:p>2017-11-24 17:43:50.851</text:p>
          </table:table-cell>
          <table:table-cell office:value-type="string" table:style-name="ce1">
            <text:p>2017-11-24 17:43:50.8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artman's Independent&quot;);" table:formula="msoxl:=$H$1&amp;$K$1&amp;$I$1&amp;B279&amp;$J$1" table:style-name="ce1">
            <text:p>printLevenshteinDistanceSimilarity(levenshteinDistance, "AMT", "Hartman's Independent");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HerbaMiel</text:p>
          </table:table-cell>
          <table:table-cell table:style-name="ce1"/>
          <table:table-cell office:value-type="string" table:style-name="ce1">
            <text:p>2017-11-24 17:44:21.201</text:p>
          </table:table-cell>
          <table:table-cell office:value-type="string" table:style-name="ce1">
            <text:p>2017-11-24 17:44:21.4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erbaMiel&quot;);" table:formula="msoxl:=$H$1&amp;$K$1&amp;$I$1&amp;B280&amp;$J$1" table:style-name="ce1">
            <text:p>printLevenshteinDistanceSimilarity(levenshteinDistance, "AMT", "HerbaMiel");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Hirondelle</text:p>
          </table:table-cell>
          <table:table-cell table:style-name="ce1"/>
          <table:table-cell office:value-type="string" table:style-name="ce1">
            <text:p>2017-11-24 17:36:27.801</text:p>
          </table:table-cell>
          <table:table-cell office:value-type="string" table:style-name="ce1">
            <text:p>2017-11-24 17:36:30.18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irondelle&quot;);" table:formula="msoxl:=$H$1&amp;$K$1&amp;$I$1&amp;B281&amp;$J$1" table:style-name="ce1">
            <text:p>printLevenshteinDistanceSimilarity(levenshteinDistance, "AMT", "Hirondelle");</text:p>
          </table:table-cell>
          <table:table-cell table:number-columns-repeated="16376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Hmshost market</text:p>
          </table:table-cell>
          <table:table-cell table:style-name="ce1"/>
          <table:table-cell office:value-type="string" table:style-name="ce1">
            <text:p>2017-11-24 18:04:19.174</text:p>
          </table:table-cell>
          <table:table-cell office:value-type="string" table:style-name="ce1">
            <text:p>2017-11-24 18:04:20.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mshost market&quot;);" table:formula="msoxl:=$H$1&amp;$K$1&amp;$I$1&amp;B282&amp;$J$1" table:style-name="ce1">
            <text:p>printLevenshteinDistanceSimilarity(levenshteinDistance, "AMT", "Hmshost market");</text:p>
          </table:table-cell>
          <table:table-cell table:number-columns-repeated="16376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Home Depot</text:p>
          </table:table-cell>
          <table:table-cell table:style-name="ce1"/>
          <table:table-cell office:value-type="string" table:style-name="ce1">
            <text:p>2017-11-24 17:46:26.47</text:p>
          </table:table-cell>
          <table:table-cell office:value-type="string" table:style-name="ce1">
            <text:p>2017-11-24 18:07:21.8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ome Depot&quot;);" table:formula="msoxl:=$H$1&amp;$K$1&amp;$I$1&amp;B283&amp;$J$1" table:style-name="ce1">
            <text:p>printLevenshteinDistanceSimilarity(levenshteinDistance, "AMT", "Home Depot");</text:p>
          </table:table-cell>
          <table:table-cell table:number-columns-repeated="16376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Home Hardware / Quincaillerie Hogg</text:p>
          </table:table-cell>
          <table:table-cell table:style-name="ce1"/>
          <table:table-cell office:value-type="string" table:style-name="ce1">
            <text:p>2017-11-24 17:52:41.293</text:p>
          </table:table-cell>
          <table:table-cell office:value-type="string" table:style-name="ce1">
            <text:p>2017-11-24 17:53:01.20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ome Hardware / Quincaillerie Hogg&quot;);" table:formula="msoxl:=$H$1&amp;$K$1&amp;$I$1&amp;B284&amp;$J$1" table:style-name="ce1">
            <text:p>printLevenshteinDistanceSimilarity(levenshteinDistance, "AMT", "Home Hardware / Quincaillerie Hogg");</text:p>
          </table:table-cell>
          <table:table-cell table:number-columns-repeated="16376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Hopital General Juif</text:p>
          </table:table-cell>
          <table:table-cell table:style-name="ce1"/>
          <table:table-cell office:value-type="string" table:style-name="ce1">
            <text:p>2017-11-24 17:58:26.412</text:p>
          </table:table-cell>
          <table:table-cell office:value-type="string" table:style-name="ce1">
            <text:p>2017-11-24 17:58:51.47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opital General Juif&quot;);" table:formula="msoxl:=$H$1&amp;$K$1&amp;$I$1&amp;B285&amp;$J$1" table:style-name="ce1">
            <text:p>printLevenshteinDistanceSimilarity(levenshteinDistance, "AMT", "Hopital General Juif");</text:p>
          </table:table-cell>
          <table:table-cell table:number-columns-repeated="16376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Hotel Marriotte</text:p>
          </table:table-cell>
          <table:table-cell table:style-name="ce1"/>
          <table:table-cell office:value-type="string" table:style-name="ce1">
            <text:p>2017-11-24 17:52:20.44</text:p>
          </table:table-cell>
          <table:table-cell office:value-type="string" table:style-name="ce1">
            <text:p>2017-11-24 17:52:20.59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otel Marriotte&quot;);" table:formula="msoxl:=$H$1&amp;$K$1&amp;$I$1&amp;B286&amp;$J$1" table:style-name="ce1">
            <text:p>printLevenshteinDistanceSimilarity(levenshteinDistance, "AMT", "Hotel Marriotte");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Hydro-Quebec</text:p>
          </table:table-cell>
          <table:table-cell table:style-name="ce1"/>
          <table:table-cell office:value-type="string" table:style-name="ce1">
            <text:p>2017-11-24 17:36:30.039</text:p>
          </table:table-cell>
          <table:table-cell office:value-type="string" table:style-name="ce1">
            <text:p>2017-11-24 18:08:49.2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ydro-Quebec&quot;);" table:formula="msoxl:=$H$1&amp;$K$1&amp;$I$1&amp;B287&amp;$J$1" table:style-name="ce1">
            <text:p>printLevenshteinDistanceSimilarity(levenshteinDistance, "AMT", "Hydro-Quebec");</text:p>
          </table:table-cell>
          <table:table-cell table:number-columns-repeated="16376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HydroSolution</text:p>
          </table:table-cell>
          <table:table-cell table:style-name="ce1"/>
          <table:table-cell office:value-type="string" table:style-name="ce1">
            <text:p>2017-11-24 17:52:37.787</text:p>
          </table:table-cell>
          <table:table-cell office:value-type="string" table:style-name="ce1">
            <text:p>2017-11-24 18:06:38.26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ydroSolution&quot;);" table:formula="msoxl:=$H$1&amp;$K$1&amp;$I$1&amp;B288&amp;$J$1" table:style-name="ce1">
            <text:p>printLevenshteinDistanceSimilarity(levenshteinDistance, "AMT", "HydroSolution");</text:p>
          </table:table-cell>
          <table:table-cell table:number-columns-repeated="16376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Hopital Charles-Le Moyne</text:p>
          </table:table-cell>
          <table:table-cell table:style-name="ce1"/>
          <table:table-cell office:value-type="string" table:style-name="ce1">
            <text:p>2017-11-24 17:54:23.534</text:p>
          </table:table-cell>
          <table:table-cell office:value-type="string" table:style-name="ce1">
            <text:p>2017-11-24 17:54:23.54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opital Charles-Le Moyne&quot;);" table:formula="msoxl:=$H$1&amp;$K$1&amp;$I$1&amp;B289&amp;$J$1" table:style-name="ce1">
            <text:p>printLevenshteinDistanceSimilarity(levenshteinDistance, "AMT", "Hopital Charles-Le Moyne");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Hotel Le Voyageur (2250 boul Sainte-Anne, G1J 1Y2)</text:p>
          </table:table-cell>
          <table:table-cell table:style-name="ce1"/>
          <table:table-cell office:value-type="string" table:style-name="ce1">
            <text:p>2017-11-24 17:44:08.511</text:p>
          </table:table-cell>
          <table:table-cell office:value-type="string" table:style-name="ce1">
            <text:p>2017-11-24 17:44:08.51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otel Le Voyageur (2250 boul Sainte-Anne, G1J 1Y2)&quot;);" table:formula="msoxl:=$H$1&amp;$K$1&amp;$I$1&amp;B290&amp;$J$1" table:style-name="ce1">
            <text:p>printLevenshteinDistanceSimilarity(levenshteinDistance, "AMT", "Hotel Le Voyageur (2250 boul Sainte-Anne, G1J 1Y2)");</text:p>
          </table:table-cell>
          <table:table-cell table:number-columns-repeated="16376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IDP PURCHASE - 1024-LANIEL ST-LAURE</text:p>
          </table:table-cell>
          <table:table-cell table:style-name="ce1"/>
          <table:table-cell office:value-type="string" table:style-name="ce1">
            <text:p>2017-11-24 17:58:01.441</text:p>
          </table:table-cell>
          <table:table-cell office:value-type="string" table:style-name="ce1">
            <text:p>2017-11-24 17:58:01.5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DP PURCHASE - 1024-LANIEL ST-LAURE&quot;);" table:formula="msoxl:=$H$1&amp;$K$1&amp;$I$1&amp;B291&amp;$J$1" table:style-name="ce1">
            <text:p>printLevenshteinDistanceSimilarity(levenshteinDistance, "AMT", "IDP PURCHASE - 1024-LANIEL ST-LAURE");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IGA</text:p>
          </table:table-cell>
          <table:table-cell table:style-name="ce1"/>
          <table:table-cell office:value-type="string" table:style-name="ce1">
            <text:p>2017-11-24 17:36:12.629</text:p>
          </table:table-cell>
          <table:table-cell office:value-type="string" table:style-name="ce1">
            <text:p>2017-11-24 18:07:21.43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GA&quot;);" table:formula="msoxl:=$H$1&amp;$K$1&amp;$I$1&amp;B292&amp;$J$1" table:style-name="ce1">
            <text:p>printLevenshteinDistanceSimilarity(levenshteinDistance, "AMT", "IGA");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IKEA</text:p>
          </table:table-cell>
          <table:table-cell table:style-name="ce1"/>
          <table:table-cell office:value-type="string" table:style-name="ce1">
            <text:p>2017-11-24 17:36:14.212</text:p>
          </table:table-cell>
          <table:table-cell office:value-type="string" table:style-name="ce1">
            <text:p>2017-11-24 17:36:55.67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KEA&quot;);" table:formula="msoxl:=$H$1&amp;$K$1&amp;$I$1&amp;B293&amp;$J$1" table:style-name="ce1">
            <text:p>printLevenshteinDistanceSimilarity(levenshteinDistance, "AMT", "IKEA");</text:p>
          </table:table-cell>
          <table:table-cell table:number-columns-repeated="16376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Igor PRYSZLAK 514 861 9491</text:p>
          </table:table-cell>
          <table:table-cell table:style-name="ce1"/>
          <table:table-cell office:value-type="string" table:style-name="ce1">
            <text:p>2017-11-24 17:51:41.895</text:p>
          </table:table-cell>
          <table:table-cell office:value-type="string" table:style-name="ce1">
            <text:p>2017-11-24 17:51:54.93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gor PRYSZLAK 514 861 9491&quot;);" table:formula="msoxl:=$H$1&amp;$K$1&amp;$I$1&amp;B294&amp;$J$1" table:style-name="ce1">
            <text:p>printLevenshteinDistanceSimilarity(levenshteinDistance, "AMT", "Igor PRYSZLAK 514 861 9491");</text:p>
          </table:table-cell>
          <table:table-cell table:number-columns-repeated="16376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Ihop Best Western</text:p>
          </table:table-cell>
          <table:table-cell table:style-name="ce1"/>
          <table:table-cell office:value-type="string" table:style-name="ce1">
            <text:p>2017-11-24 18:04:19.393</text:p>
          </table:table-cell>
          <table:table-cell office:value-type="string" table:style-name="ce1">
            <text:p>2017-11-24 18:04:19.40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hop Best Western&quot;);" table:formula="msoxl:=$H$1&amp;$K$1&amp;$I$1&amp;B295&amp;$J$1" table:style-name="ce1">
            <text:p>printLevenshteinDistanceSimilarity(levenshteinDistance, "AMT", "Ihop Best Western");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Ikea</text:p>
          </table:table-cell>
          <table:table-cell table:style-name="ce1"/>
          <table:table-cell office:value-type="string" table:style-name="ce1">
            <text:p>2017-11-24 17:43:20.748</text:p>
          </table:table-cell>
          <table:table-cell office:value-type="string" table:style-name="ce1">
            <text:p>2017-11-24 18:06:05.0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kea&quot;);" table:formula="msoxl:=$H$1&amp;$K$1&amp;$I$1&amp;B296&amp;$J$1" table:style-name="ce1">
            <text:p>printLevenshteinDistanceSimilarity(levenshteinDistance, "AMT", "Ikea");</text:p>
          </table:table-cell>
          <table:table-cell table:number-columns-repeated="16376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Il Forneto</text:p>
          </table:table-cell>
          <table:table-cell table:style-name="ce1"/>
          <table:table-cell office:value-type="string" table:style-name="ce1">
            <text:p>2017-11-24 17:47:30.765</text:p>
          </table:table-cell>
          <table:table-cell office:value-type="string" table:style-name="ce1">
            <text:p>2017-11-24 17:47:30.7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l Forneto&quot;);" table:formula="msoxl:=$H$1&amp;$K$1&amp;$I$1&amp;B297&amp;$J$1" table:style-name="ce1">
            <text:p>printLevenshteinDistanceSimilarity(levenshteinDistance, "AMT", "Il Forneto");</text:p>
          </table:table-cell>
          <table:table-cell table:number-columns-repeated="16376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Ile Aux Fleurs</text:p>
          </table:table-cell>
          <table:table-cell table:style-name="ce1"/>
          <table:table-cell office:value-type="string" table:style-name="ce1">
            <text:p>2017-11-24 17:51:16.915</text:p>
          </table:table-cell>
          <table:table-cell office:value-type="string" table:style-name="ce1">
            <text:p>2017-11-24 17:51:37.5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le Aux Fleurs&quot;);" table:formula="msoxl:=$H$1&amp;$K$1&amp;$I$1&amp;B298&amp;$J$1" table:style-name="ce1">
            <text:p>printLevenshteinDistanceSimilarity(levenshteinDistance, "AMT", "Ile Aux Fleurs");</text:p>
          </table:table-cell>
          <table:table-cell table:number-columns-repeated="16376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Ile aux fleur</text:p>
          </table:table-cell>
          <table:table-cell table:style-name="ce1"/>
          <table:table-cell office:value-type="string" table:style-name="ce1">
            <text:p>2017-11-24 17:45:14.795</text:p>
          </table:table-cell>
          <table:table-cell office:value-type="string" table:style-name="ce1">
            <text:p>2017-11-24 17:45:14.80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le aux fleur&quot;);" table:formula="msoxl:=$H$1&amp;$K$1&amp;$I$1&amp;B299&amp;$J$1" table:style-name="ce1">
            <text:p>printLevenshteinDistanceSimilarity(levenshteinDistance, "AMT", "Ile aux fleur");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Impact Styles</text:p>
          </table:table-cell>
          <table:table-cell table:style-name="ce1"/>
          <table:table-cell office:value-type="string" table:style-name="ce1">
            <text:p>2017-11-24 17:36:44.211</text:p>
          </table:table-cell>
          <table:table-cell office:value-type="string" table:style-name="ce1">
            <text:p>2017-11-24 17:36:44.21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mpact Styles&quot;);" table:formula="msoxl:=$H$1&amp;$K$1&amp;$I$1&amp;B300&amp;$J$1" table:style-name="ce1">
            <text:p>printLevenshteinDistanceSimilarity(levenshteinDistance, "AMT", "Impact Styles");</text:p>
          </table:table-cell>
          <table:table-cell table:number-columns-repeated="16376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Indigo Parking</text:p>
          </table:table-cell>
          <table:table-cell table:style-name="ce1"/>
          <table:table-cell office:value-type="string" table:style-name="ce1">
            <text:p>2017-11-24 17:54:24.013</text:p>
          </table:table-cell>
          <table:table-cell office:value-type="string" table:style-name="ce1">
            <text:p>2017-11-24 17:54:24.02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ndigo Parking&quot;);" table:formula="msoxl:=$H$1&amp;$K$1&amp;$I$1&amp;B301&amp;$J$1" table:style-name="ce1">
            <text:p>printLevenshteinDistanceSimilarity(levenshteinDistance, "AMT", "Indigo Parking");</text:p>
          </table:table-cell>
          <table:table-cell table:number-columns-repeated="16376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Industria Coiffure Place</text:p>
          </table:table-cell>
          <table:table-cell table:style-name="ce1"/>
          <table:table-cell office:value-type="string" table:style-name="ce1">
            <text:p>2017-11-24 17:50:42.584</text:p>
          </table:table-cell>
          <table:table-cell office:value-type="string" table:style-name="ce1">
            <text:p>2017-11-24 17:50:42.74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ndustria Coiffure Place&quot;);" table:formula="msoxl:=$H$1&amp;$K$1&amp;$I$1&amp;B302&amp;$J$1" table:style-name="ce1">
            <text:p>printLevenshteinDistanceSimilarity(levenshteinDistance, "AMT", "Industria Coiffure Place");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Industrielle Alliance</text:p>
          </table:table-cell>
          <table:table-cell table:style-name="ce1"/>
          <table:table-cell office:value-type="string" table:style-name="ce1">
            <text:p>2017-11-24 17:39:55.868</text:p>
          </table:table-cell>
          <table:table-cell office:value-type="string" table:style-name="ce1">
            <text:p>2017-11-24 17:39:55.93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ndustrielle Alliance&quot;);" table:formula="msoxl:=$H$1&amp;$K$1&amp;$I$1&amp;B303&amp;$J$1" table:style-name="ce1">
            <text:p>printLevenshteinDistanceSimilarity(levenshteinDistance, "AMT", "Industrielle Alliance");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Insectarium</text:p>
          </table:table-cell>
          <table:table-cell table:style-name="ce1"/>
          <table:table-cell office:value-type="string" table:style-name="ce1">
            <text:p>2017-11-24 17:44:19.612</text:p>
          </table:table-cell>
          <table:table-cell office:value-type="string" table:style-name="ce1">
            <text:p>2017-11-24 17:44:19.6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nsectarium&quot;);" table:formula="msoxl:=$H$1&amp;$K$1&amp;$I$1&amp;B304&amp;$J$1" table:style-name="ce1">
            <text:p>printLevenshteinDistanceSimilarity(levenshteinDistance, "AMT", "Insectarium");</text:p>
          </table:table-cell>
          <table:table-cell table:number-columns-repeated="16376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Iris</text:p>
          </table:table-cell>
          <table:table-cell table:style-name="ce1"/>
          <table:table-cell office:value-type="string" table:style-name="ce1">
            <text:p>2017-11-24 17:52:41.312</text:p>
          </table:table-cell>
          <table:table-cell office:value-type="string" table:style-name="ce1">
            <text:p>2017-11-24 17:52:41.32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ris&quot;);" table:formula="msoxl:=$H$1&amp;$K$1&amp;$I$1&amp;B305&amp;$J$1" table:style-name="ce1">
            <text:p>printLevenshteinDistanceSimilarity(levenshteinDistance, "AMT", "Iris");</text:p>
          </table:table-cell>
          <table:table-cell table:number-columns-repeated="16376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Irving</text:p>
          </table:table-cell>
          <table:table-cell table:style-name="ce1"/>
          <table:table-cell office:value-type="string" table:style-name="ce1">
            <text:p>2017-11-24 17:46:59.888</text:p>
          </table:table-cell>
          <table:table-cell office:value-type="string" table:style-name="ce1">
            <text:p>2017-11-24 17:47:10.49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rving&quot;);" table:formula="msoxl:=$H$1&amp;$K$1&amp;$I$1&amp;B306&amp;$J$1" table:style-name="ce1">
            <text:p>printLevenshteinDistanceSimilarity(levenshteinDistance, "AMT", "Irving");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Island Inkjet</text:p>
          </table:table-cell>
          <table:table-cell table:style-name="ce1"/>
          <table:table-cell office:value-type="string" table:style-name="ce1">
            <text:p>2017-11-24 17:43:35.088</text:p>
          </table:table-cell>
          <table:table-cell office:value-type="string" table:style-name="ce1">
            <text:p>2017-11-24 17:43:35.14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sland Inkjet&quot;);" table:formula="msoxl:=$H$1&amp;$K$1&amp;$I$1&amp;B307&amp;$J$1" table:style-name="ce1">
            <text:p>printLevenshteinDistanceSimilarity(levenshteinDistance, "AMT", "Island Inkjet");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Italian</text:p>
          </table:table-cell>
          <table:table-cell table:style-name="ce1"/>
          <table:table-cell office:value-type="string" table:style-name="ce1">
            <text:p>2017-11-24 17:37:18.247</text:p>
          </table:table-cell>
          <table:table-cell office:value-type="string" table:style-name="ce1">
            <text:p>2017-11-24 17:37:18.25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talian&quot;);" table:formula="msoxl:=$H$1&amp;$K$1&amp;$I$1&amp;B308&amp;$J$1" table:style-name="ce1">
            <text:p>printLevenshteinDistanceSimilarity(levenshteinDistance, "AMT", "Italian");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JGH Cafeteria</text:p>
          </table:table-cell>
          <table:table-cell table:style-name="ce1"/>
          <table:table-cell office:value-type="string" table:style-name="ce1">
            <text:p>2017-11-24 17:45:00.802</text:p>
          </table:table-cell>
          <table:table-cell office:value-type="string" table:style-name="ce1">
            <text:p>2017-11-24 17:50:38.13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JGH Cafeteria&quot;);" table:formula="msoxl:=$H$1&amp;$K$1&amp;$I$1&amp;B309&amp;$J$1" table:style-name="ce1">
            <text:p>printLevenshteinDistanceSimilarity(levenshteinDistance, "AMT", "JGH Cafeteria");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JGH Cafeteria</text:p>
          </table:table-cell>
          <table:table-cell table:style-name="ce1"/>
          <table:table-cell office:value-type="string" table:style-name="ce1">
            <text:p>2017-11-24 17:38:25.373</text:p>
          </table:table-cell>
          <table:table-cell office:value-type="string" table:style-name="ce1">
            <text:p>2017-11-24 17:38:27.29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JGH Cafeteria&quot;);" table:formula="msoxl:=$H$1&amp;$K$1&amp;$I$1&amp;B310&amp;$J$1" table:style-name="ce1">
            <text:p>printLevenshteinDistanceSimilarity(levenshteinDistance, "AMT", "JGH Cafeteria");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Jardin Botanique</text:p>
          </table:table-cell>
          <table:table-cell table:style-name="ce1"/>
          <table:table-cell office:value-type="string" table:style-name="ce1">
            <text:p>2017-11-24 17:43:26.994</text:p>
          </table:table-cell>
          <table:table-cell office:value-type="string" table:style-name="ce1">
            <text:p>2017-11-24 18:01:16.35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Jardin Botanique&quot;);" table:formula="msoxl:=$H$1&amp;$K$1&amp;$I$1&amp;B311&amp;$J$1" table:style-name="ce1">
            <text:p>printLevenshteinDistanceSimilarity(levenshteinDistance, "AMT", "Jardin Botanique");</text:p>
          </table:table-cell>
          <table:table-cell table:number-columns-repeated="16376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Jardin Hatley</text:p>
          </table:table-cell>
          <table:table-cell table:style-name="ce1"/>
          <table:table-cell office:value-type="string" table:style-name="ce1">
            <text:p>2017-11-24 17:47:32.54</text:p>
          </table:table-cell>
          <table:table-cell office:value-type="string" table:style-name="ce1">
            <text:p>2017-11-24 17:47:32.61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Jardin Hatley&quot;);" table:formula="msoxl:=$H$1&amp;$K$1&amp;$I$1&amp;B312&amp;$J$1" table:style-name="ce1">
            <text:p>printLevenshteinDistanceSimilarity(levenshteinDistance, "AMT", "Jardin Hatley");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Jean Coutu</text:p>
          </table:table-cell>
          <table:table-cell table:style-name="ce1"/>
          <table:table-cell office:value-type="string" table:style-name="ce1">
            <text:p>2017-11-24 17:36:57.334</text:p>
          </table:table-cell>
          <table:table-cell office:value-type="string" table:style-name="ce1">
            <text:p>2017-11-24 18:07:22.58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Jean Coutu&quot;);" table:formula="msoxl:=$H$1&amp;$K$1&amp;$I$1&amp;B313&amp;$J$1" table:style-name="ce1">
            <text:p>printLevenshteinDistanceSimilarity(levenshteinDistance, "AMT", "Jean Coutu");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Jean-Drapeau</text:p>
          </table:table-cell>
          <table:table-cell table:style-name="ce1"/>
          <table:table-cell office:value-type="string" table:style-name="ce1">
            <text:p>2017-11-24 17:38:04.602</text:p>
          </table:table-cell>
          <table:table-cell office:value-type="string" table:style-name="ce1">
            <text:p>2017-11-24 17:38:04.60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Jean-Drapeau&quot;);" table:formula="msoxl:=$H$1&amp;$K$1&amp;$I$1&amp;B314&amp;$J$1" table:style-name="ce1">
            <text:p>printLevenshteinDistanceSimilarity(levenshteinDistance, "AMT", "Jean-Drapeau");</text:p>
          </table:table-cell>
          <table:table-cell table:number-columns-repeated="16376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Jean-Francois сосед</text:p>
          </table:table-cell>
          <table:table-cell table:style-name="ce1"/>
          <table:table-cell office:value-type="string" table:style-name="ce1">
            <text:p>2017-11-24 17:58:03.507</text:p>
          </table:table-cell>
          <table:table-cell office:value-type="string" table:style-name="ce1">
            <text:p>2017-11-24 17:58:03.58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Jean-Francois сосед&quot;);" table:formula="msoxl:=$H$1&amp;$K$1&amp;$I$1&amp;B315&amp;$J$1" table:style-name="ce1">
            <text:p>printLevenshteinDistanceSimilarity(levenshteinDistance, "AMT", "Jean-Francois сосед");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Jewish General Hospital/Hopital General Juif</text:p>
          </table:table-cell>
          <table:table-cell table:style-name="ce1"/>
          <table:table-cell office:value-type="string" table:style-name="ce1">
            <text:p>2017-11-24 17:37:29.623</text:p>
          </table:table-cell>
          <table:table-cell office:value-type="string" table:style-name="ce1">
            <text:p>2017-11-24 17:48:05.47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Jewish General Hospital/Hopital General Juif&quot;);" table:formula="msoxl:=$H$1&amp;$K$1&amp;$I$1&amp;B316&amp;$J$1" table:style-name="ce1">
            <text:p>printLevenshteinDistanceSimilarity(levenshteinDistance, "AMT", "Jewish General Hospital/Hopital General Juif");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string" table:style-name="ce1">
            <text:p>2017-11-24 17:36:29.607</text:p>
          </table:table-cell>
          <table:table-cell office:value-type="string" table:style-name="ce1">
            <text:p>2017-11-24 17:36:29.61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Joe&quot;);" table:formula="msoxl:=$H$1&amp;$K$1&amp;$I$1&amp;B317&amp;$J$1" table:style-name="ce1">
            <text:p>printLevenshteinDistanceSimilarity(levenshteinDistance, "AMT", "Joe");</text:p>
          </table:table-cell>
          <table:table-cell table:number-columns-repeated="16376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Joe Fresh</text:p>
          </table:table-cell>
          <table:table-cell table:style-name="ce1"/>
          <table:table-cell office:value-type="string" table:style-name="ce1">
            <text:p>2017-11-24 17:54:29.457</text:p>
          </table:table-cell>
          <table:table-cell office:value-type="string" table:style-name="ce1">
            <text:p>2017-11-24 17:54:29.48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Joe Fresh&quot;);" table:formula="msoxl:=$H$1&amp;$K$1&amp;$I$1&amp;B318&amp;$J$1" table:style-name="ce1">
            <text:p>printLevenshteinDistanceSimilarity(levenshteinDistance, "AMT", "Joe Fresh");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KABAB</text:p>
          </table:table-cell>
          <table:table-cell table:style-name="ce1"/>
          <table:table-cell office:value-type="string" table:style-name="ce1">
            <text:p>2017-11-24 17:37:20.338</text:p>
          </table:table-cell>
          <table:table-cell office:value-type="string" table:style-name="ce1">
            <text:p>2017-11-24 17:37:20.35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ABAB&quot;);" table:formula="msoxl:=$H$1&amp;$K$1&amp;$I$1&amp;B319&amp;$J$1" table:style-name="ce1">
            <text:p>printLevenshteinDistanceSimilarity(levenshteinDistance, "AMT", "KABAB");</text:p>
          </table:table-cell>
          <table:table-cell table:number-columns-repeated="16376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Kanda</text:p>
          </table:table-cell>
          <table:table-cell table:style-name="ce1"/>
          <table:table-cell office:value-type="string" table:style-name="ce1">
            <text:p>2017-11-24 17:59:50.209</text:p>
          </table:table-cell>
          <table:table-cell office:value-type="string" table:style-name="ce1">
            <text:p>2017-11-24 17:59:50.26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anda&quot;);" table:formula="msoxl:=$H$1&amp;$K$1&amp;$I$1&amp;B320&amp;$J$1" table:style-name="ce1">
            <text:p>printLevenshteinDistanceSimilarity(levenshteinDistance, "AMT", "Kanda");</text:p>
          </table:table-cell>
          <table:table-cell table:number-columns-repeated="16376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KarateSportifBr 514-4677011 QC</text:p>
          </table:table-cell>
          <table:table-cell table:style-name="ce1"/>
          <table:table-cell office:value-type="string" table:style-name="ce1">
            <text:p>2017-11-24 17:58:05.098</text:p>
          </table:table-cell>
          <table:table-cell office:value-type="string" table:style-name="ce1">
            <text:p>2017-11-24 17:58:58.48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arateSportifBr 514-4677011 QC&quot;);" table:formula="msoxl:=$H$1&amp;$K$1&amp;$I$1&amp;B321&amp;$J$1" table:style-name="ce1">
            <text:p>printLevenshteinDistanceSimilarity(levenshteinDistance, "AMT", "KarateSportifBr 514-4677011 QC");</text:p>
          </table:table-cell>
          <table:table-cell table:number-columns-repeated="16376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KarateSportifBr 5144677011 PQ</text:p>
          </table:table-cell>
          <table:table-cell table:style-name="ce1"/>
          <table:table-cell office:value-type="string" table:style-name="ce1">
            <text:p>2017-11-24 17:57:10.095</text:p>
          </table:table-cell>
          <table:table-cell office:value-type="string" table:style-name="ce1">
            <text:p>2017-11-24 17:57:41.00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arateSportifBr 5144677011 PQ&quot;);" table:formula="msoxl:=$H$1&amp;$K$1&amp;$I$1&amp;B322&amp;$J$1" table:style-name="ce1">
            <text:p>printLevenshteinDistanceSimilarity(levenshteinDistance, "AMT", "KarateSportifBr 5144677011 PQ");</text:p>
          </table:table-cell>
          <table:table-cell table:number-columns-repeated="16376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Kid Fundazzle</text:p>
          </table:table-cell>
          <table:table-cell table:style-name="ce1"/>
          <table:table-cell office:value-type="string" table:style-name="ce1">
            <text:p>2017-11-24 18:03:51.222</text:p>
          </table:table-cell>
          <table:table-cell office:value-type="string" table:style-name="ce1">
            <text:p>2017-11-24 18:04:21.05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id Fundazzle&quot;);" table:formula="msoxl:=$H$1&amp;$K$1&amp;$I$1&amp;B323&amp;$J$1" table:style-name="ce1">
            <text:p>printLevenshteinDistanceSimilarity(levenshteinDistance, "AMT", "Kid Fundazzle");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Kijiji</text:p>
          </table:table-cell>
          <table:table-cell table:style-name="ce1"/>
          <table:table-cell office:value-type="string" table:style-name="ce1">
            <text:p>2017-11-24 17:39:57.271</text:p>
          </table:table-cell>
          <table:table-cell office:value-type="string" table:style-name="ce1">
            <text:p>2017-11-24 17:39:57.2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ijiji&quot;);" table:formula="msoxl:=$H$1&amp;$K$1&amp;$I$1&amp;B324&amp;$J$1" table:style-name="ce1">
            <text:p>printLevenshteinDistanceSimilarity(levenshteinDistance, "AMT", "Kijiji");</text:p>
          </table:table-cell>
          <table:table-cell table:number-columns-repeated="16376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Kijiji.ca 514-995-1030</text:p>
          </table:table-cell>
          <table:table-cell table:style-name="ce1"/>
          <table:table-cell office:value-type="string" table:style-name="ce1">
            <text:p>2017-11-24 17:53:00.647</text:p>
          </table:table-cell>
          <table:table-cell office:value-type="string" table:style-name="ce1">
            <text:p>2017-11-24 17:53:00.7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ijiji.ca 514-995-1030&quot;);" table:formula="msoxl:=$H$1&amp;$K$1&amp;$I$1&amp;B325&amp;$J$1" table:style-name="ce1">
            <text:p>printLevenshteinDistanceSimilarity(levenshteinDistance, "AMT", "Kijiji.ca 514-995-1030");</text:p>
          </table:table-cell>
          <table:table-cell table:number-columns-repeated="16376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Kim Phat</text:p>
          </table:table-cell>
          <table:table-cell table:style-name="ce1"/>
          <table:table-cell office:value-type="string" table:style-name="ce1">
            <text:p>2017-11-24 17:51:16.649</text:p>
          </table:table-cell>
          <table:table-cell office:value-type="string" table:style-name="ce1">
            <text:p>2017-11-24 17:51:16.67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im Phat&quot;);" table:formula="msoxl:=$H$1&amp;$K$1&amp;$I$1&amp;B326&amp;$J$1" table:style-name="ce1">
            <text:p>printLevenshteinDistanceSimilarity(levenshteinDistance, "AMT", "Kim Phat");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Kojax</text:p>
          </table:table-cell>
          <table:table-cell table:style-name="ce1"/>
          <table:table-cell office:value-type="string" table:style-name="ce1">
            <text:p>2017-11-24 17:38:57.918</text:p>
          </table:table-cell>
          <table:table-cell office:value-type="string" table:style-name="ce1">
            <text:p>2017-11-24 17:48:21.84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ojax&quot;);" table:formula="msoxl:=$H$1&amp;$K$1&amp;$I$1&amp;B327&amp;$J$1" table:style-name="ce1">
            <text:p>printLevenshteinDistanceSimilarity(levenshteinDistance, "AMT", "Kojax");</text:p>
          </table:table-cell>
          <table:table-cell table:number-columns-repeated="16376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Kojax Souflaki</text:p>
          </table:table-cell>
          <table:table-cell table:style-name="ce1"/>
          <table:table-cell office:value-type="string" table:style-name="ce1">
            <text:p>2017-11-24 17:51:35.725</text:p>
          </table:table-cell>
          <table:table-cell office:value-type="string" table:style-name="ce1">
            <text:p>2017-11-24 17:51:35.73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ojax Souflaki&quot;);" table:formula="msoxl:=$H$1&amp;$K$1&amp;$I$1&amp;B328&amp;$J$1" table:style-name="ce1">
            <text:p>printLevenshteinDistanceSimilarity(levenshteinDistance, "AMT", "Kojax Souflaki");</text:p>
          </table:table-cell>
          <table:table-cell table:number-columns-repeated="16376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Koodo</text:p>
          </table:table-cell>
          <table:table-cell table:style-name="ce1"/>
          <table:table-cell office:value-type="string" table:style-name="ce1">
            <text:p>2017-11-24 17:48:19.39</text:p>
          </table:table-cell>
          <table:table-cell office:value-type="string" table:style-name="ce1">
            <text:p>2017-11-24 18:07:15.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oodo&quot;);" table:formula="msoxl:=$H$1&amp;$K$1&amp;$I$1&amp;B329&amp;$J$1" table:style-name="ce1">
            <text:p>printLevenshteinDistanceSimilarity(levenshteinDistance, "AMT", "Koodo");</text:p>
          </table:table-cell>
          <table:table-cell table:number-columns-repeated="16376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Krazy Cmak</text:p>
          </table:table-cell>
          <table:table-cell table:style-name="ce1"/>
          <table:table-cell office:value-type="string" table:style-name="ce1">
            <text:p>2017-11-24 17:46:43.706</text:p>
          </table:table-cell>
          <table:table-cell office:value-type="string" table:style-name="ce1">
            <text:p>2017-11-24 17:57:14.52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razy Cmak&quot;);" table:formula="msoxl:=$H$1&amp;$K$1&amp;$I$1&amp;B330&amp;$J$1" table:style-name="ce1">
            <text:p>printLevenshteinDistanceSimilarity(levenshteinDistance, "AMT", "Krazy Cmak");</text:p>
          </table:table-cell>
          <table:table-cell table:number-columns-repeated="16376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L'Aubainerie</text:p>
          </table:table-cell>
          <table:table-cell table:style-name="ce1"/>
          <table:table-cell office:value-type="string" table:style-name="ce1">
            <text:p>2017-11-24 17:52:00.968</text:p>
          </table:table-cell>
          <table:table-cell office:value-type="string" table:style-name="ce1">
            <text:p>2017-11-24 17:52:00.98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'Aubainerie&quot;);" table:formula="msoxl:=$H$1&amp;$K$1&amp;$I$1&amp;B331&amp;$J$1" table:style-name="ce1">
            <text:p>printLevenshteinDistanceSimilarity(levenshteinDistance, "AMT", "L'Aubainerie");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L'Equipeur</text:p>
          </table:table-cell>
          <table:table-cell table:style-name="ce1"/>
          <table:table-cell office:value-type="string" table:style-name="ce1">
            <text:p>2017-11-24 17:37:28.475</text:p>
          </table:table-cell>
          <table:table-cell office:value-type="string" table:style-name="ce1">
            <text:p>2017-11-24 17:39:36.1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'Equipeur&quot;);" table:formula="msoxl:=$H$1&amp;$K$1&amp;$I$1&amp;B332&amp;$J$1" table:style-name="ce1">
            <text:p>printLevenshteinDistanceSimilarity(levenshteinDistance, "AMT", "L'Equipeur");</text:p>
          </table:table-cell>
          <table:table-cell table:number-columns-repeated="16376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L'amour de Pain</text:p>
          </table:table-cell>
          <table:table-cell table:style-name="ce1"/>
          <table:table-cell office:value-type="string" table:style-name="ce1">
            <text:p>2017-11-24 17:52:59.525</text:p>
          </table:table-cell>
          <table:table-cell office:value-type="string" table:style-name="ce1">
            <text:p>2017-11-24 17:53:39.1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'amour de Pain&quot;);" table:formula="msoxl:=$H$1&amp;$K$1&amp;$I$1&amp;B333&amp;$J$1" table:style-name="ce1">
            <text:p>printLevenshteinDistanceSimilarity(levenshteinDistance, "AMT", "L'amour de Pain");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L'inter marche</text:p>
          </table:table-cell>
          <table:table-cell table:style-name="ce1"/>
          <table:table-cell office:value-type="string" table:style-name="ce1">
            <text:p>2017-11-24 17:44:20.959</text:p>
          </table:table-cell>
          <table:table-cell office:value-type="string" table:style-name="ce1">
            <text:p>2017-11-24 17:44:21.37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'inter marche&quot;);" table:formula="msoxl:=$H$1&amp;$K$1&amp;$I$1&amp;B334&amp;$J$1" table:style-name="ce1">
            <text:p>printLevenshteinDistanceSimilarity(levenshteinDistance, "AMT", "L'inter marche");</text:p>
          </table:table-cell>
          <table:table-cell table:number-columns-repeated="16376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LCBO</text:p>
          </table:table-cell>
          <table:table-cell table:style-name="ce1"/>
          <table:table-cell office:value-type="string" table:style-name="ce1">
            <text:p>2017-11-24 17:45:30.973</text:p>
          </table:table-cell>
          <table:table-cell office:value-type="string" table:style-name="ce1">
            <text:p>2017-11-24 18:05:25.81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CBO&quot;);" table:formula="msoxl:=$H$1&amp;$K$1&amp;$I$1&amp;B335&amp;$J$1" table:style-name="ce1">
            <text:p>printLevenshteinDistanceSimilarity(levenshteinDistance, "AMT", "LCBO");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La Baie</text:p>
          </table:table-cell>
          <table:table-cell table:style-name="ce1"/>
          <table:table-cell office:value-type="string" table:style-name="ce1">
            <text:p>2017-11-24 17:38:59.099</text:p>
          </table:table-cell>
          <table:table-cell office:value-type="string" table:style-name="ce1">
            <text:p>2017-11-24 17:47:30.3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 Baie&quot;);" table:formula="msoxl:=$H$1&amp;$K$1&amp;$I$1&amp;B336&amp;$J$1" table:style-name="ce1">
            <text:p>printLevenshteinDistanceSimilarity(levenshteinDistance, "AMT", "La Baie");</text:p>
          </table:table-cell>
          <table:table-cell table:number-columns-repeated="16376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La Baie D'Hudson</text:p>
          </table:table-cell>
          <table:table-cell table:style-name="ce1"/>
          <table:table-cell office:value-type="string" table:style-name="ce1">
            <text:p>2017-11-24 17:48:04.113</text:p>
          </table:table-cell>
          <table:table-cell office:value-type="string" table:style-name="ce1">
            <text:p>2017-11-24 17:48:04.12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 Baie D'Hudson&quot;);" table:formula="msoxl:=$H$1&amp;$K$1&amp;$I$1&amp;B337&amp;$J$1" table:style-name="ce1">
            <text:p>printLevenshteinDistanceSimilarity(levenshteinDistance, "AMT", "La Baie D'Hudson");</text:p>
          </table:table-cell>
          <table:table-cell table:number-columns-repeated="16376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La Baie d'Hudson</text:p>
          </table:table-cell>
          <table:table-cell table:style-name="ce1"/>
          <table:table-cell office:value-type="string" table:style-name="ce1">
            <text:p>2017-11-24 18:01:20.39</text:p>
          </table:table-cell>
          <table:table-cell office:value-type="string" table:style-name="ce1">
            <text:p>2017-11-24 18:01:20.4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 Baie d'Hudson&quot;);" table:formula="msoxl:=$H$1&amp;$K$1&amp;$I$1&amp;B338&amp;$J$1" table:style-name="ce1">
            <text:p>printLevenshteinDistanceSimilarity(levenshteinDistance, "AMT", "La Baie d'Hudson");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La Belle Province</text:p>
          </table:table-cell>
          <table:table-cell table:style-name="ce1"/>
          <table:table-cell office:value-type="string" table:style-name="ce1">
            <text:p>2017-11-24 17:36:55.429</text:p>
          </table:table-cell>
          <table:table-cell office:value-type="string" table:style-name="ce1">
            <text:p>2017-11-24 17:36:55.44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 Belle Province&quot;);" table:formula="msoxl:=$H$1&amp;$K$1&amp;$I$1&amp;B339&amp;$J$1" table:style-name="ce1">
            <text:p>printLevenshteinDistanceSimilarity(levenshteinDistance, "AMT", "La Belle Province");</text:p>
          </table:table-cell>
          <table:table-cell table:number-columns-repeated="16376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La Ferme Quinn</text:p>
          </table:table-cell>
          <table:table-cell table:style-name="ce1"/>
          <table:table-cell office:value-type="string" table:style-name="ce1">
            <text:p>2017-11-24 17:52:58.866</text:p>
          </table:table-cell>
          <table:table-cell office:value-type="string" table:style-name="ce1">
            <text:p>2017-11-24 17:52:58.87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 Ferme Quinn&quot;);" table:formula="msoxl:=$H$1&amp;$K$1&amp;$I$1&amp;B340&amp;$J$1" table:style-name="ce1">
            <text:p>printLevenshteinDistanceSimilarity(levenshteinDistance, "AMT", "La Ferme Quinn");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La Fusee</text:p>
          </table:table-cell>
          <table:table-cell table:style-name="ce1"/>
          <table:table-cell office:value-type="string" table:style-name="ce1">
            <text:p>2017-11-24 17:39:57.415</text:p>
          </table:table-cell>
          <table:table-cell office:value-type="string" table:style-name="ce1">
            <text:p>2017-11-24 17:39:57.48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 Fusee&quot;);" table:formula="msoxl:=$H$1&amp;$K$1&amp;$I$1&amp;B341&amp;$J$1" table:style-name="ce1">
            <text:p>printLevenshteinDistanceSimilarity(levenshteinDistance, "AMT", "La Fusee");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La Poissonnerie Sami</text:p>
          </table:table-cell>
          <table:table-cell table:style-name="ce1"/>
          <table:table-cell office:value-type="string" table:style-name="ce1">
            <text:p>2017-11-24 17:43:24.912</text:p>
          </table:table-cell>
          <table:table-cell office:value-type="string" table:style-name="ce1">
            <text:p>2017-11-24 17:53:42.2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 Poissonnerie Sami&quot;);" table:formula="msoxl:=$H$1&amp;$K$1&amp;$I$1&amp;B342&amp;$J$1" table:style-name="ce1">
            <text:p>printLevenshteinDistanceSimilarity(levenshteinDistance, "AMT", "La Poissonnerie Sami");</text:p>
          </table:table-cell>
          <table:table-cell table:number-columns-repeated="16376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La Salle Hospital</text:p>
          </table:table-cell>
          <table:table-cell table:style-name="ce1"/>
          <table:table-cell office:value-type="string" table:style-name="ce1">
            <text:p>2017-11-24 17:48:17.907</text:p>
          </table:table-cell>
          <table:table-cell office:value-type="string" table:style-name="ce1">
            <text:p>2017-11-24 17:48:18.25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 Salle Hospital&quot;);" table:formula="msoxl:=$H$1&amp;$K$1&amp;$I$1&amp;B343&amp;$J$1" table:style-name="ce1">
            <text:p>printLevenshteinDistanceSimilarity(levenshteinDistance, "AMT", "La Salle Hospital");</text:p>
          </table:table-cell>
          <table:table-cell table:number-columns-repeated="16376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La Shop Informatique</text:p>
          </table:table-cell>
          <table:table-cell table:style-name="ce1"/>
          <table:table-cell office:value-type="string" table:style-name="ce1">
            <text:p>2017-11-24 18:07:15.213</text:p>
          </table:table-cell>
          <table:table-cell office:value-type="string" table:style-name="ce1">
            <text:p>2017-11-24 18:07:15.22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 Shop Informatique&quot;);" table:formula="msoxl:=$H$1&amp;$K$1&amp;$I$1&amp;B344&amp;$J$1" table:style-name="ce1">
            <text:p>printLevenshteinDistanceSimilarity(levenshteinDistance, "AMT", "La Shop Informatique");</text:p>
          </table:table-cell>
          <table:table-cell table:number-columns-repeated="16376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La belle et la boeuf</text:p>
          </table:table-cell>
          <table:table-cell table:style-name="ce1"/>
          <table:table-cell office:value-type="string" table:style-name="ce1">
            <text:p>2017-11-24 17:59:48.482</text:p>
          </table:table-cell>
          <table:table-cell office:value-type="string" table:style-name="ce1">
            <text:p>2017-11-24 17:59:48.49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 belle et la boeuf&quot;);" table:formula="msoxl:=$H$1&amp;$K$1&amp;$I$1&amp;B345&amp;$J$1" table:style-name="ce1">
            <text:p>printLevenshteinDistanceSimilarity(levenshteinDistance, "AMT", "La belle et la boeuf");</text:p>
          </table:table-cell>
          <table:table-cell table:number-columns-repeated="16376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La grillade (cabane a sucre)</text:p>
          </table:table-cell>
          <table:table-cell table:style-name="ce1"/>
          <table:table-cell office:value-type="string" table:style-name="ce1">
            <text:p>2017-11-24 17:51:21.329</text:p>
          </table:table-cell>
          <table:table-cell office:value-type="string" table:style-name="ce1">
            <text:p>2017-11-24 17:51:21.33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 grillade (cabane a sucre)&quot;);" table:formula="msoxl:=$H$1&amp;$K$1&amp;$I$1&amp;B346&amp;$J$1" table:style-name="ce1">
            <text:p>printLevenshteinDistanceSimilarity(levenshteinDistance, "AMT", "La grillade (cabane a sucre)");</text:p>
          </table:table-cell>
          <table:table-cell table:number-columns-repeated="16376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LaSalle Hospital</text:p>
          </table:table-cell>
          <table:table-cell table:style-name="ce1"/>
          <table:table-cell office:value-type="string" table:style-name="ce1">
            <text:p>2017-11-24 17:46:59.648</text:p>
          </table:table-cell>
          <table:table-cell office:value-type="string" table:style-name="ce1">
            <text:p>2017-11-24 17:46:59.66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Salle Hospital&quot;);" table:formula="msoxl:=$H$1&amp;$K$1&amp;$I$1&amp;B347&amp;$J$1" table:style-name="ce1">
            <text:p>printLevenshteinDistanceSimilarity(levenshteinDistance, "AMT", "LaSalle Hospital");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Lacopar</text:p>
          </table:table-cell>
          <table:table-cell table:style-name="ce1"/>
          <table:table-cell office:value-type="string" table:style-name="ce1">
            <text:p>2017-11-24 17:39:10.319</text:p>
          </table:table-cell>
          <table:table-cell office:value-type="string" table:style-name="ce1">
            <text:p>2017-11-24 17:51:54.56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copar&quot;);" table:formula="msoxl:=$H$1&amp;$K$1&amp;$I$1&amp;B348&amp;$J$1" table:style-name="ce1">
            <text:p>printLevenshteinDistanceSimilarity(levenshteinDistance, "AMT", "Lacopar");</text:p>
          </table:table-cell>
          <table:table-cell table:number-columns-repeated="16376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Laundromat</text:p>
          </table:table-cell>
          <table:table-cell table:style-name="ce1"/>
          <table:table-cell office:value-type="string" table:style-name="ce1">
            <text:p>2017-11-24 17:47:10.303</text:p>
          </table:table-cell>
          <table:table-cell office:value-type="string" table:style-name="ce1">
            <text:p>2017-11-24 17:47:10.3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undromat&quot;);" table:formula="msoxl:=$H$1&amp;$K$1&amp;$I$1&amp;B349&amp;$J$1" table:style-name="ce1">
            <text:p>printLevenshteinDistanceSimilarity(levenshteinDistance, "AMT", "Laundromat");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Laura Secord</text:p>
          </table:table-cell>
          <table:table-cell table:style-name="ce1"/>
          <table:table-cell office:value-type="string" table:style-name="ce1">
            <text:p>2017-11-24 17:37:53.779</text:p>
          </table:table-cell>
          <table:table-cell office:value-type="string" table:style-name="ce1">
            <text:p>2017-11-24 17:50:40.74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ura Secord&quot;);" table:formula="msoxl:=$H$1&amp;$K$1&amp;$I$1&amp;B350&amp;$J$1" table:style-name="ce1">
            <text:p>printLevenshteinDistanceSimilarity(levenshteinDistance, "AMT", "Laura Secord");</text:p>
          </table:table-cell>
          <table:table-cell table:number-columns-repeated="16376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Lavigueur</text:p>
          </table:table-cell>
          <table:table-cell table:style-name="ce1"/>
          <table:table-cell office:value-type="string" table:style-name="ce1">
            <text:p>2017-11-24 17:59:47.238</text:p>
          </table:table-cell>
          <table:table-cell office:value-type="string" table:style-name="ce1">
            <text:p>2017-11-24 17:59:47.24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vigueur&quot;);" table:formula="msoxl:=$H$1&amp;$K$1&amp;$I$1&amp;B351&amp;$J$1" table:style-name="ce1">
            <text:p>printLevenshteinDistanceSimilarity(levenshteinDistance, "AMT", "Lavigueur");</text:p>
          </table:table-cell>
          <table:table-cell table:number-columns-repeated="16376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Lavigueur Champlain</text:p>
          </table:table-cell>
          <table:table-cell table:style-name="ce1"/>
          <table:table-cell office:value-type="string" table:style-name="ce1">
            <text:p>2017-11-24 17:52:58.983</text:p>
          </table:table-cell>
          <table:table-cell office:value-type="string" table:style-name="ce1">
            <text:p>2017-11-24 17:52:58.99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avigueur Champlain&quot;);" table:formula="msoxl:=$H$1&amp;$K$1&amp;$I$1&amp;B352&amp;$J$1" table:style-name="ce1">
            <text:p>printLevenshteinDistanceSimilarity(levenshteinDistance, "AMT", "Lavigueur Champlain");</text:p>
          </table:table-cell>
          <table:table-cell table:number-columns-repeated="16376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Le Balthazar</text:p>
          </table:table-cell>
          <table:table-cell table:style-name="ce1"/>
          <table:table-cell office:value-type="string" table:style-name="ce1">
            <text:p>2017-11-24 17:52:00.771</text:p>
          </table:table-cell>
          <table:table-cell office:value-type="string" table:style-name="ce1">
            <text:p>2017-11-24 17:52:01.1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 Balthazar&quot;);" table:formula="msoxl:=$H$1&amp;$K$1&amp;$I$1&amp;B353&amp;$J$1" table:style-name="ce1">
            <text:p>printLevenshteinDistanceSimilarity(levenshteinDistance, "AMT", "Le Balthazar");</text:p>
          </table:table-cell>
          <table:table-cell table:number-columns-repeated="16376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Le Chateau</text:p>
          </table:table-cell>
          <table:table-cell table:style-name="ce1"/>
          <table:table-cell office:value-type="string" table:style-name="ce1">
            <text:p>2017-11-24 17:51:35.623</text:p>
          </table:table-cell>
          <table:table-cell office:value-type="string" table:style-name="ce1">
            <text:p>2017-11-24 17:54:26.13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 Chateau&quot;);" table:formula="msoxl:=$H$1&amp;$K$1&amp;$I$1&amp;B354&amp;$J$1" table:style-name="ce1">
            <text:p>printLevenshteinDistanceSimilarity(levenshteinDistance, "AMT", "Le Chateau");</text:p>
          </table:table-cell>
          <table:table-cell table:number-columns-repeated="16376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Le Garderie Educative Les Belles Frimousses</text:p>
          </table:table-cell>
          <table:table-cell table:style-name="ce1"/>
          <table:table-cell office:value-type="string" table:style-name="ce1">
            <text:p>2017-11-24 18:05:26.496</text:p>
          </table:table-cell>
          <table:table-cell office:value-type="string" table:style-name="ce1">
            <text:p>2017-11-24 18:05:26.59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 Garderie Educative Les Belles Frimousses&quot;);" table:formula="msoxl:=$H$1&amp;$K$1&amp;$I$1&amp;B355&amp;$J$1" table:style-name="ce1">
            <text:p>printLevenshteinDistanceSimilarity(levenshteinDistance, "AMT", "Le Garderie Educative Les Belles Frimousses");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Le Parchemin</text:p>
          </table:table-cell>
          <table:table-cell table:style-name="ce1"/>
          <table:table-cell office:value-type="string" table:style-name="ce1">
            <text:p>2017-11-24 17:36:45.709</text:p>
          </table:table-cell>
          <table:table-cell office:value-type="string" table:style-name="ce1">
            <text:p>2017-11-24 17:37:00.08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 Parchemin&quot;);" table:formula="msoxl:=$H$1&amp;$K$1&amp;$I$1&amp;B356&amp;$J$1" table:style-name="ce1">
            <text:p>printLevenshteinDistanceSimilarity(levenshteinDistance, "AMT", "Le Parchemin");</text:p>
          </table:table-cell>
          <table:table-cell table:number-columns-repeated="16376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Le Pourvoyeur</text:p>
          </table:table-cell>
          <table:table-cell table:style-name="ce1"/>
          <table:table-cell office:value-type="string" table:style-name="ce1">
            <text:p>2017-11-24 17:45:57.413</text:p>
          </table:table-cell>
          <table:table-cell office:value-type="string" table:style-name="ce1">
            <text:p>2017-11-24 17:50:39.06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 Pourvoyeur&quot;);" table:formula="msoxl:=$H$1&amp;$K$1&amp;$I$1&amp;B357&amp;$J$1" table:style-name="ce1">
            <text:p>printLevenshteinDistanceSimilarity(levenshteinDistance, "AMT", "Le Pourvoyeur");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Le Super Dollar</text:p>
          </table:table-cell>
          <table:table-cell table:style-name="ce1"/>
          <table:table-cell office:value-type="string" table:style-name="ce1">
            <text:p>2017-11-24 17:36:17.571</text:p>
          </table:table-cell>
          <table:table-cell office:value-type="string" table:style-name="ce1">
            <text:p>2017-11-24 17:36:17.6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 Super Dollar&quot;);" table:formula="msoxl:=$H$1&amp;$K$1&amp;$I$1&amp;B358&amp;$J$1" table:style-name="ce1">
            <text:p>printLevenshteinDistanceSimilarity(levenshteinDistance, "AMT", "Le Super Dollar");</text:p>
          </table:table-cell>
          <table:table-cell table:number-columns-repeated="16376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Le Surcouf</text:p>
          </table:table-cell>
          <table:table-cell table:style-name="ce1"/>
          <table:table-cell office:value-type="string" table:style-name="ce1">
            <text:p>2017-11-24 17:47:00.265</text:p>
          </table:table-cell>
          <table:table-cell office:value-type="string" table:style-name="ce1">
            <text:p>2017-11-24 17:47:00.2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 Surcouf&quot;);" table:formula="msoxl:=$H$1&amp;$K$1&amp;$I$1&amp;B359&amp;$J$1" table:style-name="ce1">
            <text:p>printLevenshteinDistanceSimilarity(levenshteinDistance, "AMT", "Le Surcouf");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Leduc</text:p>
          </table:table-cell>
          <table:table-cell table:style-name="ce1"/>
          <table:table-cell office:value-type="string" table:style-name="ce1">
            <text:p>2017-11-24 17:36:12.657</text:p>
          </table:table-cell>
          <table:table-cell office:value-type="string" table:style-name="ce1">
            <text:p>2017-11-24 17:39:09.38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duc&quot;);" table:formula="msoxl:=$H$1&amp;$K$1&amp;$I$1&amp;B360&amp;$J$1" table:style-name="ce1">
            <text:p>printLevenshteinDistanceSimilarity(levenshteinDistance, "AMT", "Leduc");</text:p>
          </table:table-cell>
          <table:table-cell table:number-columns-repeated="16376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Legende Pastry</text:p>
          </table:table-cell>
          <table:table-cell table:style-name="ce1"/>
          <table:table-cell office:value-type="string" table:style-name="ce1">
            <text:p>2017-11-24 17:59:51.028</text:p>
          </table:table-cell>
          <table:table-cell office:value-type="string" table:style-name="ce1">
            <text:p>2017-11-24 17:59:51.0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gende Pastry&quot;);" table:formula="msoxl:=$H$1&amp;$K$1&amp;$I$1&amp;B361&amp;$J$1" table:style-name="ce1">
            <text:p>printLevenshteinDistanceSimilarity(levenshteinDistance, "AMT", "Legende Pastry");</text:p>
          </table:table-cell>
          <table:table-cell table:number-columns-repeated="16376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Leonardo Panunto</text:p>
          </table:table-cell>
          <table:table-cell table:style-name="ce1"/>
          <table:table-cell office:value-type="string" table:style-name="ce1">
            <text:p>2017-11-24 18:07:18.413</text:p>
          </table:table-cell>
          <table:table-cell office:value-type="string" table:style-name="ce1">
            <text:p>2017-11-24 18:07:18.43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onardo Panunto&quot;);" table:formula="msoxl:=$H$1&amp;$K$1&amp;$I$1&amp;B362&amp;$J$1" table:style-name="ce1">
            <text:p>printLevenshteinDistanceSimilarity(levenshteinDistance, "AMT", "Leonardo Panunto");</text:p>
          </table:table-cell>
          <table:table-cell table:number-columns-repeated="16376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Les 3 Brasseurs</text:p>
          </table:table-cell>
          <table:table-cell table:style-name="ce1"/>
          <table:table-cell office:value-type="string" table:style-name="ce1">
            <text:p>2017-11-24 17:57:36.281</text:p>
          </table:table-cell>
          <table:table-cell office:value-type="string" table:style-name="ce1">
            <text:p>2017-11-24 17:57:36.29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s 3 Brasseurs&quot;);" table:formula="msoxl:=$H$1&amp;$K$1&amp;$I$1&amp;B363&amp;$J$1" table:style-name="ce1">
            <text:p>printLevenshteinDistanceSimilarity(levenshteinDistance, "AMT", "Les 3 Brasseurs");</text:p>
          </table:table-cell>
          <table:table-cell table:number-columns-repeated="16376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Les 3 brasseurs</text:p>
          </table:table-cell>
          <table:table-cell table:style-name="ce1"/>
          <table:table-cell office:value-type="string" table:style-name="ce1">
            <text:p>2017-11-24 18:04:18.799</text:p>
          </table:table-cell>
          <table:table-cell office:value-type="string" table:style-name="ce1">
            <text:p>2017-11-24 18:04:18.83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s 3 brasseurs&quot;);" table:formula="msoxl:=$H$1&amp;$K$1&amp;$I$1&amp;B364&amp;$J$1" table:style-name="ce1">
            <text:p>printLevenshteinDistanceSimilarity(levenshteinDistance, "AMT", "Les 3 brasseurs");</text:p>
          </table:table-cell>
          <table:table-cell table:number-columns-repeated="16376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Les Aliments Carne Inc</text:p>
          </table:table-cell>
          <table:table-cell table:style-name="ce1"/>
          <table:table-cell office:value-type="string" table:style-name="ce1">
            <text:p>2017-11-24 17:46:55.219</text:p>
          </table:table-cell>
          <table:table-cell office:value-type="string" table:style-name="ce1">
            <text:p>2017-11-24 17:46:55.29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s Aliments Carne Inc&quot;);" table:formula="msoxl:=$H$1&amp;$K$1&amp;$I$1&amp;B365&amp;$J$1" table:style-name="ce1">
            <text:p>printLevenshteinDistanceSimilarity(levenshteinDistance, "AMT", "Les Aliments Carne Inc");</text:p>
          </table:table-cell>
          <table:table-cell table:number-columns-repeated="16376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Les Chausseures Rubino</text:p>
          </table:table-cell>
          <table:table-cell table:style-name="ce1"/>
          <table:table-cell office:value-type="string" table:style-name="ce1">
            <text:p>2017-11-24 18:06:00.148</text:p>
          </table:table-cell>
          <table:table-cell office:value-type="string" table:style-name="ce1">
            <text:p>2017-11-24 18:06:00.16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s Chausseures Rubino&quot;);" table:formula="msoxl:=$H$1&amp;$K$1&amp;$I$1&amp;B366&amp;$J$1" table:style-name="ce1">
            <text:p>printLevenshteinDistanceSimilarity(levenshteinDistance, "AMT", "Les Chausseures Rubino");</text:p>
          </table:table-cell>
          <table:table-cell table:number-columns-repeated="16376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Les Cremes Glacees Jonathan</text:p>
          </table:table-cell>
          <table:table-cell table:style-name="ce1"/>
          <table:table-cell office:value-type="string" table:style-name="ce1">
            <text:p>2017-11-24 17:58:29.95</text:p>
          </table:table-cell>
          <table:table-cell office:value-type="string" table:style-name="ce1">
            <text:p>2017-11-24 17:58:30.04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s Cremes Glacees Jonathan&quot;);" table:formula="msoxl:=$H$1&amp;$K$1&amp;$I$1&amp;B367&amp;$J$1" table:style-name="ce1">
            <text:p>printLevenshteinDistanceSimilarity(levenshteinDistance, "AMT", "Les Cremes Glacees Jonathan");</text:p>
          </table:table-cell>
          <table:table-cell table:number-columns-repeated="16376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Les Jets de St-Hubert Inc</text:p>
          </table:table-cell>
          <table:table-cell table:style-name="ce1"/>
          <table:table-cell office:value-type="string" table:style-name="ce1">
            <text:p>2017-11-24 18:01:16.63</text:p>
          </table:table-cell>
          <table:table-cell office:value-type="string" table:style-name="ce1">
            <text:p>2017-11-24 18:01:49.44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s Jets de St-Hubert Inc&quot;);" table:formula="msoxl:=$H$1&amp;$K$1&amp;$I$1&amp;B368&amp;$J$1" table:style-name="ce1">
            <text:p>printLevenshteinDistanceSimilarity(levenshteinDistance, "AMT", "Les Jets de St-Hubert Inc");</text:p>
          </table:table-cell>
          <table:table-cell table:number-columns-repeated="16376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Les Vergers Lafrance</text:p>
          </table:table-cell>
          <table:table-cell table:style-name="ce1"/>
          <table:table-cell office:value-type="string" table:style-name="ce1">
            <text:p>2017-11-24 17:46:42.272</text:p>
          </table:table-cell>
          <table:table-cell office:value-type="string" table:style-name="ce1">
            <text:p>2017-11-24 17:46:44.48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s Vergers Lafrance&quot;);" table:formula="msoxl:=$H$1&amp;$K$1&amp;$I$1&amp;B369&amp;$J$1" table:style-name="ce1">
            <text:p>printLevenshteinDistanceSimilarity(levenshteinDistance, "AMT", "Les Vergers Lafrance");</text:p>
          </table:table-cell>
          <table:table-cell table:number-columns-repeated="16376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Librairie Coop St-Jean-Sur-Richelieu</text:p>
          </table:table-cell>
          <table:table-cell table:style-name="ce1"/>
          <table:table-cell office:value-type="string" table:style-name="ce1">
            <text:p>2017-11-24 17:58:27.312</text:p>
          </table:table-cell>
          <table:table-cell office:value-type="string" table:style-name="ce1">
            <text:p>2017-11-24 18:07:21.06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ibrairie Coop St-Jean-Sur-Richelieu&quot;);" table:formula="msoxl:=$H$1&amp;$K$1&amp;$I$1&amp;B370&amp;$J$1" table:style-name="ce1">
            <text:p>printLevenshteinDistanceSimilarity(levenshteinDistance, "AMT", "Librairie Coop St-Jean-Sur-Richelieu");</text:p>
          </table:table-cell>
          <table:table-cell table:number-columns-repeated="16376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Librairie Renaud Bray</text:p>
          </table:table-cell>
          <table:table-cell table:style-name="ce1"/>
          <table:table-cell office:value-type="string" table:style-name="ce1">
            <text:p>2017-11-24 17:58:27.36</text:p>
          </table:table-cell>
          <table:table-cell office:value-type="string" table:style-name="ce1">
            <text:p>2017-11-24 17:58:27.37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ibrairie Renaud Bray&quot;);" table:formula="msoxl:=$H$1&amp;$K$1&amp;$I$1&amp;B371&amp;$J$1" table:style-name="ce1">
            <text:p>printLevenshteinDistanceSimilarity(levenshteinDistance, "AMT", "Librairie Renaud Bray");</text:p>
          </table:table-cell>
          <table:table-cell table:number-columns-repeated="16376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Librairie Renaud-Bray</text:p>
          </table:table-cell>
          <table:table-cell table:style-name="ce1"/>
          <table:table-cell office:value-type="string" table:style-name="ce1">
            <text:p>2017-11-24 18:01:18.389</text:p>
          </table:table-cell>
          <table:table-cell office:value-type="string" table:style-name="ce1">
            <text:p>2017-11-24 18:07:22.69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ibrairie Renaud-Bray&quot;);" table:formula="msoxl:=$H$1&amp;$K$1&amp;$I$1&amp;B372&amp;$J$1" table:style-name="ce1">
            <text:p>printLevenshteinDistanceSimilarity(levenshteinDistance, "AMT", "Librairie Renaud-Bray");</text:p>
          </table:table-cell>
          <table:table-cell table:number-columns-repeated="16376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Lilian Iluta</text:p>
          </table:table-cell>
          <table:table-cell table:style-name="ce1"/>
          <table:table-cell office:value-type="string" table:style-name="ce1">
            <text:p>2017-11-24 18:04:52.944</text:p>
          </table:table-cell>
          <table:table-cell office:value-type="string" table:style-name="ce1">
            <text:p>2017-11-24 18:04:53.01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ilian Iluta&quot;);" table:formula="msoxl:=$H$1&amp;$K$1&amp;$I$1&amp;B373&amp;$J$1" table:style-name="ce1">
            <text:p>printLevenshteinDistanceSimilarity(levenshteinDistance, "AMT", "Lilian Iluta");</text:p>
          </table:table-cell>
          <table:table-cell table:number-columns-repeated="16376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Lilian Iluta (514-433-5995,514-508-1761)</text:p>
          </table:table-cell>
          <table:table-cell table:style-name="ce1"/>
          <table:table-cell office:value-type="string" table:style-name="ce1">
            <text:p>2017-11-24 17:46:25.932</text:p>
          </table:table-cell>
          <table:table-cell office:value-type="string" table:style-name="ce1">
            <text:p>2017-11-24 17:51:36.35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ilian Iluta (514-433-5995,514-508-1761)&quot;);" table:formula="msoxl:=$H$1&amp;$K$1&amp;$I$1&amp;B374&amp;$J$1" table:style-name="ce1">
            <text:p>printLevenshteinDistanceSimilarity(levenshteinDistance, "AMT", "Lilian Iluta (514-433-5995,514-508-1761)");</text:p>
          </table:table-cell>
          <table:table-cell table:number-columns-repeated="16376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Lily Vogue</text:p>
          </table:table-cell>
          <table:table-cell table:style-name="ce1"/>
          <table:table-cell office:value-type="string" table:style-name="ce1">
            <text:p>2017-11-24 18:02:14.989</text:p>
          </table:table-cell>
          <table:table-cell office:value-type="string" table:style-name="ce1">
            <text:p>2017-11-24 18:02:15.0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ily Vogue&quot;);" table:formula="msoxl:=$H$1&amp;$K$1&amp;$I$1&amp;B375&amp;$J$1" table:style-name="ce1">
            <text:p>printLevenshteinDistanceSimilarity(levenshteinDistance, "AMT", "Lily Vogue");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Linen Chest</text:p>
          </table:table-cell>
          <table:table-cell table:style-name="ce1"/>
          <table:table-cell office:value-type="string" table:style-name="ce1">
            <text:p>2017-11-24 17:43:52.913</text:p>
          </table:table-cell>
          <table:table-cell office:value-type="string" table:style-name="ce1">
            <text:p>2017-11-24 17:57:06.40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inen Chest&quot;);" table:formula="msoxl:=$H$1&amp;$K$1&amp;$I$1&amp;B376&amp;$J$1" table:style-name="ce1">
            <text:p>printLevenshteinDistanceSimilarity(levenshteinDistance, "AMT", "Linen Chest");</text:p>
          </table:table-cell>
          <table:table-cell table:number-columns-repeated="16376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Lise Watier Cosmetiques</text:p>
          </table:table-cell>
          <table:table-cell table:style-name="ce1"/>
          <table:table-cell office:value-type="string" table:style-name="ce1">
            <text:p>2017-11-24 18:01:45.944</text:p>
          </table:table-cell>
          <table:table-cell office:value-type="string" table:style-name="ce1">
            <text:p>2017-11-24 18:01:45.95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ise Watier Cosmetiques&quot;);" table:formula="msoxl:=$H$1&amp;$K$1&amp;$I$1&amp;B377&amp;$J$1" table:style-name="ce1">
            <text:p>printLevenshteinDistanceSimilarity(levenshteinDistance, "AMT", "Lise Watier Cosmetiques");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Loblaws</text:p>
          </table:table-cell>
          <table:table-cell table:style-name="ce1"/>
          <table:table-cell office:value-type="string" table:style-name="ce1">
            <text:p>2017-11-24 17:36:12.36</text:p>
          </table:table-cell>
          <table:table-cell office:value-type="string" table:style-name="ce1">
            <text:p>2017-11-24 17:53:41.37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oblaws&quot;);" table:formula="msoxl:=$H$1&amp;$K$1&amp;$I$1&amp;B378&amp;$J$1" table:style-name="ce1">
            <text:p>printLevenshteinDistanceSimilarity(levenshteinDistance, "AMT", "Loblaws");</text:p>
          </table:table-cell>
          <table:table-cell table:number-columns-repeated="16376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Loisirs Sportifs Cote Des Neiges</text:p>
          </table:table-cell>
          <table:table-cell table:style-name="ce1"/>
          <table:table-cell office:value-type="string" table:style-name="ce1">
            <text:p>2017-11-24 17:51:36.828</text:p>
          </table:table-cell>
          <table:table-cell office:value-type="string" table:style-name="ce1">
            <text:p>2017-11-24 17:51:36.8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oisirs Sportifs Cote Des Neiges&quot;);" table:formula="msoxl:=$H$1&amp;$K$1&amp;$I$1&amp;B379&amp;$J$1" table:style-name="ce1">
            <text:p>printLevenshteinDistanceSimilarity(levenshteinDistance, "AMT", "Loisirs Sportifs Cote Des Neiges");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Lozeau</text:p>
          </table:table-cell>
          <table:table-cell table:style-name="ce1"/>
          <table:table-cell office:value-type="string" table:style-name="ce1">
            <text:p>2017-11-24 17:37:42.572</text:p>
          </table:table-cell>
          <table:table-cell office:value-type="string" table:style-name="ce1">
            <text:p>2017-11-24 17:45:42.29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ozeau&quot;);" table:formula="msoxl:=$H$1&amp;$K$1&amp;$I$1&amp;B380&amp;$J$1" table:style-name="ce1">
            <text:p>printLevenshteinDistanceSimilarity(levenshteinDistance, "AMT", "Lozeau");</text:p>
          </table:table-cell>
          <table:table-cell table:number-columns-repeated="16376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Luc 514 974 3703</text:p>
          </table:table-cell>
          <table:table-cell table:style-name="ce1"/>
          <table:table-cell office:value-type="string" table:style-name="ce1">
            <text:p>2017-11-24 18:01:43.632</text:p>
          </table:table-cell>
          <table:table-cell office:value-type="string" table:style-name="ce1">
            <text:p>2017-11-24 18:06:04.1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uc 514 974 3703&quot;);" table:formula="msoxl:=$H$1&amp;$K$1&amp;$I$1&amp;B381&amp;$J$1" table:style-name="ce1">
            <text:p>printLevenshteinDistanceSimilarity(levenshteinDistance, "AMT", "Luc 514 974 3703");</text:p>
          </table:table-cell>
          <table:table-cell table:number-columns-repeated="16376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Lush</text:p>
          </table:table-cell>
          <table:table-cell table:style-name="ce1"/>
          <table:table-cell office:value-type="string" table:style-name="ce1">
            <text:p>2017-11-24 17:50:37.596</text:p>
          </table:table-cell>
          <table:table-cell office:value-type="string" table:style-name="ce1">
            <text:p>2017-11-24 17:50:37.61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ush&quot;);" table:formula="msoxl:=$H$1&amp;$K$1&amp;$I$1&amp;B382&amp;$J$1" table:style-name="ce1">
            <text:p>printLevenshteinDistanceSimilarity(levenshteinDistance, "AMT", "Lush");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Leon</text:p>
          </table:table-cell>
          <table:table-cell table:style-name="ce1"/>
          <table:table-cell office:value-type="string" table:style-name="ce1">
            <text:p>2017-11-24 17:43:12.104</text:p>
          </table:table-cell>
          <table:table-cell office:value-type="string" table:style-name="ce1">
            <text:p>2017-11-24 17:53:02.69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on&quot;);" table:formula="msoxl:=$H$1&amp;$K$1&amp;$I$1&amp;B383&amp;$J$1" table:style-name="ce1">
            <text:p>printLevenshteinDistanceSimilarity(levenshteinDistance, "AMT", "Leon");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Leon Desjardins</text:p>
          </table:table-cell>
          <table:table-cell table:style-name="ce1"/>
          <table:table-cell office:value-type="string" table:style-name="ce1">
            <text:p>2017-11-24 17:43:12.141</text:p>
          </table:table-cell>
          <table:table-cell office:value-type="string" table:style-name="ce1">
            <text:p>2017-11-24 17:46:57.26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on Desjardins&quot;);" table:formula="msoxl:=$H$1&amp;$K$1&amp;$I$1&amp;B384&amp;$J$1" table:style-name="ce1">
            <text:p>printLevenshteinDistanceSimilarity(levenshteinDistance, "AMT", "Leon Desjardins");</text:p>
          </table:table-cell>
          <table:table-cell table:number-columns-repeated="16376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Leon Visa</text:p>
          </table:table-cell>
          <table:table-cell table:style-name="ce1"/>
          <table:table-cell office:value-type="string" table:style-name="ce1">
            <text:p>2017-11-24 17:46:54.313</text:p>
          </table:table-cell>
          <table:table-cell office:value-type="string" table:style-name="ce1">
            <text:p>2017-11-24 17:46:54.31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Leon Visa&quot;);" table:formula="msoxl:=$H$1&amp;$K$1&amp;$I$1&amp;B385&amp;$J$1" table:style-name="ce1">
            <text:p>printLevenshteinDistanceSimilarity(levenshteinDistance, "AMT", "Leon Visa");</text:p>
          </table:table-cell>
          <table:table-cell table:number-columns-repeated="16376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MEC</text:p>
          </table:table-cell>
          <table:table-cell table:style-name="ce1"/>
          <table:table-cell office:value-type="string" table:style-name="ce1">
            <text:p>2017-11-24 17:59:22.472</text:p>
          </table:table-cell>
          <table:table-cell office:value-type="string" table:style-name="ce1">
            <text:p>2017-11-24 17:59:22.48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EC&quot;);" table:formula="msoxl:=$H$1&amp;$K$1&amp;$I$1&amp;B386&amp;$J$1" table:style-name="ce1">
            <text:p>printLevenshteinDistanceSimilarity(levenshteinDistance, "AMT", "MEC");</text:p>
          </table:table-cell>
          <table:table-cell table:number-columns-repeated="16376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MESRS: Prets et bourses</text:p>
          </table:table-cell>
          <table:table-cell table:style-name="ce1"/>
          <table:table-cell office:value-type="string" table:style-name="ce1">
            <text:p>2017-11-24 17:54:03.8</text:p>
          </table:table-cell>
          <table:table-cell office:value-type="string" table:style-name="ce1">
            <text:p>2017-11-24 18:06:04.02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ESRS: Prets et bourses&quot;);" table:formula="msoxl:=$H$1&amp;$K$1&amp;$I$1&amp;B387&amp;$J$1" table:style-name="ce1">
            <text:p>printLevenshteinDistanceSimilarity(levenshteinDistance, "AMT", "MESRS: Prets et bourses");</text:p>
          </table:table-cell>
          <table:table-cell table:number-columns-repeated="16376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MESRS: Prets et bourses LOAN-VERS PRT BRC</text:p>
          </table:table-cell>
          <table:table-cell table:style-name="ce1"/>
          <table:table-cell office:value-type="string" table:style-name="ce1">
            <text:p>2017-11-24 18:06:42.577</text:p>
          </table:table-cell>
          <table:table-cell office:value-type="string" table:style-name="ce1">
            <text:p>2017-11-24 18:07:19.40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ESRS: Prets et bourses LOAN-VERS PRT BRC&quot;);" table:formula="msoxl:=$H$1&amp;$K$1&amp;$I$1&amp;B388&amp;$J$1" table:style-name="ce1">
            <text:p>printLevenshteinDistanceSimilarity(levenshteinDistance, "AMT", "MESRS: Prets et bourses LOAN-VERS PRT BRC");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ICC</text:p>
          </table:table-cell>
          <table:table-cell table:style-name="ce1"/>
          <table:table-cell office:value-type="string" table:style-name="ce1">
            <text:p>2017-11-24 17:36:45.976</text:p>
          </table:table-cell>
          <table:table-cell office:value-type="string" table:style-name="ce1">
            <text:p>2017-11-24 17:37:38.16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ICC&quot;);" table:formula="msoxl:=$H$1&amp;$K$1&amp;$I$1&amp;B389&amp;$J$1" table:style-name="ce1">
            <text:p>printLevenshteinDistanceSimilarity(levenshteinDistance, "AMT", "MICC");</text:p>
          </table:table-cell>
          <table:table-cell table:number-columns-repeated="16376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MISC PAYMENT-GOUV. QUEBEC</text:p>
          </table:table-cell>
          <table:table-cell table:style-name="ce1"/>
          <table:table-cell office:value-type="string" table:style-name="ce1">
            <text:p>2017-11-24 17:51:00.598</text:p>
          </table:table-cell>
          <table:table-cell office:value-type="string" table:style-name="ce1">
            <text:p>2017-11-24 18:07:18.9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ISC PAYMENT-GOUV. QUEBEC&quot;);" table:formula="msoxl:=$H$1&amp;$K$1&amp;$I$1&amp;B390&amp;$J$1" table:style-name="ce1">
            <text:p>printLevenshteinDistanceSimilarity(levenshteinDistance, "AMT", "MISC PAYMENT-GOUV. QUEBEC");</text:p>
          </table:table-cell>
          <table:table-cell table:number-columns-repeated="16376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MUNICIPAL PARKING CQPS VANCOUVER BC</text:p>
          </table:table-cell>
          <table:table-cell table:style-name="ce1"/>
          <table:table-cell office:value-type="string" table:style-name="ce1">
            <text:p>2017-11-24 18:05:25.754</text:p>
          </table:table-cell>
          <table:table-cell office:value-type="string" table:style-name="ce1">
            <text:p>2017-11-24 18:05:25.76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UNICIPAL PARKING CQPS VANCOUVER BC&quot;);" table:formula="msoxl:=$H$1&amp;$K$1&amp;$I$1&amp;B391&amp;$J$1" table:style-name="ce1">
            <text:p>printLevenshteinDistanceSimilarity(levenshteinDistance, "AMT", "MUNICIPAL PARKING CQPS VANCOUVER BC");</text:p>
          </table:table-cell>
          <table:table-cell table:number-columns-repeated="16376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Machines a coudre Penelope</text:p>
          </table:table-cell>
          <table:table-cell table:style-name="ce1"/>
          <table:table-cell office:value-type="string" table:style-name="ce1">
            <text:p>2017-11-24 18:06:37.687</text:p>
          </table:table-cell>
          <table:table-cell office:value-type="string" table:style-name="ce1">
            <text:p>2017-11-24 18:06:42.59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chines a coudre Penelope&quot;);" table:formula="msoxl:=$H$1&amp;$K$1&amp;$I$1&amp;B392&amp;$J$1" table:style-name="ce1">
            <text:p>printLevenshteinDistanceSimilarity(levenshteinDistance, "AMT", "Machines a coudre Penelope");</text:p>
          </table:table-cell>
          <table:table-cell table:number-columns-repeated="16376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Magasin Rossy</text:p>
          </table:table-cell>
          <table:table-cell table:style-name="ce1"/>
          <table:table-cell office:value-type="string" table:style-name="ce1">
            <text:p>2017-11-24 17:47:10.502</text:p>
          </table:table-cell>
          <table:table-cell office:value-type="string" table:style-name="ce1">
            <text:p>2017-11-24 17:47:10.5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gasin Rossy&quot;);" table:formula="msoxl:=$H$1&amp;$K$1&amp;$I$1&amp;B393&amp;$J$1" table:style-name="ce1">
            <text:p>printLevenshteinDistanceSimilarity(levenshteinDistance, "AMT", "Magasin Rossy");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ison de Chemin</text:p>
          </table:table-cell>
          <table:table-cell table:style-name="ce1"/>
          <table:table-cell office:value-type="string" table:style-name="ce1">
            <text:p>2017-11-24 17:36:16.724</text:p>
          </table:table-cell>
          <table:table-cell office:value-type="string" table:style-name="ce1">
            <text:p>2017-11-24 17:36:16.81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ison de Chemin&quot;);" table:formula="msoxl:=$H$1&amp;$K$1&amp;$I$1&amp;B394&amp;$J$1" table:style-name="ce1">
            <text:p>printLevenshteinDistanceSimilarity(levenshteinDistance, "AMT", "Maison de Chemin");</text:p>
          </table:table-cell>
          <table:table-cell table:number-columns-repeated="16376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Makkah</text:p>
          </table:table-cell>
          <table:table-cell table:style-name="ce1"/>
          <table:table-cell office:value-type="string" table:style-name="ce1">
            <text:p>2017-11-24 17:50:59.617</text:p>
          </table:table-cell>
          <table:table-cell office:value-type="string" table:style-name="ce1">
            <text:p>2017-11-24 17:50:59.62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kkah&quot;);" table:formula="msoxl:=$H$1&amp;$K$1&amp;$I$1&amp;B395&amp;$J$1" table:style-name="ce1">
            <text:p>printLevenshteinDistanceSimilarity(levenshteinDistance, "AMT", "Makkah");</text:p>
          </table:table-cell>
          <table:table-cell table:number-columns-repeated="16376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Mange Sante</text:p>
          </table:table-cell>
          <table:table-cell table:style-name="ce1"/>
          <table:table-cell office:value-type="string" table:style-name="ce1">
            <text:p>2017-11-24 17:51:19.464</text:p>
          </table:table-cell>
          <table:table-cell office:value-type="string" table:style-name="ce1">
            <text:p>2017-11-24 17:51:19.57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nge Sante&quot;);" table:formula="msoxl:=$H$1&amp;$K$1&amp;$I$1&amp;B396&amp;$J$1" table:style-name="ce1">
            <text:p>printLevenshteinDistanceSimilarity(levenshteinDistance, "AMT", "Mange Sante");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anoir de la Terrasse, Quebec</text:p>
          </table:table-cell>
          <table:table-cell table:style-name="ce1"/>
          <table:table-cell office:value-type="string" table:style-name="ce1">
            <text:p>2017-11-24 17:37:50.722</text:p>
          </table:table-cell>
          <table:table-cell office:value-type="string" table:style-name="ce1">
            <text:p>2017-11-24 17:37:50.7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noir de la Terrasse, Quebec&quot;);" table:formula="msoxl:=$H$1&amp;$K$1&amp;$I$1&amp;B397&amp;$J$1" table:style-name="ce1">
            <text:p>printLevenshteinDistanceSimilarity(levenshteinDistance, "AMT", "Manoir de la Terrasse, Quebec");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Manulife</text:p>
          </table:table-cell>
          <table:table-cell table:style-name="ce1"/>
          <table:table-cell office:value-type="string" table:style-name="ce1">
            <text:p>2017-11-24 17:43:11.247</text:p>
          </table:table-cell>
          <table:table-cell office:value-type="string" table:style-name="ce1">
            <text:p>2017-11-24 17:44:36.39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nulife&quot;);" table:formula="msoxl:=$H$1&amp;$K$1&amp;$I$1&amp;B398&amp;$J$1" table:style-name="ce1">
            <text:p>printLevenshteinDistanceSimilarity(levenshteinDistance, "AMT", "Manulife");</text:p>
          </table:table-cell>
          <table:table-cell table:number-columns-repeated="16376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March Fruiterie Cite</text:p>
          </table:table-cell>
          <table:table-cell table:style-name="ce1"/>
          <table:table-cell office:value-type="string" table:style-name="ce1">
            <text:p>2017-11-24 17:48:34.965</text:p>
          </table:table-cell>
          <table:table-cell office:value-type="string" table:style-name="ce1">
            <text:p>2017-11-24 17:48:34.97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 Fruiterie Cite&quot;);" table:formula="msoxl:=$H$1&amp;$K$1&amp;$I$1&amp;B399&amp;$J$1" table:style-name="ce1">
            <text:p>printLevenshteinDistanceSimilarity(levenshteinDistance, "AMT", "March Fruiterie Cite");</text:p>
          </table:table-cell>
          <table:table-cell table:number-columns-repeated="16376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Marche C&amp;T</text:p>
          </table:table-cell>
          <table:table-cell table:style-name="ce1"/>
          <table:table-cell office:value-type="string" table:style-name="ce1">
            <text:p>2017-11-24 18:02:15.712</text:p>
          </table:table-cell>
          <table:table-cell office:value-type="string" table:style-name="ce1">
            <text:p>2017-11-24 18:06:37.74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e C&amp;T&quot;);" table:formula="msoxl:=$H$1&amp;$K$1&amp;$I$1&amp;B400&amp;$J$1" table:style-name="ce1">
            <text:p>printLevenshteinDistanceSimilarity(levenshteinDistance, "AMT", "Marche C&amp;T");</text:p>
          </table:table-cell>
          <table:table-cell table:number-columns-repeated="16376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Marche De Fleurs Westminster</text:p>
          </table:table-cell>
          <table:table-cell table:style-name="ce1"/>
          <table:table-cell office:value-type="string" table:style-name="ce1">
            <text:p>2017-11-24 17:57:10.015</text:p>
          </table:table-cell>
          <table:table-cell office:value-type="string" table:style-name="ce1">
            <text:p>2017-11-24 17:57:10.02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e De Fleurs Westminster&quot;);" table:formula="msoxl:=$H$1&amp;$K$1&amp;$I$1&amp;B401&amp;$J$1" table:style-name="ce1">
            <text:p>printLevenshteinDistanceSimilarity(levenshteinDistance, "AMT", "Marche De Fleurs Westminster");</text:p>
          </table:table-cell>
          <table:table-cell table:number-columns-repeated="16376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Marche Fruite Cite</text:p>
          </table:table-cell>
          <table:table-cell table:style-name="ce1"/>
          <table:table-cell office:value-type="string" table:style-name="ce1">
            <text:p>2017-11-24 17:57:06.42</text:p>
          </table:table-cell>
          <table:table-cell office:value-type="string" table:style-name="ce1">
            <text:p>2017-11-24 18:06:42.2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e Fruite Cite&quot;);" table:formula="msoxl:=$H$1&amp;$K$1&amp;$I$1&amp;B402&amp;$J$1" table:style-name="ce1">
            <text:p>printLevenshteinDistanceSimilarity(levenshteinDistance, "AMT", "Marche Fruite Cite");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Marche Fruiterie Cite</text:p>
          </table:table-cell>
          <table:table-cell table:style-name="ce1"/>
          <table:table-cell office:value-type="string" table:style-name="ce1">
            <text:p>2017-11-24 17:42:57.25</text:p>
          </table:table-cell>
          <table:table-cell office:value-type="string" table:style-name="ce1">
            <text:p>2017-11-24 17:52:01.05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e Fruiterie Cite&quot;);" table:formula="msoxl:=$H$1&amp;$K$1&amp;$I$1&amp;B403&amp;$J$1" table:style-name="ce1">
            <text:p>printLevenshteinDistanceSimilarity(levenshteinDistance, "AMT", "Marche Fruiterie Cite");</text:p>
          </table:table-cell>
          <table:table-cell table:number-columns-repeated="16376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Marche Frutterie Cite</text:p>
          </table:table-cell>
          <table:table-cell table:style-name="ce1"/>
          <table:table-cell office:value-type="string" table:style-name="ce1">
            <text:p>2017-11-24 18:07:15.633</text:p>
          </table:table-cell>
          <table:table-cell office:value-type="string" table:style-name="ce1">
            <text:p>2017-11-24 18:07:15.8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e Frutterie Cite&quot;);" table:formula="msoxl:=$H$1&amp;$K$1&amp;$I$1&amp;B404&amp;$J$1" table:style-name="ce1">
            <text:p>printLevenshteinDistanceSimilarity(levenshteinDistance, "AMT", "Marche Frutterie Cite");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Marche KIM PHAT</text:p>
          </table:table-cell>
          <table:table-cell table:style-name="ce1"/>
          <table:table-cell office:value-type="string" table:style-name="ce1">
            <text:p>2017-11-24 17:38:03.674</text:p>
          </table:table-cell>
          <table:table-cell office:value-type="string" table:style-name="ce1">
            <text:p>2017-11-24 17:38:23.48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e KIM PHAT&quot;);" table:formula="msoxl:=$H$1&amp;$K$1&amp;$I$1&amp;B405&amp;$J$1" table:style-name="ce1">
            <text:p>printLevenshteinDistanceSimilarity(levenshteinDistance, "AMT", "Marche KIM PHAT");</text:p>
          </table:table-cell>
          <table:table-cell table:number-columns-repeated="16376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Marche Royal Plus</text:p>
          </table:table-cell>
          <table:table-cell table:style-name="ce1"/>
          <table:table-cell office:value-type="string" table:style-name="ce1">
            <text:p>2017-11-24 17:46:13.22</text:p>
          </table:table-cell>
          <table:table-cell office:value-type="string" table:style-name="ce1">
            <text:p>2017-11-24 17:50:41.91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e Royal Plus&quot;);" table:formula="msoxl:=$H$1&amp;$K$1&amp;$I$1&amp;B406&amp;$J$1" table:style-name="ce1">
            <text:p>printLevenshteinDistanceSimilarity(levenshteinDistance, "AMT", "Marche Royal Plus");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Marche allemagne</text:p>
          </table:table-cell>
          <table:table-cell table:style-name="ce1"/>
          <table:table-cell office:value-type="string" table:style-name="ce1">
            <text:p>2017-11-24 17:37:50.995</text:p>
          </table:table-cell>
          <table:table-cell office:value-type="string" table:style-name="ce1">
            <text:p>2017-11-24 17:37:51.04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e allemagne&quot;);" table:formula="msoxl:=$H$1&amp;$K$1&amp;$I$1&amp;B407&amp;$J$1" table:style-name="ce1">
            <text:p>printLevenshteinDistanceSimilarity(levenshteinDistance, "AMT", "Marche allemagne");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Marche fruiterie cite</text:p>
          </table:table-cell>
          <table:table-cell table:style-name="ce1"/>
          <table:table-cell office:value-type="string" table:style-name="ce1">
            <text:p>2017-11-24 17:44:04.957</text:p>
          </table:table-cell>
          <table:table-cell office:value-type="string" table:style-name="ce1">
            <text:p>2017-11-24 17:45:00.94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e fruiterie cite&quot;);" table:formula="msoxl:=$H$1&amp;$K$1&amp;$I$1&amp;B408&amp;$J$1" table:style-name="ce1">
            <text:p>printLevenshteinDistanceSimilarity(levenshteinDistance, "AMT", "Marche fruiterie cite");</text:p>
          </table:table-cell>
          <table:table-cell table:number-columns-repeated="16376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Marche public Longueuil</text:p>
          </table:table-cell>
          <table:table-cell table:style-name="ce1"/>
          <table:table-cell office:value-type="string" table:style-name="ce1">
            <text:p>2017-11-24 18:06:37.631</text:p>
          </table:table-cell>
          <table:table-cell office:value-type="string" table:style-name="ce1">
            <text:p>2017-11-24 18:06:37.81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e public Longueuil&quot;);" table:formula="msoxl:=$H$1&amp;$K$1&amp;$I$1&amp;B409&amp;$J$1" table:style-name="ce1">
            <text:p>printLevenshteinDistanceSimilarity(levenshteinDistance, "AMT", "Marche public Longueuil");</text:p>
          </table:table-cell>
          <table:table-cell table:number-columns-repeated="16376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Marche Ami</text:p>
          </table:table-cell>
          <table:table-cell table:style-name="ce1"/>
          <table:table-cell office:value-type="string" table:style-name="ce1">
            <text:p>2017-11-24 17:47:00.091</text:p>
          </table:table-cell>
          <table:table-cell office:value-type="string" table:style-name="ce1">
            <text:p>2017-11-24 17:47:00.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e Ami&quot;);" table:formula="msoxl:=$H$1&amp;$K$1&amp;$I$1&amp;B410&amp;$J$1" table:style-name="ce1">
            <text:p>printLevenshteinDistanceSimilarity(levenshteinDistance, "AMT", "Marche Ami");</text:p>
          </table:table-cell>
          <table:table-cell table:number-columns-repeated="16376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Marche Lachine</text:p>
          </table:table-cell>
          <table:table-cell table:style-name="ce1"/>
          <table:table-cell office:value-type="string" table:style-name="ce1">
            <text:p>2017-11-24 17:47:30.324</text:p>
          </table:table-cell>
          <table:table-cell office:value-type="string" table:style-name="ce1">
            <text:p>2017-11-24 17:48:01.81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e Lachine&quot;);" table:formula="msoxl:=$H$1&amp;$K$1&amp;$I$1&amp;B411&amp;$J$1" table:style-name="ce1">
            <text:p>printLevenshteinDistanceSimilarity(levenshteinDistance, "AMT", "Marche Lachine");</text:p>
          </table:table-cell>
          <table:table-cell table:number-columns-repeated="16376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Marcil</text:p>
          </table:table-cell>
          <table:table-cell table:style-name="ce1"/>
          <table:table-cell office:value-type="string" table:style-name="ce1">
            <text:p>2017-11-24 17:52:38.421</text:p>
          </table:table-cell>
          <table:table-cell office:value-type="string" table:style-name="ce1">
            <text:p>2017-11-24 17:52:38.43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il&quot;);" table:formula="msoxl:=$H$1&amp;$K$1&amp;$I$1&amp;B412&amp;$J$1" table:style-name="ce1">
            <text:p>printLevenshteinDistanceSimilarity(levenshteinDistance, "AMT", "Marcil");</text:p>
          </table:table-cell>
          <table:table-cell table:number-columns-repeated="16376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Marriote</text:p>
          </table:table-cell>
          <table:table-cell table:style-name="ce1"/>
          <table:table-cell office:value-type="string" table:style-name="ce1">
            <text:p>2017-11-24 17:51:17.448</text:p>
          </table:table-cell>
          <table:table-cell office:value-type="string" table:style-name="ce1">
            <text:p>2017-11-24 17:51:17.5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riote&quot;);" table:formula="msoxl:=$H$1&amp;$K$1&amp;$I$1&amp;B413&amp;$J$1" table:style-name="ce1">
            <text:p>printLevenshteinDistanceSimilarity(levenshteinDistance, "AMT", "Marriote");</text:p>
          </table:table-cell>
          <table:table-cell table:number-columns-repeated="16376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Martial Excavation</text:p>
          </table:table-cell>
          <table:table-cell table:style-name="ce1"/>
          <table:table-cell office:value-type="string" table:style-name="ce1">
            <text:p>2017-11-24 17:52:56.959</text:p>
          </table:table-cell>
          <table:table-cell office:value-type="string" table:style-name="ce1">
            <text:p>2017-11-24 17:52:56.97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tial Excavation&quot;);" table:formula="msoxl:=$H$1&amp;$K$1&amp;$I$1&amp;B414&amp;$J$1" table:style-name="ce1">
            <text:p>printLevenshteinDistanceSimilarity(levenshteinDistance, "AMT", "Martial Excavation");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asako sushi</text:p>
          </table:table-cell>
          <table:table-cell table:style-name="ce1"/>
          <table:table-cell office:value-type="string" table:style-name="ce1">
            <text:p>2017-11-24 17:36:07.948</text:p>
          </table:table-cell>
          <table:table-cell office:value-type="string" table:style-name="ce1">
            <text:p>2017-11-24 17:36:08.02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sako sushi&quot;);" table:formula="msoxl:=$H$1&amp;$K$1&amp;$I$1&amp;B415&amp;$J$1" table:style-name="ce1">
            <text:p>printLevenshteinDistanceSimilarity(levenshteinDistance, "AMT", "Masako sushi");</text:p>
          </table:table-cell>
          <table:table-cell table:number-columns-repeated="16376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Max Diner</text:p>
          </table:table-cell>
          <table:table-cell table:style-name="ce1"/>
          <table:table-cell office:value-type="string" table:style-name="ce1">
            <text:p>2017-11-24 17:58:58.364</text:p>
          </table:table-cell>
          <table:table-cell office:value-type="string" table:style-name="ce1">
            <text:p>2017-11-24 17:58:58.37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x Diner&quot;);" table:formula="msoxl:=$H$1&amp;$K$1&amp;$I$1&amp;B416&amp;$J$1" table:style-name="ce1">
            <text:p>printLevenshteinDistanceSimilarity(levenshteinDistance, "AMT", "Max Diner");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axi</text:p>
          </table:table-cell>
          <table:table-cell table:style-name="ce1"/>
          <table:table-cell office:value-type="string" table:style-name="ce1">
            <text:p>2017-11-24 17:36:11.255</text:p>
          </table:table-cell>
          <table:table-cell office:value-type="string" table:style-name="ce1">
            <text:p>2017-11-24 18:07:16.6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xi&quot;);" table:formula="msoxl:=$H$1&amp;$K$1&amp;$I$1&amp;B417&amp;$J$1" table:style-name="ce1">
            <text:p>printLevenshteinDistanceSimilarity(levenshteinDistance, "AMT", "Maxi");</text:p>
          </table:table-cell>
          <table:table-cell table:number-columns-repeated="16376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Maya Kroupnik</text:p>
          </table:table-cell>
          <table:table-cell table:style-name="ce1"/>
          <table:table-cell office:value-type="string" table:style-name="ce1">
            <text:p>2017-11-24 17:48:02.834</text:p>
          </table:table-cell>
          <table:table-cell office:value-type="string" table:style-name="ce1">
            <text:p>2017-11-24 17:48:02.92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ya Kroupnik&quot;);" table:formula="msoxl:=$H$1&amp;$K$1&amp;$I$1&amp;B418&amp;$J$1" table:style-name="ce1">
            <text:p>printLevenshteinDistanceSimilarity(levenshteinDistance, "AMT", "Maya Kroupnik");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McDonald's</text:p>
          </table:table-cell>
          <table:table-cell table:style-name="ce1"/>
          <table:table-cell office:value-type="string" table:style-name="ce1">
            <text:p>2017-11-24 17:38:23.131</text:p>
          </table:table-cell>
          <table:table-cell office:value-type="string" table:style-name="ce1">
            <text:p>2017-11-24 18:03:18.66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cDonald's&quot;);" table:formula="msoxl:=$H$1&amp;$K$1&amp;$I$1&amp;B419&amp;$J$1" table:style-name="ce1">
            <text:p>printLevenshteinDistanceSimilarity(levenshteinDistance, "AMT", "McDonald's");</text:p>
          </table:table-cell>
          <table:table-cell table:number-columns-repeated="16376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Mega-Plex</text:p>
          </table:table-cell>
          <table:table-cell table:style-name="ce1"/>
          <table:table-cell office:value-type="string" table:style-name="ce1">
            <text:p>2017-11-24 17:54:28.452</text:p>
          </table:table-cell>
          <table:table-cell office:value-type="string" table:style-name="ce1">
            <text:p>2017-11-24 18:07:16.65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ega-Plex&quot;);" table:formula="msoxl:=$H$1&amp;$K$1&amp;$I$1&amp;B420&amp;$J$1" table:style-name="ce1">
            <text:p>printLevenshteinDistanceSimilarity(levenshteinDistance, "AMT", "Mega-Plex");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Merson Automotive Inc.</text:p>
          </table:table-cell>
          <table:table-cell table:style-name="ce1"/>
          <table:table-cell office:value-type="string" table:style-name="ce1">
            <text:p>2017-11-24 17:38:38.214</text:p>
          </table:table-cell>
          <table:table-cell office:value-type="string" table:style-name="ce1">
            <text:p>2017-11-24 17:39:49.71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erson Automotive Inc.&quot;);" table:formula="msoxl:=$H$1&amp;$K$1&amp;$I$1&amp;B421&amp;$J$1" table:style-name="ce1">
            <text:p>printLevenshteinDistanceSimilarity(levenshteinDistance, "AMT", "Merson Automotive Inc.");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Metro</text:p>
          </table:table-cell>
          <table:table-cell table:style-name="ce1"/>
          <table:table-cell office:value-type="string" table:style-name="ce1">
            <text:p>2017-11-24 17:38:25.382</text:p>
          </table:table-cell>
          <table:table-cell office:value-type="string" table:style-name="ce1">
            <text:p>2017-11-24 18:07:14.4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etro&quot;);" table:formula="msoxl:=$H$1&amp;$K$1&amp;$I$1&amp;B422&amp;$J$1" table:style-name="ce1">
            <text:p>printLevenshteinDistanceSimilarity(levenshteinDistance, "AMT", "Metro");</text:p>
          </table:table-cell>
          <table:table-cell table:number-columns-repeated="16376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Mexx</text:p>
          </table:table-cell>
          <table:table-cell table:style-name="ce1"/>
          <table:table-cell office:value-type="string" table:style-name="ce1">
            <text:p>2017-11-24 17:48:39.055</text:p>
          </table:table-cell>
          <table:table-cell office:value-type="string" table:style-name="ce1">
            <text:p>2017-11-24 17:48:39.06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exx&quot;);" table:formula="msoxl:=$H$1&amp;$K$1&amp;$I$1&amp;B423&amp;$J$1" table:style-name="ce1">
            <text:p>printLevenshteinDistanceSimilarity(levenshteinDistance, "AMT", "Mexx");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Michaels</text:p>
          </table:table-cell>
          <table:table-cell table:style-name="ce1"/>
          <table:table-cell office:value-type="string" table:style-name="ce1">
            <text:p>2017-11-24 17:43:36.527</text:p>
          </table:table-cell>
          <table:table-cell office:value-type="string" table:style-name="ce1">
            <text:p>2017-11-24 17:52:18.3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ichaels&quot;);" table:formula="msoxl:=$H$1&amp;$K$1&amp;$I$1&amp;B424&amp;$J$1" table:style-name="ce1">
            <text:p>printLevenshteinDistanceSimilarity(levenshteinDistance, "AMT", "Michaels");</text:p>
          </table:table-cell>
          <table:table-cell table:number-columns-repeated="16376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Mikes</text:p>
          </table:table-cell>
          <table:table-cell table:style-name="ce1"/>
          <table:table-cell office:value-type="string" table:style-name="ce1">
            <text:p>2017-11-24 17:47:11.691</text:p>
          </table:table-cell>
          <table:table-cell office:value-type="string" table:style-name="ce1">
            <text:p>2017-11-24 17:47:11.69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ikes&quot;);" table:formula="msoxl:=$H$1&amp;$K$1&amp;$I$1&amp;B425&amp;$J$1" table:style-name="ce1">
            <text:p>printLevenshteinDistanceSimilarity(levenshteinDistance, "AMT", "Mikes");</text:p>
          </table:table-cell>
          <table:table-cell table:number-columns-repeated="16376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Mini Marche PET Airport</text:p>
          </table:table-cell>
          <table:table-cell table:style-name="ce1"/>
          <table:table-cell office:value-type="string" table:style-name="ce1">
            <text:p>2017-11-24 17:48:05.979</text:p>
          </table:table-cell>
          <table:table-cell office:value-type="string" table:style-name="ce1">
            <text:p>2017-11-24 17:48:05.98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ini Marche PET Airport&quot;);" table:formula="msoxl:=$H$1&amp;$K$1&amp;$I$1&amp;B426&amp;$J$1" table:style-name="ce1">
            <text:p>printLevenshteinDistanceSimilarity(levenshteinDistance, "AMT", "Mini Marche PET Airport");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ission Bon Accueil</text:p>
          </table:table-cell>
          <table:table-cell table:style-name="ce1"/>
          <table:table-cell office:value-type="string" table:style-name="ce1">
            <text:p>2017-11-24 17:36:13.317</text:p>
          </table:table-cell>
          <table:table-cell office:value-type="string" table:style-name="ce1">
            <text:p>2017-11-24 17:36:13.63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ission Bon Accueil&quot;);" table:formula="msoxl:=$H$1&amp;$K$1&amp;$I$1&amp;B427&amp;$J$1" table:style-name="ce1">
            <text:p>printLevenshteinDistanceSimilarity(levenshteinDistance, "AMT", "Mission Bon Accueil");</text:p>
          </table:table-cell>
          <table:table-cell table:number-columns-repeated="16376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Mobile Snap</text:p>
          </table:table-cell>
          <table:table-cell table:style-name="ce1"/>
          <table:table-cell office:value-type="string" table:style-name="ce1">
            <text:p>2017-11-24 17:48:19.059</text:p>
          </table:table-cell>
          <table:table-cell office:value-type="string" table:style-name="ce1">
            <text:p>2017-11-24 17:48:19.06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bile Snap&quot;);" table:formula="msoxl:=$H$1&amp;$K$1&amp;$I$1&amp;B428&amp;$J$1" table:style-name="ce1">
            <text:p>printLevenshteinDistanceSimilarity(levenshteinDistance, "AMT", "Mobile Snap");</text:p>
          </table:table-cell>
          <table:table-cell table:number-columns-repeated="16376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Mondiana</text:p>
          </table:table-cell>
          <table:table-cell table:style-name="ce1"/>
          <table:table-cell office:value-type="string" table:style-name="ce1">
            <text:p>2017-11-24 17:48:00.783</text:p>
          </table:table-cell>
          <table:table-cell office:value-type="string" table:style-name="ce1">
            <text:p>2017-11-24 17:48:00.93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ndiana&quot;);" table:formula="msoxl:=$H$1&amp;$K$1&amp;$I$1&amp;B429&amp;$J$1" table:style-name="ce1">
            <text:p>printLevenshteinDistanceSimilarity(levenshteinDistance, "AMT", "Mondiana");</text:p>
          </table:table-cell>
          <table:table-cell table:number-columns-repeated="16376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Monsieur Fissure</text:p>
          </table:table-cell>
          <table:table-cell table:style-name="ce1"/>
          <table:table-cell office:value-type="string" table:style-name="ce1">
            <text:p>2017-11-24 17:52:15.74</text:p>
          </table:table-cell>
          <table:table-cell office:value-type="string" table:style-name="ce1">
            <text:p>2017-11-24 17:53:19.88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nsieur Fissure&quot;);" table:formula="msoxl:=$H$1&amp;$K$1&amp;$I$1&amp;B430&amp;$J$1" table:style-name="ce1">
            <text:p>printLevenshteinDistanceSimilarity(levenshteinDistance, "AMT", "Monsieur Fissure");</text:p>
          </table:table-cell>
          <table:table-cell table:number-columns-repeated="16376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Mont Royal</text:p>
          </table:table-cell>
          <table:table-cell table:style-name="ce1"/>
          <table:table-cell office:value-type="string" table:style-name="ce1">
            <text:p>2017-11-24 17:47:27.638</text:p>
          </table:table-cell>
          <table:table-cell office:value-type="string" table:style-name="ce1">
            <text:p>2017-11-24 17:51:39.3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nt Royal&quot;);" table:formula="msoxl:=$H$1&amp;$K$1&amp;$I$1&amp;B431&amp;$J$1" table:style-name="ce1">
            <text:p>printLevenshteinDistanceSimilarity(levenshteinDistance, "AMT", "Mont Royal");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Mont Tremblant parking</text:p>
          </table:table-cell>
          <table:table-cell table:style-name="ce1"/>
          <table:table-cell office:value-type="string" table:style-name="ce1">
            <text:p>2017-11-24 17:43:25.391</text:p>
          </table:table-cell>
          <table:table-cell office:value-type="string" table:style-name="ce1">
            <text:p>2017-11-24 17:43:25.39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nt Tremblant parking&quot;);" table:formula="msoxl:=$H$1&amp;$K$1&amp;$I$1&amp;B432&amp;$J$1" table:style-name="ce1">
            <text:p>printLevenshteinDistanceSimilarity(levenshteinDistance, "AMT", "Mont Tremblant parking");</text:p>
          </table:table-cell>
          <table:table-cell table:number-columns-repeated="16376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Mont-Tremblant</text:p>
          </table:table-cell>
          <table:table-cell table:style-name="ce1"/>
          <table:table-cell office:value-type="string" table:style-name="ce1">
            <text:p>2017-11-24 17:53:18.133</text:p>
          </table:table-cell>
          <table:table-cell office:value-type="string" table:style-name="ce1">
            <text:p>2017-11-24 17:53:18.14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nt-Tremblant&quot;);" table:formula="msoxl:=$H$1&amp;$K$1&amp;$I$1&amp;B433&amp;$J$1" table:style-name="ce1">
            <text:p>printLevenshteinDistanceSimilarity(levenshteinDistance, "AMT", "Mont-Tremblant");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Montreal</text:p>
          </table:table-cell>
          <table:table-cell table:style-name="ce1"/>
          <table:table-cell office:value-type="string" table:style-name="ce1">
            <text:p>2017-11-24 17:38:37.351</text:p>
          </table:table-cell>
          <table:table-cell office:value-type="string" table:style-name="ce1">
            <text:p>2017-11-24 17:46:58.82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ntreal&quot;);" table:formula="msoxl:=$H$1&amp;$K$1&amp;$I$1&amp;B434&amp;$J$1" table:style-name="ce1">
            <text:p>printLevenshteinDistanceSimilarity(levenshteinDistance, "AMT", "Montreal");</text:p>
          </table:table-cell>
          <table:table-cell table:number-columns-repeated="16376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Montreal Airport</text:p>
          </table:table-cell>
          <table:table-cell table:style-name="ce1"/>
          <table:table-cell office:value-type="string" table:style-name="ce1">
            <text:p>2017-11-24 17:57:59.903</text:p>
          </table:table-cell>
          <table:table-cell office:value-type="string" table:style-name="ce1">
            <text:p>2017-11-24 17:57:59.91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ntreal Airport&quot;);" table:formula="msoxl:=$H$1&amp;$K$1&amp;$I$1&amp;B435&amp;$J$1" table:style-name="ce1">
            <text:p>printLevenshteinDistanceSimilarity(levenshteinDistance, "AMT", "Montreal Airport");</text:p>
          </table:table-cell>
          <table:table-cell table:number-columns-repeated="16376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Montreal NDG</text:p>
          </table:table-cell>
          <table:table-cell table:style-name="ce1"/>
          <table:table-cell office:value-type="string" table:style-name="ce1">
            <text:p>2017-11-24 17:47:33.051</text:p>
          </table:table-cell>
          <table:table-cell office:value-type="string" table:style-name="ce1">
            <text:p>2017-11-24 17:47:33.0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ntreal NDG&quot;);" table:formula="msoxl:=$H$1&amp;$K$1&amp;$I$1&amp;B436&amp;$J$1" table:style-name="ce1">
            <text:p>printLevenshteinDistanceSimilarity(levenshteinDistance, "AMT", "Montreal NDG");</text:p>
          </table:table-cell>
          <table:table-cell table:number-columns-repeated="16376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Motel Jamm</text:p>
          </table:table-cell>
          <table:table-cell table:style-name="ce1"/>
          <table:table-cell office:value-type="string" table:style-name="ce1">
            <text:p>2017-11-24 17:59:23.765</text:p>
          </table:table-cell>
          <table:table-cell office:value-type="string" table:style-name="ce1">
            <text:p>2017-11-24 17:59:23.77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tel Jamm&quot;);" table:formula="msoxl:=$H$1&amp;$K$1&amp;$I$1&amp;B437&amp;$J$1" table:style-name="ce1">
            <text:p>printLevenshteinDistanceSimilarity(levenshteinDistance, "AMT", "Motel Jamm");</text:p>
          </table:table-cell>
          <table:table-cell table:number-columns-repeated="16376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Motel au Soleil Couchant (945 boulevard Ste-Anne, G5M 1J1 Rimouski)</text:p>
          </table:table-cell>
          <table:table-cell table:style-name="ce1"/>
          <table:table-cell office:value-type="string" table:style-name="ce1">
            <text:p>2017-11-24 17:46:59.965</text:p>
          </table:table-cell>
          <table:table-cell office:value-type="string" table:style-name="ce1">
            <text:p>2017-11-24 17:46:59.9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tel au Soleil Couchant (945 boulevard Ste-Anne, G5M 1J1 Rimouski)&quot;);" table:formula="msoxl:=$H$1&amp;$K$1&amp;$I$1&amp;B438&amp;$J$1" table:style-name="ce1">
            <text:p>printLevenshteinDistanceSimilarity(levenshteinDistance, "AMT", "Motel au Soleil Couchant (945 boulevard Ste-Anne, G5M 1J1 Rimouski)");</text:p>
          </table:table-cell>
          <table:table-cell table:number-columns-repeated="16376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Motto Pizza</text:p>
          </table:table-cell>
          <table:table-cell table:style-name="ce1"/>
          <table:table-cell office:value-type="string" table:style-name="ce1">
            <text:p>2017-11-24 17:46:29.589</text:p>
          </table:table-cell>
          <table:table-cell office:value-type="string" table:style-name="ce1">
            <text:p>2017-11-24 17:46:29.65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tto Pizza&quot;);" table:formula="msoxl:=$H$1&amp;$K$1&amp;$I$1&amp;B439&amp;$J$1" table:style-name="ce1">
            <text:p>printLevenshteinDistanceSimilarity(levenshteinDistance, "AMT", "Motto Pizza");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Mouline</text:p>
          </table:table-cell>
          <table:table-cell table:style-name="ce1"/>
          <table:table-cell office:value-type="string" table:style-name="ce1">
            <text:p>2017-11-24 17:43:21.822</text:p>
          </table:table-cell>
          <table:table-cell office:value-type="string" table:style-name="ce1">
            <text:p>2017-11-24 17:43:21.8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uline&quot;);" table:formula="msoxl:=$H$1&amp;$K$1&amp;$I$1&amp;B440&amp;$J$1" table:style-name="ce1">
            <text:p>printLevenshteinDistanceSimilarity(levenshteinDistance, "AMT", "Mouline");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zart Alexis Nihon</text:p>
          </table:table-cell>
          <table:table-cell table:style-name="ce1"/>
          <table:table-cell office:value-type="string" table:style-name="ce1">
            <text:p>2017-11-24 17:36:12.346</text:p>
          </table:table-cell>
          <table:table-cell office:value-type="string" table:style-name="ce1">
            <text:p>2017-11-24 17:36:12.42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ozart Alexis Nihon&quot;);" table:formula="msoxl:=$H$1&amp;$K$1&amp;$I$1&amp;B441&amp;$J$1" table:style-name="ce1">
            <text:p>printLevenshteinDistanceSimilarity(levenshteinDistance, "AMT", "Mozart Alexis Nihon");</text:p>
          </table:table-cell>
          <table:table-cell table:number-columns-repeated="16376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Mr. Pretzel</text:p>
          </table:table-cell>
          <table:table-cell table:style-name="ce1"/>
          <table:table-cell office:value-type="string" table:style-name="ce1">
            <text:p>2017-11-24 18:03:51.1</text:p>
          </table:table-cell>
          <table:table-cell office:value-type="string" table:style-name="ce1">
            <text:p>2017-11-24 18:03:51.11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r. Pretzel&quot;);" table:formula="msoxl:=$H$1&amp;$K$1&amp;$I$1&amp;B442&amp;$J$1" table:style-name="ce1">
            <text:p>printLevenshteinDistanceSimilarity(levenshteinDistance, "AMT", "Mr. Pretzel");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uffin Plus</text:p>
          </table:table-cell>
          <table:table-cell table:style-name="ce1"/>
          <table:table-cell office:value-type="string" table:style-name="ce1">
            <text:p>2017-11-24 17:36:07.375</text:p>
          </table:table-cell>
          <table:table-cell office:value-type="string" table:style-name="ce1">
            <text:p>2017-11-24 17:36:07.50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uffin Plus&quot;);" table:formula="msoxl:=$H$1&amp;$K$1&amp;$I$1&amp;B443&amp;$J$1" table:style-name="ce1">
            <text:p>printLevenshteinDistanceSimilarity(levenshteinDistance, "AMT", "Muffin Plus");</text:p>
          </table:table-cell>
          <table:table-cell table:number-columns-repeated="16376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Multi Luminaire</text:p>
          </table:table-cell>
          <table:table-cell table:style-name="ce1"/>
          <table:table-cell office:value-type="string" table:style-name="ce1">
            <text:p>2017-11-24 17:54:24.507</text:p>
          </table:table-cell>
          <table:table-cell office:value-type="string" table:style-name="ce1">
            <text:p>2017-11-24 17:54:24.51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ulti Luminaire&quot;);" table:formula="msoxl:=$H$1&amp;$K$1&amp;$I$1&amp;B444&amp;$J$1" table:style-name="ce1">
            <text:p>printLevenshteinDistanceSimilarity(levenshteinDistance, "AMT", "Multi Luminaire");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Municipalite de Tadoussac</text:p>
          </table:table-cell>
          <table:table-cell table:style-name="ce1"/>
          <table:table-cell office:value-type="string" table:style-name="ce1">
            <text:p>2017-11-24 17:44:21.279</text:p>
          </table:table-cell>
          <table:table-cell office:value-type="string" table:style-name="ce1">
            <text:p>2017-11-24 17:44:21.4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unicipalite de Tadoussac&quot;);" table:formula="msoxl:=$H$1&amp;$K$1&amp;$I$1&amp;B445&amp;$J$1" table:style-name="ce1">
            <text:p>printLevenshteinDistanceSimilarity(levenshteinDistance, "AMT", "Municipalite de Tadoussac");</text:p>
          </table:table-cell>
          <table:table-cell table:number-columns-repeated="16376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Murphy's On The Water</text:p>
          </table:table-cell>
          <table:table-cell table:style-name="ce1"/>
          <table:table-cell office:value-type="string" table:style-name="ce1">
            <text:p>2017-11-24 17:47:10.901</text:p>
          </table:table-cell>
          <table:table-cell office:value-type="string" table:style-name="ce1">
            <text:p>2017-11-24 17:47:11.11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urphy's On The Water&quot;);" table:formula="msoxl:=$H$1&amp;$K$1&amp;$I$1&amp;B446&amp;$J$1" table:style-name="ce1">
            <text:p>printLevenshteinDistanceSimilarity(levenshteinDistance, "AMT", "Murphy's On The Water");</text:p>
          </table:table-cell>
          <table:table-cell table:number-columns-repeated="16376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Musee pour enfants</text:p>
          </table:table-cell>
          <table:table-cell table:style-name="ce1"/>
          <table:table-cell office:value-type="string" table:style-name="ce1">
            <text:p>2017-11-24 18:03:18.68</text:p>
          </table:table-cell>
          <table:table-cell office:value-type="string" table:style-name="ce1">
            <text:p>2017-11-24 18:03:18.72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usee pour enfants&quot;);" table:formula="msoxl:=$H$1&amp;$K$1&amp;$I$1&amp;B447&amp;$J$1" table:style-name="ce1">
            <text:p>printLevenshteinDistanceSimilarity(levenshteinDistance, "AMT", "Musee pour enfants");</text:p>
          </table:table-cell>
          <table:table-cell table:number-columns-repeated="16376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NSLC</text:p>
          </table:table-cell>
          <table:table-cell table:style-name="ce1"/>
          <table:table-cell office:value-type="string" table:style-name="ce1">
            <text:p>2017-11-24 17:47:11.031</text:p>
          </table:table-cell>
          <table:table-cell office:value-type="string" table:style-name="ce1">
            <text:p>2017-11-24 17:47:11.03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NSLC&quot;);" table:formula="msoxl:=$H$1&amp;$K$1&amp;$I$1&amp;B448&amp;$J$1" table:style-name="ce1">
            <text:p>printLevenshteinDistanceSimilarity(levenshteinDistance, "AMT", "NSLC");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National Bank</text:p>
          </table:table-cell>
          <table:table-cell table:style-name="ce1"/>
          <table:table-cell office:value-type="string" table:style-name="ce1">
            <text:p>2017-11-24 17:37:41.596</text:p>
          </table:table-cell>
          <table:table-cell office:value-type="string" table:style-name="ce1">
            <text:p>2017-11-24 17:39:36.6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National Bank&quot;);" table:formula="msoxl:=$H$1&amp;$K$1&amp;$I$1&amp;B449&amp;$J$1" table:style-name="ce1">
            <text:p>printLevenshteinDistanceSimilarity(levenshteinDistance, "AMT", "National Bank");</text:p>
          </table:table-cell>
          <table:table-cell table:number-columns-repeated="16376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Nature Ocean Chalets - Camping (400 Route 132 Ouest, G0C 2L0 Perce)</text:p>
          </table:table-cell>
          <table:table-cell table:style-name="ce1"/>
          <table:table-cell office:value-type="string" table:style-name="ce1">
            <text:p>2017-11-24 17:47:00.052</text:p>
          </table:table-cell>
          <table:table-cell office:value-type="string" table:style-name="ce1">
            <text:p>2017-11-24 17:47:00.0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Nature Ocean Chalets - Camping (400 Route 132 Ouest, G0C 2L0 Perce)&quot;);" table:formula="msoxl:=$H$1&amp;$K$1&amp;$I$1&amp;B450&amp;$J$1" table:style-name="ce1">
            <text:p>printLevenshteinDistanceSimilarity(levenshteinDistance, "AMT", "Nature Ocean Chalets - Camping (400 Route 132 Ouest, G0C 2L0 Perce)");</text:p>
          </table:table-cell>
          <table:table-cell table:number-columns-repeated="16376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Nature Ocйan Chalets - Camping (400 Route 132 Ouest, G0C 2L0 Perce)</text:p>
          </table:table-cell>
          <table:table-cell table:style-name="ce1"/>
          <table:table-cell office:value-type="string" table:style-name="ce1">
            <text:p>2017-11-24 17:46:57.556</text:p>
          </table:table-cell>
          <table:table-cell office:value-type="string" table:style-name="ce1">
            <text:p>2017-11-24 17:46:57.56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Nature Ocйan Chalets - Camping (400 Route 132 Ouest, G0C 2L0 Perce)&quot;);" table:formula="msoxl:=$H$1&amp;$K$1&amp;$I$1&amp;B451&amp;$J$1" table:style-name="ce1">
            <text:p>printLevenshteinDistanceSimilarity(levenshteinDistance, "AMT", "Nature Ocйan Chalets - Camping (400 Route 132 Ouest, G0C 2L0 Perce)");</text:p>
          </table:table-cell>
          <table:table-cell table:number-columns-repeated="16376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Needs</text:p>
          </table:table-cell>
          <table:table-cell table:style-name="ce1"/>
          <table:table-cell office:value-type="string" table:style-name="ce1">
            <text:p>2017-11-24 17:47:10.537</text:p>
          </table:table-cell>
          <table:table-cell office:value-type="string" table:style-name="ce1">
            <text:p>2017-11-24 17:47:11.3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Needs&quot;);" table:formula="msoxl:=$H$1&amp;$K$1&amp;$I$1&amp;B452&amp;$J$1" table:style-name="ce1">
            <text:p>printLevenshteinDistanceSimilarity(levenshteinDistance, "AMT", "Needs");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Nettoyeur Orchid</text:p>
          </table:table-cell>
          <table:table-cell table:style-name="ce1"/>
          <table:table-cell office:value-type="string" table:style-name="ce1">
            <text:p>2017-11-24 17:39:39.67</text:p>
          </table:table-cell>
          <table:table-cell office:value-type="string" table:style-name="ce1">
            <text:p>2017-11-24 17:46:14.1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Nettoyeur Orchid&quot;);" table:formula="msoxl:=$H$1&amp;$K$1&amp;$I$1&amp;B453&amp;$J$1" table:style-name="ce1">
            <text:p>printLevenshteinDistanceSimilarity(levenshteinDistance, "AMT", "Nettoyeur Orchid");</text:p>
          </table:table-cell>
          <table:table-cell table:number-columns-repeated="16376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New Egg</text:p>
          </table:table-cell>
          <table:table-cell table:style-name="ce1"/>
          <table:table-cell office:value-type="string" table:style-name="ce1">
            <text:p>2017-11-24 17:52:15.178</text:p>
          </table:table-cell>
          <table:table-cell office:value-type="string" table:style-name="ce1">
            <text:p>2017-11-24 17:52:15.18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New Egg&quot;);" table:formula="msoxl:=$H$1&amp;$K$1&amp;$I$1&amp;B454&amp;$J$1" table:style-name="ce1">
            <text:p>printLevenshteinDistanceSimilarity(levenshteinDistance, "AMT", "New Egg");</text:p>
          </table:table-cell>
          <table:table-cell table:number-columns-repeated="16376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NewEgg.ca</text:p>
          </table:table-cell>
          <table:table-cell table:style-name="ce1"/>
          <table:table-cell office:value-type="string" table:style-name="ce1">
            <text:p>2017-11-24 18:03:17.725</text:p>
          </table:table-cell>
          <table:table-cell office:value-type="string" table:style-name="ce1">
            <text:p>2017-11-24 18:03:17.73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NewEgg.ca&quot;);" table:formula="msoxl:=$H$1&amp;$K$1&amp;$I$1&amp;B455&amp;$J$1" table:style-name="ce1">
            <text:p>printLevenshteinDistanceSimilarity(levenshteinDistance, "AMT", "NewEgg.ca");</text:p>
          </table:table-cell>
          <table:table-cell table:number-columns-repeated="16376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Newegg.ca</text:p>
          </table:table-cell>
          <table:table-cell table:style-name="ce1"/>
          <table:table-cell office:value-type="string" table:style-name="ce1">
            <text:p>2017-11-24 17:45:57.815</text:p>
          </table:table-cell>
          <table:table-cell office:value-type="string" table:style-name="ce1">
            <text:p>2017-11-24 17:45:57.82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Newegg.ca&quot;);" table:formula="msoxl:=$H$1&amp;$K$1&amp;$I$1&amp;B456&amp;$J$1" table:style-name="ce1">
            <text:p>printLevenshteinDistanceSimilarity(levenshteinDistance, "AMT", "Newegg.ca");</text:p>
          </table:table-cell>
          <table:table-cell table:number-columns-repeated="16376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Normandin</text:p>
          </table:table-cell>
          <table:table-cell table:style-name="ce1"/>
          <table:table-cell office:value-type="string" table:style-name="ce1">
            <text:p>2017-11-24 17:46:59.906</text:p>
          </table:table-cell>
          <table:table-cell office:value-type="string" table:style-name="ce1">
            <text:p>2017-11-24 17:46:59.91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Normandin&quot;);" table:formula="msoxl:=$H$1&amp;$K$1&amp;$I$1&amp;B457&amp;$J$1" table:style-name="ce1">
            <text:p>printLevenshteinDistanceSimilarity(levenshteinDistance, "AMT", "Normandin");</text:p>
          </table:table-cell>
          <table:table-cell table:number-columns-repeated="16376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Oka</text:p>
          </table:table-cell>
          <table:table-cell table:style-name="ce1"/>
          <table:table-cell office:value-type="string" table:style-name="ce1">
            <text:p>2017-11-24 17:46:44.376</text:p>
          </table:table-cell>
          <table:table-cell office:value-type="string" table:style-name="ce1">
            <text:p>2017-11-24 17:46:44.48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Oka&quot;);" table:formula="msoxl:=$H$1&amp;$K$1&amp;$I$1&amp;B458&amp;$J$1" table:style-name="ce1">
            <text:p>printLevenshteinDistanceSimilarity(levenshteinDistance, "AMT", "Oka");</text:p>
          </table:table-cell>
          <table:table-cell table:number-columns-repeated="16376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Okane Sushi Bar</text:p>
          </table:table-cell>
          <table:table-cell table:style-name="ce1"/>
          <table:table-cell office:value-type="string" table:style-name="ce1">
            <text:p>2017-11-24 17:47:30.375</text:p>
          </table:table-cell>
          <table:table-cell office:value-type="string" table:style-name="ce1">
            <text:p>2017-11-24 18:04:54.63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Okane Sushi Bar&quot;);" table:formula="msoxl:=$H$1&amp;$K$1&amp;$I$1&amp;B459&amp;$J$1" table:style-name="ce1">
            <text:p>printLevenshteinDistanceSimilarity(levenshteinDistance, "AMT", "Okane Sushi Bar");</text:p>
          </table:table-cell>
          <table:table-cell table:number-columns-repeated="16376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Okane sushi bar</text:p>
          </table:table-cell>
          <table:table-cell table:style-name="ce1"/>
          <table:table-cell office:value-type="string" table:style-name="ce1">
            <text:p>2017-11-24 18:01:17.658</text:p>
          </table:table-cell>
          <table:table-cell office:value-type="string" table:style-name="ce1">
            <text:p>2017-11-24 18:01:17.6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Okane sushi bar&quot;);" table:formula="msoxl:=$H$1&amp;$K$1&amp;$I$1&amp;B460&amp;$J$1" table:style-name="ce1">
            <text:p>printLevenshteinDistanceSimilarity(levenshteinDistance, "AMT", "Okane sushi bar");</text:p>
          </table:table-cell>
          <table:table-cell table:number-columns-repeated="16376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Old Navy</text:p>
          </table:table-cell>
          <table:table-cell table:style-name="ce1"/>
          <table:table-cell office:value-type="string" table:style-name="ce1">
            <text:p>2017-11-24 17:46:24.098</text:p>
          </table:table-cell>
          <table:table-cell office:value-type="string" table:style-name="ce1">
            <text:p>2017-11-24 17:51:02.29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Old Navy&quot;);" table:formula="msoxl:=$H$1&amp;$K$1&amp;$I$1&amp;B461&amp;$J$1" table:style-name="ce1">
            <text:p>printLevenshteinDistanceSimilarity(levenshteinDistance, "AMT", "Old Navy");</text:p>
          </table:table-cell>
          <table:table-cell table:number-columns-repeated="16376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Old Triangle Irish Ale House</text:p>
          </table:table-cell>
          <table:table-cell table:style-name="ce1"/>
          <table:table-cell office:value-type="string" table:style-name="ce1">
            <text:p>2017-11-24 17:47:10.859</text:p>
          </table:table-cell>
          <table:table-cell office:value-type="string" table:style-name="ce1">
            <text:p>2017-11-24 17:47:11.11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Old Triangle Irish Ale House&quot;);" table:formula="msoxl:=$H$1&amp;$K$1&amp;$I$1&amp;B462&amp;$J$1" table:style-name="ce1">
            <text:p>printLevenshteinDistanceSimilarity(levenshteinDistance, "AMT", "Old Triangle Irish Ale House");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Oleg &amp; Alena Khachova</text:p>
          </table:table-cell>
          <table:table-cell table:style-name="ce1"/>
          <table:table-cell office:value-type="string" table:style-name="ce1">
            <text:p>2017-11-24 17:37:50.443</text:p>
          </table:table-cell>
          <table:table-cell office:value-type="string" table:style-name="ce1">
            <text:p>2017-11-24 17:37:52.53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Oleg &amp; Alena Khachova&quot;);" table:formula="msoxl:=$H$1&amp;$K$1&amp;$I$1&amp;B463&amp;$J$1" table:style-name="ce1">
            <text:p>printLevenshteinDistanceSimilarity(levenshteinDistance, "AMT", "Oleg &amp; Alena Khachova");</text:p>
          </table:table-cell>
          <table:table-cell table:number-columns-repeated="16376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Omnivox</text:p>
          </table:table-cell>
          <table:table-cell table:style-name="ce1"/>
          <table:table-cell office:value-type="string" table:style-name="ce1">
            <text:p>2017-11-24 18:00:19.476</text:p>
          </table:table-cell>
          <table:table-cell office:value-type="string" table:style-name="ce1">
            <text:p>2017-11-24 18:03:17.59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Omnivox&quot;);" table:formula="msoxl:=$H$1&amp;$K$1&amp;$I$1&amp;B464&amp;$J$1" table:style-name="ce1">
            <text:p>printLevenshteinDistanceSimilarity(levenshteinDistance, "AMT", "Omnivox");</text:p>
          </table:table-cell>
          <table:table-cell table:number-columns-repeated="16376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Ordinateurs Canada</text:p>
          </table:table-cell>
          <table:table-cell table:style-name="ce1"/>
          <table:table-cell office:value-type="string" table:style-name="ce1">
            <text:p>2017-11-24 17:48:39.038</text:p>
          </table:table-cell>
          <table:table-cell office:value-type="string" table:style-name="ce1">
            <text:p>2017-11-24 17:48:39.04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Ordinateurs Canada&quot;);" table:formula="msoxl:=$H$1&amp;$K$1&amp;$I$1&amp;B465&amp;$J$1" table:style-name="ce1">
            <text:p>printLevenshteinDistanceSimilarity(levenshteinDistance, "AMT", "Ordinateurs Canada");</text:p>
          </table:table-cell>
          <table:table-cell table:number-columns-repeated="16376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Ordre Des Infirmieres</text:p>
          </table:table-cell>
          <table:table-cell table:style-name="ce1"/>
          <table:table-cell office:value-type="string" table:style-name="ce1">
            <text:p>2017-11-24 18:03:15.613</text:p>
          </table:table-cell>
          <table:table-cell office:value-type="string" table:style-name="ce1">
            <text:p>2017-11-24 18:03:15.62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Ordre Des Infirmieres&quot;);" table:formula="msoxl:=$H$1&amp;$K$1&amp;$I$1&amp;B466&amp;$J$1" table:style-name="ce1">
            <text:p>printLevenshteinDistanceSimilarity(levenshteinDistance, "AMT", "Ordre Des Infirmieres");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Ottawa Souvenirs &amp; Gifts</text:p>
          </table:table-cell>
          <table:table-cell table:style-name="ce1"/>
          <table:table-cell office:value-type="string" table:style-name="ce1">
            <text:p>2017-11-24 17:43:51.022</text:p>
          </table:table-cell>
          <table:table-cell office:value-type="string" table:style-name="ce1">
            <text:p>2017-11-24 17:43:51.14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Ottawa Souvenirs &amp; Gifts&quot;);" table:formula="msoxl:=$H$1&amp;$K$1&amp;$I$1&amp;B467&amp;$J$1" table:style-name="ce1">
            <text:p>printLevenshteinDistanceSimilarity(levenshteinDistance, "AMT", "Ottawa Souvenirs &amp; Gifts");</text:p>
          </table:table-cell>
          <table:table-cell table:number-columns-repeated="16376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Ovela</text:p>
          </table:table-cell>
          <table:table-cell table:style-name="ce1"/>
          <table:table-cell office:value-type="string" table:style-name="ce1">
            <text:p>2017-11-24 17:53:02.378</text:p>
          </table:table-cell>
          <table:table-cell office:value-type="string" table:style-name="ce1">
            <text:p>2017-11-24 17:53:02.51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Ovela&quot;);" table:formula="msoxl:=$H$1&amp;$K$1&amp;$I$1&amp;B468&amp;$J$1" table:style-name="ce1">
            <text:p>printLevenshteinDistanceSimilarity(levenshteinDistance, "AMT", "Ovela");</text:p>
          </table:table-cell>
          <table:table-cell table:number-columns-repeated="16376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P.Delight/Amherst</text:p>
          </table:table-cell>
          <table:table-cell table:style-name="ce1"/>
          <table:table-cell office:value-type="string" table:style-name="ce1">
            <text:p>2017-11-24 17:47:11.318</text:p>
          </table:table-cell>
          <table:table-cell office:value-type="string" table:style-name="ce1">
            <text:p>2017-11-24 17:47:11.32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.Delight/Amherst&quot;);" table:formula="msoxl:=$H$1&amp;$K$1&amp;$I$1&amp;B469&amp;$J$1" table:style-name="ce1">
            <text:p>printLevenshteinDistanceSimilarity(levenshteinDistance, "AMT", "P.Delight/Amherst");</text:p>
          </table:table-cell>
          <table:table-cell table:number-columns-repeated="16376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PI-O</text:p>
          </table:table-cell>
          <table:table-cell table:style-name="ce1"/>
          <table:table-cell office:value-type="string" table:style-name="ce1">
            <text:p>2017-11-24 17:54:29.673</text:p>
          </table:table-cell>
          <table:table-cell office:value-type="string" table:style-name="ce1">
            <text:p>2017-11-24 17:54:29.77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I-O&quot;);" table:formula="msoxl:=$H$1&amp;$K$1&amp;$I$1&amp;B470&amp;$J$1" table:style-name="ce1">
            <text:p>printLevenshteinDistanceSimilarity(levenshteinDistance, "AMT", "PI-O");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PJ</text:p>
          </table:table-cell>
          <table:table-cell table:style-name="ce1"/>
          <table:table-cell office:value-type="string" table:style-name="ce1">
            <text:p>2017-11-24 17:39:09.38</text:p>
          </table:table-cell>
          <table:table-cell office:value-type="string" table:style-name="ce1">
            <text:p>2017-11-24 17:46:27.96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J&quot;);" table:formula="msoxl:=$H$1&amp;$K$1&amp;$I$1&amp;B471&amp;$J$1" table:style-name="ce1">
            <text:p>printLevenshteinDistanceSimilarity(levenshteinDistance, "AMT", "PJ");</text:p>
          </table:table-cell>
          <table:table-cell table:number-columns-repeated="16376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PJ Pub</text:p>
          </table:table-cell>
          <table:table-cell table:style-name="ce1"/>
          <table:table-cell office:value-type="string" table:style-name="ce1">
            <text:p>2017-11-24 17:59:47.554</text:p>
          </table:table-cell>
          <table:table-cell office:value-type="string" table:style-name="ce1">
            <text:p>2017-11-24 17:59:47.56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J Pub&quot;);" table:formula="msoxl:=$H$1&amp;$K$1&amp;$I$1&amp;B472&amp;$J$1" table:style-name="ce1">
            <text:p>printLevenshteinDistanceSimilarity(levenshteinDistance, "AMT", "PJ Pub");</text:p>
          </table:table-cell>
          <table:table-cell table:number-columns-repeated="16376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PJ's Pub</text:p>
          </table:table-cell>
          <table:table-cell table:style-name="ce1"/>
          <table:table-cell office:value-type="string" table:style-name="ce1">
            <text:p>2017-11-24 17:46:41.408</text:p>
          </table:table-cell>
          <table:table-cell office:value-type="string" table:style-name="ce1">
            <text:p>2017-11-24 17:51:02.7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J's Pub&quot;);" table:formula="msoxl:=$H$1&amp;$K$1&amp;$I$1&amp;B473&amp;$J$1" table:style-name="ce1">
            <text:p>printLevenshteinDistanceSimilarity(levenshteinDistance, "AMT", "PJ's Pub");</text:p>
          </table:table-cell>
          <table:table-cell table:number-columns-repeated="16376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Palais Des Congres De Montreal</text:p>
          </table:table-cell>
          <table:table-cell table:style-name="ce1"/>
          <table:table-cell office:value-type="string" table:style-name="ce1">
            <text:p>2017-11-24 17:45:43.848</text:p>
          </table:table-cell>
          <table:table-cell office:value-type="string" table:style-name="ce1">
            <text:p>2017-11-24 17:45:43.85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lais Des Congres De Montreal&quot;);" table:formula="msoxl:=$H$1&amp;$K$1&amp;$I$1&amp;B474&amp;$J$1" table:style-name="ce1">
            <text:p>printLevenshteinDistanceSimilarity(levenshteinDistance, "AMT", "Palais Des Congres De Montreal");</text:p>
          </table:table-cell>
          <table:table-cell table:number-columns-repeated="16376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Panda</text:p>
          </table:table-cell>
          <table:table-cell table:style-name="ce1"/>
          <table:table-cell office:value-type="string" table:style-name="ce1">
            <text:p>2017-11-24 17:45:14.094</text:p>
          </table:table-cell>
          <table:table-cell office:value-type="string" table:style-name="ce1">
            <text:p>2017-11-24 17:46:26.22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nda&quot;);" table:formula="msoxl:=$H$1&amp;$K$1&amp;$I$1&amp;B475&amp;$J$1" table:style-name="ce1">
            <text:p>printLevenshteinDistanceSimilarity(levenshteinDistance, "AMT", "Panda");</text:p>
          </table:table-cell>
          <table:table-cell table:number-columns-repeated="16376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Panini Centre Eaton</text:p>
          </table:table-cell>
          <table:table-cell table:style-name="ce1"/>
          <table:table-cell office:value-type="string" table:style-name="ce1">
            <text:p>2017-11-24 17:51:02.303</text:p>
          </table:table-cell>
          <table:table-cell office:value-type="string" table:style-name="ce1">
            <text:p>2017-11-24 17:51:02.31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nini Centre Eaton&quot;);" table:formula="msoxl:=$H$1&amp;$K$1&amp;$I$1&amp;B476&amp;$J$1" table:style-name="ce1">
            <text:p>printLevenshteinDistanceSimilarity(levenshteinDistance, "AMT", "Panini Centre Eaton");</text:p>
          </table:table-cell>
          <table:table-cell table:number-columns-repeated="16376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Parc Jean-Drapeau</text:p>
          </table:table-cell>
          <table:table-cell table:style-name="ce1"/>
          <table:table-cell office:value-type="string" table:style-name="ce1">
            <text:p>2017-11-24 17:45:56.562</text:p>
          </table:table-cell>
          <table:table-cell office:value-type="string" table:style-name="ce1">
            <text:p>2017-11-24 17:57:13.30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rc Jean-Drapeau&quot;);" table:formula="msoxl:=$H$1&amp;$K$1&amp;$I$1&amp;B477&amp;$J$1" table:style-name="ce1">
            <text:p>printLevenshteinDistanceSimilarity(levenshteinDistance, "AMT", "Parc Jean-Drapeau");</text:p>
          </table:table-cell>
          <table:table-cell table:number-columns-repeated="16376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Parc Lachine</text:p>
          </table:table-cell>
          <table:table-cell table:style-name="ce1"/>
          <table:table-cell office:value-type="string" table:style-name="ce1">
            <text:p>2017-11-24 18:00:50.401</text:p>
          </table:table-cell>
          <table:table-cell office:value-type="string" table:style-name="ce1">
            <text:p>2017-11-24 18:00:50.44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rc Lachine&quot;);" table:formula="msoxl:=$H$1&amp;$K$1&amp;$I$1&amp;B478&amp;$J$1" table:style-name="ce1">
            <text:p>printLevenshteinDistanceSimilarity(levenshteinDistance, "AMT", "Parc Lachine");</text:p>
          </table:table-cell>
          <table:table-cell table:number-columns-repeated="16376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Parc Mont Royal</text:p>
          </table:table-cell>
          <table:table-cell table:style-name="ce1"/>
          <table:table-cell office:value-type="string" table:style-name="ce1">
            <text:p>2017-11-24 17:50:36.65</text:p>
          </table:table-cell>
          <table:table-cell office:value-type="string" table:style-name="ce1">
            <text:p>2017-11-24 17:50:36.7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rc Mont Royal&quot;);" table:formula="msoxl:=$H$1&amp;$K$1&amp;$I$1&amp;B479&amp;$J$1" table:style-name="ce1">
            <text:p>printLevenshteinDistanceSimilarity(levenshteinDistance, "AMT", "Parc Mont Royal");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Parc Olympique</text:p>
          </table:table-cell>
          <table:table-cell table:style-name="ce1"/>
          <table:table-cell office:value-type="string" table:style-name="ce1">
            <text:p>2017-11-24 17:44:09.097</text:p>
          </table:table-cell>
          <table:table-cell office:value-type="string" table:style-name="ce1">
            <text:p>2017-11-24 18:01:16.29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rc Olympique&quot;);" table:formula="msoxl:=$H$1&amp;$K$1&amp;$I$1&amp;B480&amp;$J$1" table:style-name="ce1">
            <text:p>printLevenshteinDistanceSimilarity(levenshteinDistance, "AMT", "Parc Olympique");</text:p>
          </table:table-cell>
          <table:table-cell table:number-columns-repeated="16376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Parc Safari</text:p>
          </table:table-cell>
          <table:table-cell table:style-name="ce1"/>
          <table:table-cell office:value-type="string" table:style-name="ce1">
            <text:p>2017-11-24 17:47:28.689</text:p>
          </table:table-cell>
          <table:table-cell office:value-type="string" table:style-name="ce1">
            <text:p>2017-11-24 17:47:28.80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rc Safari&quot;);" table:formula="msoxl:=$H$1&amp;$K$1&amp;$I$1&amp;B481&amp;$J$1" table:style-name="ce1">
            <text:p>printLevenshteinDistanceSimilarity(levenshteinDistance, "AMT", "Parc Safari");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Parc de la Chute-Montmorency</text:p>
          </table:table-cell>
          <table:table-cell table:style-name="ce1"/>
          <table:table-cell office:value-type="string" table:style-name="ce1">
            <text:p>2017-11-24 17:44:08.786</text:p>
          </table:table-cell>
          <table:table-cell office:value-type="string" table:style-name="ce1">
            <text:p>2017-11-24 17:44:08.79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rc de la Chute-Montmorency&quot;);" table:formula="msoxl:=$H$1&amp;$K$1&amp;$I$1&amp;B482&amp;$J$1" table:style-name="ce1">
            <text:p>printLevenshteinDistanceSimilarity(levenshteinDistance, "AMT", "Parc de la Chute-Montmorency");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Parc du Fjord-Du-Saguenay</text:p>
          </table:table-cell>
          <table:table-cell table:style-name="ce1"/>
          <table:table-cell office:value-type="string" table:style-name="ce1">
            <text:p>2017-11-24 17:44:21.211</text:p>
          </table:table-cell>
          <table:table-cell office:value-type="string" table:style-name="ce1">
            <text:p>2017-11-24 17:44:21.21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rc du Fjord-Du-Saguenay&quot;);" table:formula="msoxl:=$H$1&amp;$K$1&amp;$I$1&amp;B483&amp;$J$1" table:style-name="ce1">
            <text:p>printLevenshteinDistanceSimilarity(levenshteinDistance, "AMT", "Parc du Fjord-Du-Saguenay");</text:p>
          </table:table-cell>
          <table:table-cell table:number-columns-repeated="16376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Paris Coiffure</text:p>
          </table:table-cell>
          <table:table-cell table:style-name="ce1"/>
          <table:table-cell office:value-type="string" table:style-name="ce1">
            <text:p>2017-11-24 18:02:14.678</text:p>
          </table:table-cell>
          <table:table-cell office:value-type="string" table:style-name="ce1">
            <text:p>2017-11-24 18:02:14.68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ris Coiffure&quot;);" table:formula="msoxl:=$H$1&amp;$K$1&amp;$I$1&amp;B484&amp;$J$1" table:style-name="ce1">
            <text:p>printLevenshteinDistanceSimilarity(levenshteinDistance, "AMT", "Paris Coiffure");</text:p>
          </table:table-cell>
          <table:table-cell table:number-columns-repeated="16376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Park Avenue Toyota</text:p>
          </table:table-cell>
          <table:table-cell table:style-name="ce1"/>
          <table:table-cell office:value-type="string" table:style-name="ce1">
            <text:p>2017-11-24 17:52:57.313</text:p>
          </table:table-cell>
          <table:table-cell office:value-type="string" table:style-name="ce1">
            <text:p>2017-11-24 17:52:57.55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rk Avenue Toyota&quot;);" table:formula="msoxl:=$H$1&amp;$K$1&amp;$I$1&amp;B485&amp;$J$1" table:style-name="ce1">
            <text:p>printLevenshteinDistanceSimilarity(levenshteinDistance, "AMT", "Park Avenue Toyota");</text:p>
          </table:table-cell>
          <table:table-cell table:number-columns-repeated="16376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Pasticceria Alati-Caserta</text:p>
          </table:table-cell>
          <table:table-cell table:style-name="ce1"/>
          <table:table-cell office:value-type="string" table:style-name="ce1">
            <text:p>2017-11-24 17:48:01.491</text:p>
          </table:table-cell>
          <table:table-cell office:value-type="string" table:style-name="ce1">
            <text:p>2017-11-24 17:48:02.33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sticceria Alati-Caserta&quot;);" table:formula="msoxl:=$H$1&amp;$K$1&amp;$I$1&amp;B486&amp;$J$1" table:style-name="ce1">
            <text:p>printLevenshteinDistanceSimilarity(levenshteinDistance, "AMT", "Pasticceria Alati-Caserta");</text:p>
          </table:table-cell>
          <table:table-cell table:number-columns-repeated="16376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Patisserie de la Gare</text:p>
          </table:table-cell>
          <table:table-cell table:style-name="ce1"/>
          <table:table-cell office:value-type="string" table:style-name="ce1">
            <text:p>2017-11-24 17:51:57.283</text:p>
          </table:table-cell>
          <table:table-cell office:value-type="string" table:style-name="ce1">
            <text:p>2017-11-24 17:51:57.39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tisserie de la Gare&quot;);" table:formula="msoxl:=$H$1&amp;$K$1&amp;$I$1&amp;B487&amp;$J$1" table:style-name="ce1">
            <text:p>printLevenshteinDistanceSimilarity(levenshteinDistance, "AMT", "Patisserie de la Gare");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Patisserie la Legende Pastry</text:p>
          </table:table-cell>
          <table:table-cell table:style-name="ce1"/>
          <table:table-cell office:value-type="string" table:style-name="ce1">
            <text:p>2017-11-24 17:36:58.309</text:p>
          </table:table-cell>
          <table:table-cell office:value-type="string" table:style-name="ce1">
            <text:p>2017-11-24 17:36:59.03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tisserie la Legende Pastry&quot;);" table:formula="msoxl:=$H$1&amp;$K$1&amp;$I$1&amp;B488&amp;$J$1" table:style-name="ce1">
            <text:p>printLevenshteinDistanceSimilarity(levenshteinDistance, "AMT", "Patisserie la Legende Pastry");</text:p>
          </table:table-cell>
          <table:table-cell table:number-columns-repeated="16376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Paul's Place Bed and Breakfast (369 Burnham Road, E7L 3W1 Bristol)</text:p>
          </table:table-cell>
          <table:table-cell table:style-name="ce1"/>
          <table:table-cell office:value-type="string" table:style-name="ce1">
            <text:p>2017-11-24 17:47:11.367</text:p>
          </table:table-cell>
          <table:table-cell office:value-type="string" table:style-name="ce1">
            <text:p>2017-11-24 17:47:11.43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ul's Place Bed and Breakfast (369 Burnham Road, E7L 3W1 Bristol)&quot;);" table:formula="msoxl:=$H$1&amp;$K$1&amp;$I$1&amp;B489&amp;$J$1" table:style-name="ce1">
            <text:p>printLevenshteinDistanceSimilarity(levenshteinDistance, "AMT", "Paul's Place Bed and Breakfast (369 Burnham Road, E7L 3W1 Bristol)");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PayPal</text:p>
          </table:table-cell>
          <table:table-cell table:style-name="ce1"/>
          <table:table-cell office:value-type="string" table:style-name="ce1">
            <text:p>2017-11-24 17:38:04.537</text:p>
          </table:table-cell>
          <table:table-cell office:value-type="string" table:style-name="ce1">
            <text:p>2017-11-24 17:57:11.70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yPal&quot;);" table:formula="msoxl:=$H$1&amp;$K$1&amp;$I$1&amp;B490&amp;$J$1" table:style-name="ce1">
            <text:p>printLevenshteinDistanceSimilarity(levenshteinDistance, "AMT", "PayPal");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Payless</text:p>
          </table:table-cell>
          <table:table-cell table:style-name="ce1"/>
          <table:table-cell office:value-type="string" table:style-name="ce1">
            <text:p>2017-11-24 17:44:06.854</text:p>
          </table:table-cell>
          <table:table-cell office:value-type="string" table:style-name="ce1">
            <text:p>2017-11-24 17:54:26.15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yless&quot;);" table:formula="msoxl:=$H$1&amp;$K$1&amp;$I$1&amp;B491&amp;$J$1" table:style-name="ce1">
            <text:p>printLevenshteinDistanceSimilarity(levenshteinDistance, "AMT", "Payless");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Pearson Vue</text:p>
          </table:table-cell>
          <table:table-cell table:style-name="ce1"/>
          <table:table-cell office:value-type="string" table:style-name="ce1">
            <text:p>2017-11-24 17:43:53.983</text:p>
          </table:table-cell>
          <table:table-cell office:value-type="string" table:style-name="ce1">
            <text:p>2017-11-24 17:45:03.30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earson Vue&quot;);" table:formula="msoxl:=$H$1&amp;$K$1&amp;$I$1&amp;B492&amp;$J$1" table:style-name="ce1">
            <text:p>printLevenshteinDistanceSimilarity(levenshteinDistance, "AMT", "Pearson Vue");</text:p>
          </table:table-cell>
          <table:table-cell table:number-columns-repeated="16376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Pekarna</text:p>
          </table:table-cell>
          <table:table-cell table:style-name="ce1"/>
          <table:table-cell office:value-type="string" table:style-name="ce1">
            <text:p>2017-11-24 17:45:29.289</text:p>
          </table:table-cell>
          <table:table-cell office:value-type="string" table:style-name="ce1">
            <text:p>2017-11-24 17:45:46.10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ekarna&quot;);" table:formula="msoxl:=$H$1&amp;$K$1&amp;$I$1&amp;B493&amp;$J$1" table:style-name="ce1">
            <text:p>printLevenshteinDistanceSimilarity(levenshteinDistance, "AMT", "Pekarna");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Petro-Canada</text:p>
          </table:table-cell>
          <table:table-cell table:style-name="ce1"/>
          <table:table-cell office:value-type="string" table:style-name="ce1">
            <text:p>2017-11-24 17:44:08.859</text:p>
          </table:table-cell>
          <table:table-cell office:value-type="string" table:style-name="ce1">
            <text:p>2017-11-24 18:04:19.79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etro-Canada&quot;);" table:formula="msoxl:=$H$1&amp;$K$1&amp;$I$1&amp;B494&amp;$J$1" table:style-name="ce1">
            <text:p>printLevenshteinDistanceSimilarity(levenshteinDistance, "AMT", "Petro-Canada");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harmaPrix</text:p>
          </table:table-cell>
          <table:table-cell table:style-name="ce1"/>
          <table:table-cell office:value-type="string" table:style-name="ce1">
            <text:p>2017-11-24 17:36:18.901</text:p>
          </table:table-cell>
          <table:table-cell office:value-type="string" table:style-name="ce1">
            <text:p>2017-11-24 17:36:26.88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harmaPrix&quot;);" table:formula="msoxl:=$H$1&amp;$K$1&amp;$I$1&amp;B495&amp;$J$1" table:style-name="ce1">
            <text:p>printLevenshteinDistanceSimilarity(levenshteinDistance, "AMT", "PharmaPrix");</text:p>
          </table:table-cell>
          <table:table-cell table:number-columns-repeated="16376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Pharmacie Jean-Pierre Rousseau</text:p>
          </table:table-cell>
          <table:table-cell table:style-name="ce1"/>
          <table:table-cell office:value-type="string" table:style-name="ce1">
            <text:p>2017-11-24 17:47:10.218</text:p>
          </table:table-cell>
          <table:table-cell office:value-type="string" table:style-name="ce1">
            <text:p>2017-11-24 17:47:10.22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harmacie Jean-Pierre Rousseau&quot;);" table:formula="msoxl:=$H$1&amp;$K$1&amp;$I$1&amp;B496&amp;$J$1" table:style-name="ce1">
            <text:p>printLevenshteinDistanceSimilarity(levenshteinDistance, "AMT", "Pharmacie Jean-Pierre Rousseau");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Pharmaprix</text:p>
          </table:table-cell>
          <table:table-cell table:style-name="ce1"/>
          <table:table-cell office:value-type="string" table:style-name="ce1">
            <text:p>2017-11-24 17:36:58.045</text:p>
          </table:table-cell>
          <table:table-cell office:value-type="string" table:style-name="ce1">
            <text:p>2017-11-24 17:58:03.84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harmaprix&quot;);" table:formula="msoxl:=$H$1&amp;$K$1&amp;$I$1&amp;B497&amp;$J$1" table:style-name="ce1">
            <text:p>printLevenshteinDistanceSimilarity(levenshteinDistance, "AMT", "Pharmaprix");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ho Cali</text:p>
          </table:table-cell>
          <table:table-cell table:style-name="ce1"/>
          <table:table-cell office:value-type="string" table:style-name="ce1">
            <text:p>2017-11-24 17:36:07.426</text:p>
          </table:table-cell>
          <table:table-cell office:value-type="string" table:style-name="ce1">
            <text:p>2017-11-24 17:36:07.5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ho Cali&quot;);" table:formula="msoxl:=$H$1&amp;$K$1&amp;$I$1&amp;B498&amp;$J$1" table:style-name="ce1">
            <text:p>printLevenshteinDistanceSimilarity(levenshteinDistance, "AMT", "Pho Cali");</text:p>
          </table:table-cell>
          <table:table-cell table:number-columns-repeated="16376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Photo Jocelyn Girard I 450-799-1089 QC</text:p>
          </table:table-cell>
          <table:table-cell table:style-name="ce1"/>
          <table:table-cell office:value-type="string" table:style-name="ce1">
            <text:p>2017-11-24 18:02:14.01</text:p>
          </table:table-cell>
          <table:table-cell office:value-type="string" table:style-name="ce1">
            <text:p>2017-11-24 18:02:14.0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hoto Jocelyn Girard I 450-799-1089 QC&quot;);" table:formula="msoxl:=$H$1&amp;$K$1&amp;$I$1&amp;B499&amp;$J$1" table:style-name="ce1">
            <text:p>printLevenshteinDistanceSimilarity(levenshteinDistance, "AMT", "Photo Jocelyn Girard I 450-799-1089 QC");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Pierre Lafontaine 4632 Notre-Dame O, H4C 1S4 514 933 5304</text:p>
          </table:table-cell>
          <table:table-cell table:style-name="ce1"/>
          <table:table-cell office:value-type="string" table:style-name="ce1">
            <text:p>2017-11-24 17:45:00.727</text:p>
          </table:table-cell>
          <table:table-cell office:value-type="string" table:style-name="ce1">
            <text:p>2017-11-24 17:45:00.85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ierre Lafontaine 4632 Notre-Dame O, H4C 1S4 514 933 5304&quot;);" table:formula="msoxl:=$H$1&amp;$K$1&amp;$I$1&amp;B500&amp;$J$1" table:style-name="ce1">
            <text:p>printLevenshteinDistanceSimilarity(levenshteinDistance, "AMT", "Pierre Lafontaine 4632 Notre-Dame O, H4C 1S4 514 933 5304");</text:p>
          </table:table-cell>
          <table:table-cell table:number-columns-repeated="16376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Pizza Pizza</text:p>
          </table:table-cell>
          <table:table-cell table:style-name="ce1"/>
          <table:table-cell office:value-type="string" table:style-name="ce1">
            <text:p>2017-11-24 17:47:33.187</text:p>
          </table:table-cell>
          <table:table-cell office:value-type="string" table:style-name="ce1">
            <text:p>2017-11-24 17:47:33.19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izza Pizza&quot;);" table:formula="msoxl:=$H$1&amp;$K$1&amp;$I$1&amp;B501&amp;$J$1" table:style-name="ce1">
            <text:p>printLevenshteinDistanceSimilarity(levenshteinDistance, "AMT", "Pizza Pizza");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Place Oriental</text:p>
          </table:table-cell>
          <table:table-cell table:style-name="ce1"/>
          <table:table-cell office:value-type="string" table:style-name="ce1">
            <text:p>2017-11-24 17:36:46.331</text:p>
          </table:table-cell>
          <table:table-cell office:value-type="string" table:style-name="ce1">
            <text:p>2017-11-24 17:36:46.4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lace Oriental&quot;);" table:formula="msoxl:=$H$1&amp;$K$1&amp;$I$1&amp;B502&amp;$J$1" table:style-name="ce1">
            <text:p>printLevenshteinDistanceSimilarity(levenshteinDistance, "AMT", "Place Oriental");</text:p>
          </table:table-cell>
          <table:table-cell table:number-columns-repeated="16376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Postes Canada</text:p>
          </table:table-cell>
          <table:table-cell table:style-name="ce1"/>
          <table:table-cell office:value-type="string" table:style-name="ce1">
            <text:p>2017-11-24 17:57:08.846</text:p>
          </table:table-cell>
          <table:table-cell office:value-type="string" table:style-name="ce1">
            <text:p>2017-11-24 17:58:01.5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ostes Canada&quot;);" table:formula="msoxl:=$H$1&amp;$K$1&amp;$I$1&amp;B503&amp;$J$1" table:style-name="ce1">
            <text:p>printLevenshteinDistanceSimilarity(levenshteinDistance, "AMT", "Postes Canada");</text:p>
          </table:table-cell>
          <table:table-cell table:number-columns-repeated="16376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Potager Mont Rouge</text:p>
          </table:table-cell>
          <table:table-cell table:style-name="ce1"/>
          <table:table-cell office:value-type="string" table:style-name="ce1">
            <text:p>2017-11-24 18:00:50.151</text:p>
          </table:table-cell>
          <table:table-cell office:value-type="string" table:style-name="ce1">
            <text:p>2017-11-24 18:00:50.16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otager Mont Rouge&quot;);" table:formula="msoxl:=$H$1&amp;$K$1&amp;$I$1&amp;B504&amp;$J$1" table:style-name="ce1">
            <text:p>printLevenshteinDistanceSimilarity(levenshteinDistance, "AMT", "Potager Mont Rouge");</text:p>
          </table:table-cell>
          <table:table-cell table:number-columns-repeated="16376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Poutine Centrale</text:p>
          </table:table-cell>
          <table:table-cell table:style-name="ce1"/>
          <table:table-cell office:value-type="string" table:style-name="ce1">
            <text:p>2017-11-24 17:45:59.294</text:p>
          </table:table-cell>
          <table:table-cell office:value-type="string" table:style-name="ce1">
            <text:p>2017-11-24 17:45:59.40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outine Centrale&quot;);" table:formula="msoxl:=$H$1&amp;$K$1&amp;$I$1&amp;B505&amp;$J$1" table:style-name="ce1">
            <text:p>printLevenshteinDistanceSimilarity(levenshteinDistance, "AMT", "Poutine Centrale");</text:p>
          </table:table-cell>
          <table:table-cell table:number-columns-repeated="16376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Premiers Pas - champlain</text:p>
          </table:table-cell>
          <table:table-cell table:style-name="ce1"/>
          <table:table-cell office:value-type="string" table:style-name="ce1">
            <text:p>2017-11-24 17:57:12.801</text:p>
          </table:table-cell>
          <table:table-cell office:value-type="string" table:style-name="ce1">
            <text:p>2017-11-24 17:57:12.95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remiers Pas - champlain&quot;);" table:formula="msoxl:=$H$1&amp;$K$1&amp;$I$1&amp;B506&amp;$J$1" table:style-name="ce1">
            <text:p>printLevenshteinDistanceSimilarity(levenshteinDistance, "AMT", "Premiers Pas - champlain");</text:p>
          </table:table-cell>
          <table:table-cell table:number-columns-repeated="16376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Primier Pas</text:p>
          </table:table-cell>
          <table:table-cell table:style-name="ce1"/>
          <table:table-cell office:value-type="string" table:style-name="ce1">
            <text:p>2017-11-24 17:58:04.636</text:p>
          </table:table-cell>
          <table:table-cell office:value-type="string" table:style-name="ce1">
            <text:p>2017-11-24 17:58:04.7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rimier Pas&quot;);" table:formula="msoxl:=$H$1&amp;$K$1&amp;$I$1&amp;B507&amp;$J$1" table:style-name="ce1">
            <text:p>printLevenshteinDistanceSimilarity(levenshteinDistance, "AMT", "Primier Pas");</text:p>
          </table:table-cell>
          <table:table-cell table:number-columns-repeated="16376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Professional Air Duct Cleaning</text:p>
          </table:table-cell>
          <table:table-cell table:style-name="ce1"/>
          <table:table-cell office:value-type="string" table:style-name="ce1">
            <text:p>2017-11-24 17:53:01.404</text:p>
          </table:table-cell>
          <table:table-cell office:value-type="string" table:style-name="ce1">
            <text:p>2017-11-24 17:53:01.41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rofessional Air Duct Cleaning&quot;);" table:formula="msoxl:=$H$1&amp;$K$1&amp;$I$1&amp;B508&amp;$J$1" table:style-name="ce1">
            <text:p>printLevenshteinDistanceSimilarity(levenshteinDistance, "AMT", "Professional Air Duct Cleaning");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Provigo</text:p>
          </table:table-cell>
          <table:table-cell table:style-name="ce1"/>
          <table:table-cell office:value-type="string" table:style-name="ce1">
            <text:p>2017-11-24 17:38:02.24</text:p>
          </table:table-cell>
          <table:table-cell office:value-type="string" table:style-name="ce1">
            <text:p>2017-11-24 18:00:13.66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rovigo&quot;);" table:formula="msoxl:=$H$1&amp;$K$1&amp;$I$1&amp;B509&amp;$J$1" table:style-name="ce1">
            <text:p>printLevenshteinDistanceSimilarity(levenshteinDistance, "AMT", "Provigo");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Proxim</text:p>
          </table:table-cell>
          <table:table-cell table:style-name="ce1"/>
          <table:table-cell office:value-type="string" table:style-name="ce1">
            <text:p>2017-11-24 17:39:14.901</text:p>
          </table:table-cell>
          <table:table-cell office:value-type="string" table:style-name="ce1">
            <text:p>2017-11-24 17:50:42.3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roxim&quot;);" table:formula="msoxl:=$H$1&amp;$K$1&amp;$I$1&amp;B510&amp;$J$1" table:style-name="ce1">
            <text:p>printLevenshteinDistanceSimilarity(levenshteinDistance, "AMT", "Proxim");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Proximed</text:p>
          </table:table-cell>
          <table:table-cell table:style-name="ce1"/>
          <table:table-cell office:value-type="string" table:style-name="ce1">
            <text:p>2017-11-24 17:40:13.059</text:p>
          </table:table-cell>
          <table:table-cell office:value-type="string" table:style-name="ce1">
            <text:p>2017-11-24 17:40:13.10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roximed&quot;);" table:formula="msoxl:=$H$1&amp;$K$1&amp;$I$1&amp;B511&amp;$J$1" table:style-name="ce1">
            <text:p>printLevenshteinDistanceSimilarity(levenshteinDistance, "AMT", "Proximed");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Public Mobile</text:p>
          </table:table-cell>
          <table:table-cell table:style-name="ce1"/>
          <table:table-cell office:value-type="string" table:style-name="ce1">
            <text:p>2017-11-24 17:37:53.788</text:p>
          </table:table-cell>
          <table:table-cell office:value-type="string" table:style-name="ce1">
            <text:p>2017-11-24 17:44:47.66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ublic Mobile&quot;);" table:formula="msoxl:=$H$1&amp;$K$1&amp;$I$1&amp;B512&amp;$J$1" table:style-name="ce1">
            <text:p>printLevenshteinDistanceSimilarity(levenshteinDistance, "AMT", "Public Mobile");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Quebec Etat Civil</text:p>
          </table:table-cell>
          <table:table-cell table:style-name="ce1"/>
          <table:table-cell office:value-type="string" table:style-name="ce1">
            <text:p>2017-11-24 17:38:35.014</text:p>
          </table:table-cell>
          <table:table-cell office:value-type="string" table:style-name="ce1">
            <text:p>2017-11-24 17:48:20.70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Quebec Etat Civil&quot;);" table:formula="msoxl:=$H$1&amp;$K$1&amp;$I$1&amp;B513&amp;$J$1" table:style-name="ce1">
            <text:p>printLevenshteinDistanceSimilarity(levenshteinDistance, "AMT", "Quebec Etat Civil");</text:p>
          </table:table-cell>
          <table:table-cell table:number-columns-repeated="16376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Queues De Castor</text:p>
          </table:table-cell>
          <table:table-cell table:style-name="ce1"/>
          <table:table-cell office:value-type="string" table:style-name="ce1">
            <text:p>2017-11-24 17:47:48.884</text:p>
          </table:table-cell>
          <table:table-cell office:value-type="string" table:style-name="ce1">
            <text:p>2017-11-24 17:47:48.89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Queues De Castor&quot;);" table:formula="msoxl:=$H$1&amp;$K$1&amp;$I$1&amp;B514&amp;$J$1" table:style-name="ce1">
            <text:p>printLevenshteinDistanceSimilarity(levenshteinDistance, "AMT", "Queues De Castor");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Queues de castor/Beavertails</text:p>
          </table:table-cell>
          <table:table-cell table:style-name="ce1"/>
          <table:table-cell office:value-type="string" table:style-name="ce1">
            <text:p>2017-11-24 17:43:25.444</text:p>
          </table:table-cell>
          <table:table-cell office:value-type="string" table:style-name="ce1">
            <text:p>2017-11-24 17:43:25.4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Queues de castor/Beavertails&quot;);" table:formula="msoxl:=$H$1&amp;$K$1&amp;$I$1&amp;B515&amp;$J$1" table:style-name="ce1">
            <text:p>printLevenshteinDistanceSimilarity(levenshteinDistance, "AMT", "Queues de castor/Beavertails");</text:p>
          </table:table-cell>
          <table:table-cell table:number-columns-repeated="16376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Quebec</text:p>
          </table:table-cell>
          <table:table-cell table:style-name="ce1"/>
          <table:table-cell office:value-type="string" table:style-name="ce1">
            <text:p>2017-11-24 17:47:12.01</text:p>
          </table:table-cell>
          <table:table-cell office:value-type="string" table:style-name="ce1">
            <text:p>2017-11-24 17:47:12.11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Quebec&quot;);" table:formula="msoxl:=$H$1&amp;$K$1&amp;$I$1&amp;B516&amp;$J$1" table:style-name="ce1">
            <text:p>printLevenshteinDistanceSimilarity(levenshteinDistance, "AMT", "Quebec");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Quebec ville</text:p>
          </table:table-cell>
          <table:table-cell table:style-name="ce1"/>
          <table:table-cell office:value-type="string" table:style-name="ce1">
            <text:p>2017-11-24 17:44:08.53</text:p>
          </table:table-cell>
          <table:table-cell office:value-type="string" table:style-name="ce1">
            <text:p>2017-11-24 17:44:08.53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Quebec ville&quot;);" table:formula="msoxl:=$H$1&amp;$K$1&amp;$I$1&amp;B517&amp;$J$1" table:style-name="ce1">
            <text:p>printLevenshteinDistanceSimilarity(levenshteinDistance, "AMT", "Quebec ville");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MQ</text:p>
          </table:table-cell>
          <table:table-cell table:style-name="ce1"/>
          <table:table-cell office:value-type="string" table:style-name="ce1">
            <text:p>2017-11-24 17:36:07.334</text:p>
          </table:table-cell>
          <table:table-cell office:value-type="string" table:style-name="ce1">
            <text:p>2017-11-24 18:07:16.67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AMQ&quot;);" table:formula="msoxl:=$H$1&amp;$K$1&amp;$I$1&amp;B518&amp;$J$1" table:style-name="ce1">
            <text:p>printLevenshteinDistanceSimilarity(levenshteinDistance, "AMT", "RAMQ");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RBC</text:p>
          </table:table-cell>
          <table:table-cell table:style-name="ce1"/>
          <table:table-cell office:value-type="string" table:style-name="ce1">
            <text:p>2017-11-24 17:36:26.197</text:p>
          </table:table-cell>
          <table:table-cell office:value-type="string" table:style-name="ce1">
            <text:p>2017-11-24 18:07:22.34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BC&quot;);" table:formula="msoxl:=$H$1&amp;$K$1&amp;$I$1&amp;B519&amp;$J$1" table:style-name="ce1">
            <text:p>printLevenshteinDistanceSimilarity(levenshteinDistance, "AMT", "RBC");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RQAP</text:p>
          </table:table-cell>
          <table:table-cell table:style-name="ce1"/>
          <table:table-cell office:value-type="string" table:style-name="ce1">
            <text:p>2017-11-24 17:38:38.773</text:p>
          </table:table-cell>
          <table:table-cell office:value-type="string" table:style-name="ce1">
            <text:p>2017-11-24 17:53:23.23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QAP&quot;);" table:formula="msoxl:=$H$1&amp;$K$1&amp;$I$1&amp;B520&amp;$J$1" table:style-name="ce1">
            <text:p>printLevenshteinDistanceSimilarity(levenshteinDistance, "AMT", "RQAP");</text:p>
          </table:table-cell>
          <table:table-cell table:number-columns-repeated="16376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RTL</text:p>
          </table:table-cell>
          <table:table-cell table:style-name="ce1"/>
          <table:table-cell office:value-type="string" table:style-name="ce1">
            <text:p>2017-11-24 17:51:55.917</text:p>
          </table:table-cell>
          <table:table-cell office:value-type="string" table:style-name="ce1">
            <text:p>2017-11-24 18:07:18.56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TL&quot;);" table:formula="msoxl:=$H$1&amp;$K$1&amp;$I$1&amp;B521&amp;$J$1" table:style-name="ce1">
            <text:p>printLevenshteinDistanceSimilarity(levenshteinDistance, "AMT", "RTL");</text:p>
          </table:table-cell>
          <table:table-cell table:number-columns-repeated="16376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Radio</text:p>
          </table:table-cell>
          <table:table-cell table:style-name="ce1"/>
          <table:table-cell office:value-type="string" table:style-name="ce1">
            <text:p>2017-11-24 17:46:28.882</text:p>
          </table:table-cell>
          <table:table-cell office:value-type="string" table:style-name="ce1">
            <text:p>2017-11-24 17:46:28.96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adio&quot;);" table:formula="msoxl:=$H$1&amp;$K$1&amp;$I$1&amp;B522&amp;$J$1" table:style-name="ce1">
            <text:p>printLevenshteinDistanceSimilarity(levenshteinDistance, "AMT", "Radio");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Radioactif</text:p>
          </table:table-cell>
          <table:table-cell table:style-name="ce1"/>
          <table:table-cell office:value-type="string" table:style-name="ce1">
            <text:p>2017-11-24 17:38:26.7</text:p>
          </table:table-cell>
          <table:table-cell office:value-type="string" table:style-name="ce1">
            <text:p>2017-11-24 17:38:26.70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adioactif&quot;);" table:formula="msoxl:=$H$1&amp;$K$1&amp;$I$1&amp;B523&amp;$J$1" table:style-name="ce1">
            <text:p>printLevenshteinDistanceSimilarity(levenshteinDistance, "AMT", "Radioactif");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Radioplus Inc</text:p>
          </table:table-cell>
          <table:table-cell table:style-name="ce1"/>
          <table:table-cell office:value-type="string" table:style-name="ce1">
            <text:p>2017-11-24 17:44:50.314</text:p>
          </table:table-cell>
          <table:table-cell office:value-type="string" table:style-name="ce1">
            <text:p>2017-11-24 17:44:50.37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adioplus Inc&quot;);" table:formula="msoxl:=$H$1&amp;$K$1&amp;$I$1&amp;B524&amp;$J$1" table:style-name="ce1">
            <text:p>printLevenshteinDistanceSimilarity(levenshteinDistance, "AMT", "Radioplus Inc");</text:p>
          </table:table-cell>
          <table:table-cell table:number-columns-repeated="16376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Ramonage Universel 450-462-2777</text:p>
          </table:table-cell>
          <table:table-cell table:style-name="ce1"/>
          <table:table-cell office:value-type="string" table:style-name="ce1">
            <text:p>2017-11-24 17:53:00.407</text:p>
          </table:table-cell>
          <table:table-cell office:value-type="string" table:style-name="ce1">
            <text:p>2017-11-24 17:53:00.5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amonage Universel 450-462-2777&quot;);" table:formula="msoxl:=$H$1&amp;$K$1&amp;$I$1&amp;B525&amp;$J$1" table:style-name="ce1">
            <text:p>printLevenshteinDistanceSimilarity(levenshteinDistance, "AMT", "Ramonage Universel 450-462-2777");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Regie du Rentes</text:p>
          </table:table-cell>
          <table:table-cell table:style-name="ce1"/>
          <table:table-cell office:value-type="string" table:style-name="ce1">
            <text:p>2017-11-24 17:38:57.374</text:p>
          </table:table-cell>
          <table:table-cell office:value-type="string" table:style-name="ce1">
            <text:p>2017-11-24 18:06:36.46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gie du Rentes&quot;);" table:formula="msoxl:=$H$1&amp;$K$1&amp;$I$1&amp;B526&amp;$J$1" table:style-name="ce1">
            <text:p>printLevenshteinDistanceSimilarity(levenshteinDistance, "AMT", "Regie du Rentes");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Reitmans</text:p>
          </table:table-cell>
          <table:table-cell table:style-name="ce1"/>
          <table:table-cell office:value-type="string" table:style-name="ce1">
            <text:p>2017-11-24 17:39:27.706</text:p>
          </table:table-cell>
          <table:table-cell office:value-type="string" table:style-name="ce1">
            <text:p>2017-11-24 17:39:27.71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itmans&quot;);" table:formula="msoxl:=$H$1&amp;$K$1&amp;$I$1&amp;B527&amp;$J$1" table:style-name="ce1">
            <text:p>printLevenshteinDistanceSimilarity(levenshteinDistance, "AMT", "Reitmans");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Renaissance</text:p>
          </table:table-cell>
          <table:table-cell table:style-name="ce1"/>
          <table:table-cell office:value-type="string" table:style-name="ce1">
            <text:p>2017-11-24 17:36:16.026</text:p>
          </table:table-cell>
          <table:table-cell office:value-type="string" table:style-name="ce1">
            <text:p>2017-11-24 17:52:15.9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naissance&quot;);" table:formula="msoxl:=$H$1&amp;$K$1&amp;$I$1&amp;B528&amp;$J$1" table:style-name="ce1">
            <text:p>printLevenshteinDistanceSimilarity(levenshteinDistance, "AMT", "Renaissance");</text:p>
          </table:table-cell>
          <table:table-cell table:number-columns-repeated="16376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Renaud-Bray</text:p>
          </table:table-cell>
          <table:table-cell table:style-name="ce1"/>
          <table:table-cell office:value-type="string" table:style-name="ce1">
            <text:p>2017-11-24 17:57:12.833</text:p>
          </table:table-cell>
          <table:table-cell office:value-type="string" table:style-name="ce1">
            <text:p>2017-11-24 17:57:13.22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naud-Bray&quot;);" table:formula="msoxl:=$H$1&amp;$K$1&amp;$I$1&amp;B529&amp;$J$1" table:style-name="ce1">
            <text:p>printLevenshteinDistanceSimilarity(levenshteinDistance, "AMT", "Renaud-Bray");</text:p>
          </table:table-cell>
          <table:table-cell table:number-columns-repeated="16376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Rest Shaan Tandoori</text:p>
          </table:table-cell>
          <table:table-cell table:style-name="ce1"/>
          <table:table-cell office:value-type="string" table:style-name="ce1">
            <text:p>2017-11-24 18:06:04.521</text:p>
          </table:table-cell>
          <table:table-cell office:value-type="string" table:style-name="ce1">
            <text:p>2017-11-24 18:06:37.56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st Shaan Tandoori&quot;);" table:formula="msoxl:=$H$1&amp;$K$1&amp;$I$1&amp;B530&amp;$J$1" table:style-name="ce1">
            <text:p>printLevenshteinDistanceSimilarity(levenshteinDistance, "AMT", "Rest Shaan Tandoori");</text:p>
          </table:table-cell>
          <table:table-cell table:number-columns-repeated="16376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Restaurant Amadeo</text:p>
          </table:table-cell>
          <table:table-cell table:style-name="ce1"/>
          <table:table-cell office:value-type="string" table:style-name="ce1">
            <text:p>2017-11-24 17:45:58.853</text:p>
          </table:table-cell>
          <table:table-cell office:value-type="string" table:style-name="ce1">
            <text:p>2017-11-24 17:52:22.29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staurant Amadeo&quot;);" table:formula="msoxl:=$H$1&amp;$K$1&amp;$I$1&amp;B531&amp;$J$1" table:style-name="ce1">
            <text:p>printLevenshteinDistanceSimilarity(levenshteinDistance, "AMT", "Restaurant Amadeo");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Restaurant Creme &amp; Cafe</text:p>
          </table:table-cell>
          <table:table-cell table:style-name="ce1"/>
          <table:table-cell office:value-type="string" table:style-name="ce1">
            <text:p>2017-11-24 17:39:36.068</text:p>
          </table:table-cell>
          <table:table-cell office:value-type="string" table:style-name="ce1">
            <text:p>2017-11-24 17:39:36.15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staurant Creme &amp; Cafe&quot;);" table:formula="msoxl:=$H$1&amp;$K$1&amp;$I$1&amp;B532&amp;$J$1" table:style-name="ce1">
            <text:p>printLevenshteinDistanceSimilarity(levenshteinDistance, "AMT", "Restaurant Creme &amp; Cafe");</text:p>
          </table:table-cell>
          <table:table-cell table:number-columns-repeated="16376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Restaurant Le Heron</text:p>
          </table:table-cell>
          <table:table-cell table:style-name="ce1"/>
          <table:table-cell office:value-type="string" table:style-name="ce1">
            <text:p>2017-11-24 17:47:10.236</text:p>
          </table:table-cell>
          <table:table-cell office:value-type="string" table:style-name="ce1">
            <text:p>2017-11-24 17:47:10.24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staurant Le Heron&quot;);" table:formula="msoxl:=$H$1&amp;$K$1&amp;$I$1&amp;B533&amp;$J$1" table:style-name="ce1">
            <text:p>printLevenshteinDistanceSimilarity(levenshteinDistance, "AMT", "Restaurant Le Heron");</text:p>
          </table:table-cell>
          <table:table-cell table:number-columns-repeated="16376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Restaurant Makkah</text:p>
          </table:table-cell>
          <table:table-cell table:style-name="ce1"/>
          <table:table-cell office:value-type="string" table:style-name="ce1">
            <text:p>2017-11-24 17:47:47.838</text:p>
          </table:table-cell>
          <table:table-cell office:value-type="string" table:style-name="ce1">
            <text:p>2017-11-24 17:47:47.84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staurant Makkah&quot;);" table:formula="msoxl:=$H$1&amp;$K$1&amp;$I$1&amp;B534&amp;$J$1" table:style-name="ce1">
            <text:p>printLevenshteinDistanceSimilarity(levenshteinDistance, "AMT", "Restaurant Makkah");</text:p>
          </table:table-cell>
          <table:table-cell table:number-columns-repeated="16376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Restaurant Makkah Halal</text:p>
          </table:table-cell>
          <table:table-cell table:style-name="ce1"/>
          <table:table-cell office:value-type="string" table:style-name="ce1">
            <text:p>2017-11-24 17:47:12.979</text:p>
          </table:table-cell>
          <table:table-cell office:value-type="string" table:style-name="ce1">
            <text:p>2017-11-24 17:47:31.9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staurant Makkah Halal&quot;);" table:formula="msoxl:=$H$1&amp;$K$1&amp;$I$1&amp;B535&amp;$J$1" table:style-name="ce1">
            <text:p>printLevenshteinDistanceSimilarity(levenshteinDistance, "AMT", "Restaurant Makkah Halal");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Restaurant Nickels</text:p>
          </table:table-cell>
          <table:table-cell table:style-name="ce1"/>
          <table:table-cell office:value-type="string" table:style-name="ce1">
            <text:p>2017-11-24 17:37:53.874</text:p>
          </table:table-cell>
          <table:table-cell office:value-type="string" table:style-name="ce1">
            <text:p>2017-11-24 17:37:53.8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staurant Nickels&quot;);" table:formula="msoxl:=$H$1&amp;$K$1&amp;$I$1&amp;B536&amp;$J$1" table:style-name="ce1">
            <text:p>printLevenshteinDistanceSimilarity(levenshteinDistance, "AMT", "Restaurant Nickels");</text:p>
          </table:table-cell>
          <table:table-cell table:number-columns-repeated="16376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Restaurant Pnibrp</text:p>
          </table:table-cell>
          <table:table-cell table:style-name="ce1"/>
          <table:table-cell office:value-type="string" table:style-name="ce1">
            <text:p>2017-11-24 17:47:00.156</text:p>
          </table:table-cell>
          <table:table-cell office:value-type="string" table:style-name="ce1">
            <text:p>2017-11-24 17:47:00.31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staurant Pnibrp&quot;);" table:formula="msoxl:=$H$1&amp;$K$1&amp;$I$1&amp;B537&amp;$J$1" table:style-name="ce1">
            <text:p>printLevenshteinDistanceSimilarity(levenshteinDistance, "AMT", "Restaurant Pnibrp");</text:p>
          </table:table-cell>
          <table:table-cell table:number-columns-repeated="16376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Resto Du Village</text:p>
          </table:table-cell>
          <table:table-cell table:style-name="ce1"/>
          <table:table-cell office:value-type="string" table:style-name="ce1">
            <text:p>2017-11-24 17:47:32.55</text:p>
          </table:table-cell>
          <table:table-cell office:value-type="string" table:style-name="ce1">
            <text:p>2017-11-24 17:47:32.67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sto Du Village&quot;);" table:formula="msoxl:=$H$1&amp;$K$1&amp;$I$1&amp;B538&amp;$J$1" table:style-name="ce1">
            <text:p>printLevenshteinDistanceSimilarity(levenshteinDistance, "AMT", "Resto Du Village");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Resto le Maizerets</text:p>
          </table:table-cell>
          <table:table-cell table:style-name="ce1"/>
          <table:table-cell office:value-type="string" table:style-name="ce1">
            <text:p>2017-11-24 17:44:08.832</text:p>
          </table:table-cell>
          <table:table-cell office:value-type="string" table:style-name="ce1">
            <text:p>2017-11-24 17:44:08.95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sto le Maizerets&quot;);" table:formula="msoxl:=$H$1&amp;$K$1&amp;$I$1&amp;B539&amp;$J$1" table:style-name="ce1">
            <text:p>printLevenshteinDistanceSimilarity(levenshteinDistance, "AMT", "Resto le Maizerets");</text:p>
          </table:table-cell>
          <table:table-cell table:number-columns-repeated="16376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Revenu Quebec</text:p>
          </table:table-cell>
          <table:table-cell table:style-name="ce1"/>
          <table:table-cell office:value-type="string" table:style-name="ce1">
            <text:p>2017-11-24 18:00:18.142</text:p>
          </table:table-cell>
          <table:table-cell office:value-type="string" table:style-name="ce1">
            <text:p>2017-11-24 18:00:18.22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venu Quebec&quot;);" table:formula="msoxl:=$H$1&amp;$K$1&amp;$I$1&amp;B540&amp;$J$1" table:style-name="ce1">
            <text:p>printLevenshteinDistanceSimilarity(levenshteinDistance, "AMT", "Revenu Quebec");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Revenu Quebec</text:p>
          </table:table-cell>
          <table:table-cell table:style-name="ce1"/>
          <table:table-cell office:value-type="string" table:style-name="ce1">
            <text:p>2017-11-24 17:39:10.661</text:p>
          </table:table-cell>
          <table:table-cell office:value-type="string" table:style-name="ce1">
            <text:p>2017-11-24 18:05:25.5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venu Quebec&quot;);" table:formula="msoxl:=$H$1&amp;$K$1&amp;$I$1&amp;B541&amp;$J$1" table:style-name="ce1">
            <text:p>printLevenshteinDistanceSimilarity(levenshteinDistance, "AMT", "Revenu Quebec");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Rialink</text:p>
          </table:table-cell>
          <table:table-cell table:style-name="ce1"/>
          <table:table-cell office:value-type="string" table:style-name="ce1">
            <text:p>2017-11-24 17:37:40.23</text:p>
          </table:table-cell>
          <table:table-cell office:value-type="string" table:style-name="ce1">
            <text:p>2017-11-24 17:48:04.2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ialink&quot;);" table:formula="msoxl:=$H$1&amp;$K$1&amp;$I$1&amp;B542&amp;$J$1" table:style-name="ce1">
            <text:p>printLevenshteinDistanceSimilarity(levenshteinDistance, "AMT", "Rialink");</text:p>
          </table:table-cell>
          <table:table-cell table:number-columns-repeated="16376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Ripley's Aquarium</text:p>
          </table:table-cell>
          <table:table-cell table:style-name="ce1"/>
          <table:table-cell office:value-type="string" table:style-name="ce1">
            <text:p>2017-11-24 17:45:30.913</text:p>
          </table:table-cell>
          <table:table-cell office:value-type="string" table:style-name="ce1">
            <text:p>2017-11-24 18:04:19.58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ipley's Aquarium&quot;);" table:formula="msoxl:=$H$1&amp;$K$1&amp;$I$1&amp;B543&amp;$J$1" table:style-name="ce1">
            <text:p>printLevenshteinDistanceSimilarity(levenshteinDistance, "AMT", "Ripley's Aquarium");</text:p>
          </table:table-cell>
          <table:table-cell table:number-columns-repeated="16376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Rococo</text:p>
          </table:table-cell>
          <table:table-cell table:style-name="ce1"/>
          <table:table-cell office:value-type="string" table:style-name="ce1">
            <text:p>2017-11-24 17:52:36.906</text:p>
          </table:table-cell>
          <table:table-cell office:value-type="string" table:style-name="ce1">
            <text:p>2017-11-24 17:52:36.97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ococo&quot;);" table:formula="msoxl:=$H$1&amp;$K$1&amp;$I$1&amp;B544&amp;$J$1" table:style-name="ce1">
            <text:p>printLevenshteinDistanceSimilarity(levenshteinDistance, "AMT", "Rococo");</text:p>
          </table:table-cell>
          <table:table-cell table:number-columns-repeated="16376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Rona</text:p>
          </table:table-cell>
          <table:table-cell table:style-name="ce1"/>
          <table:table-cell office:value-type="string" table:style-name="ce1">
            <text:p>2017-11-24 17:54:03.449</text:p>
          </table:table-cell>
          <table:table-cell office:value-type="string" table:style-name="ce1">
            <text:p>2017-11-24 18:07:17.95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ona&quot;);" table:formula="msoxl:=$H$1&amp;$K$1&amp;$I$1&amp;B545&amp;$J$1" table:style-name="ce1">
            <text:p>printLevenshteinDistanceSimilarity(levenshteinDistance, "AMT", "Rona");</text:p>
          </table:table-cell>
          <table:table-cell table:number-columns-repeated="16376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Reno Depot</text:p>
          </table:table-cell>
          <table:table-cell table:style-name="ce1"/>
          <table:table-cell office:value-type="string" table:style-name="ce1">
            <text:p>2017-11-24 17:46:26.188</text:p>
          </table:table-cell>
          <table:table-cell office:value-type="string" table:style-name="ce1">
            <text:p>2017-11-24 17:46:27.47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no Depot&quot;);" table:formula="msoxl:=$H$1&amp;$K$1&amp;$I$1&amp;B546&amp;$J$1" table:style-name="ce1">
            <text:p>printLevenshteinDistanceSimilarity(levenshteinDistance, "AMT", "Reno Depot");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Reno Depot</text:p>
          </table:table-cell>
          <table:table-cell table:style-name="ce1"/>
          <table:table-cell office:value-type="string" table:style-name="ce1">
            <text:p>2017-11-24 17:36:16.453</text:p>
          </table:table-cell>
          <table:table-cell office:value-type="string" table:style-name="ce1">
            <text:p>2017-11-24 18:07:18.9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no Depot&quot;);" table:formula="msoxl:=$H$1&amp;$K$1&amp;$I$1&amp;B547&amp;$J$1" table:style-name="ce1">
            <text:p>printLevenshteinDistanceSimilarity(levenshteinDistance, "AMT", "Reno Depot");</text:p>
          </table:table-cell>
          <table:table-cell table:number-columns-repeated="16376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S.R.A.M.</text:p>
          </table:table-cell>
          <table:table-cell table:style-name="ce1"/>
          <table:table-cell office:value-type="string" table:style-name="ce1">
            <text:p>2017-11-24 17:50:40.367</text:p>
          </table:table-cell>
          <table:table-cell office:value-type="string" table:style-name="ce1">
            <text:p>2017-11-24 17:53:21.93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.R.A.M.&quot;);" table:formula="msoxl:=$H$1&amp;$K$1&amp;$I$1&amp;B548&amp;$J$1" table:style-name="ce1">
            <text:p>printLevenshteinDistanceSimilarity(levenshteinDistance, "AMT", "S.R.A.M.");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SAAQ</text:p>
          </table:table-cell>
          <table:table-cell table:style-name="ce1"/>
          <table:table-cell office:value-type="string" table:style-name="ce1">
            <text:p>2017-11-24 17:38:14.05</text:p>
          </table:table-cell>
          <table:table-cell office:value-type="string" table:style-name="ce1">
            <text:p>2017-11-24 18:07:21.54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AAQ&quot;);" table:formula="msoxl:=$H$1&amp;$K$1&amp;$I$1&amp;B549&amp;$J$1" table:style-name="ce1">
            <text:p>printLevenshteinDistanceSimilarity(levenshteinDistance, "AMT", "SAAQ");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SAQ</text:p>
          </table:table-cell>
          <table:table-cell table:style-name="ce1"/>
          <table:table-cell office:value-type="string" table:style-name="ce1">
            <text:p>2017-11-24 17:36:36.548</text:p>
          </table:table-cell>
          <table:table-cell office:value-type="string" table:style-name="ce1">
            <text:p>2017-11-24 18:07:20.24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AQ&quot;);" table:formula="msoxl:=$H$1&amp;$K$1&amp;$I$1&amp;B550&amp;$J$1" table:style-name="ce1">
            <text:p>printLevenshteinDistanceSimilarity(levenshteinDistance, "AMT", "SAQ");</text:p>
          </table:table-cell>
          <table:table-cell table:number-columns-repeated="16376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SRAM</text:p>
          </table:table-cell>
          <table:table-cell table:style-name="ce1"/>
          <table:table-cell office:value-type="string" table:style-name="ce1">
            <text:p>2017-11-24 18:05:23.752</text:p>
          </table:table-cell>
          <table:table-cell office:value-type="string" table:style-name="ce1">
            <text:p>2017-11-24 18:05:23.7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RAM&quot;);" table:formula="msoxl:=$H$1&amp;$K$1&amp;$I$1&amp;B551&amp;$J$1" table:style-name="ce1">
            <text:p>printLevenshteinDistanceSimilarity(levenshteinDistance, "AMT", "SRAM");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M</text:p>
          </table:table-cell>
          <table:table-cell table:style-name="ce1"/>
          <table:table-cell office:value-type="string" table:style-name="ce1">
            <text:p>2017-11-24 17:36:07.043</text:p>
          </table:table-cell>
          <table:table-cell office:value-type="string" table:style-name="ce1">
            <text:p>2017-11-24 18:07:21.4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M&quot;);" table:formula="msoxl:=$H$1&amp;$K$1&amp;$I$1&amp;B552&amp;$J$1" table:style-name="ce1">
            <text:p>printLevenshteinDistanceSimilarity(levenshteinDistance, "AMT", "STM");</text:p>
          </table:table-cell>
          <table:table-cell table:number-columns-repeated="16376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Safari</text:p>
          </table:table-cell>
          <table:table-cell table:style-name="ce1"/>
          <table:table-cell office:value-type="string" table:style-name="ce1">
            <text:p>2017-11-24 17:52:16.487</text:p>
          </table:table-cell>
          <table:table-cell office:value-type="string" table:style-name="ce1">
            <text:p>2017-11-24 17:52:18.35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afari&quot;);" table:formula="msoxl:=$H$1&amp;$K$1&amp;$I$1&amp;B553&amp;$J$1" table:style-name="ce1">
            <text:p>printLevenshteinDistanceSimilarity(levenshteinDistance, "AMT", "Safari");</text:p>
          </table:table-cell>
          <table:table-cell table:number-columns-repeated="16376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Safe Bag</text:p>
          </table:table-cell>
          <table:table-cell table:style-name="ce1"/>
          <table:table-cell office:value-type="string" table:style-name="ce1">
            <text:p>2017-11-24 18:04:23.838</text:p>
          </table:table-cell>
          <table:table-cell office:value-type="string" table:style-name="ce1">
            <text:p>2017-11-24 18:04:23.85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afe Bag&quot;);" table:formula="msoxl:=$H$1&amp;$K$1&amp;$I$1&amp;B554&amp;$J$1" table:style-name="ce1">
            <text:p>printLevenshteinDistanceSimilarity(levenshteinDistance, "AMT", "Safe Bag");</text:p>
          </table:table-cell>
          <table:table-cell table:number-columns-repeated="16376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Safe Bag Canada Inc</text:p>
          </table:table-cell>
          <table:table-cell table:style-name="ce1"/>
          <table:table-cell office:value-type="string" table:style-name="ce1">
            <text:p>2017-11-24 18:00:20.813</text:p>
          </table:table-cell>
          <table:table-cell office:value-type="string" table:style-name="ce1">
            <text:p>2017-11-24 18:00:20.82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afe Bag Canada Inc&quot;);" table:formula="msoxl:=$H$1&amp;$K$1&amp;$I$1&amp;B555&amp;$J$1" table:style-name="ce1">
            <text:p>printLevenshteinDistanceSimilarity(levenshteinDistance, "AMT", "Safe Bag Canada Inc");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Salade Arc en Ciel</text:p>
          </table:table-cell>
          <table:table-cell table:style-name="ce1"/>
          <table:table-cell office:value-type="string" table:style-name="ce1">
            <text:p>2017-11-24 17:39:38.554</text:p>
          </table:table-cell>
          <table:table-cell office:value-type="string" table:style-name="ce1">
            <text:p>2017-11-24 17:39:38.6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alade Arc en Ciel&quot;);" table:formula="msoxl:=$H$1&amp;$K$1&amp;$I$1&amp;B556&amp;$J$1" table:style-name="ce1">
            <text:p>printLevenshteinDistanceSimilarity(levenshteinDistance, "AMT", "Salade Arc en Ciel");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ami Fruits</text:p>
          </table:table-cell>
          <table:table-cell table:style-name="ce1"/>
          <table:table-cell office:value-type="string" table:style-name="ce1">
            <text:p>2017-11-24 17:36:11.244</text:p>
          </table:table-cell>
          <table:table-cell office:value-type="string" table:style-name="ce1">
            <text:p>2017-11-24 18:02:14.1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ami Fruits&quot;);" table:formula="msoxl:=$H$1&amp;$K$1&amp;$I$1&amp;B557&amp;$J$1" table:style-name="ce1">
            <text:p>printLevenshteinDistanceSimilarity(levenshteinDistance, "AMT", "Sami Fruits");</text:p>
          </table:table-cell>
          <table:table-cell table:number-columns-repeated="16376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San Francisco</text:p>
          </table:table-cell>
          <table:table-cell table:style-name="ce1"/>
          <table:table-cell office:value-type="string" table:style-name="ce1">
            <text:p>2017-11-24 17:54:23.803</text:p>
          </table:table-cell>
          <table:table-cell office:value-type="string" table:style-name="ce1">
            <text:p>2017-11-24 17:54:23.81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an Francisco&quot;);" table:formula="msoxl:=$H$1&amp;$K$1&amp;$I$1&amp;B558&amp;$J$1" table:style-name="ce1">
            <text:p>printLevenshteinDistanceSimilarity(levenshteinDistance, "AMT", "San Francisco");</text:p>
          </table:table-cell>
          <table:table-cell table:number-columns-repeated="16376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Sandra Safulko</text:p>
          </table:table-cell>
          <table:table-cell table:style-name="ce1"/>
          <table:table-cell office:value-type="string" table:style-name="ce1">
            <text:p>2017-11-24 17:48:22.121</text:p>
          </table:table-cell>
          <table:table-cell office:value-type="string" table:style-name="ce1">
            <text:p>2017-11-24 17:48:22.21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andra Safulko&quot;);" table:formula="msoxl:=$H$1&amp;$K$1&amp;$I$1&amp;B559&amp;$J$1" table:style-name="ce1">
            <text:p>printLevenshteinDistanceSimilarity(levenshteinDistance, "AMT", "Sandra Safulko");</text:p>
          </table:table-cell>
          <table:table-cell table:number-columns-repeated="16376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Sao Sao</text:p>
          </table:table-cell>
          <table:table-cell table:style-name="ce1"/>
          <table:table-cell office:value-type="string" table:style-name="ce1">
            <text:p>2017-11-24 17:51:15.989</text:p>
          </table:table-cell>
          <table:table-cell office:value-type="string" table:style-name="ce1">
            <text:p>2017-11-24 17:51:54.7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ao Sao&quot;);" table:formula="msoxl:=$H$1&amp;$K$1&amp;$I$1&amp;B560&amp;$J$1" table:style-name="ce1">
            <text:p>printLevenshteinDistanceSimilarity(levenshteinDistance, "AMT", "Sao Sao");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Sears</text:p>
          </table:table-cell>
          <table:table-cell table:style-name="ce1"/>
          <table:table-cell office:value-type="string" table:style-name="ce1">
            <text:p>2017-11-24 17:37:52.311</text:p>
          </table:table-cell>
          <table:table-cell office:value-type="string" table:style-name="ce1">
            <text:p>2017-11-24 18:07:14.55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ears&quot;);" table:formula="msoxl:=$H$1&amp;$K$1&amp;$I$1&amp;B561&amp;$J$1" table:style-name="ce1">
            <text:p>printLevenshteinDistanceSimilarity(levenshteinDistance, "AMT", "Sears");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Second Cup</text:p>
          </table:table-cell>
          <table:table-cell table:style-name="ce1"/>
          <table:table-cell office:value-type="string" table:style-name="ce1">
            <text:p>2017-11-24 17:38:02.275</text:p>
          </table:table-cell>
          <table:table-cell office:value-type="string" table:style-name="ce1">
            <text:p>2017-11-24 17:38:03.3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econd Cup&quot;);" table:formula="msoxl:=$H$1&amp;$K$1&amp;$I$1&amp;B562&amp;$J$1" table:style-name="ce1">
            <text:p>printLevenshteinDistanceSimilarity(levenshteinDistance, "AMT", "Second Cup");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Second Pizza</text:p>
          </table:table-cell>
          <table:table-cell table:style-name="ce1"/>
          <table:table-cell office:value-type="string" table:style-name="ce1">
            <text:p>2017-11-24 17:44:47.553</text:p>
          </table:table-cell>
          <table:table-cell office:value-type="string" table:style-name="ce1">
            <text:p>2017-11-24 17:44:48.73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econd Pizza&quot;);" table:formula="msoxl:=$H$1&amp;$K$1&amp;$I$1&amp;B563&amp;$J$1" table:style-name="ce1">
            <text:p>printLevenshteinDistanceSimilarity(levenshteinDistance, "AMT", "Second Pizza");</text:p>
          </table:table-cell>
          <table:table-cell table:number-columns-repeated="16376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Secure Bag</text:p>
          </table:table-cell>
          <table:table-cell table:style-name="ce1"/>
          <table:table-cell office:value-type="string" table:style-name="ce1">
            <text:p>2017-11-24 17:51:40.706</text:p>
          </table:table-cell>
          <table:table-cell office:value-type="string" table:style-name="ce1">
            <text:p>2017-11-24 17:51:40.71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ecure Bag&quot;);" table:formula="msoxl:=$H$1&amp;$K$1&amp;$I$1&amp;B564&amp;$J$1" table:style-name="ce1">
            <text:p>printLevenshteinDistanceSimilarity(levenshteinDistance, "AMT", "Secure Bag");</text:p>
          </table:table-cell>
          <table:table-cell table:number-columns-repeated="16376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Sepaq</text:p>
          </table:table-cell>
          <table:table-cell table:style-name="ce1"/>
          <table:table-cell office:value-type="string" table:style-name="ce1">
            <text:p>2017-11-24 17:59:23.949</text:p>
          </table:table-cell>
          <table:table-cell office:value-type="string" table:style-name="ce1">
            <text:p>2017-11-24 17:59:23.99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epaq&quot;);" table:formula="msoxl:=$H$1&amp;$K$1&amp;$I$1&amp;B565&amp;$J$1" table:style-name="ce1">
            <text:p>printLevenshteinDistanceSimilarity(levenshteinDistance, "AMT", "Sepaq");</text:p>
          </table:table-cell>
          <table:table-cell table:number-columns-repeated="16376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Service Canada</text:p>
          </table:table-cell>
          <table:table-cell table:style-name="ce1"/>
          <table:table-cell office:value-type="string" table:style-name="ce1">
            <text:p>2017-11-24 18:04:55.619</text:p>
          </table:table-cell>
          <table:table-cell office:value-type="string" table:style-name="ce1">
            <text:p>2017-11-24 18:04:55.6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ervice Canada&quot;);" table:formula="msoxl:=$H$1&amp;$K$1&amp;$I$1&amp;B566&amp;$J$1" table:style-name="ce1">
            <text:p>printLevenshteinDistanceSimilarity(levenshteinDistance, "AMT", "Service Canada");</text:p>
          </table:table-cell>
          <table:table-cell table:number-columns-repeated="16376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Services Alimentaires Laniel St-Laurent</text:p>
          </table:table-cell>
          <table:table-cell table:style-name="ce1"/>
          <table:table-cell office:value-type="string" table:style-name="ce1">
            <text:p>2017-11-24 17:57:39.833</text:p>
          </table:table-cell>
          <table:table-cell office:value-type="string" table:style-name="ce1">
            <text:p>2017-11-24 18:05:25.11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ervices Alimentaires Laniel St-Laurent&quot;);" table:formula="msoxl:=$H$1&amp;$K$1&amp;$I$1&amp;B567&amp;$J$1" table:style-name="ce1">
            <text:p>printLevenshteinDistanceSimilarity(levenshteinDistance, "AMT", "Services Alimentaires Laniel St-Laurent");</text:p>
          </table:table-cell>
          <table:table-cell table:number-columns-repeated="16376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Shell</text:p>
          </table:table-cell>
          <table:table-cell table:style-name="ce1"/>
          <table:table-cell office:value-type="string" table:style-name="ce1">
            <text:p>2017-11-24 17:48:19.115</text:p>
          </table:table-cell>
          <table:table-cell office:value-type="string" table:style-name="ce1">
            <text:p>2017-11-24 17:51:02.52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hell&quot;);" table:formula="msoxl:=$H$1&amp;$K$1&amp;$I$1&amp;B568&amp;$J$1" table:style-name="ce1">
            <text:p>printLevenshteinDistanceSimilarity(levenshteinDistance, "AMT", "Shell");</text:p>
          </table:table-cell>
          <table:table-cell table:number-columns-repeated="16376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Shell Canada</text:p>
          </table:table-cell>
          <table:table-cell table:style-name="ce1"/>
          <table:table-cell office:value-type="string" table:style-name="ce1">
            <text:p>2017-11-24 17:47:29.024</text:p>
          </table:table-cell>
          <table:table-cell office:value-type="string" table:style-name="ce1">
            <text:p>2017-11-24 17:47:29.0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hell Canada&quot;);" table:formula="msoxl:=$H$1&amp;$K$1&amp;$I$1&amp;B569&amp;$J$1" table:style-name="ce1">
            <text:p>printLevenshteinDistanceSimilarity(levenshteinDistance, "AMT", "Shell Canada");</text:p>
          </table:table-cell>
          <table:table-cell table:number-columns-repeated="16376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Sherpa Solutions RTLS</text:p>
          </table:table-cell>
          <table:table-cell table:style-name="ce1"/>
          <table:table-cell office:value-type="string" table:style-name="ce1">
            <text:p>2017-11-24 17:45:03.379</text:p>
          </table:table-cell>
          <table:table-cell office:value-type="string" table:style-name="ce1">
            <text:p>2017-11-24 17:51:20.3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herpa Solutions RTLS&quot;);" table:formula="msoxl:=$H$1&amp;$K$1&amp;$I$1&amp;B570&amp;$J$1" table:style-name="ce1">
            <text:p>printLevenshteinDistanceSimilarity(levenshteinDistance, "AMT", "Sherpa Solutions RTLS");</text:p>
          </table:table-cell>
          <table:table-cell table:number-columns-repeated="16376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Site Historique Maritime</text:p>
          </table:table-cell>
          <table:table-cell table:style-name="ce1"/>
          <table:table-cell office:value-type="string" table:style-name="ce1">
            <text:p>2017-11-24 17:46:59.988</text:p>
          </table:table-cell>
          <table:table-cell office:value-type="string" table:style-name="ce1">
            <text:p>2017-11-24 17:46:59.99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ite Historique Maritime&quot;);" table:formula="msoxl:=$H$1&amp;$K$1&amp;$I$1&amp;B571&amp;$J$1" table:style-name="ce1">
            <text:p>printLevenshteinDistanceSimilarity(levenshteinDistance, "AMT", "Site Historique Maritime");</text:p>
          </table:table-cell>
          <table:table-cell table:number-columns-repeated="16376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Skylon</text:p>
          </table:table-cell>
          <table:table-cell table:style-name="ce1"/>
          <table:table-cell office:value-type="string" table:style-name="ce1">
            <text:p>2017-11-24 18:04:19.417</text:p>
          </table:table-cell>
          <table:table-cell office:value-type="string" table:style-name="ce1">
            <text:p>2017-11-24 18:04:19.45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kylon&quot;);" table:formula="msoxl:=$H$1&amp;$K$1&amp;$I$1&amp;B572&amp;$J$1" table:style-name="ce1">
            <text:p>printLevenshteinDistanceSimilarity(levenshteinDistance, "AMT", "Skylon");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Smoke's Poutinerie</text:p>
          </table:table-cell>
          <table:table-cell table:style-name="ce1"/>
          <table:table-cell office:value-type="string" table:style-name="ce1">
            <text:p>2017-11-24 17:43:25.461</text:p>
          </table:table-cell>
          <table:table-cell office:value-type="string" table:style-name="ce1">
            <text:p>2017-11-24 17:53:18.19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moke's Poutinerie&quot;);" table:formula="msoxl:=$H$1&amp;$K$1&amp;$I$1&amp;B573&amp;$J$1" table:style-name="ce1">
            <text:p>printLevenshteinDistanceSimilarity(levenshteinDistance, "AMT", "Smoke's Poutinerie");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Snowdon</text:p>
          </table:table-cell>
          <table:table-cell table:style-name="ce1"/>
          <table:table-cell office:value-type="string" table:style-name="ce1">
            <text:p>2017-11-24 17:39:12.75</text:p>
          </table:table-cell>
          <table:table-cell office:value-type="string" table:style-name="ce1">
            <text:p>2017-11-24 17:39:57.98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nowdon&quot;);" table:formula="msoxl:=$H$1&amp;$K$1&amp;$I$1&amp;B574&amp;$J$1" table:style-name="ce1">
            <text:p>printLevenshteinDistanceSimilarity(levenshteinDistance, "AMT", "Snowdon");</text:p>
          </table:table-cell>
          <table:table-cell table:number-columns-repeated="16376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Souris Mini</text:p>
          </table:table-cell>
          <table:table-cell table:style-name="ce1"/>
          <table:table-cell office:value-type="string" table:style-name="ce1">
            <text:p>2017-11-24 17:54:29.444</text:p>
          </table:table-cell>
          <table:table-cell office:value-type="string" table:style-name="ce1">
            <text:p>2017-11-24 17:54:29.45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ouris Mini&quot;);" table:formula="msoxl:=$H$1&amp;$K$1&amp;$I$1&amp;B575&amp;$J$1" table:style-name="ce1">
            <text:p>printLevenshteinDistanceSimilarity(levenshteinDistance, "AMT", "Souris Mini");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Souvenirs Ephesus</text:p>
          </table:table-cell>
          <table:table-cell table:style-name="ce1"/>
          <table:table-cell office:value-type="string" table:style-name="ce1">
            <text:p>2017-11-24 17:37:08.128</text:p>
          </table:table-cell>
          <table:table-cell office:value-type="string" table:style-name="ce1">
            <text:p>2017-11-24 17:37:08.21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ouvenirs Ephesus&quot;);" table:formula="msoxl:=$H$1&amp;$K$1&amp;$I$1&amp;B576&amp;$J$1" table:style-name="ce1">
            <text:p>printLevenshteinDistanceSimilarity(levenshteinDistance, "AMT", "Souvenirs Ephesus");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Souvenirs de Vacances L'Aquilon</text:p>
          </table:table-cell>
          <table:table-cell table:style-name="ce1"/>
          <table:table-cell office:value-type="string" table:style-name="ce1">
            <text:p>2017-11-24 17:44:21.304</text:p>
          </table:table-cell>
          <table:table-cell office:value-type="string" table:style-name="ce1">
            <text:p>2017-11-24 17:44:21.4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ouvenirs de Vacances L'Aquilon&quot;);" table:formula="msoxl:=$H$1&amp;$K$1&amp;$I$1&amp;B577&amp;$J$1" table:style-name="ce1">
            <text:p>printLevenshteinDistanceSimilarity(levenshteinDistance, "AMT", "Souvenirs de Vacances L'Aquilon");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Souvlaki George</text:p>
          </table:table-cell>
          <table:table-cell table:style-name="ce1"/>
          <table:table-cell office:value-type="string" table:style-name="ce1">
            <text:p>2017-11-24 17:38:59.133</text:p>
          </table:table-cell>
          <table:table-cell office:value-type="string" table:style-name="ce1">
            <text:p>2017-11-24 17:38:59.15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ouvlaki George&quot;);" table:formula="msoxl:=$H$1&amp;$K$1&amp;$I$1&amp;B578&amp;$J$1" table:style-name="ce1">
            <text:p>printLevenshteinDistanceSimilarity(levenshteinDistance, "AMT", "Souvlaki George");</text:p>
          </table:table-cell>
          <table:table-cell table:number-columns-repeated="16376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Spinelli</text:p>
          </table:table-cell>
          <table:table-cell table:style-name="ce1"/>
          <table:table-cell office:value-type="string" table:style-name="ce1">
            <text:p>2017-11-24 17:46:54.863</text:p>
          </table:table-cell>
          <table:table-cell office:value-type="string" table:style-name="ce1">
            <text:p>2017-11-24 17:48:02.8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pinelli&quot;);" table:formula="msoxl:=$H$1&amp;$K$1&amp;$I$1&amp;B579&amp;$J$1" table:style-name="ce1">
            <text:p>printLevenshteinDistanceSimilarity(levenshteinDistance, "AMT", "Spinelli");</text:p>
          </table:table-cell>
          <table:table-cell table:number-columns-repeated="16376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Sports Aux Puces</text:p>
          </table:table-cell>
          <table:table-cell table:style-name="ce1"/>
          <table:table-cell office:value-type="string" table:style-name="ce1">
            <text:p>2017-11-24 18:00:46.691</text:p>
          </table:table-cell>
          <table:table-cell office:value-type="string" table:style-name="ce1">
            <text:p>2017-11-24 18:00:51.65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ports Aux Puces&quot;);" table:formula="msoxl:=$H$1&amp;$K$1&amp;$I$1&amp;B580&amp;$J$1" table:style-name="ce1">
            <text:p>printLevenshteinDistanceSimilarity(levenshteinDistance, "AMT", "Sports Aux Puces");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ports Experts</text:p>
          </table:table-cell>
          <table:table-cell table:style-name="ce1"/>
          <table:table-cell office:value-type="string" table:style-name="ce1">
            <text:p>2017-11-24 17:36:44.188</text:p>
          </table:table-cell>
          <table:table-cell office:value-type="string" table:style-name="ce1">
            <text:p>2017-11-24 18:03:50.5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ports Experts&quot;);" table:formula="msoxl:=$H$1&amp;$K$1&amp;$I$1&amp;B581&amp;$J$1" table:style-name="ce1">
            <text:p>printLevenshteinDistanceSimilarity(levenshteinDistance, "AMT", "Sports Experts");</text:p>
          </table:table-cell>
          <table:table-cell table:number-columns-repeated="16376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St-Hubert</text:p>
          </table:table-cell>
          <table:table-cell table:style-name="ce1"/>
          <table:table-cell office:value-type="string" table:style-name="ce1">
            <text:p>2017-11-24 17:51:40.725</text:p>
          </table:table-cell>
          <table:table-cell office:value-type="string" table:style-name="ce1">
            <text:p>2017-11-24 18:05:59.26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-Hubert&quot;);" table:formula="msoxl:=$H$1&amp;$K$1&amp;$I$1&amp;B582&amp;$J$1" table:style-name="ce1">
            <text:p>printLevenshteinDistanceSimilarity(levenshteinDistance, "AMT", "St-Hubert");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St-Jacques car wash</text:p>
          </table:table-cell>
          <table:table-cell table:style-name="ce1"/>
          <table:table-cell office:value-type="string" table:style-name="ce1">
            <text:p>2017-11-24 17:39:36.903</text:p>
          </table:table-cell>
          <table:table-cell office:value-type="string" table:style-name="ce1">
            <text:p>2017-11-24 17:39:36.96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-Jacques car wash&quot;);" table:formula="msoxl:=$H$1&amp;$K$1&amp;$I$1&amp;B583&amp;$J$1" table:style-name="ce1">
            <text:p>printLevenshteinDistanceSimilarity(levenshteinDistance, "AMT", "St-Jacques car wash");</text:p>
          </table:table-cell>
          <table:table-cell table:number-columns-repeated="16376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St-Jean-Sur-Richelieu-Transport</text:p>
          </table:table-cell>
          <table:table-cell table:style-name="ce1"/>
          <table:table-cell office:value-type="string" table:style-name="ce1">
            <text:p>2017-11-24 17:57:08.863</text:p>
          </table:table-cell>
          <table:table-cell office:value-type="string" table:style-name="ce1">
            <text:p>2017-11-24 17:58:51.73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-Jean-Sur-Richelieu-Transport&quot;);" table:formula="msoxl:=$H$1&amp;$K$1&amp;$I$1&amp;B584&amp;$J$1" table:style-name="ce1">
            <text:p>printLevenshteinDistanceSimilarity(levenshteinDistance, "AMT", "St-Jean-Sur-Richelieu-Transport");</text:p>
          </table:table-cell>
          <table:table-cell table:number-columns-repeated="16376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St-Peterburg Deli</text:p>
          </table:table-cell>
          <table:table-cell table:style-name="ce1"/>
          <table:table-cell office:value-type="string" table:style-name="ce1">
            <text:p>2017-11-24 17:45:28.25</text:p>
          </table:table-cell>
          <table:table-cell office:value-type="string" table:style-name="ce1">
            <text:p>2017-11-24 17:46:41.94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-Peterburg Deli&quot;);" table:formula="msoxl:=$H$1&amp;$K$1&amp;$I$1&amp;B585&amp;$J$1" table:style-name="ce1">
            <text:p>printLevenshteinDistanceSimilarity(levenshteinDistance, "AMT", "St-Peterburg Deli");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St. Paul</text:p>
          </table:table-cell>
          <table:table-cell table:style-name="ce1"/>
          <table:table-cell office:value-type="string" table:style-name="ce1">
            <text:p>2017-11-24 17:37:07.414</text:p>
          </table:table-cell>
          <table:table-cell office:value-type="string" table:style-name="ce1">
            <text:p>2017-11-24 17:37:17.83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. Paul&quot;);" table:formula="msoxl:=$H$1&amp;$K$1&amp;$I$1&amp;B586&amp;$J$1" table:style-name="ce1">
            <text:p>printLevenshteinDistanceSimilarity(levenshteinDistance, "AMT", "St. Paul");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Starbucks</text:p>
          </table:table-cell>
          <table:table-cell table:style-name="ce1"/>
          <table:table-cell office:value-type="string" table:style-name="ce1">
            <text:p>2017-11-24 17:36:38.163</text:p>
          </table:table-cell>
          <table:table-cell office:value-type="string" table:style-name="ce1">
            <text:p>2017-11-24 18:05:25.79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arbucks&quot;);" table:formula="msoxl:=$H$1&amp;$K$1&amp;$I$1&amp;B587&amp;$J$1" table:style-name="ce1">
            <text:p>printLevenshteinDistanceSimilarity(levenshteinDistance, "AMT", "Starbucks");</text:p>
          </table:table-cell>
          <table:table-cell table:number-columns-repeated="16376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Station Mont-Tremblant</text:p>
          </table:table-cell>
          <table:table-cell table:style-name="ce1"/>
          <table:table-cell office:value-type="string" table:style-name="ce1">
            <text:p>2017-11-24 17:53:18.169</text:p>
          </table:table-cell>
          <table:table-cell office:value-type="string" table:style-name="ce1">
            <text:p>2017-11-24 17:53:18.1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ation Mont-Tremblant&quot;);" table:formula="msoxl:=$H$1&amp;$K$1&amp;$I$1&amp;B588&amp;$J$1" table:style-name="ce1">
            <text:p>printLevenshteinDistanceSimilarity(levenshteinDistance, "AMT", "Station Mont-Tremblant");</text:p>
          </table:table-cell>
          <table:table-cell table:number-columns-repeated="16376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Station Service</text:p>
          </table:table-cell>
          <table:table-cell table:style-name="ce1"/>
          <table:table-cell office:value-type="string" table:style-name="ce1">
            <text:p>2017-11-24 17:47:00.031</text:p>
          </table:table-cell>
          <table:table-cell office:value-type="string" table:style-name="ce1">
            <text:p>2017-11-24 17:47:00.03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ation Service&quot;);" table:formula="msoxl:=$H$1&amp;$K$1&amp;$I$1&amp;B589&amp;$J$1" table:style-name="ce1">
            <text:p>printLevenshteinDistanceSimilarity(levenshteinDistance, "AMT", "Station Service");</text:p>
          </table:table-cell>
          <table:table-cell table:number-columns-repeated="16376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Steak Frites St-Paul</text:p>
          </table:table-cell>
          <table:table-cell table:style-name="ce1"/>
          <table:table-cell office:value-type="string" table:style-name="ce1">
            <text:p>2017-11-24 17:47:16.164</text:p>
          </table:table-cell>
          <table:table-cell office:value-type="string" table:style-name="ce1">
            <text:p>2017-11-24 17:47:16.1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eak Frites St-Paul&quot;);" table:formula="msoxl:=$H$1&amp;$K$1&amp;$I$1&amp;B590&amp;$J$1" table:style-name="ce1">
            <text:p>printLevenshteinDistanceSimilarity(levenshteinDistance, "AMT", "Steak Frites St-Paul");</text:p>
          </table:table-cell>
          <table:table-cell table:number-columns-repeated="16376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Stefan auction</text:p>
          </table:table-cell>
          <table:table-cell table:style-name="ce1"/>
          <table:table-cell office:value-type="string" table:style-name="ce1">
            <text:p>2017-11-24 18:06:05.106</text:p>
          </table:table-cell>
          <table:table-cell office:value-type="string" table:style-name="ce1">
            <text:p>2017-11-24 18:06:37.28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efan auction&quot;);" table:formula="msoxl:=$H$1&amp;$K$1&amp;$I$1&amp;B591&amp;$J$1" table:style-name="ce1">
            <text:p>printLevenshteinDistanceSimilarity(levenshteinDistance, "AMT", "Stefan auction");</text:p>
          </table:table-cell>
          <table:table-cell table:number-columns-repeated="16376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Stefani</text:p>
          </table:table-cell>
          <table:table-cell table:style-name="ce1"/>
          <table:table-cell office:value-type="string" table:style-name="ce1">
            <text:p>2017-11-24 17:48:22.684</text:p>
          </table:table-cell>
          <table:table-cell office:value-type="string" table:style-name="ce1">
            <text:p>2017-11-24 17:48:22.7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efani&quot;);" table:formula="msoxl:=$H$1&amp;$K$1&amp;$I$1&amp;B592&amp;$J$1" table:style-name="ce1">
            <text:p>printLevenshteinDistanceSimilarity(levenshteinDistance, "AMT", "Stefani");</text:p>
          </table:table-cell>
          <table:table-cell table:number-columns-repeated="16376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Stephane Turner</text:p>
          </table:table-cell>
          <table:table-cell table:style-name="ce1"/>
          <table:table-cell office:value-type="string" table:style-name="ce1">
            <text:p>2017-11-24 18:07:19.329</text:p>
          </table:table-cell>
          <table:table-cell office:value-type="string" table:style-name="ce1">
            <text:p>2017-11-24 18:07:19.3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ephane Turner&quot;);" table:formula="msoxl:=$H$1&amp;$K$1&amp;$I$1&amp;B593&amp;$J$1" table:style-name="ce1">
            <text:p>printLevenshteinDistanceSimilarity(levenshteinDistance, "AMT", "Stephane Turner");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Stokes</text:p>
          </table:table-cell>
          <table:table-cell table:style-name="ce1"/>
          <table:table-cell office:value-type="string" table:style-name="ce1">
            <text:p>2017-11-24 17:36:18.132</text:p>
          </table:table-cell>
          <table:table-cell office:value-type="string" table:style-name="ce1">
            <text:p>2017-11-24 17:43:39.71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okes&quot;);" table:formula="msoxl:=$H$1&amp;$K$1&amp;$I$1&amp;B594&amp;$J$1" table:style-name="ce1">
            <text:p>printLevenshteinDistanceSimilarity(levenshteinDistance, "AMT", "Stokes");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Studio Photo Rose</text:p>
          </table:table-cell>
          <table:table-cell table:style-name="ce1"/>
          <table:table-cell office:value-type="string" table:style-name="ce1">
            <text:p>2017-11-24 17:39:12.515</text:p>
          </table:table-cell>
          <table:table-cell office:value-type="string" table:style-name="ce1">
            <text:p>2017-11-24 17:39:12.52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tudio Photo Rose&quot;);" table:formula="msoxl:=$H$1&amp;$K$1&amp;$I$1&amp;B595&amp;$J$1" table:style-name="ce1">
            <text:p>printLevenshteinDistanceSimilarity(levenshteinDistance, "AMT", "Studio Photo Rose");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Subway</text:p>
          </table:table-cell>
          <table:table-cell table:style-name="ce1"/>
          <table:table-cell office:value-type="string" table:style-name="ce1">
            <text:p>2017-11-24 17:37:28.251</text:p>
          </table:table-cell>
          <table:table-cell office:value-type="string" table:style-name="ce1">
            <text:p>2017-11-24 17:44:25.53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ubway&quot;);" table:formula="msoxl:=$H$1&amp;$K$1&amp;$I$1&amp;B596&amp;$J$1" table:style-name="ce1">
            <text:p>printLevenshteinDistanceSimilarity(levenshteinDistance, "AMT", "Subway");</text:p>
          </table:table-cell>
          <table:table-cell table:number-columns-repeated="16376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Super 8 Hotel &amp; Suites Niagara Falls</text:p>
          </table:table-cell>
          <table:table-cell table:style-name="ce1"/>
          <table:table-cell office:value-type="string" table:style-name="ce1">
            <text:p>2017-11-24 18:04:19.613</text:p>
          </table:table-cell>
          <table:table-cell office:value-type="string" table:style-name="ce1">
            <text:p>2017-11-24 18:04:19.62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uper 8 Hotel &amp; Suites Niagara Falls&quot;);" table:formula="msoxl:=$H$1&amp;$K$1&amp;$I$1&amp;B597&amp;$J$1" table:style-name="ce1">
            <text:p>printLevenshteinDistanceSimilarity(levenshteinDistance, "AMT", "Super 8 Hotel &amp; Suites Niagara Falls");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uper C</text:p>
          </table:table-cell>
          <table:table-cell table:style-name="ce1"/>
          <table:table-cell office:value-type="string" table:style-name="ce1">
            <text:p>2017-11-24 17:36:11.907</text:p>
          </table:table-cell>
          <table:table-cell office:value-type="string" table:style-name="ce1">
            <text:p>2017-11-24 18:07:21.85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uper C&quot;);" table:formula="msoxl:=$H$1&amp;$K$1&amp;$I$1&amp;B598&amp;$J$1" table:style-name="ce1">
            <text:p>printLevenshteinDistanceSimilarity(levenshteinDistance, "AMT", "Super C");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uper Dollar</text:p>
          </table:table-cell>
          <table:table-cell table:style-name="ce1"/>
          <table:table-cell office:value-type="string" table:style-name="ce1">
            <text:p>2017-11-24 17:36:44.987</text:p>
          </table:table-cell>
          <table:table-cell office:value-type="string" table:style-name="ce1">
            <text:p>2017-11-24 17:36:45.02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uper Dollar&quot;);" table:formula="msoxl:=$H$1&amp;$K$1&amp;$I$1&amp;B599&amp;$J$1" table:style-name="ce1">
            <text:p>printLevenshteinDistanceSimilarity(levenshteinDistance, "AMT", "Super Dollar");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Supermarche Akhavan</text:p>
          </table:table-cell>
          <table:table-cell table:style-name="ce1"/>
          <table:table-cell office:value-type="string" table:style-name="ce1">
            <text:p>2017-11-24 17:37:29.285</text:p>
          </table:table-cell>
          <table:table-cell office:value-type="string" table:style-name="ce1">
            <text:p>2017-11-24 18:07:20.53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upermarche Akhavan&quot;);" table:formula="msoxl:=$H$1&amp;$K$1&amp;$I$1&amp;B600&amp;$J$1" table:style-name="ce1">
            <text:p>printLevenshteinDistanceSimilarity(levenshteinDistance, "AMT", "Supermarche Akhavan");</text:p>
          </table:table-cell>
          <table:table-cell table:number-columns-repeated="16376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Supermarche Akhavan</text:p>
          </table:table-cell>
          <table:table-cell table:style-name="ce1"/>
          <table:table-cell office:value-type="string" table:style-name="ce1">
            <text:p>2017-11-24 17:45:12.04</text:p>
          </table:table-cell>
          <table:table-cell office:value-type="string" table:style-name="ce1">
            <text:p>2017-11-24 17:46:25.79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Supermarche Akhavan&quot;);" table:formula="msoxl:=$H$1&amp;$K$1&amp;$I$1&amp;B601&amp;$J$1" table:style-name="ce1">
            <text:p>printLevenshteinDistanceSimilarity(levenshteinDistance, "AMT", "Supermarche Akhavan");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TEFAQ</text:p>
          </table:table-cell>
          <table:table-cell table:style-name="ce1"/>
          <table:table-cell office:value-type="string" table:style-name="ce1">
            <text:p>2017-11-24 17:44:34.644</text:p>
          </table:table-cell>
          <table:table-cell office:value-type="string" table:style-name="ce1">
            <text:p>2017-11-24 17:44:44.75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EFAQ&quot;);" table:formula="msoxl:=$H$1&amp;$K$1&amp;$I$1&amp;B602&amp;$J$1" table:style-name="ce1">
            <text:p>printLevenshteinDistanceSimilarity(levenshteinDistance, "AMT", "TEFAQ");</text:p>
          </table:table-cell>
          <table:table-cell table:number-columns-repeated="16376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Table Rock Complex</text:p>
          </table:table-cell>
          <table:table-cell table:style-name="ce1"/>
          <table:table-cell office:value-type="string" table:style-name="ce1">
            <text:p>2017-11-24 17:45:30.612</text:p>
          </table:table-cell>
          <table:table-cell office:value-type="string" table:style-name="ce1">
            <text:p>2017-11-24 17:45:30.6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able Rock Complex&quot;);" table:formula="msoxl:=$H$1&amp;$K$1&amp;$I$1&amp;B603&amp;$J$1" table:style-name="ce1">
            <text:p>printLevenshteinDistanceSimilarity(levenshteinDistance, "AMT", "Table Rock Complex");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Taco Grillades</text:p>
          </table:table-cell>
          <table:table-cell table:style-name="ce1"/>
          <table:table-cell office:value-type="string" table:style-name="ce1">
            <text:p>2017-11-24 17:37:53.807</text:p>
          </table:table-cell>
          <table:table-cell office:value-type="string" table:style-name="ce1">
            <text:p>2017-11-24 17:37:53.81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aco Grillades&quot;);" table:formula="msoxl:=$H$1&amp;$K$1&amp;$I$1&amp;B604&amp;$J$1" table:style-name="ce1">
            <text:p>printLevenshteinDistanceSimilarity(levenshteinDistance, "AMT", "Taco Grillades");</text:p>
          </table:table-cell>
          <table:table-cell table:number-columns-repeated="16376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Tandem 514 298 6245 Ольга и Денис</text:p>
          </table:table-cell>
          <table:table-cell table:style-name="ce1"/>
          <table:table-cell office:value-type="string" table:style-name="ce1">
            <text:p>2017-11-24 17:51:59.408</text:p>
          </table:table-cell>
          <table:table-cell office:value-type="string" table:style-name="ce1">
            <text:p>2017-11-24 17:51:59.43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andem 514 298 6245 Ольга и Денис&quot;);" table:formula="msoxl:=$H$1&amp;$K$1&amp;$I$1&amp;B605&amp;$J$1" table:style-name="ce1">
            <text:p>printLevenshteinDistanceSimilarity(levenshteinDistance, "AMT", "Tandem 514 298 6245 Ольга и Денис");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Tapis Essgo Carpets</text:p>
          </table:table-cell>
          <table:table-cell table:style-name="ce1"/>
          <table:table-cell office:value-type="string" table:style-name="ce1">
            <text:p>2017-11-24 17:43:26.734</text:p>
          </table:table-cell>
          <table:table-cell office:value-type="string" table:style-name="ce1">
            <text:p>2017-11-24 17:43:38.4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apis Essgo Carpets&quot;);" table:formula="msoxl:=$H$1&amp;$K$1&amp;$I$1&amp;B606&amp;$J$1" table:style-name="ce1">
            <text:p>printLevenshteinDistanceSimilarity(levenshteinDistance, "AMT", "Tapis Essgo Carpets");</text:p>
          </table:table-cell>
          <table:table-cell table:number-columns-repeated="16376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Target</text:p>
          </table:table-cell>
          <table:table-cell table:style-name="ce1"/>
          <table:table-cell office:value-type="string" table:style-name="ce1">
            <text:p>2017-11-24 17:45:26.578</text:p>
          </table:table-cell>
          <table:table-cell office:value-type="string" table:style-name="ce1">
            <text:p>2017-11-24 17:50:43.91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arget&quot;);" table:formula="msoxl:=$H$1&amp;$K$1&amp;$I$1&amp;B607&amp;$J$1" table:style-name="ce1">
            <text:p>printLevenshteinDistanceSimilarity(levenshteinDistance, "AMT", "Target");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Tatyana Onikichuk</text:p>
          </table:table-cell>
          <table:table-cell table:style-name="ce1"/>
          <table:table-cell office:value-type="string" table:style-name="ce1">
            <text:p>2017-11-24 17:44:19.091</text:p>
          </table:table-cell>
          <table:table-cell office:value-type="string" table:style-name="ce1">
            <text:p>2017-11-24 17:48:34.63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atyana Onikichuk&quot;);" table:formula="msoxl:=$H$1&amp;$K$1&amp;$I$1&amp;B608&amp;$J$1" table:style-name="ce1">
            <text:p>printLevenshteinDistanceSimilarity(levenshteinDistance, "AMT", "Tatyana Onikichuk");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Teriyaki</text:p>
          </table:table-cell>
          <table:table-cell table:style-name="ce1"/>
          <table:table-cell office:value-type="string" table:style-name="ce1">
            <text:p>2017-11-24 17:39:15.985</text:p>
          </table:table-cell>
          <table:table-cell office:value-type="string" table:style-name="ce1">
            <text:p>2017-11-24 17:48:21.8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eriyaki&quot;);" table:formula="msoxl:=$H$1&amp;$K$1&amp;$I$1&amp;B609&amp;$J$1" table:style-name="ce1">
            <text:p>printLevenshteinDistanceSimilarity(levenshteinDistance, "AMT", "Teriyaki");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errasse</text:p>
          </table:table-cell>
          <table:table-cell table:style-name="ce1"/>
          <table:table-cell office:value-type="string" table:style-name="ce1">
            <text:p>2017-11-24 17:36:07.405</text:p>
          </table:table-cell>
          <table:table-cell office:value-type="string" table:style-name="ce1">
            <text:p>2017-11-24 17:36:07.5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errasse&quot;);" table:formula="msoxl:=$H$1&amp;$K$1&amp;$I$1&amp;B610&amp;$J$1" table:style-name="ce1">
            <text:p>printLevenshteinDistanceSimilarity(levenshteinDistance, "AMT", "Terrasse");</text:p>
          </table:table-cell>
          <table:table-cell table:number-columns-repeated="16376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Thai Express</text:p>
          </table:table-cell>
          <table:table-cell table:style-name="ce1"/>
          <table:table-cell office:value-type="string" table:style-name="ce1">
            <text:p>2017-11-24 17:51:35.715</text:p>
          </table:table-cell>
          <table:table-cell office:value-type="string" table:style-name="ce1">
            <text:p>2017-11-24 17:51:35.80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hai Express&quot;);" table:formula="msoxl:=$H$1&amp;$K$1&amp;$I$1&amp;B611&amp;$J$1" table:style-name="ce1">
            <text:p>printLevenshteinDistanceSimilarity(levenshteinDistance, "AMT", "Thai Express");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Thai Express</text:p>
          </table:table-cell>
          <table:table-cell table:style-name="ce1"/>
          <table:table-cell office:value-type="string" table:style-name="ce1">
            <text:p>2017-11-24 17:37:28.265</text:p>
          </table:table-cell>
          <table:table-cell office:value-type="string" table:style-name="ce1">
            <text:p>2017-11-24 17:53:42.2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hai Express&quot;);" table:formula="msoxl:=$H$1&amp;$K$1&amp;$I$1&amp;B612&amp;$J$1" table:style-name="ce1">
            <text:p>printLevenshteinDistanceSimilarity(levenshteinDistance, "AMT", "Thai Express");</text:p>
          </table:table-cell>
          <table:table-cell table:number-columns-repeated="16376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The Acorn Restaurant</text:p>
          </table:table-cell>
          <table:table-cell table:style-name="ce1"/>
          <table:table-cell office:value-type="string" table:style-name="ce1">
            <text:p>2017-11-24 17:47:11.352</text:p>
          </table:table-cell>
          <table:table-cell office:value-type="string" table:style-name="ce1">
            <text:p>2017-11-24 17:47:11.35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he Acorn Restaurant&quot;);" table:formula="msoxl:=$H$1&amp;$K$1&amp;$I$1&amp;B613&amp;$J$1" table:style-name="ce1">
            <text:p>printLevenshteinDistanceSimilarity(levenshteinDistance, "AMT", "The Acorn Restaurant");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Thyme</text:p>
          </table:table-cell>
          <table:table-cell table:style-name="ce1"/>
          <table:table-cell office:value-type="string" table:style-name="ce1">
            <text:p>2017-11-24 17:37:53.828</text:p>
          </table:table-cell>
          <table:table-cell office:value-type="string" table:style-name="ce1">
            <text:p>2017-11-24 17:46:26.20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hyme&quot;);" table:formula="msoxl:=$H$1&amp;$K$1&amp;$I$1&amp;B614&amp;$J$1" table:style-name="ce1">
            <text:p>printLevenshteinDistanceSimilarity(levenshteinDistance, "AMT", "Thyme");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Tiki Ming</text:p>
          </table:table-cell>
          <table:table-cell table:style-name="ce1"/>
          <table:table-cell office:value-type="string" table:style-name="ce1">
            <text:p>2017-11-24 17:39:49.026</text:p>
          </table:table-cell>
          <table:table-cell office:value-type="string" table:style-name="ce1">
            <text:p>2017-11-24 17:39:49.11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iki Ming&quot;);" table:formula="msoxl:=$H$1&amp;$K$1&amp;$I$1&amp;B615&amp;$J$1" table:style-name="ce1">
            <text:p>printLevenshteinDistanceSimilarity(levenshteinDistance, "AMT", "Tiki Ming");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Tim Horton's</text:p>
          </table:table-cell>
          <table:table-cell table:style-name="ce1"/>
          <table:table-cell office:value-type="string" table:style-name="ce1">
            <text:p>2017-11-24 17:36:15.726</text:p>
          </table:table-cell>
          <table:table-cell office:value-type="string" table:style-name="ce1">
            <text:p>2017-11-24 17:36:36.94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im Horton's&quot;);" table:formula="msoxl:=$H$1&amp;$K$1&amp;$I$1&amp;B616&amp;$J$1" table:style-name="ce1">
            <text:p>printLevenshteinDistanceSimilarity(levenshteinDistance, "AMT", "Tim Horton's");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Tim Hortons</text:p>
          </table:table-cell>
          <table:table-cell table:style-name="ce1"/>
          <table:table-cell office:value-type="string" table:style-name="ce1">
            <text:p>2017-11-24 17:43:40.136</text:p>
          </table:table-cell>
          <table:table-cell office:value-type="string" table:style-name="ce1">
            <text:p>2017-11-24 18:05:25.8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im Hortons&quot;);" table:formula="msoxl:=$H$1&amp;$K$1&amp;$I$1&amp;B617&amp;$J$1" table:style-name="ce1">
            <text:p>printLevenshteinDistanceSimilarity(levenshteinDistance, "AMT", "Tim Hortons");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Tout Pour Votre Maison</text:p>
          </table:table-cell>
          <table:table-cell table:style-name="ce1"/>
          <table:table-cell office:value-type="string" table:style-name="ce1">
            <text:p>2017-11-24 17:43:22.117</text:p>
          </table:table-cell>
          <table:table-cell office:value-type="string" table:style-name="ce1">
            <text:p>2017-11-24 17:43:22.12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out Pour Votre Maison&quot;);" table:formula="msoxl:=$H$1&amp;$K$1&amp;$I$1&amp;B618&amp;$J$1" table:style-name="ce1">
            <text:p>printLevenshteinDistanceSimilarity(levenshteinDistance, "AMT", "Tout Pour Votre Maison");</text:p>
          </table:table-cell>
          <table:table-cell table:number-columns-repeated="16376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Toyota Park Avenue</text:p>
          </table:table-cell>
          <table:table-cell table:style-name="ce1"/>
          <table:table-cell office:value-type="string" table:style-name="ce1">
            <text:p>2017-11-24 17:52:38.382</text:p>
          </table:table-cell>
          <table:table-cell office:value-type="string" table:style-name="ce1">
            <text:p>2017-11-24 17:52:38.4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oyota Park Avenue&quot;);" table:formula="msoxl:=$H$1&amp;$K$1&amp;$I$1&amp;B619&amp;$J$1" table:style-name="ce1">
            <text:p>printLevenshteinDistanceSimilarity(levenshteinDistance, "AMT", "Toyota Park Avenue");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Toyota Spinelli</text:p>
          </table:table-cell>
          <table:table-cell table:style-name="ce1"/>
          <table:table-cell office:value-type="string" table:style-name="ce1">
            <text:p>2017-11-24 17:39:14.878</text:p>
          </table:table-cell>
          <table:table-cell office:value-type="string" table:style-name="ce1">
            <text:p>2017-11-24 17:39:14.88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oyota Spinelli&quot;);" table:formula="msoxl:=$H$1&amp;$K$1&amp;$I$1&amp;B620&amp;$J$1" table:style-name="ce1">
            <text:p>printLevenshteinDistanceSimilarity(levenshteinDistance, "AMT", "Toyota Spinelli");</text:p>
          </table:table-cell>
          <table:table-cell table:number-columns-repeated="16376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Toys'Я'us</text:p>
          </table:table-cell>
          <table:table-cell table:style-name="ce1"/>
          <table:table-cell office:value-type="string" table:style-name="ce1">
            <text:p>2017-11-24 17:51:15.842</text:p>
          </table:table-cell>
          <table:table-cell office:value-type="string" table:style-name="ce1">
            <text:p>2017-11-24 18:02:13.97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oys'Я'us&quot;);" table:formula="msoxl:=$H$1&amp;$K$1&amp;$I$1&amp;B621&amp;$J$1" table:style-name="ce1">
            <text:p>printLevenshteinDistanceSimilarity(levenshteinDistance, "AMT", "Toys'Я'us");</text:p>
          </table:table-cell>
          <table:table-cell table:number-columns-repeated="16376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ToysRus</text:p>
          </table:table-cell>
          <table:table-cell table:style-name="ce1"/>
          <table:table-cell office:value-type="string" table:style-name="ce1">
            <text:p>2017-11-24 17:57:08.97</text:p>
          </table:table-cell>
          <table:table-cell office:value-type="string" table:style-name="ce1">
            <text:p>2017-11-24 18:04:22.94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oysRus&quot;);" table:formula="msoxl:=$H$1&amp;$K$1&amp;$I$1&amp;B622&amp;$J$1" table:style-name="ce1">
            <text:p>printLevenshteinDistanceSimilarity(levenshteinDistance, "AMT", "ToysRus");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ToysЯUs</text:p>
          </table:table-cell>
          <table:table-cell table:style-name="ce1"/>
          <table:table-cell office:value-type="string" table:style-name="ce1">
            <text:p>2017-11-24 17:39:37.697</text:p>
          </table:table-cell>
          <table:table-cell office:value-type="string" table:style-name="ce1">
            <text:p>2017-11-24 17:46:24.34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oysЯUs&quot;);" table:formula="msoxl:=$H$1&amp;$K$1&amp;$I$1&amp;B623&amp;$J$1" table:style-name="ce1">
            <text:p>printLevenshteinDistanceSimilarity(levenshteinDistance, "AMT", "ToysЯUs");</text:p>
          </table:table-cell>
          <table:table-cell table:number-columns-repeated="16376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Trevi</text:p>
          </table:table-cell>
          <table:table-cell table:style-name="ce1"/>
          <table:table-cell office:value-type="string" table:style-name="ce1">
            <text:p>2017-11-24 17:52:20.932</text:p>
          </table:table-cell>
          <table:table-cell office:value-type="string" table:style-name="ce1">
            <text:p>2017-11-24 17:58:29.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revi&quot;);" table:formula="msoxl:=$H$1&amp;$K$1&amp;$I$1&amp;B624&amp;$J$1" table:style-name="ce1">
            <text:p>printLevenshteinDistanceSimilarity(levenshteinDistance, "AMT", "Trevi");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Turf Pub</text:p>
          </table:table-cell>
          <table:table-cell table:style-name="ce1"/>
          <table:table-cell office:value-type="string" table:style-name="ce1">
            <text:p>2017-11-24 17:37:50.74</text:p>
          </table:table-cell>
          <table:table-cell office:value-type="string" table:style-name="ce1">
            <text:p>2017-11-24 17:37:50.81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urf Pub&quot;);" table:formula="msoxl:=$H$1&amp;$K$1&amp;$I$1&amp;B625&amp;$J$1" table:style-name="ce1">
            <text:p>printLevenshteinDistanceSimilarity(levenshteinDistance, "AMT", "Turf Pub");</text:p>
          </table:table-cell>
          <table:table-cell table:number-columns-repeated="16376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Turkish Airlines</text:p>
          </table:table-cell>
          <table:table-cell table:style-name="ce1"/>
          <table:table-cell office:value-type="string" table:style-name="ce1">
            <text:p>2017-11-24 17:51:57.26</text:p>
          </table:table-cell>
          <table:table-cell office:value-type="string" table:style-name="ce1">
            <text:p>2017-11-24 18:06:01.37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urkish Airlines&quot;);" table:formula="msoxl:=$H$1&amp;$K$1&amp;$I$1&amp;B626&amp;$J$1" table:style-name="ce1">
            <text:p>printLevenshteinDistanceSimilarity(levenshteinDistance, "AMT", "Turkish Airlines");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UCCB/PUGE</text:p>
          </table:table-cell>
          <table:table-cell table:style-name="ce1"/>
          <table:table-cell office:value-type="string" table:style-name="ce1">
            <text:p>2017-11-24 17:38:51.094</text:p>
          </table:table-cell>
          <table:table-cell office:value-type="string" table:style-name="ce1">
            <text:p>2017-11-24 17:59:22.88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UCCB/PUGE&quot;);" table:formula="msoxl:=$H$1&amp;$K$1&amp;$I$1&amp;B627&amp;$J$1" table:style-name="ce1">
            <text:p>printLevenshteinDistanceSimilarity(levenshteinDistance, "AMT", "UCCB/PUGE");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UPS</text:p>
          </table:table-cell>
          <table:table-cell table:style-name="ce1"/>
          <table:table-cell office:value-type="string" table:style-name="ce1">
            <text:p>2017-11-24 17:43:37.671</text:p>
          </table:table-cell>
          <table:table-cell office:value-type="string" table:style-name="ce1">
            <text:p>2017-11-24 17:43:39.4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UPS&quot;);" table:formula="msoxl:=$H$1&amp;$K$1&amp;$I$1&amp;B628&amp;$J$1" table:style-name="ce1">
            <text:p>printLevenshteinDistanceSimilarity(levenshteinDistance, "AMT", "UPS");</text:p>
          </table:table-cell>
          <table:table-cell table:number-columns-repeated="16376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UPS / AutomotiveTouchup.com</text:p>
          </table:table-cell>
          <table:table-cell table:style-name="ce1"/>
          <table:table-cell office:value-type="string" table:style-name="ce1">
            <text:p>2017-11-24 17:47:31.25</text:p>
          </table:table-cell>
          <table:table-cell office:value-type="string" table:style-name="ce1">
            <text:p>2017-11-24 17:47:31.2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UPS / AutomotiveTouchup.com&quot;);" table:formula="msoxl:=$H$1&amp;$K$1&amp;$I$1&amp;B629&amp;$J$1" table:style-name="ce1">
            <text:p>printLevenshteinDistanceSimilarity(levenshteinDistance, "AMT", "UPS / AutomotiveTouchup.com");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UQAM</text:p>
          </table:table-cell>
          <table:table-cell table:style-name="ce1"/>
          <table:table-cell office:value-type="string" table:style-name="ce1">
            <text:p>2017-11-24 17:36:57.084</text:p>
          </table:table-cell>
          <table:table-cell office:value-type="string" table:style-name="ce1">
            <text:p>2017-11-24 17:36:57.14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UQAM&quot;);" table:formula="msoxl:=$H$1&amp;$K$1&amp;$I$1&amp;B630&amp;$J$1" table:style-name="ce1">
            <text:p>printLevenshteinDistanceSimilarity(levenshteinDistance, "AMT", "UQAM");</text:p>
          </table:table-cell>
          <table:table-cell table:number-columns-repeated="16376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Uhaul</text:p>
          </table:table-cell>
          <table:table-cell table:style-name="ce1"/>
          <table:table-cell office:value-type="string" table:style-name="ce1">
            <text:p>2017-11-24 17:53:22.613</text:p>
          </table:table-cell>
          <table:table-cell office:value-type="string" table:style-name="ce1">
            <text:p>2017-11-24 17:53:40.6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Uhaul&quot;);" table:formula="msoxl:=$H$1&amp;$K$1&amp;$I$1&amp;B631&amp;$J$1" table:style-name="ce1">
            <text:p>printLevenshteinDistanceSimilarity(levenshteinDistance, "AMT", "Uhaul");</text:p>
          </table:table-cell>
          <table:table-cell table:number-columns-repeated="16376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Ultramar</text:p>
          </table:table-cell>
          <table:table-cell table:style-name="ce1"/>
          <table:table-cell office:value-type="string" table:style-name="ce1">
            <text:p>2017-11-24 17:47:12.031</text:p>
          </table:table-cell>
          <table:table-cell office:value-type="string" table:style-name="ce1">
            <text:p>2017-11-24 17:57:10.49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Ultramar&quot;);" table:formula="msoxl:=$H$1&amp;$K$1&amp;$I$1&amp;B632&amp;$J$1" table:style-name="ce1">
            <text:p>printLevenshteinDistanceSimilarity(levenshteinDistance, "AMT", "Ultramar");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Ultramar Limitee</text:p>
          </table:table-cell>
          <table:table-cell table:style-name="ce1"/>
          <table:table-cell office:value-type="string" table:style-name="ce1">
            <text:p>2017-11-24 17:38:38.662</text:p>
          </table:table-cell>
          <table:table-cell office:value-type="string" table:style-name="ce1">
            <text:p>2017-11-24 17:44:46.2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Ultramar Limitee&quot;);" table:formula="msoxl:=$H$1&amp;$K$1&amp;$I$1&amp;B633&amp;$J$1" table:style-name="ce1">
            <text:p>printLevenshteinDistanceSimilarity(levenshteinDistance, "AMT", "Ultramar Limitee");</text:p>
          </table:table-cell>
          <table:table-cell table:number-columns-repeated="16376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V Beaute</text:p>
          </table:table-cell>
          <table:table-cell table:style-name="ce1"/>
          <table:table-cell office:value-type="string" table:style-name="ce1">
            <text:p>2017-11-24 18:06:40.577</text:p>
          </table:table-cell>
          <table:table-cell office:value-type="string" table:style-name="ce1">
            <text:p>2017-11-24 18:06:40.58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 Beaute&quot;);" table:formula="msoxl:=$H$1&amp;$K$1&amp;$I$1&amp;B634&amp;$J$1" table:style-name="ce1">
            <text:p>printLevenshteinDistanceSimilarity(levenshteinDistance, "AMT", "V Beaute");</text:p>
          </table:table-cell>
          <table:table-cell table:number-columns-repeated="16376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VILLE DE LONGUEUIL - TAXES</text:p>
          </table:table-cell>
          <table:table-cell table:style-name="ce1"/>
          <table:table-cell office:value-type="string" table:style-name="ce1">
            <text:p>2017-11-24 17:52:00.798</text:p>
          </table:table-cell>
          <table:table-cell office:value-type="string" table:style-name="ce1">
            <text:p>2017-11-24 18:05:26.23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LLE DE LONGUEUIL - TAXES&quot;);" table:formula="msoxl:=$H$1&amp;$K$1&amp;$I$1&amp;B635&amp;$J$1" table:style-name="ce1">
            <text:p>printLevenshteinDistanceSimilarity(levenshteinDistance, "AMT", "VILLE DE LONGUEUIL - TAXES");</text:p>
          </table:table-cell>
          <table:table-cell table:number-columns-repeated="16376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Valerie Bergeron</text:p>
          </table:table-cell>
          <table:table-cell table:style-name="ce1"/>
          <table:table-cell office:value-type="string" table:style-name="ce1">
            <text:p>2017-11-24 18:04:18.498</text:p>
          </table:table-cell>
          <table:table-cell office:value-type="string" table:style-name="ce1">
            <text:p>2017-11-24 18:04:18.59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alerie Bergeron&quot;);" table:formula="msoxl:=$H$1&amp;$K$1&amp;$I$1&amp;B636&amp;$J$1" table:style-name="ce1">
            <text:p>printLevenshteinDistanceSimilarity(levenshteinDistance, "AMT", "Valerie Bergeron");</text:p>
          </table:table-cell>
          <table:table-cell table:number-columns-repeated="16376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Verdun Hospital Fishman</text:p>
          </table:table-cell>
          <table:table-cell table:style-name="ce1"/>
          <table:table-cell office:value-type="string" table:style-name="ce1">
            <text:p>2017-11-24 17:47:32.841</text:p>
          </table:table-cell>
          <table:table-cell office:value-type="string" table:style-name="ce1">
            <text:p>2017-11-24 17:47:32.90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erdun Hospital Fishman&quot;);" table:formula="msoxl:=$H$1&amp;$K$1&amp;$I$1&amp;B637&amp;$J$1" table:style-name="ce1">
            <text:p>printLevenshteinDistanceSimilarity(levenshteinDistance, "AMT", "Verdun Hospital Fishman");</text:p>
          </table:table-cell>
          <table:table-cell table:number-columns-repeated="16376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Verger Henryville</text:p>
          </table:table-cell>
          <table:table-cell table:style-name="ce1"/>
          <table:table-cell office:value-type="string" table:style-name="ce1">
            <text:p>2017-11-24 18:06:02.79</text:p>
          </table:table-cell>
          <table:table-cell office:value-type="string" table:style-name="ce1">
            <text:p>2017-11-24 18:06:03.0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erger Henryville&quot;);" table:formula="msoxl:=$H$1&amp;$K$1&amp;$I$1&amp;B638&amp;$J$1" table:style-name="ce1">
            <text:p>printLevenshteinDistanceSimilarity(levenshteinDistance, "AMT", "Verger Henryville");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Via Rail</text:p>
          </table:table-cell>
          <table:table-cell table:style-name="ce1"/>
          <table:table-cell office:value-type="string" table:style-name="ce1">
            <text:p>2017-11-24 17:37:40.008</text:p>
          </table:table-cell>
          <table:table-cell office:value-type="string" table:style-name="ce1">
            <text:p>2017-11-24 17:37:40.01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a Rail&quot;);" table:formula="msoxl:=$H$1&amp;$K$1&amp;$I$1&amp;B639&amp;$J$1" table:style-name="ce1">
            <text:p>printLevenshteinDistanceSimilarity(levenshteinDistance, "AMT", "Via Rail");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Via professional photo</text:p>
          </table:table-cell>
          <table:table-cell table:style-name="ce1"/>
          <table:table-cell office:value-type="string" table:style-name="ce1">
            <text:p>2017-11-24 17:38:06.55</text:p>
          </table:table-cell>
          <table:table-cell office:value-type="string" table:style-name="ce1">
            <text:p>2017-11-24 17:38:13.83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a professional photo&quot;);" table:formula="msoxl:=$H$1&amp;$K$1&amp;$I$1&amp;B640&amp;$J$1" table:style-name="ce1">
            <text:p>printLevenshteinDistanceSimilarity(levenshteinDistance, "AMT", "Via professional photo");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ViaMedica</text:p>
          </table:table-cell>
          <table:table-cell table:style-name="ce1"/>
          <table:table-cell office:value-type="string" table:style-name="ce1">
            <text:p>2017-11-24 17:37:16.779</text:p>
          </table:table-cell>
          <table:table-cell office:value-type="string" table:style-name="ce1">
            <text:p>2017-11-24 17:37:16.83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aMedica&quot;);" table:formula="msoxl:=$H$1&amp;$K$1&amp;$I$1&amp;B641&amp;$J$1" table:style-name="ce1">
            <text:p>printLevenshteinDistanceSimilarity(levenshteinDistance, "AMT", "ViaMedica");</text:p>
          </table:table-cell>
          <table:table-cell table:number-columns-repeated="16376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Vices &amp; Versa</text:p>
          </table:table-cell>
          <table:table-cell table:style-name="ce1"/>
          <table:table-cell office:value-type="string" table:style-name="ce1">
            <text:p>2017-11-24 17:50:59.256</text:p>
          </table:table-cell>
          <table:table-cell office:value-type="string" table:style-name="ce1">
            <text:p>2017-11-24 17:50:59.42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ces &amp; Versa&quot;);" table:formula="msoxl:=$H$1&amp;$K$1&amp;$I$1&amp;B642&amp;$J$1" table:style-name="ce1">
            <text:p>printLevenshteinDistanceSimilarity(levenshteinDistance, "AMT", "Vices &amp; Versa");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Vichy</text:p>
          </table:table-cell>
          <table:table-cell table:style-name="ce1"/>
          <table:table-cell office:value-type="string" table:style-name="ce1">
            <text:p>2017-11-24 17:36:57.29</text:p>
          </table:table-cell>
          <table:table-cell office:value-type="string" table:style-name="ce1">
            <text:p>2017-11-24 17:36:57.34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chy&quot;);" table:formula="msoxl:=$H$1&amp;$K$1&amp;$I$1&amp;B643&amp;$J$1" table:style-name="ce1">
            <text:p>printLevenshteinDistanceSimilarity(levenshteinDistance, "AMT", "Vichy");</text:p>
          </table:table-cell>
          <table:table-cell table:number-columns-repeated="16376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Videotron</text:p>
          </table:table-cell>
          <table:table-cell table:style-name="ce1"/>
          <table:table-cell office:value-type="string" table:style-name="ce1">
            <text:p>2017-11-24 17:48:37.561</text:p>
          </table:table-cell>
          <table:table-cell office:value-type="string" table:style-name="ce1">
            <text:p>2017-11-24 17:59:49.69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deotron&quot;);" table:formula="msoxl:=$H$1&amp;$K$1&amp;$I$1&amp;B644&amp;$J$1" table:style-name="ce1">
            <text:p>printLevenshteinDistanceSimilarity(levenshteinDistance, "AMT", "Videotron");</text:p>
          </table:table-cell>
          <table:table-cell table:number-columns-repeated="16376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Village Des Valeurs</text:p>
          </table:table-cell>
          <table:table-cell table:style-name="ce1"/>
          <table:table-cell office:value-type="string" table:style-name="ce1">
            <text:p>2017-11-24 18:05:28.586</text:p>
          </table:table-cell>
          <table:table-cell office:value-type="string" table:style-name="ce1">
            <text:p>2017-11-24 18:05:29.7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llage Des Valeurs&quot;);" table:formula="msoxl:=$H$1&amp;$K$1&amp;$I$1&amp;B645&amp;$J$1" table:style-name="ce1">
            <text:p>printLevenshteinDistanceSimilarity(levenshteinDistance, "AMT", "Village Des Valeurs");</text:p>
          </table:table-cell>
          <table:table-cell table:number-columns-repeated="16376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Village des Valeurs</text:p>
          </table:table-cell>
          <table:table-cell table:style-name="ce1"/>
          <table:table-cell office:value-type="string" table:style-name="ce1">
            <text:p>2017-11-24 17:53:19.535</text:p>
          </table:table-cell>
          <table:table-cell office:value-type="string" table:style-name="ce1">
            <text:p>2017-11-24 18:06:41.9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llage des Valeurs&quot;);" table:formula="msoxl:=$H$1&amp;$K$1&amp;$I$1&amp;B646&amp;$J$1" table:style-name="ce1">
            <text:p>printLevenshteinDistanceSimilarity(levenshteinDistance, "AMT", "Village des Valeurs");</text:p>
          </table:table-cell>
          <table:table-cell table:number-columns-repeated="16376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Village des valeurs</text:p>
          </table:table-cell>
          <table:table-cell table:style-name="ce1"/>
          <table:table-cell office:value-type="string" table:style-name="ce1">
            <text:p>2017-11-24 18:06:37.597</text:p>
          </table:table-cell>
          <table:table-cell office:value-type="string" table:style-name="ce1">
            <text:p>2017-11-24 18:06:37.60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llage des valeurs&quot;);" table:formula="msoxl:=$H$1&amp;$K$1&amp;$I$1&amp;B647&amp;$J$1" table:style-name="ce1">
            <text:p>printLevenshteinDistanceSimilarity(levenshteinDistance, "AMT", "Village des valeurs");</text:p>
          </table:table-cell>
          <table:table-cell table:number-columns-repeated="16376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Village du Pere Noel</text:p>
          </table:table-cell>
          <table:table-cell table:style-name="ce1"/>
          <table:table-cell office:value-type="string" table:style-name="ce1">
            <text:p>2017-11-24 18:02:17.804</text:p>
          </table:table-cell>
          <table:table-cell office:value-type="string" table:style-name="ce1">
            <text:p>2017-11-24 18:02:17.81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llage du Pere Noel&quot;);" table:formula="msoxl:=$H$1&amp;$K$1&amp;$I$1&amp;B648&amp;$J$1" table:style-name="ce1">
            <text:p>printLevenshteinDistanceSimilarity(levenshteinDistance, "AMT", "Village du Pere Noel");</text:p>
          </table:table-cell>
          <table:table-cell table:number-columns-repeated="16376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Ville Montreal</text:p>
          </table:table-cell>
          <table:table-cell table:style-name="ce1"/>
          <table:table-cell office:value-type="string" table:style-name="ce1">
            <text:p>2017-11-24 17:52:00.812</text:p>
          </table:table-cell>
          <table:table-cell office:value-type="string" table:style-name="ce1">
            <text:p>2017-11-24 17:52:00.8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lle Montreal&quot;);" table:formula="msoxl:=$H$1&amp;$K$1&amp;$I$1&amp;B649&amp;$J$1" table:style-name="ce1">
            <text:p>printLevenshteinDistanceSimilarity(levenshteinDistance, "AMT", "Ville Montreal");</text:p>
          </table:table-cell>
          <table:table-cell table:number-columns-repeated="16376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Vinci Park</text:p>
          </table:table-cell>
          <table:table-cell table:style-name="ce1"/>
          <table:table-cell office:value-type="string" table:style-name="ce1">
            <text:p>2017-11-24 17:53:43.644</text:p>
          </table:table-cell>
          <table:table-cell office:value-type="string" table:style-name="ce1">
            <text:p>2017-11-24 17:53:43.70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nci Park&quot;);" table:formula="msoxl:=$H$1&amp;$K$1&amp;$I$1&amp;B650&amp;$J$1" table:style-name="ce1">
            <text:p>printLevenshteinDistanceSimilarity(levenshteinDistance, "AMT", "Vinci Park");</text:p>
          </table:table-cell>
          <table:table-cell table:number-columns-repeated="16376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Vita Sana Cafe Resto</text:p>
          </table:table-cell>
          <table:table-cell table:style-name="ce1"/>
          <table:table-cell office:value-type="string" table:style-name="ce1">
            <text:p>2017-11-24 17:53:41.629</text:p>
          </table:table-cell>
          <table:table-cell office:value-type="string" table:style-name="ce1">
            <text:p>2017-11-24 17:54:03.1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ta Sana Cafe Resto&quot;);" table:formula="msoxl:=$H$1&amp;$K$1&amp;$I$1&amp;B651&amp;$J$1" table:style-name="ce1">
            <text:p>printLevenshteinDistanceSimilarity(levenshteinDistance, "AMT", "Vita Sana Cafe Resto");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Viva Italia</text:p>
          </table:table-cell>
          <table:table-cell table:style-name="ce1"/>
          <table:table-cell office:value-type="string" table:style-name="ce1">
            <text:p>2017-11-24 17:43:51.057</text:p>
          </table:table-cell>
          <table:table-cell office:value-type="string" table:style-name="ce1">
            <text:p>2017-11-24 17:43:51.06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va Italia&quot;);" table:formula="msoxl:=$H$1&amp;$K$1&amp;$I$1&amp;B652&amp;$J$1" table:style-name="ce1">
            <text:p>printLevenshteinDistanceSimilarity(levenshteinDistance, "AMT", "Viva Italia");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Walmart</text:p>
          </table:table-cell>
          <table:table-cell table:style-name="ce1"/>
          <table:table-cell office:value-type="string" table:style-name="ce1">
            <text:p>2017-11-24 17:36:07.935</text:p>
          </table:table-cell>
          <table:table-cell office:value-type="string" table:style-name="ce1">
            <text:p>2017-11-24 18:07:17.88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Walmart&quot;);" table:formula="msoxl:=$H$1&amp;$K$1&amp;$I$1&amp;B653&amp;$J$1" table:style-name="ce1">
            <text:p>printLevenshteinDistanceSimilarity(levenshteinDistance, "AMT", "Walmart");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West Montreal</text:p>
          </table:table-cell>
          <table:table-cell table:style-name="ce1"/>
          <table:table-cell office:value-type="string" table:style-name="ce1">
            <text:p>2017-11-24 17:43:55.012</text:p>
          </table:table-cell>
          <table:table-cell office:value-type="string" table:style-name="ce1">
            <text:p>2017-11-24 17:43:55.03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West Montreal&quot;);" table:formula="msoxl:=$H$1&amp;$K$1&amp;$I$1&amp;B654&amp;$J$1" table:style-name="ce1">
            <text:p>printLevenshteinDistanceSimilarity(levenshteinDistance, "AMT", "West Montreal");</text:p>
          </table:table-cell>
          <table:table-cell table:number-columns-repeated="16376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Wilsons Fuels</text:p>
          </table:table-cell>
          <table:table-cell table:style-name="ce1"/>
          <table:table-cell office:value-type="string" table:style-name="ce1">
            <text:p>2017-11-24 17:47:10.987</text:p>
          </table:table-cell>
          <table:table-cell office:value-type="string" table:style-name="ce1">
            <text:p>2017-11-24 17:47:11.11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Wilsons Fuels&quot;);" table:formula="msoxl:=$H$1&amp;$K$1&amp;$I$1&amp;B655&amp;$J$1" table:style-name="ce1">
            <text:p>printLevenshteinDistanceSimilarity(levenshteinDistance, "AMT", "Wilsons Fuels");</text:p>
          </table:table-cell>
          <table:table-cell table:number-columns-repeated="16376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Windsor Hyper Bar Grill</text:p>
          </table:table-cell>
          <table:table-cell table:style-name="ce1"/>
          <table:table-cell office:value-type="string" table:style-name="ce1">
            <text:p>2017-11-24 18:03:17.604</text:p>
          </table:table-cell>
          <table:table-cell office:value-type="string" table:style-name="ce1">
            <text:p>2017-11-24 18:03:17.61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Windsor Hyper Bar Grill&quot;);" table:formula="msoxl:=$H$1&amp;$K$1&amp;$I$1&amp;B656&amp;$J$1" table:style-name="ce1">
            <text:p>printLevenshteinDistanceSimilarity(levenshteinDistance, "AMT", "Windsor Hyper Bar Grill");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Winners</text:p>
          </table:table-cell>
          <table:table-cell table:style-name="ce1"/>
          <table:table-cell office:value-type="string" table:style-name="ce1">
            <text:p>2017-11-24 17:36:35.822</text:p>
          </table:table-cell>
          <table:table-cell office:value-type="string" table:style-name="ce1">
            <text:p>2017-11-24 17:46:54.61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Winners&quot;);" table:formula="msoxl:=$H$1&amp;$K$1&amp;$I$1&amp;B657&amp;$J$1" table:style-name="ce1">
            <text:p>printLevenshteinDistanceSimilarity(levenshteinDistance, "AMT", "Winners");</text:p>
          </table:table-cell>
          <table:table-cell table:number-columns-repeated="16376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Woodpile</text:p>
          </table:table-cell>
          <table:table-cell table:style-name="ce1"/>
          <table:table-cell office:value-type="string" table:style-name="ce1">
            <text:p>2017-11-24 17:47:00.011</text:p>
          </table:table-cell>
          <table:table-cell office:value-type="string" table:style-name="ce1">
            <text:p>2017-11-24 17:47:00.01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Woodpile&quot;);" table:formula="msoxl:=$H$1&amp;$K$1&amp;$I$1&amp;B658&amp;$J$1" table:style-name="ce1">
            <text:p>printLevenshteinDistanceSimilarity(levenshteinDistance, "AMT", "Woodpile");</text:p>
          </table:table-cell>
          <table:table-cell table:number-columns-repeated="16376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Wow!</text:p>
          </table:table-cell>
          <table:table-cell table:style-name="ce1"/>
          <table:table-cell office:value-type="string" table:style-name="ce1">
            <text:p>2017-11-24 17:48:19.074</text:p>
          </table:table-cell>
          <table:table-cell office:value-type="string" table:style-name="ce1">
            <text:p>2017-11-24 17:48:19.08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Wow!&quot;);" table:formula="msoxl:=$H$1&amp;$K$1&amp;$I$1&amp;B659&amp;$J$1" table:style-name="ce1">
            <text:p>printLevenshteinDistanceSimilarity(levenshteinDistance, "AMT", "Wow!");</text:p>
          </table:table-cell>
          <table:table-cell table:number-columns-repeated="16376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Y M -Y W H A MONTREAL PQ</text:p>
          </table:table-cell>
          <table:table-cell table:style-name="ce1"/>
          <table:table-cell office:value-type="string" table:style-name="ce1">
            <text:p>2017-11-24 17:47:12.349</text:p>
          </table:table-cell>
          <table:table-cell office:value-type="string" table:style-name="ce1">
            <text:p>2017-11-24 17:47:14.20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Y M -Y W H A MONTREAL PQ&quot;);" table:formula="msoxl:=$H$1&amp;$K$1&amp;$I$1&amp;B660&amp;$J$1" table:style-name="ce1">
            <text:p>printLevenshteinDistanceSimilarity(levenshteinDistance, "AMT", "Y M -Y W H A MONTREAL PQ");</text:p>
          </table:table-cell>
          <table:table-cell table:number-columns-repeated="16376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YG Home Inspection Services</text:p>
          </table:table-cell>
          <table:table-cell table:style-name="ce1"/>
          <table:table-cell office:value-type="string" table:style-name="ce1">
            <text:p>2017-11-24 17:51:19.734</text:p>
          </table:table-cell>
          <table:table-cell office:value-type="string" table:style-name="ce1">
            <text:p>2017-11-24 17:51:19.81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YG Home Inspection Services&quot;);" table:formula="msoxl:=$H$1&amp;$K$1&amp;$I$1&amp;B661&amp;$J$1" table:style-name="ce1">
            <text:p>printLevenshteinDistanceSimilarity(levenshteinDistance, "AMT", "YG Home Inspection Services");</text:p>
          </table:table-cell>
          <table:table-cell table:number-columns-repeated="16376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Yamaska</text:p>
          </table:table-cell>
          <table:table-cell table:style-name="ce1"/>
          <table:table-cell office:value-type="string" table:style-name="ce1">
            <text:p>2017-11-24 18:01:16.026</text:p>
          </table:table-cell>
          <table:table-cell office:value-type="string" table:style-name="ce1">
            <text:p>2017-11-24 18:01:16.09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Yamaska&quot;);" table:formula="msoxl:=$H$1&amp;$K$1&amp;$I$1&amp;B662&amp;$J$1" table:style-name="ce1">
            <text:p>printLevenshteinDistanceSimilarity(levenshteinDistance, "AMT", "Yamaska");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Yellow</text:p>
          </table:table-cell>
          <table:table-cell table:style-name="ce1"/>
          <table:table-cell office:value-type="string" table:style-name="ce1">
            <text:p>2017-11-24 17:36:47.651</text:p>
          </table:table-cell>
          <table:table-cell office:value-type="string" table:style-name="ce1">
            <text:p>2017-11-24 17:36:47.6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Yellow&quot;);" table:formula="msoxl:=$H$1&amp;$K$1&amp;$I$1&amp;B663&amp;$J$1" table:style-name="ce1">
            <text:p>printLevenshteinDistanceSimilarity(levenshteinDistance, "AMT", "Yellow");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2017-11-24 17:36:16.747</text:p>
          </table:table-cell>
          <table:table-cell office:value-type="string" table:style-name="ce1">
            <text:p>2017-11-24 17:36:16.75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Yes&quot;);" table:formula="msoxl:=$H$1&amp;$K$1&amp;$I$1&amp;B664&amp;$J$1" table:style-name="ce1">
            <text:p>printLevenshteinDistanceSimilarity(levenshteinDistance, "AMT", "Yes");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Yokohame</text:p>
          </table:table-cell>
          <table:table-cell table:style-name="ce1"/>
          <table:table-cell office:value-type="string" table:style-name="ce1">
            <text:p>2017-11-24 17:38:50.162</text:p>
          </table:table-cell>
          <table:table-cell office:value-type="string" table:style-name="ce1">
            <text:p>2017-11-24 17:38:50.1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Yokohame&quot;);" table:formula="msoxl:=$H$1&amp;$K$1&amp;$I$1&amp;B665&amp;$J$1" table:style-name="ce1">
            <text:p>printLevenshteinDistanceSimilarity(levenshteinDistance, "AMT", "Yokohame");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Yves Rocher</text:p>
          </table:table-cell>
          <table:table-cell table:style-name="ce1"/>
          <table:table-cell office:value-type="string" table:style-name="ce1">
            <text:p>2017-11-24 17:36:17.583</text:p>
          </table:table-cell>
          <table:table-cell office:value-type="string" table:style-name="ce1">
            <text:p>2017-11-24 17:45:44.47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Yves Rocher&quot;);" table:formula="msoxl:=$H$1&amp;$K$1&amp;$I$1&amp;B666&amp;$J$1" table:style-name="ce1">
            <text:p>printLevenshteinDistanceSimilarity(levenshteinDistance, "AMT", "Yves Rocher");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Zellers</text:p>
          </table:table-cell>
          <table:table-cell table:style-name="ce1"/>
          <table:table-cell office:value-type="string" table:style-name="ce1">
            <text:p>2017-11-24 17:36:07.386</text:p>
          </table:table-cell>
          <table:table-cell office:value-type="string" table:style-name="ce1">
            <text:p>2017-11-24 17:42:59.86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Zellers&quot;);" table:formula="msoxl:=$H$1&amp;$K$1&amp;$I$1&amp;B667&amp;$J$1" table:style-name="ce1">
            <text:p>printLevenshteinDistanceSimilarity(levenshteinDistance, "AMT", "Zellers");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amazon.ca</text:p>
          </table:table-cell>
          <table:table-cell table:style-name="ce1"/>
          <table:table-cell office:value-type="string" table:style-name="ce1">
            <text:p>2017-11-24 17:43:36.307</text:p>
          </table:table-cell>
          <table:table-cell office:value-type="string" table:style-name="ce1">
            <text:p>2017-11-24 17:43:36.3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amazon.ca&quot;);" table:formula="msoxl:=$H$1&amp;$K$1&amp;$I$1&amp;B668&amp;$J$1" table:style-name="ce1">
            <text:p>printLevenshteinDistanceSimilarity(levenshteinDistance, "AMT", "amazon.ca");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bakery Snowdon</text:p>
          </table:table-cell>
          <table:table-cell table:style-name="ce1"/>
          <table:table-cell office:value-type="string" table:style-name="ce1">
            <text:p>2017-11-24 17:39:03.267</text:p>
          </table:table-cell>
          <table:table-cell office:value-type="string" table:style-name="ce1">
            <text:p>2017-11-24 17:39:03.3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akery Snowdon&quot;);" table:formula="msoxl:=$H$1&amp;$K$1&amp;$I$1&amp;B669&amp;$J$1" table:style-name="ce1">
            <text:p>printLevenshteinDistanceSimilarity(levenshteinDistance, "AMT", "bakery Snowdon");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ento nouveau</text:p>
          </table:table-cell>
          <table:table-cell table:style-name="ce1"/>
          <table:table-cell office:value-type="string" table:style-name="ce1">
            <text:p>2017-11-24 17:36:38.123</text:p>
          </table:table-cell>
          <table:table-cell office:value-type="string" table:style-name="ce1">
            <text:p>2017-11-24 17:36:38.1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bento nouveau&quot;);" table:formula="msoxl:=$H$1&amp;$K$1&amp;$I$1&amp;B670&amp;$J$1" table:style-name="ce1">
            <text:p>printLevenshteinDistanceSimilarity(levenshteinDistance, "AMT", "bento nouveau");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cabana sucre</text:p>
          </table:table-cell>
          <table:table-cell table:style-name="ce1"/>
          <table:table-cell office:value-type="string" table:style-name="ce1">
            <text:p>2017-11-24 17:43:22.444</text:p>
          </table:table-cell>
          <table:table-cell office:value-type="string" table:style-name="ce1">
            <text:p>2017-11-24 17:43:22.4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abana sucre&quot;);" table:formula="msoxl:=$H$1&amp;$K$1&amp;$I$1&amp;B671&amp;$J$1" table:style-name="ce1">
            <text:p>printLevenshteinDistanceSimilarity(levenshteinDistance, "AMT", "cabana sucre");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clinic</text:p>
          </table:table-cell>
          <table:table-cell table:style-name="ce1"/>
          <table:table-cell office:value-type="string" table:style-name="ce1">
            <text:p>2017-11-24 17:38:51.584</text:p>
          </table:table-cell>
          <table:table-cell office:value-type="string" table:style-name="ce1">
            <text:p>2017-11-24 17:39:40.04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linic&quot;);" table:formula="msoxl:=$H$1&amp;$K$1&amp;$I$1&amp;B672&amp;$J$1" table:style-name="ce1">
            <text:p>printLevenshteinDistanceSimilarity(levenshteinDistance, "AMT", "clinic");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club entrepot</text:p>
          </table:table-cell>
          <table:table-cell table:style-name="ce1"/>
          <table:table-cell office:value-type="string" table:style-name="ce1">
            <text:p>2017-11-24 17:44:46.919</text:p>
          </table:table-cell>
          <table:table-cell office:value-type="string" table:style-name="ce1">
            <text:p>2017-11-24 17:44:47.01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lub entrepot&quot;);" table:formula="msoxl:=$H$1&amp;$K$1&amp;$I$1&amp;B673&amp;$J$1" table:style-name="ce1">
            <text:p>printLevenshteinDistanceSimilarity(levenshteinDistance, "AMT", "club entrepot");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ount REST</text:p>
          </table:table-cell>
          <table:table-cell table:style-name="ce1"/>
          <table:table-cell office:value-type="string" table:style-name="ce1">
            <text:p>2017-11-24 17:37:17.526</text:p>
          </table:table-cell>
          <table:table-cell office:value-type="string" table:style-name="ce1">
            <text:p>2017-11-24 17:37:17.59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count REST&quot;);" table:formula="msoxl:=$H$1&amp;$K$1&amp;$I$1&amp;B674&amp;$J$1" table:style-name="ce1">
            <text:p>printLevenshteinDistanceSimilarity(levenshteinDistance, "AMT", "count REST");</text:p>
          </table:table-cell>
          <table:table-cell table:number-columns-repeated="16376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depanneur</text:p>
          </table:table-cell>
          <table:table-cell table:style-name="ce1"/>
          <table:table-cell office:value-type="string" table:style-name="ce1">
            <text:p>2017-11-24 17:48:20.15</text:p>
          </table:table-cell>
          <table:table-cell office:value-type="string" table:style-name="ce1">
            <text:p>2017-11-24 17:48:20.21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depanneur&quot;);" table:formula="msoxl:=$H$1&amp;$K$1&amp;$I$1&amp;B675&amp;$J$1" table:style-name="ce1">
            <text:p>printLevenshteinDistanceSimilarity(levenshteinDistance, "AMT", "depanneur");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eBay</text:p>
          </table:table-cell>
          <table:table-cell table:style-name="ce1"/>
          <table:table-cell office:value-type="string" table:style-name="ce1">
            <text:p>2017-11-24 17:38:13.806</text:p>
          </table:table-cell>
          <table:table-cell office:value-type="string" table:style-name="ce1">
            <text:p>2017-11-24 17:44:22.03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Bay&quot;);" table:formula="msoxl:=$H$1&amp;$K$1&amp;$I$1&amp;B676&amp;$J$1" table:style-name="ce1">
            <text:p>printLevenshteinDistanceSimilarity(levenshteinDistance, "AMT", "eBay");</text:p>
          </table:table-cell>
          <table:table-cell table:number-columns-repeated="16376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eBay.ca</text:p>
          </table:table-cell>
          <table:table-cell table:style-name="ce1"/>
          <table:table-cell office:value-type="string" table:style-name="ce1">
            <text:p>2017-11-24 17:53:43.538</text:p>
          </table:table-cell>
          <table:table-cell office:value-type="string" table:style-name="ce1">
            <text:p>2017-11-24 17:53:43.56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Bay.ca&quot;);" table:formula="msoxl:=$H$1&amp;$K$1&amp;$I$1&amp;B677&amp;$J$1" table:style-name="ce1">
            <text:p>printLevenshteinDistanceSimilarity(levenshteinDistance, "AMT", "eBay.ca");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ebay</text:p>
          </table:table-cell>
          <table:table-cell table:style-name="ce1"/>
          <table:table-cell office:value-type="string" table:style-name="ce1">
            <text:p>2017-11-24 17:38:37.636</text:p>
          </table:table-cell>
          <table:table-cell office:value-type="string" table:style-name="ce1">
            <text:p>2017-11-24 17:44:08.32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bay&quot;);" table:formula="msoxl:=$H$1&amp;$K$1&amp;$I$1&amp;B678&amp;$J$1" table:style-name="ce1">
            <text:p>printLevenshteinDistanceSimilarity(levenshteinDistance, "AMT", "ebay");</text:p>
          </table:table-cell>
          <table:table-cell table:number-columns-repeated="16376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ebay.ca</text:p>
          </table:table-cell>
          <table:table-cell table:style-name="ce1"/>
          <table:table-cell office:value-type="string" table:style-name="ce1">
            <text:p>2017-11-24 17:50:40.019</text:p>
          </table:table-cell>
          <table:table-cell office:value-type="string" table:style-name="ce1">
            <text:p>2017-11-24 17:58:00.13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bay.ca&quot;);" table:formula="msoxl:=$H$1&amp;$K$1&amp;$I$1&amp;B679&amp;$J$1" table:style-name="ce1">
            <text:p>printLevenshteinDistanceSimilarity(levenshteinDistance, "AMT", "ebay.ca");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ebay.com</text:p>
          </table:table-cell>
          <table:table-cell table:style-name="ce1"/>
          <table:table-cell office:value-type="string" table:style-name="ce1">
            <text:p>2017-11-24 17:44:48.363</text:p>
          </table:table-cell>
          <table:table-cell office:value-type="string" table:style-name="ce1">
            <text:p>2017-11-24 17:46:25.13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bay.com&quot;);" table:formula="msoxl:=$H$1&amp;$K$1&amp;$I$1&amp;B680&amp;$J$1" table:style-name="ce1">
            <text:p>printLevenshteinDistanceSimilarity(levenshteinDistance, "AMT", "ebay.com");</text:p>
          </table:table-cell>
          <table:table-cell table:number-columns-repeated="16376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expedia.ca</text:p>
          </table:table-cell>
          <table:table-cell table:style-name="ce1"/>
          <table:table-cell office:value-type="string" table:style-name="ce1">
            <text:p>2017-11-24 17:47:14.063</text:p>
          </table:table-cell>
          <table:table-cell office:value-type="string" table:style-name="ce1">
            <text:p>2017-11-24 17:47:14.0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xpedia.ca&quot;);" table:formula="msoxl:=$H$1&amp;$K$1&amp;$I$1&amp;B681&amp;$J$1" table:style-name="ce1">
            <text:p>printLevenshteinDistanceSimilarity(levenshteinDistance, "AMT", "expedia.ca");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rom Lena</text:p>
          </table:table-cell>
          <table:table-cell table:style-name="ce1"/>
          <table:table-cell office:value-type="string" table:style-name="ce1">
            <text:p>2017-11-24 17:36:07.345</text:p>
          </table:table-cell>
          <table:table-cell office:value-type="string" table:style-name="ce1">
            <text:p>2017-11-24 17:36:07.50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from Lena&quot;);" table:formula="msoxl:=$H$1&amp;$K$1&amp;$I$1&amp;B682&amp;$J$1" table:style-name="ce1">
            <text:p>printLevenshteinDistanceSimilarity(levenshteinDistance, "AMT", "from Lena");</text:p>
          </table:table-cell>
          <table:table-cell table:number-columns-repeated="16376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hmv</text:p>
          </table:table-cell>
          <table:table-cell table:style-name="ce1"/>
          <table:table-cell office:value-type="string" table:style-name="ce1">
            <text:p>2017-11-24 18:03:51.152</text:p>
          </table:table-cell>
          <table:table-cell office:value-type="string" table:style-name="ce1">
            <text:p>2017-11-24 18:03:51.16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hmv&quot;);" table:formula="msoxl:=$H$1&amp;$K$1&amp;$I$1&amp;B683&amp;$J$1" table:style-name="ce1">
            <text:p>printLevenshteinDistanceSimilarity(levenshteinDistance, "AMT", "hmv");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ndian shop, parc st.</text:p>
          </table:table-cell>
          <table:table-cell table:style-name="ce1"/>
          <table:table-cell office:value-type="string" table:style-name="ce1">
            <text:p>2017-11-24 17:36:11.751</text:p>
          </table:table-cell>
          <table:table-cell office:value-type="string" table:style-name="ce1">
            <text:p>2017-11-24 17:36:11.75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ndian shop, parc st.&quot;);" table:formula="msoxl:=$H$1&amp;$K$1&amp;$I$1&amp;B684&amp;$J$1" table:style-name="ce1">
            <text:p>printLevenshteinDistanceSimilarity(levenshteinDistance, "AMT", "indian shop, parc st.");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nitial stat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17-11-24 17:36:05.848</text:p>
          </table:table-cell>
          <table:table-cell office:value-type="string" table:style-name="ce1">
            <text:p>2017-11-24 17:36:05.87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nitial state&quot;);" table:formula="msoxl:=$H$1&amp;$K$1&amp;$I$1&amp;B685&amp;$J$1" table:style-name="ce1">
            <text:p>printLevenshteinDistanceSimilarity(levenshteinDistance, "AMT", "initial state");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jimmy the greek</text:p>
          </table:table-cell>
          <table:table-cell table:style-name="ce1"/>
          <table:table-cell office:value-type="string" table:style-name="ce1">
            <text:p>2017-11-24 17:36:38.137</text:p>
          </table:table-cell>
          <table:table-cell office:value-type="string" table:style-name="ce1">
            <text:p>2017-11-24 17:36:38.14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jimmy the greek&quot;);" table:formula="msoxl:=$H$1&amp;$K$1&amp;$I$1&amp;B686&amp;$J$1" table:style-name="ce1">
            <text:p>printLevenshteinDistanceSimilarity(levenshteinDistance, "AMT", "jimmy the greek");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kijiji</text:p>
          </table:table-cell>
          <table:table-cell table:style-name="ce1"/>
          <table:table-cell office:value-type="string" table:style-name="ce1">
            <text:p>2017-11-24 17:37:19.827</text:p>
          </table:table-cell>
          <table:table-cell office:value-type="string" table:style-name="ce1">
            <text:p>2017-11-24 18:00:48.6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ijiji&quot;);" table:formula="msoxl:=$H$1&amp;$K$1&amp;$I$1&amp;B687&amp;$J$1" table:style-name="ce1">
            <text:p>printLevenshteinDistanceSimilarity(levenshteinDistance, "AMT", "kijiji");</text:p>
          </table:table-cell>
          <table:table-cell table:number-columns-repeated="16376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kijiji.ca</text:p>
          </table:table-cell>
          <table:table-cell table:style-name="ce1"/>
          <table:table-cell office:value-type="string" table:style-name="ce1">
            <text:p>2017-11-24 17:47:33.217</text:p>
          </table:table-cell>
          <table:table-cell office:value-type="string" table:style-name="ce1">
            <text:p>2017-11-24 17:58:59.23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kijiji.ca&quot;);" table:formula="msoxl:=$H$1&amp;$K$1&amp;$I$1&amp;B688&amp;$J$1" table:style-name="ce1">
            <text:p>printLevenshteinDistanceSimilarity(levenshteinDistance, "AMT", "kijiji.ca");</text:p>
          </table:table-cell>
          <table:table-cell table:number-columns-repeated="16376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marche La Prairie</text:p>
          </table:table-cell>
          <table:table-cell table:style-name="ce1"/>
          <table:table-cell office:value-type="string" table:style-name="ce1">
            <text:p>2017-11-24 17:52:56.995</text:p>
          </table:table-cell>
          <table:table-cell office:value-type="string" table:style-name="ce1">
            <text:p>2017-11-24 17:52:57.10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marche La Prairie&quot;);" table:formula="msoxl:=$H$1&amp;$K$1&amp;$I$1&amp;B689&amp;$J$1" table:style-name="ce1">
            <text:p>printLevenshteinDistanceSimilarity(levenshteinDistance, "AMT", "marche La Prairie");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newegg.ca</text:p>
          </table:table-cell>
          <table:table-cell table:style-name="ce1"/>
          <table:table-cell office:value-type="string" table:style-name="ce1">
            <text:p>2017-11-24 17:44:58.873</text:p>
          </table:table-cell>
          <table:table-cell office:value-type="string" table:style-name="ce1">
            <text:p>2017-11-24 17:46:28.19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newegg.ca&quot;);" table:formula="msoxl:=$H$1&amp;$K$1&amp;$I$1&amp;B690&amp;$J$1" table:style-name="ce1">
            <text:p>printLevenshteinDistanceSimilarity(levenshteinDistance, "AMT", "newegg.ca");</text:p>
          </table:table-cell>
          <table:table-cell table:number-columns-repeated="16376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parc Jean-Drapeau</text:p>
          </table:table-cell>
          <table:table-cell table:style-name="ce1"/>
          <table:table-cell office:value-type="string" table:style-name="ce1">
            <text:p>2017-11-24 17:50:41.174</text:p>
          </table:table-cell>
          <table:table-cell office:value-type="string" table:style-name="ce1">
            <text:p>2017-11-24 17:50:41.65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rc Jean-Drapeau&quot;);" table:formula="msoxl:=$H$1&amp;$K$1&amp;$I$1&amp;B691&amp;$J$1" table:style-name="ce1">
            <text:p>printLevenshteinDistanceSimilarity(levenshteinDistance, "AMT", "parc Jean-Drapeau");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parc Lachine</text:p>
          </table:table-cell>
          <table:table-cell table:style-name="ce1"/>
          <table:table-cell office:value-type="string" table:style-name="ce1">
            <text:p>2017-11-24 17:38:39.502</text:p>
          </table:table-cell>
          <table:table-cell office:value-type="string" table:style-name="ce1">
            <text:p>2017-11-24 17:38:39.50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rc Lachine&quot;);" table:formula="msoxl:=$H$1&amp;$K$1&amp;$I$1&amp;B692&amp;$J$1" table:style-name="ce1">
            <text:p>printLevenshteinDistanceSimilarity(levenshteinDistance, "AMT", "parc Lachine");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paypal</text:p>
          </table:table-cell>
          <table:table-cell table:style-name="ce1"/>
          <table:table-cell office:value-type="string" table:style-name="ce1">
            <text:p>2017-11-24 17:45:00.017</text:p>
          </table:table-cell>
          <table:table-cell office:value-type="string" table:style-name="ce1">
            <text:p>2017-11-24 17:45:00.04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paypal&quot;);" table:formula="msoxl:=$H$1&amp;$K$1&amp;$I$1&amp;B693&amp;$J$1" table:style-name="ce1">
            <text:p>printLevenshteinDistanceSimilarity(levenshteinDistance, "AMT", "paypal");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restaurant Nikas</text:p>
          </table:table-cell>
          <table:table-cell table:style-name="ce1"/>
          <table:table-cell office:value-type="string" table:style-name="ce1">
            <text:p>2017-11-24 17:39:03.298</text:p>
          </table:table-cell>
          <table:table-cell office:value-type="string" table:style-name="ce1">
            <text:p>2017-11-24 17:39:03.39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staurant Nikas&quot;);" table:formula="msoxl:=$H$1&amp;$K$1&amp;$I$1&amp;B694&amp;$J$1" table:style-name="ce1">
            <text:p>printLevenshteinDistanceSimilarity(levenshteinDistance, "AMT", "restaurant Nikas");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resto Chinois</text:p>
          </table:table-cell>
          <table:table-cell table:style-name="ce1"/>
          <table:table-cell office:value-type="string" table:style-name="ce1">
            <text:p>2017-11-24 17:37:29.983</text:p>
          </table:table-cell>
          <table:table-cell office:value-type="string" table:style-name="ce1">
            <text:p>2017-11-24 17:37:30.04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resto Chinois&quot;);" table:formula="msoxl:=$H$1&amp;$K$1&amp;$I$1&amp;B695&amp;$J$1" table:style-name="ce1">
            <text:p>printLevenshteinDistanceSimilarity(levenshteinDistance, "AMT", "resto Chinois");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tuango</text:p>
          </table:table-cell>
          <table:table-cell table:style-name="ce1"/>
          <table:table-cell office:value-type="string" table:style-name="ce1">
            <text:p>2017-11-24 17:43:13.621</text:p>
          </table:table-cell>
          <table:table-cell office:value-type="string" table:style-name="ce1">
            <text:p>2017-11-24 17:43:13.63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tuango&quot;);" table:formula="msoxl:=$H$1&amp;$K$1&amp;$I$1&amp;B696&amp;$J$1" table:style-name="ce1">
            <text:p>printLevenshteinDistanceSimilarity(levenshteinDistance, "AMT", "tuango");</text:p>
          </table:table-cell>
          <table:table-cell table:number-columns-repeated="16376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ville Montreal</text:p>
          </table:table-cell>
          <table:table-cell table:style-name="ce1"/>
          <table:table-cell office:value-type="string" table:style-name="ce1">
            <text:p>2017-11-24 17:45:42.277</text:p>
          </table:table-cell>
          <table:table-cell office:value-type="string" table:style-name="ce1">
            <text:p>2017-11-24 17:53:19.50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ville Montreal&quot;);" table:formula="msoxl:=$H$1&amp;$K$1&amp;$I$1&amp;B697&amp;$J$1" table:style-name="ce1">
            <text:p>printLevenshteinDistanceSimilarity(levenshteinDistance, "AMT", "ville Montreal");</text:p>
          </table:table-cell>
          <table:table-cell table:number-columns-repeated="16376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Econofitness</text:p>
          </table:table-cell>
          <table:table-cell table:style-name="ce1"/>
          <table:table-cell office:value-type="string" table:style-name="ce1">
            <text:p>2017-11-24 17:48:19.869</text:p>
          </table:table-cell>
          <table:table-cell office:value-type="string" table:style-name="ce1">
            <text:p>2017-11-24 17:48:19.87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Econofitness&quot;);" table:formula="msoxl:=$H$1&amp;$K$1&amp;$I$1&amp;B698&amp;$J$1" table:style-name="ce1">
            <text:p>printLevenshteinDistanceSimilarity(levenshteinDistance, "AMT", "Econofitness");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Ile de Fleurs</text:p>
          </table:table-cell>
          <table:table-cell table:style-name="ce1"/>
          <table:table-cell office:value-type="string" table:style-name="ce1">
            <text:p>2017-11-24 17:38:04.22</text:p>
          </table:table-cell>
          <table:table-cell office:value-type="string" table:style-name="ce1">
            <text:p>2017-11-24 17:38:04.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le de Fleurs&quot;);" table:formula="msoxl:=$H$1&amp;$K$1&amp;$I$1&amp;B699&amp;$J$1" table:style-name="ce1">
            <text:p>printLevenshteinDistanceSimilarity(levenshteinDistance, "AMT", "Ile de Fleurs");</text:p>
          </table:table-cell>
          <table:table-cell table:number-columns-repeated="16376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ile Aux Fleurs</text:p>
          </table:table-cell>
          <table:table-cell table:style-name="ce1"/>
          <table:table-cell office:value-type="string" table:style-name="ce1">
            <text:p>2017-11-24 17:52:00.732</text:p>
          </table:table-cell>
          <table:table-cell office:value-type="string" table:style-name="ce1">
            <text:p>2017-11-24 17:52:00.74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ile Aux Fleurs&quot;);" table:formula="msoxl:=$H$1&amp;$K$1&amp;$I$1&amp;B700&amp;$J$1" table:style-name="ce1">
            <text:p>printLevenshteinDistanceSimilarity(levenshteinDistance, "AMT", "ile Aux Fleurs");</text:p>
          </table:table-cell>
          <table:table-cell table:number-columns-repeated="16376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Александр 514-442-9434</text:p>
          </table:table-cell>
          <table:table-cell table:style-name="ce1"/>
          <table:table-cell office:value-type="string" table:style-name="ce1">
            <text:p>2017-11-24 18:04:53.003</text:p>
          </table:table-cell>
          <table:table-cell office:value-type="string" table:style-name="ce1">
            <text:p>2017-11-24 18:04:53.09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Александр 514-442-9434&quot;);" table:formula="msoxl:=$H$1&amp;$K$1&amp;$I$1&amp;B701&amp;$J$1" table:style-name="ce1">
            <text:p>printLevenshteinDistanceSimilarity(levenshteinDistance, "AMT", "Александр 514-442-9434");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Александр 514-916-6317, 8151 Montreal-Toronto, H4E2H8</text:p>
          </table:table-cell>
          <table:table-cell table:style-name="ce1"/>
          <table:table-cell office:value-type="string" table:style-name="ce1">
            <text:p>2017-11-24 17:39:13.837</text:p>
          </table:table-cell>
          <table:table-cell office:value-type="string" table:style-name="ce1">
            <text:p>2017-11-24 17:39:54.72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Александр 514-916-6317, 8151 Montreal-Toronto, H4E2H8&quot;);" table:formula="msoxl:=$H$1&amp;$K$1&amp;$I$1&amp;B702&amp;$J$1" table:style-name="ce1">
            <text:p>printLevenshteinDistanceSimilarity(levenshteinDistance, "AMT", "Александр 514-916-6317, 8151 Montreal-Toronto, H4E2H8");</text:p>
          </table:table-cell>
          <table:table-cell table:number-columns-repeated="16376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Алексей 514 994 1229</text:p>
          </table:table-cell>
          <table:table-cell table:style-name="ce1"/>
          <table:table-cell office:value-type="string" table:style-name="ce1">
            <text:p>2017-11-24 17:53:42.58</text:p>
          </table:table-cell>
          <table:table-cell office:value-type="string" table:style-name="ce1">
            <text:p>2017-11-24 17:58:28.0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Алексей 514 994 1229&quot;);" table:formula="msoxl:=$H$1&amp;$K$1&amp;$I$1&amp;B703&amp;$J$1" table:style-name="ce1">
            <text:p>printLevenshteinDistanceSimilarity(levenshteinDistance, "AMT", "Алексей 514 994 1229");</text:p>
          </table:table-cell>
          <table:table-cell table:number-columns-repeated="16376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Алексей 514 994 1229, 2039, chemin Chambly j4j</text:p>
          </table:table-cell>
          <table:table-cell table:style-name="ce1"/>
          <table:table-cell office:value-type="string" table:style-name="ce1">
            <text:p>2017-11-24 18:01:45.123</text:p>
          </table:table-cell>
          <table:table-cell office:value-type="string" table:style-name="ce1">
            <text:p>2017-11-24 18:06:38.6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Алексей 514 994 1229, 2039, chemin Chambly j4j&quot;);" table:formula="msoxl:=$H$1&amp;$K$1&amp;$I$1&amp;B704&amp;$J$1" table:style-name="ce1">
            <text:p>printLevenshteinDistanceSimilarity(levenshteinDistance, "AMT", "Алексей 514 994 1229, 2039, chemin Chambly j4j");</text:p>
          </table:table-cell>
          <table:table-cell table:number-columns-repeated="16376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Алексей/Александр 514 994 1229, 2039, chemin Chambly j4j</text:p>
          </table:table-cell>
          <table:table-cell table:style-name="ce1"/>
          <table:table-cell office:value-type="string" table:style-name="ce1">
            <text:p>2017-11-24 18:04:53.903</text:p>
          </table:table-cell>
          <table:table-cell office:value-type="string" table:style-name="ce1">
            <text:p>2017-11-24 18:06:41.50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Алексей/Александр 514 994 1229, 2039, chemin Chambly j4j&quot;);" table:formula="msoxl:=$H$1&amp;$K$1&amp;$I$1&amp;B705&amp;$J$1" table:style-name="ce1">
            <text:p>printLevenshteinDistanceSimilarity(levenshteinDistance, "AMT", "Алексей/Александр 514 994 1229, 2039, chemin Chambly j4j");</text:p>
          </table:table-cell>
          <table:table-cell table:number-columns-repeated="16376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Алина Дима</text:p>
          </table:table-cell>
          <table:table-cell table:style-name="ce1"/>
          <table:table-cell office:value-type="string" table:style-name="ce1">
            <text:p>2017-11-24 18:00:15.05</text:p>
          </table:table-cell>
          <table:table-cell office:value-type="string" table:style-name="ce1">
            <text:p>2017-11-24 18:00:15.15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Алина Дима&quot;);" table:formula="msoxl:=$H$1&amp;$K$1&amp;$I$1&amp;B706&amp;$J$1" table:style-name="ce1">
            <text:p>printLevenshteinDistanceSimilarity(levenshteinDistance, "AMT", "Алина Дима");</text:p>
          </table:table-cell>
          <table:table-cell table:number-columns-repeated="16376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Алина Шеремет</text:p>
          </table:table-cell>
          <table:table-cell table:style-name="ce1"/>
          <table:table-cell office:value-type="string" table:style-name="ce1">
            <text:p>2017-11-24 17:48:17.322</text:p>
          </table:table-cell>
          <table:table-cell office:value-type="string" table:style-name="ce1">
            <text:p>2017-11-24 17:48:17.41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Алина Шеремет&quot;);" table:formula="msoxl:=$H$1&amp;$K$1&amp;$I$1&amp;B707&amp;$J$1" table:style-name="ce1">
            <text:p>printLevenshteinDistanceSimilarity(levenshteinDistance, "AMT", "Алина Шеремет");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Алина,Дима, Данила - Квебек</text:p>
          </table:table-cell>
          <table:table-cell table:style-name="ce1"/>
          <table:table-cell office:value-type="string" table:style-name="ce1">
            <text:p>2017-11-24 17:44:08.822</text:p>
          </table:table-cell>
          <table:table-cell office:value-type="string" table:style-name="ce1">
            <text:p>2017-11-24 17:44:08.89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Алина,Дима, Данила - Квебек&quot;);" table:formula="msoxl:=$H$1&amp;$K$1&amp;$I$1&amp;B708&amp;$J$1" table:style-name="ce1">
            <text:p>printLevenshteinDistanceSimilarity(levenshteinDistance, "AMT", "Алина,Дима, Данила - Квебек");</text:p>
          </table:table-cell>
          <table:table-cell table:number-columns-repeated="16376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Валентина</text:p>
          </table:table-cell>
          <table:table-cell table:style-name="ce1"/>
          <table:table-cell office:value-type="string" table:style-name="ce1">
            <text:p>2017-11-24 17:45:12.701</text:p>
          </table:table-cell>
          <table:table-cell office:value-type="string" table:style-name="ce1">
            <text:p>2017-11-24 17:45:12.7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Валентина&quot;);" table:formula="msoxl:=$H$1&amp;$K$1&amp;$I$1&amp;B709&amp;$J$1" table:style-name="ce1">
            <text:p>printLevenshteinDistanceSimilarity(levenshteinDistance, "AMT", "Валентина");</text:p>
          </table:table-cell>
          <table:table-cell table:number-columns-repeated="16376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Валя ДР</text:p>
          </table:table-cell>
          <table:table-cell table:style-name="ce1"/>
          <table:table-cell office:value-type="string" table:style-name="ce1">
            <text:p>2017-11-24 17:45:44.097</text:p>
          </table:table-cell>
          <table:table-cell office:value-type="string" table:style-name="ce1">
            <text:p>2017-11-24 17:45:44.10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Валя ДР&quot;);" table:formula="msoxl:=$H$1&amp;$K$1&amp;$I$1&amp;B710&amp;$J$1" table:style-name="ce1">
            <text:p>printLevenshteinDistanceSimilarity(levenshteinDistance, "AMT", "Валя ДР");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Валя Молдова</text:p>
          </table:table-cell>
          <table:table-cell table:style-name="ce1"/>
          <table:table-cell office:value-type="string" table:style-name="ce1">
            <text:p>2017-11-24 17:44:59.522</text:p>
          </table:table-cell>
          <table:table-cell office:value-type="string" table:style-name="ce1">
            <text:p>2017-11-24 17:44:59.58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Валя Молдова&quot;);" table:formula="msoxl:=$H$1&amp;$K$1&amp;$I$1&amp;B711&amp;$J$1" table:style-name="ce1">
            <text:p>printLevenshteinDistanceSimilarity(levenshteinDistance, "AMT", "Валя Молдова");</text:p>
          </table:table-cell>
          <table:table-cell table:number-columns-repeated="16376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Ваня</text:p>
          </table:table-cell>
          <table:table-cell table:style-name="ce1"/>
          <table:table-cell office:value-type="string" table:style-name="ce1">
            <text:p>2017-11-24 17:53:17.997</text:p>
          </table:table-cell>
          <table:table-cell office:value-type="string" table:style-name="ce1">
            <text:p>2017-11-24 17:53:18.00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Ваня&quot;);" table:formula="msoxl:=$H$1&amp;$K$1&amp;$I$1&amp;B712&amp;$J$1" table:style-name="ce1">
            <text:p>printLevenshteinDistanceSimilarity(levenshteinDistance, "AMT", "Ваня");</text:p>
          </table:table-cell>
          <table:table-cell table:number-columns-repeated="16376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Ваня Омск ДР</text:p>
          </table:table-cell>
          <table:table-cell table:style-name="ce1"/>
          <table:table-cell office:value-type="string" table:style-name="ce1">
            <text:p>2017-11-24 18:00:50.421</text:p>
          </table:table-cell>
          <table:table-cell office:value-type="string" table:style-name="ce1">
            <text:p>2017-11-24 18:00:50.486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Ваня Омск ДР&quot;);" table:formula="msoxl:=$H$1&amp;$K$1&amp;$I$1&amp;B713&amp;$J$1" table:style-name="ce1">
            <text:p>printLevenshteinDistanceSimilarity(levenshteinDistance, "AMT", "Ваня Омск ДР");</text:p>
          </table:table-cell>
          <table:table-cell table:number-columns-repeated="16376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Ваня и Ира, Наташа и Jean-Robert Josef</text:p>
          </table:table-cell>
          <table:table-cell table:style-name="ce1"/>
          <table:table-cell office:value-type="string" table:style-name="ce1">
            <text:p>2017-11-24 17:52:58.534</text:p>
          </table:table-cell>
          <table:table-cell office:value-type="string" table:style-name="ce1">
            <text:p>2017-11-24 17:52:58.68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Ваня и Ира, Наташа и Jean-Robert Josef&quot;);" table:formula="msoxl:=$H$1&amp;$K$1&amp;$I$1&amp;B714&amp;$J$1" table:style-name="ce1">
            <text:p>printLevenshteinDistanceSimilarity(levenshteinDistance, "AMT", "Ваня и Ира, Наташа и Jean-Robert Josef");</text:p>
          </table:table-cell>
          <table:table-cell table:number-columns-repeated="16376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Виктор (514-571-6483)</text:p>
          </table:table-cell>
          <table:table-cell table:style-name="ce1"/>
          <table:table-cell office:value-type="string" table:style-name="ce1">
            <text:p>2017-11-24 17:51:57.574</text:p>
          </table:table-cell>
          <table:table-cell office:value-type="string" table:style-name="ce1">
            <text:p>2017-11-24 17:51:57.64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Виктор (514-571-6483)&quot;);" table:formula="msoxl:=$H$1&amp;$K$1&amp;$I$1&amp;B715&amp;$J$1" table:style-name="ce1">
            <text:p>printLevenshteinDistanceSimilarity(levenshteinDistance, "AMT", "Виктор (514-571-6483)");</text:p>
          </table:table-cell>
          <table:table-cell table:number-columns-repeated="16376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Денис кузова 514-992-0935</text:p>
          </table:table-cell>
          <table:table-cell table:style-name="ce1"/>
          <table:table-cell office:value-type="string" table:style-name="ce1">
            <text:p>2017-11-24 17:57:09.325</text:p>
          </table:table-cell>
          <table:table-cell office:value-type="string" table:style-name="ce1">
            <text:p>2017-11-24 17:57:10.66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Денис кузова 514-992-0935&quot;);" table:formula="msoxl:=$H$1&amp;$K$1&amp;$I$1&amp;B716&amp;$J$1" table:style-name="ce1">
            <text:p>printLevenshteinDistanceSimilarity(levenshteinDistance, "AMT", "Денис кузова 514-992-0935");</text:p>
          </table:table-cell>
          <table:table-cell table:number-columns-repeated="16376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Диана</text:p>
          </table:table-cell>
          <table:table-cell table:style-name="ce1"/>
          <table:table-cell office:value-type="string" table:style-name="ce1">
            <text:p>2017-11-24 18:01:49.219</text:p>
          </table:table-cell>
          <table:table-cell office:value-type="string" table:style-name="ce1">
            <text:p>2017-11-24 18:01:49.23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Диана&quot;);" table:formula="msoxl:=$H$1&amp;$K$1&amp;$I$1&amp;B717&amp;$J$1" table:style-name="ce1">
            <text:p>printLevenshteinDistanceSimilarity(levenshteinDistance, "AMT", "Диана");</text:p>
          </table:table-cell>
          <table:table-cell table:number-columns-repeated="16376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Дима Р: заправка Costco</text:p>
          </table:table-cell>
          <table:table-cell table:style-name="ce1"/>
          <table:table-cell office:value-type="string" table:style-name="ce1">
            <text:p>2017-11-24 17:58:55.701</text:p>
          </table:table-cell>
          <table:table-cell office:value-type="string" table:style-name="ce1">
            <text:p>2017-11-24 17:58:55.70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Дима Р: заправка Costco&quot;);" table:formula="msoxl:=$H$1&amp;$K$1&amp;$I$1&amp;B718&amp;$J$1" table:style-name="ce1">
            <text:p>printLevenshteinDistanceSimilarity(levenshteinDistance, "AMT", "Дима Р: заправка Costco");</text:p>
          </table:table-cell>
          <table:table-cell table:number-columns-repeated="16376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Дима Р: машина на прокат U-Haul</text:p>
          </table:table-cell>
          <table:table-cell table:style-name="ce1"/>
          <table:table-cell office:value-type="string" table:style-name="ce1">
            <text:p>2017-11-24 17:58:55.684</text:p>
          </table:table-cell>
          <table:table-cell office:value-type="string" table:style-name="ce1">
            <text:p>2017-11-24 17:58:55.90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Дима Р: машина на прокат U-Haul&quot;);" table:formula="msoxl:=$H$1&amp;$K$1&amp;$I$1&amp;B719&amp;$J$1" table:style-name="ce1">
            <text:p>printLevenshteinDistanceSimilarity(levenshteinDistance, "AMT", "Дима Р: машина на прокат U-Haul");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Дима от Роман Колесник (5148652455)</text:p>
          </table:table-cell>
          <table:table-cell table:style-name="ce1"/>
          <table:table-cell office:value-type="string" table:style-name="ce1">
            <text:p>2017-11-24 17:38:22.832</text:p>
          </table:table-cell>
          <table:table-cell office:value-type="string" table:style-name="ce1">
            <text:p>2017-11-24 17:38:22.8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Дима от Роман Колесник (5148652455)&quot;);" table:formula="msoxl:=$H$1&amp;$K$1&amp;$I$1&amp;B720&amp;$J$1" table:style-name="ce1">
            <text:p>printLevenshteinDistanceSimilarity(levenshteinDistance, "AMT", "Дима от Роман Колесник (5148652455)");</text:p>
          </table:table-cell>
          <table:table-cell table:number-columns-repeated="16376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Жанна</text:p>
          </table:table-cell>
          <table:table-cell table:style-name="ce1"/>
          <table:table-cell office:value-type="string" table:style-name="ce1">
            <text:p>2017-11-24 17:47:15.247</text:p>
          </table:table-cell>
          <table:table-cell office:value-type="string" table:style-name="ce1">
            <text:p>2017-11-24 17:47:15.31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Жанна&quot;);" table:formula="msoxl:=$H$1&amp;$K$1&amp;$I$1&amp;B721&amp;$J$1" table:style-name="ce1">
            <text:p>printLevenshteinDistanceSimilarity(levenshteinDistance, "AMT", "Жанна");</text:p>
          </table:table-cell>
          <table:table-cell table:number-columns-repeated="16376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Женя\Лена</text:p>
          </table:table-cell>
          <table:table-cell table:style-name="ce1"/>
          <table:table-cell office:value-type="string" table:style-name="ce1">
            <text:p>2017-11-24 17:48:03.419</text:p>
          </table:table-cell>
          <table:table-cell office:value-type="string" table:style-name="ce1">
            <text:p>2017-11-24 17:48:03.51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Женя\Лена&quot;);" table:formula="msoxl:=$H$1&amp;$K$1&amp;$I$1&amp;B722&amp;$J$1" table:style-name="ce1">
            <text:p>printLevenshteinDistanceSimilarity(levenshteinDistance, "AMT", "Женя\Лена");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Ира Киргизия</text:p>
          </table:table-cell>
          <table:table-cell table:style-name="ce1"/>
          <table:table-cell office:value-type="string" table:style-name="ce1">
            <text:p>2017-11-24 17:44:59.511</text:p>
          </table:table-cell>
          <table:table-cell office:value-type="string" table:style-name="ce1">
            <text:p>2017-11-24 17:44:59.58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Ира Киргизия&quot;);" table:formula="msoxl:=$H$1&amp;$K$1&amp;$I$1&amp;B723&amp;$J$1" table:style-name="ce1">
            <text:p>printLevenshteinDistanceSimilarity(levenshteinDistance, "AMT", "Ира Киргизия");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Карен Бабаян</text:p>
          </table:table-cell>
          <table:table-cell table:style-name="ce1"/>
          <table:table-cell office:value-type="string" table:style-name="ce1">
            <text:p>2017-11-24 17:38:35.418</text:p>
          </table:table-cell>
          <table:table-cell office:value-type="string" table:style-name="ce1">
            <text:p>2017-11-24 17:38:35.51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Карен Бабаян&quot;);" table:formula="msoxl:=$H$1&amp;$K$1&amp;$I$1&amp;B724&amp;$J$1" table:style-name="ce1">
            <text:p>printLevenshteinDistanceSimilarity(levenshteinDistance, "AMT", "Карен Бабаян");</text:p>
          </table:table-cell>
          <table:table-cell table:number-columns-repeated="16376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Кошелевы</text:p>
          </table:table-cell>
          <table:table-cell table:style-name="ce1"/>
          <table:table-cell office:value-type="string" table:style-name="ce1">
            <text:p>2017-11-24 17:52:59.551</text:p>
          </table:table-cell>
          <table:table-cell office:value-type="string" table:style-name="ce1">
            <text:p>2017-11-24 17:52:59.62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Кошелевы&quot;);" table:formula="msoxl:=$H$1&amp;$K$1&amp;$I$1&amp;B725&amp;$J$1" table:style-name="ce1">
            <text:p>printLevenshteinDistanceSimilarity(levenshteinDistance, "AMT", "Кошелевы");</text:p>
          </table:table-cell>
          <table:table-cell table:number-columns-repeated="16376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Лена Женя</text:p>
          </table:table-cell>
          <table:table-cell table:style-name="ce1"/>
          <table:table-cell office:value-type="string" table:style-name="ce1">
            <text:p>2017-11-24 18:00:15.068</text:p>
          </table:table-cell>
          <table:table-cell office:value-type="string" table:style-name="ce1">
            <text:p>2017-11-24 18:00:15.15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Лена Женя&quot;);" table:formula="msoxl:=$H$1&amp;$K$1&amp;$I$1&amp;B726&amp;$J$1" table:style-name="ce1">
            <text:p>printLevenshteinDistanceSimilarity(levenshteinDistance, "AMT", "Лена Женя");</text:p>
          </table:table-cell>
          <table:table-cell table:number-columns-repeated="16376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Лена и Женя</text:p>
          </table:table-cell>
          <table:table-cell table:style-name="ce1"/>
          <table:table-cell office:value-type="string" table:style-name="ce1">
            <text:p>2017-11-24 18:00:50.448</text:p>
          </table:table-cell>
          <table:table-cell office:value-type="string" table:style-name="ce1">
            <text:p>2017-11-24 18:00:50.55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Лена и Женя&quot;);" table:formula="msoxl:=$H$1&amp;$K$1&amp;$I$1&amp;B727&amp;$J$1" table:style-name="ce1">
            <text:p>printLevenshteinDistanceSimilarity(levenshteinDistance, "AMT", "Лена и Женя");</text:p>
          </table:table-cell>
          <table:table-cell table:number-columns-repeated="16376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Лилиан бухгалтер</text:p>
          </table:table-cell>
          <table:table-cell table:style-name="ce1"/>
          <table:table-cell office:value-type="string" table:style-name="ce1">
            <text:p>2017-11-24 17:58:27.382</text:p>
          </table:table-cell>
          <table:table-cell office:value-type="string" table:style-name="ce1">
            <text:p>2017-11-24 17:58:27.46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Лилиан бухгалтер&quot;);" table:formula="msoxl:=$H$1&amp;$K$1&amp;$I$1&amp;B728&amp;$J$1" table:style-name="ce1">
            <text:p>printLevenshteinDistanceSimilarity(levenshteinDistance, "AMT", "Лилиан бухгалтер");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Люда</text:p>
          </table:table-cell>
          <table:table-cell table:style-name="ce1"/>
          <table:table-cell office:value-type="string" table:style-name="ce1">
            <text:p>2017-11-24 17:38:05.144</text:p>
          </table:table-cell>
          <table:table-cell office:value-type="string" table:style-name="ce1">
            <text:p>2017-11-24 17:48:04.37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Люда&quot;);" table:formula="msoxl:=$H$1&amp;$K$1&amp;$I$1&amp;B729&amp;$J$1" table:style-name="ce1">
            <text:p>printLevenshteinDistanceSimilarity(levenshteinDistance, "AMT", "Люда");</text:p>
          </table:table-cell>
          <table:table-cell table:number-columns-repeated="16376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Люда Влад</text:p>
          </table:table-cell>
          <table:table-cell table:style-name="ce1"/>
          <table:table-cell office:value-type="string" table:style-name="ce1">
            <text:p>2017-11-24 18:00:15.059</text:p>
          </table:table-cell>
          <table:table-cell office:value-type="string" table:style-name="ce1">
            <text:p>2017-11-24 18:00:15.15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Люда Влад&quot;);" table:formula="msoxl:=$H$1&amp;$K$1&amp;$I$1&amp;B730&amp;$J$1" table:style-name="ce1">
            <text:p>printLevenshteinDistanceSimilarity(levenshteinDistance, "AMT", "Люда Влад");</text:p>
          </table:table-cell>
          <table:table-cell table:number-columns-repeated="16376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Люк</text:p>
          </table:table-cell>
          <table:table-cell table:style-name="ce1"/>
          <table:table-cell office:value-type="string" table:style-name="ce1">
            <text:p>2017-11-24 18:06:39.399</text:p>
          </table:table-cell>
          <table:table-cell office:value-type="string" table:style-name="ce1">
            <text:p>2017-11-24 18:06:39.41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Люк&quot;);" table:formula="msoxl:=$H$1&amp;$K$1&amp;$I$1&amp;B731&amp;$J$1" table:style-name="ce1">
            <text:p>printLevenshteinDistanceSimilarity(levenshteinDistance, "AMT", "Люк");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М с работы на Laurier</text:p>
          </table:table-cell>
          <table:table-cell table:style-name="ce1"/>
          <table:table-cell office:value-type="string" table:style-name="ce1">
            <text:p>2017-11-24 17:44:04.539</text:p>
          </table:table-cell>
          <table:table-cell office:value-type="string" table:style-name="ce1">
            <text:p>2017-11-24 17:44:04.72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М с работы на Laurier&quot;);" table:formula="msoxl:=$H$1&amp;$K$1&amp;$I$1&amp;B732&amp;$J$1" table:style-name="ce1">
            <text:p>printLevenshteinDistanceSimilarity(levenshteinDistance, "AMT", "М с работы на Laurier");</text:p>
          </table:table-cell>
          <table:table-cell table:number-columns-repeated="16376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Маша</text:p>
          </table:table-cell>
          <table:table-cell table:style-name="ce1"/>
          <table:table-cell office:value-type="string" table:style-name="ce1">
            <text:p>2017-11-24 17:48:34.79</text:p>
          </table:table-cell>
          <table:table-cell office:value-type="string" table:style-name="ce1">
            <text:p>2017-11-24 17:48:34.79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Маша&quot;);" table:formula="msoxl:=$H$1&amp;$K$1&amp;$I$1&amp;B733&amp;$J$1" table:style-name="ce1">
            <text:p>printLevenshteinDistanceSimilarity(levenshteinDistance, "AMT", "Маша");</text:p>
          </table:table-cell>
          <table:table-cell table:number-columns-repeated="16376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Наташа</text:p>
          </table:table-cell>
          <table:table-cell table:style-name="ce1"/>
          <table:table-cell office:value-type="string" table:style-name="ce1">
            <text:p>2017-11-24 17:48:19.857</text:p>
          </table:table-cell>
          <table:table-cell office:value-type="string" table:style-name="ce1">
            <text:p>2017-11-24 17:48:19.89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Наташа&quot;);" table:formula="msoxl:=$H$1&amp;$K$1&amp;$I$1&amp;B734&amp;$J$1" table:style-name="ce1">
            <text:p>printLevenshteinDistanceSimilarity(levenshteinDistance, "AMT", "Наташа");</text:p>
          </table:table-cell>
          <table:table-cell table:number-columns-repeated="16376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Наташа ДР</text:p>
          </table:table-cell>
          <table:table-cell table:style-name="ce1"/>
          <table:table-cell office:value-type="string" table:style-name="ce1">
            <text:p>2017-11-24 17:59:19.877</text:p>
          </table:table-cell>
          <table:table-cell office:value-type="string" table:style-name="ce1">
            <text:p>2017-11-24 17:59:19.94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Наташа ДР&quot;);" table:formula="msoxl:=$H$1&amp;$K$1&amp;$I$1&amp;B735&amp;$J$1" table:style-name="ce1">
            <text:p>printLevenshteinDistanceSimilarity(levenshteinDistance, "AMT", "Наташа ДР");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Николай (514-343-0543)</text:p>
          </table:table-cell>
          <table:table-cell table:style-name="ce1"/>
          <table:table-cell office:value-type="string" table:style-name="ce1">
            <text:p>2017-11-24 17:44:03.838</text:p>
          </table:table-cell>
          <table:table-cell office:value-type="string" table:style-name="ce1">
            <text:p>2017-11-24 17:44:23.72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Николай (514-343-0543)&quot;);" table:formula="msoxl:=$H$1&amp;$K$1&amp;$I$1&amp;B736&amp;$J$1" table:style-name="ce1">
            <text:p>printLevenshteinDistanceSimilarity(levenshteinDistance, "AMT", "Николай (514-343-0543)");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Олег от Роман Колесник (5148652455)</text:p>
          </table:table-cell>
          <table:table-cell table:style-name="ce1"/>
          <table:table-cell office:value-type="string" table:style-name="ce1">
            <text:p>2017-11-24 17:38:15.15</text:p>
          </table:table-cell>
          <table:table-cell office:value-type="string" table:style-name="ce1">
            <text:p>2017-11-24 17:38:26.4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Олег от Роман Колесник (5148652455)&quot;);" table:formula="msoxl:=$H$1&amp;$K$1&amp;$I$1&amp;B737&amp;$J$1" table:style-name="ce1">
            <text:p>printLevenshteinDistanceSimilarity(levenshteinDistance, "AMT", "Олег от Роман Колесник (5148652455)");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Павел Калашников 514-638-8377</text:p>
          </table:table-cell>
          <table:table-cell table:style-name="ce1"/>
          <table:table-cell office:value-type="string" table:style-name="ce1">
            <text:p>2017-11-24 17:43:40.75</text:p>
          </table:table-cell>
          <table:table-cell office:value-type="string" table:style-name="ce1">
            <text:p>2017-11-24 17:45:12.46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Павел Калашников 514-638-8377&quot;);" table:formula="msoxl:=$H$1&amp;$K$1&amp;$I$1&amp;B738&amp;$J$1" table:style-name="ce1">
            <text:p>printLevenshteinDistanceSimilarity(levenshteinDistance, "AMT", "Павел Калашников 514-638-8377");</text:p>
          </table:table-cell>
          <table:table-cell table:number-columns-repeated="16376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Павел Калашников 514-638-8377, 5286 Cote St Paul, H4C 1X1</text:p>
          </table:table-cell>
          <table:table-cell table:style-name="ce1"/>
          <table:table-cell office:value-type="string" table:style-name="ce1">
            <text:p>2017-11-24 17:45:15.889</text:p>
          </table:table-cell>
          <table:table-cell office:value-type="string" table:style-name="ce1">
            <text:p>2017-11-24 17:51:56.04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Павел Калашников 514-638-8377, 5286 Cote St Paul, H4C 1X1&quot;);" table:formula="msoxl:=$H$1&amp;$K$1&amp;$I$1&amp;B739&amp;$J$1" table:style-name="ce1">
            <text:p>printLevenshteinDistanceSimilarity(levenshteinDistance, "AMT", "Павел Калашников 514-638-8377, 5286 Cote St Paul, H4C 1X1");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Паша Фуртуна</text:p>
          </table:table-cell>
          <table:table-cell table:style-name="ce1"/>
          <table:table-cell office:value-type="string" table:style-name="ce1">
            <text:p>2017-11-24 17:39:28.702</text:p>
          </table:table-cell>
          <table:table-cell office:value-type="string" table:style-name="ce1">
            <text:p>2017-11-24 17:39:28.708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Паша Фуртуна&quot;);" table:formula="msoxl:=$H$1&amp;$K$1&amp;$I$1&amp;B740&amp;$J$1" table:style-name="ce1">
            <text:p>printLevenshteinDistanceSimilarity(levenshteinDistance, "AMT", "Паша Фуртуна");</text:p>
          </table:table-cell>
          <table:table-cell table:number-columns-repeated="16376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Руденчуки</text:p>
          </table:table-cell>
          <table:table-cell table:style-name="ce1"/>
          <table:table-cell office:value-type="string" table:style-name="ce1">
            <text:p>2017-11-24 18:01:44.531</text:p>
          </table:table-cell>
          <table:table-cell office:value-type="string" table:style-name="ce1">
            <text:p>2017-11-24 18:07:16.0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Руденчуки&quot;);" table:formula="msoxl:=$H$1&amp;$K$1&amp;$I$1&amp;B741&amp;$J$1" table:style-name="ce1">
            <text:p>printLevenshteinDistanceSimilarity(levenshteinDistance, "AMT", "Руденчуки");</text:p>
          </table:table-cell>
          <table:table-cell table:number-columns-repeated="16376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Слава</text:p>
          </table:table-cell>
          <table:table-cell table:style-name="ce1"/>
          <table:table-cell office:value-type="string" table:style-name="ce1">
            <text:p>2017-11-24 17:48:35.754</text:p>
          </table:table-cell>
          <table:table-cell office:value-type="string" table:style-name="ce1">
            <text:p>2017-11-24 17:48:35.76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Слава&quot;);" table:formula="msoxl:=$H$1&amp;$K$1&amp;$I$1&amp;B742&amp;$J$1" table:style-name="ce1">
            <text:p>printLevenshteinDistanceSimilarity(levenshteinDistance, "AMT", "Слава");</text:p>
          </table:table-cell>
          <table:table-cell table:number-columns-repeated="16376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Татьяна</text:p>
          </table:table-cell>
          <table:table-cell table:style-name="ce1"/>
          <table:table-cell office:value-type="string" table:style-name="ce1">
            <text:p>2017-11-24 17:45:29.304</text:p>
          </table:table-cell>
          <table:table-cell office:value-type="string" table:style-name="ce1">
            <text:p>2017-11-24 17:45:29.31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Татьяна&quot;);" table:formula="msoxl:=$H$1&amp;$K$1&amp;$I$1&amp;B743&amp;$J$1" table:style-name="ce1">
            <text:p>printLevenshteinDistanceSimilarity(levenshteinDistance, "AMT", "Татьяна");</text:p>
          </table:table-cell>
          <table:table-cell table:number-columns-repeated="16376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Татьяна Dollarama</text:p>
          </table:table-cell>
          <table:table-cell table:style-name="ce1"/>
          <table:table-cell office:value-type="string" table:style-name="ce1">
            <text:p>2017-11-24 17:46:11.704</text:p>
          </table:table-cell>
          <table:table-cell office:value-type="string" table:style-name="ce1">
            <text:p>2017-11-24 17:46:11.7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Татьяна Dollarama&quot;);" table:formula="msoxl:=$H$1&amp;$K$1&amp;$I$1&amp;B744&amp;$J$1" table:style-name="ce1">
            <text:p>printLevenshteinDistanceSimilarity(levenshteinDistance, "AMT", "Татьяна Dollarama");</text:p>
          </table:table-cell>
          <table:table-cell table:number-columns-repeated="16376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Фишман</text:p>
          </table:table-cell>
          <table:table-cell table:style-name="ce1"/>
          <table:table-cell office:value-type="string" table:style-name="ce1">
            <text:p>2017-11-24 17:48:04.521</text:p>
          </table:table-cell>
          <table:table-cell office:value-type="string" table:style-name="ce1">
            <text:p>2017-11-24 17:48:04.61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Фишман&quot;);" table:formula="msoxl:=$H$1&amp;$K$1&amp;$I$1&amp;B745&amp;$J$1" table:style-name="ce1">
            <text:p>printLevenshteinDistanceSimilarity(levenshteinDistance, "AMT", "Фишман");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Эдуард</text:p>
          </table:table-cell>
          <table:table-cell table:style-name="ce1"/>
          <table:table-cell office:value-type="string" table:style-name="ce1">
            <text:p>2017-11-24 17:38:35.374</text:p>
          </table:table-cell>
          <table:table-cell office:value-type="string" table:style-name="ce1">
            <text:p>2017-11-24 17:38:35.51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Эдуард&quot;);" table:formula="msoxl:=$H$1&amp;$K$1&amp;$I$1&amp;B746&amp;$J$1" table:style-name="ce1">
            <text:p>printLevenshteinDistanceSimilarity(levenshteinDistance, "AMT", "Эдуард");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Юля и Вакула</text:p>
          </table:table-cell>
          <table:table-cell table:style-name="ce1"/>
          <table:table-cell office:value-type="string" table:style-name="ce1">
            <text:p>2017-11-24 17:44:45.87</text:p>
          </table:table-cell>
          <table:table-cell office:value-type="string" table:style-name="ce1">
            <text:p>2017-11-24 17:44:45.87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Юля и Вакула&quot;);" table:formula="msoxl:=$H$1&amp;$K$1&amp;$I$1&amp;B747&amp;$J$1" table:style-name="ce1">
            <text:p>printLevenshteinDistanceSimilarity(levenshteinDistance, "AMT", "Юля и Вакула");</text:p>
          </table:table-cell>
          <table:table-cell table:number-columns-repeated="16376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Юля-Вакула</text:p>
          </table:table-cell>
          <table:table-cell table:style-name="ce1"/>
          <table:table-cell office:value-type="string" table:style-name="ce1">
            <text:p>2017-11-24 17:59:20.898</text:p>
          </table:table-cell>
          <table:table-cell office:value-type="string" table:style-name="ce1">
            <text:p>2017-11-24 17:59:21.13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Юля-Вакула&quot;);" table:formula="msoxl:=$H$1&amp;$K$1&amp;$I$1&amp;B748&amp;$J$1" table:style-name="ce1">
            <text:p>printLevenshteinDistanceSimilarity(levenshteinDistance, "AMT", "Юля-Вакула");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баклажанчик</text:p>
          </table:table-cell>
          <table:table-cell table:style-name="ce1"/>
          <table:table-cell office:value-type="string" table:style-name="ce1">
            <text:p>2017-11-24 17:36:15.004</text:p>
          </table:table-cell>
          <table:table-cell office:value-type="string" table:style-name="ce1">
            <text:p>2017-11-24 17:36:15.07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баклажанчик&quot;);" table:formula="msoxl:=$H$1&amp;$K$1&amp;$I$1&amp;B749&amp;$J$1" table:style-name="ce1">
            <text:p>printLevenshteinDistanceSimilarity(levenshteinDistance, "AMT", "баклажанчик");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индус</text:p>
          </table:table-cell>
          <table:table-cell table:style-name="ce1"/>
          <table:table-cell office:value-type="string" table:style-name="ce1">
            <text:p>2017-11-24 17:43:35.19</text:p>
          </table:table-cell>
          <table:table-cell office:value-type="string" table:style-name="ce1">
            <text:p>2017-11-24 17:43:39.09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индус&quot;);" table:formula="msoxl:=$H$1&amp;$K$1&amp;$I$1&amp;B750&amp;$J$1" table:style-name="ce1">
            <text:p>printLevenshteinDistanceSimilarity(levenshteinDistance, "AMT", "индус");</text:p>
          </table:table-cell>
          <table:table-cell table:number-columns-repeated="16376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копилка</text:p>
          </table:table-cell>
          <table:table-cell table:style-name="ce1"/>
          <table:table-cell office:value-type="string" table:style-name="ce1">
            <text:p>2017-11-24 17:59:49.016</text:p>
          </table:table-cell>
          <table:table-cell office:value-type="string" table:style-name="ce1">
            <text:p>2017-11-24 17:59:49.02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копилка&quot;);" table:formula="msoxl:=$H$1&amp;$K$1&amp;$I$1&amp;B751&amp;$J$1" table:style-name="ce1">
            <text:p>printLevenshteinDistanceSimilarity(levenshteinDistance, "AMT", "копилка");</text:p>
          </table:table-cell>
          <table:table-cell table:number-columns-repeated="16376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корабль</text:p>
          </table:table-cell>
          <table:table-cell table:style-name="ce1"/>
          <table:table-cell office:value-type="string" table:style-name="ce1">
            <text:p>2017-11-24 17:47:00.226</text:p>
          </table:table-cell>
          <table:table-cell office:value-type="string" table:style-name="ce1">
            <text:p>2017-11-24 17:47:00.372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корабль&quot;);" table:formula="msoxl:=$H$1&amp;$K$1&amp;$I$1&amp;B752&amp;$J$1" table:style-name="ce1">
            <text:p>printLevenshteinDistanceSimilarity(levenshteinDistance, "AMT", "корабль");</text:p>
          </table:table-cell>
          <table:table-cell table:number-columns-repeated="16376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логопед</text:p>
          </table:table-cell>
          <table:table-cell table:style-name="ce1"/>
          <table:table-cell office:value-type="string" table:style-name="ce1">
            <text:p>2017-11-24 17:58:28.829</text:p>
          </table:table-cell>
          <table:table-cell office:value-type="string" table:style-name="ce1">
            <text:p>2017-11-24 17:59:21.139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логопед&quot;);" table:formula="msoxl:=$H$1&amp;$K$1&amp;$I$1&amp;B753&amp;$J$1" table:style-name="ce1">
            <text:p>printLevenshteinDistanceSimilarity(levenshteinDistance, "AMT", "логопед");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мама Галя</text:p>
          </table:table-cell>
          <table:table-cell table:style-name="ce1"/>
          <table:table-cell office:value-type="string" table:style-name="ce1">
            <text:p>2017-11-24 17:43:40.463</text:p>
          </table:table-cell>
          <table:table-cell office:value-type="string" table:style-name="ce1">
            <text:p>2017-11-24 17:43:54.01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мама Галя&quot;);" table:formula="msoxl:=$H$1&amp;$K$1&amp;$I$1&amp;B754&amp;$J$1" table:style-name="ce1">
            <text:p>printLevenshteinDistanceSimilarity(levenshteinDistance, "AMT", "мама Галя");</text:p>
          </table:table-cell>
          <table:table-cell table:number-columns-repeated="16376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мама, папа</text:p>
          </table:table-cell>
          <table:table-cell table:style-name="ce1"/>
          <table:table-cell office:value-type="string" table:style-name="ce1">
            <text:p>2017-11-24 17:47:43.914</text:p>
          </table:table-cell>
          <table:table-cell office:value-type="string" table:style-name="ce1">
            <text:p>2017-11-24 17:57:59.34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мама, папа&quot;);" table:formula="msoxl:=$H$1&amp;$K$1&amp;$I$1&amp;B755&amp;$J$1" table:style-name="ce1">
            <text:p>printLevenshteinDistanceSimilarity(levenshteinDistance, "AMT", "мама, папа");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мама,папа</text:p>
          </table:table-cell>
          <table:table-cell table:style-name="ce1"/>
          <table:table-cell office:value-type="string" table:style-name="ce1">
            <text:p>2017-11-24 17:44:48.638</text:p>
          </table:table-cell>
          <table:table-cell office:value-type="string" table:style-name="ce1">
            <text:p>2017-11-24 17:44:48.64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мама,папа&quot;);" table:formula="msoxl:=$H$1&amp;$K$1&amp;$I$1&amp;B756&amp;$J$1" table:style-name="ce1">
            <text:p>printLevenshteinDistanceSimilarity(levenshteinDistance, "AMT", "мама,папа");</text:p>
          </table:table-cell>
          <table:table-cell table:number-columns-repeated="16376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мама,папа: обнуление</text:p>
          </table:table-cell>
          <table:table-cell table:style-name="ce1"/>
          <table:table-cell office:value-type="string" table:style-name="ce1">
            <text:p>2017-11-24 17:45:16.78</text:p>
          </table:table-cell>
          <table:table-cell office:value-type="string" table:style-name="ce1">
            <text:p>2017-11-24 17:45:16.78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мама,папа: обнуление&quot;);" table:formula="msoxl:=$H$1&amp;$K$1&amp;$I$1&amp;B757&amp;$J$1" table:style-name="ce1">
            <text:p>printLevenshteinDistanceSimilarity(levenshteinDistance, "AMT", "мама,папа: обнуление");</text:p>
          </table:table-cell>
          <table:table-cell table:number-columns-repeated="16376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одногруппнице</text:p>
          </table:table-cell>
          <table:table-cell table:style-name="ce1"/>
          <table:table-cell office:value-type="string" table:style-name="ce1">
            <text:p>2017-11-24 18:00:44.386</text:p>
          </table:table-cell>
          <table:table-cell office:value-type="string" table:style-name="ce1">
            <text:p>2017-11-24 18:00:44.50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одногруппнице&quot;);" table:formula="msoxl:=$H$1&amp;$K$1&amp;$I$1&amp;B758&amp;$J$1" table:style-name="ce1">
            <text:p>printLevenshteinDistanceSimilarity(levenshteinDistance, "AMT", "одногруппнице");</text:p>
          </table:table-cell>
          <table:table-cell table:number-columns-repeated="16376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от Славы (514-651-7657) Дмитрий(514-969-1008), Юра (514-576-5977)</text:p>
          </table:table-cell>
          <table:table-cell table:style-name="ce1"/>
          <table:table-cell office:value-type="string" table:style-name="ce1">
            <text:p>2017-11-24 17:51:57.275</text:p>
          </table:table-cell>
          <table:table-cell office:value-type="string" table:style-name="ce1">
            <text:p>2017-11-24 17:51:57.58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от Славы (514-651-7657) Дмитрий(514-969-1008), Юра (514-576-5977)&quot;);" table:formula="msoxl:=$H$1&amp;$K$1&amp;$I$1&amp;B759&amp;$J$1" table:style-name="ce1">
            <text:p>printLevenshteinDistanceSimilarity(levenshteinDistance, "AMT", "от Славы (514-651-7657) Дмитрий(514-969-1008), Юра (514-576-5977)");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подвал</text:p>
          </table:table-cell>
          <table:table-cell table:style-name="ce1"/>
          <table:table-cell office:value-type="string" table:style-name="ce1">
            <text:p>2017-11-24 17:36:15.311</text:p>
          </table:table-cell>
          <table:table-cell office:value-type="string" table:style-name="ce1">
            <text:p>2017-11-24 17:39:03.39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подвал&quot;);" table:formula="msoxl:=$H$1&amp;$K$1&amp;$I$1&amp;B760&amp;$J$1" table:style-name="ce1">
            <text:p>printLevenshteinDistanceSimilarity(levenshteinDistance, "AMT", "подвал");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турки</text:p>
          </table:table-cell>
          <table:table-cell table:style-name="ce1"/>
          <table:table-cell office:value-type="string" table:style-name="ce1">
            <text:p>2017-11-24 17:43:52.704</text:p>
          </table:table-cell>
          <table:table-cell office:value-type="string" table:style-name="ce1">
            <text:p>2017-11-24 17:43:52.71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турки&quot;);" table:formula="msoxl:=$H$1&amp;$K$1&amp;$I$1&amp;B761&amp;$J$1" table:style-name="ce1">
            <text:p>printLevenshteinDistanceSimilarity(levenshteinDistance, "AMT", "турки");</text:p>
          </table:table-cell>
          <table:table-cell table:number-columns-repeated="16376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у Люды</text:p>
          </table:table-cell>
          <table:table-cell table:style-name="ce1"/>
          <table:table-cell office:value-type="string" table:style-name="ce1">
            <text:p>2017-11-24 18:00:16.918</text:p>
          </table:table-cell>
          <table:table-cell office:value-type="string" table:style-name="ce1">
            <text:p>2017-11-24 18:00:16.927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у Люды&quot;);" table:formula="msoxl:=$H$1&amp;$K$1&amp;$I$1&amp;B762&amp;$J$1" table:style-name="ce1">
            <text:p>printLevenshteinDistanceSimilarity(levenshteinDistance, "AMT", "у Люды");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у бассейна</text:p>
          </table:table-cell>
          <table:table-cell table:style-name="ce1"/>
          <table:table-cell office:value-type="string" table:style-name="ce1">
            <text:p>2017-11-24 17:39:15.75</text:p>
          </table:table-cell>
          <table:table-cell office:value-type="string" table:style-name="ce1">
            <text:p>2017-11-24 17:39:38.59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у бассейна&quot;);" table:formula="msoxl:=$H$1&amp;$K$1&amp;$I$1&amp;B763&amp;$J$1" table:style-name="ce1">
            <text:p>printLevenshteinDistanceSimilarity(levenshteinDistance, "AMT", "у бассейна");</text:p>
          </table:table-cell>
          <table:table-cell table:number-columns-repeated="16376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у дороги дедушка</text:p>
          </table:table-cell>
          <table:table-cell table:style-name="ce1"/>
          <table:table-cell office:value-type="string" table:style-name="ce1">
            <text:p>2017-11-24 17:52:56.985</text:p>
          </table:table-cell>
          <table:table-cell office:value-type="string" table:style-name="ce1">
            <text:p>2017-11-24 17:52:57.045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у дороги дедушка&quot;);" table:formula="msoxl:=$H$1&amp;$K$1&amp;$I$1&amp;B764&amp;$J$1" table:style-name="ce1">
            <text:p>printLevenshteinDistanceSimilarity(levenshteinDistance, "AMT", "у дороги дедушка");</text:p>
          </table:table-cell>
          <table:table-cell table:number-columns-repeated="16376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у дядьки с рук</text:p>
          </table:table-cell>
          <table:table-cell table:style-name="ce1"/>
          <table:table-cell office:value-type="string" table:style-name="ce1">
            <text:p>2017-11-24 17:47:10.446</text:p>
          </table:table-cell>
          <table:table-cell office:value-type="string" table:style-name="ce1">
            <text:p>2017-11-24 17:47:10.623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у дядьки с рук&quot;);" table:formula="msoxl:=$H$1&amp;$K$1&amp;$I$1&amp;B765&amp;$J$1" table:style-name="ce1">
            <text:p>printLevenshteinDistanceSimilarity(levenshteinDistance, "AMT", "у дядьки с рук");</text:p>
          </table:table-cell>
          <table:table-cell table:number-columns-repeated="16376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через Славу</text:p>
          </table:table-cell>
          <table:table-cell table:style-name="ce1"/>
          <table:table-cell office:value-type="string" table:style-name="ce1">
            <text:p>2017-11-24 17:52:41.891</text:p>
          </table:table-cell>
          <table:table-cell office:value-type="string" table:style-name="ce1">
            <text:p>2017-11-24 17:52:41.964</text:p>
          </table:table-cell>
          <table:table-cell table:number-columns-repeated="2" table:style-name="ce1"/>
          <table:table-cell office:value-type="string" office:string-value="printLevenshteinDistanceSimilarity(levenshteinDistance, &quot;AMT&quot;, &quot;через Славу&quot;);" table:formula="msoxl:=$H$1&amp;$K$1&amp;$I$1&amp;B766&amp;$J$1" table:style-name="ce1">
            <text:p>printLevenshteinDistanceSimilarity(levenshteinDistance, "AMT", "через Славу");</text:p>
          </table:table-cell>
          <table:table-cell table:number-columns-repeated="16376"/>
        </table:table-row>
        <table:table-row table:number-rows-repeated="1047810" table:style-name="ro1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style-name="ro1">
          <table:table-cell office:value-type="float" office:value="13" table:style-name="ce1">
            <text:p>13</text:p>
          </table:table-cell>
          <table:table-cell office:value-type="float" office:value="519" table:style-name="ce1">
            <text:p>519</text:p>
          </table:table-cell>
          <table:table-cell office:value-type="string" table:style-name="ce2">
            <text:p>AMT</text:p>
          </table:table-cell>
          <table:table-cell table:style-name="ce1"/>
          <table:table-cell office:value-type="string" table:style-name="ce1">
            <text:p>2017-11-24 17:51:38.965</text:p>
          </table:table-cell>
          <table:table-cell office:value-type="string" table:style-name="ce1">
            <text:p>2017-11-24 17:51:38.99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is the similarity between "AMT" and "AMT"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A&amp;W</text:p>
          </table:table-cell>
          <table:table-cell table:style-name="ce1"/>
          <table:table-cell office:value-type="string" table:style-name="ce1">
            <text:p>2017-11-24 17:44:46.869</text:p>
          </table:table-cell>
          <table:table-cell office:value-type="string" table:style-name="ce1">
            <text:p>2017-11-24 18:03:16.89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s the similarity between "AMT" and "A&amp;W"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ATM</text:p>
          </table:table-cell>
          <table:table-cell table:style-name="ce1"/>
          <table:table-cell office:value-type="string" table:style-name="ce1">
            <text:p>2017-11-24 17:39:15.468</text:p>
          </table:table-cell>
          <table:table-cell office:value-type="string" table:style-name="ce1">
            <text:p>2017-11-24 17:39:15.49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s the similarity between "AMT" and "ATM"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CMR</text:p>
          </table:table-cell>
          <table:table-cell table:style-name="ce1"/>
          <table:table-cell office:value-type="string" table:style-name="ce1">
            <text:p>2017-11-24 18:03:45.76</text:p>
          </table:table-cell>
          <table:table-cell office:value-type="string" table:style-name="ce1">
            <text:p>2017-11-24 18:03:45.86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s the similarity between "AMT" and "CMR"</text:p>
          </table:table-cell>
          <table:table-cell table:number-columns-repeated="16374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MQ</text:p>
          </table:table-cell>
          <table:table-cell table:style-name="ce1"/>
          <table:table-cell office:value-type="string" table:style-name="ce1">
            <text:p>2017-11-24 17:36:07.334</text:p>
          </table:table-cell>
          <table:table-cell office:value-type="string" table:style-name="ce1">
            <text:p>2017-11-24 18:07:16.67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s the similarity between "AMT" and "RAMQ"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Amir</text:p>
          </table:table-cell>
          <table:table-cell table:style-name="ce1"/>
          <table:table-cell office:value-type="string" table:style-name="ce1">
            <text:p>2017-11-24 17:46:14.91</text:p>
          </table:table-cell>
          <table:table-cell office:value-type="string" table:style-name="ce1">
            <text:p>2017-11-24 17:51:35.70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Amir"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qua</text:p>
          </table:table-cell>
          <table:table-cell table:style-name="ce1"/>
          <table:table-cell office:value-type="string" table:style-name="ce1">
            <text:p>2017-11-24 17:36:58.267</text:p>
          </table:table-cell>
          <table:table-cell office:value-type="string" table:style-name="ce1">
            <text:p>2017-11-24 17:36:58.27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Aqua"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Bar</text:p>
          </table:table-cell>
          <table:table-cell table:style-name="ce1"/>
          <table:table-cell office:value-type="string" table:style-name="ce1">
            <text:p>2017-11-24 17:48:18.554</text:p>
          </table:table-cell>
          <table:table-cell office:value-type="string" table:style-name="ce1">
            <text:p>2017-11-24 17:48:18.63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Bar"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CAA</text:p>
          </table:table-cell>
          <table:table-cell table:style-name="ce1"/>
          <table:table-cell office:value-type="string" table:style-name="ce1">
            <text:p>2017-11-24 17:46:58.736</text:p>
          </table:table-cell>
          <table:table-cell office:value-type="string" table:style-name="ce1">
            <text:p>2017-11-24 17:52:22.37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CAA"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CRA</text:p>
          </table:table-cell>
          <table:table-cell table:style-name="ce1"/>
          <table:table-cell office:value-type="string" table:style-name="ce1">
            <text:p>2017-11-24 17:39:10.672</text:p>
          </table:table-cell>
          <table:table-cell office:value-type="string" table:style-name="ce1">
            <text:p>2017-11-24 18:05:25.57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CRA"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CSST</text:p>
          </table:table-cell>
          <table:table-cell table:style-name="ce1"/>
          <table:table-cell office:value-type="string" table:style-name="ce1">
            <text:p>2017-11-24 17:38:06.01</text:p>
          </table:table-cell>
          <table:table-cell office:value-type="string" table:style-name="ce1">
            <text:p>2017-11-24 17:48:03.19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CSST"</text:p>
          </table:table-cell>
          <table:table-cell table:number-columns-repeated="16374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FTQ</text:p>
          </table:table-cell>
          <table:table-cell table:style-name="ce1"/>
          <table:table-cell office:value-type="string" table:style-name="ce1">
            <text:p>2017-11-24 18:04:54.897</text:p>
          </table:table-cell>
          <table:table-cell office:value-type="string" table:style-name="ce1">
            <text:p>2017-11-24 18:04:54.98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FTQ"</text:p>
          </table:table-cell>
          <table:table-cell table:number-columns-repeated="16374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Gap</text:p>
          </table:table-cell>
          <table:table-cell table:style-name="ce1"/>
          <table:table-cell office:value-type="string" table:style-name="ce1">
            <text:p>2017-11-24 17:43:51.005</text:p>
          </table:table-cell>
          <table:table-cell office:value-type="string" table:style-name="ce1">
            <text:p>2017-11-24 17:43:51.01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Gap"</text:p>
          </table:table-cell>
          <table:table-cell table:number-columns-repeated="16374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H&amp;M</text:p>
          </table:table-cell>
          <table:table-cell table:style-name="ce1"/>
          <table:table-cell office:value-type="string" table:style-name="ce1">
            <text:p>2017-11-24 17:58:58.848</text:p>
          </table:table-cell>
          <table:table-cell office:value-type="string" table:style-name="ce1">
            <text:p>2017-11-24 18:03:51.08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H&amp;M"</text:p>
          </table:table-cell>
          <table:table-cell table:number-columns-repeated="16374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hmv</text:p>
          </table:table-cell>
          <table:table-cell table:style-name="ce1"/>
          <table:table-cell office:value-type="string" table:style-name="ce1">
            <text:p>2017-11-24 18:03:51.152</text:p>
          </table:table-cell>
          <table:table-cell office:value-type="string" table:style-name="ce1">
            <text:p>2017-11-24 18:03:51.16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hmv"</text:p>
          </table:table-cell>
          <table:table-cell table:number-columns-repeated="16374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GA</text:p>
          </table:table-cell>
          <table:table-cell table:style-name="ce1"/>
          <table:table-cell office:value-type="string" table:style-name="ce1">
            <text:p>2017-11-24 17:36:12.629</text:p>
          </table:table-cell>
          <table:table-cell office:value-type="string" table:style-name="ce1">
            <text:p>2017-11-24 18:07:21.43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IGA"</text:p>
          </table:table-cell>
          <table:table-cell table:number-columns-repeated="16374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string" table:style-name="ce1">
            <text:p>2017-11-24 17:36:29.607</text:p>
          </table:table-cell>
          <table:table-cell office:value-type="string" table:style-name="ce1">
            <text:p>2017-11-24 17:36:29.61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Joe"</text:p>
          </table:table-cell>
          <table:table-cell table:number-columns-repeated="16374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MEC</text:p>
          </table:table-cell>
          <table:table-cell table:style-name="ce1"/>
          <table:table-cell office:value-type="string" table:style-name="ce1">
            <text:p>2017-11-24 17:59:22.472</text:p>
          </table:table-cell>
          <table:table-cell office:value-type="string" table:style-name="ce1">
            <text:p>2017-11-24 17:59:22.48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MEC"</text:p>
          </table:table-cell>
          <table:table-cell table:number-columns-repeated="16374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Oka</text:p>
          </table:table-cell>
          <table:table-cell table:style-name="ce1"/>
          <table:table-cell office:value-type="string" table:style-name="ce1">
            <text:p>2017-11-24 17:46:44.376</text:p>
          </table:table-cell>
          <table:table-cell office:value-type="string" table:style-name="ce1">
            <text:p>2017-11-24 17:46:44.48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Oka"</text:p>
          </table:table-cell>
          <table:table-cell table:number-columns-repeated="16374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PJ</text:p>
          </table:table-cell>
          <table:table-cell table:style-name="ce1"/>
          <table:table-cell office:value-type="string" table:style-name="ce1">
            <text:p>2017-11-24 17:39:09.38</text:p>
          </table:table-cell>
          <table:table-cell office:value-type="string" table:style-name="ce1">
            <text:p>2017-11-24 17:46:27.96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PJ"</text:p>
          </table:table-cell>
          <table:table-cell table:number-columns-repeated="16374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RBC</text:p>
          </table:table-cell>
          <table:table-cell table:style-name="ce1"/>
          <table:table-cell office:value-type="string" table:style-name="ce1">
            <text:p>2017-11-24 17:36:26.197</text:p>
          </table:table-cell>
          <table:table-cell office:value-type="string" table:style-name="ce1">
            <text:p>2017-11-24 18:07:22.34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RBC"</text:p>
          </table:table-cell>
          <table:table-cell table:number-columns-repeated="16374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RTL</text:p>
          </table:table-cell>
          <table:table-cell table:style-name="ce1"/>
          <table:table-cell office:value-type="string" table:style-name="ce1">
            <text:p>2017-11-24 17:51:55.917</text:p>
          </table:table-cell>
          <table:table-cell office:value-type="string" table:style-name="ce1">
            <text:p>2017-11-24 18:07:18.56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RTL"</text:p>
          </table:table-cell>
          <table:table-cell table:number-columns-repeated="16374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AAQ</text:p>
          </table:table-cell>
          <table:table-cell table:style-name="ce1"/>
          <table:table-cell office:value-type="string" table:style-name="ce1">
            <text:p>2017-11-24 17:38:14.05</text:p>
          </table:table-cell>
          <table:table-cell office:value-type="string" table:style-name="ce1">
            <text:p>2017-11-24 18:07:21.54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SAAQ"</text:p>
          </table:table-cell>
          <table:table-cell table:number-columns-repeated="16374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AQ</text:p>
          </table:table-cell>
          <table:table-cell table:style-name="ce1"/>
          <table:table-cell office:value-type="string" table:style-name="ce1">
            <text:p>2017-11-24 17:36:36.548</text:p>
          </table:table-cell>
          <table:table-cell office:value-type="string" table:style-name="ce1">
            <text:p>2017-11-24 18:07:20.24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SAQ"</text:p>
          </table:table-cell>
          <table:table-cell table:number-columns-repeated="16374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SRAM</text:p>
          </table:table-cell>
          <table:table-cell table:style-name="ce1"/>
          <table:table-cell office:value-type="string" table:style-name="ce1">
            <text:p>2017-11-24 18:05:23.752</text:p>
          </table:table-cell>
          <table:table-cell office:value-type="string" table:style-name="ce1">
            <text:p>2017-11-24 18:05:23.76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SRAM"</text:p>
          </table:table-cell>
          <table:table-cell table:number-columns-repeated="16374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M</text:p>
          </table:table-cell>
          <table:table-cell table:style-name="ce1"/>
          <table:table-cell office:value-type="string" table:style-name="ce1">
            <text:p>2017-11-24 17:36:07.043</text:p>
          </table:table-cell>
          <table:table-cell office:value-type="string" table:style-name="ce1">
            <text:p>2017-11-24 18:07:21.40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STM"</text:p>
          </table:table-cell>
          <table:table-cell table:number-columns-repeated="16374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UPS</text:p>
          </table:table-cell>
          <table:table-cell table:style-name="ce1"/>
          <table:table-cell office:value-type="string" table:style-name="ce1">
            <text:p>2017-11-24 17:43:37.671</text:p>
          </table:table-cell>
          <table:table-cell office:value-type="string" table:style-name="ce1">
            <text:p>2017-11-24 17:43:39.4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UPS"</text:p>
          </table:table-cell>
          <table:table-cell table:number-columns-repeated="16374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UQAM</text:p>
          </table:table-cell>
          <table:table-cell table:style-name="ce1"/>
          <table:table-cell office:value-type="string" table:style-name="ce1">
            <text:p>2017-11-24 17:36:57.084</text:p>
          </table:table-cell>
          <table:table-cell office:value-type="string" table:style-name="ce1">
            <text:p>2017-11-24 17:36:57.14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UQAM"</text:p>
          </table:table-cell>
          <table:table-cell table:number-columns-repeated="16374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2017-11-24 17:36:16.747</text:p>
          </table:table-cell>
          <table:table-cell office:value-type="string" table:style-name="ce1">
            <text:p>2017-11-24 17:36:16.75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Yes"</text:p>
          </table:table-cell>
          <table:table-cell table:number-columns-repeated="16374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Люк</text:p>
          </table:table-cell>
          <table:table-cell table:style-name="ce1"/>
          <table:table-cell office:value-type="string" table:style-name="ce1">
            <text:p>2017-11-24 18:06:39.399</text:p>
          </table:table-cell>
          <table:table-cell office:value-type="string" table:style-name="ce1">
            <text:p>2017-11-24 18:06:39.41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s the similarity between "AMT" and "Люк"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ADESA</text:p>
          </table:table-cell>
          <table:table-cell table:style-name="ce1"/>
          <table:table-cell office:value-type="string" table:style-name="ce1">
            <text:p>2017-11-24 17:38:35.345</text:p>
          </table:table-cell>
          <table:table-cell office:value-type="string" table:style-name="ce1">
            <text:p>2017-11-24 17:38:35.51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ADESA"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Ailes</text:p>
          </table:table-cell>
          <table:table-cell table:style-name="ce1"/>
          <table:table-cell office:value-type="string" table:style-name="ce1">
            <text:p>2017-11-24 17:59:47.534</text:p>
          </table:table-cell>
          <table:table-cell office:value-type="string" table:style-name="ce1">
            <text:p>2017-11-24 17:59:47.54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Ailes"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Bell</text:p>
          </table:table-cell>
          <table:table-cell table:style-name="ce1"/>
          <table:table-cell office:value-type="string" table:style-name="ce1">
            <text:p>2017-11-24 17:36:12.334</text:p>
          </table:table-cell>
          <table:table-cell office:value-type="string" table:style-name="ce1">
            <text:p>2017-11-24 17:47:15.96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Bell"</text:p>
          </table:table-cell>
          <table:table-cell table:number-columns-repeated="16374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Dell</text:p>
          </table:table-cell>
          <table:table-cell table:style-name="ce1"/>
          <table:table-cell office:value-type="string" table:style-name="ce1">
            <text:p>2017-11-24 17:37:37.558</text:p>
          </table:table-cell>
          <table:table-cell office:value-type="string" table:style-name="ce1">
            <text:p>2017-11-24 17:37:37.56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Dell"</text:p>
          </table:table-cell>
          <table:table-cell table:number-columns-repeated="16374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eBay</text:p>
          </table:table-cell>
          <table:table-cell table:style-name="ce1"/>
          <table:table-cell office:value-type="string" table:style-name="ce1">
            <text:p>2017-11-24 17:38:13.806</text:p>
          </table:table-cell>
          <table:table-cell office:value-type="string" table:style-name="ce1">
            <text:p>2017-11-24 17:44:22.03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eBay"</text:p>
          </table:table-cell>
          <table:table-cell table:number-columns-repeated="16374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ebay</text:p>
          </table:table-cell>
          <table:table-cell table:style-name="ce1"/>
          <table:table-cell office:value-type="string" table:style-name="ce1">
            <text:p>2017-11-24 17:38:37.636</text:p>
          </table:table-cell>
          <table:table-cell office:value-type="string" table:style-name="ce1">
            <text:p>2017-11-24 17:44:08.32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ebay"</text:p>
          </table:table-cell>
          <table:table-cell table:number-columns-repeated="16374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Ecco</text:p>
          </table:table-cell>
          <table:table-cell table:style-name="ce1"/>
          <table:table-cell office:value-type="string" table:style-name="ce1">
            <text:p>2017-11-24 17:45:01.111</text:p>
          </table:table-cell>
          <table:table-cell office:value-type="string" table:style-name="ce1">
            <text:p>2017-11-24 17:47:30.35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Ecco"</text:p>
          </table:table-cell>
          <table:table-cell table:number-columns-repeated="16374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Esso</text:p>
          </table:table-cell>
          <table:table-cell table:style-name="ce1"/>
          <table:table-cell office:value-type="string" table:style-name="ce1">
            <text:p>2017-11-24 17:51:00.258</text:p>
          </table:table-cell>
          <table:table-cell office:value-type="string" table:style-name="ce1">
            <text:p>2017-11-24 18:04:19.2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Esso"</text:p>
          </table:table-cell>
          <table:table-cell table:number-columns-repeated="16374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Fido</text:p>
          </table:table-cell>
          <table:table-cell table:style-name="ce1"/>
          <table:table-cell office:value-type="string" table:style-name="ce1">
            <text:p>2017-11-24 17:36:16.981</text:p>
          </table:table-cell>
          <table:table-cell office:value-type="string" table:style-name="ce1">
            <text:p>2017-11-24 17:48:21.07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Fido"</text:p>
          </table:table-cell>
          <table:table-cell table:number-columns-repeated="16374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Flex</text:p>
          </table:table-cell>
          <table:table-cell table:style-name="ce1"/>
          <table:table-cell office:value-type="string" table:style-name="ce1">
            <text:p>2017-11-24 17:39:49.497</text:p>
          </table:table-cell>
          <table:table-cell office:value-type="string" table:style-name="ce1">
            <text:p>2017-11-24 17:39:49.50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Flex"</text:p>
          </table:table-cell>
          <table:table-cell table:number-columns-repeated="16374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IKEA</text:p>
          </table:table-cell>
          <table:table-cell table:style-name="ce1"/>
          <table:table-cell office:value-type="string" table:style-name="ce1">
            <text:p>2017-11-24 17:36:14.212</text:p>
          </table:table-cell>
          <table:table-cell office:value-type="string" table:style-name="ce1">
            <text:p>2017-11-24 17:36:55.67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IKEA"</text:p>
          </table:table-cell>
          <table:table-cell table:number-columns-repeated="16374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Ikea</text:p>
          </table:table-cell>
          <table:table-cell table:style-name="ce1"/>
          <table:table-cell office:value-type="string" table:style-name="ce1">
            <text:p>2017-11-24 17:43:20.748</text:p>
          </table:table-cell>
          <table:table-cell office:value-type="string" table:style-name="ce1">
            <text:p>2017-11-24 18:06:05.05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Ikea"</text:p>
          </table:table-cell>
          <table:table-cell table:number-columns-repeated="16374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Iris</text:p>
          </table:table-cell>
          <table:table-cell table:style-name="ce1"/>
          <table:table-cell office:value-type="string" table:style-name="ce1">
            <text:p>2017-11-24 17:52:41.312</text:p>
          </table:table-cell>
          <table:table-cell office:value-type="string" table:style-name="ce1">
            <text:p>2017-11-24 17:52:41.32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Iris"</text:p>
          </table:table-cell>
          <table:table-cell table:number-columns-repeated="16374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KABAB</text:p>
          </table:table-cell>
          <table:table-cell table:style-name="ce1"/>
          <table:table-cell office:value-type="string" table:style-name="ce1">
            <text:p>2017-11-24 17:37:20.338</text:p>
          </table:table-cell>
          <table:table-cell office:value-type="string" table:style-name="ce1">
            <text:p>2017-11-24 17:37:20.35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KABAB"</text:p>
          </table:table-cell>
          <table:table-cell table:number-columns-repeated="16374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LCBO</text:p>
          </table:table-cell>
          <table:table-cell table:style-name="ce1"/>
          <table:table-cell office:value-type="string" table:style-name="ce1">
            <text:p>2017-11-24 17:45:30.973</text:p>
          </table:table-cell>
          <table:table-cell office:value-type="string" table:style-name="ce1">
            <text:p>2017-11-24 18:05:25.81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LCBO"</text:p>
          </table:table-cell>
          <table:table-cell table:number-columns-repeated="16374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Leon</text:p>
          </table:table-cell>
          <table:table-cell table:style-name="ce1"/>
          <table:table-cell office:value-type="string" table:style-name="ce1">
            <text:p>2017-11-24 17:43:12.104</text:p>
          </table:table-cell>
          <table:table-cell office:value-type="string" table:style-name="ce1">
            <text:p>2017-11-24 17:53:02.69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Leon"</text:p>
          </table:table-cell>
          <table:table-cell table:number-columns-repeated="16374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Lush</text:p>
          </table:table-cell>
          <table:table-cell table:style-name="ce1"/>
          <table:table-cell office:value-type="string" table:style-name="ce1">
            <text:p>2017-11-24 17:50:37.596</text:p>
          </table:table-cell>
          <table:table-cell office:value-type="string" table:style-name="ce1">
            <text:p>2017-11-24 17:50:37.61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Lush"</text:p>
          </table:table-cell>
          <table:table-cell table:number-columns-repeated="16374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axi</text:p>
          </table:table-cell>
          <table:table-cell table:style-name="ce1"/>
          <table:table-cell office:value-type="string" table:style-name="ce1">
            <text:p>2017-11-24 17:36:11.255</text:p>
          </table:table-cell>
          <table:table-cell office:value-type="string" table:style-name="ce1">
            <text:p>2017-11-24 18:07:16.62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Maxi"</text:p>
          </table:table-cell>
          <table:table-cell table:number-columns-repeated="16374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Mexx</text:p>
          </table:table-cell>
          <table:table-cell table:style-name="ce1"/>
          <table:table-cell office:value-type="string" table:style-name="ce1">
            <text:p>2017-11-24 17:48:39.055</text:p>
          </table:table-cell>
          <table:table-cell office:value-type="string" table:style-name="ce1">
            <text:p>2017-11-24 17:48:39.06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Mexx"</text:p>
          </table:table-cell>
          <table:table-cell table:number-columns-repeated="16374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ICC</text:p>
          </table:table-cell>
          <table:table-cell table:style-name="ce1"/>
          <table:table-cell office:value-type="string" table:style-name="ce1">
            <text:p>2017-11-24 17:36:45.976</text:p>
          </table:table-cell>
          <table:table-cell office:value-type="string" table:style-name="ce1">
            <text:p>2017-11-24 17:37:38.16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MICC"</text:p>
          </table:table-cell>
          <table:table-cell table:number-columns-repeated="16374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NSLC</text:p>
          </table:table-cell>
          <table:table-cell table:style-name="ce1"/>
          <table:table-cell office:value-type="string" table:style-name="ce1">
            <text:p>2017-11-24 17:47:11.031</text:p>
          </table:table-cell>
          <table:table-cell office:value-type="string" table:style-name="ce1">
            <text:p>2017-11-24 17:47:11.03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NSLC"</text:p>
          </table:table-cell>
          <table:table-cell table:number-columns-repeated="16374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PI-O</text:p>
          </table:table-cell>
          <table:table-cell table:style-name="ce1"/>
          <table:table-cell office:value-type="string" table:style-name="ce1">
            <text:p>2017-11-24 17:54:29.673</text:p>
          </table:table-cell>
          <table:table-cell office:value-type="string" table:style-name="ce1">
            <text:p>2017-11-24 17:54:29.77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PI-O"</text:p>
          </table:table-cell>
          <table:table-cell table:number-columns-repeated="16374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Rona</text:p>
          </table:table-cell>
          <table:table-cell table:style-name="ce1"/>
          <table:table-cell office:value-type="string" table:style-name="ce1">
            <text:p>2017-11-24 17:54:03.449</text:p>
          </table:table-cell>
          <table:table-cell office:value-type="string" table:style-name="ce1">
            <text:p>2017-11-24 18:07:17.95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Rona"</text:p>
          </table:table-cell>
          <table:table-cell table:number-columns-repeated="16374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RQAP</text:p>
          </table:table-cell>
          <table:table-cell table:style-name="ce1"/>
          <table:table-cell office:value-type="string" table:style-name="ce1">
            <text:p>2017-11-24 17:38:38.773</text:p>
          </table:table-cell>
          <table:table-cell office:value-type="string" table:style-name="ce1">
            <text:p>2017-11-24 17:53:23.23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RQAP"</text:p>
          </table:table-cell>
          <table:table-cell table:number-columns-repeated="16374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Wow!</text:p>
          </table:table-cell>
          <table:table-cell table:style-name="ce1"/>
          <table:table-cell office:value-type="string" table:style-name="ce1">
            <text:p>2017-11-24 17:48:19.074</text:p>
          </table:table-cell>
          <table:table-cell office:value-type="string" table:style-name="ce1">
            <text:p>2017-11-24 17:48:19.08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Wow!"</text:p>
          </table:table-cell>
          <table:table-cell table:number-columns-repeated="16374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Ваня</text:p>
          </table:table-cell>
          <table:table-cell table:style-name="ce1"/>
          <table:table-cell office:value-type="string" table:style-name="ce1">
            <text:p>2017-11-24 17:53:17.997</text:p>
          </table:table-cell>
          <table:table-cell office:value-type="string" table:style-name="ce1">
            <text:p>2017-11-24 17:53:18.00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Ваня"</text:p>
          </table:table-cell>
          <table:table-cell table:number-columns-repeated="16374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Люда</text:p>
          </table:table-cell>
          <table:table-cell table:style-name="ce1"/>
          <table:table-cell office:value-type="string" table:style-name="ce1">
            <text:p>2017-11-24 17:38:05.144</text:p>
          </table:table-cell>
          <table:table-cell office:value-type="string" table:style-name="ce1">
            <text:p>2017-11-24 17:48:04.37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Люда"</text:p>
          </table:table-cell>
          <table:table-cell table:number-columns-repeated="16374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Маша</text:p>
          </table:table-cell>
          <table:table-cell table:style-name="ce1"/>
          <table:table-cell office:value-type="string" table:style-name="ce1">
            <text:p>2017-11-24 17:48:34.79</text:p>
          </table:table-cell>
          <table:table-cell office:value-type="string" table:style-name="ce1">
            <text:p>2017-11-24 17:48:34.79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s the similarity between "AMT" and "Маша"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5" table:style-name="ce1">
            <text:p>165</text:p>
          </table:table-cell>
          <table:table-cell office:value-type="float" office:value="41074" table:style-name="ce1">
            <text:p>41074</text:p>
          </table:table-cell>
          <table:table-cell table:style-name="ce1"/>
          <table:table-cell office:value-type="string" table:style-name="ce1">
            <text:p>2017-11-24 17:38:59.529</text:p>
          </table:table-cell>
          <table:table-cell office:value-type="string" table:style-name="ce1">
            <text:p>2017-11-24 17:38:59.54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41074"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6" table:style-name="ce1">
            <text:p>166</text:p>
          </table:table-cell>
          <table:table-cell office:value-type="float" office:value="41078" table:style-name="ce1">
            <text:p>41078</text:p>
          </table:table-cell>
          <table:table-cell table:style-name="ce1"/>
          <table:table-cell office:value-type="string" table:style-name="ce1">
            <text:p>2017-11-24 17:39:00.565</text:p>
          </table:table-cell>
          <table:table-cell office:value-type="string" table:style-name="ce1">
            <text:p>2017-11-24 17:39:00.59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41078"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7" table:style-name="ce1">
            <text:p>167</text:p>
          </table:table-cell>
          <table:table-cell office:value-type="float" office:value="41080" table:style-name="ce1">
            <text:p>41080</text:p>
          </table:table-cell>
          <table:table-cell table:style-name="ce1"/>
          <table:table-cell office:value-type="string" table:style-name="ce1">
            <text:p>2017-11-24 17:39:00.813</text:p>
          </table:table-cell>
          <table:table-cell office:value-type="string" table:style-name="ce1">
            <text:p>2017-11-24 17:39:00.81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41080"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8" table:style-name="ce1">
            <text:p>168</text:p>
          </table:table-cell>
          <table:table-cell office:value-type="float" office:value="41085" table:style-name="ce1">
            <text:p>41085</text:p>
          </table:table-cell>
          <table:table-cell table:style-name="ce1"/>
          <table:table-cell office:value-type="string" table:style-name="ce1">
            <text:p>2017-11-24 17:39:01.709</text:p>
          </table:table-cell>
          <table:table-cell office:value-type="string" table:style-name="ce1">
            <text:p>2017-11-24 17:39:01.70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41085"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canac</text:p>
          </table:table-cell>
          <table:table-cell table:style-name="ce1"/>
          <table:table-cell office:value-type="string" table:style-name="ce1">
            <text:p>2017-11-24 17:36:16.464</text:p>
          </table:table-cell>
          <table:table-cell office:value-type="string" table:style-name="ce1">
            <text:p>2017-11-24 17:46:25.16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Acanac"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Adonis</text:p>
          </table:table-cell>
          <table:table-cell table:style-name="ce1"/>
          <table:table-cell office:value-type="string" table:style-name="ce1">
            <text:p>2017-11-24 17:44:33.881</text:p>
          </table:table-cell>
          <table:table-cell office:value-type="string" table:style-name="ce1">
            <text:p>2017-11-24 17:46:41.37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Adonis"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Amazon</text:p>
          </table:table-cell>
          <table:table-cell table:style-name="ce1"/>
          <table:table-cell office:value-type="string" table:style-name="ce1">
            <text:p>2017-11-24 17:51:38.018</text:p>
          </table:table-cell>
          <table:table-cell office:value-type="string" table:style-name="ce1">
            <text:p>2017-11-24 17:51:56.49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Amazon"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Ardene</text:p>
          </table:table-cell>
          <table:table-cell table:style-name="ce1"/>
          <table:table-cell office:value-type="string" table:style-name="ce1">
            <text:p>2017-11-24 17:39:16.001</text:p>
          </table:table-cell>
          <table:table-cell office:value-type="string" table:style-name="ce1">
            <text:p>2017-11-24 17:46:24.31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Ardene"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Bizou</text:p>
          </table:table-cell>
          <table:table-cell table:style-name="ce1"/>
          <table:table-cell office:value-type="string" table:style-name="ce1">
            <text:p>2017-11-24 17:37:28.488</text:p>
          </table:table-cell>
          <table:table-cell office:value-type="string" table:style-name="ce1">
            <text:p>2017-11-24 17:37:28.60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Bizou"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aban</text:p>
          </table:table-cell>
          <table:table-cell table:style-name="ce1"/>
          <table:table-cell office:value-type="string" table:style-name="ce1">
            <text:p>2017-11-24 17:36:28.513</text:p>
          </table:table-cell>
          <table:table-cell office:value-type="string" table:style-name="ce1">
            <text:p>2017-11-24 17:36:28.53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Caban"</text:p>
          </table:table-cell>
          <table:table-cell table:number-columns-repeated="16374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Chatr</text:p>
          </table:table-cell>
          <table:table-cell table:style-name="ce1"/>
          <table:table-cell office:value-type="string" table:style-name="ce1">
            <text:p>2017-11-24 17:48:36.148</text:p>
          </table:table-cell>
          <table:table-cell office:value-type="string" table:style-name="ce1">
            <text:p>2017-11-24 18:07:21.03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Chatr"</text:p>
          </table:table-cell>
          <table:table-cell table:number-columns-repeated="16374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Fusee</text:p>
          </table:table-cell>
          <table:table-cell table:style-name="ce1"/>
          <table:table-cell office:value-type="string" table:style-name="ce1">
            <text:p>2017-11-24 17:40:09.709</text:p>
          </table:table-cell>
          <table:table-cell office:value-type="string" table:style-name="ce1">
            <text:p>2017-11-24 17:40:09.71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Fusee"</text:p>
          </table:table-cell>
          <table:table-cell table:number-columns-repeated="16374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Globo</text:p>
          </table:table-cell>
          <table:table-cell table:style-name="ce1"/>
          <table:table-cell office:value-type="string" table:style-name="ce1">
            <text:p>2017-11-24 17:37:28.272</text:p>
          </table:table-cell>
          <table:table-cell office:value-type="string" table:style-name="ce1">
            <text:p>2017-11-24 17:37:28.27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Globo"</text:p>
          </table:table-cell>
          <table:table-cell table:number-columns-repeated="16374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Kanda</text:p>
          </table:table-cell>
          <table:table-cell table:style-name="ce1"/>
          <table:table-cell office:value-type="string" table:style-name="ce1">
            <text:p>2017-11-24 17:59:50.209</text:p>
          </table:table-cell>
          <table:table-cell office:value-type="string" table:style-name="ce1">
            <text:p>2017-11-24 17:59:50.26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Kanda"</text:p>
          </table:table-cell>
          <table:table-cell table:number-columns-repeated="16374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Kojax</text:p>
          </table:table-cell>
          <table:table-cell table:style-name="ce1"/>
          <table:table-cell office:value-type="string" table:style-name="ce1">
            <text:p>2017-11-24 17:38:57.918</text:p>
          </table:table-cell>
          <table:table-cell office:value-type="string" table:style-name="ce1">
            <text:p>2017-11-24 17:48:21.84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Kojax"</text:p>
          </table:table-cell>
          <table:table-cell table:number-columns-repeated="16374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Koodo</text:p>
          </table:table-cell>
          <table:table-cell table:style-name="ce1"/>
          <table:table-cell office:value-type="string" table:style-name="ce1">
            <text:p>2017-11-24 17:48:19.39</text:p>
          </table:table-cell>
          <table:table-cell office:value-type="string" table:style-name="ce1">
            <text:p>2017-11-24 18:07:15.6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Koodo"</text:p>
          </table:table-cell>
          <table:table-cell table:number-columns-repeated="16374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Leduc</text:p>
          </table:table-cell>
          <table:table-cell table:style-name="ce1"/>
          <table:table-cell office:value-type="string" table:style-name="ce1">
            <text:p>2017-11-24 17:36:12.657</text:p>
          </table:table-cell>
          <table:table-cell office:value-type="string" table:style-name="ce1">
            <text:p>2017-11-24 17:39:09.38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Leduc"</text:p>
          </table:table-cell>
          <table:table-cell table:number-columns-repeated="16374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Metro</text:p>
          </table:table-cell>
          <table:table-cell table:style-name="ce1"/>
          <table:table-cell office:value-type="string" table:style-name="ce1">
            <text:p>2017-11-24 17:38:25.382</text:p>
          </table:table-cell>
          <table:table-cell office:value-type="string" table:style-name="ce1">
            <text:p>2017-11-24 18:07:14.47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Metro"</text:p>
          </table:table-cell>
          <table:table-cell table:number-columns-repeated="16374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Mikes</text:p>
          </table:table-cell>
          <table:table-cell table:style-name="ce1"/>
          <table:table-cell office:value-type="string" table:style-name="ce1">
            <text:p>2017-11-24 17:47:11.691</text:p>
          </table:table-cell>
          <table:table-cell office:value-type="string" table:style-name="ce1">
            <text:p>2017-11-24 17:47:11.69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Mikes"</text:p>
          </table:table-cell>
          <table:table-cell table:number-columns-repeated="16374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Needs</text:p>
          </table:table-cell>
          <table:table-cell table:style-name="ce1"/>
          <table:table-cell office:value-type="string" table:style-name="ce1">
            <text:p>2017-11-24 17:47:10.537</text:p>
          </table:table-cell>
          <table:table-cell office:value-type="string" table:style-name="ce1">
            <text:p>2017-11-24 17:47:11.3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Needs"</text:p>
          </table:table-cell>
          <table:table-cell table:number-columns-repeated="16374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Ovela</text:p>
          </table:table-cell>
          <table:table-cell table:style-name="ce1"/>
          <table:table-cell office:value-type="string" table:style-name="ce1">
            <text:p>2017-11-24 17:53:02.378</text:p>
          </table:table-cell>
          <table:table-cell office:value-type="string" table:style-name="ce1">
            <text:p>2017-11-24 17:53:02.51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Ovela"</text:p>
          </table:table-cell>
          <table:table-cell table:number-columns-repeated="16374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Panda</text:p>
          </table:table-cell>
          <table:table-cell table:style-name="ce1"/>
          <table:table-cell office:value-type="string" table:style-name="ce1">
            <text:p>2017-11-24 17:45:14.094</text:p>
          </table:table-cell>
          <table:table-cell office:value-type="string" table:style-name="ce1">
            <text:p>2017-11-24 17:46:26.22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Panda"</text:p>
          </table:table-cell>
          <table:table-cell table:number-columns-repeated="16374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Radio</text:p>
          </table:table-cell>
          <table:table-cell table:style-name="ce1"/>
          <table:table-cell office:value-type="string" table:style-name="ce1">
            <text:p>2017-11-24 17:46:28.882</text:p>
          </table:table-cell>
          <table:table-cell office:value-type="string" table:style-name="ce1">
            <text:p>2017-11-24 17:46:28.96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Radio"</text:p>
          </table:table-cell>
          <table:table-cell table:number-columns-repeated="16374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ears</text:p>
          </table:table-cell>
          <table:table-cell table:style-name="ce1"/>
          <table:table-cell office:value-type="string" table:style-name="ce1">
            <text:p>2017-11-24 17:37:52.311</text:p>
          </table:table-cell>
          <table:table-cell office:value-type="string" table:style-name="ce1">
            <text:p>2017-11-24 18:07:14.55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Sears"</text:p>
          </table:table-cell>
          <table:table-cell table:number-columns-repeated="16374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Sepaq</text:p>
          </table:table-cell>
          <table:table-cell table:style-name="ce1"/>
          <table:table-cell office:value-type="string" table:style-name="ce1">
            <text:p>2017-11-24 17:59:23.949</text:p>
          </table:table-cell>
          <table:table-cell office:value-type="string" table:style-name="ce1">
            <text:p>2017-11-24 17:59:23.99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Sepaq"</text:p>
          </table:table-cell>
          <table:table-cell table:number-columns-repeated="16374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hell</text:p>
          </table:table-cell>
          <table:table-cell table:style-name="ce1"/>
          <table:table-cell office:value-type="string" table:style-name="ce1">
            <text:p>2017-11-24 17:48:19.115</text:p>
          </table:table-cell>
          <table:table-cell office:value-type="string" table:style-name="ce1">
            <text:p>2017-11-24 17:51:02.52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Shell"</text:p>
          </table:table-cell>
          <table:table-cell table:number-columns-repeated="16374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TEFAQ</text:p>
          </table:table-cell>
          <table:table-cell table:style-name="ce1"/>
          <table:table-cell office:value-type="string" table:style-name="ce1">
            <text:p>2017-11-24 17:44:34.644</text:p>
          </table:table-cell>
          <table:table-cell office:value-type="string" table:style-name="ce1">
            <text:p>2017-11-24 17:44:44.75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TEFAQ"</text:p>
          </table:table-cell>
          <table:table-cell table:number-columns-repeated="16374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Thyme</text:p>
          </table:table-cell>
          <table:table-cell table:style-name="ce1"/>
          <table:table-cell office:value-type="string" table:style-name="ce1">
            <text:p>2017-11-24 17:37:53.828</text:p>
          </table:table-cell>
          <table:table-cell office:value-type="string" table:style-name="ce1">
            <text:p>2017-11-24 17:46:26.20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Thyme"</text:p>
          </table:table-cell>
          <table:table-cell table:number-columns-repeated="16374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Trevi</text:p>
          </table:table-cell>
          <table:table-cell table:style-name="ce1"/>
          <table:table-cell office:value-type="string" table:style-name="ce1">
            <text:p>2017-11-24 17:52:20.932</text:p>
          </table:table-cell>
          <table:table-cell office:value-type="string" table:style-name="ce1">
            <text:p>2017-11-24 17:58:29.7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Trevi"</text:p>
          </table:table-cell>
          <table:table-cell table:number-columns-repeated="16374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Uhaul</text:p>
          </table:table-cell>
          <table:table-cell table:style-name="ce1"/>
          <table:table-cell office:value-type="string" table:style-name="ce1">
            <text:p>2017-11-24 17:53:22.613</text:p>
          </table:table-cell>
          <table:table-cell office:value-type="string" table:style-name="ce1">
            <text:p>2017-11-24 17:53:40.66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Uhaul"</text:p>
          </table:table-cell>
          <table:table-cell table:number-columns-repeated="16374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Vichy</text:p>
          </table:table-cell>
          <table:table-cell table:style-name="ce1"/>
          <table:table-cell office:value-type="string" table:style-name="ce1">
            <text:p>2017-11-24 17:36:57.29</text:p>
          </table:table-cell>
          <table:table-cell office:value-type="string" table:style-name="ce1">
            <text:p>2017-11-24 17:36:57.34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Vichy"</text:p>
          </table:table-cell>
          <table:table-cell table:number-columns-repeated="16374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Диана</text:p>
          </table:table-cell>
          <table:table-cell table:style-name="ce1"/>
          <table:table-cell office:value-type="string" table:style-name="ce1">
            <text:p>2017-11-24 18:01:49.219</text:p>
          </table:table-cell>
          <table:table-cell office:value-type="string" table:style-name="ce1">
            <text:p>2017-11-24 18:01:49.23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Диана"</text:p>
          </table:table-cell>
          <table:table-cell table:number-columns-repeated="16374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Жанна</text:p>
          </table:table-cell>
          <table:table-cell table:style-name="ce1"/>
          <table:table-cell office:value-type="string" table:style-name="ce1">
            <text:p>2017-11-24 17:47:15.247</text:p>
          </table:table-cell>
          <table:table-cell office:value-type="string" table:style-name="ce1">
            <text:p>2017-11-24 17:47:15.31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Жанна"</text:p>
          </table:table-cell>
          <table:table-cell table:number-columns-repeated="16374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индус</text:p>
          </table:table-cell>
          <table:table-cell table:style-name="ce1"/>
          <table:table-cell office:value-type="string" table:style-name="ce1">
            <text:p>2017-11-24 17:43:35.19</text:p>
          </table:table-cell>
          <table:table-cell office:value-type="string" table:style-name="ce1">
            <text:p>2017-11-24 17:43:39.09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индус"</text:p>
          </table:table-cell>
          <table:table-cell table:number-columns-repeated="16374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Слава</text:p>
          </table:table-cell>
          <table:table-cell table:style-name="ce1"/>
          <table:table-cell office:value-type="string" table:style-name="ce1">
            <text:p>2017-11-24 17:48:35.754</text:p>
          </table:table-cell>
          <table:table-cell office:value-type="string" table:style-name="ce1">
            <text:p>2017-11-24 17:48:35.76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Слава"</text:p>
          </table:table-cell>
          <table:table-cell table:number-columns-repeated="16374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турки</text:p>
          </table:table-cell>
          <table:table-cell table:style-name="ce1"/>
          <table:table-cell office:value-type="string" table:style-name="ce1">
            <text:p>2017-11-24 17:43:52.704</text:p>
          </table:table-cell>
          <table:table-cell office:value-type="string" table:style-name="ce1">
            <text:p>2017-11-24 17:43:52.7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s the similarity between "AMT" and "турки"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Akhavan</text:p>
          </table:table-cell>
          <table:table-cell table:style-name="ce1"/>
          <table:table-cell office:value-type="string" table:style-name="ce1">
            <text:p>2017-11-24 17:43:23.819</text:p>
          </table:table-cell>
          <table:table-cell office:value-type="string" table:style-name="ce1">
            <text:p>2017-11-24 17:43:49.47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Akhavan"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Al Wadi</text:p>
          </table:table-cell>
          <table:table-cell table:style-name="ce1"/>
          <table:table-cell office:value-type="string" table:style-name="ce1">
            <text:p>2017-11-24 17:37:51.01</text:p>
          </table:table-cell>
          <table:table-cell office:value-type="string" table:style-name="ce1">
            <text:p>2017-11-24 17:37:51.10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Al Wadi"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Atwater</text:p>
          </table:table-cell>
          <table:table-cell table:style-name="ce1"/>
          <table:table-cell office:value-type="string" table:style-name="ce1">
            <text:p>2017-11-24 17:38:05.857</text:p>
          </table:table-cell>
          <table:table-cell office:value-type="string" table:style-name="ce1">
            <text:p>2017-11-24 17:50:37.76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Atwater"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Bently</text:p>
          </table:table-cell>
          <table:table-cell table:style-name="ce1"/>
          <table:table-cell office:value-type="string" table:style-name="ce1">
            <text:p>2017-11-24 17:54:30.064</text:p>
          </table:table-cell>
          <table:table-cell office:value-type="string" table:style-name="ce1">
            <text:p>2017-11-24 17:54:30.07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Bently"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Bobebe</text:p>
          </table:table-cell>
          <table:table-cell table:style-name="ce1"/>
          <table:table-cell office:value-type="string" table:style-name="ce1">
            <text:p>2017-11-24 17:37:52.007</text:p>
          </table:table-cell>
          <table:table-cell office:value-type="string" table:style-name="ce1">
            <text:p>2017-11-24 17:43:52.43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Bobebe"</text:p>
          </table:table-cell>
          <table:table-cell table:number-columns-repeated="1637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Canada</text:p>
          </table:table-cell>
          <table:table-cell table:style-name="ce1"/>
          <table:table-cell office:value-type="string" table:style-name="ce1">
            <text:p>2017-11-24 17:46:14.182</text:p>
          </table:table-cell>
          <table:table-cell office:value-type="string" table:style-name="ce1">
            <text:p>2017-11-24 17:46:42.22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Canada"</text:p>
          </table:table-cell>
          <table:table-cell table:number-columns-repeated="1637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Cardon</text:p>
          </table:table-cell>
          <table:table-cell table:style-name="ce1"/>
          <table:table-cell office:value-type="string" table:style-name="ce1">
            <text:p>2017-11-24 17:38:47.125</text:p>
          </table:table-cell>
          <table:table-cell office:value-type="string" table:style-name="ce1">
            <text:p>2017-11-24 17:38:47.1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Cardon"</text:p>
          </table:table-cell>
          <table:table-cell table:number-columns-repeated="16374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clinic</text:p>
          </table:table-cell>
          <table:table-cell table:style-name="ce1"/>
          <table:table-cell office:value-type="string" table:style-name="ce1">
            <text:p>2017-11-24 17:38:51.584</text:p>
          </table:table-cell>
          <table:table-cell office:value-type="string" table:style-name="ce1">
            <text:p>2017-11-24 17:39:40.04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clinic"</text:p>
          </table:table-cell>
          <table:table-cell table:number-columns-repeated="16374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Coffee</text:p>
          </table:table-cell>
          <table:table-cell table:style-name="ce1"/>
          <table:table-cell office:value-type="string" table:style-name="ce1">
            <text:p>2017-11-24 17:53:42.016</text:p>
          </table:table-cell>
          <table:table-cell office:value-type="string" table:style-name="ce1">
            <text:p>2017-11-24 17:53:42.20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Coffee"</text:p>
          </table:table-cell>
          <table:table-cell table:number-columns-repeated="16374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Costco</text:p>
          </table:table-cell>
          <table:table-cell table:style-name="ce1"/>
          <table:table-cell office:value-type="string" table:style-name="ce1">
            <text:p>2017-11-24 17:44:06.84</text:p>
          </table:table-cell>
          <table:table-cell office:value-type="string" table:style-name="ce1">
            <text:p>2017-11-24 18:07:22.6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Costco"</text:p>
          </table:table-cell>
          <table:table-cell table:number-columns-repeated="16374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French</text:p>
          </table:table-cell>
          <table:table-cell table:style-name="ce1"/>
          <table:table-cell office:value-type="string" table:style-name="ce1">
            <text:p>2017-11-24 17:45:13.595</text:p>
          </table:table-cell>
          <table:table-cell office:value-type="string" table:style-name="ce1">
            <text:p>2017-11-24 17:45:13.60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French"</text:p>
          </table:table-cell>
          <table:table-cell table:number-columns-repeated="16374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Google</text:p>
          </table:table-cell>
          <table:table-cell table:style-name="ce1"/>
          <table:table-cell office:value-type="string" table:style-name="ce1">
            <text:p>2017-11-24 17:46:25.146</text:p>
          </table:table-cell>
          <table:table-cell office:value-type="string" table:style-name="ce1">
            <text:p>2017-11-24 17:46:25.15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Google"</text:p>
          </table:table-cell>
          <table:table-cell table:number-columns-repeated="16374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Irving</text:p>
          </table:table-cell>
          <table:table-cell table:style-name="ce1"/>
          <table:table-cell office:value-type="string" table:style-name="ce1">
            <text:p>2017-11-24 17:46:59.888</text:p>
          </table:table-cell>
          <table:table-cell office:value-type="string" table:style-name="ce1">
            <text:p>2017-11-24 17:47:10.49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Irving"</text:p>
          </table:table-cell>
          <table:table-cell table:number-columns-repeated="16374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Kijiji</text:p>
          </table:table-cell>
          <table:table-cell table:style-name="ce1"/>
          <table:table-cell office:value-type="string" table:style-name="ce1">
            <text:p>2017-11-24 17:39:57.271</text:p>
          </table:table-cell>
          <table:table-cell office:value-type="string" table:style-name="ce1">
            <text:p>2017-11-24 17:39:57.27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Kijiji"</text:p>
          </table:table-cell>
          <table:table-cell table:number-columns-repeated="16374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kijiji</text:p>
          </table:table-cell>
          <table:table-cell table:style-name="ce1"/>
          <table:table-cell office:value-type="string" table:style-name="ce1">
            <text:p>2017-11-24 17:37:19.827</text:p>
          </table:table-cell>
          <table:table-cell office:value-type="string" table:style-name="ce1">
            <text:p>2017-11-24 18:00:48.6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kijiji"</text:p>
          </table:table-cell>
          <table:table-cell table:number-columns-repeated="16374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Lozeau</text:p>
          </table:table-cell>
          <table:table-cell table:style-name="ce1"/>
          <table:table-cell office:value-type="string" table:style-name="ce1">
            <text:p>2017-11-24 17:37:42.572</text:p>
          </table:table-cell>
          <table:table-cell office:value-type="string" table:style-name="ce1">
            <text:p>2017-11-24 17:45:42.29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Lozeau"</text:p>
          </table:table-cell>
          <table:table-cell table:number-columns-repeated="16374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Makkah</text:p>
          </table:table-cell>
          <table:table-cell table:style-name="ce1"/>
          <table:table-cell office:value-type="string" table:style-name="ce1">
            <text:p>2017-11-24 17:50:59.617</text:p>
          </table:table-cell>
          <table:table-cell office:value-type="string" table:style-name="ce1">
            <text:p>2017-11-24 17:50:59.62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Makkah"</text:p>
          </table:table-cell>
          <table:table-cell table:number-columns-repeated="16374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Marcil</text:p>
          </table:table-cell>
          <table:table-cell table:style-name="ce1"/>
          <table:table-cell office:value-type="string" table:style-name="ce1">
            <text:p>2017-11-24 17:52:38.421</text:p>
          </table:table-cell>
          <table:table-cell office:value-type="string" table:style-name="ce1">
            <text:p>2017-11-24 17:52:38.43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Marcil"</text:p>
          </table:table-cell>
          <table:table-cell table:number-columns-repeated="16374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PayPal</text:p>
          </table:table-cell>
          <table:table-cell table:style-name="ce1"/>
          <table:table-cell office:value-type="string" table:style-name="ce1">
            <text:p>2017-11-24 17:38:04.537</text:p>
          </table:table-cell>
          <table:table-cell office:value-type="string" table:style-name="ce1">
            <text:p>2017-11-24 17:57:11.70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PayPal"</text:p>
          </table:table-cell>
          <table:table-cell table:number-columns-repeated="16374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paypal</text:p>
          </table:table-cell>
          <table:table-cell table:style-name="ce1"/>
          <table:table-cell office:value-type="string" table:style-name="ce1">
            <text:p>2017-11-24 17:45:00.017</text:p>
          </table:table-cell>
          <table:table-cell office:value-type="string" table:style-name="ce1">
            <text:p>2017-11-24 17:45:00.04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paypal"</text:p>
          </table:table-cell>
          <table:table-cell table:number-columns-repeated="16374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PJ Pub</text:p>
          </table:table-cell>
          <table:table-cell table:style-name="ce1"/>
          <table:table-cell office:value-type="string" table:style-name="ce1">
            <text:p>2017-11-24 17:59:47.554</text:p>
          </table:table-cell>
          <table:table-cell office:value-type="string" table:style-name="ce1">
            <text:p>2017-11-24 17:59:47.56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PJ Pub"</text:p>
          </table:table-cell>
          <table:table-cell table:number-columns-repeated="16374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Proxim</text:p>
          </table:table-cell>
          <table:table-cell table:style-name="ce1"/>
          <table:table-cell office:value-type="string" table:style-name="ce1">
            <text:p>2017-11-24 17:39:14.901</text:p>
          </table:table-cell>
          <table:table-cell office:value-type="string" table:style-name="ce1">
            <text:p>2017-11-24 17:50:42.30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Proxim"</text:p>
          </table:table-cell>
          <table:table-cell table:number-columns-repeated="16374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Quebec</text:p>
          </table:table-cell>
          <table:table-cell table:style-name="ce1"/>
          <table:table-cell office:value-type="string" table:style-name="ce1">
            <text:p>2017-11-24 17:47:12.01</text:p>
          </table:table-cell>
          <table:table-cell office:value-type="string" table:style-name="ce1">
            <text:p>2017-11-24 17:47:12.11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Quebec"</text:p>
          </table:table-cell>
          <table:table-cell table:number-columns-repeated="16374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Rococo</text:p>
          </table:table-cell>
          <table:table-cell table:style-name="ce1"/>
          <table:table-cell office:value-type="string" table:style-name="ce1">
            <text:p>2017-11-24 17:52:36.906</text:p>
          </table:table-cell>
          <table:table-cell office:value-type="string" table:style-name="ce1">
            <text:p>2017-11-24 17:52:36.97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Rococo"</text:p>
          </table:table-cell>
          <table:table-cell table:number-columns-repeated="16374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.R.A.M.</text:p>
          </table:table-cell>
          <table:table-cell table:style-name="ce1"/>
          <table:table-cell office:value-type="string" table:style-name="ce1">
            <text:p>2017-11-24 17:50:40.367</text:p>
          </table:table-cell>
          <table:table-cell office:value-type="string" table:style-name="ce1">
            <text:p>2017-11-24 17:53:21.93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S.R.A.M."</text:p>
          </table:table-cell>
          <table:table-cell table:number-columns-repeated="16374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afari</text:p>
          </table:table-cell>
          <table:table-cell table:style-name="ce1"/>
          <table:table-cell office:value-type="string" table:style-name="ce1">
            <text:p>2017-11-24 17:52:16.487</text:p>
          </table:table-cell>
          <table:table-cell office:value-type="string" table:style-name="ce1">
            <text:p>2017-11-24 17:52:18.35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Safari"</text:p>
          </table:table-cell>
          <table:table-cell table:number-columns-repeated="16374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Skylon</text:p>
          </table:table-cell>
          <table:table-cell table:style-name="ce1"/>
          <table:table-cell office:value-type="string" table:style-name="ce1">
            <text:p>2017-11-24 18:04:19.417</text:p>
          </table:table-cell>
          <table:table-cell office:value-type="string" table:style-name="ce1">
            <text:p>2017-11-24 18:04:19.45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Skylon"</text:p>
          </table:table-cell>
          <table:table-cell table:number-columns-repeated="16374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tokes</text:p>
          </table:table-cell>
          <table:table-cell table:style-name="ce1"/>
          <table:table-cell office:value-type="string" table:style-name="ce1">
            <text:p>2017-11-24 17:36:18.132</text:p>
          </table:table-cell>
          <table:table-cell office:value-type="string" table:style-name="ce1">
            <text:p>2017-11-24 17:43:39.71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Stokes"</text:p>
          </table:table-cell>
          <table:table-cell table:number-columns-repeated="16374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bway</text:p>
          </table:table-cell>
          <table:table-cell table:style-name="ce1"/>
          <table:table-cell office:value-type="string" table:style-name="ce1">
            <text:p>2017-11-24 17:37:28.251</text:p>
          </table:table-cell>
          <table:table-cell office:value-type="string" table:style-name="ce1">
            <text:p>2017-11-24 17:44:25.53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Subway"</text:p>
          </table:table-cell>
          <table:table-cell table:number-columns-repeated="16374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Target</text:p>
          </table:table-cell>
          <table:table-cell table:style-name="ce1"/>
          <table:table-cell office:value-type="string" table:style-name="ce1">
            <text:p>2017-11-24 17:45:26.578</text:p>
          </table:table-cell>
          <table:table-cell office:value-type="string" table:style-name="ce1">
            <text:p>2017-11-24 17:50:43.91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Target"</text:p>
          </table:table-cell>
          <table:table-cell table:number-columns-repeated="16374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tuango</text:p>
          </table:table-cell>
          <table:table-cell table:style-name="ce1"/>
          <table:table-cell office:value-type="string" table:style-name="ce1">
            <text:p>2017-11-24 17:43:13.621</text:p>
          </table:table-cell>
          <table:table-cell office:value-type="string" table:style-name="ce1">
            <text:p>2017-11-24 17:43:13.63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tuango"</text:p>
          </table:table-cell>
          <table:table-cell table:number-columns-repeated="16374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Yellow</text:p>
          </table:table-cell>
          <table:table-cell table:style-name="ce1"/>
          <table:table-cell office:value-type="string" table:style-name="ce1">
            <text:p>2017-11-24 17:36:47.651</text:p>
          </table:table-cell>
          <table:table-cell office:value-type="string" table:style-name="ce1">
            <text:p>2017-11-24 17:36:47.67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Yellow"</text:p>
          </table:table-cell>
          <table:table-cell table:number-columns-repeated="16374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Наташа</text:p>
          </table:table-cell>
          <table:table-cell table:style-name="ce1"/>
          <table:table-cell office:value-type="string" table:style-name="ce1">
            <text:p>2017-11-24 17:48:19.857</text:p>
          </table:table-cell>
          <table:table-cell office:value-type="string" table:style-name="ce1">
            <text:p>2017-11-24 17:48:19.89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Наташа"</text:p>
          </table:table-cell>
          <table:table-cell table:number-columns-repeated="16374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двал</text:p>
          </table:table-cell>
          <table:table-cell table:style-name="ce1"/>
          <table:table-cell office:value-type="string" table:style-name="ce1">
            <text:p>2017-11-24 17:36:15.311</text:p>
          </table:table-cell>
          <table:table-cell office:value-type="string" table:style-name="ce1">
            <text:p>2017-11-24 17:39:03.39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подвал"</text:p>
          </table:table-cell>
          <table:table-cell table:number-columns-repeated="16374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у Люды</text:p>
          </table:table-cell>
          <table:table-cell table:style-name="ce1"/>
          <table:table-cell office:value-type="string" table:style-name="ce1">
            <text:p>2017-11-24 18:00:16.918</text:p>
          </table:table-cell>
          <table:table-cell office:value-type="string" table:style-name="ce1">
            <text:p>2017-11-24 18:00:16.92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у Люды"</text:p>
          </table:table-cell>
          <table:table-cell table:number-columns-repeated="16374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Фишман</text:p>
          </table:table-cell>
          <table:table-cell table:style-name="ce1"/>
          <table:table-cell office:value-type="string" table:style-name="ce1">
            <text:p>2017-11-24 17:48:04.521</text:p>
          </table:table-cell>
          <table:table-cell office:value-type="string" table:style-name="ce1">
            <text:p>2017-11-24 17:48:04.61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Фишман"</text:p>
          </table:table-cell>
          <table:table-cell table:number-columns-repeated="16374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Эдуард</text:p>
          </table:table-cell>
          <table:table-cell table:style-name="ce1"/>
          <table:table-cell office:value-type="string" table:style-name="ce1">
            <text:p>2017-11-24 17:38:35.374</text:p>
          </table:table-cell>
          <table:table-cell office:value-type="string" table:style-name="ce1">
            <text:p>2017-11-24 17:38:35.51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s the similarity between "AMT" and "Эдуард"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Academie</text:p>
          </table:table-cell>
          <table:table-cell table:style-name="ce1"/>
          <table:table-cell office:value-type="string" table:style-name="ce1">
            <text:p>2017-11-24 17:57:09.686</text:p>
          </table:table-cell>
          <table:table-cell office:value-type="string" table:style-name="ce1">
            <text:p>2017-11-24 17:57:09.69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Academie"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Acquisio</text:p>
          </table:table-cell>
          <table:table-cell table:style-name="ce1"/>
          <table:table-cell office:value-type="string" table:style-name="ce1">
            <text:p>2017-11-24 17:51:16.456</text:p>
          </table:table-cell>
          <table:table-cell office:value-type="string" table:style-name="ce1">
            <text:p>2017-11-24 18:07:21.07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Acquisio"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Balkani</text:p>
          </table:table-cell>
          <table:table-cell table:style-name="ce1"/>
          <table:table-cell office:value-type="string" table:style-name="ce1">
            <text:p>2017-11-24 18:00:14.447</text:p>
          </table:table-cell>
          <table:table-cell office:value-type="string" table:style-name="ce1">
            <text:p>2017-11-24 18:00:14.45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Balkani"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Bentley</text:p>
          </table:table-cell>
          <table:table-cell table:style-name="ce1"/>
          <table:table-cell office:value-type="string" table:style-name="ce1">
            <text:p>2017-11-24 17:37:27.372</text:p>
          </table:table-cell>
          <table:table-cell office:value-type="string" table:style-name="ce1">
            <text:p>2017-11-24 18:03:50.5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Bentley"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Betonel</text:p>
          </table:table-cell>
          <table:table-cell table:style-name="ce1"/>
          <table:table-cell office:value-type="string" table:style-name="ce1">
            <text:p>2017-11-24 17:51:56.203</text:p>
          </table:table-cell>
          <table:table-cell office:value-type="string" table:style-name="ce1">
            <text:p>2017-11-24 17:53:01.45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Betonel"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Biodome</text:p>
          </table:table-cell>
          <table:table-cell table:style-name="ce1"/>
          <table:table-cell office:value-type="string" table:style-name="ce1">
            <text:p>2017-11-24 17:51:39.285</text:p>
          </table:table-cell>
          <table:table-cell office:value-type="string" table:style-name="ce1">
            <text:p>2017-11-24 17:51:39.572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Biodome"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Cafe 92</text:p>
          </table:table-cell>
          <table:table-cell table:style-name="ce1"/>
          <table:table-cell office:value-type="string" table:style-name="ce1">
            <text:p>2017-11-24 17:48:21.34</text:p>
          </table:table-cell>
          <table:table-cell office:value-type="string" table:style-name="ce1">
            <text:p>2017-11-24 17:48:21.34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Cafe 92"</text:p>
          </table:table-cell>
          <table:table-cell table:number-columns-repeated="1637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Cafe 92</text:p>
          </table:table-cell>
          <table:table-cell table:style-name="ce1"/>
          <table:table-cell office:value-type="string" table:style-name="ce1">
            <text:p>2017-11-24 17:48:00.808</text:p>
          </table:table-cell>
          <table:table-cell office:value-type="string" table:style-name="ce1">
            <text:p>2017-11-24 17:48:04.6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Cafe 92"</text:p>
          </table:table-cell>
          <table:table-cell table:number-columns-repeated="1637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Cafeden</text:p>
          </table:table-cell>
          <table:table-cell table:style-name="ce1"/>
          <table:table-cell office:value-type="string" table:style-name="ce1">
            <text:p>2017-11-24 17:51:01.92</text:p>
          </table:table-cell>
          <table:table-cell office:value-type="string" table:style-name="ce1">
            <text:p>2017-11-24 17:51:01.931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Cafeden"</text:p>
          </table:table-cell>
          <table:table-cell table:number-columns-repeated="16374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CocoBon</text:p>
          </table:table-cell>
          <table:table-cell table:style-name="ce1"/>
          <table:table-cell office:value-type="string" table:style-name="ce1">
            <text:p>2017-11-24 17:44:34.193</text:p>
          </table:table-cell>
          <table:table-cell office:value-type="string" table:style-name="ce1">
            <text:p>2017-11-24 17:44:34.27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CocoBon"</text:p>
          </table:table-cell>
          <table:table-cell table:number-columns-repeated="16374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Cocobun</text:p>
          </table:table-cell>
          <table:table-cell table:style-name="ce1"/>
          <table:table-cell office:value-type="string" table:style-name="ce1">
            <text:p>2017-11-24 17:39:26.095</text:p>
          </table:table-cell>
          <table:table-cell office:value-type="string" table:style-name="ce1">
            <text:p>2017-11-24 17:39:26.15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Cocobun"</text:p>
          </table:table-cell>
          <table:table-cell table:number-columns-repeated="16374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Delilah</text:p>
          </table:table-cell>
          <table:table-cell table:style-name="ce1"/>
          <table:table-cell office:value-type="string" table:style-name="ce1">
            <text:p>2017-11-24 17:39:26.075</text:p>
          </table:table-cell>
          <table:table-cell office:value-type="string" table:style-name="ce1">
            <text:p>2017-11-24 17:39:26.082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Delilah"</text:p>
          </table:table-cell>
          <table:table-cell table:number-columns-repeated="16374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Dell.ca</text:p>
          </table:table-cell>
          <table:table-cell table:style-name="ce1"/>
          <table:table-cell office:value-type="string" table:style-name="ce1">
            <text:p>2017-11-24 17:45:12.155</text:p>
          </table:table-cell>
          <table:table-cell office:value-type="string" table:style-name="ce1">
            <text:p>2017-11-24 17:45:12.162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Dell.ca"</text:p>
          </table:table-cell>
          <table:table-cell table:number-columns-repeated="16374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eBay.ca</text:p>
          </table:table-cell>
          <table:table-cell table:style-name="ce1"/>
          <table:table-cell office:value-type="string" table:style-name="ce1">
            <text:p>2017-11-24 17:53:43.538</text:p>
          </table:table-cell>
          <table:table-cell office:value-type="string" table:style-name="ce1">
            <text:p>2017-11-24 17:53:43.56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eBay.ca"</text:p>
          </table:table-cell>
          <table:table-cell table:number-columns-repeated="16374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ebay.ca</text:p>
          </table:table-cell>
          <table:table-cell table:style-name="ce1"/>
          <table:table-cell office:value-type="string" table:style-name="ce1">
            <text:p>2017-11-24 17:50:40.019</text:p>
          </table:table-cell>
          <table:table-cell office:value-type="string" table:style-name="ce1">
            <text:p>2017-11-24 17:58:00.13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ebay.ca"</text:p>
          </table:table-cell>
          <table:table-cell table:number-columns-repeated="16374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n Gros</text:p>
          </table:table-cell>
          <table:table-cell table:style-name="ce1"/>
          <table:table-cell office:value-type="string" table:style-name="ce1">
            <text:p>2017-11-24 17:36:17.594</text:p>
          </table:table-cell>
          <table:table-cell office:value-type="string" table:style-name="ce1">
            <text:p>2017-11-24 17:36:17.69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En Gros"</text:p>
          </table:table-cell>
          <table:table-cell table:number-columns-repeated="16374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GroupOn</text:p>
          </table:table-cell>
          <table:table-cell table:style-name="ce1"/>
          <table:table-cell office:value-type="string" table:style-name="ce1">
            <text:p>2017-11-24 18:04:17.274</text:p>
          </table:table-cell>
          <table:table-cell office:value-type="string" table:style-name="ce1">
            <text:p>2017-11-24 18:04:17.28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GroupOn"</text:p>
          </table:table-cell>
          <table:table-cell table:number-columns-repeated="16374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Groupon</text:p>
          </table:table-cell>
          <table:table-cell table:style-name="ce1"/>
          <table:table-cell office:value-type="string" table:style-name="ce1">
            <text:p>2017-11-24 17:44:03.58</text:p>
          </table:table-cell>
          <table:table-cell office:value-type="string" table:style-name="ce1">
            <text:p>2017-11-24 17:51:41.46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Groupon"</text:p>
          </table:table-cell>
          <table:table-cell table:number-columns-repeated="16374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Halifax</text:p>
          </table:table-cell>
          <table:table-cell table:style-name="ce1"/>
          <table:table-cell office:value-type="string" table:style-name="ce1">
            <text:p>2017-11-24 17:47:10.85</text:p>
          </table:table-cell>
          <table:table-cell office:value-type="string" table:style-name="ce1">
            <text:p>2017-11-24 17:47:11.04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Halifax"</text:p>
          </table:table-cell>
          <table:table-cell table:number-columns-repeated="16374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talian</text:p>
          </table:table-cell>
          <table:table-cell table:style-name="ce1"/>
          <table:table-cell office:value-type="string" table:style-name="ce1">
            <text:p>2017-11-24 17:37:18.247</text:p>
          </table:table-cell>
          <table:table-cell office:value-type="string" table:style-name="ce1">
            <text:p>2017-11-24 17:37:18.25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Italian"</text:p>
          </table:table-cell>
          <table:table-cell table:number-columns-repeated="16374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La Baie</text:p>
          </table:table-cell>
          <table:table-cell table:style-name="ce1"/>
          <table:table-cell office:value-type="string" table:style-name="ce1">
            <text:p>2017-11-24 17:38:59.099</text:p>
          </table:table-cell>
          <table:table-cell office:value-type="string" table:style-name="ce1">
            <text:p>2017-11-24 17:47:30.36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La Baie"</text:p>
          </table:table-cell>
          <table:table-cell table:number-columns-repeated="16374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Lacopar</text:p>
          </table:table-cell>
          <table:table-cell table:style-name="ce1"/>
          <table:table-cell office:value-type="string" table:style-name="ce1">
            <text:p>2017-11-24 17:39:10.319</text:p>
          </table:table-cell>
          <table:table-cell office:value-type="string" table:style-name="ce1">
            <text:p>2017-11-24 17:51:54.56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Lacopar"</text:p>
          </table:table-cell>
          <table:table-cell table:number-columns-repeated="16374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Loblaws</text:p>
          </table:table-cell>
          <table:table-cell table:style-name="ce1"/>
          <table:table-cell office:value-type="string" table:style-name="ce1">
            <text:p>2017-11-24 17:36:12.36</text:p>
          </table:table-cell>
          <table:table-cell office:value-type="string" table:style-name="ce1">
            <text:p>2017-11-24 17:53:41.371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Loblaws"</text:p>
          </table:table-cell>
          <table:table-cell table:number-columns-repeated="16374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Mouline</text:p>
          </table:table-cell>
          <table:table-cell table:style-name="ce1"/>
          <table:table-cell office:value-type="string" table:style-name="ce1">
            <text:p>2017-11-24 17:43:21.822</text:p>
          </table:table-cell>
          <table:table-cell office:value-type="string" table:style-name="ce1">
            <text:p>2017-11-24 17:43:21.82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Mouline"</text:p>
          </table:table-cell>
          <table:table-cell table:number-columns-repeated="16374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New Egg</text:p>
          </table:table-cell>
          <table:table-cell table:style-name="ce1"/>
          <table:table-cell office:value-type="string" table:style-name="ce1">
            <text:p>2017-11-24 17:52:15.178</text:p>
          </table:table-cell>
          <table:table-cell office:value-type="string" table:style-name="ce1">
            <text:p>2017-11-24 17:52:15.18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New Egg"</text:p>
          </table:table-cell>
          <table:table-cell table:number-columns-repeated="1637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Omnivox</text:p>
          </table:table-cell>
          <table:table-cell table:style-name="ce1"/>
          <table:table-cell office:value-type="string" table:style-name="ce1">
            <text:p>2017-11-24 18:00:19.476</text:p>
          </table:table-cell>
          <table:table-cell office:value-type="string" table:style-name="ce1">
            <text:p>2017-11-24 18:03:17.591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Omnivox"</text:p>
          </table:table-cell>
          <table:table-cell table:number-columns-repeated="16374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Payless</text:p>
          </table:table-cell>
          <table:table-cell table:style-name="ce1"/>
          <table:table-cell office:value-type="string" table:style-name="ce1">
            <text:p>2017-11-24 17:44:06.854</text:p>
          </table:table-cell>
          <table:table-cell office:value-type="string" table:style-name="ce1">
            <text:p>2017-11-24 17:54:26.15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Payless"</text:p>
          </table:table-cell>
          <table:table-cell table:number-columns-repeated="16374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Pekarna</text:p>
          </table:table-cell>
          <table:table-cell table:style-name="ce1"/>
          <table:table-cell office:value-type="string" table:style-name="ce1">
            <text:p>2017-11-24 17:45:29.289</text:p>
          </table:table-cell>
          <table:table-cell office:value-type="string" table:style-name="ce1">
            <text:p>2017-11-24 17:45:46.10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Pekarna"</text:p>
          </table:table-cell>
          <table:table-cell table:number-columns-repeated="16374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Provigo</text:p>
          </table:table-cell>
          <table:table-cell table:style-name="ce1"/>
          <table:table-cell office:value-type="string" table:style-name="ce1">
            <text:p>2017-11-24 17:38:02.24</text:p>
          </table:table-cell>
          <table:table-cell office:value-type="string" table:style-name="ce1">
            <text:p>2017-11-24 18:00:13.66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Provigo"</text:p>
          </table:table-cell>
          <table:table-cell table:number-columns-repeated="16374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Rialink</text:p>
          </table:table-cell>
          <table:table-cell table:style-name="ce1"/>
          <table:table-cell office:value-type="string" table:style-name="ce1">
            <text:p>2017-11-24 17:37:40.23</text:p>
          </table:table-cell>
          <table:table-cell office:value-type="string" table:style-name="ce1">
            <text:p>2017-11-24 17:48:04.20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Rialink"</text:p>
          </table:table-cell>
          <table:table-cell table:number-columns-repeated="16374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Sao Sao</text:p>
          </table:table-cell>
          <table:table-cell table:style-name="ce1"/>
          <table:table-cell office:value-type="string" table:style-name="ce1">
            <text:p>2017-11-24 17:51:15.989</text:p>
          </table:table-cell>
          <table:table-cell office:value-type="string" table:style-name="ce1">
            <text:p>2017-11-24 17:51:54.701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Sao Sao"</text:p>
          </table:table-cell>
          <table:table-cell table:number-columns-repeated="16374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nowdon</text:p>
          </table:table-cell>
          <table:table-cell table:style-name="ce1"/>
          <table:table-cell office:value-type="string" table:style-name="ce1">
            <text:p>2017-11-24 17:39:12.75</text:p>
          </table:table-cell>
          <table:table-cell office:value-type="string" table:style-name="ce1">
            <text:p>2017-11-24 17:39:57.98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Snowdon"</text:p>
          </table:table-cell>
          <table:table-cell table:number-columns-repeated="16374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Stefani</text:p>
          </table:table-cell>
          <table:table-cell table:style-name="ce1"/>
          <table:table-cell office:value-type="string" table:style-name="ce1">
            <text:p>2017-11-24 17:48:22.684</text:p>
          </table:table-cell>
          <table:table-cell office:value-type="string" table:style-name="ce1">
            <text:p>2017-11-24 17:48:22.77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Stefani"</text:p>
          </table:table-cell>
          <table:table-cell table:number-columns-repeated="16374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per C</text:p>
          </table:table-cell>
          <table:table-cell table:style-name="ce1"/>
          <table:table-cell office:value-type="string" table:style-name="ce1">
            <text:p>2017-11-24 17:36:11.907</text:p>
          </table:table-cell>
          <table:table-cell office:value-type="string" table:style-name="ce1">
            <text:p>2017-11-24 18:07:21.85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Super C"</text:p>
          </table:table-cell>
          <table:table-cell table:number-columns-repeated="16374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ToysRus</text:p>
          </table:table-cell>
          <table:table-cell table:style-name="ce1"/>
          <table:table-cell office:value-type="string" table:style-name="ce1">
            <text:p>2017-11-24 17:57:08.97</text:p>
          </table:table-cell>
          <table:table-cell office:value-type="string" table:style-name="ce1">
            <text:p>2017-11-24 18:04:22.941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ToysRus"</text:p>
          </table:table-cell>
          <table:table-cell table:number-columns-repeated="16374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ToysЯUs</text:p>
          </table:table-cell>
          <table:table-cell table:style-name="ce1"/>
          <table:table-cell office:value-type="string" table:style-name="ce1">
            <text:p>2017-11-24 17:39:37.697</text:p>
          </table:table-cell>
          <table:table-cell office:value-type="string" table:style-name="ce1">
            <text:p>2017-11-24 17:46:24.34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ToysЯUs"</text:p>
          </table:table-cell>
          <table:table-cell table:number-columns-repeated="16374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Walmart</text:p>
          </table:table-cell>
          <table:table-cell table:style-name="ce1"/>
          <table:table-cell office:value-type="string" table:style-name="ce1">
            <text:p>2017-11-24 17:36:07.935</text:p>
          </table:table-cell>
          <table:table-cell office:value-type="string" table:style-name="ce1">
            <text:p>2017-11-24 18:07:17.88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Walmart"</text:p>
          </table:table-cell>
          <table:table-cell table:number-columns-repeated="16374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Winners</text:p>
          </table:table-cell>
          <table:table-cell table:style-name="ce1"/>
          <table:table-cell office:value-type="string" table:style-name="ce1">
            <text:p>2017-11-24 17:36:35.822</text:p>
          </table:table-cell>
          <table:table-cell office:value-type="string" table:style-name="ce1">
            <text:p>2017-11-24 17:46:54.612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Winners"</text:p>
          </table:table-cell>
          <table:table-cell table:number-columns-repeated="16374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Yamaska</text:p>
          </table:table-cell>
          <table:table-cell table:style-name="ce1"/>
          <table:table-cell office:value-type="string" table:style-name="ce1">
            <text:p>2017-11-24 18:01:16.026</text:p>
          </table:table-cell>
          <table:table-cell office:value-type="string" table:style-name="ce1">
            <text:p>2017-11-24 18:01:16.09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Yamaska"</text:p>
          </table:table-cell>
          <table:table-cell table:number-columns-repeated="16374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Zellers</text:p>
          </table:table-cell>
          <table:table-cell table:style-name="ce1"/>
          <table:table-cell office:value-type="string" table:style-name="ce1">
            <text:p>2017-11-24 17:36:07.386</text:p>
          </table:table-cell>
          <table:table-cell office:value-type="string" table:style-name="ce1">
            <text:p>2017-11-24 17:42:59.86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Zellers"</text:p>
          </table:table-cell>
          <table:table-cell table:number-columns-repeated="16374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Валя ДР</text:p>
          </table:table-cell>
          <table:table-cell table:style-name="ce1"/>
          <table:table-cell office:value-type="string" table:style-name="ce1">
            <text:p>2017-11-24 17:45:44.097</text:p>
          </table:table-cell>
          <table:table-cell office:value-type="string" table:style-name="ce1">
            <text:p>2017-11-24 17:45:44.10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Валя ДР"</text:p>
          </table:table-cell>
          <table:table-cell table:number-columns-repeated="16374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копилка</text:p>
          </table:table-cell>
          <table:table-cell table:style-name="ce1"/>
          <table:table-cell office:value-type="string" table:style-name="ce1">
            <text:p>2017-11-24 17:59:49.016</text:p>
          </table:table-cell>
          <table:table-cell office:value-type="string" table:style-name="ce1">
            <text:p>2017-11-24 17:59:49.02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копилка"</text:p>
          </table:table-cell>
          <table:table-cell table:number-columns-repeated="16374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корабль</text:p>
          </table:table-cell>
          <table:table-cell table:style-name="ce1"/>
          <table:table-cell office:value-type="string" table:style-name="ce1">
            <text:p>2017-11-24 17:47:00.226</text:p>
          </table:table-cell>
          <table:table-cell office:value-type="string" table:style-name="ce1">
            <text:p>2017-11-24 17:47:00.372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корабль"</text:p>
          </table:table-cell>
          <table:table-cell table:number-columns-repeated="16374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логопед</text:p>
          </table:table-cell>
          <table:table-cell table:style-name="ce1"/>
          <table:table-cell office:value-type="string" table:style-name="ce1">
            <text:p>2017-11-24 17:58:28.829</text:p>
          </table:table-cell>
          <table:table-cell office:value-type="string" table:style-name="ce1">
            <text:p>2017-11-24 17:59:21.13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логопед"</text:p>
          </table:table-cell>
          <table:table-cell table:number-columns-repeated="16374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Татьяна</text:p>
          </table:table-cell>
          <table:table-cell table:style-name="ce1"/>
          <table:table-cell office:value-type="string" table:style-name="ce1">
            <text:p>2017-11-24 17:45:29.304</text:p>
          </table:table-cell>
          <table:table-cell office:value-type="string" table:style-name="ce1">
            <text:p>2017-11-24 17:45:29.312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s the similarity between "AMT" and "Татьяна"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Amazon.ca</text:p>
          </table:table-cell>
          <table:table-cell table:style-name="ce1"/>
          <table:table-cell office:value-type="string" table:style-name="ce1">
            <text:p>2017-11-24 17:45:56.275</text:p>
          </table:table-cell>
          <table:table-cell office:value-type="string" table:style-name="ce1">
            <text:p>2017-11-24 18:00:21.13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Amazon.ca"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ngrignon</text:p>
          </table:table-cell>
          <table:table-cell table:style-name="ce1"/>
          <table:table-cell office:value-type="string" table:style-name="ce1">
            <text:p>2017-11-24 17:38:57.646</text:p>
          </table:table-cell>
          <table:table-cell office:value-type="string" table:style-name="ce1">
            <text:p>2017-11-24 17:38:58.80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Angrignon"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Best Buy</text:p>
          </table:table-cell>
          <table:table-cell table:style-name="ce1"/>
          <table:table-cell office:value-type="string" table:style-name="ce1">
            <text:p>2017-11-24 17:36:12.59</text:p>
          </table:table-cell>
          <table:table-cell office:value-type="string" table:style-name="ce1">
            <text:p>2017-11-24 18:06:01.23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Best Buy"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CCTB/PFCE</text:p>
          </table:table-cell>
          <table:table-cell table:style-name="ce1"/>
          <table:table-cell office:value-type="string" table:style-name="ce1">
            <text:p>2017-11-24 17:38:49.776</text:p>
          </table:table-cell>
          <table:table-cell office:value-type="string" table:style-name="ce1">
            <text:p>2017-11-24 18:07:19.90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CCTB/PFCE"</text:p>
          </table:table-cell>
          <table:table-cell table:number-columns-repeated="16374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ineplex</text:p>
          </table:table-cell>
          <table:table-cell table:style-name="ce1"/>
          <table:table-cell office:value-type="string" table:style-name="ce1">
            <text:p>2017-11-24 17:36:39.101</text:p>
          </table:table-cell>
          <table:table-cell office:value-type="string" table:style-name="ce1">
            <text:p>2017-11-24 18:02:15.68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Cineplex"</text:p>
          </table:table-cell>
          <table:table-cell table:number-columns-repeated="1637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Coco Bon</text:p>
          </table:table-cell>
          <table:table-cell table:style-name="ce1"/>
          <table:table-cell office:value-type="string" table:style-name="ce1">
            <text:p>2017-11-24 17:45:59.561</text:p>
          </table:table-cell>
          <table:table-cell office:value-type="string" table:style-name="ce1">
            <text:p>2017-11-24 17:46:40.20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Coco Bon"</text:p>
          </table:table-cell>
          <table:table-cell table:number-columns-repeated="16374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Cremazie</text:p>
          </table:table-cell>
          <table:table-cell table:style-name="ce1"/>
          <table:table-cell office:value-type="string" table:style-name="ce1">
            <text:p>2017-11-24 17:47:12.02</text:p>
          </table:table-cell>
          <table:table-cell office:value-type="string" table:style-name="ce1">
            <text:p>2017-11-24 17:47:12.17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Cremazie"</text:p>
          </table:table-cell>
          <table:table-cell table:number-columns-repeated="16374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ultures</text:p>
          </table:table-cell>
          <table:table-cell table:style-name="ce1"/>
          <table:table-cell office:value-type="string" table:style-name="ce1">
            <text:p>2017-11-24 17:36:07.395</text:p>
          </table:table-cell>
          <table:table-cell office:value-type="string" table:style-name="ce1">
            <text:p>2017-11-24 17:50:37.66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Cultures"</text:p>
          </table:table-cell>
          <table:table-cell table:number-columns-repeated="16374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DeSerres</text:p>
          </table:table-cell>
          <table:table-cell table:style-name="ce1"/>
          <table:table-cell office:value-type="string" table:style-name="ce1">
            <text:p>2017-11-24 18:02:16.841</text:p>
          </table:table-cell>
          <table:table-cell office:value-type="string" table:style-name="ce1">
            <text:p>2017-11-24 18:02:16.85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DeSerres"</text:p>
          </table:table-cell>
          <table:table-cell table:number-columns-repeated="16374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ebay.com</text:p>
          </table:table-cell>
          <table:table-cell table:style-name="ce1"/>
          <table:table-cell office:value-type="string" table:style-name="ce1">
            <text:p>2017-11-24 17:44:48.363</text:p>
          </table:table-cell>
          <table:table-cell office:value-type="string" table:style-name="ce1">
            <text:p>2017-11-24 17:46:25.13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ebay.com"</text:p>
          </table:table-cell>
          <table:table-cell table:number-columns-repeated="16374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sposito</text:p>
          </table:table-cell>
          <table:table-cell table:style-name="ce1"/>
          <table:table-cell office:value-type="string" table:style-name="ce1">
            <text:p>2017-11-24 17:36:13.357</text:p>
          </table:table-cell>
          <table:table-cell office:value-type="string" table:style-name="ce1">
            <text:p>2017-11-24 17:47:32.0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Esposito"</text:p>
          </table:table-cell>
          <table:table-cell table:number-columns-repeated="16374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Flying J</text:p>
          </table:table-cell>
          <table:table-cell table:style-name="ce1"/>
          <table:table-cell office:value-type="string" table:style-name="ce1">
            <text:p>2017-11-24 17:44:08.47</text:p>
          </table:table-cell>
          <table:table-cell office:value-type="string" table:style-name="ce1">
            <text:p>2017-11-24 17:44:20.80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Flying J"</text:p>
          </table:table-cell>
          <table:table-cell table:number-columns-repeated="16374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HerbaMiel</text:p>
          </table:table-cell>
          <table:table-cell table:style-name="ce1"/>
          <table:table-cell office:value-type="string" table:style-name="ce1">
            <text:p>2017-11-24 17:44:21.201</text:p>
          </table:table-cell>
          <table:table-cell office:value-type="string" table:style-name="ce1">
            <text:p>2017-11-24 17:44:21.45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HerbaMiel"</text:p>
          </table:table-cell>
          <table:table-cell table:number-columns-repeated="16374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Kim Phat</text:p>
          </table:table-cell>
          <table:table-cell table:style-name="ce1"/>
          <table:table-cell office:value-type="string" table:style-name="ce1">
            <text:p>2017-11-24 17:51:16.649</text:p>
          </table:table-cell>
          <table:table-cell office:value-type="string" table:style-name="ce1">
            <text:p>2017-11-24 17:51:16.67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Kim Phat"</text:p>
          </table:table-cell>
          <table:table-cell table:number-columns-repeated="16374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La Fusee</text:p>
          </table:table-cell>
          <table:table-cell table:style-name="ce1"/>
          <table:table-cell office:value-type="string" table:style-name="ce1">
            <text:p>2017-11-24 17:39:57.415</text:p>
          </table:table-cell>
          <table:table-cell office:value-type="string" table:style-name="ce1">
            <text:p>2017-11-24 17:39:57.48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La Fusee"</text:p>
          </table:table-cell>
          <table:table-cell table:number-columns-repeated="16374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Manulife</text:p>
          </table:table-cell>
          <table:table-cell table:style-name="ce1"/>
          <table:table-cell office:value-type="string" table:style-name="ce1">
            <text:p>2017-11-24 17:43:11.247</text:p>
          </table:table-cell>
          <table:table-cell office:value-type="string" table:style-name="ce1">
            <text:p>2017-11-24 17:44:36.39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Manulife"</text:p>
          </table:table-cell>
          <table:table-cell table:number-columns-repeated="16374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Marriote</text:p>
          </table:table-cell>
          <table:table-cell table:style-name="ce1"/>
          <table:table-cell office:value-type="string" table:style-name="ce1">
            <text:p>2017-11-24 17:51:17.448</text:p>
          </table:table-cell>
          <table:table-cell office:value-type="string" table:style-name="ce1">
            <text:p>2017-11-24 17:51:17.5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Marriote"</text:p>
          </table:table-cell>
          <table:table-cell table:number-columns-repeated="16374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Michaels</text:p>
          </table:table-cell>
          <table:table-cell table:style-name="ce1"/>
          <table:table-cell office:value-type="string" table:style-name="ce1">
            <text:p>2017-11-24 17:43:36.527</text:p>
          </table:table-cell>
          <table:table-cell office:value-type="string" table:style-name="ce1">
            <text:p>2017-11-24 17:52:18.3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Michaels"</text:p>
          </table:table-cell>
          <table:table-cell table:number-columns-repeated="16374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Mondiana</text:p>
          </table:table-cell>
          <table:table-cell table:style-name="ce1"/>
          <table:table-cell office:value-type="string" table:style-name="ce1">
            <text:p>2017-11-24 17:48:00.783</text:p>
          </table:table-cell>
          <table:table-cell office:value-type="string" table:style-name="ce1">
            <text:p>2017-11-24 17:48:00.93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Mondiana"</text:p>
          </table:table-cell>
          <table:table-cell table:number-columns-repeated="16374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Montreal</text:p>
          </table:table-cell>
          <table:table-cell table:style-name="ce1"/>
          <table:table-cell office:value-type="string" table:style-name="ce1">
            <text:p>2017-11-24 17:38:37.351</text:p>
          </table:table-cell>
          <table:table-cell office:value-type="string" table:style-name="ce1">
            <text:p>2017-11-24 17:46:58.82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Montreal"</text:p>
          </table:table-cell>
          <table:table-cell table:number-columns-repeated="16374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Old Navy</text:p>
          </table:table-cell>
          <table:table-cell table:style-name="ce1"/>
          <table:table-cell office:value-type="string" table:style-name="ce1">
            <text:p>2017-11-24 17:46:24.098</text:p>
          </table:table-cell>
          <table:table-cell office:value-type="string" table:style-name="ce1">
            <text:p>2017-11-24 17:51:02.29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Old Navy"</text:p>
          </table:table-cell>
          <table:table-cell table:number-columns-repeated="16374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ho Cali</text:p>
          </table:table-cell>
          <table:table-cell table:style-name="ce1"/>
          <table:table-cell office:value-type="string" table:style-name="ce1">
            <text:p>2017-11-24 17:36:07.426</text:p>
          </table:table-cell>
          <table:table-cell office:value-type="string" table:style-name="ce1">
            <text:p>2017-11-24 17:36:07.50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Pho Cali"</text:p>
          </table:table-cell>
          <table:table-cell table:number-columns-repeated="16374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PJ's Pub</text:p>
          </table:table-cell>
          <table:table-cell table:style-name="ce1"/>
          <table:table-cell office:value-type="string" table:style-name="ce1">
            <text:p>2017-11-24 17:46:41.408</text:p>
          </table:table-cell>
          <table:table-cell office:value-type="string" table:style-name="ce1">
            <text:p>2017-11-24 17:51:02.72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PJ's Pub"</text:p>
          </table:table-cell>
          <table:table-cell table:number-columns-repeated="16374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Proximed</text:p>
          </table:table-cell>
          <table:table-cell table:style-name="ce1"/>
          <table:table-cell office:value-type="string" table:style-name="ce1">
            <text:p>2017-11-24 17:40:13.059</text:p>
          </table:table-cell>
          <table:table-cell office:value-type="string" table:style-name="ce1">
            <text:p>2017-11-24 17:40:13.10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Proximed"</text:p>
          </table:table-cell>
          <table:table-cell table:number-columns-repeated="16374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Reitmans</text:p>
          </table:table-cell>
          <table:table-cell table:style-name="ce1"/>
          <table:table-cell office:value-type="string" table:style-name="ce1">
            <text:p>2017-11-24 17:39:27.706</text:p>
          </table:table-cell>
          <table:table-cell office:value-type="string" table:style-name="ce1">
            <text:p>2017-11-24 17:39:27.71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Reitmans"</text:p>
          </table:table-cell>
          <table:table-cell table:number-columns-repeated="16374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Safe Bag</text:p>
          </table:table-cell>
          <table:table-cell table:style-name="ce1"/>
          <table:table-cell office:value-type="string" table:style-name="ce1">
            <text:p>2017-11-24 18:04:23.838</text:p>
          </table:table-cell>
          <table:table-cell office:value-type="string" table:style-name="ce1">
            <text:p>2017-11-24 18:04:23.85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Safe Bag"</text:p>
          </table:table-cell>
          <table:table-cell table:number-columns-repeated="16374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pinelli</text:p>
          </table:table-cell>
          <table:table-cell table:style-name="ce1"/>
          <table:table-cell office:value-type="string" table:style-name="ce1">
            <text:p>2017-11-24 17:46:54.863</text:p>
          </table:table-cell>
          <table:table-cell office:value-type="string" table:style-name="ce1">
            <text:p>2017-11-24 17:48:02.8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Spinelli"</text:p>
          </table:table-cell>
          <table:table-cell table:number-columns-repeated="16374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t. Paul</text:p>
          </table:table-cell>
          <table:table-cell table:style-name="ce1"/>
          <table:table-cell office:value-type="string" table:style-name="ce1">
            <text:p>2017-11-24 17:37:07.414</text:p>
          </table:table-cell>
          <table:table-cell office:value-type="string" table:style-name="ce1">
            <text:p>2017-11-24 17:37:17.83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St. Paul"</text:p>
          </table:table-cell>
          <table:table-cell table:number-columns-repeated="16374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Teriyaki</text:p>
          </table:table-cell>
          <table:table-cell table:style-name="ce1"/>
          <table:table-cell office:value-type="string" table:style-name="ce1">
            <text:p>2017-11-24 17:39:15.985</text:p>
          </table:table-cell>
          <table:table-cell office:value-type="string" table:style-name="ce1">
            <text:p>2017-11-24 17:48:21.80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Teriyaki"</text:p>
          </table:table-cell>
          <table:table-cell table:number-columns-repeated="16374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errasse</text:p>
          </table:table-cell>
          <table:table-cell table:style-name="ce1"/>
          <table:table-cell office:value-type="string" table:style-name="ce1">
            <text:p>2017-11-24 17:36:07.405</text:p>
          </table:table-cell>
          <table:table-cell office:value-type="string" table:style-name="ce1">
            <text:p>2017-11-24 17:36:07.50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Terrasse"</text:p>
          </table:table-cell>
          <table:table-cell table:number-columns-repeated="16374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Tiki Ming</text:p>
          </table:table-cell>
          <table:table-cell table:style-name="ce1"/>
          <table:table-cell office:value-type="string" table:style-name="ce1">
            <text:p>2017-11-24 17:39:49.026</text:p>
          </table:table-cell>
          <table:table-cell office:value-type="string" table:style-name="ce1">
            <text:p>2017-11-24 17:39:49.11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Tiki Ming"</text:p>
          </table:table-cell>
          <table:table-cell table:number-columns-repeated="16374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Turf Pub</text:p>
          </table:table-cell>
          <table:table-cell table:style-name="ce1"/>
          <table:table-cell office:value-type="string" table:style-name="ce1">
            <text:p>2017-11-24 17:37:50.74</text:p>
          </table:table-cell>
          <table:table-cell office:value-type="string" table:style-name="ce1">
            <text:p>2017-11-24 17:37:50.81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Turf Pub"</text:p>
          </table:table-cell>
          <table:table-cell table:number-columns-repeated="16374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Ultramar</text:p>
          </table:table-cell>
          <table:table-cell table:style-name="ce1"/>
          <table:table-cell office:value-type="string" table:style-name="ce1">
            <text:p>2017-11-24 17:47:12.031</text:p>
          </table:table-cell>
          <table:table-cell office:value-type="string" table:style-name="ce1">
            <text:p>2017-11-24 17:57:10.49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Ultramar"</text:p>
          </table:table-cell>
          <table:table-cell table:number-columns-repeated="16374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V Beaute</text:p>
          </table:table-cell>
          <table:table-cell table:style-name="ce1"/>
          <table:table-cell office:value-type="string" table:style-name="ce1">
            <text:p>2017-11-24 18:06:40.577</text:p>
          </table:table-cell>
          <table:table-cell office:value-type="string" table:style-name="ce1">
            <text:p>2017-11-24 18:06:40.58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V Beaute"</text:p>
          </table:table-cell>
          <table:table-cell table:number-columns-repeated="16374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ia Rail</text:p>
          </table:table-cell>
          <table:table-cell table:style-name="ce1"/>
          <table:table-cell office:value-type="string" table:style-name="ce1">
            <text:p>2017-11-24 17:37:40.008</text:p>
          </table:table-cell>
          <table:table-cell office:value-type="string" table:style-name="ce1">
            <text:p>2017-11-24 17:37:40.01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Via Rail"</text:p>
          </table:table-cell>
          <table:table-cell table:number-columns-repeated="16374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ViaMedica</text:p>
          </table:table-cell>
          <table:table-cell table:style-name="ce1"/>
          <table:table-cell office:value-type="string" table:style-name="ce1">
            <text:p>2017-11-24 17:37:16.779</text:p>
          </table:table-cell>
          <table:table-cell office:value-type="string" table:style-name="ce1">
            <text:p>2017-11-24 17:37:16.83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ViaMedica"</text:p>
          </table:table-cell>
          <table:table-cell table:number-columns-repeated="16374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Woodpile</text:p>
          </table:table-cell>
          <table:table-cell table:style-name="ce1"/>
          <table:table-cell office:value-type="string" table:style-name="ce1">
            <text:p>2017-11-24 17:47:00.011</text:p>
          </table:table-cell>
          <table:table-cell office:value-type="string" table:style-name="ce1">
            <text:p>2017-11-24 17:47:00.01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Woodpile"</text:p>
          </table:table-cell>
          <table:table-cell table:number-columns-repeated="16374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Yokohame</text:p>
          </table:table-cell>
          <table:table-cell table:style-name="ce1"/>
          <table:table-cell office:value-type="string" table:style-name="ce1">
            <text:p>2017-11-24 17:38:50.162</text:p>
          </table:table-cell>
          <table:table-cell office:value-type="string" table:style-name="ce1">
            <text:p>2017-11-24 17:38:50.16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Yokohame"</text:p>
          </table:table-cell>
          <table:table-cell table:number-columns-repeated="16374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Кошелевы</text:p>
          </table:table-cell>
          <table:table-cell table:style-name="ce1"/>
          <table:table-cell office:value-type="string" table:style-name="ce1">
            <text:p>2017-11-24 17:52:59.551</text:p>
          </table:table-cell>
          <table:table-cell office:value-type="string" table:style-name="ce1">
            <text:p>2017-11-24 17:52:59.62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s the similarity between "AMT" and "Кошелевы"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Alex Nihon</text:p>
          </table:table-cell>
          <table:table-cell table:style-name="ce1"/>
          <table:table-cell office:value-type="string" table:style-name="ce1">
            <text:p>2017-11-24 17:39:11.213</text:p>
          </table:table-cell>
          <table:table-cell office:value-type="string" table:style-name="ce1">
            <text:p>2017-11-24 17:39:11.28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Alex Nihon"</text:p>
          </table:table-cell>
          <table:table-cell table:number-columns-repeated="16374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amazon.ca</text:p>
          </table:table-cell>
          <table:table-cell table:style-name="ce1"/>
          <table:table-cell office:value-type="string" table:style-name="ce1">
            <text:p>2017-11-24 17:43:36.307</text:p>
          </table:table-cell>
          <table:table-cell office:value-type="string" table:style-name="ce1">
            <text:p>2017-11-24 17:43:36.307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amazon.ca"</text:p>
          </table:table-cell>
          <table:table-cell table:number-columns-repeated="16374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count REST</text:p>
          </table:table-cell>
          <table:table-cell table:style-name="ce1"/>
          <table:table-cell office:value-type="string" table:style-name="ce1">
            <text:p>2017-11-24 17:37:17.526</text:p>
          </table:table-cell>
          <table:table-cell office:value-type="string" table:style-name="ce1">
            <text:p>2017-11-24 17:37:17.59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count REST"</text:p>
          </table:table-cell>
          <table:table-cell table:number-columns-repeated="16374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Cyclorama</text:p>
          </table:table-cell>
          <table:table-cell table:style-name="ce1"/>
          <table:table-cell office:value-type="string" table:style-name="ce1">
            <text:p>2017-11-24 17:47:11.729</text:p>
          </table:table-cell>
          <table:table-cell office:value-type="string" table:style-name="ce1">
            <text:p>2017-11-24 17:47:11.78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Cyclorama"</text:p>
          </table:table-cell>
          <table:table-cell table:number-columns-repeated="16374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Davids Tea</text:p>
          </table:table-cell>
          <table:table-cell table:style-name="ce1"/>
          <table:table-cell office:value-type="string" table:style-name="ce1">
            <text:p>2017-11-24 17:48:35.382</text:p>
          </table:table-cell>
          <table:table-cell office:value-type="string" table:style-name="ce1">
            <text:p>2017-11-24 17:48:35.39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Davids Tea"</text:p>
          </table:table-cell>
          <table:table-cell table:number-columns-repeated="16374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Depanneur</text:p>
          </table:table-cell>
          <table:table-cell table:style-name="ce1"/>
          <table:table-cell office:value-type="string" table:style-name="ce1">
            <text:p>2017-11-24 17:36:11.072</text:p>
          </table:table-cell>
          <table:table-cell office:value-type="string" table:style-name="ce1">
            <text:p>2017-11-24 17:39:38.6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Depanneur"</text:p>
          </table:table-cell>
          <table:table-cell table:number-columns-repeated="16374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depanneur</text:p>
          </table:table-cell>
          <table:table-cell table:style-name="ce1"/>
          <table:table-cell office:value-type="string" table:style-name="ce1">
            <text:p>2017-11-24 17:48:20.15</text:p>
          </table:table-cell>
          <table:table-cell office:value-type="string" table:style-name="ce1">
            <text:p>2017-11-24 17:48:20.217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depanneur"</text:p>
          </table:table-cell>
          <table:table-cell table:number-columns-repeated="16374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ollarama</text:p>
          </table:table-cell>
          <table:table-cell table:style-name="ce1"/>
          <table:table-cell office:value-type="string" table:style-name="ce1">
            <text:p>2017-11-24 17:36:07.7</text:p>
          </table:table-cell>
          <table:table-cell office:value-type="string" table:style-name="ce1">
            <text:p>2017-11-24 18:07:22.19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Dollarama"</text:p>
          </table:table-cell>
          <table:table-cell table:number-columns-repeated="16374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Evenko.ca</text:p>
          </table:table-cell>
          <table:table-cell table:style-name="ce1"/>
          <table:table-cell office:value-type="string" table:style-name="ce1">
            <text:p>2017-11-24 18:05:25.891</text:p>
          </table:table-cell>
          <table:table-cell office:value-type="string" table:style-name="ce1">
            <text:p>2017-11-24 18:07:16.0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Evenko.ca"</text:p>
          </table:table-cell>
          <table:table-cell table:number-columns-repeated="16374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Festijets</text:p>
          </table:table-cell>
          <table:table-cell table:style-name="ce1"/>
          <table:table-cell office:value-type="string" table:style-name="ce1">
            <text:p>2017-11-24 18:02:13.27</text:p>
          </table:table-cell>
          <table:table-cell office:value-type="string" table:style-name="ce1">
            <text:p>2017-11-24 18:02:13.43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Festijets"</text:p>
          </table:table-cell>
          <table:table-cell table:number-columns-repeated="16374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Forever21</text:p>
          </table:table-cell>
          <table:table-cell table:style-name="ce1"/>
          <table:table-cell office:value-type="string" table:style-name="ce1">
            <text:p>2017-11-24 17:50:37.63</text:p>
          </table:table-cell>
          <table:table-cell office:value-type="string" table:style-name="ce1">
            <text:p>2017-11-24 17:50:37.64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Forever21"</text:p>
          </table:table-cell>
          <table:table-cell table:number-columns-repeated="16374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rom Lena</text:p>
          </table:table-cell>
          <table:table-cell table:style-name="ce1"/>
          <table:table-cell office:value-type="string" table:style-name="ce1">
            <text:p>2017-11-24 17:36:07.345</text:p>
          </table:table-cell>
          <table:table-cell office:value-type="string" table:style-name="ce1">
            <text:p>2017-11-24 17:36:07.50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from Lena"</text:p>
          </table:table-cell>
          <table:table-cell table:number-columns-repeated="16374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Frutta Si</text:p>
          </table:table-cell>
          <table:table-cell table:style-name="ce1"/>
          <table:table-cell office:value-type="string" table:style-name="ce1">
            <text:p>2017-11-24 18:04:52.955</text:p>
          </table:table-cell>
          <table:table-cell office:value-type="string" table:style-name="ce1">
            <text:p>2017-11-24 18:04:52.96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Frutta Si"</text:p>
          </table:table-cell>
          <table:table-cell table:number-columns-repeated="16374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GoogleApps</text:p>
          </table:table-cell>
          <table:table-cell table:style-name="ce1"/>
          <table:table-cell office:value-type="string" table:style-name="ce1">
            <text:p>2017-11-24 17:47:30.702</text:p>
          </table:table-cell>
          <table:table-cell office:value-type="string" table:style-name="ce1">
            <text:p>2017-11-24 17:47:30.70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GoogleApps"</text:p>
          </table:table-cell>
          <table:table-cell table:number-columns-repeated="16374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Joe Fresh</text:p>
          </table:table-cell>
          <table:table-cell table:style-name="ce1"/>
          <table:table-cell office:value-type="string" table:style-name="ce1">
            <text:p>2017-11-24 17:54:29.457</text:p>
          </table:table-cell>
          <table:table-cell office:value-type="string" table:style-name="ce1">
            <text:p>2017-11-24 17:54:29.48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Joe Fresh"</text:p>
          </table:table-cell>
          <table:table-cell table:number-columns-repeated="16374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kijiji.ca</text:p>
          </table:table-cell>
          <table:table-cell table:style-name="ce1"/>
          <table:table-cell office:value-type="string" table:style-name="ce1">
            <text:p>2017-11-24 17:47:33.217</text:p>
          </table:table-cell>
          <table:table-cell office:value-type="string" table:style-name="ce1">
            <text:p>2017-11-24 17:58:59.23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kijiji.ca"</text:p>
          </table:table-cell>
          <table:table-cell table:number-columns-repeated="16374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Lavigueur</text:p>
          </table:table-cell>
          <table:table-cell table:style-name="ce1"/>
          <table:table-cell office:value-type="string" table:style-name="ce1">
            <text:p>2017-11-24 17:59:47.238</text:p>
          </table:table-cell>
          <table:table-cell office:value-type="string" table:style-name="ce1">
            <text:p>2017-11-24 17:59:47.247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Lavigueur"</text:p>
          </table:table-cell>
          <table:table-cell table:number-columns-repeated="16374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Leon Visa</text:p>
          </table:table-cell>
          <table:table-cell table:style-name="ce1"/>
          <table:table-cell office:value-type="string" table:style-name="ce1">
            <text:p>2017-11-24 17:46:54.313</text:p>
          </table:table-cell>
          <table:table-cell office:value-type="string" table:style-name="ce1">
            <text:p>2017-11-24 17:46:54.31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Leon Visa"</text:p>
          </table:table-cell>
          <table:table-cell table:number-columns-repeated="16374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Marche Ami</text:p>
          </table:table-cell>
          <table:table-cell table:style-name="ce1"/>
          <table:table-cell office:value-type="string" table:style-name="ce1">
            <text:p>2017-11-24 17:47:00.091</text:p>
          </table:table-cell>
          <table:table-cell office:value-type="string" table:style-name="ce1">
            <text:p>2017-11-24 17:47:00.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Marche Ami"</text:p>
          </table:table-cell>
          <table:table-cell table:number-columns-repeated="16374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Marche C&amp;T</text:p>
          </table:table-cell>
          <table:table-cell table:style-name="ce1"/>
          <table:table-cell office:value-type="string" table:style-name="ce1">
            <text:p>2017-11-24 18:02:15.712</text:p>
          </table:table-cell>
          <table:table-cell office:value-type="string" table:style-name="ce1">
            <text:p>2017-11-24 18:06:37.74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Marche C&amp;T"</text:p>
          </table:table-cell>
          <table:table-cell table:number-columns-repeated="16374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Max Diner</text:p>
          </table:table-cell>
          <table:table-cell table:style-name="ce1"/>
          <table:table-cell office:value-type="string" table:style-name="ce1">
            <text:p>2017-11-24 17:58:58.364</text:p>
          </table:table-cell>
          <table:table-cell office:value-type="string" table:style-name="ce1">
            <text:p>2017-11-24 17:58:58.37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Max Diner"</text:p>
          </table:table-cell>
          <table:table-cell table:number-columns-repeated="16374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Mega-Plex</text:p>
          </table:table-cell>
          <table:table-cell table:style-name="ce1"/>
          <table:table-cell office:value-type="string" table:style-name="ce1">
            <text:p>2017-11-24 17:54:28.452</text:p>
          </table:table-cell>
          <table:table-cell office:value-type="string" table:style-name="ce1">
            <text:p>2017-11-24 18:07:16.65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Mega-Plex"</text:p>
          </table:table-cell>
          <table:table-cell table:number-columns-repeated="16374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NewEgg.ca</text:p>
          </table:table-cell>
          <table:table-cell table:style-name="ce1"/>
          <table:table-cell office:value-type="string" table:style-name="ce1">
            <text:p>2017-11-24 18:03:17.725</text:p>
          </table:table-cell>
          <table:table-cell office:value-type="string" table:style-name="ce1">
            <text:p>2017-11-24 18:03:17.73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NewEgg.ca"</text:p>
          </table:table-cell>
          <table:table-cell table:number-columns-repeated="16374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Newegg.ca</text:p>
          </table:table-cell>
          <table:table-cell table:style-name="ce1"/>
          <table:table-cell office:value-type="string" table:style-name="ce1">
            <text:p>2017-11-24 17:45:57.815</text:p>
          </table:table-cell>
          <table:table-cell office:value-type="string" table:style-name="ce1">
            <text:p>2017-11-24 17:45:57.82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Newegg.ca"</text:p>
          </table:table-cell>
          <table:table-cell table:number-columns-repeated="16374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newegg.ca</text:p>
          </table:table-cell>
          <table:table-cell table:style-name="ce1"/>
          <table:table-cell office:value-type="string" table:style-name="ce1">
            <text:p>2017-11-24 17:44:58.873</text:p>
          </table:table-cell>
          <table:table-cell office:value-type="string" table:style-name="ce1">
            <text:p>2017-11-24 17:46:28.19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newegg.ca"</text:p>
          </table:table-cell>
          <table:table-cell table:number-columns-repeated="16374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Normandin</text:p>
          </table:table-cell>
          <table:table-cell table:style-name="ce1"/>
          <table:table-cell office:value-type="string" table:style-name="ce1">
            <text:p>2017-11-24 17:46:59.906</text:p>
          </table:table-cell>
          <table:table-cell office:value-type="string" table:style-name="ce1">
            <text:p>2017-11-24 17:46:59.91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Normandin"</text:p>
          </table:table-cell>
          <table:table-cell table:number-columns-repeated="16374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tarbucks</text:p>
          </table:table-cell>
          <table:table-cell table:style-name="ce1"/>
          <table:table-cell office:value-type="string" table:style-name="ce1">
            <text:p>2017-11-24 17:36:38.163</text:p>
          </table:table-cell>
          <table:table-cell office:value-type="string" table:style-name="ce1">
            <text:p>2017-11-24 18:05:25.79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Starbucks"</text:p>
          </table:table-cell>
          <table:table-cell table:number-columns-repeated="16374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St-Hubert</text:p>
          </table:table-cell>
          <table:table-cell table:style-name="ce1"/>
          <table:table-cell office:value-type="string" table:style-name="ce1">
            <text:p>2017-11-24 17:51:40.725</text:p>
          </table:table-cell>
          <table:table-cell office:value-type="string" table:style-name="ce1">
            <text:p>2017-11-24 18:05:59.26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St-Hubert"</text:p>
          </table:table-cell>
          <table:table-cell table:number-columns-repeated="16374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Toys'Я'us</text:p>
          </table:table-cell>
          <table:table-cell table:style-name="ce1"/>
          <table:table-cell office:value-type="string" table:style-name="ce1">
            <text:p>2017-11-24 17:51:15.842</text:p>
          </table:table-cell>
          <table:table-cell office:value-type="string" table:style-name="ce1">
            <text:p>2017-11-24 18:02:13.97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Toys'Я'us"</text:p>
          </table:table-cell>
          <table:table-cell table:number-columns-repeated="16374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UCCB/PUGE</text:p>
          </table:table-cell>
          <table:table-cell table:style-name="ce1"/>
          <table:table-cell office:value-type="string" table:style-name="ce1">
            <text:p>2017-11-24 17:38:51.094</text:p>
          </table:table-cell>
          <table:table-cell office:value-type="string" table:style-name="ce1">
            <text:p>2017-11-24 17:59:22.88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UCCB/PUGE"</text:p>
          </table:table-cell>
          <table:table-cell table:number-columns-repeated="16374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Videotron</text:p>
          </table:table-cell>
          <table:table-cell table:style-name="ce1"/>
          <table:table-cell office:value-type="string" table:style-name="ce1">
            <text:p>2017-11-24 17:48:37.561</text:p>
          </table:table-cell>
          <table:table-cell office:value-type="string" table:style-name="ce1">
            <text:p>2017-11-24 17:59:49.69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Videotron"</text:p>
          </table:table-cell>
          <table:table-cell table:number-columns-repeated="16374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Валентина</text:p>
          </table:table-cell>
          <table:table-cell table:style-name="ce1"/>
          <table:table-cell office:value-type="string" table:style-name="ce1">
            <text:p>2017-11-24 17:45:12.701</text:p>
          </table:table-cell>
          <table:table-cell office:value-type="string" table:style-name="ce1">
            <text:p>2017-11-24 17:45:12.70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Валентина"</text:p>
          </table:table-cell>
          <table:table-cell table:number-columns-repeated="16374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Женя\Лена</text:p>
          </table:table-cell>
          <table:table-cell table:style-name="ce1"/>
          <table:table-cell office:value-type="string" table:style-name="ce1">
            <text:p>2017-11-24 17:48:03.419</text:p>
          </table:table-cell>
          <table:table-cell office:value-type="string" table:style-name="ce1">
            <text:p>2017-11-24 17:48:03.51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Женя\Лена"</text:p>
          </table:table-cell>
          <table:table-cell table:number-columns-repeated="16374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Лена Женя</text:p>
          </table:table-cell>
          <table:table-cell table:style-name="ce1"/>
          <table:table-cell office:value-type="string" table:style-name="ce1">
            <text:p>2017-11-24 18:00:15.068</text:p>
          </table:table-cell>
          <table:table-cell office:value-type="string" table:style-name="ce1">
            <text:p>2017-11-24 18:00:15.15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Лена Женя"</text:p>
          </table:table-cell>
          <table:table-cell table:number-columns-repeated="16374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Люда Влад</text:p>
          </table:table-cell>
          <table:table-cell table:style-name="ce1"/>
          <table:table-cell office:value-type="string" table:style-name="ce1">
            <text:p>2017-11-24 18:00:15.059</text:p>
          </table:table-cell>
          <table:table-cell office:value-type="string" table:style-name="ce1">
            <text:p>2017-11-24 18:00:15.15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Люда Влад"</text:p>
          </table:table-cell>
          <table:table-cell table:number-columns-repeated="16374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мама Галя</text:p>
          </table:table-cell>
          <table:table-cell table:style-name="ce1"/>
          <table:table-cell office:value-type="string" table:style-name="ce1">
            <text:p>2017-11-24 17:43:40.463</text:p>
          </table:table-cell>
          <table:table-cell office:value-type="string" table:style-name="ce1">
            <text:p>2017-11-24 17:43:54.01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мама Галя"</text:p>
          </table:table-cell>
          <table:table-cell table:number-columns-repeated="16374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мама,папа</text:p>
          </table:table-cell>
          <table:table-cell table:style-name="ce1"/>
          <table:table-cell office:value-type="string" table:style-name="ce1">
            <text:p>2017-11-24 17:44:48.638</text:p>
          </table:table-cell>
          <table:table-cell office:value-type="string" table:style-name="ce1">
            <text:p>2017-11-24 17:44:48.64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мама,папа"</text:p>
          </table:table-cell>
          <table:table-cell table:number-columns-repeated="16374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Наташа ДР</text:p>
          </table:table-cell>
          <table:table-cell table:style-name="ce1"/>
          <table:table-cell office:value-type="string" table:style-name="ce1">
            <text:p>2017-11-24 17:59:19.877</text:p>
          </table:table-cell>
          <table:table-cell office:value-type="string" table:style-name="ce1">
            <text:p>2017-11-24 17:59:19.947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Наташа ДР"</text:p>
          </table:table-cell>
          <table:table-cell table:number-columns-repeated="16374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Руденчуки</text:p>
          </table:table-cell>
          <table:table-cell table:style-name="ce1"/>
          <table:table-cell office:value-type="string" table:style-name="ce1">
            <text:p>2017-11-24 18:01:44.531</text:p>
          </table:table-cell>
          <table:table-cell office:value-type="string" table:style-name="ce1">
            <text:p>2017-11-24 18:07:16.0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 the similarity between "AMT" and "Руденчуки"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MR Fruterie</text:p>
          </table:table-cell>
          <table:table-cell table:style-name="ce1"/>
          <table:table-cell office:value-type="string" table:style-name="ce1">
            <text:p>2017-11-24 17:36:27.028</text:p>
          </table:table-cell>
          <table:table-cell office:value-type="string" table:style-name="ce1">
            <text:p>2017-11-24 17:37:08.15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AMR Fruterie"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Bijou-Cree</text:p>
          </table:table-cell>
          <table:table-cell table:style-name="ce1"/>
          <table:table-cell office:value-type="string" table:style-name="ce1">
            <text:p>2017-11-24 17:36:29.324</text:p>
          </table:table-cell>
          <table:table-cell office:value-type="string" table:style-name="ce1">
            <text:p>2017-11-24 17:36:29.37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Bijou-Cree"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Blue Cross</text:p>
          </table:table-cell>
          <table:table-cell table:style-name="ce1"/>
          <table:table-cell office:value-type="string" table:style-name="ce1">
            <text:p>2017-11-24 17:48:02.515</text:p>
          </table:table-cell>
          <table:table-cell office:value-type="string" table:style-name="ce1">
            <text:p>2017-11-24 18:04:22.91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Blue Cross"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Blue cross</text:p>
          </table:table-cell>
          <table:table-cell table:style-name="ce1"/>
          <table:table-cell office:value-type="string" table:style-name="ce1">
            <text:p>2017-11-24 17:57:40.929</text:p>
          </table:table-cell>
          <table:table-cell office:value-type="string" table:style-name="ce1">
            <text:p>2017-11-24 18:01:14.89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Blue cross"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Cafe Depot</text:p>
          </table:table-cell>
          <table:table-cell table:style-name="ce1"/>
          <table:table-cell office:value-type="string" table:style-name="ce1">
            <text:p>2017-11-24 17:50:37.68</text:p>
          </table:table-cell>
          <table:table-cell office:value-type="string" table:style-name="ce1">
            <text:p>2017-11-24 18:02:14.66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Cafe Depot"</text:p>
          </table:table-cell>
          <table:table-cell table:number-columns-repeated="1637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Cafe Epoca</text:p>
          </table:table-cell>
          <table:table-cell table:style-name="ce1"/>
          <table:table-cell office:value-type="string" table:style-name="ce1">
            <text:p>2017-11-24 17:47:31.988</text:p>
          </table:table-cell>
          <table:table-cell office:value-type="string" table:style-name="ce1">
            <text:p>2017-11-24 17:47:32.0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Cafe Epoca"</text:p>
          </table:table-cell>
          <table:table-cell table:number-columns-repeated="16374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Club Tissus</text:p>
          </table:table-cell>
          <table:table-cell table:style-name="ce1"/>
          <table:table-cell office:value-type="string" table:style-name="ce1">
            <text:p>2017-11-24 18:06:37.638</text:p>
          </table:table-cell>
          <table:table-cell office:value-type="string" table:style-name="ce1">
            <text:p>2017-11-24 18:06:37.6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Club Tissus"</text:p>
          </table:table-cell>
          <table:table-cell table:number-columns-repeated="16374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Couche Tard</text:p>
          </table:table-cell>
          <table:table-cell table:style-name="ce1"/>
          <table:table-cell office:value-type="string" table:style-name="ce1">
            <text:p>2017-11-24 17:47:11.671</text:p>
          </table:table-cell>
          <table:table-cell office:value-type="string" table:style-name="ce1">
            <text:p>2017-11-24 17:53:01.35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Couche Tard"</text:p>
          </table:table-cell>
          <table:table-cell table:number-columns-repeated="16374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Crazy Cmak</text:p>
          </table:table-cell>
          <table:table-cell table:style-name="ce1"/>
          <table:table-cell office:value-type="string" table:style-name="ce1">
            <text:p>2017-11-24 17:38:02.96</text:p>
          </table:table-cell>
          <table:table-cell office:value-type="string" table:style-name="ce1">
            <text:p>2017-11-24 17:45:42.44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Crazy Cmak"</text:p>
          </table:table-cell>
          <table:table-cell table:number-columns-repeated="16374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Croix Blue</text:p>
          </table:table-cell>
          <table:table-cell table:style-name="ce1"/>
          <table:table-cell office:value-type="string" table:style-name="ce1">
            <text:p>2017-11-24 18:05:59.773</text:p>
          </table:table-cell>
          <table:table-cell office:value-type="string" table:style-name="ce1">
            <text:p>2017-11-24 18:06:00.22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Croix Blue"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CTC/Fuelco</text:p>
          </table:table-cell>
          <table:table-cell table:style-name="ce1"/>
          <table:table-cell office:value-type="string" table:style-name="ce1">
            <text:p>2017-11-24 17:45:30.404</text:p>
          </table:table-cell>
          <table:table-cell office:value-type="string" table:style-name="ce1">
            <text:p>2017-11-24 17:45:31.09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CTC/Fuelco"</text:p>
          </table:table-cell>
          <table:table-cell table:number-columns-repeated="16374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David's Tea</text:p>
          </table:table-cell>
          <table:table-cell table:style-name="ce1"/>
          <table:table-cell office:value-type="string" table:style-name="ce1">
            <text:p>2017-11-24 17:51:40.208</text:p>
          </table:table-cell>
          <table:table-cell office:value-type="string" table:style-name="ce1">
            <text:p>2017-11-24 17:51:40.21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David's Tea"</text:p>
          </table:table-cell>
          <table:table-cell table:number-columns-repeated="16374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Desjardins</text:p>
          </table:table-cell>
          <table:table-cell table:style-name="ce1"/>
          <table:table-cell office:value-type="string" table:style-name="ce1">
            <text:p>2017-11-24 17:43:39.301</text:p>
          </table:table-cell>
          <table:table-cell office:value-type="string" table:style-name="ce1">
            <text:p>2017-11-24 17:43:39.4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Desjardins"</text:p>
          </table:table-cell>
          <table:table-cell table:number-columns-repeated="16374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Exo Fruits</text:p>
          </table:table-cell>
          <table:table-cell table:style-name="ce1"/>
          <table:table-cell office:value-type="string" table:style-name="ce1">
            <text:p>2017-11-24 17:47:30.105</text:p>
          </table:table-cell>
          <table:table-cell office:value-type="string" table:style-name="ce1">
            <text:p>2017-11-24 17:47:30.11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Exo Fruits"</text:p>
          </table:table-cell>
          <table:table-cell table:number-columns-repeated="16374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expedia.ca</text:p>
          </table:table-cell>
          <table:table-cell table:style-name="ce1"/>
          <table:table-cell office:value-type="string" table:style-name="ce1">
            <text:p>2017-11-24 17:47:14.063</text:p>
          </table:table-cell>
          <table:table-cell office:value-type="string" table:style-name="ce1">
            <text:p>2017-11-24 17:47:14.0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expedia.ca"</text:p>
          </table:table-cell>
          <table:table-cell table:number-columns-repeated="16374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Familiprix</text:p>
          </table:table-cell>
          <table:table-cell table:style-name="ce1"/>
          <table:table-cell office:value-type="string" table:style-name="ce1">
            <text:p>2017-11-24 17:53:01.47</text:p>
          </table:table-cell>
          <table:table-cell office:value-type="string" table:style-name="ce1">
            <text:p>2017-11-24 17:53:22.70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Familiprix"</text:p>
          </table:table-cell>
          <table:table-cell table:number-columns-repeated="1637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Forever 21</text:p>
          </table:table-cell>
          <table:table-cell table:style-name="ce1"/>
          <table:table-cell office:value-type="string" table:style-name="ce1">
            <text:p>2017-11-24 18:03:51.124</text:p>
          </table:table-cell>
          <table:table-cell office:value-type="string" table:style-name="ce1">
            <text:p>2017-11-24 18:03:51.13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Forever 21"</text:p>
          </table:table-cell>
          <table:table-cell table:number-columns-repeated="16374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Globex2000</text:p>
          </table:table-cell>
          <table:table-cell table:style-name="ce1"/>
          <table:table-cell office:value-type="string" table:style-name="ce1">
            <text:p>2017-11-24 17:51:39.885</text:p>
          </table:table-cell>
          <table:table-cell office:value-type="string" table:style-name="ce1">
            <text:p>2017-11-24 17:51:40.00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Globex2000"</text:p>
          </table:table-cell>
          <table:table-cell table:number-columns-repeated="16374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Great-West</text:p>
          </table:table-cell>
          <table:table-cell table:style-name="ce1"/>
          <table:table-cell office:value-type="string" table:style-name="ce1">
            <text:p>2017-11-24 17:51:41.448</text:p>
          </table:table-cell>
          <table:table-cell office:value-type="string" table:style-name="ce1">
            <text:p>2017-11-24 17:51:41.52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Great-West"</text:p>
          </table:table-cell>
          <table:table-cell table:number-columns-repeated="16374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Groupon.ca</text:p>
          </table:table-cell>
          <table:table-cell table:style-name="ce1"/>
          <table:table-cell office:value-type="string" table:style-name="ce1">
            <text:p>2017-11-24 17:53:17.481</text:p>
          </table:table-cell>
          <table:table-cell office:value-type="string" table:style-name="ce1">
            <text:p>2017-11-24 17:53:43.83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Groupon.ca"</text:p>
          </table:table-cell>
          <table:table-cell table:number-columns-repeated="16374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Hair World</text:p>
          </table:table-cell>
          <table:table-cell table:style-name="ce1"/>
          <table:table-cell office:value-type="string" table:style-name="ce1">
            <text:p>2017-11-24 17:45:29.256</text:p>
          </table:table-cell>
          <table:table-cell office:value-type="string" table:style-name="ce1">
            <text:p>2017-11-24 17:45:29.26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Hair World"</text:p>
          </table:table-cell>
          <table:table-cell table:number-columns-repeated="16374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irondelle</text:p>
          </table:table-cell>
          <table:table-cell table:style-name="ce1"/>
          <table:table-cell office:value-type="string" table:style-name="ce1">
            <text:p>2017-11-24 17:36:27.801</text:p>
          </table:table-cell>
          <table:table-cell office:value-type="string" table:style-name="ce1">
            <text:p>2017-11-24 17:36:30.18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Hirondelle"</text:p>
          </table:table-cell>
          <table:table-cell table:number-columns-repeated="16374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Home Depot</text:p>
          </table:table-cell>
          <table:table-cell table:style-name="ce1"/>
          <table:table-cell office:value-type="string" table:style-name="ce1">
            <text:p>2017-11-24 17:46:26.47</text:p>
          </table:table-cell>
          <table:table-cell office:value-type="string" table:style-name="ce1">
            <text:p>2017-11-24 18:07:21.8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Home Depot"</text:p>
          </table:table-cell>
          <table:table-cell table:number-columns-repeated="16374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Il Forneto</text:p>
          </table:table-cell>
          <table:table-cell table:style-name="ce1"/>
          <table:table-cell office:value-type="string" table:style-name="ce1">
            <text:p>2017-11-24 17:47:30.765</text:p>
          </table:table-cell>
          <table:table-cell office:value-type="string" table:style-name="ce1">
            <text:p>2017-11-24 17:47:30.77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Il Forneto"</text:p>
          </table:table-cell>
          <table:table-cell table:number-columns-repeated="16374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Jean Coutu</text:p>
          </table:table-cell>
          <table:table-cell table:style-name="ce1"/>
          <table:table-cell office:value-type="string" table:style-name="ce1">
            <text:p>2017-11-24 17:36:57.334</text:p>
          </table:table-cell>
          <table:table-cell office:value-type="string" table:style-name="ce1">
            <text:p>2017-11-24 18:07:22.58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Jean Coutu"</text:p>
          </table:table-cell>
          <table:table-cell table:number-columns-repeated="16374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Krazy Cmak</text:p>
          </table:table-cell>
          <table:table-cell table:style-name="ce1"/>
          <table:table-cell office:value-type="string" table:style-name="ce1">
            <text:p>2017-11-24 17:46:43.706</text:p>
          </table:table-cell>
          <table:table-cell office:value-type="string" table:style-name="ce1">
            <text:p>2017-11-24 17:57:14.52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Krazy Cmak"</text:p>
          </table:table-cell>
          <table:table-cell table:number-columns-repeated="16374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Laundromat</text:p>
          </table:table-cell>
          <table:table-cell table:style-name="ce1"/>
          <table:table-cell office:value-type="string" table:style-name="ce1">
            <text:p>2017-11-24 17:47:10.303</text:p>
          </table:table-cell>
          <table:table-cell office:value-type="string" table:style-name="ce1">
            <text:p>2017-11-24 17:47:10.30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Laundromat"</text:p>
          </table:table-cell>
          <table:table-cell table:number-columns-repeated="16374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Le Chateau</text:p>
          </table:table-cell>
          <table:table-cell table:style-name="ce1"/>
          <table:table-cell office:value-type="string" table:style-name="ce1">
            <text:p>2017-11-24 17:51:35.623</text:p>
          </table:table-cell>
          <table:table-cell office:value-type="string" table:style-name="ce1">
            <text:p>2017-11-24 17:54:26.13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Le Chateau"</text:p>
          </table:table-cell>
          <table:table-cell table:number-columns-repeated="16374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Le Surcouf</text:p>
          </table:table-cell>
          <table:table-cell table:style-name="ce1"/>
          <table:table-cell office:value-type="string" table:style-name="ce1">
            <text:p>2017-11-24 17:47:00.265</text:p>
          </table:table-cell>
          <table:table-cell office:value-type="string" table:style-name="ce1">
            <text:p>2017-11-24 17:47:00.27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Le Surcouf"</text:p>
          </table:table-cell>
          <table:table-cell table:number-columns-repeated="16374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L'Equipeur</text:p>
          </table:table-cell>
          <table:table-cell table:style-name="ce1"/>
          <table:table-cell office:value-type="string" table:style-name="ce1">
            <text:p>2017-11-24 17:37:28.475</text:p>
          </table:table-cell>
          <table:table-cell office:value-type="string" table:style-name="ce1">
            <text:p>2017-11-24 17:39:36.1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L'Equipeur"</text:p>
          </table:table-cell>
          <table:table-cell table:number-columns-repeated="16374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Lily Vogue</text:p>
          </table:table-cell>
          <table:table-cell table:style-name="ce1"/>
          <table:table-cell office:value-type="string" table:style-name="ce1">
            <text:p>2017-11-24 18:02:14.989</text:p>
          </table:table-cell>
          <table:table-cell office:value-type="string" table:style-name="ce1">
            <text:p>2017-11-24 18:02:15.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Lily Vogue"</text:p>
          </table:table-cell>
          <table:table-cell table:number-columns-repeated="16374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McDonald's</text:p>
          </table:table-cell>
          <table:table-cell table:style-name="ce1"/>
          <table:table-cell office:value-type="string" table:style-name="ce1">
            <text:p>2017-11-24 17:38:23.131</text:p>
          </table:table-cell>
          <table:table-cell office:value-type="string" table:style-name="ce1">
            <text:p>2017-11-24 18:03:18.66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McDonald's"</text:p>
          </table:table-cell>
          <table:table-cell table:number-columns-repeated="16374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Mont Royal</text:p>
          </table:table-cell>
          <table:table-cell table:style-name="ce1"/>
          <table:table-cell office:value-type="string" table:style-name="ce1">
            <text:p>2017-11-24 17:47:27.638</text:p>
          </table:table-cell>
          <table:table-cell office:value-type="string" table:style-name="ce1">
            <text:p>2017-11-24 17:51:39.32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Mont Royal"</text:p>
          </table:table-cell>
          <table:table-cell table:number-columns-repeated="16374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Motel Jamm</text:p>
          </table:table-cell>
          <table:table-cell table:style-name="ce1"/>
          <table:table-cell office:value-type="string" table:style-name="ce1">
            <text:p>2017-11-24 17:59:23.765</text:p>
          </table:table-cell>
          <table:table-cell office:value-type="string" table:style-name="ce1">
            <text:p>2017-11-24 17:59:23.77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Motel Jamm"</text:p>
          </table:table-cell>
          <table:table-cell table:number-columns-repeated="16374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harmaPrix</text:p>
          </table:table-cell>
          <table:table-cell table:style-name="ce1"/>
          <table:table-cell office:value-type="string" table:style-name="ce1">
            <text:p>2017-11-24 17:36:18.901</text:p>
          </table:table-cell>
          <table:table-cell office:value-type="string" table:style-name="ce1">
            <text:p>2017-11-24 17:36:26.88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PharmaPrix"</text:p>
          </table:table-cell>
          <table:table-cell table:number-columns-repeated="16374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Pharmaprix</text:p>
          </table:table-cell>
          <table:table-cell table:style-name="ce1"/>
          <table:table-cell office:value-type="string" table:style-name="ce1">
            <text:p>2017-11-24 17:36:58.045</text:p>
          </table:table-cell>
          <table:table-cell office:value-type="string" table:style-name="ce1">
            <text:p>2017-11-24 17:58:03.84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Pharmaprix"</text:p>
          </table:table-cell>
          <table:table-cell table:number-columns-repeated="16374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Radioactif</text:p>
          </table:table-cell>
          <table:table-cell table:style-name="ce1"/>
          <table:table-cell office:value-type="string" table:style-name="ce1">
            <text:p>2017-11-24 17:38:26.7</text:p>
          </table:table-cell>
          <table:table-cell office:value-type="string" table:style-name="ce1">
            <text:p>2017-11-24 17:38:26.70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Radioactif"</text:p>
          </table:table-cell>
          <table:table-cell table:number-columns-repeated="16374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Reno Depot</text:p>
          </table:table-cell>
          <table:table-cell table:style-name="ce1"/>
          <table:table-cell office:value-type="string" table:style-name="ce1">
            <text:p>2017-11-24 17:46:26.188</text:p>
          </table:table-cell>
          <table:table-cell office:value-type="string" table:style-name="ce1">
            <text:p>2017-11-24 17:46:27.47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Reno Depot"</text:p>
          </table:table-cell>
          <table:table-cell table:number-columns-repeated="16374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Reno Depot</text:p>
          </table:table-cell>
          <table:table-cell table:style-name="ce1"/>
          <table:table-cell office:value-type="string" table:style-name="ce1">
            <text:p>2017-11-24 17:36:16.453</text:p>
          </table:table-cell>
          <table:table-cell office:value-type="string" table:style-name="ce1">
            <text:p>2017-11-24 18:07:18.92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Reno Depot"</text:p>
          </table:table-cell>
          <table:table-cell table:number-columns-repeated="16374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econd Cup</text:p>
          </table:table-cell>
          <table:table-cell table:style-name="ce1"/>
          <table:table-cell office:value-type="string" table:style-name="ce1">
            <text:p>2017-11-24 17:38:02.275</text:p>
          </table:table-cell>
          <table:table-cell office:value-type="string" table:style-name="ce1">
            <text:p>2017-11-24 17:38:03.35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Second Cup"</text:p>
          </table:table-cell>
          <table:table-cell table:number-columns-repeated="16374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ecure Bag</text:p>
          </table:table-cell>
          <table:table-cell table:style-name="ce1"/>
          <table:table-cell office:value-type="string" table:style-name="ce1">
            <text:p>2017-11-24 17:51:40.706</text:p>
          </table:table-cell>
          <table:table-cell office:value-type="string" table:style-name="ce1">
            <text:p>2017-11-24 17:51:40.71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Secure Bag"</text:p>
          </table:table-cell>
          <table:table-cell table:number-columns-repeated="16374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Souris Mini</text:p>
          </table:table-cell>
          <table:table-cell table:style-name="ce1"/>
          <table:table-cell office:value-type="string" table:style-name="ce1">
            <text:p>2017-11-24 17:54:29.444</text:p>
          </table:table-cell>
          <table:table-cell office:value-type="string" table:style-name="ce1">
            <text:p>2017-11-24 17:54:29.45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Souris Mini"</text:p>
          </table:table-cell>
          <table:table-cell table:number-columns-repeated="16374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Vinci Park</text:p>
          </table:table-cell>
          <table:table-cell table:style-name="ce1"/>
          <table:table-cell office:value-type="string" table:style-name="ce1">
            <text:p>2017-11-24 17:53:43.644</text:p>
          </table:table-cell>
          <table:table-cell office:value-type="string" table:style-name="ce1">
            <text:p>2017-11-24 17:53:43.70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Vinci Park"</text:p>
          </table:table-cell>
          <table:table-cell table:number-columns-repeated="16374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Алина Дима</text:p>
          </table:table-cell>
          <table:table-cell table:style-name="ce1"/>
          <table:table-cell office:value-type="string" table:style-name="ce1">
            <text:p>2017-11-24 18:00:15.05</text:p>
          </table:table-cell>
          <table:table-cell office:value-type="string" table:style-name="ce1">
            <text:p>2017-11-24 18:00:15.15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Алина Дима"</text:p>
          </table:table-cell>
          <table:table-cell table:number-columns-repeated="16374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мама, папа</text:p>
          </table:table-cell>
          <table:table-cell table:style-name="ce1"/>
          <table:table-cell office:value-type="string" table:style-name="ce1">
            <text:p>2017-11-24 17:47:43.914</text:p>
          </table:table-cell>
          <table:table-cell office:value-type="string" table:style-name="ce1">
            <text:p>2017-11-24 17:57:59.34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мама, папа"</text:p>
          </table:table-cell>
          <table:table-cell table:number-columns-repeated="16374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у бассейна</text:p>
          </table:table-cell>
          <table:table-cell table:style-name="ce1"/>
          <table:table-cell office:value-type="string" table:style-name="ce1">
            <text:p>2017-11-24 17:39:15.75</text:p>
          </table:table-cell>
          <table:table-cell office:value-type="string" table:style-name="ce1">
            <text:p>2017-11-24 17:39:38.59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у бассейна"</text:p>
          </table:table-cell>
          <table:table-cell table:number-columns-repeated="16374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Юля-Вакула</text:p>
          </table:table-cell>
          <table:table-cell table:style-name="ce1"/>
          <table:table-cell office:value-type="string" table:style-name="ce1">
            <text:p>2017-11-24 17:59:20.898</text:p>
          </table:table-cell>
          <table:table-cell office:value-type="string" table:style-name="ce1">
            <text:p>2017-11-24 17:59:21.13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 the similarity between "AMT" and "Юля-Вакула"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Alex Kovalev</text:p>
          </table:table-cell>
          <table:table-cell table:style-name="ce1"/>
          <table:table-cell office:value-type="string" table:style-name="ce1">
            <text:p>2017-11-24 18:01:14.635</text:p>
          </table:table-cell>
          <table:table-cell office:value-type="string" table:style-name="ce1">
            <text:p>2017-11-24 18:01:14.64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Alex Kovalev"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Au Pain Dore</text:p>
          </table:table-cell>
          <table:table-cell table:style-name="ce1"/>
          <table:table-cell office:value-type="string" table:style-name="ce1">
            <text:p>2017-11-24 17:39:28.048</text:p>
          </table:table-cell>
          <table:table-cell office:value-type="string" table:style-name="ce1">
            <text:p>2017-11-24 17:39:28.05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Au Pain Dore"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Burger King</text:p>
          </table:table-cell>
          <table:table-cell table:style-name="ce1"/>
          <table:table-cell office:value-type="string" table:style-name="ce1">
            <text:p>2017-11-24 17:50:44.004</text:p>
          </table:table-cell>
          <table:table-cell office:value-type="string" table:style-name="ce1">
            <text:p>2017-11-24 17:54:24.0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Burger King"</text:p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Cafe Vienne</text:p>
          </table:table-cell>
          <table:table-cell table:style-name="ce1"/>
          <table:table-cell office:value-type="string" table:style-name="ce1">
            <text:p>2017-11-24 17:46:58.836</text:p>
          </table:table-cell>
          <table:table-cell office:value-type="string" table:style-name="ce1">
            <text:p>2017-11-24 17:46:58.849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Cafe Vienne"</text:p>
          </table:table-cell>
          <table:table-cell table:number-columns-repeated="1637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nada Post</text:p>
          </table:table-cell>
          <table:table-cell table:style-name="ce1"/>
          <table:table-cell office:value-type="string" table:style-name="ce1">
            <text:p>2017-11-24 17:36:14.496</text:p>
          </table:table-cell>
          <table:table-cell office:value-type="string" table:style-name="ce1">
            <text:p>2017-11-24 17:52:42.141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Canada Post"</text:p>
          </table:table-cell>
          <table:table-cell table:number-columns-repeated="1637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Capital One</text:p>
          </table:table-cell>
          <table:table-cell table:style-name="ce1"/>
          <table:table-cell office:value-type="string" table:style-name="ce1">
            <text:p>2017-11-24 17:48:20.376</text:p>
          </table:table-cell>
          <table:table-cell office:value-type="string" table:style-name="ce1">
            <text:p>2017-11-24 17:53:21.017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Capital One"</text:p>
          </table:table-cell>
          <table:table-cell table:number-columns-repeated="1637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Centre Bell</text:p>
          </table:table-cell>
          <table:table-cell table:style-name="ce1"/>
          <table:table-cell office:value-type="string" table:style-name="ce1">
            <text:p>2017-11-24 17:46:24.727</text:p>
          </table:table-cell>
          <table:table-cell office:value-type="string" table:style-name="ce1">
            <text:p>2017-11-24 18:04:55.901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Centre Bell"</text:p>
          </table:table-cell>
          <table:table-cell table:number-columns-repeated="16374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Cinq-a-sept</text:p>
          </table:table-cell>
          <table:table-cell table:style-name="ce1"/>
          <table:table-cell office:value-type="string" table:style-name="ce1">
            <text:p>2017-11-24 17:45:14.059</text:p>
          </table:table-cell>
          <table:table-cell office:value-type="string" table:style-name="ce1">
            <text:p>2017-11-24 17:45:14.2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Cinq-a-sept"</text:p>
          </table:table-cell>
          <table:table-cell table:number-columns-repeated="16374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Croisiere AML</text:p>
          </table:table-cell>
          <table:table-cell table:style-name="ce1"/>
          <table:table-cell office:value-type="string" table:style-name="ce1">
            <text:p>2017-11-24 17:44:21.287</text:p>
          </table:table-cell>
          <table:table-cell office:value-type="string" table:style-name="ce1">
            <text:p>2017-11-24 17:44:21.343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Croisiere AML"</text:p>
          </table:table-cell>
          <table:table-cell table:number-columns-repeated="16374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Dairy Queen</text:p>
          </table:table-cell>
          <table:table-cell table:style-name="ce1"/>
          <table:table-cell office:value-type="string" table:style-name="ce1">
            <text:p>2017-11-24 17:38:49.877</text:p>
          </table:table-cell>
          <table:table-cell office:value-type="string" table:style-name="ce1">
            <text:p>2017-11-24 18:06:04.61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Dairy Queen"</text:p>
          </table:table-cell>
          <table:table-cell table:number-columns-repeated="16374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Ella's Deli</text:p>
          </table:table-cell>
          <table:table-cell table:style-name="ce1"/>
          <table:table-cell office:value-type="string" table:style-name="ce1">
            <text:p>2017-11-24 17:37:27.419</text:p>
          </table:table-cell>
          <table:table-cell office:value-type="string" table:style-name="ce1">
            <text:p>2017-11-24 18:05:29.111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Ella's Deli"</text:p>
          </table:table-cell>
          <table:table-cell table:number-columns-repeated="16374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Fabricville</text:p>
          </table:table-cell>
          <table:table-cell table:style-name="ce1"/>
          <table:table-cell office:value-type="string" table:style-name="ce1">
            <text:p>2017-11-24 17:53:01.516</text:p>
          </table:table-cell>
          <table:table-cell office:value-type="string" table:style-name="ce1">
            <text:p>2017-11-24 17:53:02.079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Fabricville"</text:p>
          </table:table-cell>
          <table:table-cell table:number-columns-repeated="16374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Ferme Quinn</text:p>
          </table:table-cell>
          <table:table-cell table:style-name="ce1"/>
          <table:table-cell office:value-type="string" table:style-name="ce1">
            <text:p>2017-11-24 17:47:14.599</text:p>
          </table:table-cell>
          <table:table-cell office:value-type="string" table:style-name="ce1">
            <text:p>2017-11-24 17:47:14.75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Ferme Quinn"</text:p>
          </table:table-cell>
          <table:table-cell table:number-columns-repeated="16374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Foot Locker</text:p>
          </table:table-cell>
          <table:table-cell table:style-name="ce1"/>
          <table:table-cell office:value-type="string" table:style-name="ce1">
            <text:p>2017-11-24 17:39:55.132</text:p>
          </table:table-cell>
          <table:table-cell office:value-type="string" table:style-name="ce1">
            <text:p>2017-11-24 17:39:55.13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Foot Locker"</text:p>
          </table:table-cell>
          <table:table-cell table:number-columns-repeated="16374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Future Shop</text:p>
          </table:table-cell>
          <table:table-cell table:style-name="ce1"/>
          <table:table-cell office:value-type="string" table:style-name="ce1">
            <text:p>2017-11-24 17:36:46.28</text:p>
          </table:table-cell>
          <table:table-cell office:value-type="string" table:style-name="ce1">
            <text:p>2017-11-24 17:50:58.74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Future Shop"</text:p>
          </table:table-cell>
          <table:table-cell table:number-columns-repeated="16374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Garage Sale</text:p>
          </table:table-cell>
          <table:table-cell table:style-name="ce1"/>
          <table:table-cell office:value-type="string" table:style-name="ce1">
            <text:p>2017-11-24 17:38:58.563</text:p>
          </table:table-cell>
          <table:table-cell office:value-type="string" table:style-name="ce1">
            <text:p>2017-11-24 17:51:58.27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Garage Sale"</text:p>
          </table:table-cell>
          <table:table-cell table:number-columns-repeated="16374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Google Play</text:p>
          </table:table-cell>
          <table:table-cell table:style-name="ce1"/>
          <table:table-cell office:value-type="string" table:style-name="ce1">
            <text:p>2017-11-24 17:45:03.359</text:p>
          </table:table-cell>
          <table:table-cell office:value-type="string" table:style-name="ce1">
            <text:p>2017-11-24 17:45:03.369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Google Play"</text:p>
          </table:table-cell>
          <table:table-cell table:number-columns-repeated="16374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HS Realties</text:p>
          </table:table-cell>
          <table:table-cell table:style-name="ce1"/>
          <table:table-cell office:value-type="string" table:style-name="ce1">
            <text:p>2017-11-24 17:39:36.392</text:p>
          </table:table-cell>
          <table:table-cell office:value-type="string" table:style-name="ce1">
            <text:p>2017-11-24 17:39:40.917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HS Realties"</text:p>
          </table:table-cell>
          <table:table-cell table:number-columns-repeated="16374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Insectarium</text:p>
          </table:table-cell>
          <table:table-cell table:style-name="ce1"/>
          <table:table-cell office:value-type="string" table:style-name="ce1">
            <text:p>2017-11-24 17:44:19.612</text:p>
          </table:table-cell>
          <table:table-cell office:value-type="string" table:style-name="ce1">
            <text:p>2017-11-24 17:44:19.6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Insectarium"</text:p>
          </table:table-cell>
          <table:table-cell table:number-columns-repeated="16374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L'Aubainerie</text:p>
          </table:table-cell>
          <table:table-cell table:style-name="ce1"/>
          <table:table-cell office:value-type="string" table:style-name="ce1">
            <text:p>2017-11-24 17:52:00.968</text:p>
          </table:table-cell>
          <table:table-cell office:value-type="string" table:style-name="ce1">
            <text:p>2017-11-24 17:52:00.981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L'Aubainerie"</text:p>
          </table:table-cell>
          <table:table-cell table:number-columns-repeated="16374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Linen Chest</text:p>
          </table:table-cell>
          <table:table-cell table:style-name="ce1"/>
          <table:table-cell office:value-type="string" table:style-name="ce1">
            <text:p>2017-11-24 17:43:52.913</text:p>
          </table:table-cell>
          <table:table-cell office:value-type="string" table:style-name="ce1">
            <text:p>2017-11-24 17:57:06.40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Linen Chest"</text:p>
          </table:table-cell>
          <table:table-cell table:number-columns-repeated="16374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Mange Sante</text:p>
          </table:table-cell>
          <table:table-cell table:style-name="ce1"/>
          <table:table-cell office:value-type="string" table:style-name="ce1">
            <text:p>2017-11-24 17:51:19.464</text:p>
          </table:table-cell>
          <table:table-cell office:value-type="string" table:style-name="ce1">
            <text:p>2017-11-24 17:51:19.57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Mange Sante"</text:p>
          </table:table-cell>
          <table:table-cell table:number-columns-repeated="16374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Mobile Snap</text:p>
          </table:table-cell>
          <table:table-cell table:style-name="ce1"/>
          <table:table-cell office:value-type="string" table:style-name="ce1">
            <text:p>2017-11-24 17:48:19.059</text:p>
          </table:table-cell>
          <table:table-cell office:value-type="string" table:style-name="ce1">
            <text:p>2017-11-24 17:48:19.06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Mobile Snap"</text:p>
          </table:table-cell>
          <table:table-cell table:number-columns-repeated="16374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Motto Pizza</text:p>
          </table:table-cell>
          <table:table-cell table:style-name="ce1"/>
          <table:table-cell office:value-type="string" table:style-name="ce1">
            <text:p>2017-11-24 17:46:29.589</text:p>
          </table:table-cell>
          <table:table-cell office:value-type="string" table:style-name="ce1">
            <text:p>2017-11-24 17:46:29.65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Motto Pizza"</text:p>
          </table:table-cell>
          <table:table-cell table:number-columns-repeated="16374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Mr. Pretzel</text:p>
          </table:table-cell>
          <table:table-cell table:style-name="ce1"/>
          <table:table-cell office:value-type="string" table:style-name="ce1">
            <text:p>2017-11-24 18:03:51.1</text:p>
          </table:table-cell>
          <table:table-cell office:value-type="string" table:style-name="ce1">
            <text:p>2017-11-24 18:03:51.11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Mr. Pretzel"</text:p>
          </table:table-cell>
          <table:table-cell table:number-columns-repeated="16374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uffin Plus</text:p>
          </table:table-cell>
          <table:table-cell table:style-name="ce1"/>
          <table:table-cell office:value-type="string" table:style-name="ce1">
            <text:p>2017-11-24 17:36:07.375</text:p>
          </table:table-cell>
          <table:table-cell office:value-type="string" table:style-name="ce1">
            <text:p>2017-11-24 17:36:07.50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Muffin Plus"</text:p>
          </table:table-cell>
          <table:table-cell table:number-columns-repeated="16374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Parc Safari</text:p>
          </table:table-cell>
          <table:table-cell table:style-name="ce1"/>
          <table:table-cell office:value-type="string" table:style-name="ce1">
            <text:p>2017-11-24 17:47:28.689</text:p>
          </table:table-cell>
          <table:table-cell office:value-type="string" table:style-name="ce1">
            <text:p>2017-11-24 17:47:28.803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Parc Safari"</text:p>
          </table:table-cell>
          <table:table-cell table:number-columns-repeated="16374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Pearson Vue</text:p>
          </table:table-cell>
          <table:table-cell table:style-name="ce1"/>
          <table:table-cell office:value-type="string" table:style-name="ce1">
            <text:p>2017-11-24 17:43:53.983</text:p>
          </table:table-cell>
          <table:table-cell office:value-type="string" table:style-name="ce1">
            <text:p>2017-11-24 17:45:03.30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Pearson Vue"</text:p>
          </table:table-cell>
          <table:table-cell table:number-columns-repeated="16374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Pizza Pizza</text:p>
          </table:table-cell>
          <table:table-cell table:style-name="ce1"/>
          <table:table-cell office:value-type="string" table:style-name="ce1">
            <text:p>2017-11-24 17:47:33.187</text:p>
          </table:table-cell>
          <table:table-cell office:value-type="string" table:style-name="ce1">
            <text:p>2017-11-24 17:47:33.19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Pizza Pizza"</text:p>
          </table:table-cell>
          <table:table-cell table:number-columns-repeated="16374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Primier Pas</text:p>
          </table:table-cell>
          <table:table-cell table:style-name="ce1"/>
          <table:table-cell office:value-type="string" table:style-name="ce1">
            <text:p>2017-11-24 17:58:04.636</text:p>
          </table:table-cell>
          <table:table-cell office:value-type="string" table:style-name="ce1">
            <text:p>2017-11-24 17:58:04.709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Primier Pas"</text:p>
          </table:table-cell>
          <table:table-cell table:number-columns-repeated="16374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Renaissance</text:p>
          </table:table-cell>
          <table:table-cell table:style-name="ce1"/>
          <table:table-cell office:value-type="string" table:style-name="ce1">
            <text:p>2017-11-24 17:36:16.026</text:p>
          </table:table-cell>
          <table:table-cell office:value-type="string" table:style-name="ce1">
            <text:p>2017-11-24 17:52:15.93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Renaissance"</text:p>
          </table:table-cell>
          <table:table-cell table:number-columns-repeated="16374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Renaud-Bray</text:p>
          </table:table-cell>
          <table:table-cell table:style-name="ce1"/>
          <table:table-cell office:value-type="string" table:style-name="ce1">
            <text:p>2017-11-24 17:57:12.833</text:p>
          </table:table-cell>
          <table:table-cell office:value-type="string" table:style-name="ce1">
            <text:p>2017-11-24 17:57:13.22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Renaud-Bray"</text:p>
          </table:table-cell>
          <table:table-cell table:number-columns-repeated="16374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mi Fruits</text:p>
          </table:table-cell>
          <table:table-cell table:style-name="ce1"/>
          <table:table-cell office:value-type="string" table:style-name="ce1">
            <text:p>2017-11-24 17:36:11.244</text:p>
          </table:table-cell>
          <table:table-cell office:value-type="string" table:style-name="ce1">
            <text:p>2017-11-24 18:02:14.11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Sami Fruits"</text:p>
          </table:table-cell>
          <table:table-cell table:number-columns-repeated="16374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Tim Hortons</text:p>
          </table:table-cell>
          <table:table-cell table:style-name="ce1"/>
          <table:table-cell office:value-type="string" table:style-name="ce1">
            <text:p>2017-11-24 17:43:40.136</text:p>
          </table:table-cell>
          <table:table-cell office:value-type="string" table:style-name="ce1">
            <text:p>2017-11-24 18:05:25.82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Tim Hortons"</text:p>
          </table:table-cell>
          <table:table-cell table:number-columns-repeated="16374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Viva Italia</text:p>
          </table:table-cell>
          <table:table-cell table:style-name="ce1"/>
          <table:table-cell office:value-type="string" table:style-name="ce1">
            <text:p>2017-11-24 17:43:51.057</text:p>
          </table:table-cell>
          <table:table-cell office:value-type="string" table:style-name="ce1">
            <text:p>2017-11-24 17:43:51.06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Viva Italia"</text:p>
          </table:table-cell>
          <table:table-cell table:number-columns-repeated="16374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Yves Rocher</text:p>
          </table:table-cell>
          <table:table-cell table:style-name="ce1"/>
          <table:table-cell office:value-type="string" table:style-name="ce1">
            <text:p>2017-11-24 17:36:17.583</text:p>
          </table:table-cell>
          <table:table-cell office:value-type="string" table:style-name="ce1">
            <text:p>2017-11-24 17:45:44.47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Yves Rocher"</text:p>
          </table:table-cell>
          <table:table-cell table:number-columns-repeated="16374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баклажанчик</text:p>
          </table:table-cell>
          <table:table-cell table:style-name="ce1"/>
          <table:table-cell office:value-type="string" table:style-name="ce1">
            <text:p>2017-11-24 17:36:15.004</text:p>
          </table:table-cell>
          <table:table-cell office:value-type="string" table:style-name="ce1">
            <text:p>2017-11-24 17:36:15.07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баклажанчик"</text:p>
          </table:table-cell>
          <table:table-cell table:number-columns-repeated="16374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Лена и Женя</text:p>
          </table:table-cell>
          <table:table-cell table:style-name="ce1"/>
          <table:table-cell office:value-type="string" table:style-name="ce1">
            <text:p>2017-11-24 18:00:50.448</text:p>
          </table:table-cell>
          <table:table-cell office:value-type="string" table:style-name="ce1">
            <text:p>2017-11-24 18:00:50.55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Лена и Женя"</text:p>
          </table:table-cell>
          <table:table-cell table:number-columns-repeated="16374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через Славу</text:p>
          </table:table-cell>
          <table:table-cell table:style-name="ce1"/>
          <table:table-cell office:value-type="string" table:style-name="ce1">
            <text:p>2017-11-24 17:52:41.891</text:p>
          </table:table-cell>
          <table:table-cell office:value-type="string" table:style-name="ce1">
            <text:p>2017-11-24 17:52:41.96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s the similarity between "AMT" and "через Славу"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A Votre Sante</text:p>
          </table:table-cell>
          <table:table-cell table:style-name="ce1"/>
          <table:table-cell office:value-type="string" table:style-name="ce1">
            <text:p>2017-11-24 17:47:16.202</text:p>
          </table:table-cell>
          <table:table-cell office:value-type="string" table:style-name="ce1">
            <text:p>2017-11-24 17:51:02.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A Votre Sante"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Alina Seremet</text:p>
          </table:table-cell>
          <table:table-cell table:style-name="ce1"/>
          <table:table-cell office:value-type="string" table:style-name="ce1">
            <text:p>2017-11-24 17:45:57.742</text:p>
          </table:table-cell>
          <table:table-cell office:value-type="string" table:style-name="ce1">
            <text:p>2017-11-24 18:00:14.85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Alina Seremet"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Altima Telecom</text:p>
          </table:table-cell>
          <table:table-cell table:style-name="ce1"/>
          <table:table-cell office:value-type="string" table:style-name="ce1">
            <text:p>2017-11-24 17:46:25.106</text:p>
          </table:table-cell>
          <table:table-cell office:value-type="string" table:style-name="ce1">
            <text:p>2017-11-24 18:07:20.60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Altima Telecom"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Amour Du Pain</text:p>
          </table:table-cell>
          <table:table-cell table:style-name="ce1"/>
          <table:table-cell office:value-type="string" table:style-name="ce1">
            <text:p>2017-11-24 18:01:45.991</text:p>
          </table:table-cell>
          <table:table-cell office:value-type="string" table:style-name="ce1">
            <text:p>2017-11-24 18:01:46.00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Amour Du Pain"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Animal Expert</text:p>
          </table:table-cell>
          <table:table-cell table:style-name="ce1"/>
          <table:table-cell office:value-type="string" table:style-name="ce1">
            <text:p>2017-11-24 17:52:17.525</text:p>
          </table:table-cell>
          <table:table-cell office:value-type="string" table:style-name="ce1">
            <text:p>2017-11-24 17:59:50.51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Animal Expert"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Anna Chertkov</text:p>
          </table:table-cell>
          <table:table-cell table:style-name="ce1"/>
          <table:table-cell office:value-type="string" table:style-name="ce1">
            <text:p>2017-11-24 17:53:17.215</text:p>
          </table:table-cell>
          <table:table-cell office:value-type="string" table:style-name="ce1">
            <text:p>2017-11-24 17:53:17.32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Anna Chertkov"</text:p>
          </table:table-cell>
          <table:table-cell table:number-columns-repeated="16374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cabana sucre</text:p>
          </table:table-cell>
          <table:table-cell table:style-name="ce1"/>
          <table:table-cell office:value-type="string" table:style-name="ce1">
            <text:p>2017-11-24 17:43:22.444</text:p>
          </table:table-cell>
          <table:table-cell office:value-type="string" table:style-name="ce1">
            <text:p>2017-11-24 17:43:22.47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cabana sucre"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Cafe Cito 92</text:p>
          </table:table-cell>
          <table:table-cell table:style-name="ce1"/>
          <table:table-cell office:value-type="string" table:style-name="ce1">
            <text:p>2017-11-24 17:51:56.225</text:p>
          </table:table-cell>
          <table:table-cell office:value-type="string" table:style-name="ce1">
            <text:p>2017-11-24 17:51:56.234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Cafe Cito 92"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Cafe St-Paul</text:p>
          </table:table-cell>
          <table:table-cell table:style-name="ce1"/>
          <table:table-cell office:value-type="string" table:style-name="ce1">
            <text:p>2017-11-24 18:06:37.475</text:p>
          </table:table-cell>
          <table:table-cell office:value-type="string" table:style-name="ce1">
            <text:p>2017-11-24 18:06:37.487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Cafe St-Paul"</text:p>
          </table:table-cell>
          <table:table-cell table:number-columns-repeated="1637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anadian Tire</text:p>
          </table:table-cell>
          <table:table-cell table:style-name="ce1"/>
          <table:table-cell office:value-type="string" table:style-name="ce1">
            <text:p>2017-11-24 17:36:13.961</text:p>
          </table:table-cell>
          <table:table-cell office:value-type="string" table:style-name="ce1">
            <text:p>2017-11-24 18:06:38.37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Canadian Tire"</text:p>
          </table:table-cell>
          <table:table-cell table:number-columns-repeated="1637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Centre Hi-Fi</text:p>
          </table:table-cell>
          <table:table-cell table:style-name="ce1"/>
          <table:table-cell office:value-type="string" table:style-name="ce1">
            <text:p>2017-11-24 17:43:53.695</text:p>
          </table:table-cell>
          <table:table-cell office:value-type="string" table:style-name="ce1">
            <text:p>2017-11-24 17:43:53.701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Centre Hi-Fi"</text:p>
          </table:table-cell>
          <table:table-cell table:number-columns-repeated="16374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Chezticlaude</text:p>
          </table:table-cell>
          <table:table-cell table:style-name="ce1"/>
          <table:table-cell office:value-type="string" table:style-name="ce1">
            <text:p>2017-11-24 18:00:50.123</text:p>
          </table:table-cell>
          <table:table-cell office:value-type="string" table:style-name="ce1">
            <text:p>2017-11-24 18:00:50.1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Chezticlaude"</text:p>
          </table:table-cell>
          <table:table-cell table:number-columns-repeated="16374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China Garden</text:p>
          </table:table-cell>
          <table:table-cell table:style-name="ce1"/>
          <table:table-cell office:value-type="string" table:style-name="ce1">
            <text:p>2017-11-24 17:44:08.556</text:p>
          </table:table-cell>
          <table:table-cell office:value-type="string" table:style-name="ce1">
            <text:p>2017-11-24 17:44:08.63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China Garden"</text:p>
          </table:table-cell>
          <table:table-cell table:number-columns-repeated="16374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Club Piscine</text:p>
          </table:table-cell>
          <table:table-cell table:style-name="ce1"/>
          <table:table-cell office:value-type="string" table:style-name="ce1">
            <text:p>2017-11-24 17:52:22.079</text:p>
          </table:table-cell>
          <table:table-cell office:value-type="string" table:style-name="ce1">
            <text:p>2017-11-24 17:53:22.32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Club Piscine"</text:p>
          </table:table-cell>
          <table:table-cell table:number-columns-repeated="16374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Dad's Bagels</text:p>
          </table:table-cell>
          <table:table-cell table:style-name="ce1"/>
          <table:table-cell office:value-type="string" table:style-name="ce1">
            <text:p>2017-11-24 17:38:14.828</text:p>
          </table:table-cell>
          <table:table-cell office:value-type="string" table:style-name="ce1">
            <text:p>2017-11-24 17:38:14.834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Dad's Bagels"</text:p>
          </table:table-cell>
          <table:table-cell table:number-columns-repeated="16374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Dollar Store</text:p>
          </table:table-cell>
          <table:table-cell table:style-name="ce1"/>
          <table:table-cell office:value-type="string" table:style-name="ce1">
            <text:p>2017-11-24 18:00:17.653</text:p>
          </table:table-cell>
          <table:table-cell office:value-type="string" table:style-name="ce1">
            <text:p>2017-11-24 18:00:17.725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Dollar Store"</text:p>
          </table:table-cell>
          <table:table-cell table:number-columns-repeated="16374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Dollar Ville</text:p>
          </table:table-cell>
          <table:table-cell table:style-name="ce1"/>
          <table:table-cell office:value-type="string" table:style-name="ce1">
            <text:p>2017-11-24 17:36:46.322</text:p>
          </table:table-cell>
          <table:table-cell office:value-type="string" table:style-name="ce1">
            <text:p>2017-11-24 17:36:46.40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Dollar Ville"</text:p>
          </table:table-cell>
          <table:table-cell table:number-columns-repeated="16374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Double Pizza</text:p>
          </table:table-cell>
          <table:table-cell table:style-name="ce1"/>
          <table:table-cell office:value-type="string" table:style-name="ce1">
            <text:p>2017-11-24 18:04:20.908</text:p>
          </table:table-cell>
          <table:table-cell office:value-type="string" table:style-name="ce1">
            <text:p>2017-11-24 18:07:20.82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Double Pizza"</text:p>
          </table:table-cell>
          <table:table-cell table:number-columns-repeated="16374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unkin Donut</text:p>
          </table:table-cell>
          <table:table-cell table:style-name="ce1"/>
          <table:table-cell office:value-type="string" table:style-name="ce1">
            <text:p>2017-11-24 17:37:26.866</text:p>
          </table:table-cell>
          <table:table-cell office:value-type="string" table:style-name="ce1">
            <text:p>2017-11-24 17:38:04.69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Dunkin Donut"</text:p>
          </table:table-cell>
          <table:table-cell table:number-columns-repeated="16374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Econofitness</text:p>
          </table:table-cell>
          <table:table-cell table:style-name="ce1"/>
          <table:table-cell office:value-type="string" table:style-name="ce1">
            <text:p>2017-11-24 17:48:19.869</text:p>
          </table:table-cell>
          <table:table-cell office:value-type="string" table:style-name="ce1">
            <text:p>2017-11-24 17:48:19.87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Econofitness"</text:p>
          </table:table-cell>
          <table:table-cell table:number-columns-repeated="16374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Eko Rimouski</text:p>
          </table:table-cell>
          <table:table-cell table:style-name="ce1"/>
          <table:table-cell office:value-type="string" table:style-name="ce1">
            <text:p>2017-11-24 17:46:59.945</text:p>
          </table:table-cell>
          <table:table-cell office:value-type="string" table:style-name="ce1">
            <text:p>2017-11-24 17:46:59.95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Eko Rimouski"</text:p>
          </table:table-cell>
          <table:table-cell table:number-columns-repeated="16374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Florist West</text:p>
          </table:table-cell>
          <table:table-cell table:style-name="ce1"/>
          <table:table-cell office:value-type="string" table:style-name="ce1">
            <text:p>2017-11-24 17:43:21.347</text:p>
          </table:table-cell>
          <table:table-cell office:value-type="string" table:style-name="ce1">
            <text:p>2017-11-24 17:43:21.40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Florist West"</text:p>
          </table:table-cell>
          <table:table-cell table:number-columns-repeated="16374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Hydro-Quebec</text:p>
          </table:table-cell>
          <table:table-cell table:style-name="ce1"/>
          <table:table-cell office:value-type="string" table:style-name="ce1">
            <text:p>2017-11-24 17:36:30.039</text:p>
          </table:table-cell>
          <table:table-cell office:value-type="string" table:style-name="ce1">
            <text:p>2017-11-24 18:08:49.2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Hydro-Quebec"</text:p>
          </table:table-cell>
          <table:table-cell table:number-columns-repeated="16374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Jean-Drapeau</text:p>
          </table:table-cell>
          <table:table-cell table:style-name="ce1"/>
          <table:table-cell office:value-type="string" table:style-name="ce1">
            <text:p>2017-11-24 17:38:04.602</text:p>
          </table:table-cell>
          <table:table-cell office:value-type="string" table:style-name="ce1">
            <text:p>2017-11-24 17:38:04.60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Jean-Drapeau"</text:p>
          </table:table-cell>
          <table:table-cell table:number-columns-repeated="16374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Laura Secord</text:p>
          </table:table-cell>
          <table:table-cell table:style-name="ce1"/>
          <table:table-cell office:value-type="string" table:style-name="ce1">
            <text:p>2017-11-24 17:37:53.779</text:p>
          </table:table-cell>
          <table:table-cell office:value-type="string" table:style-name="ce1">
            <text:p>2017-11-24 17:50:40.74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Laura Secord"</text:p>
          </table:table-cell>
          <table:table-cell table:number-columns-repeated="16374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Le Balthazar</text:p>
          </table:table-cell>
          <table:table-cell table:style-name="ce1"/>
          <table:table-cell office:value-type="string" table:style-name="ce1">
            <text:p>2017-11-24 17:52:00.771</text:p>
          </table:table-cell>
          <table:table-cell office:value-type="string" table:style-name="ce1">
            <text:p>2017-11-24 17:52:01.17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Le Balthazar"</text:p>
          </table:table-cell>
          <table:table-cell table:number-columns-repeated="16374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Le Parchemin</text:p>
          </table:table-cell>
          <table:table-cell table:style-name="ce1"/>
          <table:table-cell office:value-type="string" table:style-name="ce1">
            <text:p>2017-11-24 17:36:45.709</text:p>
          </table:table-cell>
          <table:table-cell office:value-type="string" table:style-name="ce1">
            <text:p>2017-11-24 17:37:00.087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Le Parchemin"</text:p>
          </table:table-cell>
          <table:table-cell table:number-columns-repeated="16374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Lilian Iluta</text:p>
          </table:table-cell>
          <table:table-cell table:style-name="ce1"/>
          <table:table-cell office:value-type="string" table:style-name="ce1">
            <text:p>2017-11-24 18:04:52.944</text:p>
          </table:table-cell>
          <table:table-cell office:value-type="string" table:style-name="ce1">
            <text:p>2017-11-24 18:04:53.015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Lilian Iluta"</text:p>
          </table:table-cell>
          <table:table-cell table:number-columns-repeated="16374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asako sushi</text:p>
          </table:table-cell>
          <table:table-cell table:style-name="ce1"/>
          <table:table-cell office:value-type="string" table:style-name="ce1">
            <text:p>2017-11-24 17:36:07.948</text:p>
          </table:table-cell>
          <table:table-cell office:value-type="string" table:style-name="ce1">
            <text:p>2017-11-24 17:36:08.02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Masako sushi"</text:p>
          </table:table-cell>
          <table:table-cell table:number-columns-repeated="16374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Montreal NDG</text:p>
          </table:table-cell>
          <table:table-cell table:style-name="ce1"/>
          <table:table-cell office:value-type="string" table:style-name="ce1">
            <text:p>2017-11-24 17:47:33.051</text:p>
          </table:table-cell>
          <table:table-cell office:value-type="string" table:style-name="ce1">
            <text:p>2017-11-24 17:47:33.057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Montreal NDG"</text:p>
          </table:table-cell>
          <table:table-cell table:number-columns-repeated="16374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Parc Lachine</text:p>
          </table:table-cell>
          <table:table-cell table:style-name="ce1"/>
          <table:table-cell office:value-type="string" table:style-name="ce1">
            <text:p>2017-11-24 18:00:50.401</text:p>
          </table:table-cell>
          <table:table-cell office:value-type="string" table:style-name="ce1">
            <text:p>2017-11-24 18:00:50.441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Parc Lachine"</text:p>
          </table:table-cell>
          <table:table-cell table:number-columns-repeated="16374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parc Lachine</text:p>
          </table:table-cell>
          <table:table-cell table:style-name="ce1"/>
          <table:table-cell office:value-type="string" table:style-name="ce1">
            <text:p>2017-11-24 17:38:39.502</text:p>
          </table:table-cell>
          <table:table-cell office:value-type="string" table:style-name="ce1">
            <text:p>2017-11-24 17:38:39.50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parc Lachine"</text:p>
          </table:table-cell>
          <table:table-cell table:number-columns-repeated="16374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Petro-Canada</text:p>
          </table:table-cell>
          <table:table-cell table:style-name="ce1"/>
          <table:table-cell office:value-type="string" table:style-name="ce1">
            <text:p>2017-11-24 17:44:08.859</text:p>
          </table:table-cell>
          <table:table-cell office:value-type="string" table:style-name="ce1">
            <text:p>2017-11-24 18:04:19.79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Petro-Canada"</text:p>
          </table:table-cell>
          <table:table-cell table:number-columns-repeated="16374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Public Mobile</text:p>
          </table:table-cell>
          <table:table-cell table:style-name="ce1"/>
          <table:table-cell office:value-type="string" table:style-name="ce1">
            <text:p>2017-11-24 17:37:53.788</text:p>
          </table:table-cell>
          <table:table-cell office:value-type="string" table:style-name="ce1">
            <text:p>2017-11-24 17:44:47.667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Public Mobile"</text:p>
          </table:table-cell>
          <table:table-cell table:number-columns-repeated="16374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Quebec ville</text:p>
          </table:table-cell>
          <table:table-cell table:style-name="ce1"/>
          <table:table-cell office:value-type="string" table:style-name="ce1">
            <text:p>2017-11-24 17:44:08.53</text:p>
          </table:table-cell>
          <table:table-cell office:value-type="string" table:style-name="ce1">
            <text:p>2017-11-24 17:44:08.53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Quebec ville"</text:p>
          </table:table-cell>
          <table:table-cell table:number-columns-repeated="16374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econd Pizza</text:p>
          </table:table-cell>
          <table:table-cell table:style-name="ce1"/>
          <table:table-cell office:value-type="string" table:style-name="ce1">
            <text:p>2017-11-24 17:44:47.553</text:p>
          </table:table-cell>
          <table:table-cell office:value-type="string" table:style-name="ce1">
            <text:p>2017-11-24 17:44:48.73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Second Pizza"</text:p>
          </table:table-cell>
          <table:table-cell table:number-columns-repeated="16374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hell Canada</text:p>
          </table:table-cell>
          <table:table-cell table:style-name="ce1"/>
          <table:table-cell office:value-type="string" table:style-name="ce1">
            <text:p>2017-11-24 17:47:29.024</text:p>
          </table:table-cell>
          <table:table-cell office:value-type="string" table:style-name="ce1">
            <text:p>2017-11-24 17:47:29.0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Shell Canada"</text:p>
          </table:table-cell>
          <table:table-cell table:number-columns-repeated="16374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per Dollar</text:p>
          </table:table-cell>
          <table:table-cell table:style-name="ce1"/>
          <table:table-cell office:value-type="string" table:style-name="ce1">
            <text:p>2017-11-24 17:36:44.987</text:p>
          </table:table-cell>
          <table:table-cell office:value-type="string" table:style-name="ce1">
            <text:p>2017-11-24 17:36:45.025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Super Dollar"</text:p>
          </table:table-cell>
          <table:table-cell table:number-columns-repeated="16374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Thai Express</text:p>
          </table:table-cell>
          <table:table-cell table:style-name="ce1"/>
          <table:table-cell office:value-type="string" table:style-name="ce1">
            <text:p>2017-11-24 17:51:35.715</text:p>
          </table:table-cell>
          <table:table-cell office:value-type="string" table:style-name="ce1">
            <text:p>2017-11-24 17:51:35.804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Thai Express"</text:p>
          </table:table-cell>
          <table:table-cell table:number-columns-repeated="16374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Thai Express</text:p>
          </table:table-cell>
          <table:table-cell table:style-name="ce1"/>
          <table:table-cell office:value-type="string" table:style-name="ce1">
            <text:p>2017-11-24 17:37:28.265</text:p>
          </table:table-cell>
          <table:table-cell office:value-type="string" table:style-name="ce1">
            <text:p>2017-11-24 17:53:42.207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Thai Express"</text:p>
          </table:table-cell>
          <table:table-cell table:number-columns-repeated="16374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Tim Horton's</text:p>
          </table:table-cell>
          <table:table-cell table:style-name="ce1"/>
          <table:table-cell office:value-type="string" table:style-name="ce1">
            <text:p>2017-11-24 17:36:15.726</text:p>
          </table:table-cell>
          <table:table-cell office:value-type="string" table:style-name="ce1">
            <text:p>2017-11-24 17:36:36.94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Tim Horton's"</text:p>
          </table:table-cell>
          <table:table-cell table:number-columns-repeated="16374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West Montreal</text:p>
          </table:table-cell>
          <table:table-cell table:style-name="ce1"/>
          <table:table-cell office:value-type="string" table:style-name="ce1">
            <text:p>2017-11-24 17:43:55.012</text:p>
          </table:table-cell>
          <table:table-cell office:value-type="string" table:style-name="ce1">
            <text:p>2017-11-24 17:43:55.031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West Montreal"</text:p>
          </table:table-cell>
          <table:table-cell table:number-columns-repeated="16374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Валя Молдова</text:p>
          </table:table-cell>
          <table:table-cell table:style-name="ce1"/>
          <table:table-cell office:value-type="string" table:style-name="ce1">
            <text:p>2017-11-24 17:44:59.522</text:p>
          </table:table-cell>
          <table:table-cell office:value-type="string" table:style-name="ce1">
            <text:p>2017-11-24 17:44:59.58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Валя Молдова"</text:p>
          </table:table-cell>
          <table:table-cell table:number-columns-repeated="16374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Ваня Омск ДР</text:p>
          </table:table-cell>
          <table:table-cell table:style-name="ce1"/>
          <table:table-cell office:value-type="string" table:style-name="ce1">
            <text:p>2017-11-24 18:00:50.421</text:p>
          </table:table-cell>
          <table:table-cell office:value-type="string" table:style-name="ce1">
            <text:p>2017-11-24 18:00:50.48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Ваня Омск ДР"</text:p>
          </table:table-cell>
          <table:table-cell table:number-columns-repeated="16374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Ира Киргизия</text:p>
          </table:table-cell>
          <table:table-cell table:style-name="ce1"/>
          <table:table-cell office:value-type="string" table:style-name="ce1">
            <text:p>2017-11-24 17:44:59.511</text:p>
          </table:table-cell>
          <table:table-cell office:value-type="string" table:style-name="ce1">
            <text:p>2017-11-24 17:44:59.58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Ира Киргизия"</text:p>
          </table:table-cell>
          <table:table-cell table:number-columns-repeated="16374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Карен Бабаян</text:p>
          </table:table-cell>
          <table:table-cell table:style-name="ce1"/>
          <table:table-cell office:value-type="string" table:style-name="ce1">
            <text:p>2017-11-24 17:38:35.418</text:p>
          </table:table-cell>
          <table:table-cell office:value-type="string" table:style-name="ce1">
            <text:p>2017-11-24 17:38:35.515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Карен Бабаян"</text:p>
          </table:table-cell>
          <table:table-cell table:number-columns-repeated="16374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аша Фуртуна</text:p>
          </table:table-cell>
          <table:table-cell table:style-name="ce1"/>
          <table:table-cell office:value-type="string" table:style-name="ce1">
            <text:p>2017-11-24 17:39:28.702</text:p>
          </table:table-cell>
          <table:table-cell office:value-type="string" table:style-name="ce1">
            <text:p>2017-11-24 17:39:28.70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Паша Фуртуна"</text:p>
          </table:table-cell>
          <table:table-cell table:number-columns-repeated="16374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Юля и Вакула</text:p>
          </table:table-cell>
          <table:table-cell table:style-name="ce1"/>
          <table:table-cell office:value-type="string" table:style-name="ce1">
            <text:p>2017-11-24 17:44:45.87</text:p>
          </table:table-cell>
          <table:table-cell office:value-type="string" table:style-name="ce1">
            <text:p>2017-11-24 17:44:45.87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is the similarity between "AMT" and "Юля и Вакула"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Armee De Salut</text:p>
          </table:table-cell>
          <table:table-cell table:style-name="ce1"/>
          <table:table-cell office:value-type="string" table:style-name="ce1">
            <text:p>2017-11-24 17:47:47.316</text:p>
          </table:table-cell>
          <table:table-cell office:value-type="string" table:style-name="ce1">
            <text:p>2017-11-24 17:47:47.3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Armee De Salut"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Bar Populaire</text:p>
          </table:table-cell>
          <table:table-cell table:style-name="ce1"/>
          <table:table-cell office:value-type="string" table:style-name="ce1">
            <text:p>2017-11-24 17:45:26.154</text:p>
          </table:table-cell>
          <table:table-cell office:value-type="string" table:style-name="ce1">
            <text:p>2017-11-24 17:51:02.07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Bar Populaire"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Bar populaire</text:p>
          </table:table-cell>
          <table:table-cell table:style-name="ce1"/>
          <table:table-cell office:value-type="string" table:style-name="ce1">
            <text:p>2017-11-24 17:46:10.47</text:p>
          </table:table-cell>
          <table:table-cell office:value-type="string" table:style-name="ce1">
            <text:p>2017-11-24 17:46:10.59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Bar populaire"</text:p>
          </table:table-cell>
          <table:table-cell table:number-columns-repeated="16374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bento nouveau</text:p>
          </table:table-cell>
          <table:table-cell table:style-name="ce1"/>
          <table:table-cell office:value-type="string" table:style-name="ce1">
            <text:p>2017-11-24 17:36:38.123</text:p>
          </table:table-cell>
          <table:table-cell office:value-type="string" table:style-name="ce1">
            <text:p>2017-11-24 17:36:38.12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bento nouveau"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Betonel Dulux</text:p>
          </table:table-cell>
          <table:table-cell table:style-name="ce1"/>
          <table:table-cell office:value-type="string" table:style-name="ce1">
            <text:p>2017-11-24 17:53:38.984</text:p>
          </table:table-cell>
          <table:table-cell office:value-type="string" table:style-name="ce1">
            <text:p>2017-11-24 18:06:40.6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Betonel Dulux"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Buffet Fu Lam</text:p>
          </table:table-cell>
          <table:table-cell table:style-name="ce1"/>
          <table:table-cell office:value-type="string" table:style-name="ce1">
            <text:p>2017-11-24 17:48:20.719</text:p>
          </table:table-cell>
          <table:table-cell office:value-type="string" table:style-name="ce1">
            <text:p>2017-11-24 18:05:28.65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Buffet Fu Lam"</text:p>
          </table:table-cell>
          <table:table-cell table:number-columns-repeated="1637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Cegep St-Jean</text:p>
          </table:table-cell>
          <table:table-cell table:style-name="ce1"/>
          <table:table-cell office:value-type="string" table:style-name="ce1">
            <text:p>2017-11-24 18:04:55.592</text:p>
          </table:table-cell>
          <table:table-cell office:value-type="string" table:style-name="ce1">
            <text:p>2017-11-24 18:05:24.48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Cegep St-Jean"</text:p>
          </table:table-cell>
          <table:table-cell table:number-columns-repeated="16374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hateau Rouge</text:p>
          </table:table-cell>
          <table:table-cell table:style-name="ce1"/>
          <table:table-cell office:value-type="string" table:style-name="ce1">
            <text:p>2017-11-24 17:37:42.281</text:p>
          </table:table-cell>
          <table:table-cell office:value-type="string" table:style-name="ce1">
            <text:p>2017-11-24 17:37:42.3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Chateau Rouge"</text:p>
          </table:table-cell>
          <table:table-cell table:number-columns-repeated="16374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club entrepot</text:p>
          </table:table-cell>
          <table:table-cell table:style-name="ce1"/>
          <table:table-cell office:value-type="string" table:style-name="ce1">
            <text:p>2017-11-24 17:44:46.919</text:p>
          </table:table-cell>
          <table:table-cell office:value-type="string" table:style-name="ce1">
            <text:p>2017-11-24 17:44:47.01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club entrepot"</text:p>
          </table:table-cell>
          <table:table-cell table:number-columns-repeated="16374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Cool As A Moose</text:p>
          </table:table-cell>
          <table:table-cell table:style-name="ce1"/>
          <table:table-cell office:value-type="string" table:style-name="ce1">
            <text:p>2017-11-24 17:47:10.951</text:p>
          </table:table-cell>
          <table:table-cell office:value-type="string" table:style-name="ce1">
            <text:p>2017-11-24 17:47:10.95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Cool As A Moose"</text:p>
          </table:table-cell>
          <table:table-cell table:number-columns-repeated="1637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Falls Parking</text:p>
          </table:table-cell>
          <table:table-cell table:style-name="ce1"/>
          <table:table-cell office:value-type="string" table:style-name="ce1">
            <text:p>2017-11-24 18:04:19.371</text:p>
          </table:table-cell>
          <table:table-cell office:value-type="string" table:style-name="ce1">
            <text:p>2017-11-24 18:04:19.38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Falls Parking"</text:p>
          </table:table-cell>
          <table:table-cell table:number-columns-repeated="16374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Fruiterie 440</text:p>
          </table:table-cell>
          <table:table-cell table:style-name="ce1"/>
          <table:table-cell office:value-type="string" table:style-name="ce1">
            <text:p>2017-11-24 17:52:21.822</text:p>
          </table:table-cell>
          <table:table-cell office:value-type="string" table:style-name="ce1">
            <text:p>2017-11-24 18:07:21.86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Fruiterie 440"</text:p>
          </table:table-cell>
          <table:table-cell table:number-columns-repeated="16374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Gare Centrale</text:p>
          </table:table-cell>
          <table:table-cell table:style-name="ce1"/>
          <table:table-cell office:value-type="string" table:style-name="ce1">
            <text:p>2017-11-24 17:37:50.712</text:p>
          </table:table-cell>
          <table:table-cell office:value-type="string" table:style-name="ce1">
            <text:p>2017-11-24 17:37:50.75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Gare Centrale"</text:p>
          </table:table-cell>
          <table:table-cell table:number-columns-repeated="16374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HydroSolution</text:p>
          </table:table-cell>
          <table:table-cell table:style-name="ce1"/>
          <table:table-cell office:value-type="string" table:style-name="ce1">
            <text:p>2017-11-24 17:52:37.787</text:p>
          </table:table-cell>
          <table:table-cell office:value-type="string" table:style-name="ce1">
            <text:p>2017-11-24 18:06:38.265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HydroSolution"</text:p>
          </table:table-cell>
          <table:table-cell table:number-columns-repeated="16374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Ile aux fleur</text:p>
          </table:table-cell>
          <table:table-cell table:style-name="ce1"/>
          <table:table-cell office:value-type="string" table:style-name="ce1">
            <text:p>2017-11-24 17:45:14.795</text:p>
          </table:table-cell>
          <table:table-cell office:value-type="string" table:style-name="ce1">
            <text:p>2017-11-24 17:45:14.80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Ile aux fleur"</text:p>
          </table:table-cell>
          <table:table-cell table:number-columns-repeated="16374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Ile Aux Fleurs</text:p>
          </table:table-cell>
          <table:table-cell table:style-name="ce1"/>
          <table:table-cell office:value-type="string" table:style-name="ce1">
            <text:p>2017-11-24 17:51:16.915</text:p>
          </table:table-cell>
          <table:table-cell office:value-type="string" table:style-name="ce1">
            <text:p>2017-11-24 17:51:37.5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Ile Aux Fleurs"</text:p>
          </table:table-cell>
          <table:table-cell table:number-columns-repeated="16374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ile Aux Fleurs</text:p>
          </table:table-cell>
          <table:table-cell table:style-name="ce1"/>
          <table:table-cell office:value-type="string" table:style-name="ce1">
            <text:p>2017-11-24 17:52:00.732</text:p>
          </table:table-cell>
          <table:table-cell office:value-type="string" table:style-name="ce1">
            <text:p>2017-11-24 17:52:00.74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ile Aux Fleurs"</text:p>
          </table:table-cell>
          <table:table-cell table:number-columns-repeated="16374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Ile de Fleurs</text:p>
          </table:table-cell>
          <table:table-cell table:style-name="ce1"/>
          <table:table-cell office:value-type="string" table:style-name="ce1">
            <text:p>2017-11-24 17:38:04.22</text:p>
          </table:table-cell>
          <table:table-cell office:value-type="string" table:style-name="ce1">
            <text:p>2017-11-24 17:38:04.2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Ile de Fleurs"</text:p>
          </table:table-cell>
          <table:table-cell table:number-columns-repeated="16374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mpact Styles</text:p>
          </table:table-cell>
          <table:table-cell table:style-name="ce1"/>
          <table:table-cell office:value-type="string" table:style-name="ce1">
            <text:p>2017-11-24 17:36:44.211</text:p>
          </table:table-cell>
          <table:table-cell office:value-type="string" table:style-name="ce1">
            <text:p>2017-11-24 17:36:44.21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Impact Styles"</text:p>
          </table:table-cell>
          <table:table-cell table:number-columns-repeated="16374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itial stat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17-11-24 17:36:05.848</text:p>
          </table:table-cell>
          <table:table-cell office:value-type="string" table:style-name="ce1">
            <text:p>2017-11-24 17:36:05.87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initial state"</text:p>
          </table:table-cell>
          <table:table-cell table:number-columns-repeated="16374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Island Inkjet</text:p>
          </table:table-cell>
          <table:table-cell table:style-name="ce1"/>
          <table:table-cell office:value-type="string" table:style-name="ce1">
            <text:p>2017-11-24 17:43:35.088</text:p>
          </table:table-cell>
          <table:table-cell office:value-type="string" table:style-name="ce1">
            <text:p>2017-11-24 17:43:35.14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Island Inkjet"</text:p>
          </table:table-cell>
          <table:table-cell table:number-columns-repeated="16374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Jardin Hatley</text:p>
          </table:table-cell>
          <table:table-cell table:style-name="ce1"/>
          <table:table-cell office:value-type="string" table:style-name="ce1">
            <text:p>2017-11-24 17:47:32.54</text:p>
          </table:table-cell>
          <table:table-cell office:value-type="string" table:style-name="ce1">
            <text:p>2017-11-24 17:47:32.61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Jardin Hatley"</text:p>
          </table:table-cell>
          <table:table-cell table:number-columns-repeated="16374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JGH Cafeteria</text:p>
          </table:table-cell>
          <table:table-cell table:style-name="ce1"/>
          <table:table-cell office:value-type="string" table:style-name="ce1">
            <text:p>2017-11-24 17:45:00.802</text:p>
          </table:table-cell>
          <table:table-cell office:value-type="string" table:style-name="ce1">
            <text:p>2017-11-24 17:50:38.13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JGH Cafeteria"</text:p>
          </table:table-cell>
          <table:table-cell table:number-columns-repeated="16374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JGH Cafeteria</text:p>
          </table:table-cell>
          <table:table-cell table:style-name="ce1"/>
          <table:table-cell office:value-type="string" table:style-name="ce1">
            <text:p>2017-11-24 17:38:25.373</text:p>
          </table:table-cell>
          <table:table-cell office:value-type="string" table:style-name="ce1">
            <text:p>2017-11-24 17:38:27.29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JGH Cafeteria"</text:p>
          </table:table-cell>
          <table:table-cell table:number-columns-repeated="16374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Kid Fundazzle</text:p>
          </table:table-cell>
          <table:table-cell table:style-name="ce1"/>
          <table:table-cell office:value-type="string" table:style-name="ce1">
            <text:p>2017-11-24 18:03:51.222</text:p>
          </table:table-cell>
          <table:table-cell office:value-type="string" table:style-name="ce1">
            <text:p>2017-11-24 18:04:21.05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Kid Fundazzle"</text:p>
          </table:table-cell>
          <table:table-cell table:number-columns-repeated="16374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Le Pourvoyeur</text:p>
          </table:table-cell>
          <table:table-cell table:style-name="ce1"/>
          <table:table-cell office:value-type="string" table:style-name="ce1">
            <text:p>2017-11-24 17:45:57.413</text:p>
          </table:table-cell>
          <table:table-cell office:value-type="string" table:style-name="ce1">
            <text:p>2017-11-24 17:50:39.06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Le Pourvoyeur"</text:p>
          </table:table-cell>
          <table:table-cell table:number-columns-repeated="16374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Magasin Rossy</text:p>
          </table:table-cell>
          <table:table-cell table:style-name="ce1"/>
          <table:table-cell office:value-type="string" table:style-name="ce1">
            <text:p>2017-11-24 17:47:10.502</text:p>
          </table:table-cell>
          <table:table-cell office:value-type="string" table:style-name="ce1">
            <text:p>2017-11-24 17:47:10.50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Magasin Rossy"</text:p>
          </table:table-cell>
          <table:table-cell table:number-columns-repeated="16374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Marche KIM PHAT</text:p>
          </table:table-cell>
          <table:table-cell table:style-name="ce1"/>
          <table:table-cell office:value-type="string" table:style-name="ce1">
            <text:p>2017-11-24 17:38:03.674</text:p>
          </table:table-cell>
          <table:table-cell office:value-type="string" table:style-name="ce1">
            <text:p>2017-11-24 17:38:23.48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Marche KIM PHAT"</text:p>
          </table:table-cell>
          <table:table-cell table:number-columns-repeated="16374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Maya Kroupnik</text:p>
          </table:table-cell>
          <table:table-cell table:style-name="ce1"/>
          <table:table-cell office:value-type="string" table:style-name="ce1">
            <text:p>2017-11-24 17:48:02.834</text:p>
          </table:table-cell>
          <table:table-cell office:value-type="string" table:style-name="ce1">
            <text:p>2017-11-24 17:48:02.92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Maya Kroupnik"</text:p>
          </table:table-cell>
          <table:table-cell table:number-columns-repeated="16374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Mont-Tremblant</text:p>
          </table:table-cell>
          <table:table-cell table:style-name="ce1"/>
          <table:table-cell office:value-type="string" table:style-name="ce1">
            <text:p>2017-11-24 17:53:18.133</text:p>
          </table:table-cell>
          <table:table-cell office:value-type="string" table:style-name="ce1">
            <text:p>2017-11-24 17:53:18.14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Mont-Tremblant"</text:p>
          </table:table-cell>
          <table:table-cell table:number-columns-repeated="16374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National Bank</text:p>
          </table:table-cell>
          <table:table-cell table:style-name="ce1"/>
          <table:table-cell office:value-type="string" table:style-name="ce1">
            <text:p>2017-11-24 17:37:41.596</text:p>
          </table:table-cell>
          <table:table-cell office:value-type="string" table:style-name="ce1">
            <text:p>2017-11-24 17:39:36.66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National Bank"</text:p>
          </table:table-cell>
          <table:table-cell table:number-columns-repeated="16374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Postes Canada</text:p>
          </table:table-cell>
          <table:table-cell table:style-name="ce1"/>
          <table:table-cell office:value-type="string" table:style-name="ce1">
            <text:p>2017-11-24 17:57:08.846</text:p>
          </table:table-cell>
          <table:table-cell office:value-type="string" table:style-name="ce1">
            <text:p>2017-11-24 17:58:01.5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Postes Canada"</text:p>
          </table:table-cell>
          <table:table-cell table:number-columns-repeated="16374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Radioplus Inc</text:p>
          </table:table-cell>
          <table:table-cell table:style-name="ce1"/>
          <table:table-cell office:value-type="string" table:style-name="ce1">
            <text:p>2017-11-24 17:44:50.314</text:p>
          </table:table-cell>
          <table:table-cell office:value-type="string" table:style-name="ce1">
            <text:p>2017-11-24 17:44:50.37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Radioplus Inc"</text:p>
          </table:table-cell>
          <table:table-cell table:number-columns-repeated="16374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resto Chinois</text:p>
          </table:table-cell>
          <table:table-cell table:style-name="ce1"/>
          <table:table-cell office:value-type="string" table:style-name="ce1">
            <text:p>2017-11-24 17:37:29.983</text:p>
          </table:table-cell>
          <table:table-cell office:value-type="string" table:style-name="ce1">
            <text:p>2017-11-24 17:37:30.04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resto Chinois"</text:p>
          </table:table-cell>
          <table:table-cell table:number-columns-repeated="16374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Revenu Quebec</text:p>
          </table:table-cell>
          <table:table-cell table:style-name="ce1"/>
          <table:table-cell office:value-type="string" table:style-name="ce1">
            <text:p>2017-11-24 18:00:18.142</text:p>
          </table:table-cell>
          <table:table-cell office:value-type="string" table:style-name="ce1">
            <text:p>2017-11-24 18:00:18.22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Revenu Quebec"</text:p>
          </table:table-cell>
          <table:table-cell table:number-columns-repeated="16374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Revenu Quebec</text:p>
          </table:table-cell>
          <table:table-cell table:style-name="ce1"/>
          <table:table-cell office:value-type="string" table:style-name="ce1">
            <text:p>2017-11-24 17:39:10.661</text:p>
          </table:table-cell>
          <table:table-cell office:value-type="string" table:style-name="ce1">
            <text:p>2017-11-24 18:05:25.50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Revenu Quebec"</text:p>
          </table:table-cell>
          <table:table-cell table:number-columns-repeated="16374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San Francisco</text:p>
          </table:table-cell>
          <table:table-cell table:style-name="ce1"/>
          <table:table-cell office:value-type="string" table:style-name="ce1">
            <text:p>2017-11-24 17:54:23.803</text:p>
          </table:table-cell>
          <table:table-cell office:value-type="string" table:style-name="ce1">
            <text:p>2017-11-24 17:54:23.81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San Francisco"</text:p>
          </table:table-cell>
          <table:table-cell table:number-columns-repeated="16374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Vices &amp; Versa</text:p>
          </table:table-cell>
          <table:table-cell table:style-name="ce1"/>
          <table:table-cell office:value-type="string" table:style-name="ce1">
            <text:p>2017-11-24 17:50:59.256</text:p>
          </table:table-cell>
          <table:table-cell office:value-type="string" table:style-name="ce1">
            <text:p>2017-11-24 17:50:59.42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Vices &amp; Versa"</text:p>
          </table:table-cell>
          <table:table-cell table:number-columns-repeated="16374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Ville Montreal</text:p>
          </table:table-cell>
          <table:table-cell table:style-name="ce1"/>
          <table:table-cell office:value-type="string" table:style-name="ce1">
            <text:p>2017-11-24 17:52:00.812</text:p>
          </table:table-cell>
          <table:table-cell office:value-type="string" table:style-name="ce1">
            <text:p>2017-11-24 17:52:00.8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Ville Montreal"</text:p>
          </table:table-cell>
          <table:table-cell table:number-columns-repeated="16374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ville Montreal</text:p>
          </table:table-cell>
          <table:table-cell table:style-name="ce1"/>
          <table:table-cell office:value-type="string" table:style-name="ce1">
            <text:p>2017-11-24 17:45:42.277</text:p>
          </table:table-cell>
          <table:table-cell office:value-type="string" table:style-name="ce1">
            <text:p>2017-11-24 17:53:19.50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ville Montreal"</text:p>
          </table:table-cell>
          <table:table-cell table:number-columns-repeated="16374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Wilsons Fuels</text:p>
          </table:table-cell>
          <table:table-cell table:style-name="ce1"/>
          <table:table-cell office:value-type="string" table:style-name="ce1">
            <text:p>2017-11-24 17:47:10.987</text:p>
          </table:table-cell>
          <table:table-cell office:value-type="string" table:style-name="ce1">
            <text:p>2017-11-24 17:47:11.11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Wilsons Fuels"</text:p>
          </table:table-cell>
          <table:table-cell table:number-columns-repeated="16374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Алина Шеремет</text:p>
          </table:table-cell>
          <table:table-cell table:style-name="ce1"/>
          <table:table-cell office:value-type="string" table:style-name="ce1">
            <text:p>2017-11-24 17:48:17.322</text:p>
          </table:table-cell>
          <table:table-cell office:value-type="string" table:style-name="ce1">
            <text:p>2017-11-24 17:48:17.41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Алина Шеремет"</text:p>
          </table:table-cell>
          <table:table-cell table:number-columns-repeated="16374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одногруппнице</text:p>
          </table:table-cell>
          <table:table-cell table:style-name="ce1"/>
          <table:table-cell office:value-type="string" table:style-name="ce1">
            <text:p>2017-11-24 18:00:44.386</text:p>
          </table:table-cell>
          <table:table-cell office:value-type="string" table:style-name="ce1">
            <text:p>2017-11-24 18:00:44.50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is the similarity between "AMT" and "одногруппнице"</text:p>
          </table:table-cell>
          <table:table-cell table:number-columns-repeated="16374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bakery Snowdon</text:p>
          </table:table-cell>
          <table:table-cell table:style-name="ce1"/>
          <table:table-cell office:value-type="string" table:style-name="ce1">
            <text:p>2017-11-24 17:39:03.267</text:p>
          </table:table-cell>
          <table:table-cell office:value-type="string" table:style-name="ce1">
            <text:p>2017-11-24 17:39:03.328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bakery Snowdon"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Baskin Robbins</text:p>
          </table:table-cell>
          <table:table-cell table:style-name="ce1"/>
          <table:table-cell office:value-type="string" table:style-name="ce1">
            <text:p>2017-11-24 17:53:00.731</text:p>
          </table:table-cell>
          <table:table-cell office:value-type="string" table:style-name="ce1">
            <text:p>2017-11-24 17:53:00.7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Baskin Robbins"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Bertrand Allain</text:p>
          </table:table-cell>
          <table:table-cell table:style-name="ce1"/>
          <table:table-cell office:value-type="string" table:style-name="ce1">
            <text:p>2017-11-24 17:44:08.293</text:p>
          </table:table-cell>
          <table:table-cell office:value-type="string" table:style-name="ce1">
            <text:p>2017-11-24 17:44:08.301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Bertrand Allain"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Bureau En Gros</text:p>
          </table:table-cell>
          <table:table-cell table:style-name="ce1"/>
          <table:table-cell office:value-type="string" table:style-name="ce1">
            <text:p>2017-11-24 17:44:49.73</text:p>
          </table:table-cell>
          <table:table-cell office:value-type="string" table:style-name="ce1">
            <text:p>2017-11-24 18:07:16.37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Bureau En Gros"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Bureau en Gros</text:p>
          </table:table-cell>
          <table:table-cell table:style-name="ce1"/>
          <table:table-cell office:value-type="string" table:style-name="ce1">
            <text:p>2017-11-24 17:37:16.073</text:p>
          </table:table-cell>
          <table:table-cell office:value-type="string" table:style-name="ce1">
            <text:p>2017-11-24 17:43:09.6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Bureau en Gros"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Cafe Starbucks</text:p>
          </table:table-cell>
          <table:table-cell table:style-name="ce1"/>
          <table:table-cell office:value-type="string" table:style-name="ce1">
            <text:p>2017-11-24 17:48:03.493</text:p>
          </table:table-cell>
          <table:table-cell office:value-type="string" table:style-name="ce1">
            <text:p>2017-11-24 17:48:03.588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Cafe Starbucks"</text:p>
          </table:table-cell>
          <table:table-cell table:number-columns-repeated="1637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Centre Sportif</text:p>
          </table:table-cell>
          <table:table-cell table:style-name="ce1"/>
          <table:table-cell office:value-type="string" table:style-name="ce1">
            <text:p>2017-11-24 17:39:13.102</text:p>
          </table:table-cell>
          <table:table-cell office:value-type="string" table:style-name="ce1">
            <text:p>2017-11-24 17:39:23.93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Centre Sportif"</text:p>
          </table:table-cell>
          <table:table-cell table:number-columns-repeated="16374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Champion Lanes</text:p>
          </table:table-cell>
          <table:table-cell table:style-name="ce1"/>
          <table:table-cell office:value-type="string" table:style-name="ce1">
            <text:p>2017-11-24 18:03:50.27</text:p>
          </table:table-cell>
          <table:table-cell office:value-type="string" table:style-name="ce1">
            <text:p>2017-11-24 18:03:51.28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Champion Lanes"</text:p>
          </table:table-cell>
          <table:table-cell table:number-columns-repeated="16374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Coopso St-Jean</text:p>
          </table:table-cell>
          <table:table-cell table:style-name="ce1"/>
          <table:table-cell office:value-type="string" table:style-name="ce1">
            <text:p>2017-11-24 18:01:19.032</text:p>
          </table:table-cell>
          <table:table-cell office:value-type="string" table:style-name="ce1">
            <text:p>2017-11-24 18:01:19.04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Coopso St-Jean"</text:p>
          </table:table-cell>
          <table:table-cell table:number-columns-repeated="16374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Couche Tard Inc</text:p>
          </table:table-cell>
          <table:table-cell table:style-name="ce1"/>
          <table:table-cell office:value-type="string" table:style-name="ce1">
            <text:p>2017-11-24 17:57:10.509</text:p>
          </table:table-cell>
          <table:table-cell office:value-type="string" table:style-name="ce1">
            <text:p>2017-11-24 17:57:10.521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Couche Tard Inc"</text:p>
          </table:table-cell>
          <table:table-cell table:number-columns-repeated="16374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Domino's Pizza</text:p>
          </table:table-cell>
          <table:table-cell table:style-name="ce1"/>
          <table:table-cell office:value-type="string" table:style-name="ce1">
            <text:p>2017-11-24 17:43:39.383</text:p>
          </table:table-cell>
          <table:table-cell office:value-type="string" table:style-name="ce1">
            <text:p>2017-11-24 17:48:36.331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Domino's Pizza"</text:p>
          </table:table-cell>
          <table:table-cell table:number-columns-repeated="1637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Energie Cardio</text:p>
          </table:table-cell>
          <table:table-cell table:style-name="ce1"/>
          <table:table-cell office:value-type="string" table:style-name="ce1">
            <text:p>2017-11-24 17:43:35.074</text:p>
          </table:table-cell>
          <table:table-cell office:value-type="string" table:style-name="ce1">
            <text:p>2017-11-24 17:44:21.81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Energie Cardio"</text:p>
          </table:table-cell>
          <table:table-cell table:number-columns-repeated="16374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Fleuriste Tigon</text:p>
          </table:table-cell>
          <table:table-cell table:style-name="ce1"/>
          <table:table-cell office:value-type="string" table:style-name="ce1">
            <text:p>2017-11-24 17:46:10.461</text:p>
          </table:table-cell>
          <table:table-cell office:value-type="string" table:style-name="ce1">
            <text:p>2017-11-24 17:46:10.591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Fleuriste Tigon"</text:p>
          </table:table-cell>
          <table:table-cell table:number-columns-repeated="16374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Fruiterie Inc.</text:p>
          </table:table-cell>
          <table:table-cell table:style-name="ce1"/>
          <table:table-cell office:value-type="string" table:style-name="ce1">
            <text:p>2017-11-24 18:00:50.171</text:p>
          </table:table-cell>
          <table:table-cell office:value-type="string" table:style-name="ce1">
            <text:p>2017-11-24 18:00:50.2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Fruiterie Inc."</text:p>
          </table:table-cell>
          <table:table-cell table:number-columns-repeated="16374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Fruitterie 440</text:p>
          </table:table-cell>
          <table:table-cell table:style-name="ce1"/>
          <table:table-cell office:value-type="string" table:style-name="ce1">
            <text:p>2017-11-24 18:02:16.638</text:p>
          </table:table-cell>
          <table:table-cell office:value-type="string" table:style-name="ce1">
            <text:p>2017-11-24 18:06:01.456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Fruitterie 440"</text:p>
          </table:table-cell>
          <table:table-cell table:number-columns-repeated="16374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Greich &amp; Scaff</text:p>
          </table:table-cell>
          <table:table-cell table:style-name="ce1"/>
          <table:table-cell office:value-type="string" table:style-name="ce1">
            <text:p>2017-11-24 18:05:57.678</text:p>
          </table:table-cell>
          <table:table-cell office:value-type="string" table:style-name="ce1">
            <text:p>2017-11-24 18:06:00.19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Greich &amp; Scaff"</text:p>
          </table:table-cell>
          <table:table-cell table:number-columns-repeated="16374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Grossery Store</text:p>
          </table:table-cell>
          <table:table-cell table:style-name="ce1"/>
          <table:table-cell office:value-type="string" table:style-name="ce1">
            <text:p>2017-11-24 17:47:10.557</text:p>
          </table:table-cell>
          <table:table-cell office:value-type="string" table:style-name="ce1">
            <text:p>2017-11-24 17:47:10.69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Grossery Store"</text:p>
          </table:table-cell>
          <table:table-cell table:number-columns-repeated="16374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Hmshost market</text:p>
          </table:table-cell>
          <table:table-cell table:style-name="ce1"/>
          <table:table-cell office:value-type="string" table:style-name="ce1">
            <text:p>2017-11-24 18:04:19.174</text:p>
          </table:table-cell>
          <table:table-cell office:value-type="string" table:style-name="ce1">
            <text:p>2017-11-24 18:04:20.1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Hmshost market"</text:p>
          </table:table-cell>
          <table:table-cell table:number-columns-repeated="16374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Hotel Marriotte</text:p>
          </table:table-cell>
          <table:table-cell table:style-name="ce1"/>
          <table:table-cell office:value-type="string" table:style-name="ce1">
            <text:p>2017-11-24 17:52:20.44</text:p>
          </table:table-cell>
          <table:table-cell office:value-type="string" table:style-name="ce1">
            <text:p>2017-11-24 17:52:20.596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Hotel Marriotte"</text:p>
          </table:table-cell>
          <table:table-cell table:number-columns-repeated="16374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Indigo Parking</text:p>
          </table:table-cell>
          <table:table-cell table:style-name="ce1"/>
          <table:table-cell office:value-type="string" table:style-name="ce1">
            <text:p>2017-11-24 17:54:24.013</text:p>
          </table:table-cell>
          <table:table-cell office:value-type="string" table:style-name="ce1">
            <text:p>2017-11-24 17:54:24.02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Indigo Parking"</text:p>
          </table:table-cell>
          <table:table-cell table:number-columns-repeated="16374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Kojax Souflaki</text:p>
          </table:table-cell>
          <table:table-cell table:style-name="ce1"/>
          <table:table-cell office:value-type="string" table:style-name="ce1">
            <text:p>2017-11-24 17:51:35.725</text:p>
          </table:table-cell>
          <table:table-cell office:value-type="string" table:style-name="ce1">
            <text:p>2017-11-24 17:51:35.73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Kojax Souflaki"</text:p>
          </table:table-cell>
          <table:table-cell table:number-columns-repeated="16374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La Ferme Quinn</text:p>
          </table:table-cell>
          <table:table-cell table:style-name="ce1"/>
          <table:table-cell office:value-type="string" table:style-name="ce1">
            <text:p>2017-11-24 17:52:58.866</text:p>
          </table:table-cell>
          <table:table-cell office:value-type="string" table:style-name="ce1">
            <text:p>2017-11-24 17:52:58.87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La Ferme Quinn"</text:p>
          </table:table-cell>
          <table:table-cell table:number-columns-repeated="16374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Legende Pastry</text:p>
          </table:table-cell>
          <table:table-cell table:style-name="ce1"/>
          <table:table-cell office:value-type="string" table:style-name="ce1">
            <text:p>2017-11-24 17:59:51.028</text:p>
          </table:table-cell>
          <table:table-cell office:value-type="string" table:style-name="ce1">
            <text:p>2017-11-24 17:59:51.05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Legende Pastry"</text:p>
          </table:table-cell>
          <table:table-cell table:number-columns-repeated="16374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L'inter marche</text:p>
          </table:table-cell>
          <table:table-cell table:style-name="ce1"/>
          <table:table-cell office:value-type="string" table:style-name="ce1">
            <text:p>2017-11-24 17:44:20.959</text:p>
          </table:table-cell>
          <table:table-cell office:value-type="string" table:style-name="ce1">
            <text:p>2017-11-24 17:44:21.37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L'inter marche"</text:p>
          </table:table-cell>
          <table:table-cell table:number-columns-repeated="16374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Marche Lachine</text:p>
          </table:table-cell>
          <table:table-cell table:style-name="ce1"/>
          <table:table-cell office:value-type="string" table:style-name="ce1">
            <text:p>2017-11-24 17:47:30.324</text:p>
          </table:table-cell>
          <table:table-cell office:value-type="string" table:style-name="ce1">
            <text:p>2017-11-24 17:48:01.818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Marche Lachine"</text:p>
          </table:table-cell>
          <table:table-cell table:number-columns-repeated="16374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Parc Mont Royal</text:p>
          </table:table-cell>
          <table:table-cell table:style-name="ce1"/>
          <table:table-cell office:value-type="string" table:style-name="ce1">
            <text:p>2017-11-24 17:50:36.65</text:p>
          </table:table-cell>
          <table:table-cell office:value-type="string" table:style-name="ce1">
            <text:p>2017-11-24 17:50:36.728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Parc Mont Royal"</text:p>
          </table:table-cell>
          <table:table-cell table:number-columns-repeated="16374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Parc Olympique</text:p>
          </table:table-cell>
          <table:table-cell table:style-name="ce1"/>
          <table:table-cell office:value-type="string" table:style-name="ce1">
            <text:p>2017-11-24 17:44:09.097</text:p>
          </table:table-cell>
          <table:table-cell office:value-type="string" table:style-name="ce1">
            <text:p>2017-11-24 18:01:16.29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Parc Olympique"</text:p>
          </table:table-cell>
          <table:table-cell table:number-columns-repeated="16374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Paris Coiffure</text:p>
          </table:table-cell>
          <table:table-cell table:style-name="ce1"/>
          <table:table-cell office:value-type="string" table:style-name="ce1">
            <text:p>2017-11-24 18:02:14.678</text:p>
          </table:table-cell>
          <table:table-cell office:value-type="string" table:style-name="ce1">
            <text:p>2017-11-24 18:02:14.68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Paris Coiffure"</text:p>
          </table:table-cell>
          <table:table-cell table:number-columns-repeated="16374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Place Oriental</text:p>
          </table:table-cell>
          <table:table-cell table:style-name="ce1"/>
          <table:table-cell office:value-type="string" table:style-name="ce1">
            <text:p>2017-11-24 17:36:46.331</text:p>
          </table:table-cell>
          <table:table-cell office:value-type="string" table:style-name="ce1">
            <text:p>2017-11-24 17:36:46.40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Place Oriental"</text:p>
          </table:table-cell>
          <table:table-cell table:number-columns-repeated="16374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andra Safulko</text:p>
          </table:table-cell>
          <table:table-cell table:style-name="ce1"/>
          <table:table-cell office:value-type="string" table:style-name="ce1">
            <text:p>2017-11-24 17:48:22.121</text:p>
          </table:table-cell>
          <table:table-cell office:value-type="string" table:style-name="ce1">
            <text:p>2017-11-24 17:48:22.21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Sandra Safulko"</text:p>
          </table:table-cell>
          <table:table-cell table:number-columns-repeated="16374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Service Canada</text:p>
          </table:table-cell>
          <table:table-cell table:style-name="ce1"/>
          <table:table-cell office:value-type="string" table:style-name="ce1">
            <text:p>2017-11-24 18:04:55.619</text:p>
          </table:table-cell>
          <table:table-cell office:value-type="string" table:style-name="ce1">
            <text:p>2017-11-24 18:04:55.6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Service Canada"</text:p>
          </table:table-cell>
          <table:table-cell table:number-columns-repeated="16374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ports Experts</text:p>
          </table:table-cell>
          <table:table-cell table:style-name="ce1"/>
          <table:table-cell office:value-type="string" table:style-name="ce1">
            <text:p>2017-11-24 17:36:44.188</text:p>
          </table:table-cell>
          <table:table-cell office:value-type="string" table:style-name="ce1">
            <text:p>2017-11-24 18:03:50.57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Sports Experts"</text:p>
          </table:table-cell>
          <table:table-cell table:number-columns-repeated="16374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Stefan auction</text:p>
          </table:table-cell>
          <table:table-cell table:style-name="ce1"/>
          <table:table-cell office:value-type="string" table:style-name="ce1">
            <text:p>2017-11-24 18:06:05.106</text:p>
          </table:table-cell>
          <table:table-cell office:value-type="string" table:style-name="ce1">
            <text:p>2017-11-24 18:06:37.28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Stefan auction"</text:p>
          </table:table-cell>
          <table:table-cell table:number-columns-repeated="16374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Stephane Turner</text:p>
          </table:table-cell>
          <table:table-cell table:style-name="ce1"/>
          <table:table-cell office:value-type="string" table:style-name="ce1">
            <text:p>2017-11-24 18:07:19.329</text:p>
          </table:table-cell>
          <table:table-cell office:value-type="string" table:style-name="ce1">
            <text:p>2017-11-24 18:07:19.3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Stephane Turner"</text:p>
          </table:table-cell>
          <table:table-cell table:number-columns-repeated="16374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Taco Grillades</text:p>
          </table:table-cell>
          <table:table-cell table:style-name="ce1"/>
          <table:table-cell office:value-type="string" table:style-name="ce1">
            <text:p>2017-11-24 17:37:53.807</text:p>
          </table:table-cell>
          <table:table-cell office:value-type="string" table:style-name="ce1">
            <text:p>2017-11-24 17:37:53.81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Taco Grillades"</text:p>
          </table:table-cell>
          <table:table-cell table:number-columns-repeated="16374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у дядьки с рук</text:p>
          </table:table-cell>
          <table:table-cell table:style-name="ce1"/>
          <table:table-cell office:value-type="string" table:style-name="ce1">
            <text:p>2017-11-24 17:47:10.446</text:p>
          </table:table-cell>
          <table:table-cell office:value-type="string" table:style-name="ce1">
            <text:p>2017-11-24 17:47:10.62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s the similarity between "AMT" and "у дядьки с рук"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Bad Idea T-Shirt</text:p>
          </table:table-cell>
          <table:table-cell table:style-name="ce1"/>
          <table:table-cell office:value-type="string" table:style-name="ce1">
            <text:p>2017-11-24 17:42:58.495</text:p>
          </table:table-cell>
          <table:table-cell office:value-type="string" table:style-name="ce1">
            <text:p>2017-11-24 17:42:58.50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Bad Idea T-Shirt"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Bebe Depot Plus</text:p>
          </table:table-cell>
          <table:table-cell table:style-name="ce1"/>
          <table:table-cell office:value-type="string" table:style-name="ce1">
            <text:p>2017-11-24 17:47:16.136</text:p>
          </table:table-cell>
          <table:table-cell office:value-type="string" table:style-name="ce1">
            <text:p>2017-11-24 17:47:16.14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Bebe Depot Plus"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Buffet Oriental</text:p>
          </table:table-cell>
          <table:table-cell table:style-name="ce1"/>
          <table:table-cell office:value-type="string" table:style-name="ce1">
            <text:p>2017-11-24 17:36:15.746</text:p>
          </table:table-cell>
          <table:table-cell office:value-type="string" table:style-name="ce1">
            <text:p>2017-11-24 17:43:53.453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Buffet Oriental"</text:p>
          </table:table-cell>
          <table:table-cell table:number-columns-repeated="1637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Cafeteria Cegep</text:p>
          </table:table-cell>
          <table:table-cell table:style-name="ce1"/>
          <table:table-cell office:value-type="string" table:style-name="ce1">
            <text:p>2017-11-24 18:01:49.199</text:p>
          </table:table-cell>
          <table:table-cell office:value-type="string" table:style-name="ce1">
            <text:p>2017-11-24 18:06:36.71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Cafeteria Cegep"</text:p>
          </table:table-cell>
          <table:table-cell table:number-columns-repeated="16374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Coopsco St-Jean</text:p>
          </table:table-cell>
          <table:table-cell table:style-name="ce1"/>
          <table:table-cell office:value-type="string" table:style-name="ce1">
            <text:p>2017-11-24 18:00:50.749</text:p>
          </table:table-cell>
          <table:table-cell office:value-type="string" table:style-name="ce1">
            <text:p>2017-11-24 18:05:23.78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Coopsco St-Jean"</text:p>
          </table:table-cell>
          <table:table-cell table:number-columns-repeated="16374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Coopsco-St-Jean</text:p>
          </table:table-cell>
          <table:table-cell table:style-name="ce1"/>
          <table:table-cell office:value-type="string" table:style-name="ce1">
            <text:p>2017-11-24 17:58:02.729</text:p>
          </table:table-cell>
          <table:table-cell office:value-type="string" table:style-name="ce1">
            <text:p>2017-11-24 18:00:19.959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Coopsco-St-Jean"</text:p>
          </table:table-cell>
          <table:table-cell table:number-columns-repeated="16374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Dominique Voyer</text:p>
          </table:table-cell>
          <table:table-cell table:style-name="ce1"/>
          <table:table-cell office:value-type="string" table:style-name="ce1">
            <text:p>2017-11-24 17:50:42.61</text:p>
          </table:table-cell>
          <table:table-cell office:value-type="string" table:style-name="ce1">
            <text:p>2017-11-24 17:50:42.619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Dominique Voyer"</text:p>
          </table:table-cell>
          <table:table-cell table:number-columns-repeated="16374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Eldorado Import</text:p>
          </table:table-cell>
          <table:table-cell table:style-name="ce1"/>
          <table:table-cell office:value-type="string" table:style-name="ce1">
            <text:p>2017-11-24 17:39:26.032</text:p>
          </table:table-cell>
          <table:table-cell office:value-type="string" table:style-name="ce1">
            <text:p>2017-11-24 17:39:26.06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Eldorado Import"</text:p>
          </table:table-cell>
          <table:table-cell table:number-columns-repeated="16374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Great-West Life</text:p>
          </table:table-cell>
          <table:table-cell table:style-name="ce1"/>
          <table:table-cell office:value-type="string" table:style-name="ce1">
            <text:p>2017-11-24 17:52:39.441</text:p>
          </table:table-cell>
          <table:table-cell office:value-type="string" table:style-name="ce1">
            <text:p>2017-11-24 17:52:41.60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Great-West Life"</text:p>
          </table:table-cell>
          <table:table-cell table:number-columns-repeated="16374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jimmy the greek</text:p>
          </table:table-cell>
          <table:table-cell table:style-name="ce1"/>
          <table:table-cell office:value-type="string" table:style-name="ce1">
            <text:p>2017-11-24 17:36:38.137</text:p>
          </table:table-cell>
          <table:table-cell office:value-type="string" table:style-name="ce1">
            <text:p>2017-11-24 17:36:38.143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jimmy the greek"</text:p>
          </table:table-cell>
          <table:table-cell table:number-columns-repeated="16374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L'amour de Pain</text:p>
          </table:table-cell>
          <table:table-cell table:style-name="ce1"/>
          <table:table-cell office:value-type="string" table:style-name="ce1">
            <text:p>2017-11-24 17:52:59.525</text:p>
          </table:table-cell>
          <table:table-cell office:value-type="string" table:style-name="ce1">
            <text:p>2017-11-24 17:53:39.15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L'amour de Pain"</text:p>
          </table:table-cell>
          <table:table-cell table:number-columns-repeated="16374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Le Super Dollar</text:p>
          </table:table-cell>
          <table:table-cell table:style-name="ce1"/>
          <table:table-cell office:value-type="string" table:style-name="ce1">
            <text:p>2017-11-24 17:36:17.571</text:p>
          </table:table-cell>
          <table:table-cell office:value-type="string" table:style-name="ce1">
            <text:p>2017-11-24 17:36:17.628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Le Super Dollar"</text:p>
          </table:table-cell>
          <table:table-cell table:number-columns-repeated="16374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Leon Desjardins</text:p>
          </table:table-cell>
          <table:table-cell table:style-name="ce1"/>
          <table:table-cell office:value-type="string" table:style-name="ce1">
            <text:p>2017-11-24 17:43:12.141</text:p>
          </table:table-cell>
          <table:table-cell office:value-type="string" table:style-name="ce1">
            <text:p>2017-11-24 17:46:57.26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Leon Desjardins"</text:p>
          </table:table-cell>
          <table:table-cell table:number-columns-repeated="16374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Les 3 Brasseurs</text:p>
          </table:table-cell>
          <table:table-cell table:style-name="ce1"/>
          <table:table-cell office:value-type="string" table:style-name="ce1">
            <text:p>2017-11-24 17:57:36.281</text:p>
          </table:table-cell>
          <table:table-cell office:value-type="string" table:style-name="ce1">
            <text:p>2017-11-24 17:57:36.29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Les 3 Brasseurs"</text:p>
          </table:table-cell>
          <table:table-cell table:number-columns-repeated="16374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Les 3 brasseurs</text:p>
          </table:table-cell>
          <table:table-cell table:style-name="ce1"/>
          <table:table-cell office:value-type="string" table:style-name="ce1">
            <text:p>2017-11-24 18:04:18.799</text:p>
          </table:table-cell>
          <table:table-cell office:value-type="string" table:style-name="ce1">
            <text:p>2017-11-24 18:04:18.83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Les 3 brasseurs"</text:p>
          </table:table-cell>
          <table:table-cell table:number-columns-repeated="16374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Montreal Airport</text:p>
          </table:table-cell>
          <table:table-cell table:style-name="ce1"/>
          <table:table-cell office:value-type="string" table:style-name="ce1">
            <text:p>2017-11-24 17:57:59.903</text:p>
          </table:table-cell>
          <table:table-cell office:value-type="string" table:style-name="ce1">
            <text:p>2017-11-24 17:57:59.91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Montreal Airport"</text:p>
          </table:table-cell>
          <table:table-cell table:number-columns-repeated="16374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Multi Luminaire</text:p>
          </table:table-cell>
          <table:table-cell table:style-name="ce1"/>
          <table:table-cell office:value-type="string" table:style-name="ce1">
            <text:p>2017-11-24 17:54:24.507</text:p>
          </table:table-cell>
          <table:table-cell office:value-type="string" table:style-name="ce1">
            <text:p>2017-11-24 17:54:24.51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Multi Luminaire"</text:p>
          </table:table-cell>
          <table:table-cell table:number-columns-repeated="16374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Okane Sushi Bar</text:p>
          </table:table-cell>
          <table:table-cell table:style-name="ce1"/>
          <table:table-cell office:value-type="string" table:style-name="ce1">
            <text:p>2017-11-24 17:47:30.375</text:p>
          </table:table-cell>
          <table:table-cell office:value-type="string" table:style-name="ce1">
            <text:p>2017-11-24 18:04:54.63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Okane Sushi Bar"</text:p>
          </table:table-cell>
          <table:table-cell table:number-columns-repeated="16374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Okane sushi bar</text:p>
          </table:table-cell>
          <table:table-cell table:style-name="ce1"/>
          <table:table-cell office:value-type="string" table:style-name="ce1">
            <text:p>2017-11-24 18:01:17.658</text:p>
          </table:table-cell>
          <table:table-cell office:value-type="string" table:style-name="ce1">
            <text:p>2017-11-24 18:01:17.668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Okane sushi bar"</text:p>
          </table:table-cell>
          <table:table-cell table:number-columns-repeated="16374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Regie du Rentes</text:p>
          </table:table-cell>
          <table:table-cell table:style-name="ce1"/>
          <table:table-cell office:value-type="string" table:style-name="ce1">
            <text:p>2017-11-24 17:38:57.374</text:p>
          </table:table-cell>
          <table:table-cell office:value-type="string" table:style-name="ce1">
            <text:p>2017-11-24 18:06:36.469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Regie du Rentes"</text:p>
          </table:table-cell>
          <table:table-cell table:number-columns-repeated="16374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ouvlaki George</text:p>
          </table:table-cell>
          <table:table-cell table:style-name="ce1"/>
          <table:table-cell office:value-type="string" table:style-name="ce1">
            <text:p>2017-11-24 17:38:59.133</text:p>
          </table:table-cell>
          <table:table-cell office:value-type="string" table:style-name="ce1">
            <text:p>2017-11-24 17:38:59.153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Souvlaki George"</text:p>
          </table:table-cell>
          <table:table-cell table:number-columns-repeated="16374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ports Aux Puces</text:p>
          </table:table-cell>
          <table:table-cell table:style-name="ce1"/>
          <table:table-cell office:value-type="string" table:style-name="ce1">
            <text:p>2017-11-24 18:00:46.691</text:p>
          </table:table-cell>
          <table:table-cell office:value-type="string" table:style-name="ce1">
            <text:p>2017-11-24 18:00:51.65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Sports Aux Puces"</text:p>
          </table:table-cell>
          <table:table-cell table:number-columns-repeated="16374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tation Service</text:p>
          </table:table-cell>
          <table:table-cell table:style-name="ce1"/>
          <table:table-cell office:value-type="string" table:style-name="ce1">
            <text:p>2017-11-24 17:47:00.031</text:p>
          </table:table-cell>
          <table:table-cell office:value-type="string" table:style-name="ce1">
            <text:p>2017-11-24 17:47:00.039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Station Service"</text:p>
          </table:table-cell>
          <table:table-cell table:number-columns-repeated="16374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Toyota Spinelli</text:p>
          </table:table-cell>
          <table:table-cell table:style-name="ce1"/>
          <table:table-cell office:value-type="string" table:style-name="ce1">
            <text:p>2017-11-24 17:39:14.878</text:p>
          </table:table-cell>
          <table:table-cell office:value-type="string" table:style-name="ce1">
            <text:p>2017-11-24 17:39:14.88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Toyota Spinelli"</text:p>
          </table:table-cell>
          <table:table-cell table:number-columns-repeated="16374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Turkish Airlines</text:p>
          </table:table-cell>
          <table:table-cell table:style-name="ce1"/>
          <table:table-cell office:value-type="string" table:style-name="ce1">
            <text:p>2017-11-24 17:51:57.26</text:p>
          </table:table-cell>
          <table:table-cell office:value-type="string" table:style-name="ce1">
            <text:p>2017-11-24 18:06:01.37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is the similarity between "AMT" and "Turkish Airlines"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Bijouterie Cathy</text:p>
          </table:table-cell>
          <table:table-cell table:style-name="ce1"/>
          <table:table-cell office:value-type="string" table:style-name="ce1">
            <text:p>2017-11-24 17:37:28.46</text:p>
          </table:table-cell>
          <table:table-cell office:value-type="string" table:style-name="ce1">
            <text:p>2017-11-24 17:37:28.46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Bijouterie Cathy"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Bijouterie Monaco</text:p>
          </table:table-cell>
          <table:table-cell table:style-name="ce1"/>
          <table:table-cell office:value-type="string" table:style-name="ce1">
            <text:p>2017-11-24 17:52:59.004</text:p>
          </table:table-cell>
          <table:table-cell office:value-type="string" table:style-name="ce1">
            <text:p>2017-11-24 17:52:59.01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Bijouterie Monaco"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Boutique Eclipse</text:p>
          </table:table-cell>
          <table:table-cell table:style-name="ce1"/>
          <table:table-cell office:value-type="string" table:style-name="ce1">
            <text:p>2017-11-24 17:37:50.979</text:p>
          </table:table-cell>
          <table:table-cell office:value-type="string" table:style-name="ce1">
            <text:p>2017-11-24 17:37:50.98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Boutique Eclipse"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Brault &amp; Matineau</text:p>
          </table:table-cell>
          <table:table-cell table:style-name="ce1"/>
          <table:table-cell office:value-type="string" table:style-name="ce1">
            <text:p>2017-11-24 17:40:08.654</text:p>
          </table:table-cell>
          <table:table-cell office:value-type="string" table:style-name="ce1">
            <text:p>2017-11-24 17:40:10.793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Brault &amp; Matineau"</text:p>
          </table:table-cell>
          <table:table-cell table:number-columns-repeated="1637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Canada Computers</text:p>
          </table:table-cell>
          <table:table-cell table:style-name="ce1"/>
          <table:table-cell office:value-type="string" table:style-name="ce1">
            <text:p>2017-11-24 17:46:59.312</text:p>
          </table:table-cell>
          <table:table-cell office:value-type="string" table:style-name="ce1">
            <text:p>2017-11-24 17:59:24.535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Canada Computers"</text:p>
          </table:table-cell>
          <table:table-cell table:number-columns-repeated="1637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Carina Petrosian</text:p>
          </table:table-cell>
          <table:table-cell table:style-name="ce1"/>
          <table:table-cell office:value-type="string" table:style-name="ce1">
            <text:p>2017-11-24 17:48:35.417</text:p>
          </table:table-cell>
          <table:table-cell office:value-type="string" table:style-name="ce1">
            <text:p>2017-11-24 17:51:37.683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Carina Petrosian"</text:p>
          </table:table-cell>
          <table:table-cell table:number-columns-repeated="1637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Centre De Jardin</text:p>
          </table:table-cell>
          <table:table-cell table:style-name="ce1"/>
          <table:table-cell office:value-type="string" table:style-name="ce1">
            <text:p>2017-11-24 17:53:01.086</text:p>
          </table:table-cell>
          <table:table-cell office:value-type="string" table:style-name="ce1">
            <text:p>2017-11-24 18:05:57.21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Centre De Jardin"</text:p>
          </table:table-cell>
          <table:table-cell table:number-columns-repeated="16374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Cirque de Soleil</text:p>
          </table:table-cell>
          <table:table-cell table:style-name="ce1"/>
          <table:table-cell office:value-type="string" table:style-name="ce1">
            <text:p>2017-11-24 17:46:42.56</text:p>
          </table:table-cell>
          <table:table-cell office:value-type="string" table:style-name="ce1">
            <text:p>2017-11-24 17:46:54.24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Cirque de Soleil"</text:p>
          </table:table-cell>
          <table:table-cell table:number-columns-repeated="16374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Cirque du Soleil</text:p>
          </table:table-cell>
          <table:table-cell table:style-name="ce1"/>
          <table:table-cell office:value-type="string" table:style-name="ce1">
            <text:p>2017-11-24 17:38:47.542</text:p>
          </table:table-cell>
          <table:table-cell office:value-type="string" table:style-name="ce1">
            <text:p>2017-11-24 17:38:49.039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Cirque du Soleil"</text:p>
          </table:table-cell>
          <table:table-cell table:number-columns-repeated="16374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Clinic Medic Elle</text:p>
          </table:table-cell>
          <table:table-cell table:style-name="ce1"/>
          <table:table-cell office:value-type="string" table:style-name="ce1">
            <text:p>2017-11-24 17:43:35.623</text:p>
          </table:table-cell>
          <table:table-cell office:value-type="string" table:style-name="ce1">
            <text:p>2017-11-24 17:43:35.63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Clinic Medic Elle"</text:p>
          </table:table-cell>
          <table:table-cell table:number-columns-repeated="16374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Complex les Ailes</text:p>
          </table:table-cell>
          <table:table-cell table:style-name="ce1"/>
          <table:table-cell office:value-type="string" table:style-name="ce1">
            <text:p>2017-11-24 17:37:43.033</text:p>
          </table:table-cell>
          <table:table-cell office:value-type="string" table:style-name="ce1">
            <text:p>2017-11-24 17:37:43.075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Complex les Ailes"</text:p>
          </table:table-cell>
          <table:table-cell table:number-columns-repeated="16374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Fan's Restaurant</text:p>
          </table:table-cell>
          <table:table-cell table:style-name="ce1"/>
          <table:table-cell office:value-type="string" table:style-name="ce1">
            <text:p>2017-11-24 17:47:10.566</text:p>
          </table:table-cell>
          <table:table-cell office:value-type="string" table:style-name="ce1">
            <text:p>2017-11-24 17:47:10.57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Fan's Restaurant"</text:p>
          </table:table-cell>
          <table:table-cell table:number-columns-repeated="16374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Jardin Botanique</text:p>
          </table:table-cell>
          <table:table-cell table:style-name="ce1"/>
          <table:table-cell office:value-type="string" table:style-name="ce1">
            <text:p>2017-11-24 17:43:26.994</text:p>
          </table:table-cell>
          <table:table-cell office:value-type="string" table:style-name="ce1">
            <text:p>2017-11-24 18:01:16.353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Jardin Botanique"</text:p>
          </table:table-cell>
          <table:table-cell table:number-columns-repeated="16374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La Baie D'Hudson</text:p>
          </table:table-cell>
          <table:table-cell table:style-name="ce1"/>
          <table:table-cell office:value-type="string" table:style-name="ce1">
            <text:p>2017-11-24 17:48:04.113</text:p>
          </table:table-cell>
          <table:table-cell office:value-type="string" table:style-name="ce1">
            <text:p>2017-11-24 17:48:04.12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La Baie D'Hudson"</text:p>
          </table:table-cell>
          <table:table-cell table:number-columns-repeated="16374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La Baie d'Hudson</text:p>
          </table:table-cell>
          <table:table-cell table:style-name="ce1"/>
          <table:table-cell office:value-type="string" table:style-name="ce1">
            <text:p>2017-11-24 18:01:20.39</text:p>
          </table:table-cell>
          <table:table-cell office:value-type="string" table:style-name="ce1">
            <text:p>2017-11-24 18:01:20.40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La Baie d'Hudson"</text:p>
          </table:table-cell>
          <table:table-cell table:number-columns-repeated="16374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LaSalle Hospital</text:p>
          </table:table-cell>
          <table:table-cell table:style-name="ce1"/>
          <table:table-cell office:value-type="string" table:style-name="ce1">
            <text:p>2017-11-24 17:46:59.648</text:p>
          </table:table-cell>
          <table:table-cell office:value-type="string" table:style-name="ce1">
            <text:p>2017-11-24 17:46:59.66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LaSalle Hospital"</text:p>
          </table:table-cell>
          <table:table-cell table:number-columns-repeated="16374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Leonardo Panunto</text:p>
          </table:table-cell>
          <table:table-cell table:style-name="ce1"/>
          <table:table-cell office:value-type="string" table:style-name="ce1">
            <text:p>2017-11-24 18:07:18.413</text:p>
          </table:table-cell>
          <table:table-cell office:value-type="string" table:style-name="ce1">
            <text:p>2017-11-24 18:07:18.43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Leonardo Panunto"</text:p>
          </table:table-cell>
          <table:table-cell table:number-columns-repeated="16374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Luc 514 974 3703</text:p>
          </table:table-cell>
          <table:table-cell table:style-name="ce1"/>
          <table:table-cell office:value-type="string" table:style-name="ce1">
            <text:p>2017-11-24 18:01:43.632</text:p>
          </table:table-cell>
          <table:table-cell office:value-type="string" table:style-name="ce1">
            <text:p>2017-11-24 18:06:04.12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Luc 514 974 3703"</text:p>
          </table:table-cell>
          <table:table-cell table:number-columns-repeated="16374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ison de Chemin</text:p>
          </table:table-cell>
          <table:table-cell table:style-name="ce1"/>
          <table:table-cell office:value-type="string" table:style-name="ce1">
            <text:p>2017-11-24 17:36:16.724</text:p>
          </table:table-cell>
          <table:table-cell office:value-type="string" table:style-name="ce1">
            <text:p>2017-11-24 17:36:16.81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Maison de Chemin"</text:p>
          </table:table-cell>
          <table:table-cell table:number-columns-repeated="16374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Marche allemagne</text:p>
          </table:table-cell>
          <table:table-cell table:style-name="ce1"/>
          <table:table-cell office:value-type="string" table:style-name="ce1">
            <text:p>2017-11-24 17:37:50.995</text:p>
          </table:table-cell>
          <table:table-cell office:value-type="string" table:style-name="ce1">
            <text:p>2017-11-24 17:37:51.049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Marche allemagne"</text:p>
          </table:table-cell>
          <table:table-cell table:number-columns-repeated="16374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Monsieur Fissure</text:p>
          </table:table-cell>
          <table:table-cell table:style-name="ce1"/>
          <table:table-cell office:value-type="string" table:style-name="ce1">
            <text:p>2017-11-24 17:52:15.74</text:p>
          </table:table-cell>
          <table:table-cell office:value-type="string" table:style-name="ce1">
            <text:p>2017-11-24 17:53:19.88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Monsieur Fissure"</text:p>
          </table:table-cell>
          <table:table-cell table:number-columns-repeated="16374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Nettoyeur Orchid</text:p>
          </table:table-cell>
          <table:table-cell table:style-name="ce1"/>
          <table:table-cell office:value-type="string" table:style-name="ce1">
            <text:p>2017-11-24 17:39:39.67</text:p>
          </table:table-cell>
          <table:table-cell office:value-type="string" table:style-name="ce1">
            <text:p>2017-11-24 17:46:14.1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Nettoyeur Orchid"</text:p>
          </table:table-cell>
          <table:table-cell table:number-columns-repeated="16374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P.Delight/Amherst</text:p>
          </table:table-cell>
          <table:table-cell table:style-name="ce1"/>
          <table:table-cell office:value-type="string" table:style-name="ce1">
            <text:p>2017-11-24 17:47:11.318</text:p>
          </table:table-cell>
          <table:table-cell office:value-type="string" table:style-name="ce1">
            <text:p>2017-11-24 17:47:11.32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P.Delight/Amherst"</text:p>
          </table:table-cell>
          <table:table-cell table:number-columns-repeated="16374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Park Avenue Toyota</text:p>
          </table:table-cell>
          <table:table-cell table:style-name="ce1"/>
          <table:table-cell office:value-type="string" table:style-name="ce1">
            <text:p>2017-11-24 17:52:57.313</text:p>
          </table:table-cell>
          <table:table-cell office:value-type="string" table:style-name="ce1">
            <text:p>2017-11-24 17:52:57.559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Park Avenue Toyota"</text:p>
          </table:table-cell>
          <table:table-cell table:number-columns-repeated="16374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Poutine Centrale</text:p>
          </table:table-cell>
          <table:table-cell table:style-name="ce1"/>
          <table:table-cell office:value-type="string" table:style-name="ce1">
            <text:p>2017-11-24 17:45:59.294</text:p>
          </table:table-cell>
          <table:table-cell office:value-type="string" table:style-name="ce1">
            <text:p>2017-11-24 17:45:59.40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Poutine Centrale"</text:p>
          </table:table-cell>
          <table:table-cell table:number-columns-repeated="16374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Queues De Castor</text:p>
          </table:table-cell>
          <table:table-cell table:style-name="ce1"/>
          <table:table-cell office:value-type="string" table:style-name="ce1">
            <text:p>2017-11-24 17:47:48.884</text:p>
          </table:table-cell>
          <table:table-cell office:value-type="string" table:style-name="ce1">
            <text:p>2017-11-24 17:47:48.89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Queues De Castor"</text:p>
          </table:table-cell>
          <table:table-cell table:number-columns-repeated="16374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Restaurant Amadeo</text:p>
          </table:table-cell>
          <table:table-cell table:style-name="ce1"/>
          <table:table-cell office:value-type="string" table:style-name="ce1">
            <text:p>2017-11-24 17:45:58.853</text:p>
          </table:table-cell>
          <table:table-cell office:value-type="string" table:style-name="ce1">
            <text:p>2017-11-24 17:52:22.29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Restaurant Amadeo"</text:p>
          </table:table-cell>
          <table:table-cell table:number-columns-repeated="16374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Restaurant Makkah</text:p>
          </table:table-cell>
          <table:table-cell table:style-name="ce1"/>
          <table:table-cell office:value-type="string" table:style-name="ce1">
            <text:p>2017-11-24 17:47:47.838</text:p>
          </table:table-cell>
          <table:table-cell office:value-type="string" table:style-name="ce1">
            <text:p>2017-11-24 17:47:47.84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Restaurant Makkah"</text:p>
          </table:table-cell>
          <table:table-cell table:number-columns-repeated="16374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restaurant Nikas</text:p>
          </table:table-cell>
          <table:table-cell table:style-name="ce1"/>
          <table:table-cell office:value-type="string" table:style-name="ce1">
            <text:p>2017-11-24 17:39:03.298</text:p>
          </table:table-cell>
          <table:table-cell office:value-type="string" table:style-name="ce1">
            <text:p>2017-11-24 17:39:03.39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restaurant Nikas"</text:p>
          </table:table-cell>
          <table:table-cell table:number-columns-repeated="16374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Resto Du Village</text:p>
          </table:table-cell>
          <table:table-cell table:style-name="ce1"/>
          <table:table-cell office:value-type="string" table:style-name="ce1">
            <text:p>2017-11-24 17:47:32.55</text:p>
          </table:table-cell>
          <table:table-cell office:value-type="string" table:style-name="ce1">
            <text:p>2017-11-24 17:47:32.67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Resto Du Village"</text:p>
          </table:table-cell>
          <table:table-cell table:number-columns-repeated="16374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Ripley's Aquarium</text:p>
          </table:table-cell>
          <table:table-cell table:style-name="ce1"/>
          <table:table-cell office:value-type="string" table:style-name="ce1">
            <text:p>2017-11-24 17:45:30.913</text:p>
          </table:table-cell>
          <table:table-cell office:value-type="string" table:style-name="ce1">
            <text:p>2017-11-24 18:04:19.58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Ripley's Aquarium"</text:p>
          </table:table-cell>
          <table:table-cell table:number-columns-repeated="16374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Ultramar Limitee</text:p>
          </table:table-cell>
          <table:table-cell table:style-name="ce1"/>
          <table:table-cell office:value-type="string" table:style-name="ce1">
            <text:p>2017-11-24 17:38:38.662</text:p>
          </table:table-cell>
          <table:table-cell office:value-type="string" table:style-name="ce1">
            <text:p>2017-11-24 17:44:46.273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Ultramar Limitee"</text:p>
          </table:table-cell>
          <table:table-cell table:number-columns-repeated="16374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Valerie Bergeron</text:p>
          </table:table-cell>
          <table:table-cell table:style-name="ce1"/>
          <table:table-cell office:value-type="string" table:style-name="ce1">
            <text:p>2017-11-24 18:04:18.498</text:p>
          </table:table-cell>
          <table:table-cell office:value-type="string" table:style-name="ce1">
            <text:p>2017-11-24 18:04:18.59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Valerie Bergeron"</text:p>
          </table:table-cell>
          <table:table-cell table:number-columns-repeated="16374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Лилиан бухгалтер</text:p>
          </table:table-cell>
          <table:table-cell table:style-name="ce1"/>
          <table:table-cell office:value-type="string" table:style-name="ce1">
            <text:p>2017-11-24 17:58:27.382</text:p>
          </table:table-cell>
          <table:table-cell office:value-type="string" table:style-name="ce1">
            <text:p>2017-11-24 17:58:27.46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Лилиан бухгалтер"</text:p>
          </table:table-cell>
          <table:table-cell table:number-columns-repeated="16374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у дороги дедушка</text:p>
          </table:table-cell>
          <table:table-cell table:style-name="ce1"/>
          <table:table-cell office:value-type="string" table:style-name="ce1">
            <text:p>2017-11-24 17:52:56.985</text:p>
          </table:table-cell>
          <table:table-cell office:value-type="string" table:style-name="ce1">
            <text:p>2017-11-24 17:52:57.045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is the similarity between "AMT" and "у дороги дедушка"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123 Front St West</text:p>
          </table:table-cell>
          <table:table-cell table:style-name="ce1"/>
          <table:table-cell office:value-type="string" table:style-name="ce1">
            <text:p>2017-11-24 18:04:19.595</text:p>
          </table:table-cell>
          <table:table-cell office:value-type="string" table:style-name="ce1">
            <text:p>2017-11-24 18:04:19.60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123 Front St West"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Bateau Electrique</text:p>
          </table:table-cell>
          <table:table-cell table:style-name="ce1"/>
          <table:table-cell office:value-type="string" table:style-name="ce1">
            <text:p>2017-11-24 17:53:18.152</text:p>
          </table:table-cell>
          <table:table-cell office:value-type="string" table:style-name="ce1">
            <text:p>2017-11-24 17:53:18.16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Bateau Electrique"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Brault &amp; Martineau</text:p>
          </table:table-cell>
          <table:table-cell table:style-name="ce1"/>
          <table:table-cell office:value-type="string" table:style-name="ce1">
            <text:p>2017-11-24 17:43:49.059</text:p>
          </table:table-cell>
          <table:table-cell office:value-type="string" table:style-name="ce1">
            <text:p>2017-11-24 17:43:49.307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Brault &amp; Martineau"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Brulerie St-Denis</text:p>
          </table:table-cell>
          <table:table-cell table:style-name="ce1"/>
          <table:table-cell office:value-type="string" table:style-name="ce1">
            <text:p>2017-11-24 17:53:18.203</text:p>
          </table:table-cell>
          <table:table-cell office:value-type="string" table:style-name="ce1">
            <text:p>2017-11-24 17:53:18.21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Brulerie St-Denis"</text:p>
          </table:table-cell>
          <table:table-cell table:number-columns-repeated="1637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entre Saint-Paul</text:p>
          </table:table-cell>
          <table:table-cell table:style-name="ce1"/>
          <table:table-cell office:value-type="string" table:style-name="ce1">
            <text:p>2017-11-24 17:36:14.768</text:p>
          </table:table-cell>
          <table:table-cell office:value-type="string" table:style-name="ce1">
            <text:p>2017-11-24 17:36:14.82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Centre Saint-Paul"</text:p>
          </table:table-cell>
          <table:table-cell table:number-columns-repeated="16374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Club Piscine Plus</text:p>
          </table:table-cell>
          <table:table-cell table:style-name="ce1"/>
          <table:table-cell office:value-type="string" table:style-name="ce1">
            <text:p>2017-11-24 17:58:28.848</text:p>
          </table:table-cell>
          <table:table-cell office:value-type="string" table:style-name="ce1">
            <text:p>2017-11-24 18:00:51.20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Club Piscine Plus"</text:p>
          </table:table-cell>
          <table:table-cell table:number-columns-repeated="16374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Copoli Restaurant</text:p>
          </table:table-cell>
          <table:table-cell table:style-name="ce1"/>
          <table:table-cell office:value-type="string" table:style-name="ce1">
            <text:p>2017-11-24 17:48:34.219</text:p>
          </table:table-cell>
          <table:table-cell office:value-type="string" table:style-name="ce1">
            <text:p>2017-11-24 17:48:34.22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Copoli Restaurant"</text:p>
          </table:table-cell>
          <table:table-cell table:number-columns-repeated="16374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Destinatin Dollar</text:p>
          </table:table-cell>
          <table:table-cell table:style-name="ce1"/>
          <table:table-cell office:value-type="string" table:style-name="ce1">
            <text:p>2017-11-24 17:44:09.663</text:p>
          </table:table-cell>
          <table:table-cell office:value-type="string" table:style-name="ce1">
            <text:p>2017-11-24 17:44:10.08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Destinatin Dollar"</text:p>
          </table:table-cell>
          <table:table-cell table:number-columns-repeated="16374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Garage Jos Perron</text:p>
          </table:table-cell>
          <table:table-cell table:style-name="ce1"/>
          <table:table-cell office:value-type="string" table:style-name="ce1">
            <text:p>2017-11-24 17:44:21.175</text:p>
          </table:table-cell>
          <table:table-cell office:value-type="string" table:style-name="ce1">
            <text:p>2017-11-24 17:44:21.457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Garage Jos Perron"</text:p>
          </table:table-cell>
          <table:table-cell table:number-columns-repeated="16374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Ihop Best Western</text:p>
          </table:table-cell>
          <table:table-cell table:style-name="ce1"/>
          <table:table-cell office:value-type="string" table:style-name="ce1">
            <text:p>2017-11-24 18:04:19.393</text:p>
          </table:table-cell>
          <table:table-cell office:value-type="string" table:style-name="ce1">
            <text:p>2017-11-24 18:04:19.40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Ihop Best Western"</text:p>
          </table:table-cell>
          <table:table-cell table:number-columns-repeated="16374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La Belle Province</text:p>
          </table:table-cell>
          <table:table-cell table:style-name="ce1"/>
          <table:table-cell office:value-type="string" table:style-name="ce1">
            <text:p>2017-11-24 17:36:55.429</text:p>
          </table:table-cell>
          <table:table-cell office:value-type="string" table:style-name="ce1">
            <text:p>2017-11-24 17:36:55.44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La Belle Province"</text:p>
          </table:table-cell>
          <table:table-cell table:number-columns-repeated="16374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La Salle Hospital</text:p>
          </table:table-cell>
          <table:table-cell table:style-name="ce1"/>
          <table:table-cell office:value-type="string" table:style-name="ce1">
            <text:p>2017-11-24 17:48:17.907</text:p>
          </table:table-cell>
          <table:table-cell office:value-type="string" table:style-name="ce1">
            <text:p>2017-11-24 17:48:18.25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La Salle Hospital"</text:p>
          </table:table-cell>
          <table:table-cell table:number-columns-repeated="16374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marche La Prairie</text:p>
          </table:table-cell>
          <table:table-cell table:style-name="ce1"/>
          <table:table-cell office:value-type="string" table:style-name="ce1">
            <text:p>2017-11-24 17:52:56.995</text:p>
          </table:table-cell>
          <table:table-cell office:value-type="string" table:style-name="ce1">
            <text:p>2017-11-24 17:52:57.10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marche La Prairie"</text:p>
          </table:table-cell>
          <table:table-cell table:number-columns-repeated="16374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Marche Royal Plus</text:p>
          </table:table-cell>
          <table:table-cell table:style-name="ce1"/>
          <table:table-cell office:value-type="string" table:style-name="ce1">
            <text:p>2017-11-24 17:46:13.22</text:p>
          </table:table-cell>
          <table:table-cell office:value-type="string" table:style-name="ce1">
            <text:p>2017-11-24 17:50:41.91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Marche Royal Plus"</text:p>
          </table:table-cell>
          <table:table-cell table:number-columns-repeated="16374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Parc Jean-Drapeau</text:p>
          </table:table-cell>
          <table:table-cell table:style-name="ce1"/>
          <table:table-cell office:value-type="string" table:style-name="ce1">
            <text:p>2017-11-24 17:45:56.562</text:p>
          </table:table-cell>
          <table:table-cell office:value-type="string" table:style-name="ce1">
            <text:p>2017-11-24 17:57:13.30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Parc Jean-Drapeau"</text:p>
          </table:table-cell>
          <table:table-cell table:number-columns-repeated="16374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parc Jean-Drapeau</text:p>
          </table:table-cell>
          <table:table-cell table:style-name="ce1"/>
          <table:table-cell office:value-type="string" table:style-name="ce1">
            <text:p>2017-11-24 17:50:41.174</text:p>
          </table:table-cell>
          <table:table-cell office:value-type="string" table:style-name="ce1">
            <text:p>2017-11-24 17:50:41.65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parc Jean-Drapeau"</text:p>
          </table:table-cell>
          <table:table-cell table:number-columns-repeated="16374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Potager Mont Rouge</text:p>
          </table:table-cell>
          <table:table-cell table:style-name="ce1"/>
          <table:table-cell office:value-type="string" table:style-name="ce1">
            <text:p>2017-11-24 18:00:50.151</text:p>
          </table:table-cell>
          <table:table-cell office:value-type="string" table:style-name="ce1">
            <text:p>2017-11-24 18:00:50.16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Potager Mont Rouge"</text:p>
          </table:table-cell>
          <table:table-cell table:number-columns-repeated="16374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Quebec Etat Civil</text:p>
          </table:table-cell>
          <table:table-cell table:style-name="ce1"/>
          <table:table-cell office:value-type="string" table:style-name="ce1">
            <text:p>2017-11-24 17:38:35.014</text:p>
          </table:table-cell>
          <table:table-cell office:value-type="string" table:style-name="ce1">
            <text:p>2017-11-24 17:48:20.70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Quebec Etat Civil"</text:p>
          </table:table-cell>
          <table:table-cell table:number-columns-repeated="16374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Restaurant Pnibrp</text:p>
          </table:table-cell>
          <table:table-cell table:style-name="ce1"/>
          <table:table-cell office:value-type="string" table:style-name="ce1">
            <text:p>2017-11-24 17:47:00.156</text:p>
          </table:table-cell>
          <table:table-cell office:value-type="string" table:style-name="ce1">
            <text:p>2017-11-24 17:47:00.31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Restaurant Pnibrp"</text:p>
          </table:table-cell>
          <table:table-cell table:number-columns-repeated="16374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Resto le Maizerets</text:p>
          </table:table-cell>
          <table:table-cell table:style-name="ce1"/>
          <table:table-cell office:value-type="string" table:style-name="ce1">
            <text:p>2017-11-24 17:44:08.832</text:p>
          </table:table-cell>
          <table:table-cell office:value-type="string" table:style-name="ce1">
            <text:p>2017-11-24 17:44:08.95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Resto le Maizerets"</text:p>
          </table:table-cell>
          <table:table-cell table:number-columns-repeated="16374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alade Arc en Ciel</text:p>
          </table:table-cell>
          <table:table-cell table:style-name="ce1"/>
          <table:table-cell office:value-type="string" table:style-name="ce1">
            <text:p>2017-11-24 17:39:38.554</text:p>
          </table:table-cell>
          <table:table-cell office:value-type="string" table:style-name="ce1">
            <text:p>2017-11-24 17:39:38.6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Salade Arc en Ciel"</text:p>
          </table:table-cell>
          <table:table-cell table:number-columns-repeated="16374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ouvenirs Ephesus</text:p>
          </table:table-cell>
          <table:table-cell table:style-name="ce1"/>
          <table:table-cell office:value-type="string" table:style-name="ce1">
            <text:p>2017-11-24 17:37:08.128</text:p>
          </table:table-cell>
          <table:table-cell office:value-type="string" table:style-name="ce1">
            <text:p>2017-11-24 17:37:08.217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Souvenirs Ephesus"</text:p>
          </table:table-cell>
          <table:table-cell table:number-columns-repeated="16374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t-Peterburg Deli</text:p>
          </table:table-cell>
          <table:table-cell table:style-name="ce1"/>
          <table:table-cell office:value-type="string" table:style-name="ce1">
            <text:p>2017-11-24 17:45:28.25</text:p>
          </table:table-cell>
          <table:table-cell office:value-type="string" table:style-name="ce1">
            <text:p>2017-11-24 17:46:41.94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St-Peterburg Deli"</text:p>
          </table:table-cell>
          <table:table-cell table:number-columns-repeated="16374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tudio Photo Rose</text:p>
          </table:table-cell>
          <table:table-cell table:style-name="ce1"/>
          <table:table-cell office:value-type="string" table:style-name="ce1">
            <text:p>2017-11-24 17:39:12.515</text:p>
          </table:table-cell>
          <table:table-cell office:value-type="string" table:style-name="ce1">
            <text:p>2017-11-24 17:39:12.52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Studio Photo Rose"</text:p>
          </table:table-cell>
          <table:table-cell table:number-columns-repeated="16374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Tatyana Onikichuk</text:p>
          </table:table-cell>
          <table:table-cell table:style-name="ce1"/>
          <table:table-cell office:value-type="string" table:style-name="ce1">
            <text:p>2017-11-24 17:44:19.091</text:p>
          </table:table-cell>
          <table:table-cell office:value-type="string" table:style-name="ce1">
            <text:p>2017-11-24 17:48:34.637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Tatyana Onikichuk"</text:p>
          </table:table-cell>
          <table:table-cell table:number-columns-repeated="16374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Toyota Park Avenue</text:p>
          </table:table-cell>
          <table:table-cell table:style-name="ce1"/>
          <table:table-cell office:value-type="string" table:style-name="ce1">
            <text:p>2017-11-24 17:52:38.382</text:p>
          </table:table-cell>
          <table:table-cell office:value-type="string" table:style-name="ce1">
            <text:p>2017-11-24 17:52:38.40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Toyota Park Avenue"</text:p>
          </table:table-cell>
          <table:table-cell table:number-columns-repeated="16374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Verger Henryville</text:p>
          </table:table-cell>
          <table:table-cell table:style-name="ce1"/>
          <table:table-cell office:value-type="string" table:style-name="ce1">
            <text:p>2017-11-24 18:06:02.79</text:p>
          </table:table-cell>
          <table:table-cell office:value-type="string" table:style-name="ce1">
            <text:p>2017-11-24 18:06:03.06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Verger Henryville"</text:p>
          </table:table-cell>
          <table:table-cell table:number-columns-repeated="16374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Татьяна Dollarama</text:p>
          </table:table-cell>
          <table:table-cell table:style-name="ce1"/>
          <table:table-cell office:value-type="string" table:style-name="ce1">
            <text:p>2017-11-24 17:46:11.704</text:p>
          </table:table-cell>
          <table:table-cell office:value-type="string" table:style-name="ce1">
            <text:p>2017-11-24 17:46:11.7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s the similarity between "AMT" and "Татьяна Dollarama"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Aeroport de Montreal</text:p>
          </table:table-cell>
          <table:table-cell table:style-name="ce1"/>
          <table:table-cell office:value-type="string" table:style-name="ce1">
            <text:p>2017-11-24 17:47:33.496</text:p>
          </table:table-cell>
          <table:table-cell office:value-type="string" table:style-name="ce1">
            <text:p>2017-11-24 17:53:20.39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Aeroport de Montreal"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Atlantic Superstore</text:p>
          </table:table-cell>
          <table:table-cell table:style-name="ce1"/>
          <table:table-cell office:value-type="string" table:style-name="ce1">
            <text:p>2017-11-24 17:47:11.002</text:p>
          </table:table-cell>
          <table:table-cell office:value-type="string" table:style-name="ce1">
            <text:p>2017-11-24 17:47:11.11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Atlantic Superstore"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Bijouterie Bartier</text:p>
          </table:table-cell>
          <table:table-cell table:style-name="ce1"/>
          <table:table-cell office:value-type="string" table:style-name="ce1">
            <text:p>2017-11-24 17:50:40.709</text:p>
          </table:table-cell>
          <table:table-cell office:value-type="string" table:style-name="ce1">
            <text:p>2017-11-24 17:51:56.527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Bijouterie Bartier"</text:p>
          </table:table-cell>
          <table:table-cell table:number-columns-repeated="16374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Charbonneau Claude</text:p>
          </table:table-cell>
          <table:table-cell table:style-name="ce1"/>
          <table:table-cell office:value-type="string" table:style-name="ce1">
            <text:p>2017-11-24 18:00:50.133</text:p>
          </table:table-cell>
          <table:table-cell office:value-type="string" table:style-name="ce1">
            <text:p>2017-11-24 18:00:50.144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Charbonneau Claude"</text:p>
          </table:table-cell>
          <table:table-cell table:number-columns-repeated="16374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Dollarama гречанка</text:p>
          </table:table-cell>
          <table:table-cell table:style-name="ce1"/>
          <table:table-cell office:value-type="string" table:style-name="ce1">
            <text:p>2017-11-24 17:45:44.746</text:p>
          </table:table-cell>
          <table:table-cell office:value-type="string" table:style-name="ce1">
            <text:p>2017-11-24 17:45:44.8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Dollarama гречанка"</text:p>
          </table:table-cell>
          <table:table-cell table:number-columns-repeated="16374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Epicerie chez Paul</text:p>
          </table:table-cell>
          <table:table-cell table:style-name="ce1"/>
          <table:table-cell office:value-type="string" table:style-name="ce1">
            <text:p>2017-11-24 17:44:08.547</text:p>
          </table:table-cell>
          <table:table-cell office:value-type="string" table:style-name="ce1">
            <text:p>2017-11-24 17:44:08.57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Epicerie chez Paul"</text:p>
          </table:table-cell>
          <table:table-cell table:number-columns-repeated="16374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Espace pour la vie</text:p>
          </table:table-cell>
          <table:table-cell table:style-name="ce1"/>
          <table:table-cell office:value-type="string" table:style-name="ce1">
            <text:p>2017-11-24 17:46:55.515</text:p>
          </table:table-cell>
          <table:table-cell office:value-type="string" table:style-name="ce1">
            <text:p>2017-11-24 17:46:55.661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Espace pour la vie"</text:p>
          </table:table-cell>
          <table:table-cell table:number-columns-repeated="16374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Marche Fruite Cite</text:p>
          </table:table-cell>
          <table:table-cell table:style-name="ce1"/>
          <table:table-cell office:value-type="string" table:style-name="ce1">
            <text:p>2017-11-24 17:57:06.42</text:p>
          </table:table-cell>
          <table:table-cell office:value-type="string" table:style-name="ce1">
            <text:p>2017-11-24 18:06:42.2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Marche Fruite Cite"</text:p>
          </table:table-cell>
          <table:table-cell table:number-columns-repeated="16374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Martial Excavation</text:p>
          </table:table-cell>
          <table:table-cell table:style-name="ce1"/>
          <table:table-cell office:value-type="string" table:style-name="ce1">
            <text:p>2017-11-24 17:52:56.959</text:p>
          </table:table-cell>
          <table:table-cell office:value-type="string" table:style-name="ce1">
            <text:p>2017-11-24 17:52:56.971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Martial Excavation"</text:p>
          </table:table-cell>
          <table:table-cell table:number-columns-repeated="16374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ission Bon Accueil</text:p>
          </table:table-cell>
          <table:table-cell table:style-name="ce1"/>
          <table:table-cell office:value-type="string" table:style-name="ce1">
            <text:p>2017-11-24 17:36:13.317</text:p>
          </table:table-cell>
          <table:table-cell office:value-type="string" table:style-name="ce1">
            <text:p>2017-11-24 17:36:13.63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Mission Bon Accueil"</text:p>
          </table:table-cell>
          <table:table-cell table:number-columns-repeated="16374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ozart Alexis Nihon</text:p>
          </table:table-cell>
          <table:table-cell table:style-name="ce1"/>
          <table:table-cell office:value-type="string" table:style-name="ce1">
            <text:p>2017-11-24 17:36:12.346</text:p>
          </table:table-cell>
          <table:table-cell office:value-type="string" table:style-name="ce1">
            <text:p>2017-11-24 17:36:12.42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Mozart Alexis Nihon"</text:p>
          </table:table-cell>
          <table:table-cell table:number-columns-repeated="16374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Musee pour enfants</text:p>
          </table:table-cell>
          <table:table-cell table:style-name="ce1"/>
          <table:table-cell office:value-type="string" table:style-name="ce1">
            <text:p>2017-11-24 18:03:18.68</text:p>
          </table:table-cell>
          <table:table-cell office:value-type="string" table:style-name="ce1">
            <text:p>2017-11-24 18:03:18.724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Musee pour enfants"</text:p>
          </table:table-cell>
          <table:table-cell table:number-columns-repeated="16374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Ordinateurs Canada</text:p>
          </table:table-cell>
          <table:table-cell table:style-name="ce1"/>
          <table:table-cell office:value-type="string" table:style-name="ce1">
            <text:p>2017-11-24 17:48:39.038</text:p>
          </table:table-cell>
          <table:table-cell office:value-type="string" table:style-name="ce1">
            <text:p>2017-11-24 17:48:39.04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Ordinateurs Canada"</text:p>
          </table:table-cell>
          <table:table-cell table:number-columns-repeated="16374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Rest Shaan Tandoori</text:p>
          </table:table-cell>
          <table:table-cell table:style-name="ce1"/>
          <table:table-cell office:value-type="string" table:style-name="ce1">
            <text:p>2017-11-24 18:06:04.521</text:p>
          </table:table-cell>
          <table:table-cell office:value-type="string" table:style-name="ce1">
            <text:p>2017-11-24 18:06:37.56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Rest Shaan Tandoori"</text:p>
          </table:table-cell>
          <table:table-cell table:number-columns-repeated="16374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Restaurant Nickels</text:p>
          </table:table-cell>
          <table:table-cell table:style-name="ce1"/>
          <table:table-cell office:value-type="string" table:style-name="ce1">
            <text:p>2017-11-24 17:37:53.874</text:p>
          </table:table-cell>
          <table:table-cell office:value-type="string" table:style-name="ce1">
            <text:p>2017-11-24 17:37:53.8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Restaurant Nickels"</text:p>
          </table:table-cell>
          <table:table-cell table:number-columns-repeated="16374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moke's Poutinerie</text:p>
          </table:table-cell>
          <table:table-cell table:style-name="ce1"/>
          <table:table-cell office:value-type="string" table:style-name="ce1">
            <text:p>2017-11-24 17:43:25.461</text:p>
          </table:table-cell>
          <table:table-cell office:value-type="string" table:style-name="ce1">
            <text:p>2017-11-24 17:53:18.197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Smoke's Poutinerie"</text:p>
          </table:table-cell>
          <table:table-cell table:number-columns-repeated="16374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permarche Akhavan</text:p>
          </table:table-cell>
          <table:table-cell table:style-name="ce1"/>
          <table:table-cell office:value-type="string" table:style-name="ce1">
            <text:p>2017-11-24 17:37:29.285</text:p>
          </table:table-cell>
          <table:table-cell office:value-type="string" table:style-name="ce1">
            <text:p>2017-11-24 18:07:20.53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Supermarche Akhavan"</text:p>
          </table:table-cell>
          <table:table-cell table:number-columns-repeated="16374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permarche Akhavan</text:p>
          </table:table-cell>
          <table:table-cell table:style-name="ce1"/>
          <table:table-cell office:value-type="string" table:style-name="ce1">
            <text:p>2017-11-24 17:45:12.04</text:p>
          </table:table-cell>
          <table:table-cell office:value-type="string" table:style-name="ce1">
            <text:p>2017-11-24 17:46:25.79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Supermarche Akhavan"</text:p>
          </table:table-cell>
          <table:table-cell table:number-columns-repeated="16374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Table Rock Complex</text:p>
          </table:table-cell>
          <table:table-cell table:style-name="ce1"/>
          <table:table-cell office:value-type="string" table:style-name="ce1">
            <text:p>2017-11-24 17:45:30.612</text:p>
          </table:table-cell>
          <table:table-cell office:value-type="string" table:style-name="ce1">
            <text:p>2017-11-24 17:45:30.6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s the similarity between "AMT" and "Table Rock Complex"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Aeroports de Montreal</text:p>
          </table:table-cell>
          <table:table-cell table:style-name="ce1"/>
          <table:table-cell office:value-type="string" table:style-name="ce1">
            <text:p>2017-11-24 17:39:37.742</text:p>
          </table:table-cell>
          <table:table-cell office:value-type="string" table:style-name="ce1">
            <text:p>2017-11-24 17:44:25.56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Aeroports de Montreal"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Aeroports de Montreal</text:p>
          </table:table-cell>
          <table:table-cell table:style-name="ce1"/>
          <table:table-cell office:value-type="string" table:style-name="ce1">
            <text:p>2017-11-24 17:58:52.384</text:p>
          </table:table-cell>
          <table:table-cell office:value-type="string" table:style-name="ce1">
            <text:p>2017-11-24 18:04:51.675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Aeroports de Montreal"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Archambault Brossard</text:p>
          </table:table-cell>
          <table:table-cell table:style-name="ce1"/>
          <table:table-cell office:value-type="string" table:style-name="ce1">
            <text:p>2017-11-24 18:02:16.588</text:p>
          </table:table-cell>
          <table:table-cell office:value-type="string" table:style-name="ce1">
            <text:p>2017-11-24 18:02:16.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Archambault Brossard"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Auberge Dragon Rouge</text:p>
          </table:table-cell>
          <table:table-cell table:style-name="ce1"/>
          <table:table-cell office:value-type="string" table:style-name="ce1">
            <text:p>2017-11-24 17:37:52.761</text:p>
          </table:table-cell>
          <table:table-cell office:value-type="string" table:style-name="ce1">
            <text:p>2017-11-24 17:37:52.767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Auberge Dragon Rouge"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AutomotiveTouchup.com</text:p>
          </table:table-cell>
          <table:table-cell table:style-name="ce1"/>
          <table:table-cell office:value-type="string" table:style-name="ce1">
            <text:p>2017-11-24 17:47:30.033</text:p>
          </table:table-cell>
          <table:table-cell office:value-type="string" table:style-name="ce1">
            <text:p>2017-11-24 17:47:30.04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AutomotiveTouchup.com"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Beauce Carnaval Inc</text:p>
          </table:table-cell>
          <table:table-cell table:style-name="ce1"/>
          <table:table-cell office:value-type="string" table:style-name="ce1">
            <text:p>2017-11-24 18:00:21.205</text:p>
          </table:table-cell>
          <table:table-cell office:value-type="string" table:style-name="ce1">
            <text:p>2017-11-24 18:00:21.31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Beauce Carnaval Inc"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Boulangerie Snowdon</text:p>
          </table:table-cell>
          <table:table-cell table:style-name="ce1"/>
          <table:table-cell office:value-type="string" table:style-name="ce1">
            <text:p>2017-11-24 17:43:10.806</text:p>
          </table:table-cell>
          <table:table-cell office:value-type="string" table:style-name="ce1">
            <text:p>2017-11-24 18:06:42.31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Boulangerie Snowdon"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Boutique Le Macareux</text:p>
          </table:table-cell>
          <table:table-cell table:style-name="ce1"/>
          <table:table-cell office:value-type="string" table:style-name="ce1">
            <text:p>2017-11-24 17:47:00.236</text:p>
          </table:table-cell>
          <table:table-cell office:value-type="string" table:style-name="ce1">
            <text:p>2017-11-24 17:47:00.243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Boutique Le Macareux"</text:p>
          </table:table-cell>
          <table:table-cell table:number-columns-repeated="16374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Coco Pazzo Boutique</text:p>
          </table:table-cell>
          <table:table-cell table:style-name="ce1"/>
          <table:table-cell office:value-type="string" table:style-name="ce1">
            <text:p>2017-11-24 17:43:25.409</text:p>
          </table:table-cell>
          <table:table-cell office:value-type="string" table:style-name="ce1">
            <text:p>2017-11-24 17:43:25.47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Coco Pazzo Boutique"</text:p>
          </table:table-cell>
          <table:table-cell table:number-columns-repeated="16374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Jean-Francois сосед</text:p>
          </table:table-cell>
          <table:table-cell table:style-name="ce1"/>
          <table:table-cell office:value-type="string" table:style-name="ce1">
            <text:p>2017-11-24 17:58:03.507</text:p>
          </table:table-cell>
          <table:table-cell office:value-type="string" table:style-name="ce1">
            <text:p>2017-11-24 17:58:03.583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Jean-Francois сосед"</text:p>
          </table:table-cell>
          <table:table-cell table:number-columns-repeated="16374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Lavigueur Champlain</text:p>
          </table:table-cell>
          <table:table-cell table:style-name="ce1"/>
          <table:table-cell office:value-type="string" table:style-name="ce1">
            <text:p>2017-11-24 17:52:58.983</text:p>
          </table:table-cell>
          <table:table-cell office:value-type="string" table:style-name="ce1">
            <text:p>2017-11-24 17:52:58.994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Lavigueur Champlain"</text:p>
          </table:table-cell>
          <table:table-cell table:number-columns-repeated="16374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Panini Centre Eaton</text:p>
          </table:table-cell>
          <table:table-cell table:style-name="ce1"/>
          <table:table-cell office:value-type="string" table:style-name="ce1">
            <text:p>2017-11-24 17:51:02.303</text:p>
          </table:table-cell>
          <table:table-cell office:value-type="string" table:style-name="ce1">
            <text:p>2017-11-24 17:51:02.311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Panini Centre Eaton"</text:p>
          </table:table-cell>
          <table:table-cell table:number-columns-repeated="16374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Restaurant Le Heron</text:p>
          </table:table-cell>
          <table:table-cell table:style-name="ce1"/>
          <table:table-cell office:value-type="string" table:style-name="ce1">
            <text:p>2017-11-24 17:47:10.236</text:p>
          </table:table-cell>
          <table:table-cell office:value-type="string" table:style-name="ce1">
            <text:p>2017-11-24 17:47:10.243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Restaurant Le Heron"</text:p>
          </table:table-cell>
          <table:table-cell table:number-columns-repeated="16374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Safe Bag Canada Inc</text:p>
          </table:table-cell>
          <table:table-cell table:style-name="ce1"/>
          <table:table-cell office:value-type="string" table:style-name="ce1">
            <text:p>2017-11-24 18:00:20.813</text:p>
          </table:table-cell>
          <table:table-cell office:value-type="string" table:style-name="ce1">
            <text:p>2017-11-24 18:00:20.829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Safe Bag Canada Inc"</text:p>
          </table:table-cell>
          <table:table-cell table:number-columns-repeated="16374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t-Jacques car wash</text:p>
          </table:table-cell>
          <table:table-cell table:style-name="ce1"/>
          <table:table-cell office:value-type="string" table:style-name="ce1">
            <text:p>2017-11-24 17:39:36.903</text:p>
          </table:table-cell>
          <table:table-cell office:value-type="string" table:style-name="ce1">
            <text:p>2017-11-24 17:39:36.964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St-Jacques car wash"</text:p>
          </table:table-cell>
          <table:table-cell table:number-columns-repeated="16374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Tapis Essgo Carpets</text:p>
          </table:table-cell>
          <table:table-cell table:style-name="ce1"/>
          <table:table-cell office:value-type="string" table:style-name="ce1">
            <text:p>2017-11-24 17:43:26.734</text:p>
          </table:table-cell>
          <table:table-cell office:value-type="string" table:style-name="ce1">
            <text:p>2017-11-24 17:43:38.47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Tapis Essgo Carpets"</text:p>
          </table:table-cell>
          <table:table-cell table:number-columns-repeated="16374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The Acorn Restaurant</text:p>
          </table:table-cell>
          <table:table-cell table:style-name="ce1"/>
          <table:table-cell office:value-type="string" table:style-name="ce1">
            <text:p>2017-11-24 17:47:11.352</text:p>
          </table:table-cell>
          <table:table-cell office:value-type="string" table:style-name="ce1">
            <text:p>2017-11-24 17:47:11.35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The Acorn Restaurant"</text:p>
          </table:table-cell>
          <table:table-cell table:number-columns-repeated="16374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Village Des Valeurs</text:p>
          </table:table-cell>
          <table:table-cell table:style-name="ce1"/>
          <table:table-cell office:value-type="string" table:style-name="ce1">
            <text:p>2017-11-24 18:05:28.586</text:p>
          </table:table-cell>
          <table:table-cell office:value-type="string" table:style-name="ce1">
            <text:p>2017-11-24 18:05:29.77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Village Des Valeurs"</text:p>
          </table:table-cell>
          <table:table-cell table:number-columns-repeated="16374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Village des Valeurs</text:p>
          </table:table-cell>
          <table:table-cell table:style-name="ce1"/>
          <table:table-cell office:value-type="string" table:style-name="ce1">
            <text:p>2017-11-24 17:53:19.535</text:p>
          </table:table-cell>
          <table:table-cell office:value-type="string" table:style-name="ce1">
            <text:p>2017-11-24 18:06:41.909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Village des Valeurs"</text:p>
          </table:table-cell>
          <table:table-cell table:number-columns-repeated="16374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Village des valeurs</text:p>
          </table:table-cell>
          <table:table-cell table:style-name="ce1"/>
          <table:table-cell office:value-type="string" table:style-name="ce1">
            <text:p>2017-11-24 18:06:37.597</text:p>
          </table:table-cell>
          <table:table-cell office:value-type="string" table:style-name="ce1">
            <text:p>2017-11-24 18:06:37.60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is the similarity between "AMT" and "Village des valeurs"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Auberge Le Campagnard</text:p>
          </table:table-cell>
          <table:table-cell table:style-name="ce1"/>
          <table:table-cell office:value-type="string" table:style-name="ce1">
            <text:p>2017-11-24 17:44:21.355</text:p>
          </table:table-cell>
          <table:table-cell office:value-type="string" table:style-name="ce1">
            <text:p>2017-11-24 17:44:21.45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Auberge Le Campagnard"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Boulangerie La Midore</text:p>
          </table:table-cell>
          <table:table-cell table:style-name="ce1"/>
          <table:table-cell office:value-type="string" table:style-name="ce1">
            <text:p>2017-11-24 17:58:02.841</text:p>
          </table:table-cell>
          <table:table-cell office:value-type="string" table:style-name="ce1">
            <text:p>2017-11-24 17:58:02.984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Boulangerie La Midore"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Btq Florale Marie Eve</text:p>
          </table:table-cell>
          <table:table-cell table:style-name="ce1"/>
          <table:table-cell office:value-type="string" table:style-name="ce1">
            <text:p>2017-11-24 17:58:27.391</text:p>
          </table:table-cell>
          <table:table-cell office:value-type="string" table:style-name="ce1">
            <text:p>2017-11-24 17:58:27.40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Btq Florale Marie Eve"</text:p>
          </table:table-cell>
          <table:table-cell table:number-columns-repeated="1637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Casey's Mont-Tremblant</text:p>
          </table:table-cell>
          <table:table-cell table:style-name="ce1"/>
          <table:table-cell office:value-type="string" table:style-name="ce1">
            <text:p>2017-11-24 17:47:48.866</text:p>
          </table:table-cell>
          <table:table-cell office:value-type="string" table:style-name="ce1">
            <text:p>2017-11-24 17:47:48.87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Casey's Mont-Tremblant"</text:p>
          </table:table-cell>
          <table:table-cell table:number-columns-repeated="16374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Concordia University</text:p>
          </table:table-cell>
          <table:table-cell table:style-name="ce1"/>
          <table:table-cell office:value-type="string" table:style-name="ce1">
            <text:p>2017-11-24 17:44:22.436</text:p>
          </table:table-cell>
          <table:table-cell office:value-type="string" table:style-name="ce1">
            <text:p>2017-11-24 17:44:22.525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Concordia University"</text:p>
          </table:table-cell>
          <table:table-cell table:number-columns-repeated="16374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Dollar Ann Fang Depot</text:p>
          </table:table-cell>
          <table:table-cell table:style-name="ce1"/>
          <table:table-cell office:value-type="string" table:style-name="ce1">
            <text:p>2017-11-24 17:59:46.979</text:p>
          </table:table-cell>
          <table:table-cell office:value-type="string" table:style-name="ce1">
            <text:p>2017-11-24 17:59:47.05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Dollar Ann Fang Depot"</text:p>
          </table:table-cell>
          <table:table-cell table:number-columns-repeated="16374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Employment Insurance</text:p>
          </table:table-cell>
          <table:table-cell table:style-name="ce1"/>
          <table:table-cell office:value-type="string" table:style-name="ce1">
            <text:p>2017-11-24 17:44:45.517</text:p>
          </table:table-cell>
          <table:table-cell office:value-type="string" table:style-name="ce1">
            <text:p>2017-11-24 17:45:01.60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Employment Insurance"</text:p>
          </table:table-cell>
          <table:table-cell table:number-columns-repeated="16374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Fuel Station Unknown</text:p>
          </table:table-cell>
          <table:table-cell table:style-name="ce1"/>
          <table:table-cell office:value-type="string" table:style-name="ce1">
            <text:p>2017-11-24 18:06:42.956</text:p>
          </table:table-cell>
          <table:table-cell office:value-type="string" table:style-name="ce1">
            <text:p>2017-11-24 18:06:43.25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Fuel Station Unknown"</text:p>
          </table:table-cell>
          <table:table-cell table:number-columns-repeated="16374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Hopital General Juif</text:p>
          </table:table-cell>
          <table:table-cell table:style-name="ce1"/>
          <table:table-cell office:value-type="string" table:style-name="ce1">
            <text:p>2017-11-24 17:58:26.412</text:p>
          </table:table-cell>
          <table:table-cell office:value-type="string" table:style-name="ce1">
            <text:p>2017-11-24 17:58:51.475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Hopital General Juif"</text:p>
          </table:table-cell>
          <table:table-cell table:number-columns-repeated="16374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Industrielle Alliance</text:p>
          </table:table-cell>
          <table:table-cell table:style-name="ce1"/>
          <table:table-cell office:value-type="string" table:style-name="ce1">
            <text:p>2017-11-24 17:39:55.868</text:p>
          </table:table-cell>
          <table:table-cell office:value-type="string" table:style-name="ce1">
            <text:p>2017-11-24 17:39:55.93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Industrielle Alliance"</text:p>
          </table:table-cell>
          <table:table-cell table:number-columns-repeated="16374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La belle et la boeuf</text:p>
          </table:table-cell>
          <table:table-cell table:style-name="ce1"/>
          <table:table-cell office:value-type="string" table:style-name="ce1">
            <text:p>2017-11-24 17:59:48.482</text:p>
          </table:table-cell>
          <table:table-cell office:value-type="string" table:style-name="ce1">
            <text:p>2017-11-24 17:59:48.494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La belle et la boeuf"</text:p>
          </table:table-cell>
          <table:table-cell table:number-columns-repeated="16374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La Poissonnerie Sami</text:p>
          </table:table-cell>
          <table:table-cell table:style-name="ce1"/>
          <table:table-cell office:value-type="string" table:style-name="ce1">
            <text:p>2017-11-24 17:43:24.912</text:p>
          </table:table-cell>
          <table:table-cell office:value-type="string" table:style-name="ce1">
            <text:p>2017-11-24 17:53:42.20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La Poissonnerie Sami"</text:p>
          </table:table-cell>
          <table:table-cell table:number-columns-repeated="16374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La Shop Informatique</text:p>
          </table:table-cell>
          <table:table-cell table:style-name="ce1"/>
          <table:table-cell office:value-type="string" table:style-name="ce1">
            <text:p>2017-11-24 18:07:15.213</text:p>
          </table:table-cell>
          <table:table-cell office:value-type="string" table:style-name="ce1">
            <text:p>2017-11-24 18:07:15.22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La Shop Informatique"</text:p>
          </table:table-cell>
          <table:table-cell table:number-columns-repeated="16374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Les Vergers Lafrance</text:p>
          </table:table-cell>
          <table:table-cell table:style-name="ce1"/>
          <table:table-cell office:value-type="string" table:style-name="ce1">
            <text:p>2017-11-24 17:46:42.272</text:p>
          </table:table-cell>
          <table:table-cell office:value-type="string" table:style-name="ce1">
            <text:p>2017-11-24 17:46:44.48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Les Vergers Lafrance"</text:p>
          </table:table-cell>
          <table:table-cell table:number-columns-repeated="16374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March Fruiterie Cite</text:p>
          </table:table-cell>
          <table:table-cell table:style-name="ce1"/>
          <table:table-cell office:value-type="string" table:style-name="ce1">
            <text:p>2017-11-24 17:48:34.965</text:p>
          </table:table-cell>
          <table:table-cell office:value-type="string" table:style-name="ce1">
            <text:p>2017-11-24 17:48:34.97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March Fruiterie Cite"</text:p>
          </table:table-cell>
          <table:table-cell table:number-columns-repeated="16374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Murphy's On The Water</text:p>
          </table:table-cell>
          <table:table-cell table:style-name="ce1"/>
          <table:table-cell office:value-type="string" table:style-name="ce1">
            <text:p>2017-11-24 17:47:10.901</text:p>
          </table:table-cell>
          <table:table-cell office:value-type="string" table:style-name="ce1">
            <text:p>2017-11-24 17:47:11.119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Murphy's On The Water"</text:p>
          </table:table-cell>
          <table:table-cell table:number-columns-repeated="16374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Oleg &amp; Alena Khachova</text:p>
          </table:table-cell>
          <table:table-cell table:style-name="ce1"/>
          <table:table-cell office:value-type="string" table:style-name="ce1">
            <text:p>2017-11-24 17:37:50.443</text:p>
          </table:table-cell>
          <table:table-cell office:value-type="string" table:style-name="ce1">
            <text:p>2017-11-24 17:37:52.534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Oleg &amp; Alena Khachova"</text:p>
          </table:table-cell>
          <table:table-cell table:number-columns-repeated="16374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herpa Solutions RTLS</text:p>
          </table:table-cell>
          <table:table-cell table:style-name="ce1"/>
          <table:table-cell office:value-type="string" table:style-name="ce1">
            <text:p>2017-11-24 17:45:03.379</text:p>
          </table:table-cell>
          <table:table-cell office:value-type="string" table:style-name="ce1">
            <text:p>2017-11-24 17:51:20.37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Sherpa Solutions RTLS"</text:p>
          </table:table-cell>
          <table:table-cell table:number-columns-repeated="16374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Station Mont-Tremblant</text:p>
          </table:table-cell>
          <table:table-cell table:style-name="ce1"/>
          <table:table-cell office:value-type="string" table:style-name="ce1">
            <text:p>2017-11-24 17:53:18.169</text:p>
          </table:table-cell>
          <table:table-cell office:value-type="string" table:style-name="ce1">
            <text:p>2017-11-24 17:53:18.17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Station Mont-Tremblant"</text:p>
          </table:table-cell>
          <table:table-cell table:number-columns-repeated="16374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Steak Frites St-Paul</text:p>
          </table:table-cell>
          <table:table-cell table:style-name="ce1"/>
          <table:table-cell office:value-type="string" table:style-name="ce1">
            <text:p>2017-11-24 17:47:16.164</text:p>
          </table:table-cell>
          <table:table-cell office:value-type="string" table:style-name="ce1">
            <text:p>2017-11-24 17:47:16.1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Steak Frites St-Paul"</text:p>
          </table:table-cell>
          <table:table-cell table:number-columns-repeated="16374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Village du Pere Noel</text:p>
          </table:table-cell>
          <table:table-cell table:style-name="ce1"/>
          <table:table-cell office:value-type="string" table:style-name="ce1">
            <text:p>2017-11-24 18:02:17.804</text:p>
          </table:table-cell>
          <table:table-cell office:value-type="string" table:style-name="ce1">
            <text:p>2017-11-24 18:02:17.815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Village du Pere Noel"</text:p>
          </table:table-cell>
          <table:table-cell table:number-columns-repeated="16374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Vita Sana Cafe Resto</text:p>
          </table:table-cell>
          <table:table-cell table:style-name="ce1"/>
          <table:table-cell office:value-type="string" table:style-name="ce1">
            <text:p>2017-11-24 17:53:41.629</text:p>
          </table:table-cell>
          <table:table-cell office:value-type="string" table:style-name="ce1">
            <text:p>2017-11-24 17:54:03.10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Vita Sana Cafe Resto"</text:p>
          </table:table-cell>
          <table:table-cell table:number-columns-repeated="16374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Алексей 514 994 1229</text:p>
          </table:table-cell>
          <table:table-cell table:style-name="ce1"/>
          <table:table-cell office:value-type="string" table:style-name="ce1">
            <text:p>2017-11-24 17:53:42.58</text:p>
          </table:table-cell>
          <table:table-cell office:value-type="string" table:style-name="ce1">
            <text:p>2017-11-24 17:58:28.0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Алексей 514 994 1229"</text:p>
          </table:table-cell>
          <table:table-cell table:number-columns-repeated="16374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мама,папа: обнуление</text:p>
          </table:table-cell>
          <table:table-cell table:style-name="ce1"/>
          <table:table-cell office:value-type="string" table:style-name="ce1">
            <text:p>2017-11-24 17:45:16.78</text:p>
          </table:table-cell>
          <table:table-cell office:value-type="string" table:style-name="ce1">
            <text:p>2017-11-24 17:45:16.78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is the similarity between "AMT" and "мама,папа: обнуление"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Amos Pewterers Limited</text:p>
          </table:table-cell>
          <table:table-cell table:style-name="ce1"/>
          <table:table-cell office:value-type="string" table:style-name="ce1">
            <text:p>2017-11-24 17:47:10.969</text:p>
          </table:table-cell>
          <table:table-cell office:value-type="string" table:style-name="ce1">
            <text:p>2017-11-24 17:47:10.976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Amos Pewterers Limited"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Bar Laitier du Rocher</text:p>
          </table:table-cell>
          <table:table-cell table:style-name="ce1"/>
          <table:table-cell office:value-type="string" table:style-name="ce1">
            <text:p>2017-11-24 17:47:00.255</text:p>
          </table:table-cell>
          <table:table-cell office:value-type="string" table:style-name="ce1">
            <text:p>2017-11-24 17:47:00.37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Bar Laitier du Rocher"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Buffet Des Continents</text:p>
          </table:table-cell>
          <table:table-cell table:style-name="ce1"/>
          <table:table-cell office:value-type="string" table:style-name="ce1">
            <text:p>2017-11-24 17:47:11.761</text:p>
          </table:table-cell>
          <table:table-cell office:value-type="string" table:style-name="ce1">
            <text:p>2017-11-24 17:59:23.989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Buffet Des Continents"</text:p>
          </table:table-cell>
          <table:table-cell table:number-columns-repeated="16374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ChannelMasterStore.com</text:p>
          </table:table-cell>
          <table:table-cell table:style-name="ce1"/>
          <table:table-cell office:value-type="string" table:style-name="ce1">
            <text:p>2017-11-24 17:43:54.317</text:p>
          </table:table-cell>
          <table:table-cell office:value-type="string" table:style-name="ce1">
            <text:p>2017-11-24 17:43:54.324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ChannelMasterStore.com"</text:p>
          </table:table-cell>
          <table:table-cell table:number-columns-repeated="16374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Clarke Medical Imaging</text:p>
          </table:table-cell>
          <table:table-cell table:style-name="ce1"/>
          <table:table-cell office:value-type="string" table:style-name="ce1">
            <text:p>2017-11-24 17:45:58.948</text:p>
          </table:table-cell>
          <table:table-cell office:value-type="string" table:style-name="ce1">
            <text:p>2017-11-24 17:51:21.885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Clarke Medical Imaging"</text:p>
          </table:table-cell>
          <table:table-cell table:number-columns-repeated="16374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Hartman's Independent</text:p>
          </table:table-cell>
          <table:table-cell table:style-name="ce1"/>
          <table:table-cell office:value-type="string" table:style-name="ce1">
            <text:p>2017-11-24 17:43:50.851</text:p>
          </table:table-cell>
          <table:table-cell office:value-type="string" table:style-name="ce1">
            <text:p>2017-11-24 17:43:50.857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Hartman's Independent"</text:p>
          </table:table-cell>
          <table:table-cell table:number-columns-repeated="16374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ndian shop, parc st.</text:p>
          </table:table-cell>
          <table:table-cell table:style-name="ce1"/>
          <table:table-cell office:value-type="string" table:style-name="ce1">
            <text:p>2017-11-24 17:36:11.751</text:p>
          </table:table-cell>
          <table:table-cell office:value-type="string" table:style-name="ce1">
            <text:p>2017-11-24 17:36:11.757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indian shop, parc st."</text:p>
          </table:table-cell>
          <table:table-cell table:number-columns-repeated="16374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Les Aliments Carne Inc</text:p>
          </table:table-cell>
          <table:table-cell table:style-name="ce1"/>
          <table:table-cell office:value-type="string" table:style-name="ce1">
            <text:p>2017-11-24 17:46:55.219</text:p>
          </table:table-cell>
          <table:table-cell office:value-type="string" table:style-name="ce1">
            <text:p>2017-11-24 17:46:55.29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Les Aliments Carne Inc"</text:p>
          </table:table-cell>
          <table:table-cell table:number-columns-repeated="16374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Librairie Renaud Bray</text:p>
          </table:table-cell>
          <table:table-cell table:style-name="ce1"/>
          <table:table-cell office:value-type="string" table:style-name="ce1">
            <text:p>2017-11-24 17:58:27.36</text:p>
          </table:table-cell>
          <table:table-cell office:value-type="string" table:style-name="ce1">
            <text:p>2017-11-24 17:58:27.37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Librairie Renaud Bray"</text:p>
          </table:table-cell>
          <table:table-cell table:number-columns-repeated="16374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Librairie Renaud-Bray</text:p>
          </table:table-cell>
          <table:table-cell table:style-name="ce1"/>
          <table:table-cell office:value-type="string" table:style-name="ce1">
            <text:p>2017-11-24 18:01:18.389</text:p>
          </table:table-cell>
          <table:table-cell office:value-type="string" table:style-name="ce1">
            <text:p>2017-11-24 18:07:22.69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Librairie Renaud-Bray"</text:p>
          </table:table-cell>
          <table:table-cell table:number-columns-repeated="16374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Marche Fruiterie Cite</text:p>
          </table:table-cell>
          <table:table-cell table:style-name="ce1"/>
          <table:table-cell office:value-type="string" table:style-name="ce1">
            <text:p>2017-11-24 17:42:57.25</text:p>
          </table:table-cell>
          <table:table-cell office:value-type="string" table:style-name="ce1">
            <text:p>2017-11-24 17:52:01.058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Marche Fruiterie Cite"</text:p>
          </table:table-cell>
          <table:table-cell table:number-columns-repeated="16374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Marche fruiterie cite</text:p>
          </table:table-cell>
          <table:table-cell table:style-name="ce1"/>
          <table:table-cell office:value-type="string" table:style-name="ce1">
            <text:p>2017-11-24 17:44:04.957</text:p>
          </table:table-cell>
          <table:table-cell office:value-type="string" table:style-name="ce1">
            <text:p>2017-11-24 17:45:00.949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Marche fruiterie cite"</text:p>
          </table:table-cell>
          <table:table-cell table:number-columns-repeated="16374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Marche Frutterie Cite</text:p>
          </table:table-cell>
          <table:table-cell table:style-name="ce1"/>
          <table:table-cell office:value-type="string" table:style-name="ce1">
            <text:p>2017-11-24 18:07:15.633</text:p>
          </table:table-cell>
          <table:table-cell office:value-type="string" table:style-name="ce1">
            <text:p>2017-11-24 18:07:15.89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Marche Frutterie Cite"</text:p>
          </table:table-cell>
          <table:table-cell table:number-columns-repeated="16374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Merson Automotive Inc.</text:p>
          </table:table-cell>
          <table:table-cell table:style-name="ce1"/>
          <table:table-cell office:value-type="string" table:style-name="ce1">
            <text:p>2017-11-24 17:38:38.214</text:p>
          </table:table-cell>
          <table:table-cell office:value-type="string" table:style-name="ce1">
            <text:p>2017-11-24 17:39:49.718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Merson Automotive Inc."</text:p>
          </table:table-cell>
          <table:table-cell table:number-columns-repeated="16374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Mini Marche PET Airport</text:p>
          </table:table-cell>
          <table:table-cell table:style-name="ce1"/>
          <table:table-cell office:value-type="string" table:style-name="ce1">
            <text:p>2017-11-24 17:48:05.979</text:p>
          </table:table-cell>
          <table:table-cell office:value-type="string" table:style-name="ce1">
            <text:p>2017-11-24 17:48:05.986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Mini Marche PET Airport"</text:p>
          </table:table-cell>
          <table:table-cell table:number-columns-repeated="16374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Mont Tremblant parking</text:p>
          </table:table-cell>
          <table:table-cell table:style-name="ce1"/>
          <table:table-cell office:value-type="string" table:style-name="ce1">
            <text:p>2017-11-24 17:43:25.391</text:p>
          </table:table-cell>
          <table:table-cell office:value-type="string" table:style-name="ce1">
            <text:p>2017-11-24 17:43:25.397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Mont Tremblant parking"</text:p>
          </table:table-cell>
          <table:table-cell table:number-columns-repeated="16374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Ordre Des Infirmieres</text:p>
          </table:table-cell>
          <table:table-cell table:style-name="ce1"/>
          <table:table-cell office:value-type="string" table:style-name="ce1">
            <text:p>2017-11-24 18:03:15.613</text:p>
          </table:table-cell>
          <table:table-cell office:value-type="string" table:style-name="ce1">
            <text:p>2017-11-24 18:03:15.626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Ordre Des Infirmieres"</text:p>
          </table:table-cell>
          <table:table-cell table:number-columns-repeated="16374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Patisserie de la Gare</text:p>
          </table:table-cell>
          <table:table-cell table:style-name="ce1"/>
          <table:table-cell office:value-type="string" table:style-name="ce1">
            <text:p>2017-11-24 17:51:57.283</text:p>
          </table:table-cell>
          <table:table-cell office:value-type="string" table:style-name="ce1">
            <text:p>2017-11-24 17:51:57.39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Patisserie de la Gare"</text:p>
          </table:table-cell>
          <table:table-cell table:number-columns-repeated="16374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Tout Pour Votre Maison</text:p>
          </table:table-cell>
          <table:table-cell table:style-name="ce1"/>
          <table:table-cell office:value-type="string" table:style-name="ce1">
            <text:p>2017-11-24 17:43:22.117</text:p>
          </table:table-cell>
          <table:table-cell office:value-type="string" table:style-name="ce1">
            <text:p>2017-11-24 17:43:22.12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Tout Pour Votre Maison"</text:p>
          </table:table-cell>
          <table:table-cell table:number-columns-repeated="16374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Y M -Y W H A MONTREAL PQ</text:p>
          </table:table-cell>
          <table:table-cell table:style-name="ce1"/>
          <table:table-cell office:value-type="string" table:style-name="ce1">
            <text:p>2017-11-24 17:47:12.349</text:p>
          </table:table-cell>
          <table:table-cell office:value-type="string" table:style-name="ce1">
            <text:p>2017-11-24 17:47:14.20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Y M -Y W H A MONTREAL PQ"</text:p>
          </table:table-cell>
          <table:table-cell table:number-columns-repeated="16374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Виктор (514-571-6483)</text:p>
          </table:table-cell>
          <table:table-cell table:style-name="ce1"/>
          <table:table-cell office:value-type="string" table:style-name="ce1">
            <text:p>2017-11-24 17:51:57.574</text:p>
          </table:table-cell>
          <table:table-cell office:value-type="string" table:style-name="ce1">
            <text:p>2017-11-24 17:51:57.64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Виктор (514-571-6483)"</text:p>
          </table:table-cell>
          <table:table-cell table:number-columns-repeated="16374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М с работы на Laurier</text:p>
          </table:table-cell>
          <table:table-cell table:style-name="ce1"/>
          <table:table-cell office:value-type="string" table:style-name="ce1">
            <text:p>2017-11-24 17:44:04.539</text:p>
          </table:table-cell>
          <table:table-cell office:value-type="string" table:style-name="ce1">
            <text:p>2017-11-24 17:44:04.728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s the similarity between "AMT" and "М с работы на Laurier"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Accueil ile Bonaventure</text:p>
          </table:table-cell>
          <table:table-cell table:style-name="ce1"/>
          <table:table-cell office:value-type="string" table:style-name="ce1">
            <text:p>2017-11-24 17:47:00.136</text:p>
          </table:table-cell>
          <table:table-cell office:value-type="string" table:style-name="ce1">
            <text:p>2017-11-24 17:47:00.14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Accueil ile Bonaventure"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Amco Ovia Petroleum Ltd</text:p>
          </table:table-cell>
          <table:table-cell table:style-name="ce1"/>
          <table:table-cell office:value-type="string" table:style-name="ce1">
            <text:p>2017-11-24 18:04:19.304</text:p>
          </table:table-cell>
          <table:table-cell office:value-type="string" table:style-name="ce1">
            <text:p>2017-11-24 18:04:19.315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Amco Ovia Petroleum Ltd"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American Express Costco</text:p>
          </table:table-cell>
          <table:table-cell table:style-name="ce1"/>
          <table:table-cell office:value-type="string" table:style-name="ce1">
            <text:p>2017-11-24 17:44:36.636</text:p>
          </table:table-cell>
          <table:table-cell office:value-type="string" table:style-name="ce1">
            <text:p>2017-11-24 17:44:36.661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American Express Costco"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Atlas-taxi 514-485-4888</text:p>
          </table:table-cell>
          <table:table-cell table:style-name="ce1"/>
          <table:table-cell office:value-type="string" table:style-name="ce1">
            <text:p>2017-11-24 17:38:24.217</text:p>
          </table:table-cell>
          <table:table-cell office:value-type="string" table:style-name="ce1">
            <text:p>2017-11-24 17:38:27.511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Atlas-taxi 514-485-4888"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Audiologle centre ouest</text:p>
          </table:table-cell>
          <table:table-cell table:style-name="ce1"/>
          <table:table-cell office:value-type="string" table:style-name="ce1">
            <text:p>2017-11-24 17:47:48.596</text:p>
          </table:table-cell>
          <table:table-cell office:value-type="string" table:style-name="ce1">
            <text:p>2017-11-24 17:59:51.39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Audiologle centre ouest"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Bellevue Ophtalmologie</text:p>
          </table:table-cell>
          <table:table-cell table:style-name="ce1"/>
          <table:table-cell office:value-type="string" table:style-name="ce1">
            <text:p>2017-11-24 18:07:21.361</text:p>
          </table:table-cell>
          <table:table-cell office:value-type="string" table:style-name="ce1">
            <text:p>2017-11-24 18:07:21.378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Bellevue Ophtalmologie"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Brasserie Dieu Du Ciel</text:p>
          </table:table-cell>
          <table:table-cell table:style-name="ce1"/>
          <table:table-cell office:value-type="string" table:style-name="ce1">
            <text:p>2017-11-24 18:00:46.427</text:p>
          </table:table-cell>
          <table:table-cell office:value-type="string" table:style-name="ce1">
            <text:p>2017-11-24 18:00:46.43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Brasserie Dieu Du Ciel"</text:p>
          </table:table-cell>
          <table:table-cell table:number-columns-repeated="1637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Canada Foreign Affaires</text:p>
          </table:table-cell>
          <table:table-cell table:style-name="ce1"/>
          <table:table-cell office:value-type="string" table:style-name="ce1">
            <text:p>2017-11-24 17:39:13.293</text:p>
          </table:table-cell>
          <table:table-cell office:value-type="string" table:style-name="ce1">
            <text:p>2017-11-24 17:39:13.298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Canada Foreign Affaires"</text:p>
          </table:table-cell>
          <table:table-cell table:number-columns-repeated="16374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Fleuriste de l'Aeroport</text:p>
          </table:table-cell>
          <table:table-cell table:style-name="ce1"/>
          <table:table-cell office:value-type="string" table:style-name="ce1">
            <text:p>2017-11-24 17:53:20.36</text:p>
          </table:table-cell>
          <table:table-cell office:value-type="string" table:style-name="ce1">
            <text:p>2017-11-24 17:53:20.3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Fleuriste de l'Aeroport"</text:p>
          </table:table-cell>
          <table:table-cell table:number-columns-repeated="16374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Kijiji.ca 514-995-1030</text:p>
          </table:table-cell>
          <table:table-cell table:style-name="ce1"/>
          <table:table-cell office:value-type="string" table:style-name="ce1">
            <text:p>2017-11-24 17:53:00.647</text:p>
          </table:table-cell>
          <table:table-cell office:value-type="string" table:style-name="ce1">
            <text:p>2017-11-24 17:53:00.75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Kijiji.ca 514-995-1030"</text:p>
          </table:table-cell>
          <table:table-cell table:number-columns-repeated="16374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Les Chausseures Rubino</text:p>
          </table:table-cell>
          <table:table-cell table:style-name="ce1"/>
          <table:table-cell office:value-type="string" table:style-name="ce1">
            <text:p>2017-11-24 18:06:00.148</text:p>
          </table:table-cell>
          <table:table-cell office:value-type="string" table:style-name="ce1">
            <text:p>2017-11-24 18:06:00.165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Les Chausseures Rubino"</text:p>
          </table:table-cell>
          <table:table-cell table:number-columns-repeated="16374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MISC PAYMENT-GOUV. QUEBEC</text:p>
          </table:table-cell>
          <table:table-cell table:style-name="ce1"/>
          <table:table-cell office:value-type="string" table:style-name="ce1">
            <text:p>2017-11-24 17:51:00.598</text:p>
          </table:table-cell>
          <table:table-cell office:value-type="string" table:style-name="ce1">
            <text:p>2017-11-24 18:07:18.97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MISC PAYMENT-GOUV. QUEBEC"</text:p>
          </table:table-cell>
          <table:table-cell table:number-columns-repeated="16374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Restaurant Makkah Halal</text:p>
          </table:table-cell>
          <table:table-cell table:style-name="ce1"/>
          <table:table-cell office:value-type="string" table:style-name="ce1">
            <text:p>2017-11-24 17:47:12.979</text:p>
          </table:table-cell>
          <table:table-cell office:value-type="string" table:style-name="ce1">
            <text:p>2017-11-24 17:47:31.901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Restaurant Makkah Halal"</text:p>
          </table:table-cell>
          <table:table-cell table:number-columns-repeated="16374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Via professional photo</text:p>
          </table:table-cell>
          <table:table-cell table:style-name="ce1"/>
          <table:table-cell office:value-type="string" table:style-name="ce1">
            <text:p>2017-11-24 17:38:06.55</text:p>
          </table:table-cell>
          <table:table-cell office:value-type="string" table:style-name="ce1">
            <text:p>2017-11-24 17:38:13.832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Via professional photo"</text:p>
          </table:table-cell>
          <table:table-cell table:number-columns-repeated="16374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Александр 514-442-9434</text:p>
          </table:table-cell>
          <table:table-cell table:style-name="ce1"/>
          <table:table-cell office:value-type="string" table:style-name="ce1">
            <text:p>2017-11-24 18:04:53.003</text:p>
          </table:table-cell>
          <table:table-cell office:value-type="string" table:style-name="ce1">
            <text:p>2017-11-24 18:04:53.091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Александр 514-442-9434"</text:p>
          </table:table-cell>
          <table:table-cell table:number-columns-repeated="16374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Николай (514-343-0543)</text:p>
          </table:table-cell>
          <table:table-cell table:style-name="ce1"/>
          <table:table-cell office:value-type="string" table:style-name="ce1">
            <text:p>2017-11-24 17:44:03.838</text:p>
          </table:table-cell>
          <table:table-cell office:value-type="string" table:style-name="ce1">
            <text:p>2017-11-24 17:44:23.72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s the similarity between "AMT" and "Николай (514-343-0543)"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Antirouille Metropolitain</text:p>
          </table:table-cell>
          <table:table-cell table:style-name="ce1"/>
          <table:table-cell office:value-type="string" table:style-name="ce1">
            <text:p>2017-11-24 17:39:36.888</text:p>
          </table:table-cell>
          <table:table-cell office:value-type="string" table:style-name="ce1">
            <text:p>2017-11-24 18:01:45.983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Antirouille Metropolitain"</text:p>
          </table:table-cell>
          <table:table-cell table:number-columns-repeated="16374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Charcuterie Transilvania</text:p>
          </table:table-cell>
          <table:table-cell table:style-name="ce1"/>
          <table:table-cell office:value-type="string" table:style-name="ce1">
            <text:p>2017-11-24 17:51:37.594</text:p>
          </table:table-cell>
          <table:table-cell office:value-type="string" table:style-name="ce1">
            <text:p>2017-11-24 17:51:37.76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Charcuterie Transilvania"</text:p>
          </table:table-cell>
          <table:table-cell table:number-columns-repeated="16374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Coiffure Belle Angelique</text:p>
          </table:table-cell>
          <table:table-cell table:style-name="ce1"/>
          <table:table-cell office:value-type="string" table:style-name="ce1">
            <text:p>2017-11-24 17:53:01.492</text:p>
          </table:table-cell>
          <table:table-cell office:value-type="string" table:style-name="ce1">
            <text:p>2017-11-24 17:53:02.204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Coiffure Belle Angelique"</text:p>
          </table:table-cell>
          <table:table-cell table:number-columns-repeated="16374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Fruits &amp; Legumes Grande</text:p>
          </table:table-cell>
          <table:table-cell table:style-name="ce1"/>
          <table:table-cell office:value-type="string" table:style-name="ce1">
            <text:p>2017-11-24 17:52:21.835</text:p>
          </table:table-cell>
          <table:table-cell office:value-type="string" table:style-name="ce1">
            <text:p>2017-11-24 17:52:21.845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Fruits &amp; Legumes Grande"</text:p>
          </table:table-cell>
          <table:table-cell table:number-columns-repeated="16374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Garderie Academie Kinder</text:p>
          </table:table-cell>
          <table:table-cell table:style-name="ce1"/>
          <table:table-cell office:value-type="string" table:style-name="ce1">
            <text:p>2017-11-24 17:50:38.636</text:p>
          </table:table-cell>
          <table:table-cell office:value-type="string" table:style-name="ce1">
            <text:p>2017-11-24 17:51:41.905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Garderie Academie Kinder"</text:p>
          </table:table-cell>
          <table:table-cell table:number-columns-repeated="16374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Hopital Charles-Le Moyne</text:p>
          </table:table-cell>
          <table:table-cell table:style-name="ce1"/>
          <table:table-cell office:value-type="string" table:style-name="ce1">
            <text:p>2017-11-24 17:54:23.534</text:p>
          </table:table-cell>
          <table:table-cell office:value-type="string" table:style-name="ce1">
            <text:p>2017-11-24 17:54:23.542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Hopital Charles-Le Moyne"</text:p>
          </table:table-cell>
          <table:table-cell table:number-columns-repeated="16374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Lise Watier Cosmetiques</text:p>
          </table:table-cell>
          <table:table-cell table:style-name="ce1"/>
          <table:table-cell office:value-type="string" table:style-name="ce1">
            <text:p>2017-11-24 18:01:45.944</text:p>
          </table:table-cell>
          <table:table-cell office:value-type="string" table:style-name="ce1">
            <text:p>2017-11-24 18:01:45.955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Lise Watier Cosmetiques"</text:p>
          </table:table-cell>
          <table:table-cell table:number-columns-repeated="16374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Marche public Longueuil</text:p>
          </table:table-cell>
          <table:table-cell table:style-name="ce1"/>
          <table:table-cell office:value-type="string" table:style-name="ce1">
            <text:p>2017-11-24 18:06:37.631</text:p>
          </table:table-cell>
          <table:table-cell office:value-type="string" table:style-name="ce1">
            <text:p>2017-11-24 18:06:37.816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Marche public Longueuil"</text:p>
          </table:table-cell>
          <table:table-cell table:number-columns-repeated="16374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MESRS: Prets et bourses</text:p>
          </table:table-cell>
          <table:table-cell table:style-name="ce1"/>
          <table:table-cell office:value-type="string" table:style-name="ce1">
            <text:p>2017-11-24 17:54:03.8</text:p>
          </table:table-cell>
          <table:table-cell office:value-type="string" table:style-name="ce1">
            <text:p>2017-11-24 18:06:04.027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MESRS: Prets et bourses"</text:p>
          </table:table-cell>
          <table:table-cell table:number-columns-repeated="16374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Restaurant Creme &amp; Cafe</text:p>
          </table:table-cell>
          <table:table-cell table:style-name="ce1"/>
          <table:table-cell office:value-type="string" table:style-name="ce1">
            <text:p>2017-11-24 17:39:36.068</text:p>
          </table:table-cell>
          <table:table-cell office:value-type="string" table:style-name="ce1">
            <text:p>2017-11-24 17:39:36.159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Restaurant Creme &amp; Cafe"</text:p>
          </table:table-cell>
          <table:table-cell table:number-columns-repeated="16374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ite Historique Maritime</text:p>
          </table:table-cell>
          <table:table-cell table:style-name="ce1"/>
          <table:table-cell office:value-type="string" table:style-name="ce1">
            <text:p>2017-11-24 17:46:59.988</text:p>
          </table:table-cell>
          <table:table-cell office:value-type="string" table:style-name="ce1">
            <text:p>2017-11-24 17:46:59.996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Site Historique Maritime"</text:p>
          </table:table-cell>
          <table:table-cell table:number-columns-repeated="16374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Verdun Hospital Fishman</text:p>
          </table:table-cell>
          <table:table-cell table:style-name="ce1"/>
          <table:table-cell office:value-type="string" table:style-name="ce1">
            <text:p>2017-11-24 17:47:32.841</text:p>
          </table:table-cell>
          <table:table-cell office:value-type="string" table:style-name="ce1">
            <text:p>2017-11-24 17:47:32.908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Verdun Hospital Fishman"</text:p>
          </table:table-cell>
          <table:table-cell table:number-columns-repeated="16374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Windsor Hyper Bar Grill</text:p>
          </table:table-cell>
          <table:table-cell table:style-name="ce1"/>
          <table:table-cell office:value-type="string" table:style-name="ce1">
            <text:p>2017-11-24 18:03:17.604</text:p>
          </table:table-cell>
          <table:table-cell office:value-type="string" table:style-name="ce1">
            <text:p>2017-11-24 18:03:17.617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Windsor Hyper Bar Grill"</text:p>
          </table:table-cell>
          <table:table-cell table:number-columns-repeated="16374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Дима Р: заправка Costco</text:p>
          </table:table-cell>
          <table:table-cell table:style-name="ce1"/>
          <table:table-cell office:value-type="string" table:style-name="ce1">
            <text:p>2017-11-24 17:58:55.701</text:p>
          </table:table-cell>
          <table:table-cell office:value-type="string" table:style-name="ce1">
            <text:p>2017-11-24 17:58:55.70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is the similarity between "AMT" and "Дима Р: заправка Costco"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Avant Garde Solution Inc.</text:p>
          </table:table-cell>
          <table:table-cell table:style-name="ce1"/>
          <table:table-cell office:value-type="string" table:style-name="ce1">
            <text:p>2017-11-24 17:37:28.985</text:p>
          </table:table-cell>
          <table:table-cell office:value-type="string" table:style-name="ce1">
            <text:p>2017-11-24 17:45:02.599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is the similarity between "AMT" and "Avant Garde Solution Inc."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Bateaux Crois J Cloutier</text:p>
          </table:table-cell>
          <table:table-cell table:style-name="ce1"/>
          <table:table-cell office:value-type="string" table:style-name="ce1">
            <text:p>2017-11-24 17:47:00.117</text:p>
          </table:table-cell>
          <table:table-cell office:value-type="string" table:style-name="ce1">
            <text:p>2017-11-24 17:47:00.124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is the similarity between "AMT" and "Bateaux Crois J Cloutier"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Bol de fruits de qualite</text:p>
          </table:table-cell>
          <table:table-cell table:style-name="ce1"/>
          <table:table-cell office:value-type="string" table:style-name="ce1">
            <text:p>2017-11-24 17:46:54.893</text:p>
          </table:table-cell>
          <table:table-cell office:value-type="string" table:style-name="ce1">
            <text:p>2017-11-24 17:46:57.603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is the similarity between "AMT" and "Bol de fruits de qualite"</text:p>
          </table:table-cell>
          <table:table-cell table:number-columns-repeated="1637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Centre Dentaire Centrale</text:p>
          </table:table-cell>
          <table:table-cell table:style-name="ce1"/>
          <table:table-cell office:value-type="string" table:style-name="ce1">
            <text:p>2017-11-24 18:07:18.384</text:p>
          </table:table-cell>
          <table:table-cell office:value-type="string" table:style-name="ce1">
            <text:p>2017-11-24 18:07:18.4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is the similarity between "AMT" and "Centre Dentaire Centrale"</text:p>
          </table:table-cell>
          <table:table-cell table:number-columns-repeated="16374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Desjardins Auto Insurance</text:p>
          </table:table-cell>
          <table:table-cell table:style-name="ce1"/>
          <table:table-cell office:value-type="string" table:style-name="ce1">
            <text:p>2017-11-24 17:38:49.424</text:p>
          </table:table-cell>
          <table:table-cell office:value-type="string" table:style-name="ce1">
            <text:p>2017-11-24 18:07:19.073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is the similarity between "AMT" and "Desjardins Auto Insurance"</text:p>
          </table:table-cell>
          <table:table-cell table:number-columns-repeated="16374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Epicerie du vieux Quebec</text:p>
          </table:table-cell>
          <table:table-cell table:style-name="ce1"/>
          <table:table-cell office:value-type="string" table:style-name="ce1">
            <text:p>2017-11-24 17:37:51.023</text:p>
          </table:table-cell>
          <table:table-cell office:value-type="string" table:style-name="ce1">
            <text:p>2017-11-24 17:37:51.029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is the similarity between "AMT" and "Epicerie du vieux Quebec"</text:p>
          </table:table-cell>
          <table:table-cell table:number-columns-repeated="16374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Industria Coiffure Place</text:p>
          </table:table-cell>
          <table:table-cell table:style-name="ce1"/>
          <table:table-cell office:value-type="string" table:style-name="ce1">
            <text:p>2017-11-24 17:50:42.584</text:p>
          </table:table-cell>
          <table:table-cell office:value-type="string" table:style-name="ce1">
            <text:p>2017-11-24 17:50:42.748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is the similarity between "AMT" and "Industria Coiffure Place"</text:p>
          </table:table-cell>
          <table:table-cell table:number-columns-repeated="16374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Municipalite de Tadoussac</text:p>
          </table:table-cell>
          <table:table-cell table:style-name="ce1"/>
          <table:table-cell office:value-type="string" table:style-name="ce1">
            <text:p>2017-11-24 17:44:21.279</text:p>
          </table:table-cell>
          <table:table-cell office:value-type="string" table:style-name="ce1">
            <text:p>2017-11-24 17:44:21.457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is the similarity between "AMT" and "Municipalite de Tadoussac"</text:p>
          </table:table-cell>
          <table:table-cell table:number-columns-repeated="1637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Ottawa Souvenirs &amp; Gifts</text:p>
          </table:table-cell>
          <table:table-cell table:style-name="ce1"/>
          <table:table-cell office:value-type="string" table:style-name="ce1">
            <text:p>2017-11-24 17:43:51.022</text:p>
          </table:table-cell>
          <table:table-cell office:value-type="string" table:style-name="ce1">
            <text:p>2017-11-24 17:43:51.147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is the similarity between "AMT" and "Ottawa Souvenirs &amp; Gifts"</text:p>
          </table:table-cell>
          <table:table-cell table:number-columns-repeated="16374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Pasticceria Alati-Caserta</text:p>
          </table:table-cell>
          <table:table-cell table:style-name="ce1"/>
          <table:table-cell office:value-type="string" table:style-name="ce1">
            <text:p>2017-11-24 17:48:01.491</text:p>
          </table:table-cell>
          <table:table-cell office:value-type="string" table:style-name="ce1">
            <text:p>2017-11-24 17:48:02.33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is the similarity between "AMT" and "Pasticceria Alati-Caserta"</text:p>
          </table:table-cell>
          <table:table-cell table:number-columns-repeated="16374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Premiers Pas - champlain</text:p>
          </table:table-cell>
          <table:table-cell table:style-name="ce1"/>
          <table:table-cell office:value-type="string" table:style-name="ce1">
            <text:p>2017-11-24 17:57:12.801</text:p>
          </table:table-cell>
          <table:table-cell office:value-type="string" table:style-name="ce1">
            <text:p>2017-11-24 17:57:12.958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is the similarity between "AMT" and "Premiers Pas - champlain"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Abbaye de St-Benoit du Lac</text:p>
          </table:table-cell>
          <table:table-cell table:style-name="ce1"/>
          <table:table-cell office:value-type="string" table:style-name="ce1">
            <text:p>2017-11-24 17:47:32.52</text:p>
          </table:table-cell>
          <table:table-cell office:value-type="string" table:style-name="ce1">
            <text:p>2017-11-24 17:47:32.5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is the similarity between "AMT" and "Abbaye de St-Benoit du Lac"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Andre Joseph Abattage <text:s/>Pro</text:p>
          </table:table-cell>
          <table:table-cell table:style-name="ce1"/>
          <table:table-cell office:value-type="string" table:style-name="ce1">
            <text:p>2017-11-24 17:53:02.363</text:p>
          </table:table-cell>
          <table:table-cell office:value-type="string" table:style-name="ce1">
            <text:p>2017-11-24 17:53:02.441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is the similarity between "AMT" and "Andre Joseph Abattage <text:s/>Pro"</text:p>
          </table:table-cell>
          <table:table-cell table:number-columns-repeated="16374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Centre de Jardin Brossard</text:p>
          </table:table-cell>
          <table:table-cell table:style-name="ce1"/>
          <table:table-cell office:value-type="string" table:style-name="ce1">
            <text:p>2017-11-24 17:53:45.671</text:p>
          </table:table-cell>
          <table:table-cell office:value-type="string" table:style-name="ce1">
            <text:p>2017-11-24 17:53:45.6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is the similarity between "AMT" and "Centre de Jardin Brossard"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COMM.SCOLAIRE MVICTORIN TAXE</text:p>
          </table:table-cell>
          <table:table-cell table:style-name="ce1"/>
          <table:table-cell office:value-type="string" table:style-name="ce1">
            <text:p>2017-11-24 17:52:40.59</text:p>
          </table:table-cell>
          <table:table-cell office:value-type="string" table:style-name="ce1">
            <text:p>2017-11-24 18:06:36.91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is the similarity between "AMT" and "COMM.SCOLAIRE MVICTORIN TAXE"</text:p>
          </table:table-cell>
          <table:table-cell table:number-columns-repeated="16374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Depanneur Despres et Desp</text:p>
          </table:table-cell>
          <table:table-cell table:style-name="ce1"/>
          <table:table-cell office:value-type="string" table:style-name="ce1">
            <text:p>2017-11-24 17:47:10.198</text:p>
          </table:table-cell>
          <table:table-cell office:value-type="string" table:style-name="ce1">
            <text:p>2017-11-24 17:47:10.207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is the similarity between "AMT" and "Depanneur Despres et Desp"</text:p>
          </table:table-cell>
          <table:table-cell table:number-columns-repeated="16374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Igor PRYSZLAK 514 861 9491</text:p>
          </table:table-cell>
          <table:table-cell table:style-name="ce1"/>
          <table:table-cell office:value-type="string" table:style-name="ce1">
            <text:p>2017-11-24 17:51:41.895</text:p>
          </table:table-cell>
          <table:table-cell office:value-type="string" table:style-name="ce1">
            <text:p>2017-11-24 17:51:54.93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is the similarity between "AMT" and "Igor PRYSZLAK 514 861 9491"</text:p>
          </table:table-cell>
          <table:table-cell table:number-columns-repeated="16374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Les Jets de St-Hubert Inc</text:p>
          </table:table-cell>
          <table:table-cell table:style-name="ce1"/>
          <table:table-cell office:value-type="string" table:style-name="ce1">
            <text:p>2017-11-24 18:01:16.63</text:p>
          </table:table-cell>
          <table:table-cell office:value-type="string" table:style-name="ce1">
            <text:p>2017-11-24 18:01:49.44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is the similarity between "AMT" and "Les Jets de St-Hubert Inc"</text:p>
          </table:table-cell>
          <table:table-cell table:number-columns-repeated="16374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Parc du Fjord-Du-Saguenay</text:p>
          </table:table-cell>
          <table:table-cell table:style-name="ce1"/>
          <table:table-cell office:value-type="string" table:style-name="ce1">
            <text:p>2017-11-24 17:44:21.211</text:p>
          </table:table-cell>
          <table:table-cell office:value-type="string" table:style-name="ce1">
            <text:p>2017-11-24 17:44:21.21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is the similarity between "AMT" and "Parc du Fjord-Du-Saguenay"</text:p>
          </table:table-cell>
          <table:table-cell table:number-columns-repeated="16374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UPS / AutomotiveTouchup.com</text:p>
          </table:table-cell>
          <table:table-cell table:style-name="ce1"/>
          <table:table-cell office:value-type="string" table:style-name="ce1">
            <text:p>2017-11-24 17:47:31.25</text:p>
          </table:table-cell>
          <table:table-cell office:value-type="string" table:style-name="ce1">
            <text:p>2017-11-24 17:47:31.257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is the similarity between "AMT" and "UPS / AutomotiveTouchup.com"</text:p>
          </table:table-cell>
          <table:table-cell table:number-columns-repeated="16374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VILLE DE LONGUEUIL - TAXES</text:p>
          </table:table-cell>
          <table:table-cell table:style-name="ce1"/>
          <table:table-cell office:value-type="string" table:style-name="ce1">
            <text:p>2017-11-24 17:52:00.798</text:p>
          </table:table-cell>
          <table:table-cell office:value-type="string" table:style-name="ce1">
            <text:p>2017-11-24 18:05:26.237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is the similarity between "AMT" and "VILLE DE LONGUEUIL - TAXES"</text:p>
          </table:table-cell>
          <table:table-cell table:number-columns-repeated="16374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Денис кузова 514-992-0935</text:p>
          </table:table-cell>
          <table:table-cell table:style-name="ce1"/>
          <table:table-cell office:value-type="string" table:style-name="ce1">
            <text:p>2017-11-24 17:57:09.325</text:p>
          </table:table-cell>
          <table:table-cell office:value-type="string" table:style-name="ce1">
            <text:p>2017-11-24 17:57:10.66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is the similarity between "AMT" and "Денис кузова 514-992-0935"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Breault Serrurier Securete</text:p>
          </table:table-cell>
          <table:table-cell table:style-name="ce1"/>
          <table:table-cell office:value-type="string" table:style-name="ce1">
            <text:p>2017-11-24 17:52:17.227</text:p>
          </table:table-cell>
          <table:table-cell office:value-type="string" table:style-name="ce1">
            <text:p>2017-11-24 17:52:17.23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is the similarity between "AMT" and "Breault Serrurier Securete"</text:p>
          </table:table-cell>
          <table:table-cell table:number-columns-repeated="16374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Machines a coudre Penelope</text:p>
          </table:table-cell>
          <table:table-cell table:style-name="ce1"/>
          <table:table-cell office:value-type="string" table:style-name="ce1">
            <text:p>2017-11-24 18:06:37.687</text:p>
          </table:table-cell>
          <table:table-cell office:value-type="string" table:style-name="ce1">
            <text:p>2017-11-24 18:06:42.598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is the similarity between "AMT" and "Machines a coudre Penelope"</text:p>
          </table:table-cell>
          <table:table-cell table:number-columns-repeated="16374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Frechette Fruits Et Legumes</text:p>
          </table:table-cell>
          <table:table-cell table:style-name="ce1"/>
          <table:table-cell office:value-type="string" table:style-name="ce1">
            <text:p>2017-11-24 17:53:02.153</text:p>
          </table:table-cell>
          <table:table-cell office:value-type="string" table:style-name="ce1">
            <text:p>2017-11-24 17:53:02.161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is the similarity between "AMT" and "Frechette Fruits Et Legumes"</text:p>
          </table:table-cell>
          <table:table-cell table:number-columns-repeated="16374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Les Cremes Glacees Jonathan</text:p>
          </table:table-cell>
          <table:table-cell table:style-name="ce1"/>
          <table:table-cell office:value-type="string" table:style-name="ce1">
            <text:p>2017-11-24 17:58:29.95</text:p>
          </table:table-cell>
          <table:table-cell office:value-type="string" table:style-name="ce1">
            <text:p>2017-11-24 17:58:30.043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is the similarity between "AMT" and "Les Cremes Glacees Jonathan"</text:p>
          </table:table-cell>
          <table:table-cell table:number-columns-repeated="16374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Old Triangle Irish Ale House</text:p>
          </table:table-cell>
          <table:table-cell table:style-name="ce1"/>
          <table:table-cell office:value-type="string" table:style-name="ce1">
            <text:p>2017-11-24 17:47:10.859</text:p>
          </table:table-cell>
          <table:table-cell office:value-type="string" table:style-name="ce1">
            <text:p>2017-11-24 17:47:11.119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is the similarity between "AMT" and "Old Triangle Irish Ale House"</text:p>
          </table:table-cell>
          <table:table-cell table:number-columns-repeated="16374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Parc de la Chute-Montmorency</text:p>
          </table:table-cell>
          <table:table-cell table:style-name="ce1"/>
          <table:table-cell office:value-type="string" table:style-name="ce1">
            <text:p>2017-11-24 17:44:08.786</text:p>
          </table:table-cell>
          <table:table-cell office:value-type="string" table:style-name="ce1">
            <text:p>2017-11-24 17:44:08.792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is the similarity between "AMT" and "Parc de la Chute-Montmorency"</text:p>
          </table:table-cell>
          <table:table-cell table:number-columns-repeated="16374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YG Home Inspection Services</text:p>
          </table:table-cell>
          <table:table-cell table:style-name="ce1"/>
          <table:table-cell office:value-type="string" table:style-name="ce1">
            <text:p>2017-11-24 17:51:19.734</text:p>
          </table:table-cell>
          <table:table-cell office:value-type="string" table:style-name="ce1">
            <text:p>2017-11-24 17:51:19.818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is the similarity between "AMT" and "YG Home Inspection Services"</text:p>
          </table:table-cell>
          <table:table-cell table:number-columns-repeated="16374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Алина,Дима, Данила - Квебек</text:p>
          </table:table-cell>
          <table:table-cell table:style-name="ce1"/>
          <table:table-cell office:value-type="string" table:style-name="ce1">
            <text:p>2017-11-24 17:44:08.822</text:p>
          </table:table-cell>
          <table:table-cell office:value-type="string" table:style-name="ce1">
            <text:p>2017-11-24 17:44:08.89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is the similarity between "AMT" and "Алина,Дима, Данила - Квебек"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8000 ch de la Savane J3Y 8Y9</text:p>
          </table:table-cell>
          <table:table-cell table:style-name="ce1"/>
          <table:table-cell office:value-type="string" table:style-name="ce1">
            <text:p>2017-11-24 18:06:02.249</text:p>
          </table:table-cell>
          <table:table-cell office:value-type="string" table:style-name="ce1">
            <text:p>2017-11-24 18:06:37.756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is the similarity between "AMT" and "8000 ch de la Savane J3Y 8Y9"</text:p>
          </table:table-cell>
          <table:table-cell table:number-columns-repeated="16374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Garage Sale Yen 514 823 8355</text:p>
          </table:table-cell>
          <table:table-cell table:style-name="ce1"/>
          <table:table-cell office:value-type="string" table:style-name="ce1">
            <text:p>2017-11-24 17:51:59.555</text:p>
          </table:table-cell>
          <table:table-cell office:value-type="string" table:style-name="ce1">
            <text:p>2017-11-24 17:51:59.736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is the similarity between "AMT" and "Garage Sale Yen 514 823 8355"</text:p>
          </table:table-cell>
          <table:table-cell table:number-columns-repeated="16374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La grillade (cabane a sucre)</text:p>
          </table:table-cell>
          <table:table-cell table:style-name="ce1"/>
          <table:table-cell office:value-type="string" table:style-name="ce1">
            <text:p>2017-11-24 17:51:21.329</text:p>
          </table:table-cell>
          <table:table-cell office:value-type="string" table:style-name="ce1">
            <text:p>2017-11-24 17:51:21.338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is the similarity between "AMT" and "La grillade (cabane a sucre)"</text:p>
          </table:table-cell>
          <table:table-cell table:number-columns-repeated="16374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Manoir de la Terrasse, Quebec</text:p>
          </table:table-cell>
          <table:table-cell table:style-name="ce1"/>
          <table:table-cell office:value-type="string" table:style-name="ce1">
            <text:p>2017-11-24 17:37:50.722</text:p>
          </table:table-cell>
          <table:table-cell office:value-type="string" table:style-name="ce1">
            <text:p>2017-11-24 17:37:50.728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is the similarity between "AMT" and "Manoir de la Terrasse, Quebec"</text:p>
          </table:table-cell>
          <table:table-cell table:number-columns-repeated="16374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Marche De Fleurs Westminster</text:p>
          </table:table-cell>
          <table:table-cell table:style-name="ce1"/>
          <table:table-cell office:value-type="string" table:style-name="ce1">
            <text:p>2017-11-24 17:57:10.015</text:p>
          </table:table-cell>
          <table:table-cell office:value-type="string" table:style-name="ce1">
            <text:p>2017-11-24 17:57:10.026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is the similarity between "AMT" and "Marche De Fleurs Westminster"</text:p>
          </table:table-cell>
          <table:table-cell table:number-columns-repeated="16374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Patisserie la Legende Pastry</text:p>
          </table:table-cell>
          <table:table-cell table:style-name="ce1"/>
          <table:table-cell office:value-type="string" table:style-name="ce1">
            <text:p>2017-11-24 17:36:58.309</text:p>
          </table:table-cell>
          <table:table-cell office:value-type="string" table:style-name="ce1">
            <text:p>2017-11-24 17:36:59.036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is the similarity between "AMT" and "Patisserie la Legende Pastry"</text:p>
          </table:table-cell>
          <table:table-cell table:number-columns-repeated="16374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Queues de castor/Beavertails</text:p>
          </table:table-cell>
          <table:table-cell table:style-name="ce1"/>
          <table:table-cell office:value-type="string" table:style-name="ce1">
            <text:p>2017-11-24 17:43:25.444</text:p>
          </table:table-cell>
          <table:table-cell office:value-type="string" table:style-name="ce1">
            <text:p>2017-11-24 17:43:25.45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is the similarity between "AMT" and "Queues de castor/Beavertails"</text:p>
          </table:table-cell>
          <table:table-cell table:number-columns-repeated="1637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Centre des science de Montreal</text:p>
          </table:table-cell>
          <table:table-cell table:style-name="ce1"/>
          <table:table-cell office:value-type="string" table:style-name="ce1">
            <text:p>2017-11-24 17:44:44.776</text:p>
          </table:table-cell>
          <table:table-cell office:value-type="string" table:style-name="ce1">
            <text:p>2017-11-24 17:44:44.78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is the similarity between "AMT" and "Centre des science de Montreal"</text:p>
          </table:table-cell>
          <table:table-cell table:number-columns-repeated="16374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Continental Place Alexis Nihon</text:p>
          </table:table-cell>
          <table:table-cell table:style-name="ce1"/>
          <table:table-cell office:value-type="string" table:style-name="ce1">
            <text:p>2017-11-24 17:46:28.649</text:p>
          </table:table-cell>
          <table:table-cell office:value-type="string" table:style-name="ce1">
            <text:p>2017-11-24 17:46:28.76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is the similarity between "AMT" and "Continental Place Alexis Nihon"</text:p>
          </table:table-cell>
          <table:table-cell table:number-columns-repeated="16374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Desjardins Property Insurance</text:p>
          </table:table-cell>
          <table:table-cell table:style-name="ce1"/>
          <table:table-cell office:value-type="string" table:style-name="ce1">
            <text:p>2017-11-24 17:43:36.803</text:p>
          </table:table-cell>
          <table:table-cell office:value-type="string" table:style-name="ce1">
            <text:p>2017-11-24 18:07:19.07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is the similarity between "AMT" and "Desjardins Property Insurance"</text:p>
          </table:table-cell>
          <table:table-cell table:number-columns-repeated="16374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KarateSportifBr 5144677011 PQ</text:p>
          </table:table-cell>
          <table:table-cell table:style-name="ce1"/>
          <table:table-cell office:value-type="string" table:style-name="ce1">
            <text:p>2017-11-24 17:57:10.095</text:p>
          </table:table-cell>
          <table:table-cell office:value-type="string" table:style-name="ce1">
            <text:p>2017-11-24 17:57:41.00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is the similarity between "AMT" and "KarateSportifBr 5144677011 PQ"</text:p>
          </table:table-cell>
          <table:table-cell table:number-columns-repeated="16374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Palais Des Congres De Montreal</text:p>
          </table:table-cell>
          <table:table-cell table:style-name="ce1"/>
          <table:table-cell office:value-type="string" table:style-name="ce1">
            <text:p>2017-11-24 17:45:43.848</text:p>
          </table:table-cell>
          <table:table-cell office:value-type="string" table:style-name="ce1">
            <text:p>2017-11-24 17:45:43.85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is the similarity between "AMT" and "Palais Des Congres De Montreal"</text:p>
          </table:table-cell>
          <table:table-cell table:number-columns-repeated="16374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Professional Air Duct Cleaning</text:p>
          </table:table-cell>
          <table:table-cell table:style-name="ce1"/>
          <table:table-cell office:value-type="string" table:style-name="ce1">
            <text:p>2017-11-24 17:53:01.404</text:p>
          </table:table-cell>
          <table:table-cell office:value-type="string" table:style-name="ce1">
            <text:p>2017-11-24 17:53:01.41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is the similarity between "AMT" and "Professional Air Duct Cleaning"</text:p>
          </table:table-cell>
          <table:table-cell table:number-columns-repeated="16374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Павел Калашников 514-638-8377</text:p>
          </table:table-cell>
          <table:table-cell table:style-name="ce1"/>
          <table:table-cell office:value-type="string" table:style-name="ce1">
            <text:p>2017-11-24 17:43:40.75</text:p>
          </table:table-cell>
          <table:table-cell office:value-type="string" table:style-name="ce1">
            <text:p>2017-11-24 17:45:12.469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is the similarity between "AMT" and "Павел Калашников 514-638-8377"</text:p>
          </table:table-cell>
          <table:table-cell table:number-columns-repeated="1637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Canadian Museum of Civilization</text:p>
          </table:table-cell>
          <table:table-cell table:style-name="ce1"/>
          <table:table-cell office:value-type="string" table:style-name="ce1">
            <text:p>2017-11-24 17:43:50.787</text:p>
          </table:table-cell>
          <table:table-cell office:value-type="string" table:style-name="ce1">
            <text:p>2017-11-24 17:43:50.817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is the similarity between "AMT" and "Canadian Museum of Civilization"</text:p>
          </table:table-cell>
          <table:table-cell table:number-columns-repeated="1637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Cegep Saint-Jean-sur-Richelieu</text:p>
          </table:table-cell>
          <table:table-cell table:style-name="ce1"/>
          <table:table-cell office:value-type="string" table:style-name="ce1">
            <text:p>2017-11-24 17:53:02.746</text:p>
          </table:table-cell>
          <table:table-cell office:value-type="string" table:style-name="ce1">
            <text:p>2017-11-24 18:01:16.993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is the similarity between "AMT" and "Cegep Saint-Jean-sur-Richelieu"</text:p>
          </table:table-cell>
          <table:table-cell table:number-columns-repeated="16374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Fleuriste de L'Aeroport DFL Inc</text:p>
          </table:table-cell>
          <table:table-cell table:style-name="ce1"/>
          <table:table-cell office:value-type="string" table:style-name="ce1">
            <text:p>2017-11-24 17:48:05.973</text:p>
          </table:table-cell>
          <table:table-cell office:value-type="string" table:style-name="ce1">
            <text:p>2017-11-24 17:48:06.02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is the similarity between "AMT" and "Fleuriste de L'Aeroport DFL Inc"</text:p>
          </table:table-cell>
          <table:table-cell table:number-columns-repeated="16374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KarateSportifBr 514-4677011 QC</text:p>
          </table:table-cell>
          <table:table-cell table:style-name="ce1"/>
          <table:table-cell office:value-type="string" table:style-name="ce1">
            <text:p>2017-11-24 17:58:05.098</text:p>
          </table:table-cell>
          <table:table-cell office:value-type="string" table:style-name="ce1">
            <text:p>2017-11-24 17:58:58.487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is the similarity between "AMT" and "KarateSportifBr 514-4677011 QC"</text:p>
          </table:table-cell>
          <table:table-cell table:number-columns-repeated="16374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Pharmacie Jean-Pierre Rousseau</text:p>
          </table:table-cell>
          <table:table-cell table:style-name="ce1"/>
          <table:table-cell office:value-type="string" table:style-name="ce1">
            <text:p>2017-11-24 17:47:10.218</text:p>
          </table:table-cell>
          <table:table-cell office:value-type="string" table:style-name="ce1">
            <text:p>2017-11-24 17:47:10.225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is the similarity between "AMT" and "Pharmacie Jean-Pierre Rousseau"</text:p>
          </table:table-cell>
          <table:table-cell table:number-columns-repeated="16374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ouvenirs de Vacances L'Aquilon</text:p>
          </table:table-cell>
          <table:table-cell table:style-name="ce1"/>
          <table:table-cell office:value-type="string" table:style-name="ce1">
            <text:p>2017-11-24 17:44:21.304</text:p>
          </table:table-cell>
          <table:table-cell office:value-type="string" table:style-name="ce1">
            <text:p>2017-11-24 17:44:21.457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is the similarity between "AMT" and "Souvenirs de Vacances L'Aquilon"</text:p>
          </table:table-cell>
          <table:table-cell table:number-columns-repeated="16374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St-Jean-Sur-Richelieu-Transport</text:p>
          </table:table-cell>
          <table:table-cell table:style-name="ce1"/>
          <table:table-cell office:value-type="string" table:style-name="ce1">
            <text:p>2017-11-24 17:57:08.863</text:p>
          </table:table-cell>
          <table:table-cell office:value-type="string" table:style-name="ce1">
            <text:p>2017-11-24 17:58:51.73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is the similarity between "AMT" and "St-Jean-Sur-Richelieu-Transport"</text:p>
          </table:table-cell>
          <table:table-cell table:number-columns-repeated="16374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Centre sportif Rosanne-Laflamme</text:p>
          </table:table-cell>
          <table:table-cell table:style-name="ce1"/>
          <table:table-cell office:value-type="string" table:style-name="ce1">
            <text:p>2017-11-24 18:00:48.276</text:p>
          </table:table-cell>
          <table:table-cell office:value-type="string" table:style-name="ce1">
            <text:p>2017-11-24 18:00:48.547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is the similarity between "AMT" and "Centre sportif Rosanne-Laflamme"</text:p>
          </table:table-cell>
          <table:table-cell table:number-columns-repeated="16374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Ramonage Universel 450-462-2777</text:p>
          </table:table-cell>
          <table:table-cell table:style-name="ce1"/>
          <table:table-cell office:value-type="string" table:style-name="ce1">
            <text:p>2017-11-24 17:53:00.407</text:p>
          </table:table-cell>
          <table:table-cell office:value-type="string" table:style-name="ce1">
            <text:p>2017-11-24 17:53:00.578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is the similarity between "AMT" and "Ramonage Universel 450-462-2777"</text:p>
          </table:table-cell>
          <table:table-cell table:number-columns-repeated="16374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Дима Р: машина на прокат U-Haul</text:p>
          </table:table-cell>
          <table:table-cell table:style-name="ce1"/>
          <table:table-cell office:value-type="string" table:style-name="ce1">
            <text:p>2017-11-24 17:58:55.684</text:p>
          </table:table-cell>
          <table:table-cell office:value-type="string" table:style-name="ce1">
            <text:p>2017-11-24 17:58:55.904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is the similarity between "AMT" and "Дима Р: машина на прокат U-Haul"</text:p>
          </table:table-cell>
          <table:table-cell table:number-columns-repeated="16374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College Saint-Jean-Sur-Richelieu</text:p>
          </table:table-cell>
          <table:table-cell table:style-name="ce1"/>
          <table:table-cell office:value-type="string" table:style-name="ce1">
            <text:p>2017-11-24 17:53:39.424</text:p>
          </table:table-cell>
          <table:table-cell office:value-type="string" table:style-name="ce1">
            <text:p>2017-11-24 17:57:37.365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is the similarity between "AMT" and "College Saint-Jean-Sur-Richelieu"</text:p>
          </table:table-cell>
          <table:table-cell table:number-columns-repeated="16374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Loisirs Sportifs Cote Des Neiges</text:p>
          </table:table-cell>
          <table:table-cell table:style-name="ce1"/>
          <table:table-cell office:value-type="string" table:style-name="ce1">
            <text:p>2017-11-24 17:51:36.828</text:p>
          </table:table-cell>
          <table:table-cell office:value-type="string" table:style-name="ce1">
            <text:p>2017-11-24 17:51:36.84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is the similarity between "AMT" and "Loisirs Sportifs Cote Des Neiges"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CENTRE DENTAIRE CENTRALE LASALLE QC</text:p>
          </table:table-cell>
          <table:table-cell table:style-name="ce1"/>
          <table:table-cell office:value-type="string" table:style-name="ce1">
            <text:p>2017-11-24 18:04:20.41</text:p>
          </table:table-cell>
          <table:table-cell office:value-type="string" table:style-name="ce1">
            <text:p>2017-11-24 18:06:05.127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is the similarity between "AMT" and "CENTRE DENTAIRE CENTRALE LASALLE QC"</text:p>
          </table:table-cell>
          <table:table-cell table:number-columns-repeated="16374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Dollarama to Industrielle Alliance</text:p>
          </table:table-cell>
          <table:table-cell table:style-name="ce1"/>
          <table:table-cell office:value-type="string" table:style-name="ce1">
            <text:p>2017-11-24 17:38:13.841</text:p>
          </table:table-cell>
          <table:table-cell office:value-type="string" table:style-name="ce1">
            <text:p>2017-11-24 17:43:01.578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is the similarity between "AMT" and "Dollarama to Industrielle Alliance"</text:p>
          </table:table-cell>
          <table:table-cell table:number-columns-repeated="16374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IDP PURCHASE - 1024-LANIEL ST-LAURE</text:p>
          </table:table-cell>
          <table:table-cell table:style-name="ce1"/>
          <table:table-cell office:value-type="string" table:style-name="ce1">
            <text:p>2017-11-24 17:58:01.441</text:p>
          </table:table-cell>
          <table:table-cell office:value-type="string" table:style-name="ce1">
            <text:p>2017-11-24 17:58:01.52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is the similarity between "AMT" and "IDP PURCHASE - 1024-LANIEL ST-LAURE"</text:p>
          </table:table-cell>
          <table:table-cell table:number-columns-repeated="16374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Tandem 514 298 6245 Ольга и Денис</text:p>
          </table:table-cell>
          <table:table-cell table:style-name="ce1"/>
          <table:table-cell office:value-type="string" table:style-name="ce1">
            <text:p>2017-11-24 17:51:59.408</text:p>
          </table:table-cell>
          <table:table-cell office:value-type="string" table:style-name="ce1">
            <text:p>2017-11-24 17:51:59.439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is the similarity between "AMT" and "Tandem 514 298 6245 Ольга и Денис"</text:p>
          </table:table-cell>
          <table:table-cell table:number-columns-repeated="1637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Centre Sportif Notre-Dame-De-Grace</text:p>
          </table:table-cell>
          <table:table-cell table:style-name="ce1"/>
          <table:table-cell office:value-type="string" table:style-name="ce1">
            <text:p>2017-11-24 17:46:55.971</text:p>
          </table:table-cell>
          <table:table-cell office:value-type="string" table:style-name="ce1">
            <text:p>2017-11-24 17:46:55.97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is the similarity between "AMT" and "Centre Sportif Notre-Dame-De-Grace"</text:p>
          </table:table-cell>
          <table:table-cell table:number-columns-repeated="16374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Home Hardware / Quincaillerie Hogg</text:p>
          </table:table-cell>
          <table:table-cell table:style-name="ce1"/>
          <table:table-cell office:value-type="string" table:style-name="ce1">
            <text:p>2017-11-24 17:52:41.293</text:p>
          </table:table-cell>
          <table:table-cell office:value-type="string" table:style-name="ce1">
            <text:p>2017-11-24 17:53:01.202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is the similarity between "AMT" and "Home Hardware / Quincaillerie Hogg"</text:p>
          </table:table-cell>
          <table:table-cell table:number-columns-repeated="16374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MUNICIPAL PARKING CQPS VANCOUVER BC</text:p>
          </table:table-cell>
          <table:table-cell table:style-name="ce1"/>
          <table:table-cell office:value-type="string" table:style-name="ce1">
            <text:p>2017-11-24 18:05:25.754</text:p>
          </table:table-cell>
          <table:table-cell office:value-type="string" table:style-name="ce1">
            <text:p>2017-11-24 18:05:25.76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is the similarity between "AMT" and "MUNICIPAL PARKING CQPS VANCOUVER BC"</text:p>
          </table:table-cell>
          <table:table-cell table:number-columns-repeated="16374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Дима от Роман Колесник (5148652455)</text:p>
          </table:table-cell>
          <table:table-cell table:style-name="ce1"/>
          <table:table-cell office:value-type="string" table:style-name="ce1">
            <text:p>2017-11-24 17:38:22.832</text:p>
          </table:table-cell>
          <table:table-cell office:value-type="string" table:style-name="ce1">
            <text:p>2017-11-24 17:38:22.88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is the similarity between "AMT" and "Дима от Роман Колесник (5148652455)"</text:p>
          </table:table-cell>
          <table:table-cell table:number-columns-repeated="16374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Олег от Роман Колесник (5148652455)</text:p>
          </table:table-cell>
          <table:table-cell table:style-name="ce1"/>
          <table:table-cell office:value-type="string" table:style-name="ce1">
            <text:p>2017-11-24 17:38:15.15</text:p>
          </table:table-cell>
          <table:table-cell office:value-type="string" table:style-name="ce1">
            <text:p>2017-11-24 17:38:26.41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is the similarity between "AMT" and "Олег от Роман Колесник (5148652455)"</text:p>
          </table:table-cell>
          <table:table-cell table:number-columns-repeated="1637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CSC*US EMBASSY MRV FEE 703-889-2611 QC</text:p>
          </table:table-cell>
          <table:table-cell table:style-name="ce1"/>
          <table:table-cell office:value-type="string" table:style-name="ce1">
            <text:p>2017-11-24 18:04:52.921</text:p>
          </table:table-cell>
          <table:table-cell office:value-type="string" table:style-name="ce1">
            <text:p>2017-11-24 18:04:52.932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is the similarity between "AMT" and "CSC*US EMBASSY MRV FEE 703-889-2611 QC"</text:p>
          </table:table-cell>
          <table:table-cell table:number-columns-repeated="16374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Librairie Coop St-Jean-Sur-Richelieu</text:p>
          </table:table-cell>
          <table:table-cell table:style-name="ce1"/>
          <table:table-cell office:value-type="string" table:style-name="ce1">
            <text:p>2017-11-24 17:58:27.312</text:p>
          </table:table-cell>
          <table:table-cell office:value-type="string" table:style-name="ce1">
            <text:p>2017-11-24 18:07:21.064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is the similarity between "AMT" and "Librairie Coop St-Jean-Sur-Richelieu"</text:p>
          </table:table-cell>
          <table:table-cell table:number-columns-repeated="16374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Super 8 Hotel &amp; Suites Niagara Falls</text:p>
          </table:table-cell>
          <table:table-cell table:style-name="ce1"/>
          <table:table-cell office:value-type="string" table:style-name="ce1">
            <text:p>2017-11-24 18:04:19.613</text:p>
          </table:table-cell>
          <table:table-cell office:value-type="string" table:style-name="ce1">
            <text:p>2017-11-24 18:04:19.623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is the similarity between "AMT" and "Super 8 Hotel &amp; Suites Niagara Falls"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CLUB DE SOCCER ST HUBERT SAINT-HUBERT QC</text:p>
          </table:table-cell>
          <table:table-cell table:style-name="ce1"/>
          <table:table-cell office:value-type="string" table:style-name="ce1">
            <text:p>2017-11-24 18:05:25.867</text:p>
          </table:table-cell>
          <table:table-cell office:value-type="string" table:style-name="ce1">
            <text:p>2017-11-24 18:05:25.87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is the similarity between "AMT" and "CLUB DE SOCCER ST HUBERT SAINT-HUBERT QC"</text:p>
          </table:table-cell>
          <table:table-cell table:number-columns-repeated="16374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Photo Jocelyn Girard I 450-799-1089 QC</text:p>
          </table:table-cell>
          <table:table-cell table:style-name="ce1"/>
          <table:table-cell office:value-type="string" table:style-name="ce1">
            <text:p>2017-11-24 18:02:14.01</text:p>
          </table:table-cell>
          <table:table-cell office:value-type="string" table:style-name="ce1">
            <text:p>2017-11-24 18:02:14.02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is the similarity between "AMT" and "Photo Jocelyn Girard I 450-799-1089 QC"</text:p>
          </table:table-cell>
          <table:table-cell table:number-columns-repeated="16374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Services Alimentaires Laniel St-Laurent</text:p>
          </table:table-cell>
          <table:table-cell table:style-name="ce1"/>
          <table:table-cell office:value-type="string" table:style-name="ce1">
            <text:p>2017-11-24 17:57:39.833</text:p>
          </table:table-cell>
          <table:table-cell office:value-type="string" table:style-name="ce1">
            <text:p>2017-11-24 18:05:25.111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is the similarity between "AMT" and "Services Alimentaires Laniel St-Laurent"</text:p>
          </table:table-cell>
          <table:table-cell table:number-columns-repeated="16374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Ваня и Ира, Наташа и Jean-Robert Josef</text:p>
          </table:table-cell>
          <table:table-cell table:style-name="ce1"/>
          <table:table-cell office:value-type="string" table:style-name="ce1">
            <text:p>2017-11-24 17:52:58.534</text:p>
          </table:table-cell>
          <table:table-cell office:value-type="string" table:style-name="ce1">
            <text:p>2017-11-24 17:52:58.68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is the similarity between "AMT" and "Ваня и Ира, Наташа и Jean-Robert Josef"</text:p>
          </table:table-cell>
          <table:table-cell table:number-columns-repeated="16374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MESRS: Prets et bourses LOAN-VERS PRT BRC</text:p>
          </table:table-cell>
          <table:table-cell table:style-name="ce1"/>
          <table:table-cell office:value-type="string" table:style-name="ce1">
            <text:p>2017-11-24 18:06:42.577</text:p>
          </table:table-cell>
          <table:table-cell office:value-type="string" table:style-name="ce1">
            <text:p>2017-11-24 18:07:19.40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is the similarity between "AMT" and "MESRS: Prets et bourses LOAN-VERS PRT BRC"</text:p>
          </table:table-cell>
          <table:table-cell table:number-columns-repeated="16374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Garderie Educative Les Belles Frimousses</text:p>
          </table:table-cell>
          <table:table-cell table:style-name="ce1"/>
          <table:table-cell office:value-type="string" table:style-name="ce1">
            <text:p>2017-11-24 17:51:58.934</text:p>
          </table:table-cell>
          <table:table-cell office:value-type="string" table:style-name="ce1">
            <text:p>2017-11-24 18:07:21.141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is the similarity between "AMT" and "Garderie Educative Les Belles Frimousses"</text:p>
          </table:table-cell>
          <table:table-cell table:number-columns-repeated="16374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Lilian Iluta (514-433-5995,514-508-1761)</text:p>
          </table:table-cell>
          <table:table-cell table:style-name="ce1"/>
          <table:table-cell office:value-type="string" table:style-name="ce1">
            <text:p>2017-11-24 17:46:25.932</text:p>
          </table:table-cell>
          <table:table-cell office:value-type="string" table:style-name="ce1">
            <text:p>2017-11-24 17:51:36.354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is the similarity between "AMT" and "Lilian Iluta (514-433-5995,514-508-1761)"</text:p>
          </table:table-cell>
          <table:table-cell table:number-columns-repeated="16374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Gouttieres Monteregie.com RBQ; 5649-7662-01</text:p>
          </table:table-cell>
          <table:table-cell table:style-name="ce1"/>
          <table:table-cell office:value-type="string" table:style-name="ce1">
            <text:p>2017-11-24 17:52:39.188</text:p>
          </table:table-cell>
          <table:table-cell office:value-type="string" table:style-name="ce1">
            <text:p>2017-11-24 17:52:39.295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is the similarity between "AMT" and "Gouttieres Monteregie.com RBQ; 5649-7662-01"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1111, rue Saint-Urbain, bureau 111, H2Z 1Y6</text:p>
          </table:table-cell>
          <table:table-cell table:style-name="ce1"/>
          <table:table-cell office:value-type="string" table:style-name="ce1">
            <text:p>2017-11-24 17:51:41.644</text:p>
          </table:table-cell>
          <table:table-cell office:value-type="string" table:style-name="ce1">
            <text:p>2017-11-24 17:51:57.946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is the similarity between "AMT" and "1111, rue Saint-Urbain, bureau 111, H2Z 1Y6"</text:p>
          </table:table-cell>
          <table:table-cell table:number-columns-repeated="1637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Centre Dentair: 7584 rCentrale ste2 H8P 1K5</text:p>
          </table:table-cell>
          <table:table-cell table:style-name="ce1"/>
          <table:table-cell office:value-type="string" table:style-name="ce1">
            <text:p>2017-11-24 17:51:38.361</text:p>
          </table:table-cell>
          <table:table-cell office:value-type="string" table:style-name="ce1">
            <text:p>2017-11-24 17:58:00.624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is the similarity between "AMT" and "Centre Dentair: 7584 rCentrale ste2 H8P 1K5"</text:p>
          </table:table-cell>
          <table:table-cell table:number-columns-repeated="16374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Le Garderie Educative Les Belles Frimousses</text:p>
          </table:table-cell>
          <table:table-cell table:style-name="ce1"/>
          <table:table-cell office:value-type="string" table:style-name="ce1">
            <text:p>2017-11-24 18:05:26.496</text:p>
          </table:table-cell>
          <table:table-cell office:value-type="string" table:style-name="ce1">
            <text:p>2017-11-24 18:05:26.597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is the similarity between "AMT" and "Le Garderie Educative Les Belles Frimousses"</text:p>
          </table:table-cell>
          <table:table-cell table:number-columns-repeated="16374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Jewish General Hospital/Hopital General Juif</text:p>
          </table:table-cell>
          <table:table-cell table:style-name="ce1"/>
          <table:table-cell office:value-type="string" table:style-name="ce1">
            <text:p>2017-11-24 17:37:29.623</text:p>
          </table:table-cell>
          <table:table-cell office:value-type="string" table:style-name="ce1">
            <text:p>2017-11-24 17:48:05.479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is the similarity between "AMT" and "Jewish General Hospital/Hopital General Juif"</text:p>
          </table:table-cell>
          <table:table-cell table:number-columns-repeated="16374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Алексей 514 994 1229, 2039, chemin Chambly j4j</text:p>
          </table:table-cell>
          <table:table-cell table:style-name="ce1"/>
          <table:table-cell office:value-type="string" table:style-name="ce1">
            <text:p>2017-11-24 18:01:45.123</text:p>
          </table:table-cell>
          <table:table-cell office:value-type="string" table:style-name="ce1">
            <text:p>2017-11-24 18:06:38.673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is the similarity between "AMT" and "Алексей 514 994 1229, 2039, chemin Chambly j4j"</text:p>
          </table:table-cell>
          <table:table-cell table:number-columns-repeated="1637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Centre Dentair Letourn: 1100 av Beaumont, H3P 3E5</text:p>
          </table:table-cell>
          <table:table-cell table:style-name="ce1"/>
          <table:table-cell office:value-type="string" table:style-name="ce1">
            <text:p>2017-11-24 17:51:56.91</text:p>
          </table:table-cell>
          <table:table-cell office:value-type="string" table:style-name="ce1">
            <text:p>2017-11-24 17:51:56.91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is the similarity between "AMT" and "Centre Dentair Letourn: 1100 av Beaumont, H3P 3E5"</text:p>
          </table:table-cell>
          <table:table-cell table:number-columns-repeated="16374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Hotel Le Voyageur (2250 boul Sainte-Anne, G1J 1Y2)</text:p>
          </table:table-cell>
          <table:table-cell table:style-name="ce1"/>
          <table:table-cell office:value-type="string" table:style-name="ce1">
            <text:p>2017-11-24 17:44:08.511</text:p>
          </table:table-cell>
          <table:table-cell office:value-type="string" table:style-name="ce1">
            <text:p>2017-11-24 17:44:08.51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is the similarity between "AMT" and "Hotel Le Voyageur (2250 boul Sainte-Anne, G1J 1Y2)"</text:p>
          </table:table-cell>
          <table:table-cell table:number-columns-repeated="16374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Александр 514-916-6317, 8151 Montreal-Toronto, H4E2H8</text:p>
          </table:table-cell>
          <table:table-cell table:style-name="ce1"/>
          <table:table-cell office:value-type="string" table:style-name="ce1">
            <text:p>2017-11-24 17:39:13.837</text:p>
          </table:table-cell>
          <table:table-cell office:value-type="string" table:style-name="ce1">
            <text:p>2017-11-24 17:39:54.726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is the similarity between "AMT" and "Александр 514-916-6317, 8151 Montreal-Toronto, H4E2H8"</text:p>
          </table:table-cell>
          <table:table-cell table:number-columns-repeated="16374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Алексей/Александр 514 994 1229, 2039, chemin Chambly j4j</text:p>
          </table:table-cell>
          <table:table-cell table:style-name="ce1"/>
          <table:table-cell office:value-type="string" table:style-name="ce1">
            <text:p>2017-11-24 18:04:53.903</text:p>
          </table:table-cell>
          <table:table-cell office:value-type="string" table:style-name="ce1">
            <text:p>2017-11-24 18:06:41.509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is the similarity between "AMT" and "Алексей/Александр 514 994 1229, 2039, chemin Chambly j4j"</text:p>
          </table:table-cell>
          <table:table-cell table:number-columns-repeated="16374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Pierre Lafontaine 4632 Notre-Dame O, H4C 1S4 514 933 5304</text:p>
          </table:table-cell>
          <table:table-cell table:style-name="ce1"/>
          <table:table-cell office:value-type="string" table:style-name="ce1">
            <text:p>2017-11-24 17:45:00.727</text:p>
          </table:table-cell>
          <table:table-cell office:value-type="string" table:style-name="ce1">
            <text:p>2017-11-24 17:45:00.853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is the similarity between "AMT" and "Pierre Lafontaine 4632 Notre-Dame O, H4C 1S4 514 933 5304"</text:p>
          </table:table-cell>
          <table:table-cell table:number-columns-repeated="16374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Павел Калашников 514-638-8377, 5286 Cote St Paul, H4C 1X1</text:p>
          </table:table-cell>
          <table:table-cell table:style-name="ce1"/>
          <table:table-cell office:value-type="string" table:style-name="ce1">
            <text:p>2017-11-24 17:45:15.889</text:p>
          </table:table-cell>
          <table:table-cell office:value-type="string" table:style-name="ce1">
            <text:p>2017-11-24 17:51:56.042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is the similarity between "AMT" and "Павел Калашников 514-638-8377, 5286 Cote St Paul, H4C 1X1"</text:p>
          </table:table-cell>
          <table:table-cell table:number-columns-repeated="1637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Coastal Inn Dartmouth (379 Windmill Road, B3A 1J6 Dartmouth)</text:p>
          </table:table-cell>
          <table:table-cell table:style-name="ce1"/>
          <table:table-cell office:value-type="string" table:style-name="ce1">
            <text:p>2017-11-24 17:47:10.587</text:p>
          </table:table-cell>
          <table:table-cell office:value-type="string" table:style-name="ce1">
            <text:p>2017-11-24 17:47:10.594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is the similarity between "AMT" and "Coastal Inn Dartmouth (379 Windmill Road, B3A 1J6 Dartmouth)"</text:p>
          </table:table-cell>
          <table:table-cell table:number-columns-repeated="16374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Econolodge Miramichi (365 Pleasant Street, E1V 1X4 Miramichi)</text:p>
          </table:table-cell>
          <table:table-cell table:style-name="ce1"/>
          <table:table-cell office:value-type="string" table:style-name="ce1">
            <text:p>2017-11-24 17:47:10.29</text:p>
          </table:table-cell>
          <table:table-cell office:value-type="string" table:style-name="ce1">
            <text:p>2017-11-24 17:47:10.296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is the similarity between "AMT" and "Econolodge Miramichi (365 Pleasant Street, E1V 1X4 Miramichi)"</text:p>
          </table:table-cell>
          <table:table-cell table:number-columns-repeated="16374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Motel au Soleil Couchant (945 boulevard Ste-Anne, G5M 1J1 Rimouski)</text:p>
          </table:table-cell>
          <table:table-cell table:style-name="ce1"/>
          <table:table-cell office:value-type="string" table:style-name="ce1">
            <text:p>2017-11-24 17:46:59.965</text:p>
          </table:table-cell>
          <table:table-cell office:value-type="string" table:style-name="ce1">
            <text:p>2017-11-24 17:46:59.973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is the similarity between "AMT" and "Motel au Soleil Couchant (945 boulevard Ste-Anne, G5M 1J1 Rimouski)"</text:p>
          </table:table-cell>
          <table:table-cell table:number-columns-repeated="16374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от Славы (514-651-7657) Дмитрий(514-969-1008), Юра (514-576-5977)</text:p>
          </table:table-cell>
          <table:table-cell table:style-name="ce1"/>
          <table:table-cell office:value-type="string" table:style-name="ce1">
            <text:p>2017-11-24 17:51:57.275</text:p>
          </table:table-cell>
          <table:table-cell office:value-type="string" table:style-name="ce1">
            <text:p>2017-11-24 17:51:57.585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is the similarity between "AMT" and "от Славы (514-651-7657) Дмитрий(514-969-1008), Юра (514-576-5977)"</text:p>
          </table:table-cell>
          <table:table-cell table:number-columns-repeated="16374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Paul's Place Bed and Breakfast (369 Burnham Road, E7L 3W1 Bristol)</text:p>
          </table:table-cell>
          <table:table-cell table:style-name="ce1"/>
          <table:table-cell office:value-type="string" table:style-name="ce1">
            <text:p>2017-11-24 17:47:11.367</text:p>
          </table:table-cell>
          <table:table-cell office:value-type="string" table:style-name="ce1">
            <text:p>2017-11-24 17:47:11.434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string" table:style-name="ce1">
            <text:p>is the similarity between "AMT" and "Paul's Place Bed and Breakfast (369 Burnham Road, E7L 3W1 Bristol)"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Best Western Gregory Hotel: 8315 4th Avenue, Brooklyn, NY 11209, USA</text:p>
          </table:table-cell>
          <table:table-cell table:style-name="ce1"/>
          <table:table-cell office:value-type="string" table:style-name="ce1">
            <text:p>2017-11-24 18:06:43.233</text:p>
          </table:table-cell>
          <table:table-cell office:value-type="string" table:style-name="ce1">
            <text:p>2017-11-24 18:06:43.242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is the similarity between "AMT" and "Best Western Gregory Hotel: 8315 4th Avenue, Brooklyn, NY 11209, USA"</text:p>
          </table:table-cell>
          <table:table-cell table:number-columns-repeated="16374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Nature Ocean Chalets - Camping (400 Route 132 Ouest, G0C 2L0 Perce)</text:p>
          </table:table-cell>
          <table:table-cell table:style-name="ce1"/>
          <table:table-cell office:value-type="string" table:style-name="ce1">
            <text:p>2017-11-24 17:47:00.052</text:p>
          </table:table-cell>
          <table:table-cell office:value-type="string" table:style-name="ce1">
            <text:p>2017-11-24 17:47:00.06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is the similarity between "AMT" and "Nature Ocean Chalets - Camping (400 Route 132 Ouest, G0C 2L0 Perce)"</text:p>
          </table:table-cell>
          <table:table-cell table:number-columns-repeated="16374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Nature Ocйan Chalets - Camping (400 Route 132 Ouest, G0C 2L0 Perce)</text:p>
          </table:table-cell>
          <table:table-cell table:style-name="ce1"/>
          <table:table-cell office:value-type="string" table:style-name="ce1">
            <text:p>2017-11-24 17:46:57.556</text:p>
          </table:table-cell>
          <table:table-cell office:value-type="string" table:style-name="ce1">
            <text:p>2017-11-24 17:46:57.564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is the similarity between "AMT" and "Nature Ocйan Chalets - Camping (400 Route 132 Ouest, G0C 2L0 Perce)"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ownum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2017-11-24 17:36:07.962</text:p>
          </table:table-cell>
          <table:table-cell office:value-type="string" table:style-name="ce1">
            <text:p>2017-11-24 18:07:21.602</text:p>
          </table:table-cell>
          <table:table-cell table:number-columns-repeated="16378" table:style-name="ce1"/>
        </table:table-row>
        <table:table-row table:number-rows-repeated="1047810" table:style-name="ro1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Лист2.A1:Лист2.J766" table:contains-header="false">
          <table:sort>
            <table:sort-by table:field-number="8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kar</meta:initial-creator>
    <dc:creator>Makar</dc:creator>
    <meta:creation-date>2018-01-02T00:44:52Z</meta:creation-date>
    <dc:date>2018-01-02T01:53:09Z</dc:date>
  </office:meta>
</office:document-meta>
</file>